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9pt" style:font-size-asian="9pt"/>
    </style:style>
    <style:style style:name="P2" style:family="paragraph" style:parent-style-name="Standard">
      <style:text-properties fo:background-color="#ff0000"/>
    </style:style>
    <style:style style:name="P3" style:family="paragraph" style:parent-style-name="Standard" style:master-page-name="Standard">
      <style:paragraph-properties style:page-number="auto"/>
      <style:text-properties style:font-name="Courier New" fo:font-size="9pt" style:font-size-asian="9pt"/>
    </style:style>
    <style:style style:name="P4" style:family="paragraph" style:parent-style-name="Standard">
      <style:text-properties style:font-name="Courier New" fo:font-size="9pt" style:font-size-asian="9pt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font-name="Courier New" fo:font-size="9pt" style:font-size-asian="9pt"/>
    </style:style>
    <style:style style:name="T2" style:family="text">
      <style:text-properties style:font-name="Courier New" fo:font-size="9pt" fo:background-color="#ffff00" loext:char-shading-value="0" style:font-size-asian="9pt"/>
    </style:style>
    <style:style style:name="T3" style:family="text">
      <style:text-properties style:font-name="Courier New" fo:font-size="9pt" fo:background-color="#ff0000" loext:char-shading-value="0" style:font-size-asian="9pt"/>
    </style:style>
    <style:style style:name="T4" style:family="text">
      <style:text-properties fo:color="#dd0000" style:font-name="Courier New" fo:font-size="9pt" style:font-size-asian="9pt"/>
    </style:style>
    <style:style style:name="T5" style:family="text">
      <style:text-properties fo:color="#dd0000" style:font-name="Courier New" fo:font-size="9pt" fo:background-color="#ffff00" loext:char-shading-value="0" style:font-size-asian="9pt"/>
    </style:style>
    <style:style style:name="T6" style:family="text">
      <style:text-properties fo:color="#dd0000" style:font-name="Courier New" fo:font-size="9pt" fo:background-color="#bbe33d" loext:char-shading-value="0" style:font-size-asian="9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nas_platyrhynchos_platyrhynchos 1 TATCAGTGGGTGGGTATTAATGTTTTTCAGCAAAATCAG‑‑‑‑‑C 45</text:p>
      <text:p text:style-name="P1">Gallus_gallus <text:s text:c="19"/>1 CTGTCCCACCTGGGTATTAATGCTTATCAACAAAATTAGGAAAAA 45</text:p>
      <text:p text:style-name="P1"/>
      <text:p text:style-name="P1">Anas_platyrhynchos_platyrhynchos 46 AAGTAAATATTGTACCTTCTGTTCAATTCAAAATTAAAATCTCCT 90</text:p>
      <text:p text:style-name="P1">Gallus_gallus <text:s text:c="19"/>46 AAAAAAATAGTGTACACTCTGTTCAATTCAAGCTTAAGATTGT‑‑ 90</text:p>
      <text:p text:style-name="P1"/>
      <text:p text:style-name="P1">Anas_platyrhynchos_platyrhynchos 91 GTTCTGTCTACCTGGATTACCTCCTGGCTATGCTAATTCTTAGTT 135</text:p>
      <text:p text:style-name="P1">Gallus_gallus <text:s text:c="19"/>91 ‑TTCTCTCTGCCCAGCTTACCTCCTGGCTACGC‑‑‑‑TCTTAGTT 135</text:p>
      <text:p text:style-name="P1"/>
      <text:p text:style-name="P1">Anas_platyrhynchos_platyrhynchos 136 ACAGAGATAAAGCATGTCTCTAATTGCCTCCCTGCCTTGCTCCCT 180</text:p>
      <text:p text:style-name="P1">Gallus_gallus <text:s text:c="19"/>136 ACAAACAGAAA.................................. 180</text:p>
      <text:p text:style-name="P1"/>
      <text:p text:style-name="P1">Anas_platyrhynchos_platyrhynchos 181 GTGAAATATACCAGGTACTTTCTTTCCCTATTTTTATTTTGTAGC 225</text:p>
      <text:p text:style-name="P1">Gallus_gallus <text:s text:c="19"/>181 ............................................. 225</text:p>
      <text:p text:style-name="P1"/>
      <text:p text:style-name="P1">Anas_platyrhynchos_platyrhynchos 226 CTGGAATGTAAGATTATTTTTTGTTTTCATAAATGTTTGATACTA 270</text:p>
      <text:p text:style-name="P1">Gallus_gallus <text:s text:c="19"/>226 ............................................. 270</text:p>
      <text:p text:style-name="P1"/>
      <text:p text:style-name="P1">Anas_platyrhynchos_platyrhynchos 271 CCCATTCTTATCCTGATCTCCGTTGGTATCAGGCCCTTATGATTT 315</text:p>
      <text:p text:style-name="P1">Gallus_gallus <text:s text:c="19"/>271 ............................................. 315</text:p>
      <text:p text:style-name="P1"/>
      <text:p text:style-name="P1">Anas_platyrhynchos_platyrhynchos 316 AATTTTCAAGTTGAGCAGGACAGACTGGACCAAAAGAACCTAAAC 360</text:p>
      <text:p text:style-name="P1">Gallus_gallus <text:s text:c="19"/>316 ............................................. 360</text:p>
      <text:p text:style-name="P1"/>
      <text:p text:style-name="P1">Anas_platyrhynchos_platyrhynchos 361 CTTCCAAAATTAACATGGTACCACTGAAGAAGTGGTTAATGTAAT 405</text:p>
      <text:p text:style-name="P1">Gallus_gallus <text:s text:c="19"/>361 ............................................. 405</text:p>
      <text:p text:style-name="P1"/>
      <text:p text:style-name="P1">Anas_platyrhynchos_platyrhynchos 406 GGCCTGGCAATGGCAGGATATTAAACTAAAAATATAGAGAGAGGT 450</text:p>
      <text:p text:style-name="P1">Gallus_gallus <text:s text:c="19"/>406 ............................................. 450</text:p>
      <text:p text:style-name="P1"/>
      <text:p text:style-name="P1">Anas_platyrhynchos_platyrhynchos 451 GTTAGGGGTCTTCTGACCTAATTTCATGTTGTCTTGTTAAGGGCA 495</text:p>
      <text:p text:style-name="P1">Gallus_gallus <text:s text:c="19"/>451 ............................................. 495</text:p>
      <text:p text:style-name="P1"/>
      <text:p text:style-name="P1">Anas_platyrhynchos_platyrhynchos 496 TACAGAAGTGAAATGGTGTACTGTCACAAACACCCCTGCTTGTGC 540</text:p>
      <text:p text:style-name="P1">Gallus_gallus <text:s text:c="19"/>496 ............................................. 540</text:p>
      <text:p text:style-name="P1"/>
      <text:p text:style-name="P1">Anas_platyrhynchos_platyrhynchos 541 TGTTTGCAGCGAGGTCAGGAGCATTGTTTTGCATTTAAAGATTTC 585</text:p>
      <text:p text:style-name="P1">Gallus_gallus <text:s text:c="19"/>541 ............................................. 585</text:p>
      <text:p text:style-name="P1"/>
      <text:p text:style-name="P1">Anas_platyrhynchos_platyrhynchos 586 ATGGGCACTGAAGACAAAGGAAAAATACTAGCTTCAGCCTCCTTA 630</text:p>
      <text:p text:style-name="P1">Gallus_gallus <text:s text:c="19"/>586 ............................................. 630</text:p>
      <text:p text:style-name="P1"/>
      <text:p text:style-name="P1">Anas_platyrhynchos_platyrhynchos 631 TTGGCTCATAGGGTAGCTGCTGTGAAGGTATGGAGTTTGCATGTG 675</text:p>
      <text:p text:style-name="P1">Gallus_gallus <text:s text:c="19"/>631 ............................................. 675</text:p>
      <text:p text:style-name="P1"/>
      <text:p text:style-name="P1">Anas_platyrhynchos_platyrhynchos 676 TGATGAAAGCAGTCTGTGCGGGTGCATTCGGTTAATACCATTTGT 720</text:p>
      <text:p text:style-name="P1">Gallus_gallus <text:s text:c="19"/>676 ............................................. 720</text:p>
      <text:p text:style-name="P1"/>
      <text:p text:style-name="P1">Anas_platyrhynchos_platyrhynchos 721 TTGTAAAAAAGACAAGTGTCTGCATCCATGGTTGTATTTTTTTCA 765</text:p>
      <text:p text:style-name="P1">Gallus_gallus <text:s text:c="19"/>721 ............................................. 765</text:p>
      <text:p text:style-name="P1"/>
      <text:p text:style-name="P1">Anas_platyrhynchos_platyrhynchos 766 TAGAAGGTAACTTCTAGAGTAGCCAAGTCAGTTCATGAGATCAGC 810</text:p>
      <text:p text:style-name="P1">Gallus_gallus <text:s text:c="19"/>766 ............................................. 810</text:p>
      <text:p text:style-name="P1"/>
      <text:p text:style-name="P1">Anas_platyrhynchos_platyrhynchos 811 ATTCATGTACTACAGAGCTAGTTTGTTTTTTCTTAAAGTGGAATC 855</text:p>
      <text:p text:style-name="P1">Gallus_gallus <text:s text:c="19"/>811 ............................................. 855</text:p>
      <text:p text:style-name="P1"/>
      <text:p text:style-name="P1">Anas_platyrhynchos_platyrhynchos 856 CTTCATTTCAGATTCCCACAAAACATCTGTAAAGCAGAAAATGCT 900</text:p>
      <text:p text:style-name="P1">Gallus_gallus <text:s text:c="19"/>856 ............................................. 900</text:p>
      <text:p text:style-name="P1"/>
      <text:p text:style-name="P1">Anas_platyrhynchos_platyrhynchos 901 GTTTGTCCTAATTAAATGTGACAACCAAATCCTTCTTGGATACCA 945</text:p>
      <text:p text:style-name="P1">Gallus_gallus <text:s text:c="19"/>901 ............................................. 945</text:p>
      <text:p text:style-name="P1"/>
      <text:p text:style-name="P1"><text:soft-page-break/>Anas_platyrhynchos_platyrhynchos 946 TGTAAATCTTCCACAACCACTTTGAGGAGTGAAGGCCATTGCTGT 990</text:p>
      <text:p text:style-name="P1">Gallus_gallus <text:s text:c="19"/>946 ............................................. 990</text:p>
      <text:p text:style-name="P1"/>
      <text:p text:style-name="P1">Anas_platyrhynchos_platyrhynchos 991 CAGTTGATAGAAGCATCTTGAGATTGTCTGTCACATGCTTAAAAT 1035</text:p>
      <text:p text:style-name="P1">Gallus_gallus <text:s text:c="19"/>991 ............................................. 1035</text:p>
      <text:p text:style-name="P1"/>
      <text:p text:style-name="P1">Anas_platyrhynchos_platyrhynchos 1036 CAGCTGAGTGAACCTATTCAAGGGCACCACTTGAAGTATCACACT 1080</text:p>
      <text:p text:style-name="P1">Gallus_gallus <text:s text:c="19"/>1036 ............................................. 1080</text:p>
      <text:p text:style-name="P1"/>
      <text:p text:style-name="P1">Anas_platyrhynchos_platyrhynchos 1081 GACCTTATCGCTCATTTCCATGTCTGGGTCCTGGAATGGGAAATG 1125</text:p>
      <text:p text:style-name="P1">Gallus_gallus <text:s text:c="19"/>1081 ............................................. 1125</text:p>
      <text:p text:style-name="P1"/>
      <text:p text:style-name="P1">Anas_platyrhynchos_platyrhynchos 1126 CAGGACTAATGCACAAATTGCCACATACAATTTCAGACACCTGCT 1170</text:p>
      <text:p text:style-name="P1">Gallus_gallus <text:s text:c="19"/>1126 ............................................. 1170</text:p>
      <text:p text:style-name="P1"/>
      <text:p text:style-name="P1">Anas_platyrhynchos_platyrhynchos 1171 ATGGTCTCAGCACAGTTCTTGTCATCCTGATTTTGTCATATAGCT 1215</text:p>
      <text:p text:style-name="P1">Gallus_gallus <text:s text:c="19"/>1171 ............................................. 1215</text:p>
      <text:p text:style-name="P1"/>
      <text:p text:style-name="P1">Anas_platyrhynchos_platyrhynchos 1216 GGAATTACTGCAGGCACATTACACAAGTGCTATTACTTACACTTT 1260</text:p>
      <text:p text:style-name="P1">Gallus_gallus <text:s text:c="19"/>1216 ............................................. 1260</text:p>
      <text:p text:style-name="P1"/>
      <text:p text:style-name="P1">Anas_platyrhynchos_platyrhynchos 1261 CTCCTCACCTCACTGACTGTATGTTCCTGCTCCAATCAACTGCTG 1305</text:p>
      <text:p text:style-name="P1">Gallus_gallus <text:s text:c="19"/>1261 ............................................. 1305</text:p>
      <text:p text:style-name="P1"/>
      <text:p text:style-name="P1">Anas_platyrhynchos_platyrhynchos 1306 TTTATACAACAGCCTGAGGTTGTTCTGTTGTCTGCCAGCTTACCT 1350</text:p>
      <text:p text:style-name="P1">Gallus_gallus <text:s text:c="19"/>1306 ............................................. 1350</text:p>
      <text:p text:style-name="P1"/>
      <text:p text:style-name="P1">Anas_platyrhynchos_platyrhynchos 1351 CTTAGTAAGTGTCAGTCAGGAACACCTTTGCTAAAAAGGCGATGT 1395</text:p>
      <text:p text:style-name="P1">Gallus_gallus <text:s text:c="19"/>1351 ............................................. 1395</text:p>
      <text:p text:style-name="P1"/>
      <text:p text:style-name="P1">Anas_platyrhynchos_platyrhynchos 1396 GAGATATGCCAAGCTCTCTCAAGATAGGTTTGCACGTGCTCCAAG 1440</text:p>
      <text:p text:style-name="P1">Gallus_gallus <text:s text:c="19"/>1396 ............................................. 1440</text:p>
      <text:p text:style-name="P1"/>
      <text:p text:style-name="P1">Anas_platyrhynchos_platyrhynchos 1441 TTTATCAGTGAACTTTCAGTATATGAAAGTCCAGGAAAGGGAAGT 1485</text:p>
      <text:p text:style-name="P1">Gallus_gallus <text:s text:c="19"/>1441 ............................................. 1485</text:p>
      <text:p text:style-name="P1"/>
      <text:p text:style-name="P1">Anas_platyrhynchos_platyrhynchos 1486 TGTCACTAATGTAAACCAAGATCTTTATAAGAGGGACTGAAGATC 1530</text:p>
      <text:p text:style-name="P1">Gallus_gallus <text:s text:c="19"/>1486 ............................................. 1530</text:p>
      <text:p text:style-name="P1"/>
      <text:p text:style-name="P1"><text:soft-page-break/>Anas_platyrhynchos_platyrhynchos 1531 TTGTGTTATAATCTTATCAACAAGTACTAATATCTGAAGGGAGGG 1575</text:p>
      <text:p text:style-name="P1">Gallus_gallus <text:s text:c="19"/>1531 ............................................. 1575</text:p>
      <text:p text:style-name="P1"/>
      <text:p text:style-name="P1">Anas_platyrhynchos_platyrhynchos 1576 CGTTAAGAGGATGGGGCCGGACTTTTTTCAGTAGTGCCCAGCAAC 1620</text:p>
      <text:p text:style-name="P1">Gallus_gallus <text:s text:c="19"/>1576 ............................................. 1620</text:p>
      <text:p text:style-name="P1"/>
      <text:p text:style-name="P1">Anas_platyrhynchos_platyrhynchos 1621 AGGACAAGAGGCAATGGGCACAGACTGAAACACAGGAAGTAGTGG 1665</text:p>
      <text:p text:style-name="P1">Gallus_gallus <text:s text:c="19"/>1621 ............................................. 1665</text:p>
      <text:p text:style-name="P1"/>
      <text:p text:style-name="P1">Anas_platyrhynchos_platyrhynchos 1666 TTGAATATGAGAAAACATTTATTTACTGTAAGGGTGACAGAATGC 1710</text:p>
      <text:p text:style-name="P1">Gallus_gallus <text:s text:c="19"/>1666 ............................................. 1710</text:p>
      <text:p text:style-name="P1"/>
      <text:p text:style-name="P1">Anas_platyrhynchos_platyrhynchos 1711 TGGCACAGGTTGCCCAGAGAGGTTATGGAGTCTCCTCCTTTGGAG 1755</text:p>
      <text:p text:style-name="P1">Gallus_gallus <text:s text:c="19"/>1711 ............................................. 1755</text:p>
      <text:p text:style-name="P1"/>
      <text:p text:style-name="P1">Anas_platyrhynchos_platyrhynchos 1756 TTATTCAAAACTCACCTGGACAAGATCCAGGGCCATGTGTGCTAG 1800</text:p>
      <text:p text:style-name="P1">Gallus_gallus <text:s text:c="19"/>1756 ............................................. 1800</text:p>
      <text:p text:style-name="P1"/>
      <text:p text:style-name="P1">Anas_platyrhynchos_platyrhynchos 1801 GTGACCCTGCTTGGCAGAAGGGTTGGACCAGGTGTTCTCCAGAGA 1845</text:p>
      <text:p text:style-name="P1">Gallus_gallus <text:s text:c="19"/>1801 ............................................. 1845</text:p>
      <text:p text:style-name="P1"/>
      <text:p text:style-name="P1">Anas_platyrhynchos_platyrhynchos 1846 TCCCTCCCAACCTCAAGAATTCTGTGATTCTGCTGGAGAACAGCT 1890</text:p>
      <text:p text:style-name="P1">Gallus_gallus <text:s text:c="19"/>1846 ............................................. 1890</text:p>
      <text:p text:style-name="P1"/>
      <text:p text:style-name="P1">Anas_platyrhynchos_platyrhynchos 1891 GTCTCTTTAAATGGAGGCAATTGACCTAGGATGATCCTGGTCTCC 1935</text:p>
      <text:p text:style-name="P1">Gallus_gallus <text:s text:c="19"/>1891 ............................................. 1935</text:p>
      <text:p text:style-name="P1"/>
      <text:p text:style-name="P1">Anas_platyrhynchos_platyrhynchos 1936 CTGTGTTCACAAGGCAATACTTTGTCTTTCTAAATTTCTGATTTC 1980</text:p>
      <text:p text:style-name="P1">Gallus_gallus <text:s text:c="19"/>1936 ............................................. 1980</text:p>
      <text:p text:style-name="P1"/>
      <text:p text:style-name="P1">Anas_platyrhynchos_platyrhynchos 1981 AGAAAGTCTCACAACAAAATTGCAAAAACTTCTGTATTATTTGGA 2025</text:p>
      <text:p text:style-name="P1">Gallus_gallus <text:s text:c="19"/>1981 ............................................. 2025</text:p>
      <text:p text:style-name="P1"/>
      <text:p text:style-name="P1">Anas_platyrhynchos_platyrhynchos 2026 CAAACAAAGGCCTTCAGTGCAAGAGCAGTAGCAAATTCAAACCTA 2070</text:p>
      <text:p text:style-name="P1">Gallus_gallus <text:s text:c="19"/>2026 ............................................. 2070</text:p>
      <text:p text:style-name="P1"/>
      <text:p text:style-name="P1">Anas_platyrhynchos_platyrhynchos 2071 TTGTGCTATAAAAAGTGGAAATGCTGTAAGTTGTAATAAGAGAGC 2115</text:p>
      <text:p text:style-name="Standard"><text:span text:style-name="T1">Gallus_gallus <text:s text:c="19"/>2071 ............................................. </text:span><text:soft-page-break/><text:span text:style-name="T1">2115</text:span></text:p>
      <text:p text:style-name="P1"/>
      <text:p text:style-name="P1">Anas_platyrhynchos_platyrhynchos 2116 ATGTCACAGAGAATCACTTTCAGTTGATCTGTTGAAGAAGCAAAA 2160</text:p>
      <text:p text:style-name="P1">Gallus_gallus <text:s text:c="19"/>2116 ............................................. 2160</text:p>
      <text:p text:style-name="P1"/>
      <text:p text:style-name="P1">Anas_platyrhynchos_platyrhynchos 2161 CAAAAGCAAACTGGGCAGCTGAGTATAAGAATATTTTTAAAGGAT 2205</text:p>
      <text:p text:style-name="P1">Gallus_gallus <text:s text:c="19"/>2161 ............................................. 2205</text:p>
      <text:p text:style-name="P1"/>
      <text:p text:style-name="P1">Anas_platyrhynchos_platyrhynchos 2206 TCTAAGCAGAGGACTCACAAGACAAAGACAATGCATTTAAACTGT 2250</text:p>
      <text:p text:style-name="P1">Gallus_gallus <text:s text:c="19"/>2206 ............................................. 2250</text:p>
      <text:p text:style-name="P1"/>
      <text:p text:style-name="P1">Anas_platyrhynchos_platyrhynchos 2251 AATCAGAATCATTACTCATGCAAGCAACTTGAACAATATCACAGC 2295</text:p>
      <text:p text:style-name="P1">Gallus_gallus <text:s text:c="19"/>2251 ............................................. 2295</text:p>
      <text:p text:style-name="P1"/>
      <text:p text:style-name="P1">Anas_platyrhynchos_platyrhynchos 2296 ATAAAACAACAAAATAACTGGAAACAACAGTTATCCATTCTTTAA 2340</text:p>
      <text:p text:style-name="P1">Gallus_gallus <text:s text:c="19"/>2296 ............................................. 2340</text:p>
      <text:p text:style-name="P1"/>
      <text:p text:style-name="P1">Anas_platyrhynchos_platyrhynchos 2341 GGGGTGTCAATGAACAGGCAATGAATTTGTGTTAGAGAAATCCAG 2385</text:p>
      <text:p text:style-name="P1">Gallus_gallus <text:s text:c="19"/>2341 ............................................. 2385</text:p>
      <text:p text:style-name="P1"/>
      <text:p text:style-name="P1">Anas_platyrhynchos_platyrhynchos 2386 ATAATGCCTTCTCTGTTATATTTTATTTCAGAAATCTAATTTCAT 2430</text:p>
      <text:p text:style-name="P1">Gallus_gallus <text:s text:c="19"/>2386 ............................................. 2430</text:p>
      <text:p text:style-name="P1"/>
      <text:p text:style-name="P1">Anas_platyrhynchos_platyrhynchos 2431 TTTAACGCCCACAAGAATTTAACGTGTCATTTTAAGCAACATAAT 2475</text:p>
      <text:p text:style-name="P1">Gallus_gallus <text:s text:c="19"/>2431 ............................................. 2475</text:p>
      <text:p text:style-name="P1"/>
      <text:p text:style-name="P1">Anas_platyrhynchos_platyrhynchos 2476 ATTTGAACTTGATTTTAAACTACTGGTCCAGATTTTCTGTTGTAG 2520</text:p>
      <text:p text:style-name="P1">Gallus_gallus <text:s text:c="19"/>2476 ............................................. 2520</text:p>
      <text:p text:style-name="P1"/>
      <text:p text:style-name="P1">Anas_platyrhynchos_platyrhynchos 2521 TATTCAGGCAATGGAGCTATGATGAATCATGCCATACAAGGATCT 2565</text:p>
      <text:p text:style-name="P1">Gallus_gallus <text:s text:c="19"/>2521 ............................................. 2565</text:p>
      <text:p text:style-name="P1"/>
      <text:p text:style-name="P1">Anas_platyrhynchos_platyrhynchos 2566 GCTGTCGGCATTTTAATGTCACTGTGTTTTGATCTTTCTTTCTTT 2610</text:p>
      <text:p text:style-name="P1">Gallus_gallus <text:s text:c="19"/>2566 ............................................. 2610</text:p>
      <text:p text:style-name="P1"/>
      <text:p text:style-name="P1">Anas_platyrhynchos_platyrhynchos 2611 TGATGCTTGGAACTTTTTAATACTTCTGTTGAATAAGCATTATTT 2655</text:p>
      <text:p text:style-name="P1">Gallus_gallus <text:s text:c="19"/>2611 ............................................. 2655</text:p>
      <text:p text:style-name="P1"/>
      <text:p text:style-name="Standard"><text:span text:style-name="T1">Anas_platyrhynchos_platyrhynchos 2656 TGTGAGTATTTTTGTTACTAGATTTGTTCTGCTTAAGCTCTGTCT </text:span><text:soft-page-break/><text:span text:style-name="T1">2700</text:span></text:p>
      <text:p text:style-name="P1">Gallus_gallus <text:s text:c="19"/>2656 ............................................. 2700</text:p>
      <text:p text:style-name="P1"/>
      <text:p text:style-name="P1">Anas_platyrhynchos_platyrhynchos 2701 TTCCCTTTCAAGTGAGTATGTTAAAGCTATTTTAAAATATCAAAA 2745</text:p>
      <text:p text:style-name="P1">Gallus_gallus <text:s text:c="19"/>2701 ............................................. 2745</text:p>
      <text:p text:style-name="P1"/>
      <text:p text:style-name="P1">Anas_platyrhynchos_platyrhynchos 2746 AGTTATTTTAATTATAAGCTGCTGTCATTTTTTGTTGTTTGAAAT 2790</text:p>
      <text:p text:style-name="P1">Gallus_gallus <text:s text:c="19"/>2746 ............................................. 2790</text:p>
      <text:p text:style-name="P1"/>
      <text:p text:style-name="P1">Anas_platyrhynchos_platyrhynchos 2791 AGATTGAAATCTTCTGATGTATAACTCTTTCTGCCTGTGCCCAGA 2835</text:p>
      <text:p text:style-name="P1">Gallus_gallus <text:s text:c="19"/>2791 ............................................. 2835</text:p>
      <text:p text:style-name="P1"/>
      <text:p text:style-name="P1">Anas_platyrhynchos_platyrhynchos 2836 AGCTCTTTTGATTCCATTCATGCATATCAAAAGATTTCAACCTAT 2880</text:p>
      <text:p text:style-name="P1">Gallus_gallus <text:s text:c="19"/>2836 ............................................. 2880</text:p>
      <text:p text:style-name="P1"/>
      <text:p text:style-name="P1">Anas_platyrhynchos_platyrhynchos 2881 GTTAAGTGTTTCACATACAAACTAAAACAAATATAAACTCAGAGG 2925</text:p>
      <text:p text:style-name="P1">Gallus_gallus <text:s text:c="19"/>2881 ............................................. 2925</text:p>
      <text:p text:style-name="P1"/>
      <text:p text:style-name="P1">Anas_platyrhynchos_platyrhynchos 2926 AATATATGGATAGGTAGCATTGCTCGTTCTTACTTTCAGTTCAGC 2970</text:p>
      <text:p text:style-name="P1">Gallus_gallus <text:s text:c="19"/>2926 ............................................. 2970</text:p>
      <text:p text:style-name="P1"/>
      <text:p text:style-name="P1">Anas_platyrhynchos_platyrhynchos 2971 TCCTGTTTTTTTCTTTGTGTGTTGCGCATGGTGCATGTCCAAATT 3015</text:p>
      <text:p text:style-name="P1">Gallus_gallus <text:s text:c="19"/>2971 ............................................. 3015</text:p>
      <text:p text:style-name="P1"/>
      <text:p text:style-name="P1">Anas_platyrhynchos_platyrhynchos 3016 TTGAAGACTCCAGGATGGAAACTGGATTGCTTATACATAATTGCT 3060</text:p>
      <text:p text:style-name="P1">Gallus_gallus <text:s text:c="19"/>3016 ............................................. 3060</text:p>
      <text:p text:style-name="P1"/>
      <text:p text:style-name="P1">Anas_platyrhynchos_platyrhynchos 3061 AACAATTATTATATATAATATAGATACATCCACTCATTTTTCTCA 3105</text:p>
      <text:p text:style-name="P1">Gallus_gallus <text:s text:c="19"/>3061 ............................................. 3105</text:p>
      <text:p text:style-name="P1"/>
      <text:p text:style-name="P1">Anas_platyrhynchos_platyrhynchos 3106 GAAATATCTGACTAGCAATTAATTTTTCTGTTGTCTATTGTCATG 3150</text:p>
      <text:p text:style-name="P1">Gallus_gallus <text:s text:c="19"/>3106 ............................................. 3150</text:p>
      <text:p text:style-name="P1"/>
      <text:p text:style-name="P1">Anas_platyrhynchos_platyrhynchos 3151 CTGTGCTGATTTTATTTGTTTCAATGTATTTGCAGGCTCTATCTT 3195</text:p>
      <text:p text:style-name="P1">Gallus_gallus <text:s text:c="19"/>3151 ............................................. 3195</text:p>
      <text:p text:style-name="P1"/>
      <text:p text:style-name="P1">Anas_platyrhynchos_platyrhynchos 3196 TAAAATACCACGGTGCATCTTTGAGATTTTAGCACTAAAACTGTG 3240</text:p>
      <text:p text:style-name="P1">Gallus_gallus <text:s text:c="19"/>3196 ............................................. 3240</text:p>
      <text:p text:style-name="P1"><text:soft-page-break/></text:p>
      <text:p text:style-name="P1">Anas_platyrhynchos_platyrhynchos 3241 ATTATAATAATTATGCCTTCATCAGGGATAACAGCTGTACAGTCT 3285</text:p>
      <text:p text:style-name="P1">Gallus_gallus <text:s text:c="19"/>3241 ............................................. 3285</text:p>
      <text:p text:style-name="P1"/>
      <text:p text:style-name="P1">Anas_platyrhynchos_platyrhynchos 3286 CTAGGAGAAACTAGCTGAAATTGCACTAAATAACACAGAAAACTT 3330</text:p>
      <text:p text:style-name="P1">Gallus_gallus <text:s text:c="19"/>3286 .........................CTAAATACCACAGAATGCTA 3330</text:p>
      <text:p text:style-name="P1"/>
      <text:p text:style-name="P1">Anas_platyrhynchos_platyrhynchos 3331 ATCTGAAGCTTCAGTTCTGGGGCCGTAAGCTAACCTGAGATGTGA 3375</text:p>
      <text:p text:style-name="P1">Gallus_gallus <text:s text:c="19"/>3331 ATTTGAAGCTTCATTGCTGGGGCCATGAGTTATCCTGAGACATGA 3375</text:p>
      <text:p text:style-name="P1"/>
      <text:p text:style-name="P1">Anas_platyrhynchos_platyrhynchos 3376 GCAGGGTTTTAGAATCCAGCTTCCCTGCCAAGTTTAGAGCTGCTG 3420</text:p>
      <text:p text:style-name="P1">Gallus_gallus <text:s text:c="19"/>3376 ACAGGGGTT‑AGAATGCAGTCTCCCTGCCAAGTTTACAGCTCCTA 3420</text:p>
      <text:p text:style-name="P1"/>
      <text:p text:style-name="P1">Anas_platyrhynchos_platyrhynchos 3421 TTATAGTCCAGTGTCAGTCTTTGCAGGGCAGCCCTTCTTCAAGCA 3465</text:p>
      <text:p text:style-name="P1">Gallus_gallus <text:s text:c="19"/>3421 TGATAGTTCAGCATTAATCTTTTCAGGGCAGCCCTCCTTCA‑‑‑‑ 3465</text:p>
      <text:p text:style-name="P1"/>
      <text:p text:style-name="P1">Anas_platyrhynchos_platyrhynchos 3466 AATGAGTCAGGTGGGAGCCTCCCCCTTTGCTGTGCTGGCAGCAGT 3510</text:p>
      <text:p text:style-name="P1">Gallus_gallus <text:s text:c="19"/>3466 ‑‑‑‑‑GTCAGACAGGAGCTTCCACCTCTGCTGTGCTCCCAGCGGT 3510</text:p>
      <text:p text:style-name="P1"/>
      <text:p text:style-name="P1">Anas_platyrhynchos_platyrhynchos 3511 GCAGGGCATGGGGAAGATCACTCCACCCTCATTACTAGCAAAAGG 3555</text:p>
      <text:p text:style-name="P1">Gallus_gallus <text:s text:c="19"/>3511 GCAGA‑CCTGGGGCAGATCACTCCACCCTCACTGCTAACAAAAGG 3555</text:p>
      <text:p text:style-name="P1"/>
      <text:p text:style-name="P1">Anas_platyrhynchos_platyrhynchos 3556 AAAGCTTCATTTTCACAGTGCTAGAGATCAGGGAAGGATTCAAGC 3600</text:p>
      <text:p text:style-name="P1">Gallus_gallus <text:s text:c="19"/>3556 AAATCTTTGTTTTCACCGTGCTGGAGGTCAGGAAGTGAT‑CAAGC 3600</text:p>
      <text:p text:style-name="P1"/>
      <text:p text:style-name="P1">Anas_platyrhynchos_platyrhynchos 3601 AAATGTTTTGTTTTTC‑‑CCCACAGGGTAGGGATGATCTGAGGGA 3645</text:p>
      <text:p text:style-name="Standard"><text:span text:style-name="T1">Gallus_gallus <text:s text:c="19"/>3601 AAATGTTCTGTTTTTTTTCCCACAG</text:span><text:span text:style-name="T4">AATAGGAATGATTTGA‑‑‑‑</text:span><text:span text:style-name="T1"> 3645</text:span></text:p>
      <text:p text:style-name="P1"/>
      <text:p text:style-name="P1">Anas_platyrhynchos_platyrhynchos 3646 TATCTGCTCCAATCACTGCTGTTGGCCGGTACAGAAGGAGGGAAC 3690</text:p>
      <text:p text:style-name="Standard"><text:span text:style-name="T1">Gallus_gallus <text:s text:c="19"/>3646 </text:span><text:span text:style-name="T4">‑‑‑‑‑‑‑TTTCAGCACTGCTGTTAGCTGCTACAGAAGGAGGGAAC</text:span><text:span text:style-name="T1"> 3690</text:span></text:p>
      <text:p text:style-name="P1"/>
      <text:p text:style-name="P1">Anas_platyrhynchos_platyrhynchos 3691 CTGCA‑‑‑‑‑‑‑‑‑GCTGGCTT‑TATTAGAGAAGAAGACAGTATC 3735</text:p>
      <text:p text:style-name="Standard"><text:span text:style-name="T1">Gallus_gallus <text:s text:c="19"/>3691 </text:span><text:span text:style-name="T4">ATGCATCTTGCATAGCTGACTTCTATTACAAAG‑‑ACGCAGCATG</text:span><text:span text:style-name="T1"> 3735</text:span></text:p>
      <text:p text:style-name="P1"/>
      <text:p text:style-name="P1">Anas_platyrhynchos_platyrhynchos 3736 AGCGGTAGCTGGAGAG‑‑GGGCAGGAGACTACCAGCAGAGAGGGG 3780</text:p>
      <text:p text:style-name="Standard"><text:span text:style-name="T1">Gallus_gallus <text:s text:c="19"/>3736 </text:span><text:span text:style-name="T4">AGCTCCAGCTAGAGAGAGGGGCAGGAGACTGCCAGCAGAGAAGGG</text:span><text:span text:style-name="T1"> 3780</text:span></text:p>
      <text:p text:style-name="P1"/>
      <text:p text:style-name="P1">Anas_platyrhynchos_platyrhynchos 3781 TAGAAGGCTCTCTAATAGA‑‑TTCTCTTGCTTATCCCTGTTCCCA 3825</text:p>
      <text:p text:style-name="Standard"><text:soft-page-break/><text:span text:style-name="T1">Gallus_gallus <text:s text:c="19"/>3781 </text:span><text:span text:style-name="T4">CAGAAGGCACTCCAAGAGAGATTCCCTTGCATATTCCTCTTCCCA</text:span><text:span text:style-name="T1"> 3825</text:span></text:p>
      <text:p text:style-name="P1"/>
      <text:p text:style-name="P1">Anas_platyrhynchos_platyrhynchos 3826 CATGCACTGCACAGTACTAAGCCTTCCTCTGACCAAAACTTTGTT 3870</text:p>
      <text:p text:style-name="Standard"><text:span text:style-name="T1">Gallus_gallus <text:s text:c="19"/>3826 </text:span><text:span text:style-name="T4">CAT‑‑‑‑‑‑‑‑‑‑‑‑‑‑‑‑‑‑‑‑‑‑‑‑‑‑‑‑‑‑‑‑‑‑‑‑‑‑TGTT</text:span><text:span text:style-name="T1"> 3870</text:span></text:p>
      <text:p text:style-name="P1"/>
      <text:p text:style-name="P1">Anas_platyrhynchos_platyrhynchos 3871 TCCTGGATTATTACCAGAAAGCGGAAACATGGAGAGTTTTTTTAC 3915</text:p>
      <text:p text:style-name="Standard"><text:span text:style-name="T1">Gallus_gallus <text:s text:c="19"/>3871 </text:span><text:span text:style-name="T4">TCCTGGACTATTACCAGAAAGCAGAAGCATGGAGAGTTAGTTTAT</text:span><text:span text:style-name="T1"> 3915</text:span></text:p>
      <text:p text:style-name="P1"/>
      <text:p text:style-name="P1">Anas_platyrhynchos_platyrhynchos 3916 ATTTCTGTTGGAGACAGACAATTTCTCCTTTTAATCCTGAACTTT 3960</text:p>
      <text:p text:style-name="Standard"><text:span text:style-name="T1">Gallus_gallus <text:s text:c="19"/>3916 </text:span><text:span text:style-name="T4">ATTT‑‑‑‑‑‑‑‑‑‑‑‑‑‑‑GGTTTCTCCTTCTAATCTTGAATATT</text:span><text:span text:style-name="T1"> 3960</text:span></text:p>
      <text:p text:style-name="P1"/>
      <text:p text:style-name="P1">Anas_platyrhynchos_platyrhynchos 3961 ATTTACAGATTAGAAACTCCAATATTCTCCAATATTATTTTCACT 4005</text:p>
      <text:p text:style-name="Standard"><text:span text:style-name="T1">Gallus_gallus <text:s text:c="19"/>3961 </text:span><text:span text:style-name="T4">CTTTACAGATTTAAAACTTCATTATTATCCAACGTTACTTTTACT</text:span><text:span text:style-name="T1"> 4005</text:span></text:p>
      <text:p text:style-name="P1"/>
      <text:p text:style-name="P1">Anas_platyrhynchos_platyrhynchos 4006 AGTGAGAGAAAAAAACGGATGCATTCAGAGCACTTGGAAATGAGT 4050</text:p>
      <text:p text:style-name="Standard"><text:span text:style-name="T1">Gallus_gallus <text:s text:c="19"/>4006 </text:span><text:span text:style-name="T4">AGCAGGGGGGAAAAATGGATGTATTCAGAGCACTTGGAAATGAGT</text:span><text:span text:style-name="T1"> 4050</text:span></text:p>
      <text:p text:style-name="P1"/>
      <text:p text:style-name="Standard"><text:span text:style-name="T1">Anas_platyrhynchos_platyrhynchos 4051 CGCTGTTGTCTGGTTTCTCTGGT</text:span><text:span text:style-name="T4">CCTGGCAGATGGGATCCCTTTC</text:span><text:span text:style-name="T1"> 4095</text:span></text:p>
      <text:p text:style-name="Standard"><text:span text:style-name="T1">Gallus_gallus <text:s text:c="19"/>4051 </text:span><text:span text:style-name="T4">CGCTGTTGTCGAACTCCTCTGGTCCTGCTCGATGGGATCCCTTCC</text:span><text:span text:style-name="T1"> 4095</text:span></text:p>
      <text:p text:style-name="P1"/>
      <text:p text:style-name="Standard"><text:span text:style-name="T1">Anas_platyrhynchos_platyrhynchos 4096 </text:span><text:span text:style-name="T4">GTCGTCCCTTGGATTCCATCCAGCCCTGGCACTTCAGGCTTCTGG</text:span><text:span text:style-name="T1"> 4140</text:span></text:p>
      <text:p text:style-name="Standard"><text:span text:style-name="T1">Gallus_gallus <text:s text:c="19"/>4096 </text:span><text:span text:style-name="T4">ACCATCCCTTGGACTCCATCCAGCCCTGGCACTTCAGGCTTGTGG</text:span><text:span text:style-name="T1"> 4140</text:span></text:p>
      <text:p text:style-name="P1"/>
      <text:p text:style-name="Standard"><text:span text:style-name="T1">Anas_platyrhynchos_platyrhynchos 4141 </text:span><text:span text:style-name="T4">CAGCAGTAATGCTGGTGGTGACCTCCCTATCGCTTGCTGAGAACC</text:span><text:span text:style-name="T1"> 4185</text:span></text:p>
      <text:p text:style-name="Standard"><text:span text:style-name="T1">Gallus_gallus <text:s text:c="19"/>4141 </text:span><text:span text:style-name="T4">CAGCAGTAATGTTCGTGGTGACCTCCCTGTCTCTTGCGGAGAACC</text:span><text:span text:style-name="T1"> 4185</text:span></text:p>
      <text:p text:style-name="P1"/>
      <text:p text:style-name="Standard"><text:span text:style-name="T1">Anas_platyrhynchos_platyrhynchos 4186 </text:span><text:span text:style-name="T4">TGGCTGTGATCCTGGTAACTTTTAAGTTCAAGCAGTTGAGACAAC</text:span><text:span text:style-name="T1"> 4230</text:span></text:p>
      <text:p text:style-name="Standard"><text:span text:style-name="T1">Gallus_gallus <text:s text:c="19"/>4186 </text:span><text:span text:style-name="T4">TGGCTGTGATCCTGGTAACTTTTAAGTTCAAGCAGCTGAGACAAC</text:span><text:span text:style-name="T1"> 4230</text:span></text:p>
      <text:p text:style-name="P1"/>
      <text:p text:style-name="Standard"><text:span text:style-name="T1">Anas_platyrhynchos_platyrhynchos 4231 </text:span><text:span text:style-name="T4">CTGTCAATTATGTTATAGTCAATTTATCTGTGGCTGATTTTCTGG</text:span><text:span text:style-name="T1"> 4275</text:span></text:p>
      <text:p text:style-name="Standard"><text:span text:style-name="T1">Gallus_gallus <text:s text:c="19"/>4231 </text:span><text:span text:style-name="T4">CTGTCAATTATGTTATAGTGAATTTATCTGTGGCTGATTTCCTGG</text:span><text:span text:style-name="T1"> 4275</text:span></text:p>
      <text:p text:style-name="P1"/>
      <text:p text:style-name="Standard"><text:span text:style-name="T1">Anas_platyrhynchos_platyrhynchos 4276 </text:span><text:span text:style-name="T4">TCTCATTGACTGGTGGCACCATCAGCTTTTTAGCCAATCTAAAAG</text:span><text:span text:style-name="T1"> 4320</text:span></text:p>
      <text:p text:style-name="Standard"><text:span text:style-name="T1">Gallus_gallus <text:s text:c="19"/>4276 </text:span><text:span text:style-name="T4">TCTCTTTGACTGGTGGCACCATCAGCTTTTTAGCCAACCTAAAAG</text:span><text:span text:style-name="T1"> 4320</text:span></text:p>
      <text:p text:style-name="P1"/>
      <text:p text:style-name="Standard"><text:span text:style-name="T1">Anas_platyrhynchos_platyrhynchos 4321 </text:span><text:span text:style-name="T4">GTTATTTTTATATGGGATACTGGGCTTGTGTACTGGAAGGATTTG</text:span><text:span text:style-name="T1"> 4365</text:span></text:p>
      <text:p text:style-name="Standard"><text:span text:style-name="T1">Gallus_gallus <text:s text:c="19"/>4321 </text:span><text:span text:style-name="T4">GCTATTTCTATATGGGGCACTGGGCTTGTGTACTGGAAGGATTTG</text:span><text:span text:style-name="T1"> 4365</text:span></text:p>
      <text:p text:style-name="P1"/>
      <text:p text:style-name="Standard"><text:soft-page-break/><text:span text:style-name="T1">Anas_platyrhynchos_platyrhynchos 4366 </text:span><text:span text:style-name="T4">CGGTCACATTTTTTG</text:span><text:span text:style-name="T1">GTAAGCTTGATTTTGTTGGTAGTTATACAT 4410</text:span></text:p>
      <text:p text:style-name="Standard"><text:span text:style-name="T1">Gallus_gallus <text:s text:c="19"/>4366 </text:span><text:span text:style-name="T4">CTGTCACGTTTTTTG</text:span><text:span text:style-name="T1">GTAAGCTTGATTTTGTCTGTAGTTGTATCT 4410</text:span></text:p>
      <text:p text:style-name="P1"/>
      <text:p text:style-name="P1">Anas_platyrhynchos_platyrhynchos 4411 T‑TTTTCTTTGAACTTCCTTTAATGTATTCTACTAACTCTCCTGC 4455</text:p>
      <text:p text:style-name="P1">Gallus_gallus <text:s text:c="19"/>4411 TGTTTTCCTTCAGCTTCCTTCAGTGTGTTTCACTA‑‑‑‑TCCTGC 4455</text:p>
      <text:p text:style-name="P1"/>
      <text:p text:style-name="P1">Anas_platyrhynchos_platyrhynchos 4456 AGCTTCCTGAGCCTCTGACTTTGCATGCCATTGAATGCATTGGAT 4500</text:p>
      <text:p text:style-name="P1">Gallus_gallus <text:s text:c="19"/>4456 AGCTTCCTAAATCACTGACCTTGCATGCCTGTGAATGCACTGGAT 4500</text:p>
      <text:p text:style-name="P1"/>
      <text:p text:style-name="P1">Anas_platyrhynchos_platyrhynchos 4501 CTTTCCCCAGTTACGTATGTTCTGTGGTGTACCTCATGCATGAGT 4545</text:p>
      <text:p text:style-name="P1">Gallus_gallus <text:s text:c="19"/>4501 CTTT‑TCCAGTTGTGTGTGTTCTGTGGAGGATCTCAT‑‑ATGAGT 4545</text:p>
      <text:p text:style-name="P1"/>
      <text:p text:style-name="P1">Anas_platyrhynchos_platyrhynchos 4546 GAATAACATGCAGCACTTTTGCTGTCATATATCAGTGGCTTGTTG 4590</text:p>
      <text:p text:style-name="P1">Gallus_gallus <text:s text:c="19"/>4546 GAATAATGTGTATCACTATTGCTGTCATATGTCAGCTTCTTGCTG 4590</text:p>
      <text:p text:style-name="P1"/>
      <text:p text:style-name="P1">Anas_platyrhynchos_platyrhynchos 4591 CTTCTGTACTGTTTACTGAATATGTTTAATATAATG‑AGAAAAAA 4635</text:p>
      <text:p text:style-name="P1">Gallus_gallus <text:s text:c="19"/>4591 CTTCTATACTGCTCTCTGAATATAGTCAATATAATGAAAAAAAAA 4635</text:p>
      <text:p text:style-name="P1"/>
      <text:p text:style-name="P1">Anas_platyrhynchos_platyrhynchos 4636 CTTGCTTATAGAATAGCAGGA‑TTGTGGGTAAAACTGGGAGAAAA 4680</text:p>
      <text:p text:style-name="P1">Gallus_gallus <text:s text:c="19"/>4636 ATTGCTAATAGAATAGGAATAGTTGTGGGGAAAACAATGTGATTA 4680</text:p>
      <text:p text:style-name="P1"/>
      <text:p text:style-name="P1">Anas_platyrhynchos_platyrhynchos 4681 AAAAAATCA‑‑‑‑‑‑‑‑‑‑‑‑‑‑‑‑CGATGTGCAACTATTTTCAA 4725</text:p>
      <text:p text:style-name="P1">Gallus_gallus <text:s text:c="19"/>4681 AAACAAACAAACAAACAAACCACTTCACTGTGTAATTATTTTCCA 4725</text:p>
      <text:p text:style-name="P1"/>
      <text:p text:style-name="P1">Anas_platyrhynchos_platyrhynchos 4726 AGTTTGTGTCTAGGTGTGTG‑‑TATGTGGTTAAAT‑‑‑‑‑‑‑‑‑‑ 4770</text:p>
      <text:p text:style-name="P1">Gallus_gallus <text:s text:c="19"/>4726 GGTTTGTCTCTTGGTGTATGAATATGTGGTTAAGTGAGAGAGAGA 4770</text:p>
      <text:p text:style-name="P1"/>
      <text:p text:style-name="P1">Anas_platyrhynchos_platyrhynchos 4771 ‑‑‑‑‑‑‑‑‑‑GAGAGAGAGAACAAATAGCTGTTCTAAAACTGTGG 4815</text:p>
      <text:p text:style-name="P1">Gallus_gallus <text:s text:c="19"/>4771 GAGAGAGAGAGAGAGAGAGAACAAATGGCTGTTCTTAAACTATGG 4815</text:p>
      <text:p text:style-name="P1"/>
      <text:p text:style-name="P1">Anas_platyrhynchos_platyrhynchos 4816 AAAATATTAGGGCACTGAAACATCTTATGTTAGCTGTCGTCCAGT 4860</text:p>
      <text:p text:style-name="Standard"><text:span text:style-name="T1">Gallus_gallus <text:s text:c="19"/>4816 ATAATGTTATGTCACTGAAACATCTTATGTCAG</text:span><text:span text:style-name="T4">CTGTCCTGCAAC</text:span><text:span text:style-name="T1"> 4860</text:span></text:p>
      <text:p text:style-name="P1"/>
      <text:p text:style-name="P1">Anas_platyrhynchos_platyrhynchos 4861 GGTTCTGAGGAACTATGACATGCCTGTAACTGTCACCCCGTGCAC 4905</text:p>
      <text:p text:style-name="Standard"><text:span text:style-name="T1">Gallus_gallus <text:s text:c="19"/>4861 </text:span><text:span text:style-name="T4">TGTTCTGAGGAGCCATGCCATGCCTGTGGTTGCCACCCCTCTCAT</text:span><text:span text:style-name="T1"> 4905</text:span></text:p>
      <text:p text:style-name="P1"/>
      <text:p text:style-name="P1">Anas_platyrhynchos_platyrhynchos 4906 CTGAATCTTTCTGTGATTGTTTATCTTGTCTTTGTTTTGCTGACT 4950</text:p>
      <text:p text:style-name="Standard"><text:span text:style-name="T1">Gallus_gallus <text:s text:c="19"/>4906 </text:span><text:span text:style-name="T4">TTGCTTCTTCCTGTGATTCTTTCTCTTGGCTTTGTTTTGC‑AAGT</text:span><text:span text:style-name="T1"> </text:span><text:soft-page-break/><text:span text:style-name="T1">4950</text:span></text:p>
      <text:p text:style-name="P1"/>
      <text:p text:style-name="P1">Anas_platyrhynchos_platyrhynchos 4951 ACATAAAATGTATTACTTTAATTTACTTTAAATTACTTTACTAGA 4995</text:p>
      <text:p text:style-name="Standard"><text:span text:style-name="T1">Gallus_gallus <text:s text:c="19"/>4951 </text:span><text:span text:style-name="T4">ATGCAAAACATAT‑‑‑‑‑‑‑‑‑‑‑‑‑‑‑‑‑‑‑‑‑‑‑‑‑‑‑‑TGAA</text:span><text:span text:style-name="T1"> 4995</text:span></text:p>
      <text:p text:style-name="P1"/>
      <text:p text:style-name="P1">Anas_platyrhynchos_platyrhynchos 4996 GTACTTTACTCTAGAAGGGAA‑‑‑‑AATTGTCACC‑‑‑‑AGTTCA 5040</text:p>
      <text:p text:style-name="Standard"><text:span text:style-name="T1">Gallus_gallus <text:s text:c="19"/>4996 </text:span><text:span text:style-name="T4">G‑‑‑‑‑TACTCTAAAAGGGAAAATCAATCATCACCAG</text:span><text:span text:style-name="T1">GTAGGTCA 5040</text:span></text:p>
      <text:p text:style-name="P1"/>
      <text:p text:style-name="P1">Anas_platyrhynchos_platyrhynchos 5041 CTGTGTAAATATACCTCTGCAGAGTAAATATGAAAACAGTTTTAA 5085</text:p>
      <text:p text:style-name="P1">Gallus_gallus <text:s text:c="19"/>5041 CTTTGTAAATACACCTCTACAGGGTAAATAGAAAATCAG‑TTTAA 5085</text:p>
      <text:p text:style-name="P1"/>
      <text:p text:style-name="P1">Anas_platyrhynchos_platyrhynchos 5086 AATTGAACATCTAATTACTTGAACATATAAATTAATTCCTGCCTC 5130</text:p>
      <text:p text:style-name="P1">Gallus_gallus <text:s text:c="19"/>5086 AATGGAACATCTAATTACATCGACATAGAAGTTCATTCTTACCTC 5130</text:p>
      <text:p text:style-name="P1"/>
      <text:p text:style-name="P1">Anas_platyrhynchos_platyrhynchos 5131 CTACAGAGCTTCTGTATCTCTGCCAAGTGATATTTTGGTTCTGTT 5175</text:p>
      <text:p text:style-name="P1">Gallus_gallus <text:s text:c="19"/>5131 CCGCGGGGCTTTTGTTTTGCTGCCAGCTAACATTTGGGTGCTGTT 5175</text:p>
      <text:p text:style-name="P1"/>
      <text:p text:style-name="P1">Anas_platyrhynchos_platyrhynchos 5176 TTAGAAGCTGCATAGTGAAGCCAGCCTTTTAACTCAGTCACTTCT 5220</text:p>
      <text:p text:style-name="P1">Gallus_gallus <text:s text:c="19"/>5176 TCAGAAACTGCATAGGAAAGCCATTCTTCTAACTCTGTCACTTCT 5220</text:p>
      <text:p text:style-name="P1"/>
      <text:p text:style-name="P1">Anas_platyrhynchos_platyrhynchos 5221 CTGAATCAAAACACATTGCTGGTCTTCAACCTGAAGAGGAATCCC 5265</text:p>
      <text:p text:style-name="P1">Gallus_gallus <text:s text:c="19"/>5221 CTGAGTC‑AAACACATTGCTGATCCTCAG‑CTGAAGAGGAATCCC 5265</text:p>
      <text:p text:style-name="P1"/>
      <text:p text:style-name="P1">Anas_platyrhynchos_platyrhynchos 5266 ACTGTTGCTCTCAGGTTGATTAAACTACACAGAAGGAATATGTGT 5310</text:p>
      <text:p text:style-name="P1">Gallus_gallus <text:s text:c="19"/>5266 GCTTTTGCTCTCAGGCTGATAAATCTGCCCAGGGAAGTTATCTGT 5310</text:p>
      <text:p text:style-name="P1"/>
      <text:p text:style-name="P1">Anas_platyrhynchos_platyrhynchos 5311 GAGGGACAATGGTTTTCTACCAGTTTGTGGCACGGAAGGCGTGTC 5355</text:p>
      <text:p text:style-name="P1">Gallus_gallus <text:s text:c="19"/>5311 GGGAGATGATGGTACTGTGTTAGTTTGTGGCATGGAAGGCATGTC 5355</text:p>
      <text:p text:style-name="P1"/>
      <text:p text:style-name="P1">Anas_platyrhynchos_platyrhynchos 5356 TCATGGAGTTAAGGTCAGGCTGTTTCAAGATGTTGGTGAACAACC 5400</text:p>
      <text:p text:style-name="P1">Gallus_gallus <text:s text:c="19"/>5356 CTATGGAG‑TAAGATCAGACTATTTCAAGATTTTGGTGACCAACA 5400</text:p>
      <text:p text:style-name="P1"/>
      <text:p text:style-name="P1">Anas_platyrhynchos_platyrhynchos 5401 AGGTGGTCTTT‑‑‑‑AATAAAGTGATACCTTAATGTGGTGGGCAG 5445</text:p>
      <text:p text:style-name="P1">Gallus_gallus <text:s text:c="19"/>5401 AGGTGATCTGTCCCAAATAAACTGATATTTTGATGTTGTGGGCAG 5445</text:p>
      <text:p text:style-name="P1"/>
      <text:p text:style-name="P1">Anas_platyrhynchos_platyrhynchos 5446 CTGTCTGTAGGCTAGAGTTCTACAACAGTCTCAAATATGACATTT 5490</text:p>
      <text:p text:style-name="P1">Gallus_gallus <text:s text:c="19"/>5446 CTGTCTGTAGGTTAGAGCT‑TATGACAGTCTGAAATATGACATTT 5490</text:p>
      <text:p text:style-name="P1"/>
      <text:p text:style-name="Standard"><text:span text:style-name="T1">Anas_platyrhynchos_platyrhynchos 5491 CTTGCAAAGATAGTGTTTTGAGGATCTATCTTCATTTGTTAAATT </text:span><text:soft-page-break/><text:span text:style-name="T1">5535</text:span></text:p>
      <text:p text:style-name="P1">Gallus_gallus <text:s text:c="19"/>5491 TTTGCAAAGATAATGTTTTGAAGATATACCTTCATTTGTTAGTTT 5535</text:p>
      <text:p text:style-name="P1"/>
      <text:p text:style-name="P1">Anas_platyrhynchos_platyrhynchos 5536 GGAAGTTATATGTAATTTGCAGCTTTTCAGAGTAGAACAGAATAA 5580</text:p>
      <text:p text:style-name="P1">Gallus_gallus <text:s text:c="19"/>5536 GGAAGCTACACATAATGTGCAGTTTTTCAAAGTAAAACCTAGTGG 5580</text:p>
      <text:p text:style-name="P1"/>
      <text:p text:style-name="P1">Anas_platyrhynchos_platyrhynchos 5581 AAAAGTCATTGTGAGATAAAAAGGTCCAATTATTTGCTTGGGTTC 5625</text:p>
      <text:p text:style-name="P1">Gallus_gallus <text:s text:c="19"/>5581 AAAAAGCCATGTGAGCT‑AAGAGGTGCAATTAGATGCTTGGTTTT 5625</text:p>
      <text:p text:style-name="P1"/>
      <text:p text:style-name="P1">Anas_platyrhynchos_platyrhynchos 5626 GTAGTCATTATTACTGACAAACTAGACAAGTATGGAAATCTTGTG 5670</text:p>
      <text:p text:style-name="P1">Gallus_gallus <text:s text:c="19"/>5626 GTAGTCATTA‑TACTAACAAACTGGACAAGTATGAAAATCTTGTG 5670</text:p>
      <text:p text:style-name="P1"/>
      <text:p text:style-name="P1">Anas_platyrhynchos_platyrhynchos 5671 TTCTTAATAAAATATTAGAATAATGCACATGAATTGCACATCCTT 5715</text:p>
      <text:p text:style-name="P1">Gallus_gallus <text:s text:c="19"/>5671 CTCTTAATAAAATATTAAAGCAACACATGTGATTTGCCCATCTTT 5715</text:p>
      <text:p text:style-name="P1"/>
      <text:p text:style-name="P1">Anas_platyrhynchos_platyrhynchos 5716 TGAAAACTTGGATTGATGAAAAATGTTCCTGATATGGTGGGTGGT 5760</text:p>
      <text:p text:style-name="P1">Gallus_gallus <text:s text:c="19"/>5716 TGAAAACCTGTATTGCTGAAAAAGTTTCCTGATGTGGTAAGTAGG 5760</text:p>
      <text:p text:style-name="P1"/>
      <text:p text:style-name="P1">Anas_platyrhynchos_platyrhynchos 5761 CAAATGCTGCAACAGGTTACAAAGAACTGTTGGAGTCTCCACAGC 5805</text:p>
      <text:p text:style-name="P1">Gallus_gallus <text:s text:c="19"/>5761 CAAACGTGGCCACTAGTTGCCCAGA‑‑‑‑‑‑‑GAAGTTCAACTGG 5805</text:p>
      <text:p text:style-name="P1"/>
      <text:p text:style-name="P1">Anas_platyrhynchos_platyrhynchos 5806 AAAGAAGCTGTGCAGTCTCCATCTGTGGAGATGTTCAAAACCTAA 5850</text:p>
      <text:p text:style-name="P1">Gallus_gallus <text:s text:c="19"/>5806 AAA‑‑‑‑‑‑GTTCAA‑‑‑‑‑‑‑‑‑ATGAAAAAGTTAAGAACCTAA 5850</text:p>
      <text:p text:style-name="P1"/>
      <text:p text:style-name="P1">Anas_platyrhynchos_platyrhynchos 5851 CTGGACGTAGTCCTGGACGACCTGTTCTATGGATTTGGCTTACGG 5895</text:p>
      <text:p text:style-name="P1">Gallus_gallus <text:s text:c="19"/>5851 CTGGATGTAGTCCTGGGCACCCTGCT‑GGTAGATCCTGCTTGAGC 5895</text:p>
      <text:p text:style-name="P1"/>
      <text:p text:style-name="P1">Anas_platyrhynchos_platyrhynchos 5896 TGTGTAGGGCTGGACTAGGTGACC‑‑‑‑‑‑‑‑‑‑‑‑‑TCCAACAT 5940</text:p>
      <text:p text:style-name="P1">Gallus_gallus <text:s text:c="19"/>5896 CATGTCAGACTGGACTAGATGACCTCTAGAGATGCCTTCTAACCT 5940</text:p>
      <text:p text:style-name="P1"/>
      <text:p text:style-name="P1">Anas_platyrhynchos_platyrhynchos 5941 AAATGATTCTGTGACT‑CTGTGATGGTGGGATAGTGTTTGATTTT 5985</text:p>
      <text:p text:style-name="P1">Gallus_gallus <text:s text:c="19"/>5941 AAATGATTCTGTGACTGCAGT‑‑‑‑GTGGGACGAGGCTTGCTTTT 5985</text:p>
      <text:p text:style-name="P1"/>
      <text:p text:style-name="P1">Anas_platyrhynchos_platyrhynchos 5986 CAGTGAATCTATCTGATTTTTTTATGCTGACTGTGTTTTCCCACT 6030</text:p>
      <text:p text:style-name="P1">Gallus_gallus <text:s text:c="19"/>5986 CAGTAAATCAATTTGATTTCGAT‑‑‑‑‑‑GCTGTGTTTT‑TTACT 6030</text:p>
      <text:p text:style-name="P1"/>
      <text:p text:style-name="Standard"><text:span text:style-name="T1">Anas_platyrhynchos_platyrhynchos 6031 GTAG</text:span><text:span text:style-name="T4">GTATTGTTGCTCTCTGGTCTCTTGCGCTTTTGGCTTTTGAG</text:span><text:span text:style-name="T1"> 6075</text:span></text:p>
      <text:p text:style-name="Standard"><text:span text:style-name="T1">Gallus_gallus <text:s text:c="19"/>6031 GTAG</text:span><text:span text:style-name="T4">GCATTGTGGCTCTCTGGTCTCTTGCTCTTTTGGCTTTTGAG</text:span><text:span text:style-name="T1"> 6075</text:span></text:p>
      <text:p text:style-name="P1"><text:soft-page-break/></text:p>
      <text:p text:style-name="Standard"><text:span text:style-name="T1">Anas_platyrhynchos_platyrhynchos 6076 </text:span><text:span text:style-name="T4">CGGTACATAGTGATCTGCCGCCCACTGGGAAATATGCGCTTGAAG</text:span><text:span text:style-name="T1"> 6120</text:span></text:p>
      <text:p text:style-name="Standard"><text:span text:style-name="T1">Gallus_gallus <text:s text:c="19"/>6076 </text:span><text:span text:style-name="T4">CGGTACATTGTGATCTGCCGCCCAGTGGGAAATATGCGCTTGAGA</text:span><text:span text:style-name="T1"> 6120</text:span></text:p>
      <text:p text:style-name="P1"/>
      <text:p text:style-name="Standard"><text:span text:style-name="T1">Anas_platyrhynchos_platyrhynchos 6121 </text:span><text:span text:style-name="T4">GGGAAGCATGCTGCCTTAGGTATTGCCTTTGTGTGGACCTTTTCC</text:span><text:span text:style-name="T1"> 6165</text:span></text:p>
      <text:p text:style-name="Standard"><text:span text:style-name="T1">Gallus_gallus <text:s text:c="19"/>6121 </text:span><text:span text:style-name="T4">GGGAAGCATGCTGCCCAAGGTATTGCTTTTGTGTGGACCTTTTCC</text:span><text:span text:style-name="T1"> 6165</text:span></text:p>
      <text:p text:style-name="P1"/>
      <text:p text:style-name="Standard"><text:span text:style-name="T1">Anas_platyrhynchos_platyrhynchos 6166 </text:span><text:span text:style-name="T4">TTCATTTGGACCATCCCACCAACTATGGGTTGGAGCAGCTACACC</text:span><text:span text:style-name="T1"> 6210</text:span></text:p>
      <text:p text:style-name="Standard"><text:span text:style-name="T1">Gallus_gallus <text:s text:c="19"/>6166 </text:span><text:span text:style-name="T4">TTCATTTGGACCATTCCACCAACCATGGGTTGGAGCAGCTACACC</text:span><text:span text:style-name="T1"> 6210</text:span></text:p>
      <text:p text:style-name="P1"/>
      <text:p text:style-name="Standard"><text:span text:style-name="T1">Anas_platyrhynchos_platyrhynchos 6211 </text:span><text:span text:style-name="T4">ACCAGTAAGATTGGAACTACTTGCGAGCCTAACTG</text:span><text:span text:style-name="T1">GTAAGGCCAT 6255</text:span></text:p>
      <text:p text:style-name="Standard"><text:span text:style-name="T1">Gallus_gallus <text:s text:c="19"/>6211 </text:span><text:span text:style-name="T4">ACCAGTAAGATTGGAACTACTTGTGAGCCTAATTG</text:span><text:span text:style-name="T1">GTAAGGTCAT 6255</text:span></text:p>
      <text:p text:style-name="P1"/>
      <text:p text:style-name="P1">Anas_platyrhynchos_platyrhynchos 6256 CCTTGCAGAGTATTGTGAAGAAATTACACTTACAGCTCATGACTT 6300</text:p>
      <text:p text:style-name="P1">Gallus_gallus <text:s text:c="19"/>6256 CCTTGCAGAGTATGGT‑‑AGAGTTTAAACTTGTAGCTCATGACTT 6300</text:p>
      <text:p text:style-name="P1"/>
      <text:p text:style-name="P1">Anas_platyrhynchos_platyrhynchos 6301 CTCCAAAGCAGGAGTTTAAAGGAAAGGCTTGAAGATGATGGACTT 6345</text:p>
      <text:p text:style-name="P1">Gallus_gallus <text:s text:c="19"/>6301 CTTAAGCACACAGTTCCAAAGGAAAGGGTTAAGGATGATGGTCTT 6345</text:p>
      <text:p text:style-name="P1"/>
      <text:p text:style-name="P1">Anas_platyrhynchos_platyrhynchos 6346 ACAGGCAAAACTAGAGGTAGACAAAGCTATAACAAAACCAAGAAA 6390</text:p>
      <text:p text:style-name="P1">Gallus_gallus <text:s text:c="19"/>6346 ‑‑‑TGCCAAAAAAGAGGTAGACGAAGATATAACAA‑‑‑TAAAGAA 6390</text:p>
      <text:p text:style-name="P1"/>
      <text:p text:style-name="P1">Anas_platyrhynchos_platyrhynchos 6391 AAATTGCCAAGAACAGGTTAAAAAAATGTGTGTGTGTGTGTGTAT 6435</text:p>
      <text:p text:style-name="P1">Gallus_gallus <text:s text:c="19"/>6391 AAATTTCCA‑‑‑‑‑GGGTTAAAAATAAATGT‑‑‑‑‑‑‑TTTCTAA 6435</text:p>
      <text:p text:style-name="P1"/>
      <text:p text:style-name="P1">Anas_platyrhynchos_platyrhynchos 6436 AA‑‑‑TTTTCTAAAAGGAGAAGCTTTTGTATCTAATGAAGATAAC 6480</text:p>
      <text:p text:style-name="P1">Gallus_gallus <text:s text:c="19"/>6436 AACATTTTCCTAAAAGGAGAAGCTTACATCTCTAATGAAAGTAGC 6480</text:p>
      <text:p text:style-name="P1"/>
      <text:p text:style-name="P1">Anas_platyrhynchos_platyrhynchos 6481 TGTCCCATACCTTACGGTTTTTGTCTGGATTCAACGAGGACTAAA 6525</text:p>
      <text:p text:style-name="P1">Gallus_gallus <text:s text:c="19"/>6481 TGTTCCCTATATTGGGGGTTTTGTTTG...........GACGAAT 6525</text:p>
      <text:p text:style-name="P1"/>
      <text:p text:style-name="P1">Anas_platyrhynchos_platyrhynchos 6526 ATATTTTTAGAAGTCTGGACAAGGCCCTGTGCAACCTGTTCTACC 6570</text:p>
      <text:p text:style-name="P1">Gallus_gallus <text:s text:c="19"/>6526 AGATTTTCAGAAGATTGGATGAAGCCCTGAGCAATTTGTTTTAGC 6570</text:p>
      <text:p text:style-name="P1"/>
      <text:p text:style-name="P1">Anas_platyrhynchos_platyrhynchos 6571 CCCATAGTTGACATCACATTGAGCAGGAGGTTGGATTACATGTAC 6615</text:p>
      <text:p text:style-name="P1">Gallus_gallus <text:s text:c="19"/>6571 AGCATAGCTGACCTCTCTTTGAGCAGGAGGTCGGACTACACGTTT 6615</text:p>
      <text:p text:style-name="P1"/>
      <text:p text:style-name="P1">Anas_platyrhynchos_platyrhynchos 6616 CTTCCCACCTGGACAGACCCACAATTCTATAGTTCTGTGTCTGTG 6660</text:p>
      <text:p text:style-name="P1"><text:soft-page-break/>Gallus_gallus <text:s text:c="19"/>6616 CTTCCCACCTAACGTACCCCACAATTCTTTGGTTCTGTGCCTATG 6660</text:p>
      <text:p text:style-name="P1"/>
      <text:p text:style-name="P1">Anas_platyrhynchos_platyrhynchos 6661 ATCCTACAAAGTAAACGTTTCCTAGCCCAGTGCTAGGGAGATGGC 6705</text:p>
      <text:p text:style-name="P1">Gallus_gallus <text:s text:c="19"/>6661 ATCTTACAGAGTAAACCTTTGCTAGCCCAGAGGAAGGGAGATGGC 6705</text:p>
      <text:p text:style-name="P1"/>
      <text:p text:style-name="P1">Anas_platyrhynchos_platyrhynchos 6706 CCAGGGCTCCATCTGGTGATTTGACTAGAGCTATACAGGGGGGTT 6750</text:p>
      <text:p text:style-name="P1">Gallus_gallus <text:s text:c="19"/>6706 CATGGGCTCTCTCTGGTGATTTGACTAAAGCTGTACATGGGTACT 6750</text:p>
      <text:p text:style-name="P1"/>
      <text:p text:style-name="P1">Anas_platyrhynchos_platyrhynchos 6751 TTGATTAAAAACAGTTAACAAAAATATTAGTGACACCTTTAAAGA 6795</text:p>
      <text:p text:style-name="P1">Gallus_gallus <text:s text:c="19"/>6751 TTGATTAAAAACAGTTGATGAAAATATTAGTGATGCCTC‑‑‑‑‑‑ 6795</text:p>
      <text:p text:style-name="P1"/>
      <text:p text:style-name="P1">Anas_platyrhynchos_platyrhynchos 6796 GCAAAATGAACTCTTCAAGAATATTAATCAGAACACATTAGTAAT 6840</text:p>
      <text:p text:style-name="P1">Gallus_gallus <text:s text:c="19"/>6796 ‑‑‑‑‑‑TGAACACTTTGAGAA‑AATAACCAGAGCGGATTAGTAAT 6840</text:p>
      <text:p text:style-name="P1"/>
      <text:p text:style-name="Standard"><text:span text:style-name="T1">Anas_platyrhynchos_platyrhynchos 6841 ACATACACGACGTATTCTGTGTTTTATACAG</text:span><text:span text:style-name="T4">GTATTCAGGAGCTT</text:span><text:span text:style-name="T1"> 6885</text:span></text:p>
      <text:p text:style-name="Standard"><text:span text:style-name="T1">Gallus_gallus <text:s text:c="19"/>6841 ATATACACAATGTATTCTGTGTTTTATACAG</text:span><text:span text:style-name="T4">GTATTCAGGAGCTT</text:span><text:span text:style-name="T1"> 6885</text:span></text:p>
      <text:p text:style-name="P1"/>
      <text:p text:style-name="Standard"><text:span text:style-name="T1">Anas_platyrhynchos_platyrhynchos 6886 </text:span><text:span text:style-name="T4">ATACTGATCATACCTACATTATTGCATTTTTCACCACCTGTTTTA</text:span><text:span text:style-name="T1"> 6930</text:span></text:p>
      <text:p text:style-name="Standard"><text:span text:style-name="T1">Gallus_gallus <text:s text:c="19"/>6886 </text:span><text:span text:style-name="T4">ATAATGATCGTTCCTACATTATTGCATTCTTCACCACCTGTTTTA</text:span><text:span text:style-name="T1"> 6930</text:span></text:p>
      <text:p text:style-name="P1"/>
      <text:p text:style-name="Standard"><text:span text:style-name="T1">Anas_platyrhynchos_platyrhynchos 6931 </text:span><text:span text:style-name="T4">TAGTGCCTTTATTGGTAATTTTGGTATCCTATGGAAAACTGATGC</text:span><text:span text:style-name="T1"> 6975</text:span></text:p>
      <text:p text:style-name="Standard"><text:span text:style-name="T1">Gallus_gallus <text:s text:c="19"/>6931 </text:span><text:span text:style-name="T4">TAGTGCCTTTATTGGTAATTCTGGTGTCGTATGGGAAACTGCTGC</text:span><text:span text:style-name="T1"> 6975</text:span></text:p>
      <text:p text:style-name="P1"/>
      <text:p text:style-name="Standard"><text:span text:style-name="T1">Anas_platyrhynchos_platyrhynchos 6976 </text:span><text:span text:style-name="T4">AGAAGCTAAGAAAG</text:span><text:span text:style-name="T1">GTAAGAAGAAGCACTAATAAG‑TAGAACTGT 7020</text:span></text:p>
      <text:p text:style-name="Standard"><text:span text:style-name="T1">Gallus_gallus <text:s text:c="19"/>6976 </text:span><text:span text:style-name="T4">AGAAGCTAAGAAAG</text:span><text:span text:style-name="T1">GT‑‑‑AAGAAGCACTTTCAAGTTACATCTTT 7020</text:span></text:p>
      <text:p text:style-name="P1"/>
      <text:p text:style-name="P1">Anas_platyrhynchos_platyrhynchos 7021 GAAATGTGTATGTATGTAATCATTTGGAATTTTTGTGTTCAAATT 7065</text:p>
      <text:p text:style-name="P1">Gallus_gallus <text:s text:c="19"/>7021 GAGATGTGTATGTATGCAATAATTT‑GATTCTTCATGTTCAGATT 7065</text:p>
      <text:p text:style-name="P1"/>
      <text:p text:style-name="P1">Anas_platyrhynchos_platyrhynchos 7066 TCCATAATGATCAGATGTCAG‑‑‑‑‑‑‑ATTTCCAGACAGCAAAT 7110</text:p>
      <text:p text:style-name="P1">Gallus_gallus <text:s text:c="19"/>7066 TCCTTAAGGATCAGACATAAGCAGACCTGTTTCCAGGCAGCAAAT 7110</text:p>
      <text:p text:style-name="P1"/>
      <text:p text:style-name="P1">Anas_platyrhynchos_platyrhynchos 7111 ACG‑‑‑‑‑‑‑‑‑‑‑‑‑‑‑‑‑CTCACTTGTCAAGCTTTGTTAAATA 7155</text:p>
      <text:p text:style-name="P1">Gallus_gallus <text:s text:c="19"/>7111 ATGTACAAATATATACAAGACTCACTTAT‑‑‑GTCGTGTTAAAGA 7155</text:p>
      <text:p text:style-name="P1"/>
      <text:p text:style-name="P1">Anas_platyrhynchos_platyrhynchos 7156 ATTATAATTACAAACAGAAATCTATGCTATAGTTAGAAATGATTT 7200</text:p>
      <text:p text:style-name="P1">Gallus_gallus <text:s text:c="19"/>7156 ATTATTTTTGCA................................. 7200</text:p>
      <text:p text:style-name="P1"/>
      <text:p text:style-name="P1"><text:soft-page-break/>Anas_platyrhynchos_platyrhynchos 7201 TTCAGTGTCCAAGTTTTATCACTTATGTCTCATTAGCCTAACATT 7245</text:p>
      <text:p text:style-name="P1">Gallus_gallus <text:s text:c="19"/>7201 ............................................. 7245</text:p>
      <text:p text:style-name="P1"/>
      <text:p text:style-name="P1">Anas_platyrhynchos_platyrhynchos 7246 GTTAGAAAAAATGCCAGCCTCATAAATAAAGAAGCTGGATGAGCC 7290</text:p>
      <text:p text:style-name="P1">Gallus_gallus <text:s text:c="19"/>7246 ............................................. 7290</text:p>
      <text:p text:style-name="P1"/>
      <text:p text:style-name="P1">Anas_platyrhynchos_platyrhynchos 7291 AGTATTGGTTTATTTACAATTGCAATTCAGTTCAGTGGCAGTTTT 7335</text:p>
      <text:p text:style-name="P1">Gallus_gallus <text:s text:c="19"/>7291 ............................................. 7335</text:p>
      <text:p text:style-name="P1"/>
      <text:p text:style-name="P1">Anas_platyrhynchos_platyrhynchos 7336 TCAGATTCAAACCAGACAATTCAGAATGTAGCTTAAAACGTCTGC 7380</text:p>
      <text:p text:style-name="P1">Gallus_gallus <text:s text:c="19"/>7336 ............................................. 7380</text:p>
      <text:p text:style-name="P1"/>
      <text:p text:style-name="P1">Anas_platyrhynchos_platyrhynchos 7381 ATTTGTAAGTTGGTGTTGTCAGATACCTCCAGTTGCTCATTCCGT 7425</text:p>
      <text:p text:style-name="P1">Gallus_gallus <text:s text:c="19"/>7381 ............................................. 7425</text:p>
      <text:p text:style-name="P1"/>
      <text:p text:style-name="P1">Anas_platyrhynchos_platyrhynchos 7426 CAGTCATTGTATTCTGTATTTTGGCATTCTAAATAGAGGCCTATT 7470</text:p>
      <text:p text:style-name="P1">Gallus_gallus <text:s text:c="19"/>7426 ............................................. 7470</text:p>
      <text:p text:style-name="P1"/>
      <text:p text:style-name="P1">Anas_platyrhynchos_platyrhynchos 7471 ATCTCTAATTCGACTAAAATCATTAGGATTCCCTTTCTCACAGGT 7515</text:p>
      <text:p text:style-name="P1">Gallus_gallus <text:s text:c="19"/>7471 ............................................. 7515</text:p>
      <text:p text:style-name="P1"/>
      <text:p text:style-name="P1">Anas_platyrhynchos_platyrhynchos 7516 GGAATTTGTCTGTATATCTGCACTGCCTTGAGGTGTGTTGCTGCA 7560</text:p>
      <text:p text:style-name="P1">Gallus_gallus <text:s text:c="19"/>7516 ............................................. 7560</text:p>
      <text:p text:style-name="P1"/>
      <text:p text:style-name="P1">Anas_platyrhynchos_platyrhynchos 7561 GCACCCATGAAAATATTTGAGATAAATCAACATGTGTGAGGCTGG 7605</text:p>
      <text:p text:style-name="P1">Gallus_gallus <text:s text:c="19"/>7561 ............................................. 7605</text:p>
      <text:p text:style-name="P1"/>
      <text:p text:style-name="P1">Anas_platyrhynchos_platyrhynchos 7606 ACAGCAAATCTGGGCCATCACTTCACTTCTCATGGTTGGCTAAAT 7650</text:p>
      <text:p text:style-name="P1">Gallus_gallus <text:s text:c="19"/>7606 ............................................. 7650</text:p>
      <text:p text:style-name="P1"/>
      <text:p text:style-name="P1">Anas_platyrhynchos_platyrhynchos 7651 CTAGCTTGGGTGTGCCTGTACAGGCTACAGTCATGCTGGACTGCA 7695</text:p>
      <text:p text:style-name="P1">Gallus_gallus <text:s text:c="19"/>7651 ............................................. 7695</text:p>
      <text:p text:style-name="P1"/>
      <text:p text:style-name="P1">Anas_platyrhynchos_platyrhynchos 7696 ACTGTGTTTTTGTACAAAGATGGTCCTAGCATTTTTTTCTGTTAT 7740</text:p>
      <text:p text:style-name="P1">Gallus_gallus <text:s text:c="19"/>7696 ............................................. 7740</text:p>
      <text:p text:style-name="P1"/>
      <text:p text:style-name="P1">Anas_platyrhynchos_platyrhynchos 7741 TTTGACAATAAAAATATAAAGATATGTAAACAAATGAAAATTGAA 7785</text:p>
      <text:p text:style-name="Standard"><text:span text:style-name="T1">Gallus_gallus <text:s text:c="19"/>7741 ............................................. </text:span><text:soft-page-break/><text:span text:style-name="T1">7785</text:span></text:p>
      <text:p text:style-name="P1"/>
      <text:p text:style-name="P1">Anas_platyrhynchos_platyrhynchos 7786 TAATCACAAGATAGAGTAATTCACATCCCTTAGCACTCATACTGA 7830</text:p>
      <text:p text:style-name="P1">Gallus_gallus <text:s text:c="19"/>7786 ............................................. 7830</text:p>
      <text:p text:style-name="P1"/>
      <text:p text:style-name="P1">Anas_platyrhynchos_platyrhynchos 7831 CACTCTGTGGTCCAGTAACAGCATTCTTATGTGCTATCATACTTG 7875</text:p>
      <text:p text:style-name="P1">Gallus_gallus <text:s text:c="19"/>7831 ............................................. 7875</text:p>
      <text:p text:style-name="P1"/>
      <text:p text:style-name="P1">Anas_platyrhynchos_platyrhynchos 7876 ACAAGAACAGATCTTCCCTTATAGCATGGCAGATTATAAAACTTC 7920</text:p>
      <text:p text:style-name="P1">Gallus_gallus <text:s text:c="19"/>7876 ........................................ATTTA 7920</text:p>
      <text:p text:style-name="P1"/>
      <text:p text:style-name="P1">Anas_platyrhynchos_platyrhynchos 7921 CCCCACATTTGCTGCATGAAGGCCTTGCTTATTTTCTGGAATTTT 7965</text:p>
      <text:p text:style-name="P1">Gallus_gallus <text:s text:c="19"/>7921 CACTATATTCACTCTTTGAAGGCCTTGTTTGTTTTCTGGAATTTT 7965</text:p>
      <text:p text:style-name="P1"/>
      <text:p text:style-name="Standard"><text:span text:style-name="T1">Anas_platyrhynchos_platyrhynchos 7966 CTGTCTTTTCTTTAAAG</text:span><text:span text:style-name="T4">GTGTCAGATACTCAATGCAGGCTGGGAA</text:span><text:span text:style-name="T1"> 8010</text:span></text:p>
      <text:p text:style-name="Standard"><text:span text:style-name="T1">Gallus_gallus <text:s text:c="19"/>7966 CTGTCTTTTCTTTAA‑G</text:span><text:span text:style-name="T4">GTGTCAAATACACAAGGCAGGTTGAGAA</text:span><text:span text:style-name="T1"> 8010</text:span></text:p>
      <text:p text:style-name="P1"/>
      <text:p text:style-name="Standard"><text:span text:style-name="T1">Anas_platyrhynchos_platyrhynchos 8011 </text:span><text:span text:style-name="T4">CTACCAGGAAACCTGAAAGACAAGTGACTAGAATGGTTGTTGTTA</text:span><text:span text:style-name="T1"> 8055</text:span></text:p>
      <text:p text:style-name="Standard"><text:span text:style-name="T1">Gallus_gallus <text:s text:c="19"/>8011 </text:span><text:span text:style-name="T4">CTGCCAGGAAACCTGAAAGACAAGTGACTAGAATGGTGGTTGTTA</text:span><text:span text:style-name="T1"> 8055</text:span></text:p>
      <text:p text:style-name="P1"/>
      <text:p text:style-name="Standard"><text:span text:style-name="T1">Anas_platyrhynchos_platyrhynchos 8056 </text:span><text:span text:style-name="T4">TGATCATTGCGTTTCTAATCTGCTGGATGCCATATGCTGCCTTTT</text:span><text:span text:style-name="T1"> 8100</text:span></text:p>
      <text:p text:style-name="Standard"><text:span text:style-name="T1">Gallus_gallus <text:s text:c="19"/>8056 </text:span><text:span text:style-name="T4">TGATCATTGCTTTTCTAATCTGCTGGATGCCATATGCCGTCTTTT</text:span><text:span text:style-name="T1"> 8100</text:span></text:p>
      <text:p text:style-name="P1"/>
      <text:p text:style-name="Standard"><text:span text:style-name="T1">Anas_platyrhynchos_platyrhynchos 8101 </text:span><text:span text:style-name="T4">CTATCCTAGTCACTGCATATCCTTCCATTGAATTGGATCCTCGTC</text:span><text:span text:style-name="T1"> 8145</text:span></text:p>
      <text:p text:style-name="Standard"><text:span text:style-name="T1">Gallus_gallus <text:s text:c="19"/>8101 </text:span><text:span text:style-name="T4">CTATCCTAGCCACTGCATACCCTTCCATTGAACTGGATCCTCACC</text:span><text:span text:style-name="T1"> 8145</text:span></text:p>
      <text:p text:style-name="P1"/>
      <text:p text:style-name="Standard"><text:span text:style-name="T1">Anas_platyrhynchos_platyrhynchos 8146 </text:span><text:span text:style-name="T4">TGGCAGCAATTCCAGCTTTCTTTTCCAAAACAGCTACTGTTTATA</text:span><text:span text:style-name="T1"> 8190</text:span></text:p>
      <text:p text:style-name="Standard"><text:span text:style-name="T1">Gallus_gallus <text:s text:c="19"/>8146 </text:span><text:span text:style-name="T4">TGGCAGCAATTCCAGCTTTCTTTTCCAAAACAGCTACTGTTTATA</text:span><text:span text:style-name="T1"> 8190</text:span></text:p>
      <text:p text:style-name="P1"/>
      <text:p text:style-name="Standard"><text:span text:style-name="T1">Anas_platyrhynchos_platyrhynchos 8191 </text:span><text:span text:style-name="T4">ATCCAATTATTTATGTCTTTATGAACAAACAGGTACT</text:span><text:span text:style-name="T1">GTATGCTT 8235</text:span></text:p>
      <text:p text:style-name="Standard"><text:span text:style-name="T1">Gallus_gallus <text:s text:c="19"/>8191 </text:span><text:span text:style-name="T4">ATCCAATTATTTATGTTTTTATGAACAAACAGGTACTGTATGTTC</text:span><text:span text:style-name="T1"> 8235</text:span></text:p>
      <text:p text:style-name="P1"/>
      <text:p text:style-name="P1">Anas_platyrhynchos_platyrhynchos 8236 TCAGAGTGTCTTTAAAACTCATATTTTCATATGTAGACTTGCTTT 8280</text:p>
      <text:p text:style-name="Standard"><text:span text:style-name="T1">Gallus_gallus <text:s text:c="19"/>8236 </text:span><text:span text:style-name="T4">TCAAAGTGTCTTCCATATCCATAGTT‑‑‑‑‑‑‑TAGAATTTTTTT</text:span><text:span text:style-name="T1"> 8280</text:span></text:p>
      <text:p text:style-name="P1"/>
      <text:p text:style-name="P1">Anas_platyrhynchos_platyrhynchos 8281 ATAATGAATTATT‑TCTATCTACTTGTTAGTTAACCAGCAATACA 8325</text:p>
      <text:p text:style-name="Standard"><text:span text:style-name="T1">Gallus_gallus <text:s text:c="19"/>8281 </text:span><text:span text:style-name="T4">‑‑‑‑‑‑AATCACTGTATGTCTACTT‑‑‑‑‑‑‑‑‑‑‑‑‑‑AATGCA</text:span><text:span text:style-name="T1"> 8325</text:span></text:p>
      <text:p text:style-name="P1"/>
      <text:p text:style-name="Standard"><text:span text:style-name="T1">Anas_platyrhynchos_platyrhynchos 8326 ATAACTAGCATTTAGAATTTAAAAAAATAAAATGAAAAAAATCAC </text:span><text:soft-page-break/><text:span text:style-name="T1">8370</text:span></text:p>
      <text:p text:style-name="Standard"><text:span text:style-name="T1">Gallus_gallus <text:s text:c="19"/>8326 </text:span><text:span text:style-name="T4">‑‑‑‑‑‑‑‑‑‑‑‑TAGAGTTTTG‑‑‑‑‑‑‑‑‑‑‑‑‑‑‑‑‑‑‑‑TGC</text:span><text:span text:style-name="T1"> 8370</text:span></text:p>
      <text:p text:style-name="P1"/>
      <text:p text:style-name="P1">Anas_platyrhynchos_platyrhynchos 8371 TATGTCTACTTACTGGAGCATAGCATAAACCTCAGAGCATTATTA 8415</text:p>
      <text:p text:style-name="Standard"><text:span text:style-name="T1">Gallus_gallus <text:s text:c="19"/>8371 </text:span><text:span text:style-name="T4">TGTGTTT‑‑‑‑‑‑‑‑‑‑‑‑‑‑‑‑‑‑‑‑‑‑‑‑‑‑‑‑‑‑CAGTATTA</text:span><text:span text:style-name="T1"> 8415</text:span></text:p>
      <text:p text:style-name="P1"/>
      <text:p text:style-name="P1">Anas_platyrhynchos_platyrhynchos 8416 CAATATGAATGTTAATAATAATTAGGTTTAACTATTAGAAAGGGA 8460</text:p>
      <text:p text:style-name="Standard"><text:span text:style-name="T1">Gallus_gallus <text:s text:c="19"/>8416 </text:span><text:span text:style-name="T4">AAATATGAATATTAGTAATCATTAGATTTAGGTATTGGAAAAGAA</text:span><text:span text:style-name="T1"> 8460</text:span></text:p>
      <text:p text:style-name="P1"/>
      <text:p text:style-name="P1">Anas_platyrhynchos_platyrhynchos 8461 AATCAGCCCTTAGTGAATGTCAGTTATTTCATACAGTTTTCTGTA 8505</text:p>
      <text:p text:style-name="Standard"><text:span text:style-name="T1">Gallus_gallus <text:s text:c="19"/>8461 </text:span><text:span text:style-name="T4">AATCAACTCTTAGTGAACATCAACTATTC‑‑‑‑TAGTTTTCTGTG</text:span><text:span text:style-name="T1"> 8505</text:span></text:p>
      <text:p text:style-name="P1"/>
      <text:p text:style-name="Standard"><text:span text:style-name="T1">Anas_platyrhynchos_platyrhynchos 8506 TGAAAAGTCTATTTTCAAG</text:span><text:span text:style-name="T4">ACTGTCCCATGATATTTCT‑‑‑‑‑AT</text:span><text:span text:style-name="T1"> 8550</text:span></text:p>
      <text:p text:style-name="Standard"><text:span text:style-name="T1">Gallus_gallus <text:s text:c="19"/>8506 </text:span><text:span text:style-name="T4">AGAAAATTCTATTTCCAAGACTGTCCTGTTGTATGTTTCCATAGT</text:span><text:span text:style-name="T1"> 8550</text:span></text:p>
      <text:p text:style-name="P1"/>
      <text:p text:style-name="Standard"><text:span text:style-name="T1">Anas_platyrhynchos_platyrhynchos 8551 </text:span><text:span text:style-name="T4">TCTTTAG</text:span><text:span text:style-name="T1">GAATGCAATACCAGTGAATTGCTTTTGAGGTAGGGTGC 8595</text:span></text:p>
      <text:p text:style-name="Standard"><text:span text:style-name="T1">Gallus_gallus <text:s text:c="19"/>8551 </text:span><text:span text:style-name="T4">TATCTTGGAATGCAATGCCAGTGAATTGCTTCTGA.......TGC</text:span><text:span text:style-name="T1"> 8595</text:span></text:p>
      <text:p text:style-name="P1"/>
      <text:p text:style-name="P1">Anas_platyrhynchos_platyrhynchos 8596 TCATGGATATGAACAAAATGGAAAGAGAACATCTTTGAATAGCTG 8640</text:p>
      <text:p text:style-name="Standard"><text:span text:style-name="T1">Gallus_gallus <text:s text:c="19"/>8596 </text:span><text:span text:style-name="T4">TCAAGGCCATGAACGTGATGGAAACAAACCATCTTTGAATATCTA</text:span><text:span text:style-name="T1"> 8640</text:span></text:p>
      <text:p text:style-name="P1"/>
      <text:p text:style-name="P1">Anas_platyrhynchos_platyrhynchos 8641 TGTATTAGTGCATGAAAGCAACTCATGAACTCCGAGAAATGAGCA 8685</text:p>
      <text:p text:style-name="Standard"><text:span text:style-name="T1">Gallus_gallus <text:s text:c="19"/>8641 </text:span><text:span text:style-name="T4">GGTATTAGCATACAAATGCAACTCATGAGCCCCAGGAAATGACCA</text:span><text:span text:style-name="T1"> 8685</text:span></text:p>
      <text:p text:style-name="P1"/>
      <text:p text:style-name="P1">Anas_platyrhynchos_platyrhynchos 8686 ATTCTCTTCAGCAAGATGTGGCTAGGAACAAGCATGAGAAGAAAA 8730</text:p>
      <text:p text:style-name="Standard"><text:span text:style-name="T1">Gallus_gallus <text:s text:c="19"/>8686 </text:span><text:span text:style-name="T4">ATTCCATTCAATTAGATGCAGCTAGCAACAAGCAT‑AGAGGAAAA</text:span><text:span text:style-name="T1"> 8730</text:span></text:p>
      <text:p text:style-name="P1"/>
      <text:p text:style-name="P1">Anas_platyrhynchos_platyrhynchos 8731 TTATTTCTTAGAATGAGGCTTACTAGTAGTTTGGGCCTTTTTTAG 8775</text:p>
      <text:p text:style-name="Standard"><text:span text:style-name="T1">Gallus_gallus <text:s text:c="19"/>8731 </text:span><text:span text:style-name="T4">TGATTTTTTAGACTGAAGCATTCCAGCAGTTTGTGTCTTTTT‑AG</text:span><text:span text:style-name="T1"> 8775</text:span></text:p>
      <text:p text:style-name="P1"/>
      <text:p text:style-name="P1">Anas_platyrhynchos_platyrhynchos 8776 AATGTCATTGTTTCTCACTTTGAGAGTTCTTCGTGGTGTCACAAG 8820</text:p>
      <text:p text:style-name="Standard"><text:span text:style-name="T1">Gallus_gallus <text:s text:c="19"/>8776 </text:span><text:span text:style-name="T4">A‑‑‑‑‑‑‑‑‑‑TTCTCA‑‑‑‑‑‑‑‑GTCCTTTGTGGTCCCACAGA</text:span><text:span text:style-name="T1"> 8820</text:span></text:p>
      <text:p text:style-name="P1"/>
      <text:p text:style-name="P1">Anas_platyrhynchos_platyrhynchos 8821 CATATATATTTAATGGGGCTATTTCTGTATGTGCCCAACTGATTA 8865</text:p>
      <text:p text:style-name="Standard"><text:span text:style-name="T1">Gallus_gallus <text:s text:c="19"/>8821 </text:span><text:span text:style-name="T4">TAAATATATTTTATGGGGCTATTTC‑‑‑‑‑‑‑‑‑‑‑‑‑‑‑‑‑‑‑‑</text:span><text:span text:style-name="T1"> 8865</text:span></text:p>
      <text:p text:style-name="P1"/>
      <text:p text:style-name="P1">Anas_platyrhynchos_platyrhynchos 8866 ATAAGATAATTTCCAAGAGTTCTAGTTAAGACACAAACTGCTTTA 8910</text:p>
      <text:p text:style-name="Standard"><text:span text:style-name="T1">Gallus_gallus <text:s text:c="19"/>8866 </text:span><text:span text:style-name="T4">‑‑‑‑‑‑‑‑‑‑‑‑‑CAAGACTTTTAGTTAATATAAAAAAAA‑‑TTA</text:span><text:span text:style-name="T1"> 8910</text:span></text:p>
      <text:p text:style-name="P1"><text:soft-page-break/></text:p>
      <text:p text:style-name="P1">Anas_platyrhynchos_platyrhynchos 8911 TAGAAATATTTTTTAATTTCT‑‑TGTGTTTTGATTGATCTCCT‑‑ 8955</text:p>
      <text:p text:style-name="Standard"><text:span text:style-name="T1">Gallus_gallus <text:s text:c="19"/>8911 </text:span><text:span text:style-name="T4">AGAAAATATTTTTAAATTCCTCGTGTGTTTTTATTTTTCTTGTAT</text:span><text:span text:style-name="T1"> 8955</text:span></text:p>
      <text:p text:style-name="P1"/>
      <text:p text:style-name="Standard"><text:span text:style-name="T1">Anas_platyrhynchos_platyrhynchos 8956 ‑TTGTTTCAACCTTCTAG</text:span><text:span text:style-name="T4">TTCAGGAGGTGTCTGGTTGAGATGTTC</text:span><text:span text:style-name="T1"> 9000</text:span></text:p>
      <text:p text:style-name="Standard"><text:span text:style-name="T1">Gallus_gallus <text:s text:c="19"/>8956 </text:span><text:span text:style-name="T4">GTTGTTTCAAATTTC‑AGTTCAGGATGTGTCTGATTCAGATGTTC</text:span><text:span text:style-name="T1"> 9000</text:span></text:p>
      <text:p text:style-name="P1"/>
      <text:p text:style-name="Standard"><text:span text:style-name="T1">Anas_platyrhynchos_platyrhynchos 9001 </text:span><text:span text:style-name="T4">AGCTGCAGTGCCATAGAGACTGCTGAGTCCAACATGAACCCGACT</text:span><text:span text:style-name="T1"> 9045</text:span></text:p>
      <text:p text:style-name="Standard"><text:span text:style-name="T1">Gallus_gallus <text:s text:c="19"/>9001 </text:span><text:span text:style-name="T4">AAGTGTAGTGCCATAGAGACTGCGGAGTCCAACATGAACCCAACT</text:span><text:span text:style-name="T1"> 9045</text:span></text:p>
      <text:p text:style-name="P1"/>
      <text:p text:style-name="Standard"><text:span text:style-name="T1">Anas_platyrhynchos_platyrhynchos 9046 </text:span><text:span text:style-name="T4">TCAGAGAGAGCAATGCTAACCCAGGACAAAAGAGGCAGTGAGTTG</text:span><text:span text:style-name="T1"> 9090</text:span></text:p>
      <text:p text:style-name="Standard"><text:span text:style-name="T1">Gallus_gallus <text:s text:c="19"/>9046 </text:span><text:span text:style-name="T4">TCAGAGAGAGCAACACTCACCCAAGACAAAAGAGACAGTCAGTTG</text:span><text:span text:style-name="T1"> 9090</text:span></text:p>
      <text:p text:style-name="P1"/>
      <text:p text:style-name="Standard"><text:span text:style-name="T1">Anas_platyrhynchos_platyrhynchos 9091 </text:span><text:span text:style-name="T4">TCTATCATGGCAGTATGTAGCACCGTTTCTAAGAGGAAAACTGGA</text:span><text:span text:style-name="T1"> 9135</text:span></text:p>
      <text:p text:style-name="Standard"><text:span text:style-name="T1">Gallus_gallus <text:s text:c="19"/>9091 </text:span><text:span text:style-name="T4">TCTGTCATGGCAGTACGAAGCACCATTTCTTAGAGGAAAAATGGA</text:span><text:span text:style-name="T1"> 9135</text:span></text:p>
      <text:p text:style-name="P1"/>
      <text:p text:style-name="Standard"><text:span text:style-name="T1">Anas_platyrhynchos_platyrhynchos 9136 </text:span><text:span text:style-name="T4">GATGAACACACAAATTGCCCTTCTTTTGCTCAGTTGGCAGCTTCA</text:span><text:span text:style-name="T1"> 9180</text:span></text:p>
      <text:p text:style-name="Standard"><text:span text:style-name="T1">Gallus_gallus <text:s text:c="19"/>9136 </text:span><text:span text:style-name="T4">GATGAACACAAGAATTGCAATTCTTTTGCTCAGTTAACAGCTTCA</text:span><text:span text:style-name="T1"> 9180</text:span></text:p>
      <text:p text:style-name="P1"/>
      <text:p text:style-name="Standard"><text:span text:style-name="T1">Anas_platyrhynchos_platyrhynchos 9181 </text:span><text:span text:style-name="T5">GAAAACAAAATCTGGCCCATGTAG</text:span><text:span text:style-name="T1">GGAGTGAGATGTGATCATTAA 9225</text:span></text:p>
      <text:p text:style-name="Standard"><text:span text:style-name="T1">Gallus_gallus <text:s text:c="19"/>9181 </text:span><text:span text:style-name="T4">GGAAACAAAATCTGTCTCTTGTAG</text:span><text:span text:style-name="T1">AAGGT‑AGATATGATCATTAA 9225</text:span></text:p>
      <text:p text:style-name="P1"/>
      <text:p text:style-name="P1">Anas_platyrhynchos_platyrhynchos 9226 TGTAGTACTACTATATCATGTTTCCTTGTTA‑‑CCATCACTTCAT 9270</text:p>
      <text:p text:style-name="P1">Gallus_gallus <text:s text:c="19"/>9226 TGCAATACAGC‑‑‑AGCGTGTTTCCTCATTACCCCATCTCTTCAT 9270</text:p>
      <text:p text:style-name="P1"/>
      <text:p text:style-name="P1">Anas_platyrhynchos_platyrhynchos 9271 ATAAAAAATGTCATGGCGGACATTATGCTCAGTTCTGTGGACACT 9315</text:p>
      <text:p text:style-name="P1">Gallus_gallus <text:s text:c="19"/>9271 ACTAAAGATGTCATCGGAGCCATTGTGCTCTGTCTCATTAACACT 9315</text:p>
      <text:p text:style-name="P1"/>
      <text:p text:style-name="P1">Anas_platyrhynchos_platyrhynchos 9316 GGCTTTGAGATTCTGAGCTCCTGAGTGAATGCAAGAGCTTCTTGG 9360</text:p>
      <text:p text:style-name="P1">Gallus_gallus <text:s text:c="19"/>9316 AACTTTGAGATTCTGAGCTCCCAAGCGCATATAAGAGCTGCTTGG 9360</text:p>
      <text:p text:style-name="P1"/>
      <text:p text:style-name="P1">Anas_platyrhynchos_platyrhynchos 9361 CTCTGCAGTTGCAATCAAACGCCCAGCCAAAACGTTAGTCCCTTC 9405</text:p>
      <text:p text:style-name="P1">Gallus_gallus <text:s text:c="19"/>9361 CTGTGCAGTTGCAGTCAGA‑GACCAGCCAGAAAGTGAGTCCCTTT 9405</text:p>
      <text:p text:style-name="P1"/>
      <text:p text:style-name="P1">Anas_platyrhynchos_platyrhynchos 9406 CTCTATTGTGTTAGTCCTCTATTATCCACTGCCTGCTTGCCCCTG 9450</text:p>
      <text:p text:style-name="P1">Gallus_gallus <text:s text:c="19"/>9406 CTCTA‑‑‑TGTTTGT‑CTCTGCAATCCACAGCCTACTCGCCCTCT 9450</text:p>
      <text:p text:style-name="P1"/>
      <text:p text:style-name="P1">Anas_platyrhynchos_platyrhynchos 9451 GTAATAAAACTAGAGAAGCCCAATATTTTCATGCAGGCATGTGGC 9495</text:p>
      <text:p text:style-name="P1"><text:soft-page-break/>Gallus_gallus <text:s text:c="19"/>9451 GGTATAAAACAATGGAAGCCCAACATTATTGTGCTGACACACAAT 9495</text:p>
      <text:p text:style-name="P1"/>
      <text:p text:style-name="P1">Anas_platyrhynchos_platyrhynchos 9496 ATAATAAGGATAAGAGTGTTTTACACTGACGACTGTGTAAAACAC 9540</text:p>
      <text:p text:style-name="P1">Gallus_gallus <text:s text:c="19"/>9496 ACAGCAAAGAAAA‑‑‑‑GTTTCACATTGATGACTGCTCCTTAGTC 9540</text:p>
      <text:p text:style-name="P1"/>
      <text:p text:style-name="P1">Anas_platyrhynchos_platyrhynchos 9541 GACTGTGGCAGAAACATGAAGTGGTACAGGGCTTCAACATGTTAA 9585</text:p>
      <text:p text:style-name="P1">Gallus_gallus <text:s text:c="19"/>9541 AGCTG‑GGCAAAAAAATGCAGTGATGCATAGCTTCAATACATTAA 9585</text:p>
      <text:p text:style-name="P1"/>
      <text:p text:style-name="P1">Anas_platyrhynchos_platyrhynchos 9586 TGGAAAATGAATAATATTTAGCATACAACTGACTCAAGTTCAACC 9630</text:p>
      <text:p text:style-name="P1">Gallus_gallus <text:s text:c="19"/>9586 TGGAAAATGAGTAATATTTAGCATACAGCTGACTCAAGTTCAACC 9630</text:p>
      <text:p text:style-name="P1"/>
      <text:p text:style-name="P1">Anas_platyrhynchos_platyrhynchos 9631 AAGTGGCGGTTCAGAGAGAGGCAGGCCTGTGTGTTTTTTGGTTTG 9675</text:p>
      <text:p text:style-name="P1">Gallus_gallus <text:s text:c="19"/>9631 ACACAGAGACTAATGTAGAGACAGGCTTGAGTGCTTTTTGATTTG 9675</text:p>
      <text:p text:style-name="P1"/>
      <text:p text:style-name="P1">Anas_platyrhynchos_platyrhynchos 9676 TTTCAGAATTTTTACTTAAAACAGACAAACAAAAAGCCTAAGGCT 9720</text:p>
      <text:p text:style-name="P1">Gallus_gallus <text:s text:c="19"/>9676 TTTGAAAATTTCTACTAAAAAAAG‑‑‑CAGAGGAAGCGTCAGGTC 9720</text:p>
      <text:p text:style-name="P1"/>
      <text:p text:style-name="P1">Anas_platyrhynchos_platyrhynchos 9721 TCTGCACTTATGTCTGTCCGTGGTGAAAACGTCATCTG‑‑‑‑‑‑‑ 9765</text:p>
      <text:p text:style-name="P1">Gallus_gallus <text:s text:c="19"/>9721 TCTGCAGTTATGTCTATCCCTGATGAGAACCTCATTTGGGCCACT 9765</text:p>
      <text:p text:style-name="P1"/>
      <text:p text:style-name="P1">Anas_platyrhynchos_platyrhynchos 9766 ‑‑‑‑‑‑‑‑CAGCAAGTCAGGTGAGCTGTTAAGACTTCCAAGGACT 9810</text:p>
      <text:p text:style-name="P1">Gallus_gallus <text:s text:c="19"/>9766 AAATTCTCCAACAACATGGATGAGCCATCCATACTTTCAAGGACT 9810</text:p>
      <text:p text:style-name="P1"/>
      <text:p text:style-name="P1">Anas_platyrhynchos_platyrhynchos 9811 AACTTATTAAAAAAAATTCCCATCAAGAGTCATTCATATCCTCCT 9855</text:p>
      <text:p text:style-name="P1">Gallus_gallus <text:s text:c="19"/>9811 ‑‑‑TTGTTAG‑‑‑‑‑‑‑‑‑‑‑‑‑TAAGAGCCATTCATA‑‑‑CTCT 9855</text:p>
      <text:p text:style-name="P1"/>
      <text:p text:style-name="P1">Anas_platyrhynchos_platyrhynchos 9856 TCTTCATTCCCTCTTTGTCAGGAAAACTTCTGTGCCCATAGCAAC 9900</text:p>
      <text:p text:style-name="P1">Gallus_gallus <text:s text:c="19"/>9856 TCTTTATGTCCTCTGTGCCAAGAAA‑‑‑TCTGTACTAATGGCAAC 9900</text:p>
      <text:p text:style-name="P1"/>
      <text:p text:style-name="Standard"><text:span text:style-name="T3">Anas_platyrhynchos_platyrhynchos 9901 TTCTG‑‑‑‑AAATCAACTCA‑‑‑‑‑‑ACTTTAGCAGAGAAG</text:span><text:span text:style-name="T3"><office:annotation><dc:creator>Unknown Author</dc:creator><dc:date>2023-03-29T15:07:42.937982289</dc:date><text:p text:style-name="P5"><text:span text:style-name="T7">Deletion starts</text:span></text:p></office:annotation></text:span><text:span text:style-name="T1">GTAG 9945</text:span></text:p>
      <text:p text:style-name="P1">Gallus_gallus <text:s text:c="19"/>9901 TTTTGAAATAAATCAACTCATGCCATCCTTTAGTGGGGAGG.... 9945</text:p>
      <text:p text:style-name="P1"/>
      <text:p text:style-name="P1">Anas_platyrhynchos_platyrhynchos 9946 GGTATAGAAAACTGTGCAGAAATACTGAAGAAAGGGTCAGTAGCA 9990</text:p>
      <text:p text:style-name="P1">Gallus_gallus <text:s text:c="19"/>9946 ............................................. 9990</text:p>
      <text:p text:style-name="P1"/>
      <text:p text:style-name="P1">Anas_platyrhynchos_platyrhynchos 9991 CTACTTGAGTTCTGAAGCTGAGCTTTGTAATACAGAAGTTTTTTA 10035</text:p>
      <text:p text:style-name="P1">Gallus_gallus <text:s text:c="19"/>9991 ............................................. 10035</text:p>
      <text:p text:style-name="P1"/>
      <text:p text:style-name="P1"><text:soft-page-break/>Anas_platyrhynchos_platyrhynchos 10036 CTGTATGTCCTTGCAACGTGCAGAGCTAAGGTCTATCATATTCTT 10080</text:p>
      <text:p text:style-name="P1">Gallus_gallus <text:s text:c="19"/>10036 ............................................. 10080</text:p>
      <text:p text:style-name="P1"/>
      <text:p text:style-name="P1">Anas_platyrhynchos_platyrhynchos 10081 GAGATCATGTAGCTCCAGGAGACAACTATTATTTCTGTTTTTTAA 10125</text:p>
      <text:p text:style-name="P1">Gallus_gallus <text:s text:c="19"/>10081 ............................................. 10125</text:p>
      <text:p text:style-name="P1"/>
      <text:p text:style-name="P1">Anas_platyrhynchos_platyrhynchos 10126 TCATAGAATGGTTTGAGTTGGAAAGGACCCTTAAAGATTATCTAG 10170</text:p>
      <text:p text:style-name="P1">Gallus_gallus <text:s text:c="19"/>10126 ............................................. 10170</text:p>
      <text:p text:style-name="P1"/>
      <text:p text:style-name="P1">Anas_platyrhynchos_platyrhynchos 10171 TTCAACCCCCTGCCTGGGCAGGGACATCTCTCACTAGACCAGGTT 10215</text:p>
      <text:p text:style-name="P1">Gallus_gallus <text:s text:c="19"/>10171 ............................................. 10215</text:p>
      <text:p text:style-name="P1"/>
      <text:p text:style-name="Standard"><text:span text:style-name="T1">Anas_platyrhynchos_platyrhynchos 10216 </text:span><text:span text:style-name="T2">GCTCAAAGCCCCATCCA</text:span><text:span text:style-name="T1">ACCTGAACTCAAACACTTCTAGGGATGG 10260</text:span></text:p>
      <text:p text:style-name="P1">Gallus_gallus <text:s text:c="19"/>10216 ............................................. 10260</text:p>
      <text:p text:style-name="P1"/>
      <text:p text:style-name="P1">Anas_platyrhynchos_platyrhynchos 10261 GGCGGGGCATCCACAGCTTCTCTTGGCAACCTGTTTCAGTACCTC 10305</text:p>
      <text:p text:style-name="P1">Gallus_gallus <text:s text:c="19"/>10261 ............................................. 10305</text:p>
      <text:p text:style-name="P1"/>
      <text:p text:style-name="P1">Anas_platyrhynchos_platyrhynchos 10306 ACTACCCTAGTAGTGCTCCACAGTGAGGATATTCTTCCTTGTATC 10350</text:p>
      <text:p text:style-name="P1">Gallus_gallus <text:s text:c="19"/>10306 ............................................. 10350</text:p>
      <text:p text:style-name="P1"/>
      <text:p text:style-name="P1">Anas_platyrhynchos_platyrhynchos 10351 TAATCTAAATCTATCCTCTTGCAGTTTAAAACCATTGCCCCTAGT 10395</text:p>
      <text:p text:style-name="P1">Gallus_gallus <text:s text:c="19"/>10351 ............................................. 10395</text:p>
      <text:p text:style-name="P1"/>
      <text:p text:style-name="P1">Anas_platyrhynchos_platyrhynchos 10396 CCTATCACTATAGGCACTTGTAAAATGTTTCCCTCCATTTTCTTA 10440</text:p>
      <text:p text:style-name="P1">Gallus_gallus <text:s text:c="19"/>10396 ............................................. 10440</text:p>
      <text:p text:style-name="P1"/>
      <text:p text:style-name="P1">Anas_platyrhynchos_platyrhynchos 10441 TAAGCCTCCTTTAAGTATTGCAAGGCTGCGATAAGGCCATCCTGG 10485</text:p>
      <text:p text:style-name="P1">Gallus_gallus <text:s text:c="19"/>10441 ............................................. 10485</text:p>
      <text:p text:style-name="P1"/>
      <text:p text:style-name="P1">Anas_platyrhynchos_platyrhynchos 10486 AACCTTCTCTTTTCTAGGTCTAACACTTCCATGTTTCTCAGCCTT 10530</text:p>
      <text:p text:style-name="P1">Gallus_gallus <text:s text:c="19"/>10486 ............................................. 10530</text:p>
      <text:p text:style-name="P1"/>
      <text:p text:style-name="P1">Anas_platyrhynchos_platyrhynchos 10531 AAAGAAAAAGCTTTGTGCACAAACAAAGCAAAAGAAGGAATTCAT 10575</text:p>
      <text:p text:style-name="P1">Gallus_gallus <text:s text:c="19"/>10531 ............................................. 10575</text:p>
      <text:p text:style-name="P1"/>
      <text:p text:style-name="P1">Anas_platyrhynchos_platyrhynchos 10576 TTACTACGTCCCATTGGCAGGCAGGTGTTCAGCCATCTACAGGAA 10620</text:p>
      <text:p text:style-name="Standard"><text:span text:style-name="T1">Gallus_gallus <text:s text:c="19"/>10576 ............................................. </text:span><text:soft-page-break/><text:span text:style-name="T1">10620</text:span></text:p>
      <text:p text:style-name="P1"/>
      <text:p text:style-name="P1">Anas_platyrhynchos_platyrhynchos 10621 AGCAATGCCCATCACATATAACAATTTATTAGGAAGACAAACACC 10665</text:p>
      <text:p text:style-name="P1">Gallus_gallus <text:s text:c="19"/>10621 ............................................. 10665</text:p>
      <text:p text:style-name="P1"/>
      <text:p text:style-name="P1">Anas_platyrhynchos_platyrhynchos 10666 AAAGACAAATGCACCTCACCCCCGCTAAGACCCCATTGTTCCTTC 10710</text:p>
      <text:p text:style-name="P1">Gallus_gallus <text:s text:c="19"/>10666 ............................................. 10710</text:p>
      <text:p text:style-name="P1"/>
      <text:p text:style-name="P1">Anas_platyrhynchos_platyrhynchos 10711 TTTACCCCAGTTTTCTTGTTCTTCATGAAGCCATGTAGTTTGGGA 10755</text:p>
      <text:p text:style-name="P1">Gallus_gallus <text:s text:c="19"/>10711 ............................................. 10755</text:p>
      <text:p text:style-name="P1"/>
      <text:p text:style-name="P1">Anas_platyrhynchos_platyrhynchos 10756 TATCCCTTTGGACAGTTGGGGGCAGCTGTCCTGGCTCTGTCCCCT 10800</text:p>
      <text:p text:style-name="P1">Gallus_gallus <text:s text:c="19"/>10756 ............................................. 10800</text:p>
      <text:p text:style-name="P1"/>
      <text:p text:style-name="P1">Anas_platyrhynchos_platyrhynchos 10801 CCCTGCTCCTTGTGCACCCCCAGCCTCCTCACTGGCAGAGCGGTG 10845</text:p>
      <text:p text:style-name="P1">Gallus_gallus <text:s text:c="19"/>10801 ............................................. 10845</text:p>
      <text:p text:style-name="P1"/>
      <text:p text:style-name="P1">Anas_platyrhynchos_platyrhynchos 10846 GGAGAAGCTGAAATGTCTGTGACTTACTGCTGGCACTGTTCAGGA 10890</text:p>
      <text:p text:style-name="P1">Gallus_gallus <text:s text:c="19"/>10846 ............................................. 10890</text:p>
      <text:p text:style-name="P1"/>
      <text:p text:style-name="P1">Anas_platyrhynchos_platyrhynchos 10891 ACAGCCAACCTATCAATGTGTTATCAACATTATTTTCACCACAAA 10935</text:p>
      <text:p text:style-name="P1">Gallus_gallus <text:s text:c="19"/>10891 ............................................. 10935</text:p>
      <text:p text:style-name="P1"/>
      <text:p text:style-name="P1">Anas_platyrhynchos_platyrhynchos 10936 TCCAAAACATATCATCATACAAGCCTCTACAAAACAAAAACAAAA 10980</text:p>
      <text:p text:style-name="P1">Gallus_gallus <text:s text:c="19"/>10936 ............................................. 10980</text:p>
      <text:p text:style-name="P1"/>
      <text:p text:style-name="P1">Anas_platyrhynchos_platyrhynchos 10981 CACTATCCCAGCCAAAACAAGGACACTTAACAATTACAATTTCAG 11025</text:p>
      <text:p text:style-name="P1">Gallus_gallus <text:s text:c="19"/>10981 ............................................. 11025</text:p>
      <text:p text:style-name="P1"/>
      <text:p text:style-name="P1">Anas_platyrhynchos_platyrhynchos 11026 GAAATTAGTGTCCGGAGTATACAAAAAATATGCATCTTCTGGGCC 11070</text:p>
      <text:p text:style-name="P1">Gallus_gallus <text:s text:c="19"/>11026 ............................................. 11070</text:p>
      <text:p text:style-name="P1"/>
      <text:p text:style-name="P1">Anas_platyrhynchos_platyrhynchos 11071 ATGTTACATCAGAGCATTGTGGATGGCTGTGTTTCCCTTCACGTT 11115</text:p>
      <text:p text:style-name="P1">Gallus_gallus <text:s text:c="19"/>11071 ............................................. 11115</text:p>
      <text:p text:style-name="P1"/>
      <text:p text:style-name="P1">Anas_platyrhynchos_platyrhynchos 11116 TTTGCTTTTCTCTCACTTCTGAGCTAGAGTATGTCTCAGAAAACA 11160</text:p>
      <text:p text:style-name="P1">Gallus_gallus <text:s text:c="19"/>11116 ............................................. 11160</text:p>
      <text:p text:style-name="P1"/>
      <text:p text:style-name="Standard"><text:span text:style-name="T1">Anas_platyrhynchos_platyrhynchos 11161 TAATCAGTGTTCTAGCTGAACAGGAAACTTGTAGCAGTCAATCAC </text:span><text:soft-page-break/><text:span text:style-name="T1">11205</text:span></text:p>
      <text:p text:style-name="P1">Gallus_gallus <text:s text:c="19"/>11161 ............................................. 11205</text:p>
      <text:p text:style-name="P1"/>
      <text:p text:style-name="P1">Anas_platyrhynchos_platyrhynchos 11206 ACCATGTTGCCGTTCTTCTCTTAGGAGCAGTTGCATCTGTGTCCC 11250</text:p>
      <text:p text:style-name="P1">Gallus_gallus <text:s text:c="19"/>11206 ............................................. 11250</text:p>
      <text:p text:style-name="P1"/>
      <text:p text:style-name="P1">Anas_platyrhynchos_platyrhynchos 11251 AGCAGTCCTTAAATTTCTGCTTCTGTACATCACTTCCTCAGCACT 11295</text:p>
      <text:p text:style-name="P1">Gallus_gallus <text:s text:c="19"/>11251 ............................................. 11295</text:p>
      <text:p text:style-name="P1"/>
      <text:p text:style-name="P1">Anas_platyrhynchos_platyrhynchos 11296 TTTAATTGAGCTACTGATCCTGACATAAGTTGTTAACTTGTTCTT 11340</text:p>
      <text:p text:style-name="P1">Gallus_gallus <text:s text:c="19"/>11296 ............................................. 11340</text:p>
      <text:p text:style-name="P1"/>
      <text:p text:style-name="P1">Anas_platyrhynchos_platyrhynchos 11341 TCACCTTTTAGGTCAAAAGCAGGGACCACAACAAAAATATACTTT 11385</text:p>
      <text:p text:style-name="P1">Gallus_gallus <text:s text:c="19"/>11341 ............................................. 11385</text:p>
      <text:p text:style-name="P1"/>
      <text:p text:style-name="P1">Anas_platyrhynchos_platyrhynchos 11386 CCATAAACAGTGGAAAAGAACAGAAATTGCCTGCTTTCCATGTTT 11430</text:p>
      <text:p text:style-name="P1">Gallus_gallus <text:s text:c="19"/>11386 ............................................. 11430</text:p>
      <text:p text:style-name="P1"/>
      <text:p text:style-name="P1">Anas_platyrhynchos_platyrhynchos 11431 GTGTGCCATCTCATATATTTAACTCATACAATGATATGGTTCAAT 11475</text:p>
      <text:p text:style-name="P1">Gallus_gallus <text:s text:c="19"/>11431 ............................................. 11475</text:p>
      <text:p text:style-name="P1"/>
      <text:p text:style-name="P1">Anas_platyrhynchos_platyrhynchos 11476 ACACAAAACTTTAGCTGAACATCACTTACATGCAAAAGCAAACCT 11520</text:p>
      <text:p text:style-name="P1">Gallus_gallus <text:s text:c="19"/>11476 ............................................. 11520</text:p>
      <text:p text:style-name="P1"/>
      <text:p text:style-name="P1">Anas_platyrhynchos_platyrhynchos 11521 GGTTATGCATGTAATAAAGACCTTTTTTGGTGAACATTGTATGAA 11565</text:p>
      <text:p text:style-name="P1">Gallus_gallus <text:s text:c="19"/>11521 ............................................. 11565</text:p>
      <text:p text:style-name="P1"/>
      <text:p text:style-name="P1">Anas_platyrhynchos_platyrhynchos 11566 ATGTTACTAAAATCTGGTATCTCAGATTCTGAATTGTATATAAGT 11610</text:p>
      <text:p text:style-name="P1">Gallus_gallus <text:s text:c="19"/>11566 ............................................. 11610</text:p>
      <text:p text:style-name="P1"/>
      <text:p text:style-name="P1">Anas_platyrhynchos_platyrhynchos 11611 TCTAAGCTTACCTGAATGCAGTTTAGAAGAAAAGGCAATGGCTGA 11655</text:p>
      <text:p text:style-name="P1">Gallus_gallus <text:s text:c="19"/>11611 ............................................. 11655</text:p>
      <text:p text:style-name="P1"/>
      <text:p text:style-name="P1">Anas_platyrhynchos_platyrhynchos 11656 CTACATTTAAATGCTTTACCGTGGGAAACCATTATTTCTAGGTAA 11700</text:p>
      <text:p text:style-name="P1">Gallus_gallus <text:s text:c="19"/>11656 ............................................. 11700</text:p>
      <text:p text:style-name="P1"/>
      <text:p text:style-name="P1">Anas_platyrhynchos_platyrhynchos 11701 GACGTTAATATACTGCCAGTAGAAGCAGCTGTTGTTTCCATGGTG 11745</text:p>
      <text:p text:style-name="P1">Gallus_gallus <text:s text:c="19"/>11701 ............................................. 11745</text:p>
      <text:p text:style-name="P1"><text:soft-page-break/></text:p>
      <text:p text:style-name="P1">Anas_platyrhynchos_platyrhynchos 11746 ATATAGAGTCTCTACAATAGCTACACACTGTACAGGCCTTAACAA 11790</text:p>
      <text:p text:style-name="P1">Gallus_gallus <text:s text:c="19"/>11746 ............................................. 11790</text:p>
      <text:p text:style-name="P1"/>
      <text:p text:style-name="P1">Anas_platyrhynchos_platyrhynchos 11791 TAGAAATGTGATACAGAATCAGTCATCTGATGTTTTCATTTCAAA 11835</text:p>
      <text:p text:style-name="P1">Gallus_gallus <text:s text:c="19"/>11791 ............................................. 11835</text:p>
      <text:p text:style-name="P1"/>
      <text:p text:style-name="P1">Anas_platyrhynchos_platyrhynchos 11836 AGTTAAAAGTTCTTTACACATAATAAATGTGTTTTGTTTCTATTT 11880</text:p>
      <text:p text:style-name="P1">Gallus_gallus <text:s text:c="19"/>11836 ............................................. 11880</text:p>
      <text:p text:style-name="P1"/>
      <text:p text:style-name="P1">Anas_platyrhynchos_platyrhynchos 11881 AATTTTTTCTTCTCTTTATTTTATGAAGTTATGGTTTGAAAAACA 11925</text:p>
      <text:p text:style-name="P1">Gallus_gallus <text:s text:c="19"/>11881 ............................................. 11925</text:p>
      <text:p text:style-name="P1"/>
      <text:p text:style-name="P1">Anas_platyrhynchos_platyrhynchos 11926 GAAGTACCCTGAAAAGGAATGAGAGGCTACCTGAGATATGTGGGT 11970</text:p>
      <text:p text:style-name="P1">Gallus_gallus <text:s text:c="19"/>11926 ............................................. 11970</text:p>
      <text:p text:style-name="P1"/>
      <text:p text:style-name="P1">Anas_platyrhynchos_platyrhynchos 11971 CAGACCTAGTCTCAGAGCAGTACCCTCTTCAGTTTGAAGTCAAAA 12015</text:p>
      <text:p text:style-name="P1">Gallus_gallus <text:s text:c="19"/>11971 ............................................. 12015</text:p>
      <text:p text:style-name="P1"/>
      <text:p text:style-name="P1">Anas_platyrhynchos_platyrhynchos 12016 AACACTCATGAAGTAGATGGGGATGTTGGGGATCAGGGAAAGGTA 12060</text:p>
      <text:p text:style-name="P1">Gallus_gallus <text:s text:c="19"/>12016 ............................................. 12060</text:p>
      <text:p text:style-name="P1"/>
      <text:p text:style-name="P1">Anas_platyrhynchos_platyrhynchos 12061 AAACGGATACACAGTACAATAAATAAATAAATAAATAAATGATAA 12105</text:p>
      <text:p text:style-name="P1">Gallus_gallus <text:s text:c="19"/>12061 ............................................. 12105</text:p>
      <text:p text:style-name="P1"/>
      <text:p text:style-name="P1">Anas_platyrhynchos_platyrhynchos 12106 TGTCCTTAAACCCTGTTATCTTGCAAAGGCTGACCTCTTTATGAT 12150</text:p>
      <text:p text:style-name="P1">Gallus_gallus <text:s text:c="19"/>12106 ............................................. 12150</text:p>
      <text:p text:style-name="P1"/>
      <text:p text:style-name="P1">Anas_platyrhynchos_platyrhynchos 12151 TCCCATGCTCAAGAGGTGACGAAGCTGGAACGCTTTGTTGGGGGA 12195</text:p>
      <text:p text:style-name="P1">Gallus_gallus <text:s text:c="19"/>12151 ............................................. 12195</text:p>
      <text:p text:style-name="P1"/>
      <text:p text:style-name="P1">Anas_platyrhynchos_platyrhynchos 12196 AGAGGGACAGGCATAGGCAGTGTGGCCCTGCATCCACTCTGGCCC 12240</text:p>
      <text:p text:style-name="P1">Gallus_gallus <text:s text:c="19"/>12196 ............................................. 12240</text:p>
      <text:p text:style-name="P1"/>
      <text:p text:style-name="P1">Anas_platyrhynchos_platyrhynchos 12241 TGGCAAGCTCACATGGTTTGCTTGGCTGCTCTTTCCTGCTTGTGG 12285</text:p>
      <text:p text:style-name="P1">Gallus_gallus <text:s text:c="19"/>12241 ............................................. 12285</text:p>
      <text:p text:style-name="P1"/>
      <text:p text:style-name="P1">Anas_platyrhynchos_platyrhynchos 12286 CCCCTTGAAGCATTCACAATGATGGATGTGCAGAATAACCTAGCC 12330</text:p>
      <text:p text:style-name="P1"><text:soft-page-break/>Gallus_gallus <text:s text:c="19"/>12286 ............................................. 12330</text:p>
      <text:p text:style-name="P1"/>
      <text:p text:style-name="Standard"><text:span text:style-name="T1">Anas_platyrhynchos_platyrhynchos 12331 CCCATCTCCCTGCACAG</text:span><text:span text:style-name="T6">CCCAAGATTTCTGGTGCATTTTGCTTTA</text:span><text:span text:style-name="T1"> 12375</text:span></text:p>
      <text:p text:style-name="P1">Gallus_gallus <text:s text:c="19"/>12331 ............................................. 12375</text:p>
      <text:p text:style-name="P1"/>
      <text:p text:style-name="Standard"><text:span text:style-name="T1">Anas_platyrhynchos_platyrhynchos 12376 </text:span><text:span text:style-name="T4">G</text:span><text:span text:style-name="T1">CTCTGTGAAAGCAATCAATTTTAACATTGAAGCAGTAATGACAC 12420</text:span></text:p>
      <text:p text:style-name="P1">Gallus_gallus <text:s text:c="19"/>12376 ............................................. 12420</text:p>
      <text:p text:style-name="P1"/>
      <text:p text:style-name="P1">Anas_platyrhynchos_platyrhynchos 12421 TAGTATGTGGGAGACAGTATGAGCCAGCCTGCTCATATGGATGTG 12465</text:p>
      <text:p text:style-name="P1">Gallus_gallus <text:s text:c="19"/>12421 ............................................. 12465</text:p>
      <text:p text:style-name="P1"/>
      <text:p text:style-name="P1">Anas_platyrhynchos_platyrhynchos 12466 TTTCAGGAGCCCACTGTGTGCAACCTACTGCTTCTGAAGGCACAT 12510</text:p>
      <text:p text:style-name="P1">Gallus_gallus <text:s text:c="19"/>12466 ............................................. 12510</text:p>
      <text:p text:style-name="P1"/>
      <text:p text:style-name="P1">Anas_platyrhynchos_platyrhynchos 12511 ATTGGATTTACATGGCAAGGGTTTTGTAGCAGAGTGGCTGCAGGG 12555</text:p>
      <text:p text:style-name="P1">Gallus_gallus <text:s text:c="19"/>12511 ............................................. 12555</text:p>
      <text:p text:style-name="P1"/>
      <text:p text:style-name="P1">Anas_platyrhynchos_platyrhynchos 12556 GTGGGCTCTGTGAGAAGAGCCCATCAGCTGCGCCATGTCAGATAA 12600</text:p>
      <text:p text:style-name="P1">Gallus_gallus <text:s text:c="19"/>12556 ............................................. 12600</text:p>
      <text:p text:style-name="P1"/>
      <text:p text:style-name="P1">Anas_platyrhynchos_platyrhynchos 12601 GAGCCATCTCCAAAAGGGACCTGCTGCTGGCAGAGCCAAGCCAAT 12645</text:p>
      <text:p text:style-name="P1">Gallus_gallus <text:s text:c="19"/>12601 ............................................. 12645</text:p>
      <text:p text:style-name="P1"/>
      <text:p text:style-name="P1">Anas_platyrhynchos_platyrhynchos 12646 AAGTGCCATTGGATGCACCTCTGGGACAGCGTAGTTAAGAAAGGG 12690</text:p>
      <text:p text:style-name="P1">Gallus_gallus <text:s text:c="19"/>12646 ............................................. 12690</text:p>
      <text:p text:style-name="P1"/>
      <text:p text:style-name="P1">Anas_platyrhynchos_platyrhynchos 12691 AAAAACTTATTGCACAACAACAGCTGGGACAGAGAAAGGAAAGAA 12735</text:p>
      <text:p text:style-name="P1">Gallus_gallus <text:s text:c="19"/>12691 ............................................. 12735</text:p>
      <text:p text:style-name="P1"/>
      <text:p text:style-name="P1">Anas_platyrhynchos_platyrhynchos 12736 AATTATAGAGACAAACAATCCCACAGACGCCAAGGTCAATGAAGA 12780</text:p>
      <text:p text:style-name="P1">Gallus_gallus <text:s text:c="19"/>12736 ............................................. 12780</text:p>
      <text:p text:style-name="P1"/>
      <text:p text:style-name="P1">Anas_platyrhynchos_platyrhynchos 12781 AAGAGGTTAGGAAGAGCTCCAGGTGCTGGAGCAGATGTTACCCTT 12825</text:p>
      <text:p text:style-name="P1">Gallus_gallus <text:s text:c="19"/>12781 ............................................. 12825</text:p>
      <text:p text:style-name="P1"/>
      <text:p text:style-name="P1">Anas_platyrhynchos_platyrhynchos 12826 CAGCCTATGGAAAGGTCCACCGTGGAGCAGGCTGTCCACCTGTCC 12870</text:p>
      <text:p text:style-name="P1">Gallus_gallus <text:s text:c="19"/>12826 ............................................. 12870</text:p>
      <text:p text:style-name="P1">CTGTATGTCCTTGCAACGTGCAGAGCTAAGGTCTATCATATTCTT</text:p>
      <text:p text:style-name="P1"><text:soft-page-break/>Anas_platyrhynchos_platyrhynchos 12871 ACCCATGGCTCAAGGGGTGCCACAGCAATGCAGATCTCCATGCTG 12915</text:p>
      <text:p text:style-name="P1">Gallus_gallus <text:s text:c="19"/>12871 ............................................. 12915</text:p>
      <text:p text:style-name="P1"/>
      <text:p text:style-name="P1">Anas_platyrhynchos_platyrhynchos 12916 CAAGCCACGGAGGAGCCCACATAGGAGCCGGGGGGGGGGGGGGGA 12960</text:p>
      <text:p text:style-name="P1">Gallus_gallus <text:s text:c="19"/>12916 ............................................. 12960</text:p>
      <text:p text:style-name="P1"/>
      <text:p text:style-name="P1">Anas_platyrhynchos_platyrhynchos 12961 AAAAGGGGGGGGGGGAGGGGGGGGGGAGGGTTCCACCTGTGGGGG 13005</text:p>
      <text:p text:style-name="P1">Gallus_gallus <text:s text:c="19"/>12961 ............................................. 13005</text:p>
      <text:p text:style-name="P1"/>
      <text:p text:style-name="P1">Anas_platyrhynchos_platyrhynchos 13006 ACCAGTGCTGGAGCAGTTTGCTGGAGATGGACTCCATGGTATGGA 13050</text:p>
      <text:p text:style-name="P1">Gallus_gallus <text:s text:c="19"/>13006 ............................................. 13050</text:p>
      <text:p text:style-name="P1"/>
      <text:p text:style-name="P1">Anas_platyrhynchos_platyrhynchos 13051 GCCATGTGGAAGCAGTTCTCGAAGAGCTGCAGCCTGTGGGCTTTT 13095</text:p>
      <text:p text:style-name="P1">Gallus_gallus <text:s text:c="19"/>13051 .......................................GTTTTT 13095</text:p>
      <text:p text:style-name="P1"/>
      <text:p text:style-name="P1">Anas_platyrhynchos_platyrhynchos 13096 CAGATTCAGAGACCTTAACTTCATTTTATAATGGTTGGATCTAAA 13140</text:p>
      <text:p text:style-name="P1">Gallus_gallus <text:s text:c="19"/>13096 CAGATTC‑‑‑‑‑‑CCTGATTTCATTTTAGAGAGGTTAGATCTAAC 13140</text:p>
      <text:p text:style-name="P1"/>
      <text:p text:style-name="P1">Anas_platyrhynchos_platyrhynchos 13141 GAGGTGTGTTGCTCTACAAAATACATCAATTACATGAAATACATC 13185</text:p>
      <text:p text:style-name="P1">Gallus_gallus <text:s text:c="19"/>13141 AACAGGAGTTACTCTACAAATAACTT‑‑‑‑‑‑‑‑‑‑‑‑‑‑‑‑‑‑‑ 13185</text:p>
      <text:p text:style-name="P1"/>
      <text:p text:style-name="P1">Anas_platyrhynchos_platyrhynchos 13186 TACAAAATACATCAAGAGCTGCATGTATGAGAATTCAGTTCAAGG 13230</text:p>
      <text:p text:style-name="P1">Gallus_gallus <text:s text:c="19"/>13186 ‑‑‑‑‑‑‑‑‑‑‑‑‑‑‑GAGCTGCATGTGTGAGAATTCATTGCAAGC 13230</text:p>
      <text:p text:style-name="P1"/>
      <text:p text:style-name="P1">Anas_platyrhynchos_platyrhynchos 13231 CCGCTATGGGCTTTGCATTCATCTCATAAAATTTCATGAGGTGAT 13275</text:p>
      <text:p text:style-name="P1">Gallus_gallus <text:s text:c="19"/>13231 CACCTGTGGTTCTGGTACTCATC‑‑‑‑‑AAATTTCATTAGGTGAT 13275</text:p>
      <text:p text:style-name="P1"/>
      <text:p text:style-name="P1">Anas_platyrhynchos_platyrhynchos 13276 TGTCTTTTACAGTATAATTTTACACTCAATGAGCTTGAACTTTCA 13320</text:p>
      <text:p text:style-name="P1">Gallus_gallus <text:s text:c="19"/>13276 TGTCTTTTACAATATAATTTTAGCCTCTGTGAACTTAAACTTTCA 13320</text:p>
      <text:p text:style-name="P1"/>
      <text:p text:style-name="P1">Anas_platyrhynchos_platyrhynchos 13321 CAGTGCTCAATCTTTGAAACCAAAGTATGAACCTCATTATGTGAG 13365</text:p>
      <text:p text:style-name="P1">Gallus_gallus <text:s text:c="19"/>13321 CAGTGCTCAATATT‑AAACCCAAACTATAAACCTCATTATGAGAA 13365</text:p>
      <text:p text:style-name="P1"/>
      <text:p text:style-name="P1">Anas_platyrhynchos_platyrhynchos 13366 TTACATCATTT‑CACAATTCCTGTTCTTTACCATTAATGCCATGT 13410</text:p>
      <text:p text:style-name="P1">Gallus_gallus <text:s text:c="19"/>13366 CTACATTTTTTGCACAATTCCCGTTCTTTACCACTAACTCCATGT 13410</text:p>
      <text:p text:style-name="P1"/>
      <text:p text:style-name="P1">Anas_platyrhynchos_platyrhynchos 13411 TATCTAGATCAGAAAAATCAATATATG‑‑‑‑AAGCTCTTCAAATG 13455</text:p>
      <text:p text:style-name="Standard"><text:span text:style-name="T1">Gallus_gallus <text:s text:c="19"/>13411 TATCTATGTCAGAAAAGTCAATATATGTGTAAGGCTCTT‑‑AATT </text:span><text:soft-page-break/><text:span text:style-name="T1">13455</text:span></text:p>
      <text:p text:style-name="P1"/>
      <text:p text:style-name="P1">Anas_platyrhynchos_platyrhynchos 13456 TTTTCAAAAT‑‑‑‑‑‑‑‑‑‑‑‑‑‑‑‑ATTGTGAGACAGGAAGAGT 13500</text:p>
      <text:p text:style-name="P1">Gallus_gallus <text:s text:c="19"/>13456 TTTTTAAAATTATTATTATTATTATTATTATAAGACAGGAGGGTT 13500</text:p>
      <text:p text:style-name="P1"/>
      <text:p text:style-name="P1">Anas_platyrhynchos_platyrhynchos 13501 AAGATGTTCAATTACTATTCGTATGCATGCCTAAAAGAAAACGTT 13545</text:p>
      <text:p text:style-name="P1">Gallus_gallus <text:s text:c="19"/>13501 AAGATACTCAGTTATTATTTGTATGCATGACTTG‑‑‑‑‑‑‑TGTT 13545</text:p>
      <text:p text:style-name="P1"/>
      <text:p text:style-name="P1">Anas_platyrhynchos_platyrhynchos 13546 CATTAGTTTTTTAAAAAGTGAGGTATGATTTGAAAGCAAAAAATC 13590</text:p>
      <text:p text:style-name="P1">Gallus_gallus <text:s text:c="19"/>13546 CATTAGTTT‑‑‑‑‑‑‑‑‑‑‑‑‑‑‑‑‑‑ATTTTAAA‑‑AAAAAATC 13590</text:p>
      <text:p text:style-name="P1"/>
      <text:p text:style-name="P1">Anas_platyrhynchos_platyrhynchos 13591 TT‑GCATTTAAGACTCAGATTTTCTCTTTCAAGCATATGTTGACC 13635</text:p>
      <text:p text:style-name="P1">Gallus_gallus <text:s text:c="19"/>13591 TTTGCTTTTAAGATTACCACTTTCTCTTTCAGGCATACTTTGACC 13635</text:p>
      <text:p text:style-name="P1"/>
      <text:p text:style-name="P1">Anas_platyrhynchos_platyrhynchos 13636 TAGGTTAATCACATGTTAATGGTATTAGCCATATTAAATCATGAA 13680</text:p>
      <text:p text:style-name="P1">Gallus_gallus <text:s text:c="19"/>13636 TAGGTTAATCACACATTAATGGTATTAGACATATTAAATCACAAG 13680</text:p>
      <text:p text:style-name="P1"/>
      <text:p text:style-name="P1">Anas_platyrhynchos_platyrhynchos 13681 GAATTGGCAGAAGTGATAGTCTTTAACTAAAAGCAACAGAAGTAT 13725</text:p>
      <text:p text:style-name="P1">Gallus_gallus <text:s text:c="19"/>13681 GAACTGGCAGCAGTGTTAGTATTTAATTAAAAGCAACAGAAGTAT 13725</text:p>
      <text:p text:style-name="P1"/>
      <text:p text:style-name="P1">Anas_platyrhynchos_platyrhynchos 13726 TTTATCTTCCAAGAATCTCAGGATATGTAGAGTATATTTCTG‑‑T 13770</text:p>
      <text:p text:style-name="P1">Gallus_gallus <text:s text:c="19"/>13726 TTTATGTCCTGAGAATTTGAGGAAATGCATAGTATTTCTTTGCAC 13770</text:p>
      <text:p text:style-name="P1"/>
      <text:p text:style-name="P1">Anas_platyrhynchos_platyrhynchos 13771 AGGACAAAATGAAACATAAAAACTTAAACAATGGCAAAGAAAAAC 13815</text:p>
      <text:p text:style-name="P1">Gallus_gallus <text:s text:c="19"/>13771 ATATGAAAGTAAAGCATTAAAACTTAAGTTTCCATGAAG‑‑‑‑‑‑ 13815</text:p>
      <text:p text:style-name="P1"/>
      <text:p text:style-name="P1">Anas_platyrhynchos_platyrhynchos 13816 AGTGTAGAAATTCATGGAAAACCTAAGAAAAAATGAAGTTAATAG 13860</text:p>
      <text:p text:style-name="P1">Gallus_gallus <text:s text:c="19"/>13816 ‑‑‑‑‑‑‑‑‑ATGCATGGAAAACCTAGGAAAA‑‑‑TAATTTTAACT 13860</text:p>
      <text:p text:style-name="P1"/>
      <text:p text:style-name="P1">Anas_platyrhynchos_platyrhynchos 13861 GAATTTTGCCATCTGATAAG‑‑‑‑‑‑‑‑‑‑‑‑‑‑‑TGTTACAT‑‑ 13905</text:p>
      <text:p text:style-name="P1">Gallus_gallus <text:s text:c="19"/>13861 TATTTTTGCAATCTGATAATCATCTGTATGGGAACTGTTAGGTTG 13905</text:p>
      <text:p text:style-name="P1"/>
      <text:p text:style-name="P1">Anas_platyrhynchos_platyrhynchos 13906 CATCCT‑‑‑‑‑‑‑‑‑‑‑‑‑‑‑‑‑‑‑‑‑‑‑‑‑‑‑‑‑‑‑‑‑‑‑‑‑‑‑ 13950</text:p>
      <text:p text:style-name="P1">Gallus_gallus <text:s text:c="19"/>13906 CAGCCTGAAGCACTGATTCACCACCTGGTGGCAGGACACAGCCAG 13950</text:p>
      <text:p text:style-name="P1"/>
      <text:p text:style-name="P1">Anas_platyrhynchos_platyrhynchos 13951 ‑‑‑‑‑‑CAGTAC‑‑‑‑‑‑AAGTCACTCAACCTGAAGTGGTATGGG 13995</text:p>
      <text:p text:style-name="P1">Gallus_gallus <text:s text:c="19"/>13951 CCCTGGCAGCACAGGTGGAAGCAATTCCACCAGAAGAGGTATAGG 13995</text:p>
      <text:p text:style-name="P1"/>
      <text:p text:style-name="Standard"><text:span text:style-name="T1">Anas_platyrhynchos_platyrhynchos 13996 TGAGTTTT‑‑‑‑‑‑TACTTCACCAAGGAAAACTTCGGTTGCATCT </text:span><text:soft-page-break/><text:span text:style-name="T1">14040</text:span></text:p>
      <text:p text:style-name="P1">Gallus_gallus <text:s text:c="19"/>13996 TGAATCTTTTAGAGTACTGCACCAAGGAAAACGTGGTTTGTATCT 14040</text:p>
      <text:p text:style-name="P1"/>
      <text:p text:style-name="P1">Anas_platyrhynchos_platyrhynchos 14041 GTAAATGAATTGCAAACACCAATTTGTAGCTGTAGTCAAAGACAA 14085</text:p>
      <text:p text:style-name="P1">Gallus_gallus <text:s text:c="19"/>14041 ATACGTAAATTGTGGCCAGCAGTCTGTAATC‑‑‑‑‑‑‑AAGGCAA 14085</text:p>
      <text:p text:style-name="P1"/>
      <text:p text:style-name="P1">Anas_platyrhynchos_platyrhynchos 14086 TGTCTCCACTAGCAGAAATGGAAACACACCCACTTAATACCCTAA 14130</text:p>
      <text:p text:style-name="P1">Gallus_gallus <text:s text:c="19"/>14086 TGTTTCCATT‑‑‑‑‑‑‑‑‑‑‑‑AACACGTTCACTTAATACATTAA 14130</text:p>
      <text:p text:style-name="P1"/>
      <text:p text:style-name="P1">Anas_platyrhynchos_platyrhynchos 14131 TAGCCATTATGAG‑GTTAGCTGTAGGTCACAATACCATTGTGCAT 14175</text:p>
      <text:p text:style-name="P1">Gallus_gallus <text:s text:c="19"/>14131 TAGATACTGTGAATTTTGGCTCTAGGTCACATTTCCATTGTGAGT 14175</text:p>
      <text:p text:style-name="P1"/>
      <text:p text:style-name="P1">Anas_platyrhynchos_platyrhynchos 14176 GGTGGGGTGGATGGTCTGACATCAAGCACTGAATTAAAGCAGTCA 14220</text:p>
      <text:p text:style-name="P1">Gallus_gallus <text:s text:c="19"/>14176 GGTGAAGTGGATAGTCTGACATGAGGCTTTGGATTACTGCACTTA 14220</text:p>
      <text:p text:style-name="P1"/>
      <text:p text:style-name="P1">Anas_platyrhynchos_platyrhynchos 14221 AAACATTATAAGGGGATGGTATTCATATG‑‑AGCTTTAGAGCAAT 14265</text:p>
      <text:p text:style-name="P1">Gallus_gallus <text:s text:c="19"/>14221 AAACGTTGTAAGGGAA‑GATATTCATAGAGCAGCTTTAGGGCAAT 14265</text:p>
      <text:p text:style-name="P1"/>
      <text:p text:style-name="P1">Anas_platyrhynchos_platyrhynchos 14266 GCTCTCATTTCAGCTATAGAGCAGACAAATAACATTGGCTACTTT 14310</text:p>
      <text:p text:style-name="P1">Gallus_gallus <text:s text:c="19"/>14266 GTTCACATTTCAGCCAGAGAGCAGACGAACAACCTTGGCTACTTA 14310</text:p>
      <text:p text:style-name="P1"/>
      <text:p text:style-name="P1">Anas_platyrhynchos_platyrhynchos 14311 ATGAGGAAAAGAGAGAACTGCAGCACAACAGGAACAAAAGAGGAA 14355</text:p>
      <text:p text:style-name="P1">Gallus_gallus <text:s text:c="19"/>14311 GTGAG‑‑AAAAAAAGAACTACAATACAGTAGGAACAGAACAGGAA 14355</text:p>
      <text:p text:style-name="P1"/>
      <text:p text:style-name="P1">Anas_platyrhynchos_platyrhynchos 14356 TCAAACGAATGTATGGGAATACATTGAAAAGTCATGACATTAAGC 14400</text:p>
      <text:p text:style-name="P1">Gallus_gallus <text:s text:c="19"/>14356 CTGTGAGATTATACGAGACTGAACT‑‑AAAGTCATGACACTGAGC 14400</text:p>
      <text:p text:style-name="P1"/>
      <text:p text:style-name="P1">Anas_platyrhynchos_platyrhynchos 14401 CCTTCTTCCTTTTGCCCACTCATAAACAAGCACTAGAAAGAGAAT 14445</text:p>
      <text:p text:style-name="P1">Gallus_gallus <text:s text:c="19"/>14401 CCTTCCTCCTTTTGGTTAGTCATAAACAAGTGCTAGAAAGAGAAG 14445</text:p>
      <text:p text:style-name="P1"/>
      <text:p text:style-name="P1">Anas_platyrhynchos_platyrhynchos 14446 TCAAGAATCTCTTCCCAAGGCATGTA‑‑‑‑‑‑CCCATCCTGTCTG 14490</text:p>
      <text:p text:style-name="P1">Gallus_gallus <text:s text:c="19"/>14446 GCAAGATTCTCT‑‑CCAACTCATATAGAGGAGCCCATAATGTCT‑ 14490</text:p>
      <text:p text:style-name="P1"/>
      <text:p text:style-name="P1">Anas_platyrhynchos_platyrhynchos 14491 CAGAAGCCACCCAAAATACCTCCACAGTCAAAACTTCTTGCATGA 14535</text:p>
      <text:p text:style-name="P1">Gallus_gallus <text:s text:c="19"/>14491 ‑‑‑‑AACCACCT‑GAATACCTC‑‑CAGTCAGAAATCCT....... 14535</text:p>
      <text:p text:style-name="P1"/>
      <text:p text:style-name="P1">Anas_platyrhynchos_platyrhynchos 14536 CTTTTTTTCTAATGTGAAAATAATTTTCATTTATATATATATAAT 14580</text:p>
      <text:p text:style-name="P1">Gallus_gallus <text:s text:c="19"/>14536 ............................................. 14580</text:p>
      <text:p text:style-name="P1"><text:soft-page-break/></text:p>
      <text:p text:style-name="P1">Anas_platyrhynchos_platyrhynchos 14581 GGAAAACATTATATATTTAATGGAAAACAATTTTGATATAATTTT 14625</text:p>
      <text:p text:style-name="P1">Gallus_gallus <text:s text:c="19"/>14581 ............................................. 14625</text:p>
      <text:p text:style-name="P1"/>
      <text:p text:style-name="P1">Anas_platyrhynchos_platyrhynchos 14626 AATGCACATTTAGAAAAAGAAAATTACTTAAATTTGTTTAGAAAT 14670</text:p>
      <text:p text:style-name="P1">Gallus_gallus <text:s text:c="19"/>14626 ............................................. 14670</text:p>
      <text:p text:style-name="P1"/>
      <text:p text:style-name="P1">Anas_platyrhynchos_platyrhynchos 14671 ACTAGCATTTTATGTACTTTTCGGTTATTAAAGGTGGATGATAAG 14715</text:p>
      <text:p text:style-name="P1">Gallus_gallus <text:s text:c="19"/>14671 ............................................. 14715</text:p>
      <text:p text:style-name="P1"/>
      <text:p text:style-name="P1">Anas_platyrhynchos_platyrhynchos 14716 GAAAAAAAAGTCACTACTTTTCTATACATTATTAGAGGCTTCAAA 14760</text:p>
      <text:p text:style-name="P1">Gallus_gallus <text:s text:c="19"/>14716 ............................................. 14760</text:p>
      <text:p text:style-name="P1"/>
      <text:p text:style-name="P1">Anas_platyrhynchos_platyrhynchos 14761 TTGTTGCTGTTCTCTGAATGATAATGTGCTGGCAGTATTCTTTTG 14805</text:p>
      <text:p text:style-name="P1">Gallus_gallus <text:s text:c="19"/>14761 ............................................. 14805</text:p>
      <text:p text:style-name="P1"/>
      <text:p text:style-name="P1">Anas_platyrhynchos_platyrhynchos 14806 GCACAGAAATATTTGTCAATGTGTTAGTTTTAAAATGAAAGGGAA 14850</text:p>
      <text:p text:style-name="P1">Gallus_gallus <text:s text:c="19"/>14806 ............................................. 14850</text:p>
      <text:p text:style-name="P1"/>
      <text:p text:style-name="P1">Anas_platyrhynchos_platyrhynchos 14851 TTTTAATCACATTTTCTGTTAGCCCTCAACCATTCTGCTTTTACT 14895</text:p>
      <text:p text:style-name="P1">Gallus_gallus <text:s text:c="19"/>14851 ............................................. 14895</text:p>
      <text:p text:style-name="P1"/>
      <text:p text:style-name="P1">Anas_platyrhynchos_platyrhynchos 14896 CAGGTCACTAACCAAAGGTGTGACAGTAGTATTTAGACATACAGA 14940</text:p>
      <text:p text:style-name="P1">Gallus_gallus <text:s text:c="19"/>14896 ............................................. 14940</text:p>
      <text:p text:style-name="P1"/>
      <text:p text:style-name="P1">Anas_platyrhynchos_platyrhynchos 14941 AGATAAGAAGTGTTTCCAAACATCAATTCAAATTTAGAGAAATAT 14985</text:p>
      <text:p text:style-name="P1">Gallus_gallus <text:s text:c="19"/>14941 ............................................. 14985</text:p>
      <text:p text:style-name="P1"/>
      <text:p text:style-name="P1">Anas_platyrhynchos_platyrhynchos 14986 TCTACAGATCCAAAATGGCACCAAAGACAATATTTATGAAAAAGC 15030</text:p>
      <text:p text:style-name="P1">Gallus_gallus <text:s text:c="19"/>14986 ............................................. 15030</text:p>
      <text:p text:style-name="P1"/>
      <text:p text:style-name="P1">Anas_platyrhynchos_platyrhynchos 15031 ACATTGAATTCCTAAGTGAGGTGCAGGGCATGGCCACCTCCCCCA 15075</text:p>
      <text:p text:style-name="P1">Gallus_gallus <text:s text:c="19"/>15031 ............................................. 15075</text:p>
      <text:p text:style-name="P1"/>
      <text:p text:style-name="P1">Anas_platyrhynchos_platyrhynchos 15076 GCTCCGGCGCAGCCCTGCTCCTGTCTGACCACTGGGGCCTAGCCC 15120</text:p>
      <text:p text:style-name="P1">Gallus_gallus <text:s text:c="19"/>15076 ............................................. 15120</text:p>
      <text:p text:style-name="P1"/>
      <text:p text:style-name="P1">Anas_platyrhynchos_platyrhynchos 15121 CATGTCCAGTGACCCACAGTTTATGCCCAGGCTGGAGGTCATGGA 15165</text:p>
      <text:p text:style-name="P1"><text:soft-page-break/>Gallus_gallus <text:s text:c="19"/>15121 ............................................. 15165</text:p>
      <text:p text:style-name="P1"/>
      <text:p text:style-name="P1">Anas_platyrhynchos_platyrhynchos 15166 TGCCACTGTGTCCTGAGCAGGTTCAGCCCATAGCAAAGCTGAGCA 15210</text:p>
      <text:p text:style-name="P1">Gallus_gallus <text:s text:c="19"/>15166 ............................................. 15210</text:p>
      <text:p text:style-name="P1"/>
      <text:p text:style-name="P1">Anas_platyrhynchos_platyrhynchos 15211 AATATGCCAGAGACACATGGGGCACTAACACACCAACTGCCCTGC 15255</text:p>
      <text:p text:style-name="P1">Gallus_gallus <text:s text:c="19"/>15211 ............................................. 15255</text:p>
      <text:p text:style-name="P1"/>
      <text:p text:style-name="P1">Anas_platyrhynchos_platyrhynchos 15256 CTTCAGCAGCATTTACACACAGGACTCACGTAAAACAGAGATCGG 15300</text:p>
      <text:p text:style-name="P1">Gallus_gallus <text:s text:c="19"/>15256 ............................................. 15300</text:p>
      <text:p text:style-name="P1"/>
      <text:p text:style-name="P1">Anas_platyrhynchos_platyrhynchos 15301 AGTCCCCTTCCTCCTTTCTGCCTGATAGAGACAGAAGGTTAATAG 15345</text:p>
      <text:p text:style-name="P1">Gallus_gallus <text:s text:c="19"/>15301 ............................................. 15345</text:p>
      <text:p text:style-name="P1"/>
      <text:p text:style-name="P1">Anas_platyrhynchos_platyrhynchos 15346 TGTGGCCACACACACAACATTCTGGGTTCACAAGCACACACACAT 15390</text:p>
      <text:p text:style-name="P1">Gallus_gallus <text:s text:c="19"/>15346 ............................................. 15390</text:p>
      <text:p text:style-name="P1"/>
      <text:p text:style-name="P1">Anas_platyrhynchos_platyrhynchos 15391 TCGTAAATCCAGCACAGCCCCTCTGACTGCCAAGCATCACTGCCC 15435</text:p>
      <text:p text:style-name="P1">Gallus_gallus <text:s text:c="19"/>15391 ............................................. 15435</text:p>
      <text:p text:style-name="P1"/>
      <text:p text:style-name="P1">Anas_platyrhynchos_platyrhynchos 15436 AGATTCTAGGCCCCCTACCTGCTTCATGGCTCACCAGGTCACCAA 15480</text:p>
      <text:p text:style-name="P1">Gallus_gallus <text:s text:c="19"/>15436 ............................................. 15480</text:p>
      <text:p text:style-name="P1"/>
      <text:p text:style-name="P1">Anas_platyrhynchos_platyrhynchos 15481 CTGCTCCAGCTTAAAGTTCACAGGTCCCTCAAGAACTGGCACTGA 15525</text:p>
      <text:p text:style-name="P1">Gallus_gallus <text:s text:c="19"/>15481 ............................................. 15525</text:p>
      <text:p text:style-name="P1"/>
      <text:p text:style-name="P1">Anas_platyrhynchos_platyrhynchos 15526 ATTAACGCAAACGCATGCATAGGTCTCACCAGTAGCTGGCACATA 15570</text:p>
      <text:p text:style-name="P1">Gallus_gallus <text:s text:c="19"/>15526 ............................................. 15570</text:p>
      <text:p text:style-name="P1"/>
      <text:p text:style-name="P1">Anas_platyrhynchos_platyrhynchos 15571 GTCCTTGCAGCATGCACACAAGGGAGAGAAAGTGGGTATGCACAG 15615</text:p>
      <text:p text:style-name="P1">Gallus_gallus <text:s text:c="19"/>15571 ............................................. 15615</text:p>
      <text:p text:style-name="P1"/>
      <text:p text:style-name="P1">Anas_platyrhynchos_platyrhynchos 15616 AAGGATTGTTAAGAAAAATTTAATGAGGAACAGTAGGAAGAAAGA 15660</text:p>
      <text:p text:style-name="P1">Gallus_gallus <text:s text:c="19"/>15616 ............................................. 15660</text:p>
      <text:p text:style-name="P1"/>
      <text:p text:style-name="P1">Anas_platyrhynchos_platyrhynchos 15661 TCAGACTGTAGTGACCAGGCACAGGGCTCAGCCAGGTAAGTGTAC 15705</text:p>
      <text:p text:style-name="P1">Gallus_gallus <text:s text:c="19"/>15661 ............................................. 15705</text:p>
      <text:p text:style-name="P1"/>
      <text:p text:style-name="P1"><text:soft-page-break/>Anas_platyrhynchos_platyrhynchos 15706 CGACCAGCCTCATTTTGCACATAACCAGCCTTTTTATACCCTTTT 15750</text:p>
      <text:p text:style-name="P1">Gallus_gallus <text:s text:c="19"/>15706 ............................................. 15750</text:p>
      <text:p text:style-name="P1"/>
      <text:p text:style-name="P1">Anas_platyrhynchos_platyrhynchos 15751 CTACCTGTCCCCCTCTTTGTTCCTCCTTCTCCCTCTTATCCCTGC 15795</text:p>
      <text:p text:style-name="P1">Gallus_gallus <text:s text:c="19"/>15751 ............................................. 15795</text:p>
      <text:p text:style-name="P1"/>
      <text:p text:style-name="P1">Anas_platyrhynchos_platyrhynchos 15796 AGACCCCCATGGGTCATCTGCAGTTTCGGTACCCTCCTAGTTGAG 15840</text:p>
      <text:p text:style-name="P1">Gallus_gallus <text:s text:c="19"/>15796 ............................................. 15840</text:p>
      <text:p text:style-name="P1"/>
      <text:p text:style-name="P1">Anas_platyrhynchos_platyrhynchos 15841 GACCACCTACTTCACAGTTAGATCAGTTGCAAAGTCCAGGTTGTT 15885</text:p>
      <text:p text:style-name="P1">Gallus_gallus <text:s text:c="19"/>15841 ............................................. 15885</text:p>
      <text:p text:style-name="P1"/>
      <text:p text:style-name="P1">Anas_platyrhynchos_platyrhynchos 15886 TCTCCTGGAAGCGATGCCTGTAACTTGATAGCCAACCAGCTAGTG 15930</text:p>
      <text:p text:style-name="P1">Gallus_gallus <text:s text:c="19"/>15886 ............................................. 15930</text:p>
      <text:p text:style-name="P1"/>
      <text:p text:style-name="P1">Anas_platyrhynchos_platyrhynchos 15931 AGGCTAGGATGTTTATATCTGGTAATTGTCTCCCAGTTTAGAAGT 15975</text:p>
      <text:p text:style-name="P1">Gallus_gallus <text:s text:c="19"/>15931 ............................................. 15975</text:p>
      <text:p text:style-name="P1"/>
      <text:p text:style-name="P1">Anas_platyrhynchos_platyrhynchos 15976 TCTCAATCAGGTACTCCTGCTGGAATAAATGCTTCTGCATTCTCT 16020</text:p>
      <text:p text:style-name="P1">Gallus_gallus <text:s text:c="19"/>15976 ............................................. 16020</text:p>
      <text:p text:style-name="P1"/>
      <text:p text:style-name="P1">Anas_platyrhynchos_platyrhynchos 16021 CCTGGTCTTACCAATTACTGTGACTGACCAGGGTTGGTTCCCATC 16065</text:p>
      <text:p text:style-name="P1">Gallus_gallus <text:s text:c="19"/>16021 ............................................. 16065</text:p>
      <text:p text:style-name="P1"/>
      <text:p text:style-name="P1">Anas_platyrhynchos_platyrhynchos 16066 ACTGCTTCCCCATCTTATTATCCCTTGTTAAATTGGAAAATGTCC 16110</text:p>
      <text:p text:style-name="P1">Gallus_gallus <text:s text:c="19"/>16066 ............................................. 16110</text:p>
      <text:p text:style-name="P1"/>
      <text:p text:style-name="P1">Anas_platyrhynchos_platyrhynchos 16111 TTGACTACATACACTTAAAGAAGCACTCTCCTTCTACATACCTTT 16155</text:p>
      <text:p text:style-name="P1">Gallus_gallus <text:s text:c="19"/>16111 ............................................. 16155</text:p>
      <text:p text:style-name="P1"/>
      <text:p text:style-name="P1">Anas_platyrhynchos_platyrhynchos 16156 ACATAAATATGATAAAGATGGTAACATTTTCACTTAACGAAGGCA 16200</text:p>
      <text:p text:style-name="P1">Gallus_gallus <text:s text:c="19"/>16156 ............................................. 16200</text:p>
      <text:p text:style-name="P1"/>
      <text:p text:style-name="P1">Anas_platyrhynchos_platyrhynchos 16201 GTGACCATGAGTCAGGAATAGTTAGGACAGAACTATGTAGACTCC 16245</text:p>
      <text:p text:style-name="P1">Gallus_gallus <text:s text:c="19"/>16201 ............................................. 16245</text:p>
      <text:p text:style-name="P1"/>
      <text:p text:style-name="P1">Anas_platyrhynchos_platyrhynchos 16246 TGCCTGTGAAGACAAGAAACTTCTACATACATTGTGATAGGTACA 16290</text:p>
      <text:p text:style-name="Standard"><text:span text:style-name="T1">Gallus_gallus <text:s text:c="19"/>16246 ............................................. </text:span><text:soft-page-break/><text:span text:style-name="T1">16290</text:span></text:p>
      <text:p text:style-name="P1"/>
      <text:p text:style-name="P1">Anas_platyrhynchos_platyrhynchos 16291 GTGGATGTCAAAGAGGTATGGCTCCATTAAAACAGGGGGTATGAT 16335</text:p>
      <text:p text:style-name="P1">Gallus_gallus <text:s text:c="19"/>16291 ............................................. 16335</text:p>
      <text:p text:style-name="P1"/>
      <text:p text:style-name="P1">Anas_platyrhynchos_platyrhynchos 16336 TGCATCAGGTTTAGGAACATTGTAGAAGTGGCTGGGGGGGGGGGG 16380</text:p>
      <text:p text:style-name="P1">Gallus_gallus <text:s text:c="19"/>16336 ............................................. 16380</text:p>
      <text:p text:style-name="P1"/>
      <text:p text:style-name="P1">Anas_platyrhynchos_platyrhynchos 16381 GGGGGGGGGGGGAGGGTTTAGAAAAAAAAATTTTAGATATTGCCA 16425</text:p>
      <text:p text:style-name="P1">Gallus_gallus <text:s text:c="19"/>16381 ..........................AAAGTTTTAGCTTTTGTGA 16425</text:p>
      <text:p text:style-name="P1"/>
      <text:p text:style-name="P1">Anas_platyrhynchos_platyrhynchos 16426 GAATATCTGTGCCACAGTGCAATAAAGATGGGTCCCCAGGACCCA 16470</text:p>
      <text:p text:style-name="P1">Gallus_gallus <text:s text:c="19"/>16426 GAAAATCTGTTCAAAAGTGGAATGAAGATGACTCCCCAGACCACA 16470</text:p>
      <text:p text:style-name="P1"/>
      <text:p text:style-name="P1">Anas_platyrhynchos_platyrhynchos 16471 GAAAACAGTCTTGTCAT‑‑‑TGATAACAGGGTGGTGGGAGAAAGA 16515</text:p>
      <text:p text:style-name="P1">Gallus_gallus <text:s text:c="19"/>16471 GGAGACAGTCTTGTTGTGGATGATTACAGGTTGATGGGAGAAAGG 16515</text:p>
      <text:p text:style-name="P1"/>
      <text:p text:style-name="P1">Anas_platyrhynchos_platyrhynchos 16516 AAGAGCAGTAGCCATGGAAAAATCTCAGGAGAGAGGATCGGAAAT 16560</text:p>
      <text:p text:style-name="P1">Gallus_gallus <text:s text:c="19"/>16516 AGGAGTAGCAGCTATGGAAAAATCTCAGGAAAGATGATCAGAAAA 16560</text:p>
      <text:p text:style-name="P1"/>
      <text:p text:style-name="P1">Anas_platyrhynchos_platyrhynchos 16561 ACAGTTTTGGACGCACTACTTTGAAAATAATTGTGAAACATTCAG 16605</text:p>
      <text:p text:style-name="P1">Gallus_gallus <text:s text:c="19"/>16561 ACAGTTTTGGATACACAACATTGAAAATAAGTGTGAAATATTCAG 16605</text:p>
      <text:p text:style-name="P1"/>
      <text:p text:style-name="P1">Anas_platyrhynchos_platyrhynchos 16606 AAAACAGAGGCTGGTTGAAACACAAGGCTAAGAATTCTGGAGACA 16650</text:p>
      <text:p text:style-name="P1">Gallus_gallus <text:s text:c="19"/>16606 AA‑‑CAGAGGCTGGCTGAAACAAATGGTTAGGAAATATGGAGATA 16650</text:p>
      <text:p text:style-name="P1"/>
      <text:p text:style-name="P1">Anas_platyrhynchos_platyrhynchos 16651 CATTAGAAATAAAAATCAAGATTTGAATACTACCCTTACTAACTA 16695</text:p>
      <text:p text:style-name="P1">Gallus_gallus <text:s text:c="19"/>16651 CATCAGAAGTAAATGCCAAGATTTGTATACC‑‑‑‑‑‑‑‑‑‑‑‑‑‑ 16695</text:p>
      <text:p text:style-name="P1"/>
      <text:p text:style-name="P1">Anas_platyrhynchos_platyrhynchos 16696 AGGGTAGTAAAGGAGTCCACATGGTTGGAGTCAGTTGCTTAAGTT 16740</text:p>
      <text:p text:style-name="P1">Gallus_gallus <text:s text:c="19"/>16696 ‑‑GTTAGTATATGAACCCACACAATTGGAG‑‑‑‑‑‑GCTTAGGTT 16740</text:p>
      <text:p text:style-name="P1"/>
      <text:p text:style-name="P1">Anas_platyrhynchos_platyrhynchos 16741 ATGCAGGAAAAAGTGGTTTGAACTAAGAGGACAGGGAGAAAGTTT 16785</text:p>
      <text:p text:style-name="P1">Gallus_gallus <text:s text:c="19"/>16741 ATGCAGGAGAAAGAGG‑‑‑‑‑ACAGGGAGAACAAG‑AGAAACTCT 16785</text:p>
      <text:p text:style-name="P1"/>
      <text:p text:style-name="P1">Anas_platyrhynchos_platyrhynchos 16786 CATGCCCTGAGT‑GACTGGTCAAGCAGTTGTATGATAAGAAAAAC 16830</text:p>
      <text:p text:style-name="P1">Gallus_gallus <text:s text:c="19"/>16786 TGTGCACTGAGCAGACAGGTCAAGCAGTTAAATAGTGAGAAAAAC 16830</text:p>
      <text:p text:style-name="P1"/>
      <text:p text:style-name="Standard"><text:span text:style-name="T1">Anas_platyrhynchos_platyrhynchos 16831 AGTATATAGTACTGAAAGATGCAGGACAGGATGTTAGAATGGTGG </text:span><text:soft-page-break/><text:span text:style-name="T1">16875</text:span></text:p>
      <text:p text:style-name="P1">Gallus_gallus <text:s text:c="19"/>16831 AG‑‑‑‑‑‑‑‑‑‑‑‑‑‑‑‑‑‑‑CAGGGTGTGATGTTAGGATGGAAA 16875</text:p>
      <text:p text:style-name="P1"/>
      <text:p text:style-name="P1">Anas_platyrhynchos_platyrhynchos 16876 ACATGATAAGTACCACAAAAAACAAGCAGAAAACATAATCTGGAG 16920</text:p>
      <text:p text:style-name="P1">Gallus_gallus <text:s text:c="19"/>16876 ACATTAACAATACCACAAAAGATAAGTGGAAAACA‑‑ATCTGGAA 16920</text:p>
      <text:p text:style-name="P1"/>
      <text:p text:style-name="P1">Anas_platyrhynchos_platyrhynchos 16921 AGCTAGATTTATAGATGTTAGCACACATTTGCTCAGAAGCAATTT 16965</text:p>
      <text:p text:style-name="P1">Gallus_gallus <text:s text:c="19"/>16921 CGCTAGGTTTATAGATGTTA‑CAGGTATTTGCTGAGAAGCAATTT 16965</text:p>
      <text:p text:style-name="P1"/>
      <text:p text:style-name="P1">Anas_platyrhynchos_platyrhynchos 16966 ATCAGGTTGCAAAAAAA‑GAAAGCCTGAGAGAAGTGAGCAGAATC 17010</text:p>
      <text:p text:style-name="P1">Gallus_gallus <text:s text:c="19"/>16966 GTCAGGATGAAGAAAGGTGAAAGTCCGAGAGGAGAGAGTGAAATC 17010</text:p>
      <text:p text:style-name="P1"/>
      <text:p text:style-name="P1">Anas_platyrhynchos_platyrhynchos 17011 TGATCCATAGAAGGGAAGACATGGTAAATGAGGTGCCACTGACTT 17055</text:p>
      <text:p text:style-name="P1">Gallus_gallus <text:s text:c="19"/>17011 TGAGGCATAGAAGTAGAG‑TATGGTTGATGAAGTGCCACTTATTT 17055</text:p>
      <text:p text:style-name="P1"/>
      <text:p text:style-name="P1">Anas_platyrhynchos_platyrhynchos 17056 TCAGGAGTTTGAAAGACACAAGATGATGGTTTGGGATGGTGTAGT 17100</text:p>
      <text:p text:style-name="P1">Gallus_gallus <text:s text:c="19"/>17056 CCAGGAGAGTGAAAGACATGAGATGGTGGTTAGGAGTGGTGGTGT 17100</text:p>
      <text:p text:style-name="P1"/>
      <text:p text:style-name="P1">Anas_platyrhynchos_platyrhynchos 17101 GCTCCCAGCAGCTTCCTGGAGAGACCTATTTTTGCATTGTCAAGG 17145</text:p>
      <text:p text:style-name="P1">Gallus_gallus <text:s text:c="19"/>17101 ‑CCCCCAACAGCTTGCTGAAGAGA‑‑TATTTTTTCATTGTCAAGG 17145</text:p>
      <text:p text:style-name="P1"/>
      <text:p text:style-name="P1">Anas_platyrhynchos_platyrhynchos 17146 GAAGTAAGCAGAGAAGCAAGACAAAGTGAGGTAAAGAAGGCATAT 17190</text:p>
      <text:p text:style-name="P1">Gallus_gallus <text:s text:c="19"/>17146 GAAGTAAGAAGCAAAGCAGAAGAAATTGAAGCAAAGAAAGCATAT 17190</text:p>
      <text:p text:style-name="P1"/>
      <text:p text:style-name="P1">Anas_platyrhynchos_platyrhynchos 17191 AAGAGAAATAGGGATAAGCAAGTATTAATTGTCTGCTAGAAGCAG 17235</text:p>
      <text:p text:style-name="P1">Gallus_gallus <text:s text:c="19"/>17191 AAGAGAAATAG‑‑‑‑‑‑‑‑‑‑‑‑‑‑‑‑‑‑‑‑‑‑‑‑‑‑‑‑‑‑‑‑‑‑ 17235</text:p>
      <text:p text:style-name="P1"/>
      <text:p text:style-name="P1">Anas_platyrhynchos_platyrhynchos 17236 TGGGATTACATGAAGGTATCACTAATTTATTTTCAACATAGAAGT 17280</text:p>
      <text:p text:style-name="P1">Gallus_gallus <text:s text:c="19"/>17236 ‑‑‑‑‑‑‑‑‑‑‑‑AAGCTAGCACTCATTCA‑‑‑‑‑‑‑‑‑‑‑‑‑‑GT 17280</text:p>
      <text:p text:style-name="P1"/>
      <text:p text:style-name="P1">Anas_platyrhynchos_platyrhynchos 17281 TCATCATGTAATTAAGTATGTTGATC‑‑CTGAGCAGGATCTAAAT 17325</text:p>
      <text:p text:style-name="P1">Gallus_gallus <text:s text:c="19"/>17281 TCATCATGTAATCAAACATTAAAAACACCTGAGCAAGATCTAAAT 17325</text:p>
      <text:p text:style-name="P1"/>
      <text:p text:style-name="P1">Anas_platyrhynchos_platyrhynchos 17326 GACACA‑‑‑‑‑‑‑‑‑‑‑CATCTGCACCTGTGTTCCTCAGGTGAAG 17370</text:p>
      <text:p text:style-name="P1">Gallus_gallus <text:s text:c="19"/>17326 GACATGTAAGCGCTCATCATGTACACCTGCGTTCCTTGTGTGAAG 17370</text:p>
      <text:p text:style-name="P1"/>
      <text:p text:style-name="P1">Anas_platyrhynchos_platyrhynchos 17371 CTCTATCATGTGGTCAGAATTTATGCAGAAACAGTTCATGTCTAT 17415</text:p>
      <text:p text:style-name="P1">Gallus_gallus <text:s text:c="19"/>17371 CTCTATCTCGTGTTCAGAGCTTATGCCAAAACAGCTCGTATCCAT 17415</text:p>
      <text:p text:style-name="P1"><text:soft-page-break/></text:p>
      <text:p text:style-name="P1">Anas_platyrhynchos_platyrhynchos 17416 TTCTCCATGTAGCTCATGGCCTAATTACCTCTGTTACCATTTGAA 17460</text:p>
      <text:p text:style-name="P1">Gallus_gallus <text:s text:c="19"/>17416 TTCTACATGTAACTCATGGCCTAGCTACCACTGCTAATATTT‑AA 17460</text:p>
      <text:p text:style-name="P1"/>
      <text:p text:style-name="P1">Anas_platyrhynchos_platyrhynchos 17461 TTGCAATCCTTTCACATTAGCTCCTCTAGAACACCTTAATAGATT 17505</text:p>
      <text:p text:style-name="P1">Gallus_gallus <text:s text:c="19"/>17461 TTGCACTCTTTTCACACCAGTTCCTCTAGAACACTTCAATAGTTT 17505</text:p>
      <text:p text:style-name="P1"/>
      <text:p text:style-name="P1">Anas_platyrhynchos_platyrhynchos 17506 ACATTTATGGTTGTTTTGTATTATCTTGTCACTCCTTTAGACAAA 17550</text:p>
      <text:p text:style-name="P1">Gallus_gallus <text:s text:c="19"/>17506 ACATTTACAGTTGTCTTATATCATCTTATCTTTCTGTTAGACAAA 17550</text:p>
      <text:p text:style-name="P1"/>
      <text:p text:style-name="P1">Anas_platyrhynchos_platyrhynchos 17551 CTCTCTGACATGCAGCAAGCATAGATAT‑AAAATGTAGGCTGCAA 17595</text:p>
      <text:p text:style-name="P1">Gallus_gallus <text:s text:c="19"/>17551 CGCTTTGACGTGCAGCAAGCATAGACCTGAAAATGTAGGCTGCAA 17595</text:p>
      <text:p text:style-name="P1"/>
      <text:p text:style-name="P1">Anas_platyrhynchos_platyrhynchos 17596 TAGGTTGATATGAAAATTAGTGCTTCCGGGCAAATAGGAAATTAA 17640</text:p>
      <text:p text:style-name="P1">Gallus_gallus <text:s text:c="19"/>17596 CAGAATGATATAAAAATTAGCGCATCTAGGAAAACAGGAAATTAA 17640</text:p>
      <text:p text:style-name="P1"/>
      <text:p text:style-name="P1">Anas_platyrhynchos_platyrhynchos 17641 TATTAGAATCCAATTAATCTTCATTTCATATGGAGAAAAAAAATA 17685</text:p>
      <text:p text:style-name="P1">Gallus_gallus <text:s text:c="19"/>17641 TATTAGAATTTAATTAATTCTTCTTTCATGTGGAGAAGAAAT‑TA 17685</text:p>
      <text:p text:style-name="P1"/>
      <text:p text:style-name="P1">Anas_platyrhynchos_platyrhynchos 17686 ATTAGTCTTAATAGGACCACAGAGGCATCACAA‑TTTTTTCCTTC 17730</text:p>
      <text:p text:style-name="P1">Gallus_gallus <text:s text:c="19"/>17686 ATTAGACTTAATAGGACCATGGAAGCATCACAAATGTTTTCTTTC 17730</text:p>
      <text:p text:style-name="P1"/>
      <text:p text:style-name="P1">Anas_platyrhynchos_platyrhynchos 17731 CATCAAACAAAGCCAACACTGAACAACCACTAATCAATCACTCTA 17775</text:p>
      <text:p text:style-name="P1">Gallus_gallus <text:s text:c="19"/>17731 CATCAAATAAAGCCTACACTGAACAACCACTAATTAATCATTCTG 17775</text:p>
      <text:p text:style-name="P1"/>
      <text:p text:style-name="P1">Anas_platyrhynchos_platyrhynchos 17776 ATCAAGCACAGCATCAGCAGTATTTCTCACTGTCCATATCTCTTA 17820</text:p>
      <text:p text:style-name="P1">Gallus_gallus <text:s text:c="19"/>17776 ATAGAGCACAGTACCAGCAGT‑‑‑TCTCATTGTCCATAACTCCT‑ 17820</text:p>
      <text:p text:style-name="P1"/>
      <text:p text:style-name="P1">Anas_platyrhynchos_platyrhynchos 17821 TCTTTTTACTTCGTTC‑‑‑‑‑‑‑‑‑‑‑‑‑‑GGAAGTATTTTCTAA 17865</text:p>
      <text:p text:style-name="P1">Gallus_gallus <text:s text:c="19"/>17821 ‑CTTTTTATTTCCTCCATCCCCAATTCCCTGCAAGTATTTTCTAT 17865</text:p>
      <text:p text:style-name="P1"/>
      <text:p text:style-name="P1">Anas_platyrhynchos_platyrhynchos 17866 CAAGGACAAACTTTTTCTTGTTTGATTATTCTGAATACTCCCACA 17910</text:p>
      <text:p text:style-name="P1">Gallus_gallus <text:s text:c="19"/>17866 CAAGGGCAAGATTTTGCTTGGTTTATTATTATGAAAATTCCCATA 17910</text:p>
      <text:p text:style-name="P1"/>
      <text:p text:style-name="P1">Anas_platyrhynchos_platyrhynchos 17911 ACTGCAGGAAATGCCATTTTTTTTTTGAACAACGAATTAATTCTT 17955</text:p>
      <text:p text:style-name="P1">Gallus_gallus <text:s text:c="19"/>17911 ATTGTGGGAAAATCCATTTTCTT‑‑‑GAGCAATGAATTAGTAATT 17955</text:p>
      <text:p text:style-name="P1"/>
      <text:p text:style-name="P1">Anas_platyrhynchos_platyrhynchos 17956 ATCTTCTGCAAGCATGAACAAATGTTTTTTTTGTAGATGTTTACC 18000</text:p>
      <text:p text:style-name="P1"><text:soft-page-break/>Gallus_gallus <text:s text:c="19"/>17956 ACCATCTGCACATACAAAC‑‑‑‑‑TTTTTTTTGTAGATGCCTACT 18000</text:p>
      <text:p text:style-name="P1"/>
      <text:p text:style-name="P1">Anas_platyrhynchos_platyrhynchos 18001 AATCCTCAAGCATTATCATTCCCTGTCTCAGGTAGGACACTGTCT 18045</text:p>
      <text:p text:style-name="P1">Gallus_gallus <text:s text:c="19"/>18001 GATGTTCTAGCATTAATATTCTGTGTCTTAAACATGATATTTTAG 18045</text:p>
      <text:p text:style-name="P1"/>
      <text:p text:style-name="P1">Anas_platyrhynchos_platyrhynchos 18046 CTACTAGAGGTTCTGA‑‑‑‑‑‑‑‑‑‑‑ATAAGGAATAATGGAATC 18090</text:p>
      <text:p text:style-name="P1">Gallus_gallus <text:s text:c="19"/>18046 CTACTAAAGGTTCCTATCTTTGATACAACAAGGAACAATAAAAAC 18090</text:p>
      <text:p text:style-name="P1"/>
      <text:p text:style-name="P1">Anas_platyrhynchos_platyrhynchos 18091 AGTGTGAGTTTTCATGTTAAAATATCCTCGCTACTATTTATAACA 18135</text:p>
      <text:p text:style-name="P1">Gallus_gallus <text:s text:c="19"/>18091 TTTGGGAGTTTTTATGTTAAAATATCCTCGGTATCATTT‑‑‑‑‑‑ 18135</text:p>
      <text:p text:style-name="P1"/>
      <text:p text:style-name="P1">Anas_platyrhynchos_platyrhynchos 18136 ACTTTTCAGGAAGACACATTTTTT‑TTTCTGCCTAT‑‑‑‑‑TGGT 18180</text:p>
      <text:p text:style-name="P1">Gallus_gallus <text:s text:c="19"/>18136 ‑‑‑‑‑‑CAGGAGGACACTTTTTTCCTTTCTGCTAGTCAGAGTGGT 18180</text:p>
      <text:p text:style-name="P1"/>
      <text:p text:style-name="P1">Anas_platyrhynchos_platyrhynchos 18181 TTAAAAAAAAAAAAAAGTTATCATCTTGATACATTGGTTGTAGTC 18225</text:p>
      <text:p text:style-name="P1">Gallus_gallus <text:s text:c="19"/>18181 TTTTTAAAACAT‑‑‑‑GTTTACATCTTGATATATAGCTCGTAGTC 18225</text:p>
      <text:p text:style-name="P1"/>
      <text:p text:style-name="P1">Anas_platyrhynchos_platyrhynchos 18226 CAACTAAACAATATTAGCCTTCACATACAGTCTTAGAGAGTTTCT 18270</text:p>
      <text:p text:style-name="P1">Gallus_gallus <text:s text:c="19"/>18226 CAATAAAACAATATTAGCCTTGATAGAAAGTGTTATAAAGTTTGT 18270</text:p>
      <text:p text:style-name="P1"/>
      <text:p text:style-name="P1">Anas_platyrhynchos_platyrhynchos 18271 AGAAGTTGACTGTTTTTTAATGTAACAATAACAGAAATTTAGAAT 18315</text:p>
      <text:p text:style-name="P1">Gallus_gallus <text:s text:c="19"/>18271 AGAAG‑‑‑‑‑‑GTTTTTCAATGTAACAATAACAAAAATT‑AGAAT 18315</text:p>
      <text:p text:style-name="P1"/>
      <text:p text:style-name="P1">Anas_platyrhynchos_platyrhynchos 18316 TGCAATCAA‑‑‑‑‑‑‑‑‑‑‑GGGGGGATGCCCCTTTTTTTTT‑‑‑ 18360</text:p>
      <text:p text:style-name="P1">Gallus_gallus <text:s text:c="19"/>18316 TACAATAAAAATGGGTGCATGGGGTGGTGTTTTTTTGTTTTTGGT 18360</text:p>
      <text:p text:style-name="P1"/>
      <text:p text:style-name="P1">Anas_platyrhynchos_platyrhynchos 18361 ‑‑‑‑‑‑TTTT‑‑‑‑TTTTTTTTTTA‑‑‑‑‑‑‑‑‑‑‑‑‑TAAAAAG 18405</text:p>
      <text:p text:style-name="P1">Gallus_gallus <text:s text:c="19"/>18361 GGTTGTTTTTGGGGTTTCATTTTTAGTATGATAGTCATTGAAGAG 18405</text:p>
      <text:p text:style-name="P1"/>
      <text:p text:style-name="P1">Anas_platyrhynchos_platyrhynchos 18406 TAAGTTATGCCATGAATGGTATTGATAATCTTA‑TAATTTCATGA 18450</text:p>
      <text:p text:style-name="P1">Gallus_gallus <text:s text:c="19"/>18406 TAAGTTATGCCATGAATGCTGTTAATGATCTTAATGATTTCATGA 18450</text:p>
      <text:p text:style-name="P1"/>
      <text:p text:style-name="P1">Anas_platyrhynchos_platyrhynchos 18451 CTAGTGTGTATGACTGCTGCTGAAGGCAAGGTGCAAGGTGCTCGC 18495</text:p>
      <text:p text:style-name="P1">Gallus_gallus <text:s text:c="19"/>18451 CTGGAATGTATGACTGCAGCTGAAAACA‑‑‑‑‑‑‑‑‑GTGTACTC 18495</text:p>
      <text:p text:style-name="P1"/>
      <text:p text:style-name="P1">Anas_platyrhynchos_platyrhynchos 18496 ACTTGATTGTTGATTAATAAACTGCTTCTCGTGTCCTTGAATTTT 18540</text:p>
      <text:p text:style-name="P1">Gallus_gallus <text:s text:c="19"/>18496 AC‑‑‑ATTGTT‑‑TCAATAAACTGCTTCTCATGTCCTTGAATTTT 18540</text:p>
      <text:p text:style-name="P1"/>
      <text:p text:style-name="P1"><text:soft-page-break/>Anas_platyrhynchos_platyrhynchos 18541 TCTTTTGCTACCAGAAGTATGCCTAGAAATTATATTATAATCCAT 18585</text:p>
      <text:p text:style-name="P1">Gallus_gallus <text:s text:c="19"/>18541 CATTTTACCACCAAGAGCATGCCTAGAAATTACATCAATTTCCAT 18585</text:p>
      <text:p text:style-name="P1"/>
      <text:p text:style-name="P1">Anas_platyrhynchos_platyrhynchos 18586 CAATTTACTTGTTTATAATGTAAATAGCACTTTTTTTTCTTTTTT 18630</text:p>
      <text:p text:style-name="P1">Gallus_gallus <text:s text:c="19"/>18586 CCATTGATTTGTTTACAATGGAAATAGCACTTGTATTCTTTT‑‑‑ 18630</text:p>
      <text:p text:style-name="P1"/>
      <text:p text:style-name="P1">Anas_platyrhynchos_platyrhynchos 18631 TTCTGAAAATAAATTATGGTTGCAGAAAGAGCTACTGTTTTGCAT 18675</text:p>
      <text:p text:style-name="P1">Gallus_gallus <text:s text:c="19"/>18631 ‑‑‑‑GAATATAAATTACAGCTATAGTAAGAGCTACTATTCTGCAC 18675</text:p>
      <text:p text:style-name="P1"/>
      <text:p text:style-name="P1">Anas_platyrhynchos_platyrhynchos 18676 TGAAGTGGTGCTGTTTCCTTTGGGATACTACTACAAAAGGTACTA 18720</text:p>
      <text:p text:style-name="P1">Gallus_gallus <text:s text:c="19"/>18676 TGAAGTGGTACTGGCCCCTTTGGGTTAT‑‑CTGTAAGAAACACCA 18720</text:p>
      <text:p text:style-name="P1"/>
      <text:p text:style-name="P1">Anas_platyrhynchos_platyrhynchos 18721 ACACTCAAGGCTGGCTAGCTGAT‑‑TTACTTAGGAAAGGATGGAA 18765</text:p>
      <text:p text:style-name="P1">Gallus_gallus <text:s text:c="19"/>18721 GTGCTGAAGGTTGGCTAACTGCTAGTTACTGAATAAAGAATAGAA 18765</text:p>
      <text:p text:style-name="P1"/>
      <text:p text:style-name="P1">Anas_platyrhynchos_platyrhynchos 18766 ATTAATTATATAAAAGATGATAGCACTC‑TTATGACCCTTCTGAT 18810</text:p>
      <text:p text:style-name="P1">Gallus_gallus <text:s text:c="19"/>18766 ATTAG‑‑‑‑‑‑AAAAAAAGAGAGCACTCATCATGCCCTTCCTGAT 18810</text:p>
      <text:p text:style-name="P1"/>
      <text:p text:style-name="P1">Anas_platyrhynchos_platyrhynchos 18811 GATGGGAACCCAGCTGTTGCAGAATGGAACAACCTCCTCCTTGTA 18855</text:p>
      <text:p text:style-name="Standard"><text:span text:style-name="T1">Gallus_gallus <text:s text:c="19"/>18811 TCTGGGAAACTATCTGTGGCAAAACAG</text:span><text:span text:style-name="T4">AAT‑‑‑CTTCTCAGTGTA</text:span><text:span text:style-name="T1"> 18855</text:span></text:p>
      <text:p text:style-name="P1"/>
      <text:p text:style-name="P1">Anas_platyrhynchos_platyrhynchos 18856 AATCATAGTATCGTGGAATCATGCTACACTGATCTAGAATCATAG 18900</text:p>
      <text:p text:style-name="Standard"><text:span text:style-name="T1">Gallus_gallus <text:s text:c="19"/>18856 </text:span><text:span text:style-name="T4">GATCATGGCAT‑‑‑‑‑‑‑‑‑‑‑‑‑‑‑‑‑‑‑‑‑‑‑‑‑‑‑‑‑‑‑‑‑‑</text:span><text:span text:style-name="T1"> 18900</text:span></text:p>
      <text:p text:style-name="P1"/>
      <text:p text:style-name="P1">Anas_platyrhynchos_platyrhynchos 18901 ATCATACTACACTGACCAGATCCTGCTCATGCCGAGGTTTGCGGG 18945</text:p>
      <text:p text:style-name="Standard"><text:span text:style-name="T1">Gallus_gallus <text:s text:c="19"/>18901 </text:span><text:span text:style-name="T4">‑‑‑‑‑‑‑‑‑‑ACTGTCCAGGTTTGGTCTGTGGTAAGATTTGC‑‑‑</text:span><text:span text:style-name="T1"> 18945</text:span></text:p>
      <text:p text:style-name="P1"/>
      <text:p text:style-name="P1">Anas_platyrhynchos_platyrhynchos 18946 CCTCACTGTTCTTCATATATTTTTAGTATTCCTCCAAATAAACAG 18990</text:p>
      <text:p text:style-name="Standard"><text:span text:style-name="T1">Gallus_gallus <text:s text:c="19"/>18946 </text:span><text:span text:style-name="T4">‑‑‑‑‑‑‑‑‑‑‑‑‑‑‑‑‑‑‑‑‑‑‑‑‑‑‑‑‑CCTTCTAAGAGTACAG</text:span><text:span text:style-name="T1"> 18990</text:span></text:p>
      <text:p text:style-name="P1"/>
      <text:p text:style-name="P1">Anas_platyrhynchos_platyrhynchos 18991 TAATCAACCTTTTATCTATGCAATGCTGAGCTTACTAGTTGACAC 19035</text:p>
      <text:p text:style-name="Standard"><text:span text:style-name="T1">Gallus_gallus <text:s text:c="19"/>18991 </text:span><text:span text:style-name="T4">TAATCAACCCTTCACTGGGACAAGGTTGAACTTTCTAGTTTGCAC</text:span><text:span text:style-name="T1"> 19035</text:span></text:p>
      <text:p text:style-name="P1"/>
      <text:p text:style-name="P1">Anas_platyrhynchos_platyrhynchos 19036 AACAAAGTTCACTGAGAGTGTTGCACTCTTACATATCTCCATAGG 19080</text:p>
      <text:p text:style-name="Standard"><text:span text:style-name="T1">Gallus_gallus <text:s text:c="19"/>19036 </text:span><text:span text:style-name="T4">ATGAAGATCCACTGAGACCGTTACACTCTTTAATATTTCTATTTG</text:span><text:span text:style-name="T1"> 19080</text:span></text:p>
      <text:p text:style-name="P1"/>
      <text:p text:style-name="P1">Anas_platyrhynchos_platyrhynchos 19081 AATGAGCAATTATAATATATATAATATATTGTATATATTATTATA 19125</text:p>
      <text:p text:style-name="Standard"><text:span text:style-name="T1">Gallus_gallus <text:s text:c="19"/>19081 </text:span><text:span text:style-name="T4">AGTGAGCTCTTAGAA‑‑‑ACATTACATCCAGTAGGTATTGCTAAA</text:span><text:span text:style-name="T1"> </text:span><text:soft-page-break/><text:span text:style-name="T1">19125</text:span></text:p>
      <text:p text:style-name="P1"/>
      <text:p text:style-name="P1">Anas_platyrhynchos_platyrhynchos 19126 TATAATATATAATA‑‑‑‑TATTATATAT‑‑‑‑‑‑‑‑TATATA‑‑‑ 19170</text:p>
      <text:p text:style-name="Standard"><text:span text:style-name="T1">Gallus_gallus <text:s text:c="19"/>19126 </text:span><text:span text:style-name="T4">GGCCATGTGTATTAATGTCACTGCGTATGCTCAAGCTATATAGCG</text:span><text:span text:style-name="T1"> 19170</text:span></text:p>
      <text:p text:style-name="P1"/>
      <text:p text:style-name="P1">Anas_platyrhynchos_platyrhynchos 19171 ‑‑‑‑‑‑‑‑‑‑‑‑TCGTATAT‑‑‑‑‑‑‑‑‑‑‑‑‑‑‑‑‑‑‑‑TATAA 19215</text:p>
      <text:p text:style-name="Standard"><text:span text:style-name="T1">Gallus_gallus <text:s text:c="19"/>19171 </text:span><text:span text:style-name="T4">GGCCACTTGCGCTCATGTATGGGTATCTACTGCCAAGGCCTGTAC</text:span><text:span text:style-name="T1"> 19215</text:span></text:p>
      <text:p text:style-name="P1"/>
      <text:p text:style-name="P1">Anas_platyrhynchos_platyrhynchos 19216 ATAAATATAATAATTATAGTAATGCTAGAACTTCAGTGTGAAAAA 19260</text:p>
      <text:p text:style-name="Standard"><text:span text:style-name="T1">Gallus_gallus <text:s text:c="19"/>19216 </text:span><text:span text:style-name="T4">TTAAATGTTGCATTTATAGTTAAGCCAGCATTTCAGGATGAAAAA</text:span><text:span text:style-name="T1"> 19260</text:span></text:p>
      <text:p text:style-name="P1"/>
      <text:p text:style-name="P1">Anas_platyrhynchos_platyrhynchos 19261 AAATCTGTTCTCCTGCCTGAGAAATAAAAATAAGTTCCTGGCTGA 19305</text:p>
      <text:p text:style-name="Standard"><text:span text:style-name="T1">Gallus_gallus <text:s text:c="19"/>19261 </text:span><text:span text:style-name="T4">AT‑TCTGTTCTTATGCCCAAGTAACAAAAGTAAG‑‑‑CTGAGTGA</text:span><text:span text:style-name="T1"> 19305</text:span></text:p>
      <text:p text:style-name="P1"/>
      <text:p text:style-name="P1">Anas_platyrhynchos_platyrhynchos 19306 ATTTTGGCACACAGGAAAAAAAAAATAAAAATCTTTCATAATCAG 19350</text:p>
      <text:p text:style-name="Standard"><text:span text:style-name="T1">Gallus_gallus <text:s text:c="19"/>19306 </text:span><text:span text:style-name="T4">TTTT‑‑‑AATACAGAAGAAAAAAAAAAAAGCCTTTTTTTAATGAG</text:span><text:span text:style-name="T1"> 19350</text:span></text:p>
      <text:p text:style-name="P1"/>
      <text:p text:style-name="P1">Anas_platyrhynchos_platyrhynchos 19351 TTATTTCAGCATTGGGAATTTAAAATTCTGGATCAATACAACTGT 19395</text:p>
      <text:p text:style-name="Standard"><text:span text:style-name="T1">Gallus_gallus <text:s text:c="19"/>19351 </text:span><text:span text:style-name="T4">‑‑AATTTAAAATGGGCACTTTACACTTCAGGATCAGTA‑‑ACTGT</text:span><text:span text:style-name="T1"> 19395</text:span></text:p>
      <text:p text:style-name="P1"/>
      <text:p text:style-name="P1">Anas_platyrhynchos_platyrhynchos 19396 AAGAATCATTTTTACTGATAAAATTCTGAAATTTAGAAGGGCACT 19440</text:p>
      <text:p text:style-name="Standard"><text:span text:style-name="T1">Gallus_gallus <text:s text:c="19"/>19396 </text:span><text:span text:style-name="T4">CAGAAGCATTTTCATGGACAAAACAGTGCAGTTCAGAAGGGGACT</text:span><text:span text:style-name="T1"> 19440</text:span></text:p>
      <text:p text:style-name="P1"/>
      <text:p text:style-name="P1">Anas_platyrhynchos_platyrhynchos 19441 ATCCAAGCTATTTTCCATAGATTCAAATCTAGAGGGGGTTGGAAA 19485</text:p>
      <text:p text:style-name="Standard"><text:span text:style-name="T1">Gallus_gallus <text:s text:c="19"/>19441 </text:span><text:span text:style-name="T4">ATCCATGCTATTTTCCATAGCCTGAAATCTAGACATGGTTGGAAA</text:span><text:span text:style-name="T1"> 19485</text:span></text:p>
      <text:p text:style-name="P1"/>
      <text:p text:style-name="P1">Anas_platyrhynchos_platyrhynchos 19486 AATATATTTTAAAATGTCATCACACCTCACTAGCCACTAGCAGGG 19530</text:p>
      <text:p text:style-name="Standard"><text:span text:style-name="T1">Gallus_gallus <text:s text:c="19"/>19486 </text:span><text:span text:style-name="T4">AGTATGTTTTAAAGTGTCATCACACTTCACTGCCAACTAGCAGG‑</text:span><text:span text:style-name="T1"> 19530</text:span></text:p>
      <text:p text:style-name="P1"/>
      <text:p text:style-name="P1">Anas_platyrhynchos_platyrhynchos 19531 AAAAAGGTTTTGGTGAGGGCTTAGCTACTGAATGATGTATTGGTG 19575</text:p>
      <text:p text:style-name="Standard"><text:span text:style-name="T1">Gallus_gallus <text:s text:c="19"/>19531 </text:span><text:span text:style-name="T4">‑‑‑‑‑‑‑TTTTGGTGAGTACCTAGCAACTGAATG‑‑‑TGTTGGTG</text:span><text:span text:style-name="T1"> 19575</text:span></text:p>
      <text:p text:style-name="P1"/>
      <text:p text:style-name="P1">Anas_platyrhynchos_platyrhynchos 19576 CACTTCAAAAAAGTTGTCATTGTCTTGCTCCAGCAACAGACAGCA 19620</text:p>
      <text:p text:style-name="Standard"><text:span text:style-name="T1">Gallus_gallus <text:s text:c="19"/>19576 </text:span><text:span text:style-name="T4">CTCTTCAAAAAGGTTGTCATAGCTTTGCTCTGACATGACACGACA</text:span><text:span text:style-name="T1"> 19620</text:span></text:p>
      <text:p text:style-name="P1"/>
      <text:p text:style-name="P1">Anas_platyrhynchos_platyrhynchos 19621 CAGATTC‑‑‑CCTAGAGATTTGCTGCTGCTTTTCAAAGATACAAA 19665</text:p>
      <text:p text:style-name="Standard"><text:span text:style-name="T1">Gallus_gallus <text:s text:c="19"/>19621 </text:span><text:span text:style-name="T4">TAAACTCTAGCCAAGAAATATACTACTGATGTTCAAAGATACAAA</text:span><text:span text:style-name="T1"> 19665</text:span></text:p>
      <text:p text:style-name="P1"/>
      <text:p text:style-name="Standard"><text:span text:style-name="T1">Anas_platyrhynchos_platyrhynchos 19666 TATATTAATATGCAAATTTAGTTTCCTCTAAAATCACATGCAAAT </text:span><text:soft-page-break/><text:span text:style-name="T1">19710</text:span></text:p>
      <text:p text:style-name="Standard"><text:span text:style-name="T1">Gallus_gallus <text:s text:c="19"/>19666 </text:span><text:span text:style-name="T4">TGTCTTA‑‑‑TACAGATTTTATTTCCTCTAAAATCACATGCAACT</text:span><text:span text:style-name="T1"> 19710</text:span></text:p>
      <text:p text:style-name="P1"/>
      <text:p text:style-name="P1">Anas_platyrhynchos_platyrhynchos 19711 ATGCAGAGTGCTGCTACAGGAGATACTACCTGCTCAAAGTGAAAT 19755</text:p>
      <text:p text:style-name="Standard"><text:span text:style-name="T1">Gallus_gallus <text:s text:c="19"/>19711 </text:span><text:span text:style-name="T4">GTGCACAGCAGTGCTAGAGGCGGTACT‑‑‑‑GCTCCAAGTGAAAG</text:span><text:span text:style-name="T1"> 19755</text:span></text:p>
      <text:p text:style-name="P1"/>
      <text:p text:style-name="P1">Anas_platyrhynchos_platyrhynchos 19756 GGCATGGAGAAGGGCAGGTATTCTTATTAAGGACTAGCTCTACCA 19800</text:p>
      <text:p text:style-name="Standard"><text:span text:style-name="T1">Gallus_gallus <text:s text:c="19"/>19756 </text:span><text:span text:style-name="T4">GGCCTGGAGCCATTCAGGGATTCCTATCAAGGACCAGCTCTACAA</text:span><text:span text:style-name="T1"> 19800</text:span></text:p>
      <text:p text:style-name="P1"/>
      <text:p text:style-name="P1">Anas_platyrhynchos_platyrhynchos 19801 AACATTCATAATAAACTGGATCATTTCAGCATAGCTCTGCAAGTA 19845</text:p>
      <text:p text:style-name="Standard"><text:span text:style-name="T1">Gallus_gallus <text:s text:c="19"/>19801 </text:span><text:span text:style-name="T4">AACATTCATCAGAAGCAGGATGGTTCAAGCATAGCT</text:span><text:span text:style-name="T1">CTGCAAGTA 19845</text:span></text:p>
      <text:p text:style-name="P1"/>
      <text:p text:style-name="P1">Anas_platyrhynchos_platyrhynchos 19846 G‑GGAGATGGAGATTAACC‑‑‑‑‑‑‑TCATTCATCCATTTGCATT 19890</text:p>
      <text:p text:style-name="P1">Gallus_gallus <text:s text:c="19"/>19846 GAGGAGATAGAAATTAACCATCTGTCTAATCCATCCTTTTGCATC 19890</text:p>
      <text:p text:style-name="P1"/>
      <text:p text:style-name="P1">Anas_platyrhynchos_platyrhynchos 19891 CTATGGTATTTAGACAGCTCCTTCTGCAAATTTTTTAACTTATCT 19935</text:p>
      <text:p text:style-name="P1">Gallus_gallus <text:s text:c="19"/>19891 ATATGATAATTAGGTTGATGCTTTTGCAAAT‑‑‑‑‑‑‑‑‑‑‑‑‑‑ 19935</text:p>
      <text:p text:style-name="P1"/>
      <text:p text:style-name="P1">Anas_platyrhynchos_platyrhynchos 19936 TCTTAACTTCTTAACCTTTAACTTAACTTCTGCAAATATTTAACT 19980</text:p>
      <text:p text:style-name="Standard"><text:span text:style-name="T1">Gallus_gallus <text:s text:c="19"/>19936 ‑‑‑‑‑‑‑‑‑‑‑‑‑‑‑‑‑‑‑‑‑‑‑‑‑‑‑‑‑‑‑‑‑‑‑ATATTTAC</text:span><text:span text:style-name="T4">CC</text:span><text:span text:style-name="T1"> 19980</text:span></text:p>
      <text:p text:style-name="P1"/>
      <text:p text:style-name="P1">Anas_platyrhynchos_platyrhynchos 19981 TAATGTTTTTTGTTTGTTTGTTTGTTTTTTGTTTCTTTGACTTGA 20025</text:p>
      <text:p text:style-name="Standard"><text:span text:style-name="T1">Gallus_gallus <text:s text:c="19"/>19981 </text:span><text:span text:style-name="T4">T............................................</text:span><text:span text:style-name="T1"> 20025</text:span></text:p>
      <text:p text:style-name="P1"/>
      <text:p text:style-name="P1">Anas_platyrhynchos_platyrhynchos 20026 GTTGTTTTATTGGTTTTGGTTTTAGTTTTGGTAAAAATGCATTTA 20070</text:p>
      <text:p text:style-name="Standard"><text:span text:style-name="T1">Gallus_gallus <text:s text:c="19"/>20026 </text:span><text:span text:style-name="T4">.........................TTTTTCAAATAATGCATTTA</text:span><text:span text:style-name="T1"> 20070</text:span></text:p>
      <text:p text:style-name="P1"/>
      <text:p text:style-name="P1">Anas_platyrhynchos_platyrhynchos 20071 ATCGCATCAGTTTCCACTTTCAAGAAACCAGACCTTGTCCTTGCT 20115</text:p>
      <text:p text:style-name="Standard"><text:span text:style-name="T1">Gallus_gallus <text:s text:c="19"/>20071 </text:span><text:span text:style-name="T4">ATTACTTCAGTTTCCACTTTCAAGTAACCAGACTTTGTCCTTGCT</text:span><text:span text:style-name="T1"> 20115</text:span></text:p>
      <text:p text:style-name="P1"/>
      <text:p text:style-name="P1">Anas_platyrhynchos_platyrhynchos 20116 CACACTCAGTCTCCATTGTCAAGAGCTCTAAAAGGTAAAGAGAGG 20160</text:p>
      <text:p text:style-name="Standard"><text:span text:style-name="T1">Gallus_gallus <text:s text:c="19"/>20116 </text:span><text:span text:style-name="T4">GACAATC‑‑TCT</text:span><text:span text:style-name="T1">CTATTGTCAAAAG‑‑‑‑‑‑‑‑‑‑‑‑AAAAAAAG 20160</text:span></text:p>
      <text:p text:style-name="P1"/>
      <text:p text:style-name="P1">Anas_platyrhynchos_platyrhynchos 20161 CAACTAGCATTCAAAACAAGTTTGATAAATACATTTCTCCGTGTT 20205</text:p>
      <text:p text:style-name="P1">Gallus_gallus <text:s text:c="19"/>20161 CAGGAAGTAATCAAACCAAGTTTGACAAATCCATTTCTCACTGCT 20205</text:p>
      <text:p text:style-name="P1"/>
      <text:p text:style-name="P1">Anas_platyrhynchos_platyrhynchos 20206 CCCAAATTTAGCTGCAGCATAAATTCCTTCTTTTG‑‑‑‑TTTCCT 20250</text:p>
      <text:p text:style-name="P1">Gallus_gallus <text:s text:c="19"/>20206 CCCACCTCTAGTTGCATCATTAATTCCTGCTTTTAATTTTTTCCT 20250</text:p>
      <text:p text:style-name="P1"><text:soft-page-break/></text:p>
      <text:p text:style-name="P1">Anas_platyrhynchos_platyrhynchos 20251 GTCTTTATCTTTCATTTACTGCTTCTCCAGGATAAGATCAACCCT 20295</text:p>
      <text:p text:style-name="P1">Gallus_gallus <text:s text:c="19"/>20251 TTCTTC‑TCTTCCATTTACTGTTTCTCCAGGCTCAGACCAAAACC 20295</text:p>
      <text:p text:style-name="P1"/>
      <text:p text:style-name="P1">Anas_platyrhynchos_platyrhynchos 20296 CCACTCCCACTCCCCTTCCCCAAACAAAACACCTCTGATGTTCCC 20340</text:p>
      <text:p text:style-name="P1">Gallus_gallus <text:s text:c="19"/>20296 CC‑‑‑‑‑‑‑‑‑‑‑‑‑‑‑CCCCAAATAAAAAACTTCTGATGTTCTC 20340</text:p>
      <text:p text:style-name="P1"/>
      <text:p text:style-name="P1">Anas_platyrhynchos_platyrhynchos 20341 CTTCATCTTGTTCATACCAGCAGA‑TCCATGACCTCACTCAGAGG 20385</text:p>
      <text:p text:style-name="Standard"><text:span text:style-name="T1">Gallus_gallus <text:s text:c="19"/>20341 CTTCAGCTTGTTCTTAC</text:span><text:span text:style-name="T4">CAGAAAAATCCATGACTCCACACAAGGG</text:span><text:span text:style-name="T1"> 20385</text:span></text:p>
      <text:p text:style-name="P1"/>
      <text:p text:style-name="P1">Anas_platyrhynchos_platyrhynchos 20386 AAAACTTTCCTCACAAAAAAATACACTACCAAGATA‑‑‑‑‑‑‑‑‑ 20430</text:p>
      <text:p text:style-name="Standard"><text:span text:style-name="T1">Gallus_gallus <text:s text:c="19"/>20386 </text:span><text:span text:style-name="T4">AGATCTTTCTTCACCACAAA‑TACACTGTTAAAGGAAGGAAGGCT</text:span><text:span text:style-name="T1"> 20430</text:span></text:p>
      <text:p text:style-name="P1"/>
      <text:p text:style-name="P1">Anas_platyrhynchos_platyrhynchos 20431 TTGGTGTCCAAGGATCCCT‑‑‑‑‑‑‑‑‑‑‑‑‑‑‑‑‑‑‑‑‑‑‑‑TC 20475</text:p>
      <text:p text:style-name="Standard"><text:span text:style-name="T1">Gallus_gallus <text:s text:c="19"/>20431 </text:span><text:span text:style-name="T4">TTGAT‑‑‑‑‑AGGATCCTTGTCCAAGCCTAAGTAGTTTGAATCTC</text:span><text:span text:style-name="T1"> 20475</text:span></text:p>
      <text:p text:style-name="P1"/>
      <text:p text:style-name="P1">Anas_platyrhynchos_platyrhynchos 20476 AGTGAGATGGGCTGAT‑CTGTCCAAGCCT‑‑‑‑‑‑‑‑‑‑‑‑‑‑‑‑ 20520</text:p>
      <text:p text:style-name="Standard"><text:span text:style-name="T1">Gallus_gallus <text:s text:c="19"/>20476 </text:span><text:span text:style-name="T4">CGTGATATTTCCTGTCGTTGTTCCAGCCTGACTGTTCCTACAGAT</text:span><text:span text:style-name="T1"> 20520</text:span></text:p>
      <text:p text:style-name="P1"/>
      <text:p text:style-name="P1">Anas_platyrhynchos_platyrhynchos 20521 ‑‑ATGTAGGTTCAGCA‑‑‑‑‑‑‑‑TTCACTACGGTTTGAA‑‑‑‑‑ 20565</text:p>
      <text:p text:style-name="Standard"><text:span text:style-name="T1">Gallus_gallus <text:s text:c="19"/>20521 </text:span><text:span text:style-name="T4">ATATGCAGTGCAGGCAAGTTTGTTCTCAGTCTAG</text:span><text:span text:style-name="T1">CTAGAAGAATA 20565</text:span></text:p>
      <text:p text:style-name="P1"/>
      <text:p text:style-name="P1">Anas_platyrhynchos_platyrhynchos 20566 ‑‑‑‑‑‑‑‑‑‑‑‑‑‑‑‑‑‑‑‑‑‑‑‑‑‑TCTCTGTTTAATTTTGACC 20610</text:p>
      <text:p text:style-name="P1">Gallus_gallus <text:s text:c="19"/>20566 AAATACACACTCATCGGCTAAAACCTTTTCTTTTTAATTTTGACC 20610</text:p>
      <text:p text:style-name="P1"/>
      <text:p text:style-name="P1">Anas_platyrhynchos_platyrhynchos 20611 CCAGTGAAAATGATTGTCCAAGGAAACAGAGCCATGAATATCAAC 20655</text:p>
      <text:p text:style-name="P1">Gallus_gallus <text:s text:c="19"/>20611 TCAGCAAAAATGATTATCCAAGAAAACAGAACCATGAACATCAAC 20655</text:p>
      <text:p text:style-name="P1"/>
      <text:p text:style-name="P1">Anas_platyrhynchos_platyrhynchos 20656 AATAATTCTCATCTCAATTAGTAATAAATATAATTTGTAACTGAT 20700</text:p>
      <text:p text:style-name="P1">Gallus_gallus <text:s text:c="19"/>20656 ATTAATTCTCATCTCAATTACTAAGAGTTATAATCTGTAACTGAT 20700</text:p>
      <text:p text:style-name="P1"/>
      <text:p text:style-name="P1">Anas_platyrhynchos_platyrhynchos 20701 TAGTGAAGATTCTTATAAAATTTATGATG‑‑‑‑‑‑‑‑‑‑TTATAA 20745</text:p>
      <text:p text:style-name="P1">Gallus_gallus <text:s text:c="19"/>20701 TAGTGAAGATTCTTAGAAAATTTATGGTAGTGTCCTTTATTATAA 20745</text:p>
      <text:p text:style-name="P1"/>
      <text:p text:style-name="P1">Anas_platyrhynchos_platyrhynchos 20746 TACTTTGTATTATAAATTGTACTATTCTTT‑‑CTCTTTACTACAT 20790</text:p>
      <text:p text:style-name="P1">Gallus_gallus <text:s text:c="19"/>20746 TGCTCTGTATTATAAATCGTACTATTTTTTTTCTCTTTACTGCTT 20790</text:p>
      <text:p text:style-name="P1"/>
      <text:p text:style-name="P1">Anas_platyrhynchos_platyrhynchos 20791 TTATATTGAAGTCTC‑‑‑‑‑CTCTGTCACAAAGAGTTAAAAACTA 20835</text:p>
      <text:p text:style-name="P1"><text:soft-page-break/>Gallus_gallus <text:s text:c="19"/>20791 TTATATTGAAGCCTCTTTTTCTTTGTCACAAAGAGTTAAAATCTG 20835</text:p>
      <text:p text:style-name="P1"/>
      <text:p text:style-name="P1">Anas_platyrhynchos_platyrhynchos 20836 TAAGAGAATTTAAGAGCCTTACAGTAATTTGGCGCATCAGTTTTA 20880</text:p>
      <text:p text:style-name="P1">Gallus_gallus <text:s text:c="19"/>20836 TAAGAGAATTTAAGAGCCTTGAAGTAATTTGGCACATCAGTTTTA 20880</text:p>
      <text:p text:style-name="P1"/>
      <text:p text:style-name="P1">Anas_platyrhynchos_platyrhynchos 20881 GCTCAGCTATTATCCAGCTGCATCAAGATATTAATGTAGTCATCT 20925</text:p>
      <text:p text:style-name="P1">Gallus_gallus <text:s text:c="19"/>20881 GCTCAGCTATTATCCAGCTGCATCAAGATATTAATGTAGTCATCT 20925</text:p>
      <text:p text:style-name="P1"/>
      <text:p text:style-name="P1">Anas_platyrhynchos_platyrhynchos 20926 CTCTTCAGTCTCAAAGAATTGCTATAAAAATGTCAAACAATTAGA 20970</text:p>
      <text:p text:style-name="P1">Gallus_gallus <text:s text:c="19"/>20926 CTCTTTAGTCTCAATGAATTGCTATAAAAGTGTCAAACAATTAGA 20970</text:p>
      <text:p text:style-name="P1"/>
      <text:p text:style-name="P1">Anas_platyrhynchos_platyrhynchos 20971 TTATATTGGCCAACGTAGCCTTGTTTGATTGAGTACAGATGTAGG 21015</text:p>
      <text:p text:style-name="P1">Gallus_gallus <text:s text:c="19"/>20971 TTATGTTGGCCAATGTAACCCTGTTTGATGGAGTACAGATGTAGG 21015</text:p>
      <text:p text:style-name="P1"/>
      <text:p text:style-name="P1">Anas_platyrhynchos_platyrhynchos 21016 CCGTGTCCCTTGAATCATACTGATGAAGAAGTAGAAGGGCTTGTA 21060</text:p>
      <text:p text:style-name="P1">Gallus_gallus <text:s text:c="19"/>21016 GCATGTCCCTTGAATCACACTGACGAAAAAATACAAAGGCTTATA 21060</text:p>
      <text:p text:style-name="P1"/>
      <text:p text:style-name="P1">Anas_platyrhynchos_platyrhynchos 21061 GAACTCCATTGCAAATTTATTTCAATATATGTTGCATTCAGGTTT 21105</text:p>
      <text:p text:style-name="P1">Gallus_gallus <text:s text:c="19"/>21061 GAACTCCAGTGTAAATTTATTTGAATATACCTACTATTTAAATTT 21105</text:p>
      <text:p text:style-name="P1"/>
      <text:p text:style-name="P1">Anas_platyrhynchos_platyrhynchos 21106 CTAATGTCAGCACTTGCAATACTAATAACCC‑CAAATGCTAAATA 21150</text:p>
      <text:p text:style-name="P1">Gallus_gallus <text:s text:c="19"/>21106 CTAATGTCAGTGCTTACAACACCAAAAACCCAAAAATGCTAAATA 21150</text:p>
      <text:p text:style-name="P1"/>
      <text:p text:style-name="P1">Anas_platyrhynchos_platyrhynchos 21151 GGTATTTTTAGATGGAATAAAAGTCAATGTCATTCAGGACAAATA 21195</text:p>
      <text:p text:style-name="P1">Gallus_gallus <text:s text:c="19"/>21151 AATGTTTTCAGATGGAGTAAAAGTAAATGTCATTTAAGACAAATA 21195</text:p>
      <text:p text:style-name="P1"/>
      <text:p text:style-name="P1">Anas_platyrhynchos_platyrhynchos 21196 CAAATGAATTTTATTGAAAGAGACAGATATCTTGTTCTAGCCTTT 21240</text:p>
      <text:p text:style-name="P1">Gallus_gallus <text:s text:c="19"/>21196 TAAGTGGCCTCTATTAGAGGAGAAAAAAAT............... 21240</text:p>
      <text:p text:style-name="P1"/>
      <text:p text:style-name="P1">Anas_platyrhynchos_platyrhynchos 21241 TATTAATTGCTAGTCAATGCTGAAGACAGTATATTTAGGTATTTC 21285</text:p>
      <text:p text:style-name="P1">Gallus_gallus <text:s text:c="19"/>21241 ............................................. 21285</text:p>
      <text:p text:style-name="P1"/>
      <text:p text:style-name="P1">Anas_platyrhynchos_platyrhynchos 21286 TTGTGACTTCATCATCCTGATTCAGTGACCACATACTAGAATAGT 21330</text:p>
      <text:p text:style-name="P1">Gallus_gallus <text:s text:c="19"/>21286 ................CCAATTCAGTGACCACATTCTAGAACAGT 21330</text:p>
      <text:p text:style-name="P1"/>
      <text:p text:style-name="P1">Anas_platyrhynchos_platyrhynchos 21331 TTTTCTCTATTAAATACTATGCCAGTATGTTTATTGCTATACACA 21375</text:p>
      <text:p text:style-name="P1">Gallus_gallus <text:s text:c="19"/>21331 TTTTCACTATTAAGTACTAT‑‑‑‑‑CATACTTATTGTTATATGCA 21375</text:p>
      <text:p text:style-name="P1"/>
      <text:p text:style-name="P1"><text:soft-page-break/>Anas_platyrhynchos_platyrhynchos 21376 ATTTATCTGCTACTTCCCTATCAAGATCAACCAAATGATTACAGA 21420</text:p>
      <text:p text:style-name="P1">Gallus_gallus <text:s text:c="19"/>21376 GTTTAGCTGCTACTTCACTATCAAGATCAACCAAATGGTTAGAGA 21420</text:p>
      <text:p text:style-name="P1"/>
      <text:p text:style-name="P1">Anas_platyrhynchos_platyrhynchos 21421 TAGCCATCAACGTACCTCAGTTGCACCATACTTCACACTCATTTA 21465</text:p>
      <text:p text:style-name="Standard"><text:span text:style-name="T1">Gallus_gallus <text:s text:c="19"/>21421 TAGCCAGCTACACACCTCAC</text:span><text:span text:style-name="T4">CTGTAGCACACTTCTTATTCATTCA</text:span><text:span text:style-name="T1"> 21465</text:span></text:p>
      <text:p text:style-name="P1"/>
      <text:p text:style-name="P1">Anas_platyrhynchos_platyrhynchos 21466 TGTC‑‑‑CCACAAGCTACTTCAAGTGTTACAAGTCCAGAAAAATT 21510</text:p>
      <text:p text:style-name="Standard"><text:span text:style-name="T1">Gallus_gallus <text:s text:c="19"/>21466 </text:span><text:span text:style-name="T4">TCTCATTCCTTAAGCTAATTCAAAAGTTTCCAGTAAAAATAAATT</text:span><text:span text:style-name="T1"> 21510</text:span></text:p>
      <text:p text:style-name="P1"/>
      <text:p text:style-name="P1">Anas_platyrhynchos_platyrhynchos 21511 CTGAGGACCAGAAAGAACTGAAAATATTTT‑GGAAACTCATTCTC 21555</text:p>
      <text:p text:style-name="Standard"><text:span text:style-name="T1">Gallus_gallus <text:s text:c="19"/>21511 </text:span><text:span text:style-name="T4">CTGAGGACTGAGTAGAACCGCAGATATTTTCGGAAAGCCATTCTT</text:span><text:span text:style-name="T1"> 21555</text:span></text:p>
      <text:p text:style-name="P1"/>
      <text:p text:style-name="P1">Anas_platyrhynchos_platyrhynchos 21556 TTCTTGAAACAGAAACTGGTAGTTAATTATCCATTGTGTATTGAC 21600</text:p>
      <text:p text:style-name="Standard"><text:span text:style-name="T1">Gallus_gallus <text:s text:c="19"/>21556 </text:span><text:span text:style-name="T4">TCTGTGAAACAGAGACTCT</text:span><text:span text:style-name="T1">TAGTTAATTCTCTGCTGTGTATTGCC 21600</text:span></text:p>
      <text:p text:style-name="P1"/>
      <text:p text:style-name="P1">Anas_platyrhynchos_platyrhynchos 21601 AGGTAATTAATAAGTACCTGTCATGTTAGTAGAAGAACAGTCAGT 21645</text:p>
      <text:p text:style-name="P1">Gallus_gallus <text:s text:c="19"/>21601 AGTTAGTTAATAAGGACCAATCACACCGCT‑‑‑ACAACAGTCAGT 21645</text:p>
      <text:p text:style-name="P1"/>
      <text:p text:style-name="P1">Anas_platyrhynchos_platyrhynchos 21646 TCTGGTTGCTATAAGAACACTGAGAACCTCAGCAAACAAGCTTAC 21690</text:p>
      <text:p text:style-name="P1">Gallus_gallus <text:s text:c="19"/>21646 TCAGGCTGCTTCAAGAACACTCAGAACTTCAGCAGACAAGCT‑‑‑ 21690</text:p>
      <text:p text:style-name="P1"/>
      <text:p text:style-name="P1">Anas_platyrhynchos_platyrhynchos 21691 TAATACTAGAATTAAGGTTAATATATCTGCTCTGAACAGACTAAA 21735</text:p>
      <text:p text:style-name="P1">Gallus_gallus <text:s text:c="19"/>21691 CAGTACTAGAATGAAAATCAGTATGTCTGTTCTGAACAGTCTAAG 21735</text:p>
      <text:p text:style-name="P1"/>
      <text:p text:style-name="P1">Anas_platyrhynchos_platyrhynchos 21736 TCTTTTCATCACAAACTTCTTTTTCCACATTCCTTTTCTGTTTCA 21780</text:p>
      <text:p text:style-name="P1">Gallus_gallus <text:s text:c="19"/>21736 CATTTCCATCACAAACTTTTTCCTCCCCCGTTC‑‑TTCTGTTCCA 21780</text:p>
      <text:p text:style-name="P1"/>
      <text:p text:style-name="P1">Anas_platyrhynchos_platyrhynchos 21781 GGGCGTTGCAAATTACAGCGCTACACACAATTCCATTGTTCCAGC 21825</text:p>
      <text:p text:style-name="P1">Gallus_gallus <text:s text:c="19"/>21781 GTACATTGCTGATTACATCTTATCCTGTAATTCCAT‑‑‑‑‑‑‑GC 21825</text:p>
      <text:p text:style-name="P1"/>
      <text:p text:style-name="P1">Anas_platyrhynchos_platyrhynchos 21826 TCTCCCATTGAGTTTGCCTATTTTAAGGCATAATCAGAAAATTAC 21870</text:p>
      <text:p text:style-name="P1">Gallus_gallus <text:s text:c="19"/>21826 TGTCCCATTGAGTTTGCCT‑‑‑‑‑‑‑‑‑TGTAAT‑‑‑‑‑‑‑‑‑‑T 21870</text:p>
      <text:p text:style-name="P1"/>
      <text:p text:style-name="P1">Anas_platyrhynchos_platyrhynchos 21871 ACAAATTCCTAATCAGTGCAGCCTGTTGGAGGTTTCTGGAAAAGC 21915</text:p>
      <text:p text:style-name="P1">Gallus_gallus <text:s text:c="19"/>21871 ACAAGCTTGTTCTCTGTGCTACCCATAGAAGTTTTC......... 21915</text:p>
      <text:p text:style-name="P1"/>
      <text:p text:style-name="P1">Anas_platyrhynchos_platyrhynchos 21916 TGTTCATTTTTGTGGACACCTAGTTTCTACTAACAATTTACAACG 21960</text:p>
      <text:p text:style-name="Standard"><text:span text:style-name="T1">Gallus_gallus <text:s text:c="19"/>21916 ............................................. </text:span><text:soft-page-break/><text:span text:style-name="T1">21960</text:span></text:p>
      <text:p text:style-name="P1"/>
      <text:p text:style-name="P1">Anas_platyrhynchos_platyrhynchos 21961 GTGAATGTCAAGTACGAGAGCATCAAGAAAATTGATAGGTCATGT 22005</text:p>
      <text:p text:style-name="P1">Gallus_gallus <text:s text:c="19"/>21961 ............................................. 22005</text:p>
      <text:p text:style-name="P1"/>
      <text:p text:style-name="P1">Anas_platyrhynchos_platyrhynchos 22006 ACATCCAGTTATATGAAAGCACATATTACTACAGCTCAGTACTGA 22050</text:p>
      <text:p text:style-name="P1">Gallus_gallus <text:s text:c="19"/>22006 ............................................. 22050</text:p>
      <text:p text:style-name="P1"/>
      <text:p text:style-name="P1">Anas_platyrhynchos_platyrhynchos 22051 TCTTGCTTTCAGTTTCATCTTGCAGGTTTTCACCCTCTTCTGCCA 22095</text:p>
      <text:p text:style-name="P1">Gallus_gallus <text:s text:c="19"/>22051 ............................................. 22095</text:p>
      <text:p text:style-name="P1"/>
      <text:p text:style-name="P1">Anas_platyrhynchos_platyrhynchos 22096 TCATTTGTCAGATGAAGCATTATATGAAATACAGGAGAAATAAAT 22140</text:p>
      <text:p text:style-name="P1">Gallus_gallus <text:s text:c="19"/>22096 ............................................. 22140</text:p>
      <text:p text:style-name="P1"/>
      <text:p text:style-name="P1">Anas_platyrhynchos_platyrhynchos 22141 CACAATAGTAATTCAGTGAAAAAGAAATAGCTTACTAAATATTTC 22185</text:p>
      <text:p text:style-name="P1">Gallus_gallus <text:s text:c="19"/>22141 ............................................. 22185</text:p>
      <text:p text:style-name="P1"/>
      <text:p text:style-name="P1">Anas_platyrhynchos_platyrhynchos 22186 CCACGCTAATGGGCAATGCCACCAAACTGAAAACATAACTGAATA 22230</text:p>
      <text:p text:style-name="P1">Gallus_gallus <text:s text:c="19"/>22186 ............................................. 22230</text:p>
      <text:p text:style-name="P1"/>
      <text:p text:style-name="P1">Anas_platyrhynchos_platyrhynchos 22231 GAGGGTCATGTTATGCTTGAACATTTTCAGAGACAGCCAAATGTA 22275</text:p>
      <text:p text:style-name="P1">Gallus_gallus <text:s text:c="19"/>22231 ............................................. 22275</text:p>
      <text:p text:style-name="P1"/>
      <text:p text:style-name="P1">Anas_platyrhynchos_platyrhynchos 22276 TATAATTTCTATTAATGACATAATAATTTGCCAACGGTGACACAA 22320</text:p>
      <text:p text:style-name="P1">Gallus_gallus <text:s text:c="19"/>22276 ............................................. 22320</text:p>
      <text:p text:style-name="P1"/>
      <text:p text:style-name="P1">Anas_platyrhynchos_platyrhynchos 22321 ACATTAAGGGTTTACAATTATTGCAGATTATTTCCTTTTTCATTT 22365</text:p>
      <text:p text:style-name="P1">Gallus_gallus <text:s text:c="19"/>22321 ............................................. 22365</text:p>
      <text:p text:style-name="P1"/>
      <text:p text:style-name="P1">Anas_platyrhynchos_platyrhynchos 22366 CTTGTGTCTTCTTGGCCTAAGACAGAGGTTTTTAGTTTAGAAAAG 22410</text:p>
      <text:p text:style-name="P1">Gallus_gallus <text:s text:c="19"/>22366 ............................................. 22410</text:p>
      <text:p text:style-name="P1"/>
      <text:p text:style-name="P1">Anas_platyrhynchos_platyrhynchos 22411 GGTGTTTACTTGGTTAGCTTGAACTATGTTTGAACTTCACACTTA 22455</text:p>
      <text:p text:style-name="P1">Gallus_gallus <text:s text:c="19"/>22411 ............................................. 22455</text:p>
      <text:p text:style-name="P1"/>
      <text:p text:style-name="P1">Anas_platyrhynchos_platyrhynchos 22456 GTGTATATATTCTCTCTTGACAGTGGAATAATATATTCCATGGTA 22500</text:p>
      <text:p text:style-name="P1">Gallus_gallus <text:s text:c="19"/>22456 ............................................. 22500</text:p>
      <text:p text:style-name="P1"/>
      <text:p text:style-name="Standard"><text:span text:style-name="T1">Anas_platyrhynchos_platyrhynchos 22501 GATGTACTAATGTGATTATAATATTTTGATTTTTTTATAAAATCT </text:span><text:soft-page-break/><text:span text:style-name="T1">22545</text:span></text:p>
      <text:p text:style-name="P1">Gallus_gallus <text:s text:c="19"/>22501 .............................GTTTTTAAAAAAATCA 22545</text:p>
      <text:p text:style-name="P1"/>
      <text:p text:style-name="P1">Anas_platyrhynchos_platyrhynchos 22546 ATATAATAG‑‑‑ATAGCAAGATTCAGATTTTAGGGAATTACACCT 22590</text:p>
      <text:p text:style-name="P1">Gallus_gallus <text:s text:c="19"/>22546 GCATAATAACATATAGCAAGATTCAGATTTCAGGG‑‑‑TGTATAT 22590</text:p>
      <text:p text:style-name="P1"/>
      <text:p text:style-name="P1">Anas_platyrhynchos_platyrhynchos 22591 GATATTTTACACACTAGCAATTTTGTTAAATTATACTGCACTTTT 22635</text:p>
      <text:p text:style-name="P1">Gallus_gallus <text:s text:c="19"/>22591 TACATTTTATATACCATCACTATTATTAACACCTAATGCATTTTC 22635</text:p>
      <text:p text:style-name="P1"/>
      <text:p text:style-name="P1">Anas_platyrhynchos_platyrhynchos 22636 GTAAAAATAGAATT‑‑GTCATCTAAAATTACCCCTTGAAACACAA 22680</text:p>
      <text:p text:style-name="P1">Gallus_gallus <text:s text:c="19"/>22636 TTAAGAATAGGATTAAGCCATATAAAGTTATTTCTT‑‑‑‑‑ATAA 22680</text:p>
      <text:p text:style-name="P1"/>
      <text:p text:style-name="P1">Anas_platyrhynchos_platyrhynchos 22681 GTTTTAGGCAATGTAGATTTTAAAC‑‑‑‑‑‑TTGTTACTAATTTG 22725</text:p>
      <text:p text:style-name="P1">Gallus_gallus <text:s text:c="19"/>22681 GTTTTAGACAATAAAGATTTTAAATGGCACATTATTA‑‑AAATTA 22725</text:p>
      <text:p text:style-name="P1"/>
      <text:p text:style-name="P1">Anas_platyrhynchos_platyrhynchos 22726 TTTCCACTGTTCTTATACTTAAATGAAGACTTCTGTGACTACTGC 22770</text:p>
      <text:p text:style-name="P1">Gallus_gallus <text:s text:c="19"/>22726 TTCCCTCTCTTCTTAAACTTAAATAAAAACTTTTATGACTA‑‑‑C 22770</text:p>
      <text:p text:style-name="P1"/>
      <text:p text:style-name="P1">Anas_platyrhynchos_platyrhynchos 22771 TTTGTCAATATCATCTACTAGTTTCATAAAATACTACCCATGTTC 22815</text:p>
      <text:p text:style-name="P1">Gallus_gallus <text:s text:c="19"/>22771 TTTGAAAATGGCATCTACTAATTTCATAAAAGGCTACCTACATTC 22815</text:p>
      <text:p text:style-name="P1"/>
      <text:p text:style-name="P1">Anas_platyrhynchos_platyrhynchos 22816 TGCTCTCACTGGCAGAGAAATACTGTATCTACCTTTTAGATGAAT 22860</text:p>
      <text:p text:style-name="P1">Gallus_gallus <text:s text:c="19"/>22816 CACTCTTGCTGACAGAGAAATATTGTATCTACCTTTTATGTGAGT 22860</text:p>
      <text:p text:style-name="P1"/>
      <text:p text:style-name="P1">Anas_platyrhynchos_platyrhynchos 22861 AATGACTAAGGTCTTCCACAAACTGGTAAATATTTCAGAGGATGT 22905</text:p>
      <text:p text:style-name="P1">Gallus_gallus <text:s text:c="19"/>22861 AATAAC‑‑AGATCTTCCACAGTGTGATAAATATTTGAGAGAACAT 22905</text:p>
      <text:p text:style-name="P1"/>
      <text:p text:style-name="P1">Anas_platyrhynchos_platyrhynchos 22906 AAACATGCCTTCA‑TTTTAACTTGATCACATTTTTAAAATCCATA 22950</text:p>
      <text:p text:style-name="P1">Gallus_gallus <text:s text:c="19"/>22906 ‑AACATGCCTTCATTTTTAACTTGATCATA‑‑‑TTAACATGCAGA 22950</text:p>
      <text:p text:style-name="P1"/>
      <text:p text:style-name="P1">Anas_platyrhynchos_platyrhynchos 22951 TACATGTGTGGTAGTACTAACTGT‑‑CTGAAGATACTTCAGCTGA 22995</text:p>
      <text:p text:style-name="P1">Gallus_gallus <text:s text:c="19"/>22951 TACATTCACTGGTGTACTATCTGCAGCTGAAAACA‑‑TGAATTAA 22995</text:p>
      <text:p text:style-name="P1"/>
      <text:p text:style-name="P1">Anas_platyrhynchos_platyrhynchos 22996 TAATATCGGAGAGA‑‑‑‑‑‑‑‑‑‑‑‑‑‑‑‑‑‑‑‑‑‑‑‑‑‑‑TACA 23040</text:p>
      <text:p text:style-name="P1">Gallus_gallus <text:s text:c="19"/>22996 TAGTA‑‑‑GAAAGACTTTTTAAAAAGTTCTTCTTATTGCTTTACA 23040</text:p>
      <text:p text:style-name="P1"/>
      <text:p text:style-name="P1">Anas_platyrhynchos_platyrhynchos 23041 GCCGGTGAGCTGTTTTTTCACCTGCAATACATAAAAGAACAGATT 23085</text:p>
      <text:p text:style-name="P1">Gallus_gallus <text:s text:c="19"/>23041 TCCATTGAACTGTTCTTTTATCCACAACACATAAAGATACAGATT 23085</text:p>
      <text:p text:style-name="P1"><text:soft-page-break/></text:p>
      <text:p text:style-name="P1">Anas_platyrhynchos_platyrhynchos 23086 CATATTCATGTAGGATGGTTGACTCTCCCCTGACATCGTATTCCT 23130</text:p>
      <text:p text:style-name="P1">Gallus_gallus <text:s text:c="19"/>23086 CATGTTCTTGTCGGATGATTGGCTCTCCTCTGGCATCCAATTCCT 23130</text:p>
      <text:p text:style-name="P1"/>
      <text:p text:style-name="P1">Anas_platyrhynchos_platyrhynchos 23131 GGACAGCTTCCAGGTCAGACAGGGTGCCAAAGCAGTGGTCATAAA 23175</text:p>
      <text:p text:style-name="P1">Gallus_gallus <text:s text:c="19"/>23131 GGGTAACGTCCAGGTCAGACAGGGTGCCAGAGTAGTAGTCATATG 23175</text:p>
      <text:p text:style-name="P1"/>
      <text:p text:style-name="P1">Anas_platyrhynchos_platyrhynchos 23176 ACTTAGCAGGCTGTAAAGTCATTTAATTAGAGCTCAAACACTGAA 23220</text:p>
      <text:p text:style-name="P1">Gallus_gallus <text:s text:c="19"/>23176 GCTTAGGAAGTTGCAAAGTCGTTTAAGTATAGCTCAAACCCAGAG 23220</text:p>
      <text:p text:style-name="P1"/>
      <text:p text:style-name="P1">Anas_platyrhynchos_platyrhynchos 23221 GAATGGGCTTAACTATTCAT‑GGGAACATATTTTACAACAATCTT 23265</text:p>
      <text:p text:style-name="P1">Gallus_gallus <text:s text:c="19"/>23221 GATGGGATTTAACTATTCACAAGGAATATGTTTTACAGTATTCCC 23265</text:p>
      <text:p text:style-name="P1"/>
      <text:p text:style-name="P1">Anas_platyrhynchos_platyrhynchos 23266 AAACCTACTCTAATTTCCCTGGTTACAAACACCCACAGCCATCAG 23310</text:p>
      <text:p text:style-name="P1">Gallus_gallus <text:s text:c="19"/>23266 AAGCCTACTGTAATTTCCCTGGTTACAAATACTCACAGCCATGAG 23310</text:p>
      <text:p text:style-name="P1"/>
      <text:p text:style-name="P1">Anas_platyrhynchos_platyrhynchos 23311 CTGCTAAGTTTTAGCATCTGCACTACCACATCTCACTCTTTGCAA 23355</text:p>
      <text:p text:style-name="P1">Gallus_gallus <text:s text:c="19"/>23311 CTACTGCGTTTTGGCATCTGTTCTACCACATCCC‑‑‑‑TCTGCAA 23355</text:p>
      <text:p text:style-name="P1"/>
      <text:p text:style-name="P1">Anas_platyrhynchos_platyrhynchos 23356 AGTAGAGAGACAGGCTTACTGAGAGCTCAAGCTATGCTAGCTTTG 23400</text:p>
      <text:p text:style-name="P1">Gallus_gallus <text:s text:c="19"/>23356 AG‑‑‑AGAG‑‑‑‑‑‑‑‑‑‑‑GAGAGCACCAGCTCT‑‑‑‑‑CTTTG 23400</text:p>
      <text:p text:style-name="P1"/>
      <text:p text:style-name="P1">Anas_platyrhynchos_platyrhynchos 23401 GAGAGAGGAGCATTTGTTATGATAAATCTTTGATTGATTGCTTAT 23445</text:p>
      <text:p text:style-name="P1">Gallus_gallus <text:s text:c="19"/>23401 GAGAGAGTAGCATGGGTAATGAGAGTTCTCTGATTG‑‑‑‑CTTAA 23445</text:p>
      <text:p text:style-name="P1"/>
      <text:p text:style-name="P1">Anas_platyrhynchos_platyrhynchos 23446 GGCAGTTTAATTTTAGTGCAGTTACACCATGGACTGGTGACAGAA 23490</text:p>
      <text:p text:style-name="P1">Gallus_gallus <text:s text:c="19"/>23446 GGCAGTTTAATTTTAGAACATAAACACTGTGGACTGATGTTGGAA 23490</text:p>
      <text:p text:style-name="P1"/>
      <text:p text:style-name="P1">Anas_platyrhynchos_platyrhynchos 23491 GTTCTCTTTTTTGTTTATAATTTTCTAGCAAACTTGTAGTTCTTC 23535</text:p>
      <text:p text:style-name="P1">Gallus_gallus <text:s text:c="19"/>23491 CAACT‑‑‑‑‑‑TGTTTATCAGTTTCTAGTAAACCTGTTGCTGTTT 23535</text:p>
      <text:p text:style-name="P1"/>
      <text:p text:style-name="P1">Anas_platyrhynchos_platyrhynchos 23536 CCTGCAGATCATTTAGAACTACATACTGATGTCATTCATCTTGGA 23580</text:p>
      <text:p text:style-name="P1">Gallus_gallus <text:s text:c="19"/>23536 TCTGCAGGTCATTTTGAGCTATGTACTCCTGTTATTCTTCCTGGA 23580</text:p>
      <text:p text:style-name="P1"/>
      <text:p text:style-name="P1">Anas_platyrhynchos_platyrhynchos 23581 CAGTTACCTACTACTCAAATTATGTTCTTGTCCTAGAGTATTACC 23625</text:p>
      <text:p text:style-name="P1">Gallus_gallus <text:s text:c="19"/>23581 CAGTTGCCTACTAACTAAATTATGTTCCTGTGCTGAAATATTATC 23625</text:p>
      <text:p text:style-name="P1"/>
      <text:p text:style-name="P1">Anas_platyrhynchos_platyrhynchos 23626 AATAAATTCAACGTGATTTTTTTCTCCTCATATTTTTT‑AGATTG 23670</text:p>
      <text:p text:style-name="P1"><text:soft-page-break/>Gallus_gallus <text:s text:c="19"/>23626 AATACATTTAACGTGATTTTT‑‑CTCCTCATATTTTTTTAGATTA 23670</text:p>
      <text:p text:style-name="P1"/>
      <text:p text:style-name="P1">Anas_platyrhynchos_platyrhynchos 23671 CATAAATTTTAGCTAACCAATTCTTTTCAATCTCAAATATATTAC 23715</text:p>
      <text:p text:style-name="P1">Gallus_gallus <text:s text:c="19"/>23671 CATTAATTTTAGCTAAGCAATTCTTTTCATGCTGAAATATATTAC 23715</text:p>
      <text:p text:style-name="P1"/>
      <text:p text:style-name="P1">Anas_platyrhynchos_platyrhynchos 23716 AAAATGTCATTTCTGTTATAAAAGCTAATTGATAATGTGATTTGT 23760</text:p>
      <text:p text:style-name="P1">Gallus_gallus <text:s text:c="19"/>23716 AGAATGTCATTCCTGTTATAAGAGCTAATTGATAATGTGATTTGT 23760</text:p>
      <text:p text:style-name="P1"/>
      <text:p text:style-name="P1">Anas_platyrhynchos_platyrhynchos 23761 TATGTTGCTGAGACATAATTCAGAAAGTTATTTTAAAGCCGTTGA 23805</text:p>
      <text:p text:style-name="P1">Gallus_gallus <text:s text:c="19"/>23761 TATGTTGCTGAGACATAATTCAGAAAGTTATTTTAAAGCCGTTGA 23805</text:p>
      <text:p text:style-name="P1"/>
      <text:p text:style-name="P1">Anas_platyrhynchos_platyrhynchos 23806 TACATGGAATAGCACTAACCATTTAATATTTCTTGTATGAATGGA 23850</text:p>
      <text:p text:style-name="P1">Gallus_gallus <text:s text:c="19"/>23806 TGCATGGAATAGCACTATCCTTTTAATATTTCTTGTGTGGATGGA 23850</text:p>
      <text:p text:style-name="P1"/>
      <text:p text:style-name="P1">Anas_platyrhynchos_platyrhynchos 23851 TACTGCATCAGGGAATGATGTGGTGCCATATAGATGAAATATTTT 23895</text:p>
      <text:p text:style-name="P1">Gallus_gallus <text:s text:c="19"/>23851 TACTGCATAAGGGAATAATGTGGTGCCATGTAGATGAAATATTTT 23895</text:p>
      <text:p text:style-name="P1"/>
      <text:p text:style-name="P1">Anas_platyrhynchos_platyrhynchos 23896 CTGAAGCTTTTATTCTTGTTGTTTGGGTTTGTGCCAATGCCTTTC 23940</text:p>
      <text:p text:style-name="P1">Gallus_gallus <text:s text:c="19"/>23896 CAGAAGCTTTTATTCTTGTTGTTTGGGCTTGTGCCAATGTCTTTC 23940</text:p>
      <text:p text:style-name="P1"/>
      <text:p text:style-name="P1">Anas_platyrhynchos_platyrhynchos 23941 TTGTATAGAGCTCATATACCCTCAGCTGTATATACTGTAATTTAT 23985</text:p>
      <text:p text:style-name="P1">Gallus_gallus <text:s text:c="19"/>23941 TTGTCAAGAGCTCATACACCATGAGCTGTGTCTCATGTAATTTAT 23985</text:p>
      <text:p text:style-name="P1"/>
      <text:p text:style-name="P1">Anas_platyrhynchos_platyrhynchos 23986 ACCTTGGTCATCA‑‑‑‑GTAGGAATTTTTCCTCCAAGTTGCTGAA 24030</text:p>
      <text:p text:style-name="P1">Gallus_gallus <text:s text:c="19"/>23986 ACTTTGCTCATTAGGTGGCAGGAATTTTTCCTCCAAGTTGTGGAA 24030</text:p>
      <text:p text:style-name="P1"/>
      <text:p text:style-name="P1">Anas_platyrhynchos_platyrhynchos 24031 AAATAAATAATATTTTAAAAATTAAAAGCTCACAGACAAATAATT 24075</text:p>
      <text:p text:style-name="P1">Gallus_gallus <text:s text:c="19"/>24031 AAAT‑‑‑‑‑GTATTTTAATTTTTAAAAGCTCACAGTCAAATAATT 24075</text:p>
      <text:p text:style-name="P1"/>
      <text:p text:style-name="P1">Anas_platyrhynchos_platyrhynchos 24076 CATGAGCATTCTCTAGAATA‑‑‑CTTCAAGAAGTTGAAAAGTATT 24120</text:p>
      <text:p text:style-name="P1">Gallus_gallus <text:s text:c="19"/>24076 TGTGAGCATTCTCTAGAATGTTCCTTCCAAAAGCTAAAATGTA‑T 24120</text:p>
      <text:p text:style-name="P1"/>
      <text:p text:style-name="P1">Anas_platyrhynchos_platyrhynchos 24121 TTTTATTAAGATTATTTATGCAATAATTAGTACTAGGTCCCTTCT 24165</text:p>
      <text:p text:style-name="P1">Gallus_gallus <text:s text:c="19"/>24121 TTTTATCACAATTATTTATATAGT‑ATTAATACTAGGACTTGTCT 24165</text:p>
      <text:p text:style-name="P1"/>
      <text:p text:style-name="P1">Anas_platyrhynchos_platyrhynchos 24166 TTTTGAATGTTCTATTCGTATGTACTTAATGAATGGTTTAACAAG 24210</text:p>
      <text:p text:style-name="P1">Gallus_gallus <text:s text:c="19"/>24166 TTTTAAATGTGCTATTTGT‑‑‑‑‑‑‑‑‑ATTAGCGGTTTAACAGA 24210</text:p>
      <text:p text:style-name="P1"/>
      <text:p text:style-name="P1"><text:soft-page-break/>Anas_platyrhynchos_platyrhynchos 24211 ATCAAATCAGCATTTCATCATGACTATTTCCATTGCAGTTGTTAC 24255</text:p>
      <text:p text:style-name="P1">Gallus_gallus <text:s text:c="19"/>24211 ATTATATCAGTATTTCATCACTGCTGTTTCCACTACAGTTGTTAG 24255</text:p>
      <text:p text:style-name="P1"/>
      <text:p text:style-name="P1">Anas_platyrhynchos_platyrhynchos 24256 GGAGTAGTCTTTCTATACAATTATCATATGAAATCAACATTCCTC 24300</text:p>
      <text:p text:style-name="P1">Gallus_gallus <text:s text:c="19"/>24256 GGATTACTCTTTCTATACAG‑TATCAGATGAAATCAACAGTCTTC 24300</text:p>
      <text:p text:style-name="P1"/>
      <text:p text:style-name="P1">Anas_platyrhynchos_platyrhynchos 24301 ATTCAACTTTTTAACCTGGAACTGGAAATTTTGTTTCATTCATTT 24345</text:p>
      <text:p text:style-name="Standard"><text:span text:style-name="T1">Gallus_gallus <text:s text:c="19"/>24301 ATGCAATTTTTGTATTTGCAG</text:span><text:span text:style-name="T4">GTAGGACTTTTGGTCCCTTTATTG</text:span><text:span text:style-name="T1"> 24345</text:span></text:p>
      <text:p text:style-name="P1"/>
      <text:p text:style-name="P1">Anas_platyrhynchos_platyrhynchos 24346 AATATTCAGTGTTGAAGAATGAAGACCTTCAGTATGGCACCTTGT 24390</text:p>
      <text:p text:style-name="Standard"><text:span text:style-name="T1">Gallus_gallus <text:s text:c="19"/>24346 </text:span><text:span text:style-name="T4">CATATTCAGTGTTAAAGAATGATAACCTTCAGAATGGCACCTCTT</text:span><text:span text:style-name="T1"> 24390</text:span></text:p>
      <text:p text:style-name="P1"/>
      <text:p text:style-name="P1">Anas_platyrhynchos_platyrhynchos 24391 ATGACTATGCAACAACTTAGTTCTCCAAATCATTTGAAGCCAAGG 24435</text:p>
      <text:p text:style-name="Standard"><text:span text:style-name="T1">Gallus_gallus <text:s text:c="19"/>24391 </text:span><text:span text:style-name="T4">ACGACTATGCTACGGTTAAGTTTTTCGAATCAACTGAAAGCAAGG</text:span><text:span text:style-name="T1"> 24435</text:span></text:p>
      <text:p text:style-name="P1"/>
      <text:p text:style-name="P1">Anas_platyrhynchos_platyrhynchos 24436 AGACTCTTGGGAGTCCAC‑‑‑‑‑‑‑‑‑TCACTACAAAATAAACAT 24480</text:p>
      <text:p text:style-name="Standard"><text:span text:style-name="T1">Gallus_gallus <text:s text:c="19"/>24436 </text:span><text:span text:style-name="T4">AGCCTCTTGGGAGTCCAACATCTTAGGTCTCTACAACACAAACAC</text:span><text:span text:style-name="T1"> 24480</text:span></text:p>
      <text:p text:style-name="P1"/>
      <text:p text:style-name="P1">Anas_platyrhynchos_platyrhynchos 24481 ATTTCTCTTTGCTCCTCTCAGGTTGCACACTCAGAAA‑‑‑‑‑‑TT 24525</text:p>
      <text:p text:style-name="Standard"><text:span text:style-name="T1">Gallus_gallus <text:s text:c="19"/>24481 </text:span><text:span text:style-name="T4">ACCTGTCTTTGTAACTATTAAGCCACACACTCAAAAGATTTATTT</text:span><text:span text:style-name="T1"> 24525</text:span></text:p>
      <text:p text:style-name="P1"/>
      <text:p text:style-name="P1">Anas_platyrhynchos_platyrhynchos 24526 GGCTTTCATTGCCATCACCTGTTGACTCACTCTTTGGGGG‑‑‑‑‑ 24570</text:p>
      <text:p text:style-name="Standard"><text:span text:style-name="T1">Gallus_gallus <text:s text:c="19"/>24526 </text:span><text:span text:style-name="T4">GGATTTAATTGCCACCATCTGCTGACTCACTCTATGGGGGGAAGG</text:span><text:span text:style-name="T1"> 24570</text:span></text:p>
      <text:p text:style-name="P1"/>
      <text:p text:style-name="P1">Anas_platyrhynchos_platyrhynchos 24571 ‑‑‑‑‑‑‑‑AAAACTTGCTATTGTCTGCCCAGTTAGCTTGCTATGA 24615</text:p>
      <text:p text:style-name="Standard"><text:span text:style-name="T1">Gallus_gallus <text:s text:c="19"/>24571 </text:span><text:span text:style-name="T4">AGGGAACCAAAACTTGCTATTGTCAGTCCAGTTAGTTTGCTATGA</text:span><text:span text:style-name="T1"> 24615</text:span></text:p>
      <text:p text:style-name="P1"/>
      <text:p text:style-name="P1">Anas_platyrhynchos_platyrhynchos 24616 GAGTGTCTCACAATTTTTTTTTCAGTCTTGAACCTTGGCTCGAAC 24660</text:p>
      <text:p text:style-name="Standard"><text:span text:style-name="T1">Gallus_gallus <text:s text:c="19"/>24616 </text:span><text:span text:style-name="T4">GAGGGTCTCACAA‑TTTTTGTTCAGTCTTGAGTCTTTGCTTCAAC</text:span><text:span text:style-name="T1"> 24660</text:span></text:p>
      <text:p text:style-name="P1"/>
      <text:p text:style-name="P1">Anas_platyrhynchos_platyrhynchos 24661 AAATATGACATTTACTCAGACCTTTGCACAGTCTGTTTGAAACCT 24705</text:p>
      <text:p text:style-name="Standard"><text:span text:style-name="T1">Gallus_gallus <text:s text:c="19"/>24661 </text:span><text:span text:style-name="T4">AAAGATGACATTTACCCAGACCTCTGCATGGTCTGTTTGAAAAAT</text:span><text:span text:style-name="T1"> 24705</text:span></text:p>
      <text:p text:style-name="P1"/>
      <text:p text:style-name="P1">Anas_platyrhynchos_platyrhynchos 24706 GACAAGGTTGTCATTCCATGAGCACAGAAGATATCCGAGAGCCTC 24750</text:p>
      <text:p text:style-name="Standard"><text:span text:style-name="T1">Gallus_gallus <text:s text:c="19"/>24706 </text:span><text:span text:style-name="T4">GACACAGTTGTAATTCCAAGAGCTCAAAACATATCTGAAAA‑‑‑‑</text:span><text:span text:style-name="T1"> 24750</text:span></text:p>
      <text:p text:style-name="P1"/>
      <text:p text:style-name="P1">Anas_platyrhynchos_platyrhynchos 24751 TGTTTCTCTCTCTCTCTCTTTTTTTTTTTTTCACTCCCACTTTCT 24795</text:p>
      <text:p text:style-name="Standard"><text:span text:style-name="T1">Gallus_gallus <text:s text:c="19"/>24751 </text:span><text:span text:style-name="T4">‑‑‑‑‑‑‑‑‑‑TCTCTCTATTTTTGTCTTTTTC‑CTCTCCCATTCT</text:span><text:span text:style-name="T1"> </text:span><text:soft-page-break/><text:span text:style-name="T1">24795</text:span></text:p>
      <text:p text:style-name="P1"/>
      <text:p text:style-name="P1">Anas_platyrhynchos_platyrhynchos 24796 CCCCTAATTTGAGACTCCACCCAAGGTGTGGCTGCCTTGTAATTC 24840</text:p>
      <text:p text:style-name="Standard"><text:span text:style-name="T1">Gallus_gallus <text:s text:c="19"/>24796 </text:span><text:span text:style-name="T4">ATCTGGATTTGAGAATCCACTTGGATAGTGGCTGAC‑‑GTAATTC</text:span><text:span text:style-name="T1"> 24840</text:span></text:p>
      <text:p text:style-name="P1"/>
      <text:p text:style-name="P1">Anas_platyrhynchos_platyrhynchos 24841 TCAGCTGATGATCAAATGACTGAACAATAAATGAAAATATTTCAA 24885</text:p>
      <text:p text:style-name="Standard"><text:span text:style-name="T1">Gallus_gallus <text:s text:c="19"/>24841 </text:span><text:span text:style-name="T4">TCACCTGATGCTTAAATAACTGCACTATAAATTGAAGCGTTTCCA</text:span><text:span text:style-name="T1"> 24885</text:span></text:p>
      <text:p text:style-name="P1"/>
      <text:p text:style-name="P1">Anas_platyrhynchos_platyrhynchos 24886 TTTGTTCTGGTGAATACACTCTAAATTATCTGTCATGTGCCATTT 24930</text:p>
      <text:p text:style-name="Standard"><text:span text:style-name="T1">Gallus_gallus <text:s text:c="19"/>24886 </text:span><text:span text:style-name="T4">TCTGTTCTTGTGAATACAACCTAAACTATCCATCATGTGCCATTT</text:span><text:span text:style-name="T1"> 24930</text:span></text:p>
      <text:p text:style-name="P1"/>
      <text:p text:style-name="P1">Anas_platyrhynchos_platyrhynchos 24931 TTTAGAACTTGGCTGGCTGACTGTAAAATTCTTAAGTGAAAACTG 24975</text:p>
      <text:p text:style-name="Standard"><text:span text:style-name="T1">Gallus_gallus <text:s text:c="19"/>24931 </text:span><text:span text:style-name="T4">CTTGGAGCTGGGTAGGTTGGCACTAAAATACTAGAGTGAAAACTA</text:span><text:span text:style-name="T1"> 24975</text:span></text:p>
      <text:p text:style-name="P1"/>
      <text:p text:style-name="P1">Anas_platyrhynchos_platyrhynchos 24976 TTACATCTCTGCAAAAACTTCAAAATTGCATTAAATATTCTTGTG 25020</text:p>
      <text:p text:style-name="Standard"><text:span text:style-name="T1">Gallus_gallus <text:s text:c="19"/>24976 </text:span><text:span text:style-name="T4">CTGCATTTCAGCAAATGCTTCAAAATTTCTGAAAAGGTTCTTGTG</text:span><text:span text:style-name="T1"> 25020</text:span></text:p>
      <text:p text:style-name="P1"/>
      <text:p text:style-name="P1">Anas_platyrhynchos_platyrhynchos 25021 TGGGATCACAGAAGTAAATTT‑‑‑GACTTATTTAGCTTCATATAC 25065</text:p>
      <text:p text:style-name="Standard"><text:span text:style-name="T1">Gallus_gallus <text:s text:c="19"/>25021 </text:span><text:span text:style-name="T4">TATGATCACGGGAGGAAAACTTGAGACCTATTTAGCTTCATATAT</text:span><text:span text:style-name="T1"> 25065</text:span></text:p>
      <text:p text:style-name="P1"/>
      <text:p text:style-name="P1">Anas_platyrhynchos_platyrhynchos 25066 TCTGGGACTCTTTAGACATCTTACAATAAATTTAACTCAAAGTGG 25110</text:p>
      <text:p text:style-name="Standard"><text:span text:style-name="T1">Gallus_gallus <text:s text:c="19"/>25066 </text:span><text:span text:style-name="T4">GCTGA‑‑‑TCTTTAGACATCTTGCAGTAAATTTAACCGAAAGTGG</text:span><text:span text:style-name="T1"> 25110</text:span></text:p>
      <text:p text:style-name="P1"/>
      <text:p text:style-name="P1">Anas_platyrhynchos_platyrhynchos 25111 GTTCTTTTTATGTTTACTAATTAAAACTCATTTTGTCCTCACAAA 25155</text:p>
      <text:p text:style-name="Standard"><text:span text:style-name="T1">Gallus_gallus <text:s text:c="19"/>25111 </text:span><text:span text:style-name="T4">ATTCTTTTAATGTTTACTAATTTAAACTCATTT‑‑‑‑‑‑‑‑‑‑‑‑</text:span><text:span text:style-name="T1"> 25155</text:span></text:p>
      <text:p text:style-name="P1"/>
      <text:p text:style-name="P1">Anas_platyrhynchos_platyrhynchos 25156 GGACTCCTTCTGCTTAAATTCTCAATCACAATGTGAAGAATATAT 25200</text:p>
      <text:p text:style-name="Standard"><text:span text:style-name="T1">Gallus_gallus <text:s text:c="19"/>25156 </text:span><text:span text:style-name="T4">‑‑‑‑‑‑‑TCATTCTTAAACT‑‑‑‑ATCACAATTTGAAAAACA‑‑‑</text:span><text:span text:style-name="T1"> 25200</text:span></text:p>
      <text:p text:style-name="P1"/>
      <text:p text:style-name="P1">Anas_platyrhynchos_platyrhynchos 25201 ATCTAAAAGCATTATATATATATAATATAAATATATACAAAATAT 25245</text:p>
      <text:p text:style-name="Standard"><text:span text:style-name="T1">Gallus_gallus <text:s text:c="19"/>25201 </text:span><text:span text:style-name="T4">‑‑CCAAAA.....................................</text:span><text:span text:style-name="T1"> 25245</text:span></text:p>
      <text:p text:style-name="P1"/>
      <text:p text:style-name="P1">Anas_platyrhynchos_platyrhynchos 25246 ATAATAATATTTAAATATATAAATAATGTGTATATATTATGCTTT 25290</text:p>
      <text:p text:style-name="Standard"><text:span text:style-name="T1">Gallus_gallus <text:s text:c="19"/>25246 </text:span><text:span text:style-name="T4">.................................ATATTGAGCTGT</text:span><text:span text:style-name="T1"> 25290</text:span></text:p>
      <text:p text:style-name="P1"/>
      <text:p text:style-name="P1">Anas_platyrhynchos_platyrhynchos 25291 TAGATGCATACTCAGATCAGGATATGAAACAG‑ATTGTTTTACAG 25335</text:p>
      <text:p text:style-name="Standard"><text:span text:style-name="T1">Gallus_gallus <text:s text:c="19"/>25291 </text:span><text:span text:style-name="T4">TAGACGCATACTCAAATTAGGATCTGAAATAGAAATTTTCTAGAA</text:span><text:span text:style-name="T1"> 25335</text:span></text:p>
      <text:p text:style-name="P1"/>
      <text:p text:style-name="Standard"><text:span text:style-name="T1">Anas_platyrhynchos_platyrhynchos 25336 TGTTGTTTCTCAACAGGTTTTTGTTTGTTTGTTTTGTTTTTTTTT </text:span><text:soft-page-break/><text:span text:style-name="T1">25380</text:span></text:p>
      <text:p text:style-name="Standard"><text:span text:style-name="T1">Gallus_gallus <text:s text:c="19"/>25336 </text:span><text:span text:style-name="T4">TGTTTTTTCTCAACA‑‑‑‑‑‑‑CTGTGGTTGGTTGGTTGGCTTGT</text:span><text:span text:style-name="T1"> 25380</text:span></text:p>
      <text:p text:style-name="P1"/>
      <text:p text:style-name="P1">Anas_platyrhynchos_platyrhynchos 25381 TGCTTAGCTTCATTCACATTTACAGTCTTTAATAGATCAGCATTC 25425</text:p>
      <text:p text:style-name="Standard"><text:span text:style-name="T1">Gallus_gallus <text:s text:c="19"/>25381 </text:span><text:span text:style-name="T4">TGCTTAGCTCCATTCATGTCTACTGTCTTCAAGAGATTAGCACTC</text:span><text:span text:style-name="T1"> 25425</text:span></text:p>
      <text:p text:style-name="P1"/>
      <text:p text:style-name="P1">Anas_platyrhynchos_platyrhynchos 25426 TGAACTCTAAAATTTTATCAGCTGGACTGCTGAGTCCTTCCTTTA 25470</text:p>
      <text:p text:style-name="Standard"><text:span text:style-name="T1">Gallus_gallus <text:s text:c="19"/>25426 </text:span><text:span text:style-name="T4">TGAGCTCCAAAATTTTATTACCCAGGCTTCTAAATCTTTTGTCTA</text:span><text:span text:style-name="T1"> 25470</text:span></text:p>
      <text:p text:style-name="P1"/>
      <text:p text:style-name="P1">Anas_platyrhynchos_platyrhynchos 25471 TATACGATGCAGTTTCTTAGCCTTCTTTGTTAAATTGCT‑TTGTA 25515</text:p>
      <text:p text:style-name="Standard"><text:span text:style-name="T1">Gallus_gallus <text:s text:c="19"/>25471 </text:span><text:span text:style-name="T4">TGTAAGATGTGGTTTCTTATCCTCCCTAGTTAAGCCGCCATTGTA</text:span><text:span text:style-name="T1"> 25515</text:span></text:p>
      <text:p text:style-name="P1"/>
      <text:p text:style-name="P1">Anas_platyrhynchos_platyrhynchos 25516 AGTTTACAAAGAAATACAAAATACATCAATTTGCCTATGCTCTTT 25560</text:p>
      <text:p text:style-name="Standard"><text:span text:style-name="T1">Gallus_gallus <text:s text:c="19"/>25516 </text:span><text:span text:style-name="T4">AATTTACAAAGATATATAAAACACATTAATTTATTTATGCTCTTT</text:span><text:span text:style-name="T1"> 25560</text:span></text:p>
      <text:p text:style-name="P1"/>
      <text:p text:style-name="P1">Anas_platyrhynchos_platyrhynchos 25561 TTCTTTCAATATCATTCCAAACTCTTCTATACATCTTTTCCTGAA 25605</text:p>
      <text:p text:style-name="Standard"><text:span text:style-name="T1">Gallus_gallus <text:s text:c="19"/>25561 </text:span><text:span text:style-name="T4">TTTTCTA‑‑‑‑‑CATTCCTAATTCTACTACATATCTTTTCCTGAA</text:span><text:span text:style-name="T1"> 25605</text:span></text:p>
      <text:p text:style-name="P1"/>
      <text:p text:style-name="P1">Anas_platyrhynchos_platyrhynchos 25606 GTGACTTATTACTTCT‑TACCATCAGGAAATTTACTTATGTCATG 25650</text:p>
      <text:p text:style-name="Standard"><text:span text:style-name="T1">Gallus_gallus <text:s text:c="19"/>25606 </text:span><text:span text:style-name="T4">GTGACTCTCTACTTCTGTACCATCAGGAAATTTAACCACATCACT</text:span><text:span text:style-name="T1"> 25650</text:span></text:p>
      <text:p text:style-name="P1"/>
      <text:p text:style-name="P1">Anas_platyrhynchos_platyrhynchos 25651 GCACACTGCTAGAAACATATAATGGAAGGTAAGATATCATTTCCA 25695</text:p>
      <text:p text:style-name="Standard"><text:span text:style-name="T1">Gallus_gallus <text:s text:c="19"/>25651 </text:span><text:span text:style-name="T4">GCAAACTGCTACAAACACATAAAAGA‑‑GAAGTTTCTCATTTCTG</text:span><text:span text:style-name="T1"> 25695</text:span></text:p>
      <text:p text:style-name="P1"/>
      <text:p text:style-name="P1">Anas_platyrhynchos_platyrhynchos 25696 GTACTAATTCCTGAAGCAATGAACTAGGTATCTCCTACTGTCACT 25740</text:p>
      <text:p text:style-name="Standard"><text:span text:style-name="T1">Gallus_gallus <text:s text:c="19"/>25696 </text:span><text:span text:style-name="T4">GTACTAATTCCTGAAGCAACGAATTAGATATCTTTTGGTTTCACT</text:span><text:span text:style-name="T1"> 25740</text:span></text:p>
      <text:p text:style-name="P1"/>
      <text:p text:style-name="P1">Anas_platyrhynchos_platyrhynchos 25741 GCATGAATATCCACTGTTACCACCTA‑AAATACAGTTTATCATCT 25785</text:p>
      <text:p text:style-name="Standard"><text:span text:style-name="T1">Gallus_gallus <text:s text:c="19"/>25741 </text:span><text:span text:style-name="T4">GCATGAATATCCACTACCACCAGAGAGAAGTATAGTTTATCACTT</text:span><text:span text:style-name="T1"> 25785</text:span></text:p>
      <text:p text:style-name="P1"/>
      <text:p text:style-name="P1">Anas_platyrhynchos_platyrhynchos 25786 CACATCCTTAGTCTTACTACCATTCATGATTTTACTGACTGGTAT 25830</text:p>
      <text:p text:style-name="Standard"><text:span text:style-name="T1">Gallus_gallus <text:s text:c="19"/>25786 </text:span><text:span text:style-name="T4">CATGTCCTTAGTTCTACTACTATTAAGGATTTTACCGATTAGTAT</text:span><text:span text:style-name="T1"> 25830</text:span></text:p>
      <text:p text:style-name="P1"/>
      <text:p text:style-name="P1">Anas_platyrhynchos_platyrhynchos 25831 TTAGCAAAGCAGTACAGAAAATATTCTCCTAATAACCATGGCAAT 25875</text:p>
      <text:p text:style-name="Standard"><text:span text:style-name="T1">Gallus_gallus <text:s text:c="19"/>25831 </text:span><text:span text:style-name="T4">TTAGCAAATTAATACAGAAAGTATTCTCCTAATGCTCCAGGTCAT</text:span><text:span text:style-name="T1"> 25875</text:span></text:p>
      <text:p text:style-name="P1"/>
      <text:p text:style-name="P1">Anas_platyrhynchos_platyrhynchos 25876 TTGGTTATGAATACACTCCATGGTCCTAAGTTAATTATTATTTTA 25920</text:p>
      <text:p text:style-name="Standard"><text:span text:style-name="T1">Gallus_gallus <text:s text:c="19"/>25876 </text:span><text:span text:style-name="T4">TTCCTTATGACTACACTCCATAGCTCTAAGTTAATTTTTTTTCTA</text:span><text:span text:style-name="T1"> 25920</text:span></text:p>
      <text:p text:style-name="P1"><text:soft-page-break/></text:p>
      <text:p text:style-name="P1">Anas_platyrhynchos_platyrhynchos 25921 ATACCTCAGAAATATCAATCAGATATTATGTATAAATGCATGCCA 25965</text:p>
      <text:p text:style-name="Standard"><text:span text:style-name="T1">Gallus_gallus <text:s text:c="19"/>25921 </text:span><text:span text:style-name="T4">GTACTTCAGAAATGCCAATCAGATATTATGTATATATGTATGCCA</text:span><text:span text:style-name="T1"> 25965</text:span></text:p>
      <text:p text:style-name="P1"/>
      <text:p text:style-name="P1">Anas_platyrhynchos_platyrhynchos 25966 CCCACTTTTACAATGCTTAATCAGCATAGATTGCAGATTTGTAGG 26010</text:p>
      <text:p text:style-name="Standard"><text:span text:style-name="T1">Gallus_gallus <text:s text:c="19"/>25966 </text:span><text:span text:style-name="T4">TCCACTTCTATCATACTTAACCAGAATGCGCTGCATATTTGTAGG</text:span><text:span text:style-name="T1"> 26010</text:span></text:p>
      <text:p text:style-name="P1"/>
      <text:p text:style-name="P1">Anas_platyrhynchos_platyrhynchos 26011 GATTCCA‑‑CCAGTTTCTCTGATTAGTATTTCCAATATCTTACTC 26055</text:p>
      <text:p text:style-name="Standard"><text:span text:style-name="T1">Gallus_gallus <text:s text:c="19"/>26011 </text:span><text:span text:style-name="T4">GATTTCATCTCAGATTCTCTGATTAGCATTTCTA‑‑‑‑‑‑‑‑‑‑‑</text:span><text:span text:style-name="T1"> 26055</text:span></text:p>
      <text:p text:style-name="P1"/>
      <text:p text:style-name="P1">Anas_platyrhynchos_platyrhynchos 26056 CCAACAAGTAAAGCTTACAGGTCTGAAGTTTCCTGGATAAGGCCA 26100</text:p>
      <text:p text:style-name="Standard"><text:span text:style-name="T1">Gallus_gallus <text:s text:c="19"/>26056 </text:span><text:span text:style-name="T4">‑‑AAAAAGTAAAGCTTACAGATCCGATGTTTTATGAATAAGGCCA</text:span><text:span text:style-name="T1"> 26100</text:span></text:p>
      <text:p text:style-name="P1"/>
      <text:p text:style-name="P1">Anas_platyrhynchos_platyrhynchos 26101 TCACTCTTTATCAGTGCTTTCTGATAAAGTAATGCTGTCAGACTG 26145</text:p>
      <text:p text:style-name="Standard"><text:span text:style-name="T1">Gallus_gallus <text:s text:c="19"/>26101 </text:span><text:span text:style-name="T4">TTACTCTTTATCAATGCTTTCTGATAAAGTACTGCTGTCAAACTG</text:span><text:span text:style-name="T1"> 26145</text:span></text:p>
      <text:p text:style-name="P1"/>
      <text:p text:style-name="P1">Anas_platyrhynchos_platyrhynchos 26146 TAAAGAAATTTTTGGTCATACTTATTCATCTTTCTGACAGAGATT 26190</text:p>
      <text:p text:style-name="Standard"><text:span text:style-name="T1">Gallus_gallus <text:s text:c="19"/>26146 </text:span><text:span text:style-name="T4">CAAAGAAACTTTTGGTCATGCTCATTCATCTTTCTGACAGAGGTT</text:span><text:span text:style-name="T1"> 26190</text:span></text:p>
      <text:p text:style-name="P1"/>
      <text:p text:style-name="P1">Anas_platyrhynchos_platyrhynchos 26191 GTTGCAATGTAGTTAGGAATAAAGTATCAAATATAAACGAGAATA 26235</text:p>
      <text:p text:style-name="Standard"><text:span text:style-name="T1">Gallus_gallus <text:s text:c="19"/>26191 </text:span><text:span text:style-name="T4">GCTGCAATGTAGTTAGGGATTAAGTATCAAATGTAAACAGAAATA</text:span><text:span text:style-name="T1"> 26235</text:span></text:p>
      <text:p text:style-name="P1"/>
      <text:p text:style-name="P1">Anas_platyrhynchos_platyrhynchos 26236 TTTTTTGGAGTAAAACACTTTAATGTATTGTTATTTCCTTCAGTT 26280</text:p>
      <text:p text:style-name="Standard"><text:span text:style-name="T1">Gallus_gallus <text:s text:c="19"/>26236 </text:span><text:span text:style-name="T4">‑TTTTTGGAGAAAAACACTTGAACA‑‑‑‑‑‑TATTTCCATCAGTT</text:span><text:span text:style-name="T1"> 26280</text:span></text:p>
      <text:p text:style-name="P1"/>
      <text:p text:style-name="P1">Anas_platyrhynchos_platyrhynchos 26281 TCATAAATAAAGTCACAGTAGTAAACTATCAAATACGCCCATTGT 26325</text:p>
      <text:p text:style-name="Standard"><text:span text:style-name="T1">Gallus_gallus <text:s text:c="19"/>26281 </text:span><text:span text:style-name="T4">TAGTATGT</text:span><text:span text:style-name="T1">AAAACCACAGTAGTGAACTACTGAATATGCCCATTGT 26325</text:span></text:p>
      <text:p text:style-name="P1"/>
      <text:p text:style-name="P1">Anas_platyrhynchos_platyrhynchos 26326 ACTTAGATATCAATGATCCTTCGAACCTTTGCAGTCTTACAGTTT 26370</text:p>
      <text:p text:style-name="P1">Gallus_gallus <text:s text:c="19"/>26326 ACCAGGATATCGGTGTTCTTTCCAACCTTCACA‑TCTTGTCTTTT 26370</text:p>
      <text:p text:style-name="P1"/>
      <text:p text:style-name="P1">Anas_platyrhynchos_platyrhynchos 26371 TTATCCTGGATTACTTTCAAAGAACATCACCGTCATTTCTAAAGC 26415</text:p>
      <text:p text:style-name="P1">Gallus_gallus <text:s text:c="19"/>26371 TTATACTATACTACTATGAAAGAACA‑‑ACAGTCATTTTTGAAGC 26415</text:p>
      <text:p text:style-name="P1"/>
      <text:p text:style-name="P1">Anas_platyrhynchos_platyrhynchos 26416 ATTGAAAATTTTCTGGACTTCAATATTTATGAAATGCAATATTTC 26460</text:p>
      <text:p text:style-name="P1">Gallus_gallus <text:s text:c="19"/>26416 ACTGGAAGATTTCTGGACTTCACTATTT................. 26460</text:p>
      <text:p text:style-name="P1"/>
      <text:p text:style-name="P1">Anas_platyrhynchos_platyrhynchos 26461 AAGAATGTGGAAATTAATACAAGTTCATTAAAACTATCATGTAGC 26505</text:p>
      <text:p text:style-name="P1"><text:soft-page-break/>Gallus_gallus <text:s text:c="19"/>26461 ............................................. 26505</text:p>
      <text:p text:style-name="P1"/>
      <text:p text:style-name="P1">Anas_platyrhynchos_platyrhynchos 26506 AAGGCAGAATAGCTTCATGATTCCTACTGAATGTAGTGCTTTTTA 26550</text:p>
      <text:p text:style-name="P1">Gallus_gallus <text:s text:c="19"/>26506 ............................................. 26550</text:p>
      <text:p text:style-name="P1"/>
      <text:p text:style-name="P1">Anas_platyrhynchos_platyrhynchos 26551 AAAAGCCTTTCTTATTACAGAAAAACAGTAAAAGAAAGACAGTAT 26595</text:p>
      <text:p text:style-name="P1">Gallus_gallus <text:s text:c="19"/>26551 ............................................. 26595</text:p>
      <text:p text:style-name="P1"/>
      <text:p text:style-name="P1">Anas_platyrhynchos_platyrhynchos 26596 TACAGGTCAAAAATGCCATTAGCAATAGGAAAACACAATTTCATA 26640</text:p>
      <text:p text:style-name="P1">Gallus_gallus <text:s text:c="19"/>26596 ............................................. 26640</text:p>
      <text:p text:style-name="P1"/>
      <text:p text:style-name="P1">Anas_platyrhynchos_platyrhynchos 26641 ACAAAAAATTTATTGGAAAAAGATGTGGAAAAAGTAAACTGAAAC 26685</text:p>
      <text:p text:style-name="P1">Gallus_gallus <text:s text:c="19"/>26641 ............................................. 26685</text:p>
      <text:p text:style-name="P1"/>
      <text:p text:style-name="P1">Anas_platyrhynchos_platyrhynchos 26686 ATTAACAGTTTAGTGTACATTTGCTATACTGAACAACAGATGCAA 26730</text:p>
      <text:p text:style-name="P1">Gallus_gallus <text:s text:c="19"/>26686 ............................................. 26730</text:p>
      <text:p text:style-name="P1"/>
      <text:p text:style-name="P1">Anas_platyrhynchos_platyrhynchos 26731 CCATTTGCTTCTTCAACTTCAAAAACACTTGAAATTCCCAAATGC 26775</text:p>
      <text:p text:style-name="P1">Gallus_gallus <text:s text:c="19"/>26731 ............................................. 26775</text:p>
      <text:p text:style-name="P1"/>
      <text:p text:style-name="P1">Anas_platyrhynchos_platyrhynchos 26776 CGTGCATGGGATGTTAAACAGGCAGCTAAGCAATGGTGACGCAAT 26820</text:p>
      <text:p text:style-name="P1">Gallus_gallus <text:s text:c="19"/>26776 ............................................. 26820</text:p>
      <text:p text:style-name="P1"/>
      <text:p text:style-name="P1">Anas_platyrhynchos_platyrhynchos 26821 GAAAAGGTACCTGTCGAGATTTAAAATAAATAAACAAATAAATAA 26865</text:p>
      <text:p text:style-name="P1">Gallus_gallus <text:s text:c="19"/>26821 ............................................. 26865</text:p>
      <text:p text:style-name="P1"/>
      <text:p text:style-name="P1">Anas_platyrhynchos_platyrhynchos 26866 ATAGTCCTAGTTTCAGCTGGGATAGAATTAATTTTCTTCATAGAG 26910</text:p>
      <text:p text:style-name="P1">Gallus_gallus <text:s text:c="19"/>26866 ............................................. 26910</text:p>
      <text:p text:style-name="P1"/>
      <text:p text:style-name="P1">Anas_platyrhynchos_platyrhynchos 26911 GCTGGTATGTGCCATGGTTTGGATTTAGGATGAGAATAATGCTGA 26955</text:p>
      <text:p text:style-name="P1">Gallus_gallus <text:s text:c="19"/>26911 ............................................. 26955</text:p>
      <text:p text:style-name="P1"/>
      <text:p text:style-name="P1">Anas_platyrhynchos_platyrhynchos 26956 TATCGTACTGATGTTTTAGTTGTTGCAGAGCAGTGCTTACACTAA 27000</text:p>
      <text:p text:style-name="P1">Gallus_gallus <text:s text:c="19"/>26956 ............................................. 27000</text:p>
      <text:p text:style-name="P1"/>
      <text:p text:style-name="P1">Anas_platyrhynchos_platyrhynchos 27001 GCCAAGGGCTTTTCAGCTTCTCCCACTGCCCTGCTAGTGAGGAGG 27045</text:p>
      <text:p text:style-name="P1">Gallus_gallus <text:s text:c="19"/>27001 ............................................. 27045</text:p>
      <text:p text:style-name="P1"/>
      <text:p text:style-name="P1"><text:soft-page-break/>Anas_platyrhynchos_platyrhynchos 27046 CTGGGGGTGCACAAGGAACAGAGAGAGGACAGAGCCAGAACAGCT 27090</text:p>
      <text:p text:style-name="P1">Gallus_gallus <text:s text:c="19"/>27046 ............................................. 27090</text:p>
      <text:p text:style-name="P1"/>
      <text:p text:style-name="P1">Anas_platyrhynchos_platyrhynchos 27091 GACCCCAAATGGCCAAAGGGATATCCCGTATCTTGTGGTGTCATT 27135</text:p>
      <text:p text:style-name="P1">Gallus_gallus <text:s text:c="19"/>27091 ............................................. 27135</text:p>
      <text:p text:style-name="P1"/>
      <text:p text:style-name="P1">Anas_platyrhynchos_platyrhynchos 27136 GTCGTGGTTCCGCTCGAGTGGGCAGCCGAGCTCCACCACAGCCGC 27180</text:p>
      <text:p text:style-name="P1">Gallus_gallus <text:s text:c="19"/>27136 ............................................. 27180</text:p>
      <text:p text:style-name="P1"/>
      <text:p text:style-name="P1">Anas_platyrhynchos_platyrhynchos 27181 TCTCTCACTCCCCCTCCTCAAAGAGGAATGGGGAGAAAATATGTG 27225</text:p>
      <text:p text:style-name="P1">Gallus_gallus <text:s text:c="19"/>27181 ............................................. 27225</text:p>
      <text:p text:style-name="P1"/>
      <text:p text:style-name="P1">Anas_platyrhynchos_platyrhynchos 27226 AAAGGGGCTCAAGGACTGAGATAAGGACGAGAAAATCACGCAATA 27270</text:p>
      <text:p text:style-name="P1">Gallus_gallus <text:s text:c="19"/>27226 ............................................. 27270</text:p>
      <text:p text:style-name="P1"/>
      <text:p text:style-name="P1">Anas_platyrhynchos_platyrhynchos 27271 ATTAGTGTAATGGGCAAACCAGACTCAGCATAAGAAGACAGTAAG 27315</text:p>
      <text:p text:style-name="P1">Gallus_gallus <text:s text:c="19"/>27271 ............................................. 27315</text:p>
      <text:p text:style-name="P1"/>
      <text:p text:style-name="P1">Anas_platyrhynchos_platyrhynchos 27316 ATTTATTGCTCATTACTAACAAGCTAGAGAAGTGAGAAACAAAGG 27360</text:p>
      <text:p text:style-name="P1">Gallus_gallus <text:s text:c="19"/>27316 ............................................. 27360</text:p>
      <text:p text:style-name="P1"/>
      <text:p text:style-name="P1">Anas_platyrhynchos_platyrhynchos 27361 AAAGAAACCAAAAGCACCTCCCCCCCCCCCATCCACCCTCTTCCA 27405</text:p>
      <text:p text:style-name="P1">Gallus_gallus <text:s text:c="19"/>27361 ............................................. 27405</text:p>
      <text:p text:style-name="P1"/>
      <text:p text:style-name="P1">Anas_platyrhynchos_platyrhynchos 27406 CCTCCTCCCCCCGAGCGGCGCAGGGGAACGGGGGAATGGGGGTTA 27450</text:p>
      <text:p text:style-name="P1">Gallus_gallus <text:s text:c="19"/>27406 ............................................. 27450</text:p>
      <text:p text:style-name="P1"/>
      <text:p text:style-name="P1">Anas_platyrhynchos_platyrhynchos 27451 TGGTCAGTCTACAGCACTTCTTCTCTGCCGCTCCTTCTCGGTCAC 27495</text:p>
      <text:p text:style-name="P1">Gallus_gallus <text:s text:c="19"/>27451 ............................................. 27495</text:p>
      <text:p text:style-name="P1"/>
      <text:p text:style-name="P1">Anas_platyrhynchos_platyrhynchos 27496 TCTTGTCCCCTGTGCTGTGGGGTCCCTCCCACAGGATGCAGTCCT 27540</text:p>
      <text:p text:style-name="P1">Gallus_gallus <text:s text:c="19"/>27496 ............................................. 27540</text:p>
      <text:p text:style-name="P1"/>
      <text:p text:style-name="P1">Anas_platyrhynchos_platyrhynchos 27541 TGATGAACTGATCCGGCGTGGGCTTCCCACAGGCAGCAGCTCTTC 27585</text:p>
      <text:p text:style-name="P1">Gallus_gallus <text:s text:c="19"/>27541 ............................................. 27585</text:p>
      <text:p text:style-name="P1"/>
      <text:p text:style-name="P1">Anas_platyrhynchos_platyrhynchos 27586 CAGAACTGCTCCAGATATGGGTCCGTACCACGGGGTCCATCCCTC 27630</text:p>
      <text:p text:style-name="Standard"><text:span text:style-name="T1">Gallus_gallus <text:s text:c="19"/>27586 ............................................. </text:span><text:soft-page-break/><text:span text:style-name="T1">27630</text:span></text:p>
      <text:p text:style-name="P1"/>
      <text:p text:style-name="P1">Anas_platyrhynchos_platyrhynchos 27631 AGGAGAAAACTGCTCCAACCTGGCTCCCCTACGGGCAGCAGCTCC 27675</text:p>
      <text:p text:style-name="P1">Gallus_gallus <text:s text:c="19"/>27631 ............................................. 27675</text:p>
      <text:p text:style-name="P1"/>
      <text:p text:style-name="P1">Anas_platyrhynchos_platyrhynchos 27676 TGCCAGGTCACCTGCTCCTGCGTGGGCTCCTCTCCACGGGCTACA 27720</text:p>
      <text:p text:style-name="P1">Gallus_gallus <text:s text:c="19"/>27676 ............................................. 27720</text:p>
      <text:p text:style-name="P1"/>
      <text:p text:style-name="P1">Anas_platyrhynchos_platyrhynchos 27721 GGTCCGGCCCGGAATCTGCTCCGGCAGGGGTCTTCCACAGGCGGC 27765</text:p>
      <text:p text:style-name="P1">Gallus_gallus <text:s text:c="19"/>27721 ............................................. 27765</text:p>
      <text:p text:style-name="P1"/>
      <text:p text:style-name="P1">Anas_platyrhynchos_platyrhynchos 27766 AGCCTCCATCGGTGCAGGGCCACCTGCTCCACCGTGGTCTCCTCC 27810</text:p>
      <text:p text:style-name="P1">Gallus_gallus <text:s text:c="19"/>27766 ............................................. 27810</text:p>
      <text:p text:style-name="P1"/>
      <text:p text:style-name="P1">Anas_platyrhynchos_platyrhynchos 27811 ACGGGCTGCAGCATGGAACCCTGCTCCACCGTGGTACTCCATGGG 27855</text:p>
      <text:p text:style-name="P1">Gallus_gallus <text:s text:c="19"/>27811 ............................................. 27855</text:p>
      <text:p text:style-name="P1"/>
      <text:p text:style-name="P1">Anas_platyrhynchos_platyrhynchos 27856 CTGCAGGGGGACATCCTGCTTCACCATGGTCCTCACCACAGGCCG 27900</text:p>
      <text:p text:style-name="P1">Gallus_gallus <text:s text:c="19"/>27856 ............................................. 27900</text:p>
      <text:p text:style-name="P1"/>
      <text:p text:style-name="P1">Anas_platyrhynchos_platyrhynchos 27901 CAGGGGACTTCTGCTCCGGCGCCTGGAGCACCTCTCCCCCTCCTT 27945</text:p>
      <text:p text:style-name="P1">Gallus_gallus <text:s text:c="19"/>27901 ............................................. 27945</text:p>
      <text:p text:style-name="P1"/>
      <text:p text:style-name="P1">Anas_platyrhynchos_platyrhynchos 27946 CTACACTGACCTTGGCACCTGCAAGGCTGTTTCTCACTCCCTTGA 27990</text:p>
      <text:p text:style-name="P1">Gallus_gallus <text:s text:c="19"/>27946 ............................................. 27990</text:p>
      <text:p text:style-name="P1"/>
      <text:p text:style-name="P1">Anas_platyrhynchos_platyrhynchos 27991 CTCTCCCGGCTGCTGTGTGGCGCAGCGTTTTTTTCCCTGTCTTAA 28035</text:p>
      <text:p text:style-name="P1">Gallus_gallus <text:s text:c="19"/>27991 ............................................. 28035</text:p>
      <text:p text:style-name="P1"/>
      <text:p text:style-name="P1">Anas_platyrhynchos_platyrhynchos 28036 ATATGCTCTCACAGAGGCGCAAAACAACATCGCTTATTGGCTCAG 28080</text:p>
      <text:p text:style-name="P1">Gallus_gallus <text:s text:c="19"/>28036 ............................................. 28080</text:p>
      <text:p text:style-name="P1"/>
      <text:p text:style-name="P1">Anas_platyrhynchos_platyrhynchos 28081 ATCTGGAAAACAACGGGGCCCTTCCCAAACATGGGGCGGCTTCTA 28125</text:p>
      <text:p text:style-name="P1">Gallus_gallus <text:s text:c="19"/>28081 ............................................. 28125</text:p>
      <text:p text:style-name="P1"/>
      <text:p text:style-name="P1">Anas_platyrhynchos_platyrhynchos 28126 GATCTTTCTCACAGAAACCACCCCTATGACCCCCTGCTACCAAAA 28170</text:p>
      <text:p text:style-name="P1">Gallus_gallus <text:s text:c="19"/>28126 ............................................. 28170</text:p>
      <text:p text:style-name="P1"/>
      <text:p text:style-name="Standard"><text:span text:style-name="T1">Anas_platyrhynchos_platyrhynchos 28171 CCTTGCCACGTAAACCCACTACAGTCATGTGGGACAATAAAACTG </text:span><text:soft-page-break/><text:span text:style-name="T1">28215</text:span></text:p>
      <text:p text:style-name="P1">Gallus_gallus <text:s text:c="19"/>28171 ............................................. 28215</text:p>
      <text:p text:style-name="P1"/>
      <text:p text:style-name="P1">Anas_platyrhynchos_platyrhynchos 28216 GAAAGGCTGTCTGGAGGGGCTGCTGTTTCTTGGGAACTGTGAGAG 28260</text:p>
      <text:p text:style-name="P1">Gallus_gallus <text:s text:c="19"/>28216 ............................................. 28260</text:p>
      <text:p text:style-name="P1"/>
      <text:p text:style-name="P1">Anas_platyrhynchos_platyrhynchos 28261 ATTTGGTTGGCTGATTGTGCAAAACTGCATGGTGTATTGCTTTTG 28305</text:p>
      <text:p text:style-name="P1">Gallus_gallus <text:s text:c="19"/>28261 ............................................. 28305</text:p>
      <text:p text:style-name="P1"/>
      <text:p text:style-name="P1">Anas_platyrhynchos_platyrhynchos 28306 TTGTTTGTTTTTTGTTCCTTTTCTTATTTTTTTTCCTTTTTATTA 28350</text:p>
      <text:p text:style-name="P1">Gallus_gallus <text:s text:c="19"/>28306 ............................................. 28350</text:p>
      <text:p text:style-name="P1"/>
      <text:p text:style-name="P1">Anas_platyrhynchos_platyrhynchos 28351 AACTGTCCTTATCTCCACCCATGAATTTCTATACTGTTCTTTGCA 28395</text:p>
      <text:p text:style-name="P1">Gallus_gallus <text:s text:c="19"/>28351 ............................................. 28395</text:p>
      <text:p text:style-name="P1"/>
      <text:p text:style-name="P1">Anas_platyrhynchos_platyrhynchos 28396 ATTTTCTCTTCCATCTCACTGGACGGTCTGGAGTGAGTGAACAGC 28440</text:p>
      <text:p text:style-name="P1">Gallus_gallus <text:s text:c="19"/>28396 ............................................. 28440</text:p>
      <text:p text:style-name="P1"/>
      <text:p text:style-name="P1">Anas_platyrhynchos_platyrhynchos 28441 TGTGTGGCGTTTAGCTGCCTGCCCACTTGAGCACAATTCTCTTTT 28485</text:p>
      <text:p text:style-name="P1">Gallus_gallus <text:s text:c="19"/>28441 ............................................. 28485</text:p>
      <text:p text:style-name="P1"/>
      <text:p text:style-name="P1">Anas_platyrhynchos_platyrhynchos 28486 TTTTTTTTTTCCTCATTTTTTTTTTTTTTAGCTTGTATTGTTACC 28530</text:p>
      <text:p text:style-name="P1">Gallus_gallus <text:s text:c="19"/>28486 ............................................. 28530</text:p>
      <text:p text:style-name="P1"/>
      <text:p text:style-name="P1">Anas_platyrhynchos_platyrhynchos 28531 AAATGCCCAGACATATGCCTCTCAAAGTATTTGTCCCATGCTTAA 28575</text:p>
      <text:p text:style-name="P1">Gallus_gallus <text:s text:c="19"/>28531 ............................................. 28575</text:p>
      <text:p text:style-name="P1"/>
      <text:p text:style-name="P1">Anas_platyrhynchos_platyrhynchos 28576 ATAAAGAATGAAGTTACATATAGAGTGAATAACAAGGATTAGGGA 28620</text:p>
      <text:p text:style-name="P1">Gallus_gallus <text:s text:c="19"/>28576 ............................................. 28620</text:p>
      <text:p text:style-name="P1"/>
      <text:p text:style-name="P1">Anas_platyrhynchos_platyrhynchos 28621 ACACAGTTGACAGAGAAGCTGTGATTCATATAAGGTTATCTAATT 28665</text:p>
      <text:p text:style-name="P1">Gallus_gallus <text:s text:c="19"/>28621 ............................................. 28665</text:p>
      <text:p text:style-name="P1"/>
      <text:p text:style-name="P1">Anas_platyrhynchos_platyrhynchos 28666 AAATTGTTAGAACAATGAAGAAGGAAGTACAAAGTTGTATTATAT 28710</text:p>
      <text:p text:style-name="P1">Gallus_gallus <text:s text:c="19"/>28666 ............................................. 28710</text:p>
      <text:p text:style-name="P1"/>
      <text:p text:style-name="P1">Anas_platyrhynchos_platyrhynchos 28711 TGTGTACATAAAAGAAGCATCTCACAAGTCATGAGTTTGTAATTA 28755</text:p>
      <text:p text:style-name="P1">Gallus_gallus <text:s text:c="19"/>28711 ............................................. 28755</text:p>
      <text:p text:style-name="P1"><text:soft-page-break/></text:p>
      <text:p text:style-name="P1">Anas_platyrhynchos_platyrhynchos 28756 ATGTCTATATAGCCCTGTGACTCTTATCAGGTTTTAATTAACTGT 28800</text:p>
      <text:p text:style-name="P1">Gallus_gallus <text:s text:c="19"/>28756 ............................................. 28800</text:p>
      <text:p text:style-name="P1"/>
      <text:p text:style-name="P1">Anas_platyrhynchos_platyrhynchos 28801 AGCACAGCAGGAATGCTAAGAACAGTATATTTTCAGTGCTATTTT 28845</text:p>
      <text:p text:style-name="P1">Gallus_gallus <text:s text:c="19"/>28801 ............................................. 28845</text:p>
      <text:p text:style-name="P1"/>
      <text:p text:style-name="P1">Anas_platyrhynchos_platyrhynchos 28846 CATACTCAACCAGGAACATAAAAAATCATAGGAAACAGGCATCAC 28890</text:p>
      <text:p text:style-name="P1">Gallus_gallus <text:s text:c="19"/>28846 ............................................. 28890</text:p>
      <text:p text:style-name="P1"/>
      <text:p text:style-name="P1">Anas_platyrhynchos_platyrhynchos 28891 CATCTTACTGGAAAAACTAAAATGTTTTTAGTTGCAATAATGATC 28935</text:p>
      <text:p text:style-name="P1">Gallus_gallus <text:s text:c="19"/>28891 ............................................. 28935</text:p>
      <text:p text:style-name="P1"/>
      <text:p text:style-name="P1">Anas_platyrhynchos_platyrhynchos 28936 ATAGCTTTGCATTTTCTATACATACTACATAACTTTACATATTTT 28980</text:p>
      <text:p text:style-name="P1">Gallus_gallus <text:s text:c="19"/>28936 ............................................. 28980</text:p>
      <text:p text:style-name="P1"/>
      <text:p text:style-name="P1">Anas_platyrhynchos_platyrhynchos 28981 TTTTTTCCTGTTATCATTACAAATAAAGTTTTAAAGTATGTATTT 29025</text:p>
      <text:p text:style-name="P1">Gallus_gallus <text:s text:c="19"/>28981 ............................................. 29025</text:p>
      <text:p text:style-name="P1"/>
      <text:p text:style-name="P1">Anas_platyrhynchos_platyrhynchos 29026 TAAAAACATACTGCTGATTAGCAGAACATACTACAAAATCTATGC 29070</text:p>
      <text:p text:style-name="P1">Gallus_gallus <text:s text:c="19"/>29026 ............................................. 29070</text:p>
      <text:p text:style-name="P1"/>
      <text:p text:style-name="P1">Anas_platyrhynchos_platyrhynchos 29071 ATATAAAATGCTTATCTGGGATTTTGGGATAATTTAATATATCTT 29115</text:p>
      <text:p text:style-name="P1">Gallus_gallus <text:s text:c="19"/>29071 ............................................. 29115</text:p>
      <text:p text:style-name="P1"/>
      <text:p text:style-name="P1">Anas_platyrhynchos_platyrhynchos 29116 CATAAAAGGTACTTTAATGTTATTCAGAAAGCCTATGGGAAAATA 29160</text:p>
      <text:p text:style-name="P1">Gallus_gallus <text:s text:c="19"/>29116 ............................................. 29160</text:p>
      <text:p text:style-name="P1"/>
      <text:p text:style-name="P1">Anas_platyrhynchos_platyrhynchos 29161 AAGAAAGCAAAACTTTAACATTGCCCTATTTTCTACTTAAACTAC 29205</text:p>
      <text:p text:style-name="P1">Gallus_gallus <text:s text:c="19"/>29161 ............................................. 29205</text:p>
      <text:p text:style-name="P1"/>
      <text:p text:style-name="P1">Anas_platyrhynchos_platyrhynchos 29206 AACTGCTGCTATACACAAAGTTAAAAATCAATTAACTCAGAATAA 29250</text:p>
      <text:p text:style-name="P1">Gallus_gallus <text:s text:c="19"/>29206 ............................................. 29250</text:p>
      <text:p text:style-name="P1"/>
      <text:p text:style-name="P1">Anas_platyrhynchos_platyrhynchos 29251 GGTGACAGTTAATTCTTCAGCTGATACATCTTCCATTTAAAAACA 29295</text:p>
      <text:p text:style-name="P1">Gallus_gallus <text:s text:c="19"/>29251 ............................................. 29295</text:p>
      <text:p text:style-name="P1"/>
      <text:p text:style-name="P1">Anas_platyrhynchos_platyrhynchos 29296 AAATACATCAAGGAAAAGTATTCCCAAATGGAAGCACTGACAGTA 29340</text:p>
      <text:p text:style-name="P1"><text:soft-page-break/>Gallus_gallus <text:s text:c="19"/>29296 ............................................. 29340</text:p>
      <text:p text:style-name="P1"/>
      <text:p text:style-name="P1">Anas_platyrhynchos_platyrhynchos 29341 ACATTCCAATGAAATTGGCATCAACACCCCAAAACACTAGCCTGG 29385</text:p>
      <text:p text:style-name="P1">Gallus_gallus <text:s text:c="19"/>29341 ............................................. 29385</text:p>
      <text:p text:style-name="P1"/>
      <text:p text:style-name="P1">Anas_platyrhynchos_platyrhynchos 29386 TTTCCTTTAAGGTGTTGGTGCTAGTACTCACCAAGAATTTTTTTT 29430</text:p>
      <text:p text:style-name="P1">Gallus_gallus <text:s text:c="19"/>29386 ............................................. 29430</text:p>
      <text:p text:style-name="P1"/>
      <text:p text:style-name="P1">Anas_platyrhynchos_platyrhynchos 29431 TCAAATTTTCAGTGGAATCTGAAGAAAATAGAAATATTAGTAATT 29475</text:p>
      <text:p text:style-name="P1">Gallus_gallus <text:s text:c="19"/>29431 ............................................. 29475</text:p>
      <text:p text:style-name="P1"/>
      <text:p text:style-name="P1">Anas_platyrhynchos_platyrhynchos 29476 CTTTAGAGGGATTCGCTGAGTTCGGAAAAGCTTTGAATACCAACT 29520</text:p>
      <text:p text:style-name="P1">Gallus_gallus <text:s text:c="19"/>29476 ............................................. 29520</text:p>
      <text:p text:style-name="P1"/>
      <text:p text:style-name="P1">Anas_platyrhynchos_platyrhynchos 29521 GACATCTCTAAAATTAGTGTTTTTCGATAATTTCATGACACTTAT 29565</text:p>
      <text:p text:style-name="P1">Gallus_gallus <text:s text:c="19"/>29521 ............................................. 29565</text:p>
      <text:p text:style-name="P1"/>
      <text:p text:style-name="P1">Anas_platyrhynchos_platyrhynchos 29566 TCTAATATCAACCTGTTTATATCCAAAACCAAAATCAGTCAATCA 29610</text:p>
      <text:p text:style-name="P1">Gallus_gallus <text:s text:c="19"/>29566 ............................................. 29610</text:p>
      <text:p text:style-name="P1"/>
      <text:p text:style-name="P1">Anas_platyrhynchos_platyrhynchos 29611 GCATAACAGATGTTTTCTTAAGCTTACCTCTCCTTAGGCTATATA 29655</text:p>
      <text:p text:style-name="P1">Gallus_gallus <text:s text:c="19"/>29611 ............................................. 29655</text:p>
      <text:p text:style-name="P1"/>
      <text:p text:style-name="P1">Anas_platyrhynchos_platyrhynchos 29656 GAAGAGTATCTAGCACAATAATGTGAGATATGCCATATGCACGGT 29700</text:p>
      <text:p text:style-name="P1">Gallus_gallus <text:s text:c="19"/>29656 ............................................. 29700</text:p>
      <text:p text:style-name="P1"/>
      <text:p text:style-name="P1">Anas_platyrhynchos_platyrhynchos 29701 CTAGTGGTAATTCATAGTATGGAAAGTCTGACACAAATTACAGAA 29745</text:p>
      <text:p text:style-name="P1">Gallus_gallus <text:s text:c="19"/>29701 ............................................. 29745</text:p>
      <text:p text:style-name="P1"/>
      <text:p text:style-name="P1">Anas_platyrhynchos_platyrhynchos 29746 TAATTATGTTGGGCAAACCATATAACACACAATTAAAAAATGATG 29790</text:p>
      <text:p text:style-name="P1">Gallus_gallus <text:s text:c="19"/>29746 ............................................. 29790</text:p>
      <text:p text:style-name="P1"/>
      <text:p text:style-name="P1">Anas_platyrhynchos_platyrhynchos 29791 GATGAATGGCAGTTGAGGAAGTGTGAAAGTTCTGTTCTGTTTTGT 29835</text:p>
      <text:p text:style-name="P1">Gallus_gallus <text:s text:c="19"/>29791 ............................................. 29835</text:p>
      <text:p text:style-name="P1"/>
      <text:p text:style-name="P1">Anas_platyrhynchos_platyrhynchos 29836 CTGTAGGAGAACTGTGAGAGTCTTCATCCACTAAAAAAAAAATAA 29880</text:p>
      <text:p text:style-name="P1">Gallus_gallus <text:s text:c="19"/>29836 ............................................. 29880</text:p>
      <text:p text:style-name="P1"/>
      <text:p text:style-name="P1"><text:soft-page-break/>Anas_platyrhynchos_platyrhynchos 29881 ATTTTAAATATTGTTATTTCTGAATACGACTGAATATAAGAATGA 29925</text:p>
      <text:p text:style-name="P1">Gallus_gallus <text:s text:c="19"/>29881 ............................................. 29925</text:p>
      <text:p text:style-name="P1"/>
      <text:p text:style-name="P1">Anas_platyrhynchos_platyrhynchos 29926 AGTGCAGTAACTTAACCACTTCTATTTGTTTAATACTTATGGTAC 29970</text:p>
      <text:p text:style-name="P1">Gallus_gallus <text:s text:c="19"/>29926 ............................................. 29970</text:p>
      <text:p text:style-name="P1"/>
      <text:p text:style-name="P1">Anas_platyrhynchos_platyrhynchos 29971 TTTTCCATTCCTCTCTTTAGAGGAATGTACTCAGAAATCCTCCCC 30015</text:p>
      <text:p text:style-name="P1">Gallus_gallus <text:s text:c="19"/>29971 ............................................. 30015</text:p>
      <text:p text:style-name="P1"/>
      <text:p text:style-name="P1">Anas_platyrhynchos_platyrhynchos 30016 TCTCCAACAAGATGCCTAGTATAATTCTTCTTGTAGCGTGCCCTT 30060</text:p>
      <text:p text:style-name="P1">Gallus_gallus <text:s text:c="19"/>30016 ............................................. 30060</text:p>
      <text:p text:style-name="P1"/>
      <text:p text:style-name="P1">Anas_platyrhynchos_platyrhynchos 30061 TACAATGAAGACTGTCTAATGACTGCAGGCTCAACTTTTTGCATT 30105</text:p>
      <text:p text:style-name="P1">Gallus_gallus <text:s text:c="19"/>30061 ............................................. 30105</text:p>
      <text:p text:style-name="P1"/>
      <text:p text:style-name="P1">Anas_platyrhynchos_platyrhynchos 30106 CTATAATCTATACCCATAAAACTAATCTACCATGCACTGTGAAGC 30150</text:p>
      <text:p text:style-name="P1">Gallus_gallus <text:s text:c="19"/>30106 ............................................. 30150</text:p>
      <text:p text:style-name="P1"/>
      <text:p text:style-name="P1">Anas_platyrhynchos_platyrhynchos 30151 AAAATTATGCTGTTCATGTCATGTTCATGATGTAACTTTTGAGTC 30195</text:p>
      <text:p text:style-name="P1">Gallus_gallus <text:s text:c="19"/>30151 ............................................. 30195</text:p>
      <text:p text:style-name="P1"/>
      <text:p text:style-name="P1">Anas_platyrhynchos_platyrhynchos 30196 ACACCATTTTTTTCATTTTATAACTGTTCAGTGGAGCATAAATTT 30240</text:p>
      <text:p text:style-name="P1">Gallus_gallus <text:s text:c="19"/>30196 ............................................. 30240</text:p>
      <text:p text:style-name="P1"/>
      <text:p text:style-name="P1">Anas_platyrhynchos_platyrhynchos 30241 TAGCTTTTGTTCAACTATGACAAAGTCTCCCCAAATTTTTTATTT 30285</text:p>
      <text:p text:style-name="P1">Gallus_gallus <text:s text:c="19"/>30241 ............................................. 30285</text:p>
      <text:p text:style-name="P1"/>
      <text:p text:style-name="P1">Anas_platyrhynchos_platyrhynchos 30286 ATTTATTTATTAATTGTTTATTTAATACATGTGAAATACAGCTAC 30330</text:p>
      <text:p text:style-name="P1">Gallus_gallus <text:s text:c="19"/>30286 ............................................. 30330</text:p>
      <text:p text:style-name="P1"/>
      <text:p text:style-name="P1">Anas_platyrhynchos_platyrhynchos 30331 TGCAATTGTAATATTAAATCAGCCATCTTTCCACTTTCAGTTCTT 30375</text:p>
      <text:p text:style-name="P1">Gallus_gallus <text:s text:c="19"/>30331 ............................................. 30375</text:p>
      <text:p text:style-name="P1"/>
      <text:p text:style-name="P1">Anas_platyrhynchos_platyrhynchos 30376 GTAAAAATATTCTCAAAACTGTCATAGCTCATTTTAAAGATTTTA 30420</text:p>
      <text:p text:style-name="P1">Gallus_gallus <text:s text:c="19"/>30376 ............................................. 30420</text:p>
      <text:p text:style-name="P1"/>
      <text:p text:style-name="P1">Anas_platyrhynchos_platyrhynchos 30421 TCTATATCTGTAAACTGCCTATAAGTCTTCAGGTCTACCAGGTTC 30465</text:p>
      <text:p text:style-name="Standard"><text:span text:style-name="T1">Gallus_gallus <text:s text:c="19"/>30421 ............................................. </text:span><text:soft-page-break/><text:span text:style-name="T1">30465</text:span></text:p>
      <text:p text:style-name="P1"/>
      <text:p text:style-name="P1">Anas_platyrhynchos_platyrhynchos 30466 TAATTGTGTTAATGTGCAATGCAAAGCTTTTGTACAAAGCTTTTT 30510</text:p>
      <text:p text:style-name="P1">Gallus_gallus <text:s text:c="19"/>30466 ............................................. 30510</text:p>
      <text:p text:style-name="P1"/>
      <text:p text:style-name="P1">Anas_platyrhynchos_platyrhynchos 30511 AGTTCTTACTTTGAGCTGAATCCTTTTCCCTGTGAATCTTCCTTT 30555</text:p>
      <text:p text:style-name="P1">Gallus_gallus <text:s text:c="19"/>30511 ............................................. 30555</text:p>
      <text:p text:style-name="P1"/>
      <text:p text:style-name="P1">Anas_platyrhynchos_platyrhynchos 30556 TTTGAAGAGTATGGATGGTCTGACCAGTTGTTCTACCAATGTGCA 30600</text:p>
      <text:p text:style-name="P1">Gallus_gallus <text:s text:c="19"/>30556 ............................................. 30600</text:p>
      <text:p text:style-name="P1"/>
      <text:p text:style-name="P1">Anas_platyrhynchos_platyrhynchos 30601 ACAAATCTGGAAAGAAGTATGTTAGTTCCTGTCAGTTTTTACTGA 30645</text:p>
      <text:p text:style-name="P1">Gallus_gallus <text:s text:c="19"/>30601 ............................................. 30645</text:p>
      <text:p text:style-name="P1"/>
      <text:p text:style-name="P1">Anas_platyrhynchos_platyrhynchos 30646 AAGTTTTGAAAAACAAGAAAGTATCAAACATATATGGCCTGATGT 30690</text:p>
      <text:p text:style-name="P1">Gallus_gallus <text:s text:c="19"/>30646 ............................................. 30690</text:p>
      <text:p text:style-name="P1"/>
      <text:p text:style-name="P1">Anas_platyrhynchos_platyrhynchos 30691 CTTTACATTTAAAAAACAATAACAACAAACAAAAAGGATACTATT 30735</text:p>
      <text:p text:style-name="P1">Gallus_gallus <text:s text:c="19"/>30691 ............................................. 30735</text:p>
      <text:p text:style-name="P1"/>
      <text:p text:style-name="P1">Anas_platyrhynchos_platyrhynchos 30736 AGAGATTTAGTTCTGTATAACTGAAGAGTTAGCTTCACTTTTTGT 30780</text:p>
      <text:p text:style-name="P1">Gallus_gallus <text:s text:c="19"/>30736 ............................................. 30780</text:p>
      <text:p text:style-name="P1"/>
      <text:p text:style-name="P1">Anas_platyrhynchos_platyrhynchos 30781 TTTCCTCACAGTTCATGCAACTATAGATTGTCAAGCCTTAGGTCA 30825</text:p>
      <text:p text:style-name="P1">Gallus_gallus <text:s text:c="19"/>30781 ............................................. 30825</text:p>
      <text:p text:style-name="P1"/>
      <text:p text:style-name="P1">Anas_platyrhynchos_platyrhynchos 30826 CTGCTTCTCACCACAGAAATCCTATAGAAATCCTATCTTACCATA 30870</text:p>
      <text:p text:style-name="P1">Gallus_gallus <text:s text:c="19"/>30826 ............................................. 30870</text:p>
      <text:p text:style-name="P1"/>
      <text:p text:style-name="P1">Anas_platyrhynchos_platyrhynchos 30871 TGACCATAAATAAATCCTCTACTAAAATTGATTTAAAGAGATTAT 30915</text:p>
      <text:p text:style-name="P1">Gallus_gallus <text:s text:c="19"/>30871 ............................................. 30915</text:p>
      <text:p text:style-name="P1"/>
      <text:p text:style-name="P1">Anas_platyrhynchos_platyrhynchos 30916 TGTTCTACTTGAAAGGTTAACCTGTCAACAACACAGGGTGTCCTG 30960</text:p>
      <text:p text:style-name="P1">Gallus_gallus <text:s text:c="19"/>30916 ............................................. 30960</text:p>
      <text:p text:style-name="P1"/>
      <text:p text:style-name="P1">Anas_platyrhynchos_platyrhynchos 30961 CATGCTGTTTACCTGTTCTGGAAACACCAGGTAAAATTTGCCCAG 31005</text:p>
      <text:p text:style-name="P1">Gallus_gallus <text:s text:c="19"/>30961 ............................................. 31005</text:p>
      <text:p text:style-name="P1"/>
      <text:p text:style-name="Standard"><text:span text:style-name="T1">Anas_platyrhynchos_platyrhynchos 31006 GAGCAAAGACAGCGGAGAAAGGGGAGAAAAATAGATACACACACC </text:span><text:soft-page-break/><text:span text:style-name="T1">31050</text:span></text:p>
      <text:p text:style-name="P1">Gallus_gallus <text:s text:c="19"/>31006 ............................................. 31050</text:p>
      <text:p text:style-name="P1"/>
      <text:p text:style-name="P1">Anas_platyrhynchos_platyrhynchos 31051 CCATGAGTAATATAAATACAAACATTTGAAATAATGCATCTGTGG 31095</text:p>
      <text:p text:style-name="P1">Gallus_gallus <text:s text:c="19"/>31051 ............................................. 31095</text:p>
      <text:p text:style-name="P1"/>
      <text:p text:style-name="P1">Anas_platyrhynchos_platyrhynchos 31096 ATAAAGAAGAATACAAATACTTACTCTCAAACAAAATTTCTAGCC 31140</text:p>
      <text:p text:style-name="P1">Gallus_gallus <text:s text:c="19"/>31096 ............................................. 31140</text:p>
      <text:p text:style-name="P1"/>
      <text:p text:style-name="P1">Anas_platyrhynchos_platyrhynchos 31141 TTTCTGCATTCTCTTGCAGGGTAGTGTACCACTGGTTGGCTATTA 31185</text:p>
      <text:p text:style-name="P1">Gallus_gallus <text:s text:c="19"/>31141 ............................................. 31185</text:p>
      <text:p text:style-name="P1"/>
      <text:p text:style-name="P1">Anas_platyrhynchos_platyrhynchos 31186 TAGAACGAACACCAGTAAGGCTAAGAAGCATTACTGTTTCTGTTG 31230</text:p>
      <text:p text:style-name="P1">Gallus_gallus <text:s text:c="19"/>31186 ............................................. 31230</text:p>
      <text:p text:style-name="P1"/>
      <text:p text:style-name="P1">Anas_platyrhynchos_platyrhynchos 31231 GTCTCTCTATAGCAAACTGTAAAGAACTAAAAAAATAAAAAGTAT 31275</text:p>
      <text:p text:style-name="P1">Gallus_gallus <text:s text:c="19"/>31231 ............................................. 31275</text:p>
      <text:p text:style-name="P1"/>
      <text:p text:style-name="P1">Anas_platyrhynchos_platyrhynchos 31276 GAGATCAATAAAATAAAAATGTAATTGAAATTCTGCATACTAATA 31320</text:p>
      <text:p text:style-name="P1">Gallus_gallus <text:s text:c="19"/>31276 ............................................. 31320</text:p>
      <text:p text:style-name="P1"/>
      <text:p text:style-name="P1">Anas_platyrhynchos_platyrhynchos 31321 TATTAAAAACATAAATATATAACACTTTTTAACAGGAGAAGAAAG 31365</text:p>
      <text:p text:style-name="P1">Gallus_gallus <text:s text:c="19"/>31321 ............................................. 31365</text:p>
      <text:p text:style-name="P1"/>
      <text:p text:style-name="P1">Anas_platyrhynchos_platyrhynchos 31366 AGAATTTTATACGAATCTCAGCAAACTAAGAAAAATCCCAGAATC 31410</text:p>
      <text:p text:style-name="P1">Gallus_gallus <text:s text:c="19"/>31366 ............................................. 31410</text:p>
      <text:p text:style-name="P1"/>
      <text:p text:style-name="P1">Anas_platyrhynchos_platyrhynchos 31411 CATTTCTCTTGTATGTTAAGCATAAAATGCTTTCAAATATTTTGT 31455</text:p>
      <text:p text:style-name="P1">Gallus_gallus <text:s text:c="19"/>31411 ............................................. 31455</text:p>
      <text:p text:style-name="P1"/>
      <text:p text:style-name="P1">Anas_platyrhynchos_platyrhynchos 31456 ACCATATCTTATGTTTAAAACAAGGAATTATAATAACTTTTCTAT 31500</text:p>
      <text:p text:style-name="P1">Gallus_gallus <text:s text:c="19"/>31456 ............................................. 31500</text:p>
      <text:p text:style-name="P1"/>
      <text:p text:style-name="P1">Anas_platyrhynchos_platyrhynchos 31501 ACCTCTTTTCATGATGCAATTTTATGTGGATTGCTCCCTGTCATT 31545</text:p>
      <text:p text:style-name="P1">Gallus_gallus <text:s text:c="19"/>31501 ............................................. 31545</text:p>
      <text:p text:style-name="P1"/>
      <text:p text:style-name="P1">Anas_platyrhynchos_platyrhynchos 31546 CTACTGCTTTGGGCATCAAATGAAATACGAATGGAAGAACATCAC 31590</text:p>
      <text:p text:style-name="P1">Gallus_gallus <text:s text:c="19"/>31546 ............................................. 31590</text:p>
      <text:p text:style-name="P1"><text:soft-page-break/></text:p>
      <text:p text:style-name="P1">Anas_platyrhynchos_platyrhynchos 31591 ATTAACTTTTATAAAACAATGCAGAACACCCTTTATAAGAGACTC 31635</text:p>
      <text:p text:style-name="P1">Gallus_gallus <text:s text:c="19"/>31591 ............................................. 31635</text:p>
      <text:p text:style-name="P1"/>
      <text:p text:style-name="P1">Anas_platyrhynchos_platyrhynchos 31636 AAAATGCTGTGAAATGGATTAAAAGACATGTTTAGTTCAGCTTCT 31680</text:p>
      <text:p text:style-name="P1">Gallus_gallus <text:s text:c="19"/>31636 ............................................. 31680</text:p>
      <text:p text:style-name="P1"/>
      <text:p text:style-name="P1">Anas_platyrhynchos_platyrhynchos 31681 ATTCTTAAAGGGAAAAAGAAAATATTGCAGGAACTGAAAGCTTGC 31725</text:p>
      <text:p text:style-name="P1">Gallus_gallus <text:s text:c="19"/>31681 ............................................. 31725</text:p>
      <text:p text:style-name="P1"/>
      <text:p text:style-name="P1">Anas_platyrhynchos_platyrhynchos 31726 TCATGTCATAAGCATGGCAGTAATATGGAGACTTAAAAAGCAATT 31770</text:p>
      <text:p text:style-name="P1">Gallus_gallus <text:s text:c="19"/>31726 ............................................. 31770</text:p>
      <text:p text:style-name="P1"/>
      <text:p text:style-name="P1">Anas_platyrhynchos_platyrhynchos 31771 CAGTTATTCTAAAATGACATCTCTAAAGAGGAATATTTAAATAAG 31815</text:p>
      <text:p text:style-name="P1">Gallus_gallus <text:s text:c="19"/>31771 ............................................. 31815</text:p>
      <text:p text:style-name="P1"/>
      <text:p text:style-name="P1">Anas_platyrhynchos_platyrhynchos 31816 TATCTTTGGCATTATTGTTTTAGTGCTTGGAGGGGAGTGATAGTC 31860</text:p>
      <text:p text:style-name="P1">Gallus_gallus <text:s text:c="19"/>31816 ............................................. 31860</text:p>
      <text:p text:style-name="P1"/>
      <text:p text:style-name="P1">Anas_platyrhynchos_platyrhynchos 31861 TGTAGGGCTGGAACTGAAGTAAATTAAAGGCTGAATCTTCTTTTT 31905</text:p>
      <text:p text:style-name="P1">Gallus_gallus <text:s text:c="19"/>31861 ............................................. 31905</text:p>
      <text:p text:style-name="P1"/>
      <text:p text:style-name="P1">Anas_platyrhynchos_platyrhynchos 31906 GATCTCTGCCTTTTATGGTAACTAAATCAGAAGATGATAACCAAA 31950</text:p>
      <text:p text:style-name="P1">Gallus_gallus <text:s text:c="19"/>31906 ............................................. 31950</text:p>
      <text:p text:style-name="P1"/>
      <text:p text:style-name="P1">Anas_platyrhynchos_platyrhynchos 31951 AATTTTTGTAATCTTTTTGGAAGATGCTGTCTGATTATCTATGGA 31995</text:p>
      <text:p text:style-name="P1">Gallus_gallus <text:s text:c="19"/>31951 ............................................. 31995</text:p>
      <text:p text:style-name="P1"/>
      <text:p text:style-name="P1">Anas_platyrhynchos_platyrhynchos 31996 GTTATGTGATTCAGTTTTAACTGAACATTATTCTAAACTTTCTGG 32040</text:p>
      <text:p text:style-name="P1">Gallus_gallus <text:s text:c="19"/>31996 ............................................. 32040</text:p>
      <text:p text:style-name="P1"/>
      <text:p text:style-name="P1">Anas_platyrhynchos_platyrhynchos 32041 AAACTGCTAGAATTAAACACATAAGTTCCACTGATAAATTTACCA 32085</text:p>
      <text:p text:style-name="P1">Gallus_gallus <text:s text:c="19"/>32041 ............................................. 32085</text:p>
      <text:p text:style-name="P1"/>
      <text:p text:style-name="P1">Anas_platyrhynchos_platyrhynchos 32086 ATCTATTAAAATAAGACTTCAGAAGTACAGAGCTAGAAAAAACAG 32130</text:p>
      <text:p text:style-name="P1">Gallus_gallus <text:s text:c="19"/>32086 ............................................. 32130</text:p>
      <text:p text:style-name="P1"/>
      <text:p text:style-name="P1">Anas_platyrhynchos_platyrhynchos 32131 CTTAAGAAACTGTGCCTTGTTTTGTTTTGTTTAATGGGAAAAAAG 32175</text:p>
      <text:p text:style-name="P1"><text:soft-page-break/>Gallus_gallus <text:s text:c="19"/>32131 ............................................. 32175</text:p>
      <text:p text:style-name="P1"/>
      <text:p text:style-name="P1">Anas_platyrhynchos_platyrhynchos 32176 GATATTAAAACCAGGAGAGTTTTCAAACACTTAGAGATCTGTCTG 32220</text:p>
      <text:p text:style-name="P1">Gallus_gallus <text:s text:c="19"/>32176 ............................................. 32220</text:p>
      <text:p text:style-name="P1"/>
      <text:p text:style-name="P1">Anas_platyrhynchos_platyrhynchos 32221 TGTATAACATACCTTACACACAATTCATTTTAACTTACACATCAC 32265</text:p>
      <text:p text:style-name="P1">Gallus_gallus <text:s text:c="19"/>32221 ............................................. 32265</text:p>
      <text:p text:style-name="P1"/>
      <text:p text:style-name="P1">Anas_platyrhynchos_platyrhynchos 32266 TGGATGGATTAAACAGTATTTTAAAGGTTTTTTTTTTTTTTTTTT 32310</text:p>
      <text:p text:style-name="P1">Gallus_gallus <text:s text:c="19"/>32266 ............................................. 32310</text:p>
      <text:p text:style-name="P1"/>
      <text:p text:style-name="P1">Anas_platyrhynchos_platyrhynchos 32311 TTTTTTCATGAAGTGAATAATCATCAAAGTCAAGAGATATTTATG 32355</text:p>
      <text:p text:style-name="P1">Gallus_gallus <text:s text:c="19"/>32311 ............................................. 32355</text:p>
      <text:p text:style-name="P1"/>
      <text:p text:style-name="P1">Anas_platyrhynchos_platyrhynchos 32356 CAGCCCTAACAGGATCGGATATAGGATTTAATTGTCTACATTACA 32400</text:p>
      <text:p text:style-name="P1">Gallus_gallus <text:s text:c="19"/>32356 ............................................. 32400</text:p>
      <text:p text:style-name="P1"/>
      <text:p text:style-name="P1">Anas_platyrhynchos_platyrhynchos 32401 ATGGCAGTCCCAATAAAGACATGAATAAAAATACATTTTTTCATG 32445</text:p>
      <text:p text:style-name="P1">Gallus_gallus <text:s text:c="19"/>32401 ............................................. 32445</text:p>
      <text:p text:style-name="P1"/>
      <text:p text:style-name="P1">Anas_platyrhynchos_platyrhynchos 32446 TTCTTTTTTTGGGAGTACAAATGGGTTACCTGAAATTTAGCATGG 32490</text:p>
      <text:p text:style-name="P1">Gallus_gallus <text:s text:c="19"/>32446 ............................................. 32490</text:p>
      <text:p text:style-name="P1"/>
      <text:p text:style-name="P1">Anas_platyrhynchos_platyrhynchos 32491 ACTAAATAACTAATGAATAAAATCAGGACTCTAAAACTATCCTTG 32535</text:p>
      <text:p text:style-name="P1">Gallus_gallus <text:s text:c="19"/>32491 ............................................. 32535</text:p>
      <text:p text:style-name="P1"/>
      <text:p text:style-name="P1">Anas_platyrhynchos_platyrhynchos 32536 CTTTTAATACATTATAAGTTATTTGTTGAGCGCCATCCATTAAAA 32580</text:p>
      <text:p text:style-name="P1">Gallus_gallus <text:s text:c="19"/>32536 ............................................. 32580</text:p>
      <text:p text:style-name="P1"/>
      <text:p text:style-name="P1">Anas_platyrhynchos_platyrhynchos 32581 TTCATAATGTACATAAAACAAAAGTATGCGAGCCCTGTCACTTGT 32625</text:p>
      <text:p text:style-name="P1">Gallus_gallus <text:s text:c="19"/>32581 ............................................. 32625</text:p>
      <text:p text:style-name="P1"/>
      <text:p text:style-name="P1">Anas_platyrhynchos_platyrhynchos 32626 CAATTTAAAGGCAAGGAAAATACTGAAAATGCCTTCAAGTCTATG 32670</text:p>
      <text:p text:style-name="P1">Gallus_gallus <text:s text:c="19"/>32626 ............................................. 32670</text:p>
      <text:p text:style-name="P1"/>
      <text:p text:style-name="P1">Anas_platyrhynchos_platyrhynchos 32671 AAAGCCAGATGTGTAATATGAAAGATTGTGAAGAGGTCACTTAGC 32715</text:p>
      <text:p text:style-name="P1">Gallus_gallus <text:s text:c="19"/>32671 ............................................. 32715</text:p>
      <text:p text:style-name="P1"/>
      <text:p text:style-name="P1"><text:soft-page-break/>Anas_platyrhynchos_platyrhynchos 32716 ATGCCAAAATAATTTATTACATAAAACAGTCTGATTGTTAAACTA 32760</text:p>
      <text:p text:style-name="P1">Gallus_gallus <text:s text:c="19"/>32716 ............................................. 32760</text:p>
      <text:p text:style-name="P1"/>
      <text:p text:style-name="P1">Anas_platyrhynchos_platyrhynchos 32761 TACAGCATAGGAAAACTTCAGAGGGACTCTTAATTATCTGTTAAA 32805</text:p>
      <text:p text:style-name="P1">Gallus_gallus <text:s text:c="19"/>32761 ............................................. 32805</text:p>
      <text:p text:style-name="P1"/>
      <text:p text:style-name="P1">Anas_platyrhynchos_platyrhynchos 32806 AAGAAGTTTTATATATTTAACTAGAACATCTTGAGAATCTTGAGC 32850</text:p>
      <text:p text:style-name="P1">Gallus_gallus <text:s text:c="19"/>32806 ............................................. 32850</text:p>
      <text:p text:style-name="P1"/>
      <text:p text:style-name="P1">Anas_platyrhynchos_platyrhynchos 32851 TGGGAGGTATGGGTAACATAACCTTTTTGTGACATTGTGTTGATT 32895</text:p>
      <text:p text:style-name="P1">Gallus_gallus <text:s text:c="19"/>32851 ............................................. 32895</text:p>
      <text:p text:style-name="P1"/>
      <text:p text:style-name="P1">Anas_platyrhynchos_platyrhynchos 32896 ATTGCCCTGCTGCAGAGCATTCATTCTCTTTAGTCCTACGTAAAG 32940</text:p>
      <text:p text:style-name="P1">Gallus_gallus <text:s text:c="19"/>32896 ............................................. 32940</text:p>
      <text:p text:style-name="P1"/>
      <text:p text:style-name="P1">Anas_platyrhynchos_platyrhynchos 32941 AATGAAGCTACAAGAGGCTAACTTCCCCCTTCAATGTAGATATGA 32985</text:p>
      <text:p text:style-name="P1">Gallus_gallus <text:s text:c="19"/>32941 ............................................. 32985</text:p>
      <text:p text:style-name="P1"/>
      <text:p text:style-name="P1">Anas_platyrhynchos_platyrhynchos 32986 GCCCTTCTGTTTCCAGAAGTAGATAAGAATATTTATAACTCAAAA 33030</text:p>
      <text:p text:style-name="P1">Gallus_gallus <text:s text:c="19"/>32986 ............................................. 33030</text:p>
      <text:p text:style-name="P1"/>
      <text:p text:style-name="P1">Anas_platyrhynchos_platyrhynchos 33031 TTTTAACTTTGCTTTGAAATAAAAATAAATCTGCATTACTGTGAA 33075</text:p>
      <text:p text:style-name="P1">Gallus_gallus <text:s text:c="19"/>33031 ............................................. 33075</text:p>
      <text:p text:style-name="P1"/>
      <text:p text:style-name="P1">Anas_platyrhynchos_platyrhynchos 33076 TTTTACCGAAATAAAGTTAATCTTACCTTTTGTAGATATCAGAAT 33120</text:p>
      <text:p text:style-name="P1">Gallus_gallus <text:s text:c="19"/>33076 ............................................. 33120</text:p>
      <text:p text:style-name="P1"/>
      <text:p text:style-name="P1">Anas_platyrhynchos_platyrhynchos 33121 TGGTTATTCTTTGATAACTTTGTTTTGATTGTACCAGATCTAAAA 33165</text:p>
      <text:p text:style-name="P1">Gallus_gallus <text:s text:c="19"/>33121 ............................................. 33165</text:p>
      <text:p text:style-name="P1"/>
      <text:p text:style-name="P1">Anas_platyrhynchos_platyrhynchos 33166 GTATCATCAAATGGCACTCTGGAAAAAAAAAAAACAAACCACTAA 33210</text:p>
      <text:p text:style-name="P1">Gallus_gallus <text:s text:c="19"/>33166 ............................................. 33210</text:p>
      <text:p text:style-name="P1"/>
      <text:p text:style-name="P1">Anas_platyrhynchos_platyrhynchos 33211 TAATAACGTCCATCGTAATAACTGTATATAAAACTGGCTTTTCTA 33255</text:p>
      <text:p text:style-name="P1">Gallus_gallus <text:s text:c="19"/>33211 ............................................. 33255</text:p>
      <text:p text:style-name="P1"/>
      <text:p text:style-name="P1">Anas_platyrhynchos_platyrhynchos 33256 AGTCAATGACGTACTAAGCTCAGTGTAAACAACTCATATAAAATT 33300</text:p>
      <text:p text:style-name="Standard"><text:span text:style-name="T1">Gallus_gallus <text:s text:c="19"/>33256 ............................................. </text:span><text:soft-page-break/><text:span text:style-name="T1">33300</text:span></text:p>
      <text:p text:style-name="P1"/>
      <text:p text:style-name="P1">Anas_platyrhynchos_platyrhynchos 33301 TATATTTCAGCCAAAAGAGTGTCATTAAGTAAAAGAACACCAAGA 33345</text:p>
      <text:p text:style-name="P1">Gallus_gallus <text:s text:c="19"/>33301 ............................................. 33345</text:p>
      <text:p text:style-name="P1"/>
      <text:p text:style-name="P1">Anas_platyrhynchos_platyrhynchos 33346 AAGTCATTCTAACATTATTTAATGTAAATTTGATACACTTTTCCG 33390</text:p>
      <text:p text:style-name="P1">Gallus_gallus <text:s text:c="19"/>33346 ............................................. 33390</text:p>
      <text:p text:style-name="P1"/>
      <text:p text:style-name="P1">Anas_platyrhynchos_platyrhynchos 33391 TAATGTTTGATGGGCTTTTGTCCTGCATCACCTTAGTATAACTAA 33435</text:p>
      <text:p text:style-name="P1">Gallus_gallus <text:s text:c="19"/>33391 ............................................. 33435</text:p>
      <text:p text:style-name="P1"/>
      <text:p text:style-name="P1">Anas_platyrhynchos_platyrhynchos 33436 CAACAAGGTCCATGTAACCATCTTATTACAGATAATGATTTATAT 33480</text:p>
      <text:p text:style-name="P1">Gallus_gallus <text:s text:c="19"/>33436 ............................................. 33480</text:p>
      <text:p text:style-name="P1"/>
      <text:p text:style-name="P1">Anas_platyrhynchos_platyrhynchos 33481 GACTCAAATCAGTAGTTGCAAAATCTTGTAAAGTGGAGGTATGGA 33525</text:p>
      <text:p text:style-name="P1">Gallus_gallus <text:s text:c="19"/>33481 ............................................. 33525</text:p>
      <text:p text:style-name="P1"/>
      <text:p text:style-name="P1">Anas_platyrhynchos_platyrhynchos 33526 AATGTTATCTGACCATGTTAGAACCAAGTTACAGTTAAAACATTC 33570</text:p>
      <text:p text:style-name="P1">Gallus_gallus <text:s text:c="19"/>33526 ............................................. 33570</text:p>
      <text:p text:style-name="P1"/>
      <text:p text:style-name="P1">Anas_platyrhynchos_platyrhynchos 33571 TTTTTAAGCTATTTTCCTTAAAGGCTCCCAATGAAATAACTGAGT 33615</text:p>
      <text:p text:style-name="P1">Gallus_gallus <text:s text:c="19"/>33571 ............................................. 33615</text:p>
      <text:p text:style-name="P1"/>
      <text:p text:style-name="P1">Anas_platyrhynchos_platyrhynchos 33616 ACTCTTAGATTAAAAAGCTTTCCCTAAAGATTTTTGCTAAAAAGT 33660</text:p>
      <text:p text:style-name="P1">Gallus_gallus <text:s text:c="19"/>33616 ............................................. 33660</text:p>
      <text:p text:style-name="P1"/>
      <text:p text:style-name="P1">Anas_platyrhynchos_platyrhynchos 33661 TTTTCCCTAAAGATTTTTTGCTTGGTTTGCTTGGTTTGCTGCAGC 33705</text:p>
      <text:p text:style-name="P1">Gallus_gallus <text:s text:c="19"/>33661 ............................................. 33705</text:p>
      <text:p text:style-name="P1"/>
      <text:p text:style-name="P1">Anas_platyrhynchos_platyrhynchos 33706 GTAAACCTTTACTTAATTGTCGTATTTCACACAGATATCTGAGAA 33750</text:p>
      <text:p text:style-name="P1">Gallus_gallus <text:s text:c="19"/>33706 ............................................. 33750</text:p>
      <text:p text:style-name="P1"/>
      <text:p text:style-name="P1">Anas_platyrhynchos_platyrhynchos 33751 GAAAATTACCTTTTTGTTTGGAAAGCCTTTGATGTACTTGAGAAC 33795</text:p>
      <text:p text:style-name="P1">Gallus_gallus <text:s text:c="19"/>33751 ............................................. 33795</text:p>
      <text:p text:style-name="P1"/>
      <text:p text:style-name="P1">Anas_platyrhynchos_platyrhynchos 33796 TACTATCAAGCTTCTCTTCAATATTTTAACCTTTTCTCCTAAAGT 33840</text:p>
      <text:p text:style-name="P1">Gallus_gallus <text:s text:c="19"/>33796 ............................................. 33840</text:p>
      <text:p text:style-name="P1"/>
      <text:p text:style-name="Standard"><text:span text:style-name="T1">Anas_platyrhynchos_platyrhynchos 33841 ATATTTATATGCATATATATGTATAAAAACACATATATATTTGTA </text:span><text:soft-page-break/><text:span text:style-name="T1">33885</text:span></text:p>
      <text:p text:style-name="P1">Gallus_gallus <text:s text:c="19"/>33841 ............................................. 33885</text:p>
      <text:p text:style-name="P1"/>
      <text:p text:style-name="P1">Anas_platyrhynchos_platyrhynchos 33886 CAACTATGCACACATATCTGCACTATAGTTTTCTGACCACACTTG 33930</text:p>
      <text:p text:style-name="P1">Gallus_gallus <text:s text:c="19"/>33886 ............................................. 33930</text:p>
      <text:p text:style-name="P1"/>
      <text:p text:style-name="P1">Anas_platyrhynchos_platyrhynchos 33931 ATCTCTACCAATAATTTATTCTAGTTTGTCAGTATTCTCCTCCAG 33975</text:p>
      <text:p text:style-name="P1">Gallus_gallus <text:s text:c="19"/>33931 ............................................. 33975</text:p>
      <text:p text:style-name="P1"/>
      <text:p text:style-name="P1">Anas_platyrhynchos_platyrhynchos 33976 ACCTTTACAAAAGTGGAGCGTGAGATTAGTTAATTTATCTTGCCA 34020</text:p>
      <text:p text:style-name="P1">Gallus_gallus <text:s text:c="19"/>33976 ............................................. 34020</text:p>
      <text:p text:style-name="P1"/>
      <text:p text:style-name="P1">Anas_platyrhynchos_platyrhynchos 34021 ATGACACTCCTGTATAGTTACCCCTATAACAGAACCTAGTCTTGT 34065</text:p>
      <text:p text:style-name="P1">Gallus_gallus <text:s text:c="19"/>34021 ............................................. 34065</text:p>
      <text:p text:style-name="P1"/>
      <text:p text:style-name="P1">Anas_platyrhynchos_platyrhynchos 34066 TTGATCCCTAGCAAGATGATGTTGTTTAATTTGTGATTTATCTCC 34110</text:p>
      <text:p text:style-name="P1">Gallus_gallus <text:s text:c="19"/>34066 ............................................. 34110</text:p>
      <text:p text:style-name="P1"/>
      <text:p text:style-name="P1">Anas_platyrhynchos_platyrhynchos 34111 TGATTGTAATCTGTAGTATCTCCCCTCAGGCAGCCATTACCTAAC 34155</text:p>
      <text:p text:style-name="P1">Gallus_gallus <text:s text:c="19"/>34111 ............................................. 34155</text:p>
      <text:p text:style-name="P1"/>
      <text:p text:style-name="P1">Anas_platyrhynchos_platyrhynchos 34156 TTGCTAATGTTTAACTGATTATTTCTACTTAAGCACAACTCCCTC 34200</text:p>
      <text:p text:style-name="P1">Gallus_gallus <text:s text:c="19"/>34156 ............................................. 34200</text:p>
      <text:p text:style-name="P1"/>
      <text:p text:style-name="P1">Anas_platyrhynchos_platyrhynchos 34201 TAGCCTTCCCTGAATTACATTCTGCTATTTATGCCCATAAAGCAA 34245</text:p>
      <text:p text:style-name="P1">Gallus_gallus <text:s text:c="19"/>34201 ............................................. 34245</text:p>
      <text:p text:style-name="P1"/>
      <text:p text:style-name="P1">Anas_platyrhynchos_platyrhynchos 34246 GGTTAATTTGCATTCTAATCTTGCTGCTGAACCACCTCTTTCTCA 34290</text:p>
      <text:p text:style-name="P1">Gallus_gallus <text:s text:c="19"/>34246 ............................................. 34290</text:p>
      <text:p text:style-name="P1"/>
      <text:p text:style-name="P1">Anas_platyrhynchos_platyrhynchos 34291 GGCTGGTCTCATATGCAATTTCAGCAAAGACATCTTCTATTTCAT 34335</text:p>
      <text:p text:style-name="P1">Gallus_gallus <text:s text:c="19"/>34291 ............................................. 34335</text:p>
      <text:p text:style-name="P1"/>
      <text:p text:style-name="P1">Anas_platyrhynchos_platyrhynchos 34336 CACTCAAATGACCAACAAGAACATTTAATAATACTGGGTCCAAGT 34380</text:p>
      <text:p text:style-name="P1">Gallus_gallus <text:s text:c="19"/>34336 ............................................. 34380</text:p>
      <text:p text:style-name="P1"/>
      <text:p text:style-name="P1">Anas_platyrhynchos_platyrhynchos 34381 TAGGGCCCTCTTGAACCTCAGACACACGTCATACTTAATAATGAA 34425</text:p>
      <text:p text:style-name="P1">Gallus_gallus <text:s text:c="19"/>34381 ............................................. 34425</text:p>
      <text:p text:style-name="P1"><text:soft-page-break/></text:p>
      <text:p text:style-name="P1">Anas_platyrhynchos_platyrhynchos 34426 AGTATTTCTTACATGAAGATCAGGATTACAATAGATTTAAATTCA 34470</text:p>
      <text:p text:style-name="P1">Gallus_gallus <text:s text:c="19"/>34426 ............................................. 34470</text:p>
      <text:p text:style-name="P1"/>
      <text:p text:style-name="P1">Anas_platyrhynchos_platyrhynchos 34471 GTCTGCAAGACAACAGTAATTTTATCAGCTAACAAGTTGTGTAGG 34515</text:p>
      <text:p text:style-name="P1">Gallus_gallus <text:s text:c="19"/>34471 ............................................. 34515</text:p>
      <text:p text:style-name="P1"/>
      <text:p text:style-name="P1">Anas_platyrhynchos_platyrhynchos 34516 TGATCAGAAAATAGAACAATTCTTTGAGGGCAACATGAATACATT 34560</text:p>
      <text:p text:style-name="P1">Gallus_gallus <text:s text:c="19"/>34516 ............................................. 34560</text:p>
      <text:p text:style-name="P1"/>
      <text:p text:style-name="P1">Anas_platyrhynchos_platyrhynchos 34561 TAAAGTTGGTTTATTCCCCATTAAAGGAAAATAAGATGCTATGGA 34605</text:p>
      <text:p text:style-name="P1">Gallus_gallus <text:s text:c="19"/>34561 ............................................. 34605</text:p>
      <text:p text:style-name="P1"/>
      <text:p text:style-name="P1">Anas_platyrhynchos_platyrhynchos 34606 GAATTCATCTAGACATATTTTAAGTGCAAGTCCCAGGGTCAGGAT 34650</text:p>
      <text:p text:style-name="P1">Gallus_gallus <text:s text:c="19"/>34606 ............................................. 34650</text:p>
      <text:p text:style-name="P1"/>
      <text:p text:style-name="P1">Anas_platyrhynchos_platyrhynchos 34651 TATCGAAGTGTTTACGAACTTCTCCAGAATTTCTAGTCCTATAAA 34695</text:p>
      <text:p text:style-name="P1">Gallus_gallus <text:s text:c="19"/>34651 ............................................. 34695</text:p>
      <text:p text:style-name="P1"/>
      <text:p text:style-name="P1">Anas_platyrhynchos_platyrhynchos 34696 TATCGGCCTACATGCATCTGAAATCTCATTTTTAAAAGTGACCAA 34740</text:p>
      <text:p text:style-name="P1">Gallus_gallus <text:s text:c="19"/>34696 ............................................. 34740</text:p>
      <text:p text:style-name="P1"/>
      <text:p text:style-name="P1">Anas_platyrhynchos_platyrhynchos 34741 TATATATAGGAAGATATATCTTCTTGATTTCCAGCAATATTTTCA 34785</text:p>
      <text:p text:style-name="P1">Gallus_gallus <text:s text:c="19"/>34741 ............................................. 34785</text:p>
      <text:p text:style-name="P1"/>
      <text:p text:style-name="P1">Anas_platyrhynchos_platyrhynchos 34786 CATACACCTTTAAATCACTTTGAAAATCAAAGCTTTTTGAATCAG 34830</text:p>
      <text:p text:style-name="P1">Gallus_gallus <text:s text:c="19"/>34786 ............................................. 34830</text:p>
      <text:p text:style-name="P1"/>
      <text:p text:style-name="P1">Anas_platyrhynchos_platyrhynchos 34831 CTTCCTGGTACTTTTAGAACTTCACGATCTGATATGGATTGCAGT 34875</text:p>
      <text:p text:style-name="P1">Gallus_gallus <text:s text:c="19"/>34831 ............................................. 34875</text:p>
      <text:p text:style-name="P1"/>
      <text:p text:style-name="P1">Anas_platyrhynchos_platyrhynchos 34876 TCTTAATTTTATATCTCGCCACAATATAGAAAGAAGCTAACATAT 34920</text:p>
      <text:p text:style-name="P1">Gallus_gallus <text:s text:c="19"/>34876 ............................................. 34920</text:p>
      <text:p text:style-name="P1"/>
      <text:p text:style-name="P1">Anas_platyrhynchos_platyrhynchos 34921 TCATACACCCTAATAACTTCAGCAAAACTCCAAAGCTGAATATCT 34965</text:p>
      <text:p text:style-name="P1">Gallus_gallus <text:s text:c="19"/>34921 ............................................. 34965</text:p>
      <text:p text:style-name="P1"/>
      <text:p text:style-name="P1">Anas_platyrhynchos_platyrhynchos 34966 TCTAGATGTACAAGGGTAATAATAAGAGAAAGAAAGACTGAATCT 35010</text:p>
      <text:p text:style-name="P1"><text:soft-page-break/>Gallus_gallus <text:s text:c="19"/>34966 ............................................. 35010</text:p>
      <text:p text:style-name="P1"/>
      <text:p text:style-name="P1">Anas_platyrhynchos_platyrhynchos 35011 CAAATAATAGTTCTGAATTTACGTCTTATGTTATATCACCAAAAA 35055</text:p>
      <text:p text:style-name="P1">Gallus_gallus <text:s text:c="19"/>35011 ............................................. 35055</text:p>
      <text:p text:style-name="P1"/>
      <text:p text:style-name="P1">Anas_platyrhynchos_platyrhynchos 35056 GACTAATAGCTGTGAAGAAGCAGAGAAAAAATTACCTTCTCAGAG 35100</text:p>
      <text:p text:style-name="P1">Gallus_gallus <text:s text:c="19"/>35056 ............................................. 35100</text:p>
      <text:p text:style-name="P1"/>
      <text:p text:style-name="P1">Anas_platyrhynchos_platyrhynchos 35101 TGTACAAATGCTCCATTAGAGAAGAGAAATAATTCAGTATTAACC 35145</text:p>
      <text:p text:style-name="P1">Gallus_gallus <text:s text:c="19"/>35101 ............................................. 35145</text:p>
      <text:p text:style-name="P1"/>
      <text:p text:style-name="P1">Anas_platyrhynchos_platyrhynchos 35146 CAGTTTCTGCAGATAATTCTGCTTTGCCTGAGTGAAGACTGAGTA 35190</text:p>
      <text:p text:style-name="P1">Gallus_gallus <text:s text:c="19"/>35146 ............................................. 35190</text:p>
      <text:p text:style-name="P1"/>
      <text:p text:style-name="P1">Anas_platyrhynchos_platyrhynchos 35191 ATTCTGAAACTGTACTACAAAGGTTGTTCTTAACAATAAAGAACA 35235</text:p>
      <text:p text:style-name="P1">Gallus_gallus <text:s text:c="19"/>35191 ............................................. 35235</text:p>
      <text:p text:style-name="P1"/>
      <text:p text:style-name="P1">Anas_platyrhynchos_platyrhynchos 35236 CTTGTTTACCAAGTACTGCATTCCACAGAAAGGCACAGGACTTAC 35280</text:p>
      <text:p text:style-name="P1">Gallus_gallus <text:s text:c="19"/>35236 ............................................. 35280</text:p>
      <text:p text:style-name="P1"/>
      <text:p text:style-name="P1">Anas_platyrhynchos_platyrhynchos 35281 TGGAAAAAAAACATCAGATGATGATTCAATGTTTGGAACTTAATA 35325</text:p>
      <text:p text:style-name="P1">Gallus_gallus <text:s text:c="19"/>35281 ............................................. 35325</text:p>
      <text:p text:style-name="P1"/>
      <text:p text:style-name="P1">Anas_platyrhynchos_platyrhynchos 35326 AATGTGTTCTGATTTAAAATTCCAGCATTTGGAAGTGGAGGAGGA 35370</text:p>
      <text:p text:style-name="P1">Gallus_gallus <text:s text:c="19"/>35326 ............................................. 35370</text:p>
      <text:p text:style-name="P1"/>
      <text:p text:style-name="P1">Anas_platyrhynchos_platyrhynchos 35371 ATAAACCCGTTTGTGAGGAATAACAAGAGATATGTGCAACAGAAT 35415</text:p>
      <text:p text:style-name="P1">Gallus_gallus <text:s text:c="19"/>35371 ............................................. 35415</text:p>
      <text:p text:style-name="P1"/>
      <text:p text:style-name="P1">Anas_platyrhynchos_platyrhynchos 35416 AAAATATACTTAGTGCAGAGTTTTTCCAGTCAAAACCCTGGATCT 35460</text:p>
      <text:p text:style-name="P1">Gallus_gallus <text:s text:c="19"/>35416 ............................................. 35460</text:p>
      <text:p text:style-name="P1"/>
      <text:p text:style-name="P1">Anas_platyrhynchos_platyrhynchos 35461 TGAAAAAAGGTTTTGATTACTTACGTCAATACATTGATAATACAG 35505</text:p>
      <text:p text:style-name="P1">Gallus_gallus <text:s text:c="19"/>35461 ............................................. 35505</text:p>
      <text:p text:style-name="P1"/>
      <text:p text:style-name="P1">Anas_platyrhynchos_platyrhynchos 35506 TAAGAAGTAAACACCATTTTGTGATCATTATGAAAAAAAGGTAGT 35550</text:p>
      <text:p text:style-name="P1">Gallus_gallus <text:s text:c="19"/>35506 ............................................. 35550</text:p>
      <text:p text:style-name="P1"/>
      <text:p text:style-name="P1"><text:soft-page-break/>Anas_platyrhynchos_platyrhynchos 35551 GTAAATTAAAAAGTATTTTTCAGTTTGGTTATCTCACTTGGGATG 35595</text:p>
      <text:p text:style-name="P1">Gallus_gallus <text:s text:c="19"/>35551 ............................................. 35595</text:p>
      <text:p text:style-name="P1"/>
      <text:p text:style-name="P1">Anas_platyrhynchos_platyrhynchos 35596 TTCATAGCAACCAGTCTGTTGAGTAAAATATGAGACAAGAATCTC 35640</text:p>
      <text:p text:style-name="P1">Gallus_gallus <text:s text:c="19"/>35596 ............................................. 35640</text:p>
      <text:p text:style-name="P1"/>
      <text:p text:style-name="P1">Anas_platyrhynchos_platyrhynchos 35641 TCCATTCCATAGAACAGAAATGCACTGCAGTTTGTCAGCAGCTGC 35685</text:p>
      <text:p text:style-name="P1">Gallus_gallus <text:s text:c="19"/>35641 ............................................. 35685</text:p>
      <text:p text:style-name="P1"/>
      <text:p text:style-name="P1">Anas_platyrhynchos_platyrhynchos 35686 TCCCATTCAGCTTGACTGCAAAGAAGGGAAATTTTTTTTGTTACT 35730</text:p>
      <text:p text:style-name="P1">Gallus_gallus <text:s text:c="19"/>35686 ............................................. 35730</text:p>
      <text:p text:style-name="P1"/>
      <text:p text:style-name="P1">Anas_platyrhynchos_platyrhynchos 35731 GTTTAACAGGAACACTTTTAAGAAACTATCCACATCAAACACTTC 35775</text:p>
      <text:p text:style-name="P1">Gallus_gallus <text:s text:c="19"/>35731 ............................................. 35775</text:p>
      <text:p text:style-name="P1"/>
      <text:p text:style-name="P1">Anas_platyrhynchos_platyrhynchos 35776 AGTGTTGGTCCAGAAATATTTACTAGAAAAAACAGTGTGCAAAGC 35820</text:p>
      <text:p text:style-name="P1">Gallus_gallus <text:s text:c="19"/>35776 ............................................. 35820</text:p>
      <text:p text:style-name="P1"/>
      <text:p text:style-name="P1">Anas_platyrhynchos_platyrhynchos 35821 AAGGTGACAAACAAGAATTCTACAGAAAGTGTAATAAAATGTATG 35865</text:p>
      <text:p text:style-name="P1">Gallus_gallus <text:s text:c="19"/>35821 ............................................. 35865</text:p>
      <text:p text:style-name="P1"/>
      <text:p text:style-name="P1">Anas_platyrhynchos_platyrhynchos 35866 GAACGTTAATAATTACTATTTTAATACGGATGTATATTTAATTTA 35910</text:p>
      <text:p text:style-name="P1">Gallus_gallus <text:s text:c="19"/>35866 ............................................. 35910</text:p>
      <text:p text:style-name="P1"/>
      <text:p text:style-name="P1">Anas_platyrhynchos_platyrhynchos 35911 GTAACACCTTGTAAACAAAAGGGCATAGCATATTTTAAACAAATA 35955</text:p>
      <text:p text:style-name="P1">Gallus_gallus <text:s text:c="19"/>35911 ............................................. 35955</text:p>
      <text:p text:style-name="P1"/>
      <text:p text:style-name="P1">Anas_platyrhynchos_platyrhynchos 35956 CCAGACTCTAACAAAAAAAATAAAAATCATTAGTGTACATGTATG 36000</text:p>
      <text:p text:style-name="P1">Gallus_gallus <text:s text:c="19"/>35956 ............................................. 36000</text:p>
      <text:p text:style-name="P1"/>
      <text:p text:style-name="P1">Anas_platyrhynchos_platyrhynchos 36001 TATGCATTGTACCGCTTTGAAATTCAAAGGGAGTTTTCAAGAAGG 36045</text:p>
      <text:p text:style-name="P1">Gallus_gallus <text:s text:c="19"/>36001 ............................................. 36045</text:p>
      <text:p text:style-name="P1"/>
      <text:p text:style-name="P1">Anas_platyrhynchos_platyrhynchos 36046 ACTTGGGGGTTCTGACGGATAAAAAGCTCAACATGAACCAGCAGT 36090</text:p>
      <text:p text:style-name="P1">Gallus_gallus <text:s text:c="19"/>36046 ............................................. 36090</text:p>
      <text:p text:style-name="P1"/>
      <text:p text:style-name="P1">Anas_platyrhynchos_platyrhynchos 36091 GAGCACTTGCAGCCCAGAAGTCCAACTGCATCCTGGGCTGCATCA 36135</text:p>
      <text:p text:style-name="Standard"><text:span text:style-name="T1">Gallus_gallus <text:s text:c="19"/>36091 ............................................. </text:span><text:soft-page-break/><text:span text:style-name="T1">36135</text:span></text:p>
      <text:p text:style-name="P1"/>
      <text:p text:style-name="P1">Anas_platyrhynchos_platyrhynchos 36136 ATAGAGTGGTCATCAGGCAAGGGAGGGGATTGTCCACCTCTGCTC 36180</text:p>
      <text:p text:style-name="P1">Gallus_gallus <text:s text:c="19"/>36136 ............................................. 36180</text:p>
      <text:p text:style-name="P1"/>
      <text:p text:style-name="P1">Anas_platyrhynchos_platyrhynchos 36181 TGCCCTTGTGAGTCCCCACCTGGAGTCCTGCATCCAGGTGTGGGG 36225</text:p>
      <text:p text:style-name="P1">Gallus_gallus <text:s text:c="19"/>36181 ............................................. 36225</text:p>
      <text:p text:style-name="P1"/>
      <text:p text:style-name="P1">Anas_platyrhynchos_platyrhynchos 36226 CCCCCAGCACCAGAAGGATGTGGGGCTGTTAGAGTGGGTCCAGAG 36270</text:p>
      <text:p text:style-name="P1">Gallus_gallus <text:s text:c="19"/>36226 ............................................. 36270</text:p>
      <text:p text:style-name="P1"/>
      <text:p text:style-name="P1">Anas_platyrhynchos_platyrhynchos 36271 GAGGGCCACAAAGATGCTCAGAGGGCTGGAGCACCTCTCCTATGA 36315</text:p>
      <text:p text:style-name="P1">Gallus_gallus <text:s text:c="19"/>36271 ............................................. 36315</text:p>
      <text:p text:style-name="P1"/>
      <text:p text:style-name="P1">Anas_platyrhynchos_platyrhynchos 36316 AGAAAGGCTGAGAGAGTTGGGACTCTTCATCCTGAAGAAAAGAAG 36360</text:p>
      <text:p text:style-name="P1">Gallus_gallus <text:s text:c="19"/>36316 ............................................. 36360</text:p>
      <text:p text:style-name="P1"/>
      <text:p text:style-name="P1">Anas_platyrhynchos_platyrhynchos 36361 GCTCCGGGAAGACCTTTTTTGCATTGCAGCTTTTCAAAACTTAAA 36405</text:p>
      <text:p text:style-name="P1">Gallus_gallus <text:s text:c="19"/>36361 ............................................. 36405</text:p>
      <text:p text:style-name="P1"/>
      <text:p text:style-name="P1">Anas_platyrhynchos_platyrhynchos 36406 AGGGGCTTGTAAAAAACGATGGAGAGCAACTTTGTGCTTGGGTAG 36450</text:p>
      <text:p text:style-name="P1">Gallus_gallus <text:s text:c="19"/>36406 ............................................. 36450</text:p>
      <text:p text:style-name="P1"/>
      <text:p text:style-name="P1">Anas_platyrhynchos_platyrhynchos 36451 GTAATGATAGAACAAAGGGGAATGGTTTTAAACTAAAAGAAGGGA 36495</text:p>
      <text:p text:style-name="P1">Gallus_gallus <text:s text:c="19"/>36451 ............................................. 36495</text:p>
      <text:p text:style-name="P1"/>
      <text:p text:style-name="P1">Anas_platyrhynchos_platyrhynchos 36496 GCTTTAGATTAAACGTTGGGAGGAAATTCTTCACTCAGAGGGTGG 36540</text:p>
      <text:p text:style-name="P1">Gallus_gallus <text:s text:c="19"/>36496 ............................................. 36540</text:p>
      <text:p text:style-name="P1"/>
      <text:p text:style-name="P1">Anas_platyrhynchos_platyrhynchos 36541 TGAGGCACTGGCACAGCCTGGCCAGAGAAGCTGTGGATGCAACAT 36585</text:p>
      <text:p text:style-name="P1">Gallus_gallus <text:s text:c="19"/>36541 ............................................. 36585</text:p>
      <text:p text:style-name="P1"/>
      <text:p text:style-name="P1">Anas_platyrhynchos_platyrhynchos 36586 CTCTGGAAGTGTTCAAAGCCAGGCTGAATGGGTCCCTGGGCAACC 36630</text:p>
      <text:p text:style-name="P1">Gallus_gallus <text:s text:c="19"/>36586 ............................................. 36630</text:p>
      <text:p text:style-name="P1"/>
      <text:p text:style-name="P1">Anas_platyrhynchos_platyrhynchos 36631 AGATCTACCATGTGGCTTCCCTGCCCATGGCAGTGGGGTTGGGAC 36675</text:p>
      <text:p text:style-name="P1">Gallus_gallus <text:s text:c="19"/>36631 ............................................. 36675</text:p>
      <text:p text:style-name="P1"/>
      <text:p text:style-name="Standard"><text:span text:style-name="T1">Anas_platyrhynchos_platyrhynchos 36676 CAGATGATCTTTAAGGTCCCTTCAACCCAAGCTGTTCTGTGATTC </text:span><text:soft-page-break/><text:span text:style-name="T1">36720</text:span></text:p>
      <text:p text:style-name="P1">Gallus_gallus <text:s text:c="19"/>36676 ............................................. 36720</text:p>
      <text:p text:style-name="P1"/>
      <text:p text:style-name="P1">Anas_platyrhynchos_platyrhynchos 36721 TATGATATATGCACCCAGCAGGATATAAATAAATTAGGTTTTGAA 36765</text:p>
      <text:p text:style-name="P1">Gallus_gallus <text:s text:c="19"/>36721 ............................................. 36765</text:p>
      <text:p text:style-name="P1"/>
      <text:p text:style-name="P1">Anas_platyrhynchos_platyrhynchos 36766 AAGAGGTTCAGTTAATCAGCCTAGCTAGCAGCAAAAACTATGCTG 36810</text:p>
      <text:p text:style-name="P1">Gallus_gallus <text:s text:c="19"/>36766 ............................................. 36810</text:p>
      <text:p text:style-name="P1"/>
      <text:p text:style-name="P1">Anas_platyrhynchos_platyrhynchos 36811 TCTGATAACTGCTAACAATCTTTGCAATTGTTATGAAGAAACACC 36855</text:p>
      <text:p text:style-name="P1">Gallus_gallus <text:s text:c="19"/>36811 ............................................. 36855</text:p>
      <text:p text:style-name="P1"/>
      <text:p text:style-name="P1">Anas_platyrhynchos_platyrhynchos 36856 AGAATACCTGTACAGTGATTTTACCTAAGTAGAGAAGATTTTAAA 36900</text:p>
      <text:p text:style-name="P1">Gallus_gallus <text:s text:c="19"/>36856 ............................................. 36900</text:p>
      <text:p text:style-name="P1"/>
      <text:p text:style-name="P1">Anas_platyrhynchos_platyrhynchos 36901 GGACGGATTAGACTAGCAGTTATAAAGCAAGGTCCACAGTTCACC 36945</text:p>
      <text:p text:style-name="P1">Gallus_gallus <text:s text:c="19"/>36901 ............................................. 36945</text:p>
      <text:p text:style-name="P1"/>
      <text:p text:style-name="P1">Anas_platyrhynchos_platyrhynchos 36946 ATGTTGCCTCACTTACAGGACTTGAATGGCTTGACACCTCAAGAT 36990</text:p>
      <text:p text:style-name="P1">Gallus_gallus <text:s text:c="19"/>36946 ............................................. 36990</text:p>
      <text:p text:style-name="P1"/>
      <text:p text:style-name="P1">Anas_platyrhynchos_platyrhynchos 36991 CCCTTTTACGTCTCTACTTCTACAATCTTAAAATTCAAGTACTTC 37035</text:p>
      <text:p text:style-name="P1">Gallus_gallus <text:s text:c="19"/>36991 ............................................. 37035</text:p>
      <text:p text:style-name="P1"/>
      <text:p text:style-name="P1">Anas_platyrhynchos_platyrhynchos 37036 TATAAAGAACGAACTGAACAAACTTTATAAAAATAATACGAACTT 37080</text:p>
      <text:p text:style-name="P1">Gallus_gallus <text:s text:c="19"/>37036 ............................................. 37080</text:p>
      <text:p text:style-name="P1"/>
      <text:p text:style-name="P1">Anas_platyrhynchos_platyrhynchos 37081 CATCAACTTTCAGATGTTTGAAATTGTAAACTGAAAGATGTACCT 37125</text:p>
      <text:p text:style-name="P1">Gallus_gallus <text:s text:c="19"/>37081 ............................................. 37125</text:p>
      <text:p text:style-name="P1"/>
      <text:p text:style-name="P1">Anas_platyrhynchos_platyrhynchos 37126 TTACTACATTGTGGCTGAAATGTGTGCTACAATCTTGCAGTTAAC 37170</text:p>
      <text:p text:style-name="P1">Gallus_gallus <text:s text:c="19"/>37126 ............................................. 37170</text:p>
      <text:p text:style-name="P1"/>
      <text:p text:style-name="P1">Anas_platyrhynchos_platyrhynchos 37171 TCATTATGCATGGAGATAATATAGCTTTTAATACTTGGTTTTAAA 37215</text:p>
      <text:p text:style-name="P1">Gallus_gallus <text:s text:c="19"/>37171 ............................................. 37215</text:p>
      <text:p text:style-name="P1"/>
      <text:p text:style-name="P1">Anas_platyrhynchos_platyrhynchos 37216 AAACAGTTATGAGCAAAGCCAGAAATCACACTTATATTCCCATAT 37260</text:p>
      <text:p text:style-name="P1">Gallus_gallus <text:s text:c="19"/>37216 ............................................. 37260</text:p>
      <text:p text:style-name="P1"><text:soft-page-break/></text:p>
      <text:p text:style-name="P1">Anas_platyrhynchos_platyrhynchos 37261 GCTCATAATAATAATTGAAGACTGCAACAGCAGCCTTTTTTTTTT 37305</text:p>
      <text:p text:style-name="P1">Gallus_gallus <text:s text:c="19"/>37261 ............................................. 37305</text:p>
      <text:p text:style-name="P1"/>
      <text:p text:style-name="P1">Anas_platyrhynchos_platyrhynchos 37306 TCAAGATTGGATCATTTAAATATACAGCAATTTCTGGCACCGTAT 37350</text:p>
      <text:p text:style-name="P1">Gallus_gallus <text:s text:c="19"/>37306 ............................................. 37350</text:p>
      <text:p text:style-name="P1"/>
      <text:p text:style-name="P1">Anas_platyrhynchos_platyrhynchos 37351 TTTAGATCCTACATTTGAAACAAAGACAATGGTTACTCTGTGTTT 37395</text:p>
      <text:p text:style-name="P1">Gallus_gallus <text:s text:c="19"/>37351 ............................................. 37395</text:p>
      <text:p text:style-name="P1"/>
      <text:p text:style-name="P1">Anas_platyrhynchos_platyrhynchos 37396 AATAGTGCAGCGAAATGTAACCCTATTTTATGACTGAAGCCTCTG 37440</text:p>
      <text:p text:style-name="P1">Gallus_gallus <text:s text:c="19"/>37396 ............................................. 37440</text:p>
      <text:p text:style-name="P1"/>
      <text:p text:style-name="P1">Anas_platyrhynchos_platyrhynchos 37441 GGAATTATCACTGTTTTAAAAAAAGAAACATGGATAAAACATGAA 37485</text:p>
      <text:p text:style-name="P1">Gallus_gallus <text:s text:c="19"/>37441 ............................................. 37485</text:p>
      <text:p text:style-name="P1"/>
      <text:p text:style-name="P1">Anas_platyrhynchos_platyrhynchos 37486 AGCATATAGAATACTACAAACCTTGGAACATATACGTTGCCAATA 37530</text:p>
      <text:p text:style-name="P1">Gallus_gallus <text:s text:c="19"/>37486 ............................................. 37530</text:p>
      <text:p text:style-name="P1"/>
      <text:p text:style-name="P1">Anas_platyrhynchos_platyrhynchos 37531 ACTCCTTCCCACTGTAGTGTAAACAGGTCATGGTACTTTTCTAAG 37575</text:p>
      <text:p text:style-name="P1">Gallus_gallus <text:s text:c="19"/>37531 ............................................. 37575</text:p>
      <text:p text:style-name="P1"/>
      <text:p text:style-name="P1">Anas_platyrhynchos_platyrhynchos 37576 ATTTCCTTCATTTTTTGGGAGGGACTTAAAGCTTCTGTAACAATA 37620</text:p>
      <text:p text:style-name="P1">Gallus_gallus <text:s text:c="19"/>37576 ............................................. 37620</text:p>
      <text:p text:style-name="P1"/>
      <text:p text:style-name="P1">Anas_platyrhynchos_platyrhynchos 37621 GAATGTCATAATTGTAAGGTTAAGATGCTACAAAGTATGTTGGGC 37665</text:p>
      <text:p text:style-name="P1">Gallus_gallus <text:s text:c="19"/>37621 ............................................. 37665</text:p>
      <text:p text:style-name="P1"/>
      <text:p text:style-name="P1">Anas_platyrhynchos_platyrhynchos 37666 AATCTTATTTTCAAACATTTAAAAATGACAATATATATATTTAGG 37710</text:p>
      <text:p text:style-name="P1">Gallus_gallus <text:s text:c="19"/>37666 ............................................. 37710</text:p>
      <text:p text:style-name="P1"/>
      <text:p text:style-name="P1">Anas_platyrhynchos_platyrhynchos 37711 AATTTTTTTAGCCCGTCATTAGATCTTAAGGTTTTTAAAAACTAA 37755</text:p>
      <text:p text:style-name="P1">Gallus_gallus <text:s text:c="19"/>37711 ............................................. 37755</text:p>
      <text:p text:style-name="P1"/>
      <text:p text:style-name="P1">Anas_platyrhynchos_platyrhynchos 37756 GTCCAGATTTTAAAAATGCGTCAATTGCAATGTTGAAAACACCAG 37800</text:p>
      <text:p text:style-name="P1">Gallus_gallus <text:s text:c="19"/>37756 ............................................. 37800</text:p>
      <text:p text:style-name="P1"/>
      <text:p text:style-name="P1">Anas_platyrhynchos_platyrhynchos 37801 CACTGTTCGTGCAGTTCCATTTCAGAGACTCAGAAAGAATTTAGA 37845</text:p>
      <text:p text:style-name="P1"><text:soft-page-break/>Gallus_gallus <text:s text:c="19"/>37801 ............................................. 37845</text:p>
      <text:p text:style-name="P1"/>
      <text:p text:style-name="P1">Anas_platyrhynchos_platyrhynchos 37846 TGGACAGAGAAAATAACTGAGTTTCTATAGCCCTGATTTTAGAAG 37890</text:p>
      <text:p text:style-name="P1">Gallus_gallus <text:s text:c="19"/>37846 ............................................. 37890</text:p>
      <text:p text:style-name="P1"/>
      <text:p text:style-name="P1">Anas_platyrhynchos_platyrhynchos 37891 GCAAGATTCCAAACCCACCTCTGCTCTCCAAGGACATTGAATATT 37935</text:p>
      <text:p text:style-name="P1">Gallus_gallus <text:s text:c="19"/>37891 ............................................. 37935</text:p>
      <text:p text:style-name="P1"/>
      <text:p text:style-name="P1">Anas_platyrhynchos_platyrhynchos 37936 TAATGACAATTTACCTTGTCTGACTATATTTTCATAATACTGTAA 37980</text:p>
      <text:p text:style-name="P1">Gallus_gallus <text:s text:c="19"/>37936 ............................................. 37980</text:p>
      <text:p text:style-name="P1"/>
      <text:p text:style-name="P1">Anas_platyrhynchos_platyrhynchos 37981 AATGCAGATACACTCTTACAGCCAGATATTGAGTACGTAGTAAAC 38025</text:p>
      <text:p text:style-name="P1">Gallus_gallus <text:s text:c="19"/>37981 ............................................. 38025</text:p>
      <text:p text:style-name="P1"/>
      <text:p text:style-name="P1">Anas_platyrhynchos_platyrhynchos 38026 CGTTTATTTTTATCTGCTGTGAAGGAGAAACTGCAAACATATGGA 38070</text:p>
      <text:p text:style-name="P1">Gallus_gallus <text:s text:c="19"/>38026 ............................................. 38070</text:p>
      <text:p text:style-name="P1"/>
      <text:p text:style-name="P1">Anas_platyrhynchos_platyrhynchos 38071 AGCATATTCTATCAGTATGTTCAGTACTGTTCAGTAGCTTCTTTT 38115</text:p>
      <text:p text:style-name="P1">Gallus_gallus <text:s text:c="19"/>38071 ............................................. 38115</text:p>
      <text:p text:style-name="P1"/>
      <text:p text:style-name="P1">Anas_platyrhynchos_platyrhynchos 38116 GTTTTGATTTTTTGTTTATTAACTATCTCAATTAAAAACCTCCAT 38160</text:p>
      <text:p text:style-name="P1">Gallus_gallus <text:s text:c="19"/>38116 ............................................. 38160</text:p>
      <text:p text:style-name="P1"/>
      <text:p text:style-name="P1">Anas_platyrhynchos_platyrhynchos 38161 TAAATCAATTTTTGGCATTTGATATATAAATGTGTTTGTTAACAA 38205</text:p>
      <text:p text:style-name="P1">Gallus_gallus <text:s text:c="19"/>38161 ............................................. 38205</text:p>
      <text:p text:style-name="P1"/>
      <text:p text:style-name="P1">Anas_platyrhynchos_platyrhynchos 38206 ATGTGAATCAATTAAACTATTACACATACTGGGAGAAAAAAAATT 38250</text:p>
      <text:p text:style-name="P1">Gallus_gallus <text:s text:c="19"/>38206 ............................................. 38250</text:p>
      <text:p text:style-name="P1"/>
      <text:p text:style-name="P1">Anas_platyrhynchos_platyrhynchos 38251 AAGTAAAATTGTGTTACTAAAGTATTTGTGTCAGACTGAATTGAT 38295</text:p>
      <text:p text:style-name="P1">Gallus_gallus <text:s text:c="19"/>38251 ............................................. 38295</text:p>
      <text:p text:style-name="P1"/>
      <text:p text:style-name="P1">Anas_platyrhynchos_platyrhynchos 38296 ATAGTAAATGCCTACTGCCTTGGTAAGTAGACTCCAAAAGAAAAC 38340</text:p>
      <text:p text:style-name="P1">Gallus_gallus <text:s text:c="19"/>38296 ............................................. 38340</text:p>
      <text:p text:style-name="P1"/>
      <text:p text:style-name="P1">Anas_platyrhynchos_platyrhynchos 38341 AGCAACCCTTTCAAATATCCTTACACAAGTGCCTGTAACTATCAT 38385</text:p>
      <text:p text:style-name="P1">Gallus_gallus <text:s text:c="19"/>38341 ............................................. 38385</text:p>
      <text:p text:style-name="P1"/>
      <text:p text:style-name="P1"><text:soft-page-break/>Anas_platyrhynchos_platyrhynchos 38386 AATACCTTCCACCTTTCAAAAGACTATAACACAACATGCAAAAGC 38430</text:p>
      <text:p text:style-name="P1">Gallus_gallus <text:s text:c="19"/>38386 ............................................. 38430</text:p>
      <text:p text:style-name="P1"/>
      <text:p text:style-name="P1">Anas_platyrhynchos_platyrhynchos 38431 TTTGTGTGTTACACATGCTTTATATGTAGGCATTAGCTTGAGAAT 38475</text:p>
      <text:p text:style-name="P1">Gallus_gallus <text:s text:c="19"/>38431 ............................................. 38475</text:p>
      <text:p text:style-name="P1"/>
      <text:p text:style-name="P1">Anas_platyrhynchos_platyrhynchos 38476 CGGTATATACGTTTATATATAAGTTCCATTGTTCCTGTTCTGGTC 38520</text:p>
      <text:p text:style-name="P1">Gallus_gallus <text:s text:c="19"/>38476 ............................................. 38520</text:p>
      <text:p text:style-name="P1"/>
      <text:p text:style-name="P1">Anas_platyrhynchos_platyrhynchos 38521 CATTCCCATTCAGTACTGTTTGTTCCTAGTCATTCATGTATTTCA 38565</text:p>
      <text:p text:style-name="P1">Gallus_gallus <text:s text:c="19"/>38521 ............................................. 38565</text:p>
      <text:p text:style-name="P1"/>
      <text:p text:style-name="P1">Anas_platyrhynchos_platyrhynchos 38566 TGCAAATTTCTAGTATAATAAAGAAGATTATACAATGCATCATTT 38610</text:p>
      <text:p text:style-name="P1">Gallus_gallus <text:s text:c="19"/>38566 ............................................. 38610</text:p>
      <text:p text:style-name="P1"/>
      <text:p text:style-name="P1">Anas_platyrhynchos_platyrhynchos 38611 CAGTTAACCTATATCCTTCCCTGCACTACTGATGTTGTATCTTAA 38655</text:p>
      <text:p text:style-name="P1">Gallus_gallus <text:s text:c="19"/>38611 ............................................. 38655</text:p>
      <text:p text:style-name="P1"/>
      <text:p text:style-name="P1">Anas_platyrhynchos_platyrhynchos 38656 CGGCATATATCTGTAAAACTAAAAATGCAGTAACAAGTTCTTGAA 38700</text:p>
      <text:p text:style-name="P1">Gallus_gallus <text:s text:c="19"/>38656 ............................................. 38700</text:p>
      <text:p text:style-name="P1"/>
      <text:p text:style-name="P1">Anas_platyrhynchos_platyrhynchos 38701 AGAAAGCATGTATTTTTAATTGGTTTATATAGAAAGGAAGATTAC 38745</text:p>
      <text:p text:style-name="P1">Gallus_gallus <text:s text:c="19"/>38701 ............................................. 38745</text:p>
      <text:p text:style-name="P1"/>
      <text:p text:style-name="P1">Anas_platyrhynchos_platyrhynchos 38746 TCAAGTAACTATTTTCTTGAAGGTAAGTAGGTCATTATTTAGTGA 38790</text:p>
      <text:p text:style-name="P1">Gallus_gallus <text:s text:c="19"/>38746 ............................................. 38790</text:p>
      <text:p text:style-name="P1"/>
      <text:p text:style-name="P1">Anas_platyrhynchos_platyrhynchos 38791 TATGAAAAAAAAATAAGACTAATTTCTTTCTGGAACTTGAAACAG 38835</text:p>
      <text:p text:style-name="P1">Gallus_gallus <text:s text:c="19"/>38791 ............................................. 38835</text:p>
      <text:p text:style-name="P1"/>
      <text:p text:style-name="P1">Anas_platyrhynchos_platyrhynchos 38836 GTTATATTTTTTCATTGAGGCACCATTTGACAGGTGATAAGCAGT 38880</text:p>
      <text:p text:style-name="P1">Gallus_gallus <text:s text:c="19"/>38836 ............................................. 38880</text:p>
      <text:p text:style-name="P1"/>
      <text:p text:style-name="P1">Anas_platyrhynchos_platyrhynchos 38881 ACTTTTCTGACAAAAATCTAAGCTTTTTTTGTCAACACCTCAATG 38925</text:p>
      <text:p text:style-name="P1">Gallus_gallus <text:s text:c="19"/>38881 ............................................. 38925</text:p>
      <text:p text:style-name="P1"/>
      <text:p text:style-name="P1">Anas_platyrhynchos_platyrhynchos 38926 GTATGACTTCATTTTCTGTTAAAAAAGAAAAAAAAAATTAAATTG 38970</text:p>
      <text:p text:style-name="Standard"><text:span text:style-name="T1">Gallus_gallus <text:s text:c="19"/>38926 ............................................. </text:span><text:soft-page-break/><text:span text:style-name="T1">38970</text:span></text:p>
      <text:p text:style-name="P1"/>
      <text:p text:style-name="P1">Anas_platyrhynchos_platyrhynchos 38971 CATGGCTAGGTTGTGGAGGTAATATTATTTAATAGATATTACCTG 39015</text:p>
      <text:p text:style-name="P1">Gallus_gallus <text:s text:c="19"/>38971 ............................................. 39015</text:p>
      <text:p text:style-name="P1"/>
      <text:p text:style-name="P1">Anas_platyrhynchos_platyrhynchos 39016 GCTCTCTTCCTTCATTATAGGGGTCCACAATATCTGATAGGCAGT 39060</text:p>
      <text:p text:style-name="P1">Gallus_gallus <text:s text:c="19"/>39016 ............................................. 39060</text:p>
      <text:p text:style-name="P1"/>
      <text:p text:style-name="P1">Anas_platyrhynchos_platyrhynchos 39061 GAAGTGTAAACAATGCAATATAAACCAGAAAAAAAAAGTTTATCT 39105</text:p>
      <text:p text:style-name="P1">Gallus_gallus <text:s text:c="19"/>39061 ............................................. 39105</text:p>
      <text:p text:style-name="P1"/>
      <text:p text:style-name="P1">Anas_platyrhynchos_platyrhynchos 39106 GAACTGATTCACATACGTAATCATTTGGGAAAGGATACATTTAAG 39150</text:p>
      <text:p text:style-name="P1">Gallus_gallus <text:s text:c="19"/>39106 ............................................. 39150</text:p>
      <text:p text:style-name="P1"/>
      <text:p text:style-name="P1">Anas_platyrhynchos_platyrhynchos 39151 ATTACGAGTATCAACAGGCATGCAATTAGAGGGTAAAACACGATG 39195</text:p>
      <text:p text:style-name="P1">Gallus_gallus <text:s text:c="19"/>39151 ............................................. 39195</text:p>
      <text:p text:style-name="P1"/>
      <text:p text:style-name="P1">Anas_platyrhynchos_platyrhynchos 39196 AACTGGTGCCTATAATTAAAAGAATGTATACAGTATTACGTGCAG 39240</text:p>
      <text:p text:style-name="P1">Gallus_gallus <text:s text:c="19"/>39196 ............................................. 39240</text:p>
      <text:p text:style-name="P1"/>
      <text:p text:style-name="P1">Anas_platyrhynchos_platyrhynchos 39241 AAGCCTTAATCAAACATTATTATTGTATCTGCAGTGTTAAACAAC 39285</text:p>
      <text:p text:style-name="P1">Gallus_gallus <text:s text:c="19"/>39241 ............................................. 39285</text:p>
      <text:p text:style-name="P1"/>
      <text:p text:style-name="P1">Anas_platyrhynchos_platyrhynchos 39286 TAACAAAAAGATGTCCTGAAGTTTTGAAAGTAGGCTTAAAAGCAG 39330</text:p>
      <text:p text:style-name="P1">Gallus_gallus <text:s text:c="19"/>39286 ............................................. 39330</text:p>
      <text:p text:style-name="P1"/>
      <text:p text:style-name="P1">Anas_platyrhynchos_platyrhynchos 39331 CACAATACCCAAGTGTCAATGTAAATCAAAAGCATAAGCTATCCT 39375</text:p>
      <text:p text:style-name="P1">Gallus_gallus <text:s text:c="19"/>39331 ............................................. 39375</text:p>
      <text:p text:style-name="P1"/>
      <text:p text:style-name="P1">Anas_platyrhynchos_platyrhynchos 39376 GCATTATACAGAATGCATATATGTACATATTGTATATATTTACAC 39420</text:p>
      <text:p text:style-name="P1">Gallus_gallus <text:s text:c="19"/>39376 ............................................. 39420</text:p>
      <text:p text:style-name="P1"/>
      <text:p text:style-name="P1">Anas_platyrhynchos_platyrhynchos 39421 ATGTGAACATATATAGTTATATATGCATATAAAATATAAAACAGC 39465</text:p>
      <text:p text:style-name="P1">Gallus_gallus <text:s text:c="19"/>39421 ............................................. 39465</text:p>
      <text:p text:style-name="P1"/>
      <text:p text:style-name="P1">Anas_platyrhynchos_platyrhynchos 39466 ATATAAACTATACCATATTGCTGGGGGAGGTAGTTTAGTATTTTG 39510</text:p>
      <text:p text:style-name="P1">Gallus_gallus <text:s text:c="19"/>39466 ............................................. 39510</text:p>
      <text:p text:style-name="P1"/>
      <text:p text:style-name="Standard"><text:span text:style-name="T1">Anas_platyrhynchos_platyrhynchos 39511 AGACAGCTCCCTTTGTGAGTTGTGTATGTCTCGATTATGCAGAGG </text:span><text:soft-page-break/><text:span text:style-name="T1">39555</text:span></text:p>
      <text:p text:style-name="P1">Gallus_gallus <text:s text:c="19"/>39511 ............................................. 39555</text:p>
      <text:p text:style-name="P1"/>
      <text:p text:style-name="P1">Anas_platyrhynchos_platyrhynchos 39556 ATATGCTTTTTCAAAGAAACAACTCTATAAAATCAACAAGAGCAA 39600</text:p>
      <text:p text:style-name="P1">Gallus_gallus <text:s text:c="19"/>39556 ............................................. 39600</text:p>
      <text:p text:style-name="P1"/>
      <text:p text:style-name="P1">Anas_platyrhynchos_platyrhynchos 39601 GATTCTTATTATGTAATACTTATTTCCACTTCAGACTTCTAGAGT 39645</text:p>
      <text:p text:style-name="P1">Gallus_gallus <text:s text:c="19"/>39601 ............................................. 39645</text:p>
      <text:p text:style-name="P1"/>
      <text:p text:style-name="P1">Anas_platyrhynchos_platyrhynchos 39646 ATATAAAGAGCTTCTATGCAAGCAACTTGTATTCCTTTAACAATA 39690</text:p>
      <text:p text:style-name="P1">Gallus_gallus <text:s text:c="19"/>39646 ............................................. 39690</text:p>
      <text:p text:style-name="P1"/>
      <text:p text:style-name="P1">Anas_platyrhynchos_platyrhynchos 39691 TTTTTACACAACAAGAAGAGCTACCCATATTTATTTTATTTAAAA 39735</text:p>
      <text:p text:style-name="P1">Gallus_gallus <text:s text:c="19"/>39691 ............................................. 39735</text:p>
      <text:p text:style-name="P1"/>
      <text:p text:style-name="P1">Anas_platyrhynchos_platyrhynchos 39736 AAAATGGAAAGTTCACCATTTTGACATTCTTTTTCTGTTCGGCTT 39780</text:p>
      <text:p text:style-name="P1">Gallus_gallus <text:s text:c="19"/>39736 ............................................. 39780</text:p>
      <text:p text:style-name="P1"/>
      <text:p text:style-name="P1">Anas_platyrhynchos_platyrhynchos 39781 TTGGTTTTGGTTCTTTAGACCTTTGAACATCTTTAATTTCACTCT 39825</text:p>
      <text:p text:style-name="P1">Gallus_gallus <text:s text:c="19"/>39781 ............................................. 39825</text:p>
      <text:p text:style-name="P1"/>
      <text:p text:style-name="P1">Anas_platyrhynchos_platyrhynchos 39826 CTGTGGAATTGAAAAGAAGAGACTTTTTTTTTAAGACATGAGCAG 39870</text:p>
      <text:p text:style-name="P1">Gallus_gallus <text:s text:c="19"/>39826 ............................................. 39870</text:p>
      <text:p text:style-name="P1"/>
      <text:p text:style-name="P1">Anas_platyrhynchos_platyrhynchos 39871 TTTCAGAAAATACAGCTTTCTTAAAGGATTGTTTATATTCATTAG 39915</text:p>
      <text:p text:style-name="P1">Gallus_gallus <text:s text:c="19"/>39871 ............................................. 39915</text:p>
      <text:p text:style-name="P1"/>
      <text:p text:style-name="P1">Anas_platyrhynchos_platyrhynchos 39916 GATGTAATAATAACAACAGATTAGAAAAATACATCTTAATTTCAC 39960</text:p>
      <text:p text:style-name="P1">Gallus_gallus <text:s text:c="19"/>39916 ............................................. 39960</text:p>
      <text:p text:style-name="P1"/>
      <text:p text:style-name="P1">Anas_platyrhynchos_platyrhynchos 39961 ATTGCAGCAAGGCAAGGACATTCCCCAAACCCTCTTGCCTAAAAA 40005</text:p>
      <text:p text:style-name="P1">Gallus_gallus <text:s text:c="19"/>39961 ............................................. 40005</text:p>
      <text:p text:style-name="P1"/>
      <text:p text:style-name="P1">Anas_platyrhynchos_platyrhynchos 40006 TAGTAGCTTCAAAGTGTAAAACAACCAACACACACAATCTCTTAG 40050</text:p>
      <text:p text:style-name="P1">Gallus_gallus <text:s text:c="19"/>40006 ............................................. 40050</text:p>
      <text:p text:style-name="P1"/>
      <text:p text:style-name="P1">Anas_platyrhynchos_platyrhynchos 40051 ATGTGCAAATGCTTCACTACGTTACGCGTTCAGGAGAAAAGTGTT 40095</text:p>
      <text:p text:style-name="P1">Gallus_gallus <text:s text:c="19"/>40051 ............................................. 40095</text:p>
      <text:p text:style-name="P1"><text:soft-page-break/></text:p>
      <text:p text:style-name="P1">Anas_platyrhynchos_platyrhynchos 40096 GAATAGTGACTACTGGAGCACTTTTTAAGCCTATTGCTATATCTA 40140</text:p>
      <text:p text:style-name="P1">Gallus_gallus <text:s text:c="19"/>40096 ............................................. 40140</text:p>
      <text:p text:style-name="P1"/>
      <text:p text:style-name="P1">Anas_platyrhynchos_platyrhynchos 40141 TTCAACATTGATGTTACTGGAATAACTGAAGCTTCTGTGAAATAC 40185</text:p>
      <text:p text:style-name="P1">Gallus_gallus <text:s text:c="19"/>40141 ............................................. 40185</text:p>
      <text:p text:style-name="P1"/>
      <text:p text:style-name="P1">Anas_platyrhynchos_platyrhynchos 40186 ACAGAAATCAAAAGAATAAAGGAAGTTTTATATTTGAATCTGATT 40230</text:p>
      <text:p text:style-name="P1">Gallus_gallus <text:s text:c="19"/>40186 ............................................. 40230</text:p>
      <text:p text:style-name="P1"/>
      <text:p text:style-name="P1">Anas_platyrhynchos_platyrhynchos 40231 TTTTACTTCAAGAGGCTTCAAAAAAGCAATGGGAACTGTGTTATA 40275</text:p>
      <text:p text:style-name="P1">Gallus_gallus <text:s text:c="19"/>40231 ............................................. 40275</text:p>
      <text:p text:style-name="P1"/>
      <text:p text:style-name="P1">Anas_platyrhynchos_platyrhynchos 40276 TTTCTCACTGCACAAATGACTATAACCCAAAGTATAAGTCTCAGA 40320</text:p>
      <text:p text:style-name="P1">Gallus_gallus <text:s text:c="19"/>40276 ............................................. 40320</text:p>
      <text:p text:style-name="P1"/>
      <text:p text:style-name="P1">Anas_platyrhynchos_platyrhynchos 40321 TAGTTATCGCTGGAATGCACTGCAAATTAGGGGAAGTTTGTGATA 40365</text:p>
      <text:p text:style-name="P1">Gallus_gallus <text:s text:c="19"/>40321 ............................................. 40365</text:p>
      <text:p text:style-name="P1"/>
      <text:p text:style-name="P1">Anas_platyrhynchos_platyrhynchos 40366 TGCATTTGAGTGCATTTGGCCATTGATTCTCTTTTTATTCAGTGG 40410</text:p>
      <text:p text:style-name="P1">Gallus_gallus <text:s text:c="19"/>40366 ............................................. 40410</text:p>
      <text:p text:style-name="P1"/>
      <text:p text:style-name="P1">Anas_platyrhynchos_platyrhynchos 40411 CTACTTTCATAATAGCATAGGTAGCTTTTCAATTATGCTTCCTCT 40455</text:p>
      <text:p text:style-name="P1">Gallus_gallus <text:s text:c="19"/>40411 ............................................. 40455</text:p>
      <text:p text:style-name="P1"/>
      <text:p text:style-name="P1">Anas_platyrhynchos_platyrhynchos 40456 CATTAATTAACTTCTAAAATTATGCAACCATAAGAATTTTCACTT 40500</text:p>
      <text:p text:style-name="P1">Gallus_gallus <text:s text:c="19"/>40456 ............................................. 40500</text:p>
      <text:p text:style-name="P1"/>
      <text:p text:style-name="P1">Anas_platyrhynchos_platyrhynchos 40501 TAAAAGGTGGAAAAACAAATTAAAAAAAAAAAAAAAAGTTCTGAA 40545</text:p>
      <text:p text:style-name="P1">Gallus_gallus <text:s text:c="19"/>40501 ............................................. 40545</text:p>
      <text:p text:style-name="P1"/>
      <text:p text:style-name="P1">Anas_platyrhynchos_platyrhynchos 40546 AGTCTTATTTATAACAGATATTTAAGAGTATATGAACGTGTAGAC 40590</text:p>
      <text:p text:style-name="P1">Gallus_gallus <text:s text:c="19"/>40546 ............................................. 40590</text:p>
      <text:p text:style-name="P1"/>
      <text:p text:style-name="P1">Anas_platyrhynchos_platyrhynchos 40591 TAAAAATATTCTCATCTCAGTTTGTTTACAGTTCTTTCCATGCAG 40635</text:p>
      <text:p text:style-name="P1">Gallus_gallus <text:s text:c="19"/>40591 ............................................. 40635</text:p>
      <text:p text:style-name="P1"/>
      <text:p text:style-name="P1">Anas_platyrhynchos_platyrhynchos 40636 AAATGGCCAAACAGATGACAGTTACACTAAAGTTGCTAAATATTG 40680</text:p>
      <text:p text:style-name="P1"><text:soft-page-break/>Gallus_gallus <text:s text:c="19"/>40636 ............................................. 40680</text:p>
      <text:p text:style-name="P1"/>
      <text:p text:style-name="P1">Anas_platyrhynchos_platyrhynchos 40681 TAGATAAGAATGCAATACAAGAACCTGTATGGAACAGAAGACTGT 40725</text:p>
      <text:p text:style-name="P1">Gallus_gallus <text:s text:c="19"/>40681 ............................................. 40725</text:p>
      <text:p text:style-name="P1"/>
      <text:p text:style-name="P1">Anas_platyrhynchos_platyrhynchos 40726 CATTTTTCACAGTGAGACTTTTCTAAATTTAACCTATTTATTGCC 40770</text:p>
      <text:p text:style-name="P1">Gallus_gallus <text:s text:c="19"/>40726 ............................................. 40770</text:p>
      <text:p text:style-name="P1"/>
      <text:p text:style-name="P1">Anas_platyrhynchos_platyrhynchos 40771 TGAGGCCCACTAACTTTTAAGTGAGTTAAAATGTGTTATCTATAT 40815</text:p>
      <text:p text:style-name="P1">Gallus_gallus <text:s text:c="19"/>40771 ............................................. 40815</text:p>
      <text:p text:style-name="P1"/>
      <text:p text:style-name="P1">Anas_platyrhynchos_platyrhynchos 40816 CTGAGTAAAATGTGGCTTCAAATTTTTATAGGTTCAGTAATAGGA 40860</text:p>
      <text:p text:style-name="P1">Gallus_gallus <text:s text:c="19"/>40816 ............................................. 40860</text:p>
      <text:p text:style-name="P1"/>
      <text:p text:style-name="P1">Anas_platyrhynchos_platyrhynchos 40861 GGTATCTTTGATCTATAAGAAAAAAAAGCTTAGCAGTTCTATAAG 40905</text:p>
      <text:p text:style-name="P1">Gallus_gallus <text:s text:c="19"/>40861 ............................................. 40905</text:p>
      <text:p text:style-name="P1"/>
      <text:p text:style-name="P1">Anas_platyrhynchos_platyrhynchos 40906 TAAAACTGCTTAGCAGTTTTTCTCAGCAGAAAAATGCTATGTGCC 40950</text:p>
      <text:p text:style-name="P1">Gallus_gallus <text:s text:c="19"/>40906 ............................................. 40950</text:p>
      <text:p text:style-name="P1"/>
      <text:p text:style-name="P1">Anas_platyrhynchos_platyrhynchos 40951 TGCATTTCTTACTGATTTTTAGAATAAATTTAAAAAACAAACAAA 40995</text:p>
      <text:p text:style-name="P1">Gallus_gallus <text:s text:c="19"/>40951 ............................................. 40995</text:p>
      <text:p text:style-name="P1"/>
      <text:p text:style-name="P1">Anas_platyrhynchos_platyrhynchos 40996 CAAGCAAAAAACAACAACAACAAAAAAAAGAAGATGCCATAGGGA 41040</text:p>
      <text:p text:style-name="P1">Gallus_gallus <text:s text:c="19"/>40996 ............................................. 41040</text:p>
      <text:p text:style-name="P1"/>
      <text:p text:style-name="P1">Anas_platyrhynchos_platyrhynchos 41041 CAAGGTTATAAAACCATTTCAAAATCTACCCAACCATCTCACTTA 41085</text:p>
      <text:p text:style-name="P1">Gallus_gallus <text:s text:c="19"/>41041 ............................................. 41085</text:p>
      <text:p text:style-name="P1"/>
      <text:p text:style-name="P1">Anas_platyrhynchos_platyrhynchos 41086 ACAAACTCATTTAATTGAAGAGTTTATACAGTGTACAAGTGCCTG 41130</text:p>
      <text:p text:style-name="P1">Gallus_gallus <text:s text:c="19"/>41086 ............................................. 41130</text:p>
      <text:p text:style-name="P1"/>
      <text:p text:style-name="P1">Anas_platyrhynchos_platyrhynchos 41131 TGGTAGTGATAAAAGTATCTACAGCCTGTGGAGTCTGACTTTGCT 41175</text:p>
      <text:p text:style-name="P1">Gallus_gallus <text:s text:c="19"/>41131 ............................................. 41175</text:p>
      <text:p text:style-name="P1"/>
      <text:p text:style-name="P1">Anas_platyrhynchos_platyrhynchos 41176 CATGCGTAGAACAAGAATCACTTAACTGACCTGAGGACTTAACGT 41220</text:p>
      <text:p text:style-name="P1">Gallus_gallus <text:s text:c="19"/>41176 ............................................. 41220</text:p>
      <text:p text:style-name="P1"/>
      <text:p text:style-name="P1"><text:soft-page-break/>Anas_platyrhynchos_platyrhynchos 41221 AATCTTAGCTATACATAGAGGAAGTAGCTCAATATATCAATATTC 41265</text:p>
      <text:p text:style-name="P1">Gallus_gallus <text:s text:c="19"/>41221 ............................................. 41265</text:p>
      <text:p text:style-name="P1"/>
      <text:p text:style-name="P1">Anas_platyrhynchos_platyrhynchos 41266 TAAGCAGTCTTACATTAATGTCAAAAGAAAACTAACAGAATTCTA 41310</text:p>
      <text:p text:style-name="P1">Gallus_gallus <text:s text:c="19"/>41266 ............................................. 41310</text:p>
      <text:p text:style-name="P1"/>
      <text:p text:style-name="P1">Anas_platyrhynchos_platyrhynchos 41311 AATTCTTATTTGATTGTTTTCAATGTAGATGAAAATAGTCATAAA 41355</text:p>
      <text:p text:style-name="P1">Gallus_gallus <text:s text:c="19"/>41311 ............................................. 41355</text:p>
      <text:p text:style-name="P1"/>
      <text:p text:style-name="P1">Anas_platyrhynchos_platyrhynchos 41356 GTTTGATGAAAAATCAAAAAAAAAGGTATACATGAAAACAGTTGT 41400</text:p>
      <text:p text:style-name="P1">Gallus_gallus <text:s text:c="19"/>41356 ............................................. 41400</text:p>
      <text:p text:style-name="P1"/>
      <text:p text:style-name="P1">Anas_platyrhynchos_platyrhynchos 41401 AGTTTGAGACCATATGTGTTCAGTTGAAACAAGTCATTTTAGAAT 41445</text:p>
      <text:p text:style-name="P1">Gallus_gallus <text:s text:c="19"/>41401 ............................................. 41445</text:p>
      <text:p text:style-name="P1"/>
      <text:p text:style-name="P1">Anas_platyrhynchos_platyrhynchos 41446 CTACTTTTTAGCATATTCTTTAATATCTAGAGGTTATTTTGGATT 41490</text:p>
      <text:p text:style-name="P1">Gallus_gallus <text:s text:c="19"/>41446 ............................................. 41490</text:p>
      <text:p text:style-name="P1"/>
      <text:p text:style-name="P1">Anas_platyrhynchos_platyrhynchos 41491 AGCTAACATTTCAACTATAATCAGCCTGTATATTTCTAAATAAGT 41535</text:p>
      <text:p text:style-name="P1">Gallus_gallus <text:s text:c="19"/>41491 ............................................. 41535</text:p>
      <text:p text:style-name="P1"/>
      <text:p text:style-name="P1">Anas_platyrhynchos_platyrhynchos 41536 CTATTATACTAGCTATCCCATCTAAAATAATGGAAACATTATATG 41580</text:p>
      <text:p text:style-name="P1">Gallus_gallus <text:s text:c="19"/>41536 ............................................. 41580</text:p>
      <text:p text:style-name="P1"/>
      <text:p text:style-name="P1">Anas_platyrhynchos_platyrhynchos 41581 ACAGGCTATGAAACAATGCTATGACATTATATGACAGGCTATGAA 41625</text:p>
      <text:p text:style-name="P1">Gallus_gallus <text:s text:c="19"/>41581 ............................................. 41625</text:p>
      <text:p text:style-name="P1"/>
      <text:p text:style-name="P1">Anas_platyrhynchos_platyrhynchos 41626 GCAGGCTATGACAGGATATCAAACAATATATGACAGGCTTCCAGT 41670</text:p>
      <text:p text:style-name="P1">Gallus_gallus <text:s text:c="19"/>41626 ............................................. 41670</text:p>
      <text:p text:style-name="P1"/>
      <text:p text:style-name="P1">Anas_platyrhynchos_platyrhynchos 41671 AAATTACATGACACCATGCATATTTACATTTTAACTATCTTCCTT 41715</text:p>
      <text:p text:style-name="P1">Gallus_gallus <text:s text:c="19"/>41671 ............................................. 41715</text:p>
      <text:p text:style-name="P1"/>
      <text:p text:style-name="P1">Anas_platyrhynchos_platyrhynchos 41716 CCTATATCAACATACAAACACAAAAAATGTTTATCTAATAGTACC 41760</text:p>
      <text:p text:style-name="P1">Gallus_gallus <text:s text:c="19"/>41716 ............................................. 41760</text:p>
      <text:p text:style-name="P1"/>
      <text:p text:style-name="P1">Anas_platyrhynchos_platyrhynchos 41761 TGATTCATCCACTTGCAGTCGATTGTAGAGAATCTGGAGAGAAAA 41805</text:p>
      <text:p text:style-name="Standard"><text:span text:style-name="T1">Gallus_gallus <text:s text:c="19"/>41761 ............................................. </text:span><text:soft-page-break/><text:span text:style-name="T1">41805</text:span></text:p>
      <text:p text:style-name="P1"/>
      <text:p text:style-name="P1">Anas_platyrhynchos_platyrhynchos 41806 ATCTCTGGATACAGAACATATTCCTTCCTCCTGAAAGACACTCAG 41850</text:p>
      <text:p text:style-name="P1">Gallus_gallus <text:s text:c="19"/>41806 ............................................. 41850</text:p>
      <text:p text:style-name="P1"/>
      <text:p text:style-name="P1">Anas_platyrhynchos_platyrhynchos 41851 AGTTTCCAAAGGCAATTCCATAAATGACTTATCTGCTAGTAATAC 41895</text:p>
      <text:p text:style-name="P1">Gallus_gallus <text:s text:c="19"/>41851 ............................................. 41895</text:p>
      <text:p text:style-name="P1"/>
      <text:p text:style-name="P1">Anas_platyrhynchos_platyrhynchos 41896 CACACACAATCCTAACTCCATAGGTGTTCCTGAATAAATGTGACA 41940</text:p>
      <text:p text:style-name="P1">Gallus_gallus <text:s text:c="19"/>41896 ............................................. 41940</text:p>
      <text:p text:style-name="P1"/>
      <text:p text:style-name="P1">Anas_platyrhynchos_platyrhynchos 41941 AACCACAATTAGGATTTTATATTTCTCAGTATGTATTTAAATAAA 41985</text:p>
      <text:p text:style-name="P1">Gallus_gallus <text:s text:c="19"/>41941 ............................................. 41985</text:p>
      <text:p text:style-name="P1"/>
      <text:p text:style-name="P1">Anas_platyrhynchos_platyrhynchos 41986 TGAAGTTAGTTATAAAAACTAGGTTTCCTCTGTTGTCTGACAATT 42030</text:p>
      <text:p text:style-name="P1">Gallus_gallus <text:s text:c="19"/>41986 ............................................. 42030</text:p>
      <text:p text:style-name="P1"/>
      <text:p text:style-name="P1">Anas_platyrhynchos_platyrhynchos 42031 GAACTTCATTTTACTGTGAAAAGCATTATTCAAAAATATGTTTTA 42075</text:p>
      <text:p text:style-name="P1">Gallus_gallus <text:s text:c="19"/>42031 ............................................. 42075</text:p>
      <text:p text:style-name="P1"/>
      <text:p text:style-name="P1">Anas_platyrhynchos_platyrhynchos 42076 ATACAGTTAATTCCTAAGATGTTATTAGACTTCTAAGCATATACA 42120</text:p>
      <text:p text:style-name="P1">Gallus_gallus <text:s text:c="19"/>42076 ............................................. 42120</text:p>
      <text:p text:style-name="P1"/>
      <text:p text:style-name="P1">Anas_platyrhynchos_platyrhynchos 42121 TTTGAGAGTACTAATTAATCAGAGGGAAAAATATTCCTGTATTAA 42165</text:p>
      <text:p text:style-name="P1">Gallus_gallus <text:s text:c="19"/>42121 ............................................. 42165</text:p>
      <text:p text:style-name="P1"/>
      <text:p text:style-name="P1">Anas_platyrhynchos_platyrhynchos 42166 TAATCAAAACAATCCAGAACAAAATCTGGGCAAATGCTATGCATT 42210</text:p>
      <text:p text:style-name="P1">Gallus_gallus <text:s text:c="19"/>42166 ............................................. 42210</text:p>
      <text:p text:style-name="P1"/>
      <text:p text:style-name="P1">Anas_platyrhynchos_platyrhynchos 42211 TTAAGAAAATCATTTTGGAAATGAAAACTTGTACTAAAAATGTTT 42255</text:p>
      <text:p text:style-name="P1">Gallus_gallus <text:s text:c="19"/>42211 ............................................. 42255</text:p>
      <text:p text:style-name="P1"/>
      <text:p text:style-name="P1">Anas_platyrhynchos_platyrhynchos 42256 GGCTAAAGAGTACAGACTCGTAAAAGAGCACATTTCCAATAATAA 42300</text:p>
      <text:p text:style-name="P1">Gallus_gallus <text:s text:c="19"/>42256 ............................................. 42300</text:p>
      <text:p text:style-name="P1"/>
      <text:p text:style-name="P1">Anas_platyrhynchos_platyrhynchos 42301 CCGCGTATTTCTGGAGGAAACTTTTTGTTTCTGTTATTTGGGAAA 42345</text:p>
      <text:p text:style-name="P1">Gallus_gallus <text:s text:c="19"/>42301 ............................................. 42345</text:p>
      <text:p text:style-name="P1"/>
      <text:p text:style-name="Standard"><text:span text:style-name="T1">Anas_platyrhynchos_platyrhynchos 42346 AACAAAATGTATCATTTTATCAACATTTTCCTGTTTTGTTACAGA </text:span><text:soft-page-break/><text:span text:style-name="T1">42390</text:span></text:p>
      <text:p text:style-name="P1">Gallus_gallus <text:s text:c="19"/>42346 ............................................. 42390</text:p>
      <text:p text:style-name="P1"/>
      <text:p text:style-name="P1">Anas_platyrhynchos_platyrhynchos 42391 GAAGTAACAAATGCAAATGACAAGACAGCTGCTGGATTGCAGAAA 42435</text:p>
      <text:p text:style-name="P1">Gallus_gallus <text:s text:c="19"/>42391 ............................................. 42435</text:p>
      <text:p text:style-name="P1"/>
      <text:p text:style-name="P1">Anas_platyrhynchos_platyrhynchos 42436 GAAACTCCTGCAAATTTCAAAAAGCAAATGCATTTTTTTCTAGTA 42480</text:p>
      <text:p text:style-name="P1">Gallus_gallus <text:s text:c="19"/>42436 ............................................. 42480</text:p>
      <text:p text:style-name="P1"/>
      <text:p text:style-name="P1">Anas_platyrhynchos_platyrhynchos 42481 ACTTTTAGCTGAGAAATTTGATTGCTCTTCTCCATAAAGAAAAAA 42525</text:p>
      <text:p text:style-name="P1">Gallus_gallus <text:s text:c="19"/>42481 ............................................. 42525</text:p>
      <text:p text:style-name="P1"/>
      <text:p text:style-name="P1">Anas_platyrhynchos_platyrhynchos 42526 AAAAAATCAATCCCCAAAGCAAGCCATGGACTTGGAATGTCTTCT 42570</text:p>
      <text:p text:style-name="P1">Gallus_gallus <text:s text:c="19"/>42526 ............................................. 42570</text:p>
      <text:p text:style-name="P1"/>
      <text:p text:style-name="P1">Anas_platyrhynchos_platyrhynchos 42571 CTCAGAACATGCTTATACTCCCACATTAAGTTTGTTGCATTAAAG 42615</text:p>
      <text:p text:style-name="P1">Gallus_gallus <text:s text:c="19"/>42571 ............................................. 42615</text:p>
      <text:p text:style-name="P1"/>
      <text:p text:style-name="P1">Anas_platyrhynchos_platyrhynchos 42616 CAAACAAACTGTGAGAGTCCACAAAGTAAAAAGCAGAAAGCAGGA 42660</text:p>
      <text:p text:style-name="P1">Gallus_gallus <text:s text:c="19"/>42616 ............................................. 42660</text:p>
      <text:p text:style-name="P1"/>
      <text:p text:style-name="P1">Anas_platyrhynchos_platyrhynchos 42661 AAAGACAAAACTAGACCAACAGACTTATGTTCTCTTTTGGTATTT 42705</text:p>
      <text:p text:style-name="P1">Gallus_gallus <text:s text:c="19"/>42661 ............................................. 42705</text:p>
      <text:p text:style-name="P1"/>
      <text:p text:style-name="P1">Anas_platyrhynchos_platyrhynchos 42706 CTCCTCAAAAGACTGGCTTGTAATAAAGACATTTTATTAACCTGC 42750</text:p>
      <text:p text:style-name="P1">Gallus_gallus <text:s text:c="19"/>42706 ............................................. 42750</text:p>
      <text:p text:style-name="P1"/>
      <text:p text:style-name="P1">Anas_platyrhynchos_platyrhynchos 42751 CTGAAGCCTGTATACTATAGAAGACTTTTAATACATGCTGAAGGA 42795</text:p>
      <text:p text:style-name="P1">Gallus_gallus <text:s text:c="19"/>42751 ............................................. 42795</text:p>
      <text:p text:style-name="P1"/>
      <text:p text:style-name="P1">Anas_platyrhynchos_platyrhynchos 42796 TAGGCCCAGTGTACAAATAATCTTTGGAAGTATACTGAAATATTT 42840</text:p>
      <text:p text:style-name="P1">Gallus_gallus <text:s text:c="19"/>42796 ............................................. 42840</text:p>
      <text:p text:style-name="P1"/>
      <text:p text:style-name="P1">Anas_platyrhynchos_platyrhynchos 42841 AACTTGGTATAGAAGATAGGCAACACTGTTAAAGTGCACATATAT 42885</text:p>
      <text:p text:style-name="P1">Gallus_gallus <text:s text:c="19"/>42841 ............................................. 42885</text:p>
      <text:p text:style-name="P1"/>
      <text:p text:style-name="P1">Anas_platyrhynchos_platyrhynchos 42886 TATACTCCAGAGAGCACATACCCTGCATTCTAGTGTGTTTGGTGT 42930</text:p>
      <text:p text:style-name="P1">Gallus_gallus <text:s text:c="19"/>42886 ............................................. 42930</text:p>
      <text:p text:style-name="P1"><text:soft-page-break/></text:p>
      <text:p text:style-name="P1">Anas_platyrhynchos_platyrhynchos 42931 CCTTATCTTTCACTTTTATTTTTCCTGATTCAGCTGCTGAAGCTG 42975</text:p>
      <text:p text:style-name="P1">Gallus_gallus <text:s text:c="19"/>42931 ............................................. 42975</text:p>
      <text:p text:style-name="P1"/>
      <text:p text:style-name="P1">Anas_platyrhynchos_platyrhynchos 42976 ATGTGCTGTGTTCTCTGGGAAGAAAAATTGCATTGAAAATATTTT 43020</text:p>
      <text:p text:style-name="P1">Gallus_gallus <text:s text:c="19"/>42976 ............................................. 43020</text:p>
      <text:p text:style-name="P1"/>
      <text:p text:style-name="P1">Anas_platyrhynchos_platyrhynchos 43021 TGGTATTAATACTCATGCAAGTAAAGGTTTTCATGGGATACACAG 43065</text:p>
      <text:p text:style-name="P1">Gallus_gallus <text:s text:c="19"/>43021 ............................................. 43065</text:p>
      <text:p text:style-name="P1"/>
      <text:p text:style-name="P1">Anas_platyrhynchos_platyrhynchos 43066 AGACAGAGATATTTCAATCTCAATGAAATTTTACACAAAGTACTC 43110</text:p>
      <text:p text:style-name="P1">Gallus_gallus <text:s text:c="19"/>43066 ............................................. 43110</text:p>
      <text:p text:style-name="P1"/>
      <text:p text:style-name="P1">Anas_platyrhynchos_platyrhynchos 43111 CTTTTGGAATTCCATCTTTAATTAGTTAAATTATAATGTTTCATT 43155</text:p>
      <text:p text:style-name="P1">Gallus_gallus <text:s text:c="19"/>43111 ............................................. 43155</text:p>
      <text:p text:style-name="P1"/>
      <text:p text:style-name="P1">Anas_platyrhynchos_platyrhynchos 43156 CTGAACTGTTGGAGGACAGTGCTTGTTAGGCATAGGCATTAGTCT 43200</text:p>
      <text:p text:style-name="P1">Gallus_gallus <text:s text:c="19"/>43156 ............................................. 43200</text:p>
      <text:p text:style-name="P1"/>
      <text:p text:style-name="P1">Anas_platyrhynchos_platyrhynchos 43201 TCCATGTGGTTCTATCCTCTTTGTCTTGCATATACTGCATATATT 43245</text:p>
      <text:p text:style-name="P1">Gallus_gallus <text:s text:c="19"/>43201 ............................................. 43245</text:p>
      <text:p text:style-name="P1"/>
      <text:p text:style-name="P1">Anas_platyrhynchos_platyrhynchos 43246 TATATATACCTTTAAAGATGCAGAAGTCCATTCAATGGAATCTAA 43290</text:p>
      <text:p text:style-name="P1">Gallus_gallus <text:s text:c="19"/>43246 ............................................. 43290</text:p>
      <text:p text:style-name="P1"/>
      <text:p text:style-name="P1">Anas_platyrhynchos_platyrhynchos 43291 TCTTGCTTTTCATTTACAACCTTTCCTGTATTTGTACGAGCTGAG 43335</text:p>
      <text:p text:style-name="P1">Gallus_gallus <text:s text:c="19"/>43291 ............................................. 43335</text:p>
      <text:p text:style-name="P1"/>
      <text:p text:style-name="P1">Anas_platyrhynchos_platyrhynchos 43336 ACCATTCTATTTTCACAAATGATAAAAACAACTCTAAATGTCTTA 43380</text:p>
      <text:p text:style-name="P1">Gallus_gallus <text:s text:c="19"/>43336 ............................................. 43380</text:p>
      <text:p text:style-name="P1"/>
      <text:p text:style-name="P1">Anas_platyrhynchos_platyrhynchos 43381 CCTAATGTTAGGGAAATCAAACTGTGATAGCAGTGGTTTCAGATA 43425</text:p>
      <text:p text:style-name="P1">Gallus_gallus <text:s text:c="19"/>43381 ............................................. 43425</text:p>
      <text:p text:style-name="P1"/>
      <text:p text:style-name="P1">Anas_platyrhynchos_platyrhynchos 43426 TTCTTCCATAATTTCTAATATTTCAGAGAAATCTGTTATCAAATT 43470</text:p>
      <text:p text:style-name="P1">Gallus_gallus <text:s text:c="19"/>43426 ............................................. 43470</text:p>
      <text:p text:style-name="P1"/>
      <text:p text:style-name="P1">Anas_platyrhynchos_platyrhynchos 43471 GTGTCCATTCTTGTCTATTTTCTCTGTTGGAGTCTATCACACACA 43515</text:p>
      <text:p text:style-name="P1"><text:soft-page-break/>Gallus_gallus <text:s text:c="19"/>43471 ............................................. 43515</text:p>
      <text:p text:style-name="P1"/>
      <text:p text:style-name="P1">Anas_platyrhynchos_platyrhynchos 43516 TTGCAACAAAAAACAAAATACATACAAAATTCTATTTAACAAGGA 43560</text:p>
      <text:p text:style-name="P1">Gallus_gallus <text:s text:c="19"/>43516 ............................................. 43560</text:p>
      <text:p text:style-name="P1"/>
      <text:p text:style-name="P1">Anas_platyrhynchos_platyrhynchos 43561 TGGTGGGTGTAATTTGGTAAATCAGAGGCTAAATCAGATCATTTG 43605</text:p>
      <text:p text:style-name="P1">Gallus_gallus <text:s text:c="19"/>43561 ............................................. 43605</text:p>
      <text:p text:style-name="P1"/>
      <text:p text:style-name="P1">Anas_platyrhynchos_platyrhynchos 43606 AAACATTATAAAGTGGAAAATATAAATAGAGCAAATCAGTTTCAA 43650</text:p>
      <text:p text:style-name="P1">Gallus_gallus <text:s text:c="19"/>43606 ............................................. 43650</text:p>
      <text:p text:style-name="P1"/>
      <text:p text:style-name="P1">Anas_platyrhynchos_platyrhynchos 43651 AACTACTTCACACCATCATTGCCACCACCATTTTGCAAAATATTC 43695</text:p>
      <text:p text:style-name="P1">Gallus_gallus <text:s text:c="19"/>43651 ............................................. 43695</text:p>
      <text:p text:style-name="P1"/>
      <text:p text:style-name="P1">Anas_platyrhynchos_platyrhynchos 43696 TAACATAAGAATCAGTATAAAATGTCAATATTTATTATCAAAGCA 43740</text:p>
      <text:p text:style-name="P1">Gallus_gallus <text:s text:c="19"/>43696 ............................................. 43740</text:p>
      <text:p text:style-name="P1"/>
      <text:p text:style-name="P1">Anas_platyrhynchos_platyrhynchos 43741 AATAATATATTTCTGAAACTTAAATGTGGAACAGGAAGGGAAGGA 43785</text:p>
      <text:p text:style-name="P1">Gallus_gallus <text:s text:c="19"/>43741 ............................................. 43785</text:p>
      <text:p text:style-name="P1"/>
      <text:p text:style-name="P1">Anas_platyrhynchos_platyrhynchos 43786 AAGTCCAGGAAAAAAAAAAAAAAAAAAAAAGAATAAAAACTGGAA 43830</text:p>
      <text:p text:style-name="P1">Gallus_gallus <text:s text:c="19"/>43786 ............................................. 43830</text:p>
      <text:p text:style-name="P1"/>
      <text:p text:style-name="P1">Anas_platyrhynchos_platyrhynchos 43831 AGGAACTGTGAAAGGACAGCATTGAGAAGTAAATAGAAGAAGATG 43875</text:p>
      <text:p text:style-name="P1">Gallus_gallus <text:s text:c="19"/>43831 ............................................. 43875</text:p>
      <text:p text:style-name="P1"/>
      <text:p text:style-name="P1">Anas_platyrhynchos_platyrhynchos 43876 AGTGTTGAAAAAGCAAATTATATTGTATGGAGATCAGTGGAACCA 43920</text:p>
      <text:p text:style-name="P1">Gallus_gallus <text:s text:c="19"/>43876 ............................................. 43920</text:p>
      <text:p text:style-name="P1"/>
      <text:p text:style-name="P1">Anas_platyrhynchos_platyrhynchos 43921 ACTGAGGAAAACAAAATAAACAGAATGAAGAAAACAGATAAGGAG 43965</text:p>
      <text:p text:style-name="P1">Gallus_gallus <text:s text:c="19"/>43921 ............................................. 43965</text:p>
      <text:p text:style-name="P1"/>
      <text:p text:style-name="P1">Anas_platyrhynchos_platyrhynchos 43966 AGAATTGAGATGACACTATAAAACTGAATCTTCTAAAAGCCAATA 44010</text:p>
      <text:p text:style-name="P1">Gallus_gallus <text:s text:c="19"/>43966 ............................................. 44010</text:p>
      <text:p text:style-name="P1"/>
      <text:p text:style-name="P1">Anas_platyrhynchos_platyrhynchos 44011 TAGATGGACACAAAAAAATAAATGGACAAATGAGCTCAACTAAAT 44055</text:p>
      <text:p text:style-name="P1">Gallus_gallus <text:s text:c="19"/>44011 ............................................. 44055</text:p>
      <text:p text:style-name="P1"/>
      <text:p text:style-name="P1"><text:soft-page-break/>Anas_platyrhynchos_platyrhynchos 44056 GTCAAAGAGTTTTAGTACTAATGGATGGACTTTCTATCCAAAGCC 44100</text:p>
      <text:p text:style-name="P1">Gallus_gallus <text:s text:c="19"/>44056 ............................................. 44100</text:p>
      <text:p text:style-name="P1"/>
      <text:p text:style-name="P1">Anas_platyrhynchos_platyrhynchos 44101 CTGTTTGCATGGCTTTGTGCTGGTTATATGCAAGATTAATGAAAG 44145</text:p>
      <text:p text:style-name="P1">Gallus_gallus <text:s text:c="19"/>44101 ............................................. 44145</text:p>
      <text:p text:style-name="P1"/>
      <text:p text:style-name="P1">Anas_platyrhynchos_platyrhynchos 44146 TTTTAATGTACATGTGTTTTAAAAATCTAAGCCACTTTTTTTTTT 44190</text:p>
      <text:p text:style-name="P1">Gallus_gallus <text:s text:c="19"/>44146 ............................................. 44190</text:p>
      <text:p text:style-name="P1"/>
      <text:p text:style-name="P1">Anas_platyrhynchos_platyrhynchos 44191 CTGTCTGTTCTACCTGACATTATCACCTCTGTACTGATGGAACTA 44235</text:p>
      <text:p text:style-name="P1">Gallus_gallus <text:s text:c="19"/>44191 ............................................. 44235</text:p>
      <text:p text:style-name="P1"/>
      <text:p text:style-name="P1">Anas_platyrhynchos_platyrhynchos 44236 CATCAATCTTTACATAGCTTGCCATTACAACAAAGGCTGGCCATG 44280</text:p>
      <text:p text:style-name="P1">Gallus_gallus <text:s text:c="19"/>44236 ............................................. 44280</text:p>
      <text:p text:style-name="P1"/>
      <text:p text:style-name="P1">Anas_platyrhynchos_platyrhynchos 44281 GACAAGAGAAAAAGTGTTCAGCACTTTAACCATCAGGAATAATCA 44325</text:p>
      <text:p text:style-name="P1">Gallus_gallus <text:s text:c="19"/>44281 ............................................. 44325</text:p>
      <text:p text:style-name="P1"/>
      <text:p text:style-name="P1">Anas_platyrhynchos_platyrhynchos 44326 TTATTTTAGCTGAAAGATGGTAACACAATGAATAAAACAGAATTA 44370</text:p>
      <text:p text:style-name="P1">Gallus_gallus <text:s text:c="19"/>44326 ............................................. 44370</text:p>
      <text:p text:style-name="P1"/>
      <text:p text:style-name="P1">Anas_platyrhynchos_platyrhynchos 44371 TATTTCAAGAACCAGATGTGTCAGAGTCATGTGATTAAAAGAAGA 44415</text:p>
      <text:p text:style-name="P1">Gallus_gallus <text:s text:c="19"/>44371 ............................................. 44415</text:p>
      <text:p text:style-name="P1"/>
      <text:p text:style-name="P1">Anas_platyrhynchos_platyrhynchos 44416 AAACAAATGCAGAAAATTCAGTATGATCTACACTTTTCATATCAG 44460</text:p>
      <text:p text:style-name="P1">Gallus_gallus <text:s text:c="19"/>44416 ............................................. 44460</text:p>
      <text:p text:style-name="P1"/>
      <text:p text:style-name="P1">Anas_platyrhynchos_platyrhynchos 44461 CTACATTTTTATCATAGTTCAAGTTTTTCATATCAATGATTAAAA 44505</text:p>
      <text:p text:style-name="P1">Gallus_gallus <text:s text:c="19"/>44461 ............................................. 44505</text:p>
      <text:p text:style-name="P1"/>
      <text:p text:style-name="P1">Anas_platyrhynchos_platyrhynchos 44506 AAGGTCTTTACCAGTTTTTGTTAATACATAACATTTAACCAGGGA 44550</text:p>
      <text:p text:style-name="P1">Gallus_gallus <text:s text:c="19"/>44506 ............................................. 44550</text:p>
      <text:p text:style-name="P1"/>
      <text:p text:style-name="P1">Anas_platyrhynchos_platyrhynchos 44551 GTATAGAACGTAGCGGAGACAAAATTAAAGTAAATGAGAATAGGA 44595</text:p>
      <text:p text:style-name="P1">Gallus_gallus <text:s text:c="19"/>44551 ............................................. 44595</text:p>
      <text:p text:style-name="P1"/>
      <text:p text:style-name="P1">Anas_platyrhynchos_platyrhynchos 44596 GTTTATAGACTTACAGAGTGCAGAAAACCTGTCGAAAAGCATAGG 44640</text:p>
      <text:p text:style-name="Standard"><text:span text:style-name="T1">Gallus_gallus <text:s text:c="19"/>44596 ............................................. </text:span><text:soft-page-break/><text:span text:style-name="T1">44640</text:span></text:p>
      <text:p text:style-name="P1"/>
      <text:p text:style-name="P1">Anas_platyrhynchos_platyrhynchos 44641 CTTTTCCAGATGTTACACTTGGAATAAATGGAAAATTCTATTATG 44685</text:p>
      <text:p text:style-name="P1">Gallus_gallus <text:s text:c="19"/>44641 ............................................. 44685</text:p>
      <text:p text:style-name="P1"/>
      <text:p text:style-name="P1">Anas_platyrhynchos_platyrhynchos 44686 CTATACAATAACTGTTCTCTGAAAAAGTATTTCCTTACAGAACTA 44730</text:p>
      <text:p text:style-name="P1">Gallus_gallus <text:s text:c="19"/>44686 ............................................. 44730</text:p>
      <text:p text:style-name="P1"/>
      <text:p text:style-name="P1">Anas_platyrhynchos_platyrhynchos 44731 AGAATTCTTACAATAATAGAACTAAACCCTCTTACAGTAACAGAA 44775</text:p>
      <text:p text:style-name="P1">Gallus_gallus <text:s text:c="19"/>44731 ............................................. 44775</text:p>
      <text:p text:style-name="P1"/>
      <text:p text:style-name="P1">Anas_platyrhynchos_platyrhynchos 44776 AACTTTTTTCATCTAGAATTTAATGTTCAGAGCCACAGTTGTGAA 44820</text:p>
      <text:p text:style-name="P1">Gallus_gallus <text:s text:c="19"/>44776 ............................................. 44820</text:p>
      <text:p text:style-name="P1"/>
      <text:p text:style-name="P1">Anas_platyrhynchos_platyrhynchos 44821 TTTGGAATTCCATTGAGATGTGTACTTAAAGAAAAATTTTGTGAC 44865</text:p>
      <text:p text:style-name="P1">Gallus_gallus <text:s text:c="19"/>44821 ............................................. 44865</text:p>
      <text:p text:style-name="P1"/>
      <text:p text:style-name="P1">Anas_platyrhynchos_platyrhynchos 44866 TAACATACTTGGATCAACTCCACCCAAACAGCCAAAGTGCCAAAG 44910</text:p>
      <text:p text:style-name="P1">Gallus_gallus <text:s text:c="19"/>44866 ............................................. 44910</text:p>
      <text:p text:style-name="P1"/>
      <text:p text:style-name="P1">Anas_platyrhynchos_platyrhynchos 44911 GACAGTGTGCCCTAGAAAGGAACTTTTCTGTAAAAATCAGTAATT 44955</text:p>
      <text:p text:style-name="P1">Gallus_gallus <text:s text:c="19"/>44911 ............................................. 44955</text:p>
      <text:p text:style-name="P1"/>
      <text:p text:style-name="P1">Anas_platyrhynchos_platyrhynchos 44956 TTCTGGAAATCAGTAATAATTCTCTGGTTAAGACTGATTTATTTT 45000</text:p>
      <text:p text:style-name="P1">Gallus_gallus <text:s text:c="19"/>44956 ............................................. 45000</text:p>
      <text:p text:style-name="P1"/>
      <text:p text:style-name="P1">Anas_platyrhynchos_platyrhynchos 45001 GAATAAAGGGTTGAGATCTATGATCCCATTTTGGGGGGGGGACAT 45045</text:p>
      <text:p text:style-name="P1">Gallus_gallus <text:s text:c="19"/>45001 ............................................. 45045</text:p>
      <text:p text:style-name="P1"/>
      <text:p text:style-name="P1">Anas_platyrhynchos_platyrhynchos 45046 CTGGGGCCAATGTACACAATGTAGATGTTAGACACAAAGCACCTT 45090</text:p>
      <text:p text:style-name="P1">Gallus_gallus <text:s text:c="19"/>45046 ............................................. 45090</text:p>
      <text:p text:style-name="P1"/>
      <text:p text:style-name="P1">Anas_platyrhynchos_platyrhynchos 45091 TTCAAGTAAATTGTTCTCAGTTGTATCAACTTTCTATCACAATAA 45135</text:p>
      <text:p text:style-name="P1">Gallus_gallus <text:s text:c="19"/>45091 ............................................. 45135</text:p>
      <text:p text:style-name="P1"/>
      <text:p text:style-name="P1">Anas_platyrhynchos_platyrhynchos 45136 ACTACAGAACATCTCAAAGTTGTCGAATGACATTGGAAACAGTAA 45180</text:p>
      <text:p text:style-name="P1">Gallus_gallus <text:s text:c="19"/>45136 ............................................. 45180</text:p>
      <text:p text:style-name="P1"/>
      <text:p text:style-name="Standard"><text:span text:style-name="T1">Anas_platyrhynchos_platyrhynchos 45181 CAGAACAATATAGTAACATTAAATGTTGACGCAGAATACACAAAA </text:span><text:soft-page-break/><text:span text:style-name="T1">45225</text:span></text:p>
      <text:p text:style-name="P1">Gallus_gallus <text:s text:c="19"/>45181 ............................................. 45225</text:p>
      <text:p text:style-name="P1"/>
      <text:p text:style-name="P1">Anas_platyrhynchos_platyrhynchos 45226 CATTTAGTAGTTGCGAAGATTAGGGATGTTACACTTGGAATAAAT 45270</text:p>
      <text:p text:style-name="P1">Gallus_gallus <text:s text:c="19"/>45226 ............................................. 45270</text:p>
      <text:p text:style-name="P1"/>
      <text:p text:style-name="P1">Anas_platyrhynchos_platyrhynchos 45271 GGAAAATTCTACATAAAGAGTGTTCATGATAGTTTTTTAGTACAT 45315</text:p>
      <text:p text:style-name="P1">Gallus_gallus <text:s text:c="19"/>45271 ............................................. 45315</text:p>
      <text:p text:style-name="P1"/>
      <text:p text:style-name="P1">Anas_platyrhynchos_platyrhynchos 45316 ATTTTTCAGTCTTGTTTGAATATAAGGTAATCAAATATATTACCG 45360</text:p>
      <text:p text:style-name="P1">Gallus_gallus <text:s text:c="19"/>45316 ............................................. 45360</text:p>
      <text:p text:style-name="P1"/>
      <text:p text:style-name="P1">Anas_platyrhynchos_platyrhynchos 45361 TATCAGTTTTAGTGATGCACTCTTGCAGGCTTTGAATGACAGTTT 45405</text:p>
      <text:p text:style-name="P1">Gallus_gallus <text:s text:c="19"/>45361 ............................................. 45405</text:p>
      <text:p text:style-name="P1"/>
      <text:p text:style-name="P1">Anas_platyrhynchos_platyrhynchos 45406 CTTTAAGGTGACTCTTCATATTTTGTTGCTTGTAAAGGTACACTT 45450</text:p>
      <text:p text:style-name="P1">Gallus_gallus <text:s text:c="19"/>45406 ............................................. 45450</text:p>
      <text:p text:style-name="P1"/>
      <text:p text:style-name="P1">Anas_platyrhynchos_platyrhynchos 45451 TTTCCAACAAAGTACAAAATGTATTGGGATTCACAGGAAATCGAG 45495</text:p>
      <text:p text:style-name="P1">Gallus_gallus <text:s text:c="19"/>45451 ............................................. 45495</text:p>
      <text:p text:style-name="P1"/>
      <text:p text:style-name="P1">Anas_platyrhynchos_platyrhynchos 45496 AAACTTTAGCTTGCACTAATAGTGAAGGAGAATAACATCATCATG 45540</text:p>
      <text:p text:style-name="P1">Gallus_gallus <text:s text:c="19"/>45496 ............................................. 45540</text:p>
      <text:p text:style-name="P1"/>
      <text:p text:style-name="P1">Anas_platyrhynchos_platyrhynchos 45541 AGACACATTCTTTTTGAGACATCATATTTGTACTTGAAGAAATTA 45585</text:p>
      <text:p text:style-name="P1">Gallus_gallus <text:s text:c="19"/>45541 ............................................. 45585</text:p>
      <text:p text:style-name="P1"/>
      <text:p text:style-name="P1">Anas_platyrhynchos_platyrhynchos 45586 CAAGAGAGACCATCAGTATCTAAAACAATATATTCTGTTGTTCTT 45630</text:p>
      <text:p text:style-name="P1">Gallus_gallus <text:s text:c="19"/>45586 ............................................. 45630</text:p>
      <text:p text:style-name="P1"/>
      <text:p text:style-name="P1">Anas_platyrhynchos_platyrhynchos 45631 TGAAAAACTGTTTACATATATGTTGCATAACAGATATGTACAATG 45675</text:p>
      <text:p text:style-name="P1">Gallus_gallus <text:s text:c="19"/>45631 ............................................. 45675</text:p>
      <text:p text:style-name="P1"/>
      <text:p text:style-name="P1">Anas_platyrhynchos_platyrhynchos 45676 AAAAAACAATCTCCTGACATGTATTTAACAGCAACTTTAGCCTTA 45720</text:p>
      <text:p text:style-name="P1">Gallus_gallus <text:s text:c="19"/>45676 ............................................. 45720</text:p>
      <text:p text:style-name="P1"/>
      <text:p text:style-name="P1">Anas_platyrhynchos_platyrhynchos 45721 AAATATACACTAAAATTCTGTAAATTCTGTCTGGATACACTGTAT 45765</text:p>
      <text:p text:style-name="P1">Gallus_gallus <text:s text:c="19"/>45721 ............................................. 45765</text:p>
      <text:p text:style-name="P1"><text:soft-page-break/></text:p>
      <text:p text:style-name="P1">Anas_platyrhynchos_platyrhynchos 45766 CTGATAATGAAACATGCATTTAGGTATCTACTTTTCTCAGGTACT 45810</text:p>
      <text:p text:style-name="P1">Gallus_gallus <text:s text:c="19"/>45766 ............................................. 45810</text:p>
      <text:p text:style-name="P1"/>
      <text:p text:style-name="P1">Anas_platyrhynchos_platyrhynchos 45811 AATGAGTTACCACTATTTAAACAATTATTTAAAAATTTCATTGAA 45855</text:p>
      <text:p text:style-name="P1">Gallus_gallus <text:s text:c="19"/>45811 ............................................. 45855</text:p>
      <text:p text:style-name="P1"/>
      <text:p text:style-name="P1">Anas_platyrhynchos_platyrhynchos 45856 GGAAACAGTGAAACATATAAGCAATCAGGGTAATGATTTTTATCT 45900</text:p>
      <text:p text:style-name="P1">Gallus_gallus <text:s text:c="19"/>45856 ............................................. 45900</text:p>
      <text:p text:style-name="P1"/>
      <text:p text:style-name="P1">Anas_platyrhynchos_platyrhynchos 45901 CTAACTGTAAGAGGCACTTACCCATTGGCTGAGTGGATTTTCCCT 45945</text:p>
      <text:p text:style-name="P1">Gallus_gallus <text:s text:c="19"/>45901 ............................................. 45945</text:p>
      <text:p text:style-name="P1"/>
      <text:p text:style-name="P1">Anas_platyrhynchos_platyrhynchos 45946 TCTGCTGTGCAGTACTTACTTTTGGTTTCTCAATCAATGAGCTGT 45990</text:p>
      <text:p text:style-name="P1">Gallus_gallus <text:s text:c="19"/>45946 ............................................. 45990</text:p>
      <text:p text:style-name="P1"/>
      <text:p text:style-name="P1">Anas_platyrhynchos_platyrhynchos 45991 ACAAGTTTGATCTATAAAAAGCAGAAAACTGCTGAGTAGATTATT 46035</text:p>
      <text:p text:style-name="P1">Gallus_gallus <text:s text:c="19"/>45991 ............................................. 46035</text:p>
      <text:p text:style-name="P1"/>
      <text:p text:style-name="P1">Anas_platyrhynchos_platyrhynchos 46036 TAACTGTTCAGGCTTATTGATGTGAATGAGTTTAGTTGCATGAGT 46080</text:p>
      <text:p text:style-name="P1">Gallus_gallus <text:s text:c="19"/>46036 ............................................. 46080</text:p>
      <text:p text:style-name="P1"/>
      <text:p text:style-name="P1">Anas_platyrhynchos_platyrhynchos 46081 AATTACTACCCTACAATTTAATGTGCTAGTACTCTCATGATGCAT 46125</text:p>
      <text:p text:style-name="P1">Gallus_gallus <text:s text:c="19"/>46081 ............................................. 46125</text:p>
      <text:p text:style-name="P1"/>
      <text:p text:style-name="P1">Anas_platyrhynchos_platyrhynchos 46126 TAATTACCCCCCACCTTGGGGTGCAAAAACCTGCAAAATCCAATT 46170</text:p>
      <text:p text:style-name="P1">Gallus_gallus <text:s text:c="19"/>46126 ............................................. 46170</text:p>
      <text:p text:style-name="P1"/>
      <text:p text:style-name="P1">Anas_platyrhynchos_platyrhynchos 46171 GGAACAAACTGACAGCTTTAAGAAAACATCTTTCATTGCTATATA 46215</text:p>
      <text:p text:style-name="P1">Gallus_gallus <text:s text:c="19"/>46171 ............................................. 46215</text:p>
      <text:p text:style-name="P1"/>
      <text:p text:style-name="P1">Anas_platyrhynchos_platyrhynchos 46216 TCCGGTAAGGGAGATTTTTGTTTGTTCTATGACAGTTGTTTAAGA 46260</text:p>
      <text:p text:style-name="P1">Gallus_gallus <text:s text:c="19"/>46216 ............................................. 46260</text:p>
      <text:p text:style-name="P1"/>
      <text:p text:style-name="P1">Anas_platyrhynchos_platyrhynchos 46261 CTTTTCACAGTTGGTGAAACTGTACATAACCAGTTGCTACAGTTG 46305</text:p>
      <text:p text:style-name="P1">Gallus_gallus <text:s text:c="19"/>46261 ............................................. 46305</text:p>
      <text:p text:style-name="P1"/>
      <text:p text:style-name="P1">Anas_platyrhynchos_platyrhynchos 46306 TTTACGAGTTCTCACTCATGAGGCTGCAATAACCAGGCTATGCGA 46350</text:p>
      <text:p text:style-name="P1"><text:soft-page-break/>Gallus_gallus <text:s text:c="19"/>46306 ............................................. 46350</text:p>
      <text:p text:style-name="P1"/>
      <text:p text:style-name="P1">Anas_platyrhynchos_platyrhynchos 46351 GGTTTTATAAAGCTAAATGGGACTCCTCCTGACATTTTCAGAAGC 46395</text:p>
      <text:p text:style-name="P1">Gallus_gallus <text:s text:c="19"/>46351 ............................................. 46395</text:p>
      <text:p text:style-name="P1"/>
      <text:p text:style-name="P1">Anas_platyrhynchos_platyrhynchos 46396 ATAACCAGTGAGAGATGAAAAATATAAACAGGATTTAGGAGGATA 46440</text:p>
      <text:p text:style-name="P1">Gallus_gallus <text:s text:c="19"/>46396 ............................................. 46440</text:p>
      <text:p text:style-name="P1"/>
      <text:p text:style-name="P1">Anas_platyrhynchos_platyrhynchos 46441 ACAAGAATGGTCTAAAACCTTTCAAATAAACTCTGGAGATTAAAC 46485</text:p>
      <text:p text:style-name="P1">Gallus_gallus <text:s text:c="19"/>46441 ............................................. 46485</text:p>
      <text:p text:style-name="P1"/>
      <text:p text:style-name="P1">Anas_platyrhynchos_platyrhynchos 46486 ATATAACTACAGAAAAAAAAAAAAAAAGGCCCAGAAATAGTTAAA 46530</text:p>
      <text:p text:style-name="P1">Gallus_gallus <text:s text:c="19"/>46486 ............................................. 46530</text:p>
      <text:p text:style-name="P1"/>
      <text:p text:style-name="P1">Anas_platyrhynchos_platyrhynchos 46531 AGTACAGGTTTGAGCTGCAGGTGGTTTTATTTGTTTAATAATTTG 46575</text:p>
      <text:p text:style-name="P1">Gallus_gallus <text:s text:c="19"/>46531 ............................................. 46575</text:p>
      <text:p text:style-name="P1"/>
      <text:p text:style-name="P1">Anas_platyrhynchos_platyrhynchos 46576 CACACTAACCTAAAATTCAAATCCAGCAAAATTAGAAGTAAAAGA 46620</text:p>
      <text:p text:style-name="P1">Gallus_gallus <text:s text:c="19"/>46576 ............................................. 46620</text:p>
      <text:p text:style-name="P1"/>
      <text:p text:style-name="P1">Anas_platyrhynchos_platyrhynchos 46621 CAATAAGCAAACAAAATAGTGCTTATTCACAGGTATAGAAGGATG 46665</text:p>
      <text:p text:style-name="P1">Gallus_gallus <text:s text:c="19"/>46621 ............................................. 46665</text:p>
      <text:p text:style-name="P1"/>
      <text:p text:style-name="P1">Anas_platyrhynchos_platyrhynchos 46666 ACATCTGTAACAAACAGAATAACAAATGAAAATGATGACATTTTA 46710</text:p>
      <text:p text:style-name="P1">Gallus_gallus <text:s text:c="19"/>46666 ............................................. 46710</text:p>
      <text:p text:style-name="P1"/>
      <text:p text:style-name="P1">Anas_platyrhynchos_platyrhynchos 46711 TACCTGTCTTCTGAATGCTGGAGAATAATTATGTAGAAATTAGAT 46755</text:p>
      <text:p text:style-name="P1">Gallus_gallus <text:s text:c="19"/>46711 ............................................. 46755</text:p>
      <text:p text:style-name="P1"/>
      <text:p text:style-name="P1">Anas_platyrhynchos_platyrhynchos 46756 GGCAATTCATTCACTATATTAAAATGTTCTACAGGAATACAGAGA 46800</text:p>
      <text:p text:style-name="P1">Gallus_gallus <text:s text:c="19"/>46756 ............................................. 46800</text:p>
      <text:p text:style-name="P1"/>
      <text:p text:style-name="P1">Anas_platyrhynchos_platyrhynchos 46801 TTTCTCCATGCCTGCATAATAATTCAAAAATAAAATTATTTTAAT 46845</text:p>
      <text:p text:style-name="P1">Gallus_gallus <text:s text:c="19"/>46801 ............................................. 46845</text:p>
      <text:p text:style-name="P1"/>
      <text:p text:style-name="P1">Anas_platyrhynchos_platyrhynchos 46846 ACATTTTATTAACAACAATTTCAGTTCTTCCATGAGAAAATCGAC 46890</text:p>
      <text:p text:style-name="P1">Gallus_gallus <text:s text:c="19"/>46846 ............................................. 46890</text:p>
      <text:p text:style-name="P1"/>
      <text:p text:style-name="P1"><text:soft-page-break/>Anas_platyrhynchos_platyrhynchos 46891 AATTCTAGTAAATAAGGTTTTAATAATTTAACAGGACTAGAGGTA 46935</text:p>
      <text:p text:style-name="P1">Gallus_gallus <text:s text:c="19"/>46891 ............................................. 46935</text:p>
      <text:p text:style-name="P1"/>
      <text:p text:style-name="P1">Anas_platyrhynchos_platyrhynchos 46936 ATGGACACATGCTGAAACATAGGAGGCTCCATCCAGACATAAGGA 46980</text:p>
      <text:p text:style-name="P1">Gallus_gallus <text:s text:c="19"/>46936 ............................................. 46980</text:p>
      <text:p text:style-name="P1"/>
      <text:p text:style-name="P1">Anas_platyrhynchos_platyrhynchos 46981 AACATTTACATGTATTCATTGTGGGGTGACAGAGCACTGGCACAG 47025</text:p>
      <text:p text:style-name="P1">Gallus_gallus <text:s text:c="19"/>46981 ............................................. 47025</text:p>
      <text:p text:style-name="P1"/>
      <text:p text:style-name="P1">Anas_platyrhynchos_platyrhynchos 47026 CTTATCCAGAGAGGCTGTGAAGTCTCCCTCCTTGGAGATGCTCAA 47070</text:p>
      <text:p text:style-name="P1">Gallus_gallus <text:s text:c="19"/>47026 ............................................. 47070</text:p>
      <text:p text:style-name="P1"/>
      <text:p text:style-name="P1">Anas_platyrhynchos_platyrhynchos 47071 AAGCCATCTGGACATGATCCTGGGTAACCTGCTCAGAGTAGCCCT 47115</text:p>
      <text:p text:style-name="P1">Gallus_gallus <text:s text:c="19"/>47071 ............................................. 47115</text:p>
      <text:p text:style-name="P1"/>
      <text:p text:style-name="P1">Anas_platyrhynchos_platyrhynchos 47116 GCTTGAGCAGGACAGATTGGATCAGATGACTTCCACGGGTCTCTT 47160</text:p>
      <text:p text:style-name="P1">Gallus_gallus <text:s text:c="19"/>47116 ............................................. 47160</text:p>
      <text:p text:style-name="P1"/>
      <text:p text:style-name="P1">Anas_platyrhynchos_platyrhynchos 47161 CCAACCTCAACCTTTCTGTGATTCTGTGATTTTTATGCAGTGCAG 47205</text:p>
      <text:p text:style-name="P1">Gallus_gallus <text:s text:c="19"/>47161 ............................................. 47205</text:p>
      <text:p text:style-name="P1"/>
      <text:p text:style-name="P1">Anas_platyrhynchos_platyrhynchos 47206 AACTTATAAATAATATTTAAAACAAATTTGAATTACTGTAACTTA 47250</text:p>
      <text:p text:style-name="P1">Gallus_gallus <text:s text:c="19"/>47206 ............................................. 47250</text:p>
      <text:p text:style-name="P1"/>
      <text:p text:style-name="P1">Anas_platyrhynchos_platyrhynchos 47251 GCCCACTTTTCATAGCAACATGACTTTTTTGGCCACTACACTATA 47295</text:p>
      <text:p text:style-name="P1">Gallus_gallus <text:s text:c="19"/>47251 ............................................. 47295</text:p>
      <text:p text:style-name="P1"/>
      <text:p text:style-name="P1">Anas_platyrhynchos_platyrhynchos 47296 TGTGAAGTTAAAATGTTATCAAATCCTAGCATAATATTATCAAAG 47340</text:p>
      <text:p text:style-name="P1">Gallus_gallus <text:s text:c="19"/>47296 ............................................. 47340</text:p>
      <text:p text:style-name="P1"/>
      <text:p text:style-name="P1">Anas_platyrhynchos_platyrhynchos 47341 GCAGGTAGCAGAATAATTCAATGTAACACACACTTGTAAAAGTGT 47385</text:p>
      <text:p text:style-name="P1">Gallus_gallus <text:s text:c="19"/>47341 ............................................. 47385</text:p>
      <text:p text:style-name="P1"/>
      <text:p text:style-name="P1">Anas_platyrhynchos_platyrhynchos 47386 TTCACGAATTTGTTAAAAACAGACACTTCACCAAAAGAAACTATA 47430</text:p>
      <text:p text:style-name="P1">Gallus_gallus <text:s text:c="19"/>47386 ............................................. 47430</text:p>
      <text:p text:style-name="P1"/>
      <text:p text:style-name="P1">Anas_platyrhynchos_platyrhynchos 47431 TAAAATTTTGCAATTATTGCTAACAAATATAGAACTGTTTTCAAG 47475</text:p>
      <text:p text:style-name="Standard"><text:span text:style-name="T1">Gallus_gallus <text:s text:c="19"/>47431 ............................................. </text:span><text:soft-page-break/><text:span text:style-name="T1">47475</text:span></text:p>
      <text:p text:style-name="P1"/>
      <text:p text:style-name="P1">Anas_platyrhynchos_platyrhynchos 47476 AGAACACGGAAGAAAAGTGATTCAACAGTCAGTCACCAGATGAAA 47520</text:p>
      <text:p text:style-name="P1">Gallus_gallus <text:s text:c="19"/>47476 ............................................. 47520</text:p>
      <text:p text:style-name="P1"/>
      <text:p text:style-name="P1">Anas_platyrhynchos_platyrhynchos 47521 TATTTGTTCTAATACAGAAAGCCCCATAAATGTCTTTGACTCTGT 47565</text:p>
      <text:p text:style-name="P1">Gallus_gallus <text:s text:c="19"/>47521 ............................................. 47565</text:p>
      <text:p text:style-name="P1"/>
      <text:p text:style-name="P1">Anas_platyrhynchos_platyrhynchos 47566 TACATTTAAGCATGTGCATGTATGTGTTCTTCAGATTGCAGCAAC 47610</text:p>
      <text:p text:style-name="P1">Gallus_gallus <text:s text:c="19"/>47566 ............................................. 47610</text:p>
      <text:p text:style-name="P1"/>
      <text:p text:style-name="P1">Anas_platyrhynchos_platyrhynchos 47611 CCCAAAGGTGTCTTCAGAACAAAATATTGTCCTATTCCTTGTGCT 47655</text:p>
      <text:p text:style-name="P1">Gallus_gallus <text:s text:c="19"/>47611 ............................................. 47655</text:p>
      <text:p text:style-name="P1"/>
      <text:p text:style-name="P1">Anas_platyrhynchos_platyrhynchos 47656 AAATAAGATAATACAGCACATACAGAGAAGACCCAAAATAATGGC 47700</text:p>
      <text:p text:style-name="P1">Gallus_gallus <text:s text:c="19"/>47656 ............................................. 47700</text:p>
      <text:p text:style-name="P1"/>
      <text:p text:style-name="P1">Anas_platyrhynchos_platyrhynchos 47701 CTACAAATACTTTTTTTTATTCTGTACTGTACTTCTGCTTGCCAC 47745</text:p>
      <text:p text:style-name="P1">Gallus_gallus <text:s text:c="19"/>47701 ............................................. 47745</text:p>
      <text:p text:style-name="P1"/>
      <text:p text:style-name="P1">Anas_platyrhynchos_platyrhynchos 47746 CTTTTTTAAATGTTTAATTCCTGCCAGTTACAGTTAAATCTTTGT 47790</text:p>
      <text:p text:style-name="P1">Gallus_gallus <text:s text:c="19"/>47746 ............................................. 47790</text:p>
      <text:p text:style-name="P1"/>
      <text:p text:style-name="P1">Anas_platyrhynchos_platyrhynchos 47791 ACCTAACTTTCTGGCAGTTTTAAATTTCATTTAATTTTTATTCTT 47835</text:p>
      <text:p text:style-name="P1">Gallus_gallus <text:s text:c="19"/>47791 ............................................. 47835</text:p>
      <text:p text:style-name="P1"/>
      <text:p text:style-name="P1">Anas_platyrhynchos_platyrhynchos 47836 TTCTAACTGAGGGTCTTCAAATTTTAGTTTTGGTATCCACTTTTA 47880</text:p>
      <text:p text:style-name="P1">Gallus_gallus <text:s text:c="19"/>47836 ............................................. 47880</text:p>
      <text:p text:style-name="P1"/>
      <text:p text:style-name="P1">Anas_platyrhynchos_platyrhynchos 47881 GATGTCAGATGTTTGAAGAACACATATTTCTCAGATGGTTTAGAA 47925</text:p>
      <text:p text:style-name="P1">Gallus_gallus <text:s text:c="19"/>47881 ............................................. 47925</text:p>
      <text:p text:style-name="P1"/>
      <text:p text:style-name="P1">Anas_platyrhynchos_platyrhynchos 47926 CAAATGACAGATTACTTTTGTCCCAGAAAAGTTTATCTGTCATCT 47970</text:p>
      <text:p text:style-name="P1">Gallus_gallus <text:s text:c="19"/>47926 ............................................. 47970</text:p>
      <text:p text:style-name="P1"/>
      <text:p text:style-name="P1">Anas_platyrhynchos_platyrhynchos 47971 GCTCCAGAACTATGAATTACATGAAATATTTTTTAACTGGTTTTT 48015</text:p>
      <text:p text:style-name="P1">Gallus_gallus <text:s text:c="19"/>47971 ............................................. 48015</text:p>
      <text:p text:style-name="P1"/>
      <text:p text:style-name="Standard"><text:span text:style-name="T1">Anas_platyrhynchos_platyrhynchos 48016 TTTTTTTTTTTTTAATATCATAGTTTAGATGATGTCTAGAGGCTA </text:span><text:soft-page-break/><text:span text:style-name="T1">48060</text:span></text:p>
      <text:p text:style-name="P1">Gallus_gallus <text:s text:c="19"/>48016 ............................................. 48060</text:p>
      <text:p text:style-name="P1"/>
      <text:p text:style-name="P1">Anas_platyrhynchos_platyrhynchos 48061 ACCAACAGAGATTTTAATAAAAAGATCAATTATATATATACGTAT 48105</text:p>
      <text:p text:style-name="P1">Gallus_gallus <text:s text:c="19"/>48061 ............................................. 48105</text:p>
      <text:p text:style-name="P1"/>
      <text:p text:style-name="P1">Anas_platyrhynchos_platyrhynchos 48106 ATATATGTAAATGAACCTTGTCATAGGGTAGCACTTGTGTGGGGG 48150</text:p>
      <text:p text:style-name="P1">Gallus_gallus <text:s text:c="19"/>48106 ............................................. 48150</text:p>
      <text:p text:style-name="P1"/>
      <text:p text:style-name="P1">Anas_platyrhynchos_platyrhynchos 48151 CTTAAGTATCTCAAACAGCACGACTGGTTGCTGTCTAGATGGTGA 48195</text:p>
      <text:p text:style-name="P1">Gallus_gallus <text:s text:c="19"/>48151 ............................................. 48195</text:p>
      <text:p text:style-name="P1"/>
      <text:p text:style-name="P1">Anas_platyrhynchos_platyrhynchos 48196 CTAGAGTCTCTGCTGCCAGGGTCCTTTACAACAGCATCGTCAGCT 48240</text:p>
      <text:p text:style-name="P1">Gallus_gallus <text:s text:c="19"/>48196 ............................................. 48240</text:p>
      <text:p text:style-name="P1"/>
      <text:p text:style-name="P1">Anas_platyrhynchos_platyrhynchos 48241 GGATTGGATGAGACTCACATGGAACTAAGGATTTAAGTGTACTGC 48285</text:p>
      <text:p text:style-name="P1">Gallus_gallus <text:s text:c="19"/>48241 ............................................. 48285</text:p>
      <text:p text:style-name="P1"/>
      <text:p text:style-name="P1">Anas_platyrhynchos_platyrhynchos 48286 ATTCAGAGAGCACAGCTCTGACAACCAGATACACCAAATTGTAAC 48330</text:p>
      <text:p text:style-name="P1">Gallus_gallus <text:s text:c="19"/>48286 ............................................. 48330</text:p>
      <text:p text:style-name="P1"/>
      <text:p text:style-name="P1">Anas_platyrhynchos_platyrhynchos 48331 TACAGGACAAATTTGGATTTCATCTTTGTATCTCAATTCTAATTT 48375</text:p>
      <text:p text:style-name="P1">Gallus_gallus <text:s text:c="19"/>48331 ............................................. 48375</text:p>
      <text:p text:style-name="P1"/>
      <text:p text:style-name="P1">Anas_platyrhynchos_platyrhynchos 48376 AAATTACATAGCTCATGCCACACAGATAACCTAGCATAAACAAAA 48420</text:p>
      <text:p text:style-name="P1">Gallus_gallus <text:s text:c="19"/>48376 ............................................. 48420</text:p>
      <text:p text:style-name="P1"/>
      <text:p text:style-name="P1">Anas_platyrhynchos_platyrhynchos 48421 CCACATGACAATACGGACCATACTAACAAACAGTGAGTTTCAGTC 48465</text:p>
      <text:p text:style-name="P1">Gallus_gallus <text:s text:c="19"/>48421 ............................................. 48465</text:p>
      <text:p text:style-name="P1"/>
      <text:p text:style-name="P1">Anas_platyrhynchos_platyrhynchos 48466 ATGACCAAGTCAACCCATACCTGAAATTAAGAAAATAAAAATGTT 48510</text:p>
      <text:p text:style-name="P1">Gallus_gallus <text:s text:c="19"/>48466 ............................................. 48510</text:p>
      <text:p text:style-name="P1"/>
      <text:p text:style-name="P1">Anas_platyrhynchos_platyrhynchos 48511 CAACAGAGTTCAAAGGAAACAGATATGTATGTATATGTCTATATG 48555</text:p>
      <text:p text:style-name="P1">Gallus_gallus <text:s text:c="19"/>48511 ............................................. 48555</text:p>
      <text:p text:style-name="P1"/>
      <text:p text:style-name="P1">Anas_platyrhynchos_platyrhynchos 48556 TGTGTTTGTATAACATACATATAAACACCTCATAAGTAACGCATA 48600</text:p>
      <text:p text:style-name="P1">Gallus_gallus <text:s text:c="19"/>48556 ............................................. 48600</text:p>
      <text:p text:style-name="P1"><text:soft-page-break/></text:p>
      <text:p text:style-name="P1">Anas_platyrhynchos_platyrhynchos 48601 TCAAAAAGTTACCATTGAAGTAGCAGTCAGTTGCTGTTCCACATT 48645</text:p>
      <text:p text:style-name="P1">Gallus_gallus <text:s text:c="19"/>48601 ............................................. 48645</text:p>
      <text:p text:style-name="P1"/>
      <text:p text:style-name="P1">Anas_platyrhynchos_platyrhynchos 48646 TTTCAGAAGATCACTTGTGTTCCTGTTTTGTTTCAATTGATTTTG 48690</text:p>
      <text:p text:style-name="P1">Gallus_gallus <text:s text:c="19"/>48646 ............................................. 48690</text:p>
      <text:p text:style-name="P1"/>
      <text:p text:style-name="P1">Anas_platyrhynchos_platyrhynchos 48691 AAGATGCAGTAATGCTGCCAGCTGAGAGCTGCTGGTGTCAGAATT 48735</text:p>
      <text:p text:style-name="P1">Gallus_gallus <text:s text:c="19"/>48691 ............................................. 48735</text:p>
      <text:p text:style-name="P1"/>
      <text:p text:style-name="P1">Anas_platyrhynchos_platyrhynchos 48736 AGCTGTTAGAAGGATATGTTTCATCATCATAGATGCTGAACAGCT 48780</text:p>
      <text:p text:style-name="P1">Gallus_gallus <text:s text:c="19"/>48736 ............................................. 48780</text:p>
      <text:p text:style-name="P1"/>
      <text:p text:style-name="P1">Anas_platyrhynchos_platyrhynchos 48781 CTGTAAAACGTTTAGAGGTGCTTAGTTTCTCTCCCCAAAATCATA 48825</text:p>
      <text:p text:style-name="P1">Gallus_gallus <text:s text:c="19"/>48781 ............................................. 48825</text:p>
      <text:p text:style-name="P1"/>
      <text:p text:style-name="P1">Anas_platyrhynchos_platyrhynchos 48826 TAAATACATATATATATATTATATGTTAATTATAACATGGATATA 48870</text:p>
      <text:p text:style-name="P1">Gallus_gallus <text:s text:c="19"/>48826 ............................................. 48870</text:p>
      <text:p text:style-name="P1"/>
      <text:p text:style-name="P1">Anas_platyrhynchos_platyrhynchos 48871 TATGTATGTTAAAGAAATAGTCTCTCACTTAAAAATCTGATTTAT 48915</text:p>
      <text:p text:style-name="P1">Gallus_gallus <text:s text:c="19"/>48871 ............................................. 48915</text:p>
      <text:p text:style-name="P1"/>
      <text:p text:style-name="P1">Anas_platyrhynchos_platyrhynchos 48916 TGCATTCCACTCACTGATGGAGCTATTTGGAAATCTAAGTGTTGA 48960</text:p>
      <text:p text:style-name="P1">Gallus_gallus <text:s text:c="19"/>48916 ............................................. 48960</text:p>
      <text:p text:style-name="P1"/>
      <text:p text:style-name="P1">Anas_platyrhynchos_platyrhynchos 48961 CACAGTGACATATGCTTAATGTCTGCAATAATTTCCTGTGGTTGC 49005</text:p>
      <text:p text:style-name="P1">Gallus_gallus <text:s text:c="19"/>48961 ............................................. 49005</text:p>
      <text:p text:style-name="P1"/>
      <text:p text:style-name="P1">Anas_platyrhynchos_platyrhynchos 49006 CTTGATGTGGGAGGAAGAAAATTAGTATAAGGTGCATTTCTCTAT 49050</text:p>
      <text:p text:style-name="P1">Gallus_gallus <text:s text:c="19"/>49006 ............................................. 49050</text:p>
      <text:p text:style-name="P1"/>
      <text:p text:style-name="P1">Anas_platyrhynchos_platyrhynchos 49051 TTCTGCAGTGGAGAAGACGGTGTAGGAAGTACGTATTATTTGTTC 49095</text:p>
      <text:p text:style-name="P1">Gallus_gallus <text:s text:c="19"/>49051 ............................................. 49095</text:p>
      <text:p text:style-name="P1"/>
      <text:p text:style-name="P1">Anas_platyrhynchos_platyrhynchos 49096 CTGATGTAGGGAATATGAGACTTACAGCCATTCCTTATCTTCGTT 49140</text:p>
      <text:p text:style-name="P1">Gallus_gallus <text:s text:c="19"/>49096 ............................................. 49140</text:p>
      <text:p text:style-name="P1"/>
      <text:p text:style-name="P1">Anas_platyrhynchos_platyrhynchos 49141 GTGGTGAAGGCCCATAGTCACAATAGTCACACTAGTGATTCATAT 49185</text:p>
      <text:p text:style-name="P1"><text:soft-page-break/>Gallus_gallus <text:s text:c="19"/>49141 ............................................. 49185</text:p>
      <text:p text:style-name="P1"/>
      <text:p text:style-name="P1">Anas_platyrhynchos_platyrhynchos 49186 ACCCTTGACTCACCTACAGAATCATGCTAAGTAGGTGCTGATTTG 49230</text:p>
      <text:p text:style-name="P1">Gallus_gallus <text:s text:c="19"/>49186 ............................................. 49230</text:p>
      <text:p text:style-name="P1"/>
      <text:p text:style-name="P1">Anas_platyrhynchos_platyrhynchos 49231 ACAAATTGAACATAAACCTTTCCTATCTACATGAAAATAATGAAT 49275</text:p>
      <text:p text:style-name="P1">Gallus_gallus <text:s text:c="19"/>49231 ............................................. 49275</text:p>
      <text:p text:style-name="P1"/>
      <text:p text:style-name="P1">Anas_platyrhynchos_platyrhynchos 49276 GAATAAATGCACAGAAACATTTTTTAAATTATTTGTCAGGGAAGG 49320</text:p>
      <text:p text:style-name="P1">Gallus_gallus <text:s text:c="19"/>49276 ............................................. 49320</text:p>
      <text:p text:style-name="P1"/>
      <text:p text:style-name="P1">Anas_platyrhynchos_platyrhynchos 49321 ATTAAAATGTTTTGTGTTAATGTCTTATCTTACCTAATCACAATA 49365</text:p>
      <text:p text:style-name="P1">Gallus_gallus <text:s text:c="19"/>49321 ............................................. 49365</text:p>
      <text:p text:style-name="P1"/>
      <text:p text:style-name="P1">Anas_platyrhynchos_platyrhynchos 49366 TAATAAATTATTCATAATAAAATATTTGCATGTATGCAATCAACA 49410</text:p>
      <text:p text:style-name="P1">Gallus_gallus <text:s text:c="19"/>49366 ............................................. 49410</text:p>
      <text:p text:style-name="P1"/>
      <text:p text:style-name="P1">Anas_platyrhynchos_platyrhynchos 49411 ATGAAAACTTCATGTTAAGCACAACAGATACTGGAATTGTCAAAA 49455</text:p>
      <text:p text:style-name="P1">Gallus_gallus <text:s text:c="19"/>49411 ............................................. 49455</text:p>
      <text:p text:style-name="P1"/>
      <text:p text:style-name="P1">Anas_platyrhynchos_platyrhynchos 49456 AGCCATGGAACAAACATTTTGACCTCAGTTAACATACTGTATATT 49500</text:p>
      <text:p text:style-name="P1">Gallus_gallus <text:s text:c="19"/>49456 ............................................. 49500</text:p>
      <text:p text:style-name="P1"/>
      <text:p text:style-name="P1">Anas_platyrhynchos_platyrhynchos 49501 TAGTTACCCATATTACCAATTAGTGCCTATATGTATCTGTACGAT 49545</text:p>
      <text:p text:style-name="P1">Gallus_gallus <text:s text:c="19"/>49501 ............................................. 49545</text:p>
      <text:p text:style-name="P1"/>
      <text:p text:style-name="P1">Anas_platyrhynchos_platyrhynchos 49546 CAATTATCAGGCAGGATCTGTACGATGAATGATCAGGCAATGTCT 49590</text:p>
      <text:p text:style-name="P1">Gallus_gallus <text:s text:c="19"/>49546 ............................................. 49590</text:p>
      <text:p text:style-name="P1"/>
      <text:p text:style-name="P1">Anas_platyrhynchos_platyrhynchos 49591 ATAAACAAACATTCTTGCTTATGTAACTCAACACAACCTGGAAAA 49635</text:p>
      <text:p text:style-name="P1">Gallus_gallus <text:s text:c="19"/>49591 ............................................. 49635</text:p>
      <text:p text:style-name="P1"/>
      <text:p text:style-name="P1">Anas_platyrhynchos_platyrhynchos 49636 ATGAATAATACATTAGCTGCATTACCTGATGAAGGGCTAAAAACT 49680</text:p>
      <text:p text:style-name="P1">Gallus_gallus <text:s text:c="19"/>49636 ............................................. 49680</text:p>
      <text:p text:style-name="P1"/>
      <text:p text:style-name="P1">Anas_platyrhynchos_platyrhynchos 49681 GGCTAGTCGAAACTGGATCAAATTGTCCAAAGCATTCAACCATTT 49725</text:p>
      <text:p text:style-name="P1">Gallus_gallus <text:s text:c="19"/>49681 ............................................. 49725</text:p>
      <text:p text:style-name="P1"/>
      <text:p text:style-name="P1"><text:soft-page-break/>Anas_platyrhynchos_platyrhynchos 49726 CCAAACTAGCAGGACCAAGTACATTGGTAATATTATAGCTGAATG 49770</text:p>
      <text:p text:style-name="P1">Gallus_gallus <text:s text:c="19"/>49726 ............................................. 49770</text:p>
      <text:p text:style-name="P1"/>
      <text:p text:style-name="P1">Anas_platyrhynchos_platyrhynchos 49771 CAATACCCATACACTGTAGTAAAGCTTCACTGCACTGAGAAAGAT 49815</text:p>
      <text:p text:style-name="P1">Gallus_gallus <text:s text:c="19"/>49771 ............................................. 49815</text:p>
      <text:p text:style-name="P1"/>
      <text:p text:style-name="P1">Anas_platyrhynchos_platyrhynchos 49816 ATTTCTGAGCCAACCTAAGTTCCTTCTAGATGATAAAAATAGAAA 49860</text:p>
      <text:p text:style-name="P1">Gallus_gallus <text:s text:c="19"/>49816 ............................................. 49860</text:p>
      <text:p text:style-name="P1"/>
      <text:p text:style-name="P1">Anas_platyrhynchos_platyrhynchos 49861 GGTTTATATTAAAATATGCCTTAATATTAAATATTTATTAAATGT 49905</text:p>
      <text:p text:style-name="P1">Gallus_gallus <text:s text:c="19"/>49861 ............................................. 49905</text:p>
      <text:p text:style-name="P1"/>
      <text:p text:style-name="P1">Anas_platyrhynchos_platyrhynchos 49906 ATACAGATTATTTTTGTGTTAGAAAAATAAATATTATTTTTCACG 49950</text:p>
      <text:p text:style-name="P1">Gallus_gallus <text:s text:c="19"/>49906 ............................................. 49950</text:p>
      <text:p text:style-name="P1"/>
      <text:p text:style-name="P1">Anas_platyrhynchos_platyrhynchos 49951 GTCAATAATGTTTTTCTCCTTTTTTAGACATTTATTATGTTCAAA 49995</text:p>
      <text:p text:style-name="P1">Gallus_gallus <text:s text:c="19"/>49951 ............................................. 49995</text:p>
      <text:p text:style-name="P1"/>
      <text:p text:style-name="P1">Anas_platyrhynchos_platyrhynchos 49996 ATATGCAAAATAGATAAATTATTCAGCAGATGCCACATTTGTTAT 50040</text:p>
      <text:p text:style-name="P1">Gallus_gallus <text:s text:c="19"/>49996 ............................................. 50040</text:p>
      <text:p text:style-name="P1"/>
      <text:p text:style-name="P1">Anas_platyrhynchos_platyrhynchos 50041 GCAGTATTAAAACATAAATGTTTTAAGAAAATACCTTCCTTAATA 50085</text:p>
      <text:p text:style-name="P1">Gallus_gallus <text:s text:c="19"/>50041 ............................................. 50085</text:p>
      <text:p text:style-name="P1"/>
      <text:p text:style-name="P1">Anas_platyrhynchos_platyrhynchos 50086 TAAAACATGTAGTACATTTTAGCAAAACTATACTTAAATTCCAGA 50130</text:p>
      <text:p text:style-name="P1">Gallus_gallus <text:s text:c="19"/>50086 ............................................. 50130</text:p>
      <text:p text:style-name="P1"/>
      <text:p text:style-name="P1">Anas_platyrhynchos_platyrhynchos 50131 GAATAGGAGCTGCTCAGAACAAAGGAATTTTCAGTCAATTTACAA 50175</text:p>
      <text:p text:style-name="P1">Gallus_gallus <text:s text:c="19"/>50131 ............................................. 50175</text:p>
      <text:p text:style-name="P1"/>
      <text:p text:style-name="P1">Anas_platyrhynchos_platyrhynchos 50176 AACAGTTGTTTCCATTTACAGTAAATTATATTTAATACAAATAAA 50220</text:p>
      <text:p text:style-name="P1">Gallus_gallus <text:s text:c="19"/>50176 ............................................. 50220</text:p>
      <text:p text:style-name="P1"/>
      <text:p text:style-name="P1">Anas_platyrhynchos_platyrhynchos 50221 ACCACAATTTTCTTAATTTAATTATTACATCAAGTTATCAATTAA 50265</text:p>
      <text:p text:style-name="P1">Gallus_gallus <text:s text:c="19"/>50221 ............................................. 50265</text:p>
      <text:p text:style-name="P1"/>
      <text:p text:style-name="P1">Anas_platyrhynchos_platyrhynchos 50266 CAATATAAACTGTATATCTCCTCCTTCTAGTGTGCTTTGAGTTGC 50310</text:p>
      <text:p text:style-name="Standard"><text:span text:style-name="T1">Gallus_gallus <text:s text:c="19"/>50266 ............................................. </text:span><text:soft-page-break/><text:span text:style-name="T1">50310</text:span></text:p>
      <text:p text:style-name="P1"/>
      <text:p text:style-name="P1">Anas_platyrhynchos_platyrhynchos 50311 AGTAGTTAACACAGATCAGCTCAGCATACAGCTTAAATTTTGTAA 50355</text:p>
      <text:p text:style-name="P1">Gallus_gallus <text:s text:c="19"/>50311 ............................................. 50355</text:p>
      <text:p text:style-name="P1"/>
      <text:p text:style-name="P1">Anas_platyrhynchos_platyrhynchos 50356 GAATTTTACAGATGTTTTATGACAGAAGTTATCTACTTGTTGCCA 50400</text:p>
      <text:p text:style-name="P1">Gallus_gallus <text:s text:c="19"/>50356 ............................................. 50400</text:p>
      <text:p text:style-name="P1"/>
      <text:p text:style-name="P1">Anas_platyrhynchos_platyrhynchos 50401 ATCTGCAAAATGTTACATTCCTTTAAAAAGGCATGTCTGTGCAGC 50445</text:p>
      <text:p text:style-name="P1">Gallus_gallus <text:s text:c="19"/>50401 ............................................. 50445</text:p>
      <text:p text:style-name="P1"/>
      <text:p text:style-name="P1">Anas_platyrhynchos_platyrhynchos 50446 AAAAAGCTGCTACACGCTGGATCAATGAAAATCTTTAAAGGGGAA 50490</text:p>
      <text:p text:style-name="P1">Gallus_gallus <text:s text:c="19"/>50446 ............................................. 50490</text:p>
      <text:p text:style-name="P1"/>
      <text:p text:style-name="P1">Anas_platyrhynchos_platyrhynchos 50491 ATTACTTCTACCTGGGAGCTCAATCAGAATCATAGAATCATAGAA 50535</text:p>
      <text:p text:style-name="P1">Gallus_gallus <text:s text:c="19"/>50491 ............................................. 50535</text:p>
      <text:p text:style-name="P1"/>
      <text:p text:style-name="P1">Anas_platyrhynchos_platyrhynchos 50536 TCTCCCAAGTTGGACGGGACTCATAAGGATCATCGAGTCCAACTC 50580</text:p>
      <text:p text:style-name="P1">Gallus_gallus <text:s text:c="19"/>50536 ............................................. 50580</text:p>
      <text:p text:style-name="P1"/>
      <text:p text:style-name="P1">Anas_platyrhynchos_platyrhynchos 50581 CTGGCACCACACAGGTCTACCCAAAATTTTAGACCATGTGACTAA 50625</text:p>
      <text:p text:style-name="P1">Gallus_gallus <text:s text:c="19"/>50581 ............................................. 50625</text:p>
      <text:p text:style-name="P1"/>
      <text:p text:style-name="P1">Anas_platyrhynchos_platyrhynchos 50626 GTGCACAGTCCAAATGCTTCTTAAACTCCAACAGACTTGGTGCAG 50670</text:p>
      <text:p text:style-name="P1">Gallus_gallus <text:s text:c="19"/>50626 ............................................. 50670</text:p>
      <text:p text:style-name="P1"/>
      <text:p text:style-name="P1">Anas_platyrhynchos_platyrhynchos 50671 TGACTGCTTCCCTGGGGAGCCTGTTCCAGTGTGCAACCACCCTCT 50715</text:p>
      <text:p text:style-name="P1">Gallus_gallus <text:s text:c="19"/>50671 ............................................. 50715</text:p>
      <text:p text:style-name="P1"/>
      <text:p text:style-name="P1">Anas_platyrhynchos_platyrhynchos 50716 CAGTGAAGAACCTCTTCCTGACGTCTAGCCTAAACCTCCCCTGCC 50760</text:p>
      <text:p text:style-name="P1">Gallus_gallus <text:s text:c="19"/>50716 ............................................. 50760</text:p>
      <text:p text:style-name="P1"/>
      <text:p text:style-name="P1">Anas_platyrhynchos_platyrhynchos 50761 TTCAGATTAACACCATTCCCGTGGGTCCTATCACTGGTGACTAAG 50805</text:p>
      <text:p text:style-name="P1">Gallus_gallus <text:s text:c="19"/>50761 ............................................. 50805</text:p>
      <text:p text:style-name="P1"/>
      <text:p text:style-name="P1">Anas_platyrhynchos_platyrhynchos 50806 GAGAATAGATTGACGCCTTGCTCTCCACTCCCTCTCGTGAGGAAG 50850</text:p>
      <text:p text:style-name="P1">Gallus_gallus <text:s text:c="19"/>50806 ............................................. 50850</text:p>
      <text:p text:style-name="P1"/>
      <text:p text:style-name="Standard"><text:span text:style-name="T1">Anas_platyrhynchos_platyrhynchos 50851 TTGTAGACCGCAATGAGCTCTCCCCTCAGCCTCCTCTTTTCCAGG </text:span><text:soft-page-break/><text:span text:style-name="T1">50895</text:span></text:p>
      <text:p text:style-name="P1">Gallus_gallus <text:s text:c="19"/>50851 ............................................. 50895</text:p>
      <text:p text:style-name="P1"/>
      <text:p text:style-name="P1">Anas_platyrhynchos_platyrhynchos 50896 CTGAACAGGCCAAGTGACCTCAGCCGCTCCTCATACATCTTCGCC 50940</text:p>
      <text:p text:style-name="P1">Gallus_gallus <text:s text:c="19"/>50896 ............................................. 50940</text:p>
      <text:p text:style-name="P1"/>
      <text:p text:style-name="P1">Anas_platyrhynchos_platyrhynchos 50941 ATCTTTGTAGCCCACCTCTGGACACTCTCCAACAGTTTCATGTCT 50985</text:p>
      <text:p text:style-name="P1">Gallus_gallus <text:s text:c="19"/>50941 ............................................. 50985</text:p>
      <text:p text:style-name="P1"/>
      <text:p text:style-name="P1">Anas_platyrhynchos_platyrhynchos 50986 TTTTTGTACCATGGTGCCCAGAACTGCATCCAGTACTCAAGATGA 51030</text:p>
      <text:p text:style-name="P1">Gallus_gallus <text:s text:c="19"/>50986 ............................................. 51030</text:p>
      <text:p text:style-name="P1"/>
      <text:p text:style-name="P1">Anas_platyrhynchos_platyrhynchos 51031 GGCTCCTGCAGAAGCTCCCACAGCATGTATTGAGATGCAGGACAG 51075</text:p>
      <text:p text:style-name="P1">Gallus_gallus <text:s text:c="19"/>51031 ............................................. 51075</text:p>
      <text:p text:style-name="P1"/>
      <text:p text:style-name="P1">Anas_platyrhynchos_platyrhynchos 51076 AGACACAAGAGAGGTAAAAAGATGGGATTTTCTGGGCGTTTTGGA 51120</text:p>
      <text:p text:style-name="P1">Gallus_gallus <text:s text:c="19"/>51076 ............................................. 51120</text:p>
      <text:p text:style-name="P1"/>
      <text:p text:style-name="P1">Anas_platyrhynchos_platyrhynchos 51121 GATTCTCATTTGTAAGATCAAATTTATGTTACAAACATTTTCATT 51165</text:p>
      <text:p text:style-name="P1">Gallus_gallus <text:s text:c="19"/>51121 ............................................. 51165</text:p>
      <text:p text:style-name="P1"/>
      <text:p text:style-name="P1">Anas_platyrhynchos_platyrhynchos 51166 ACCATTTCAAACAGAACTGATAAGGTAAGAAAATTATTTTTTTAA 51210</text:p>
      <text:p text:style-name="P1">Gallus_gallus <text:s text:c="19"/>51166 ............................................. 51210</text:p>
      <text:p text:style-name="P1"/>
      <text:p text:style-name="P1">Anas_platyrhynchos_platyrhynchos 51211 ACTACTAAAACATGCCCAAATACCTTTAATTCCTGTACTTTCCTC 51255</text:p>
      <text:p text:style-name="P1">Gallus_gallus <text:s text:c="19"/>51211 ............................................. 51255</text:p>
      <text:p text:style-name="P1"/>
      <text:p text:style-name="P1">Anas_platyrhynchos_platyrhynchos 51256 CTATACTTATCAAACCGACACTTATTAGACAGTAAACTGATGTCT 51300</text:p>
      <text:p text:style-name="P1">Gallus_gallus <text:s text:c="19"/>51256 ............................................. 51300</text:p>
      <text:p text:style-name="P1"/>
      <text:p text:style-name="P1">Anas_platyrhynchos_platyrhynchos 51301 GTCACTTTCTGTTCATTGCATTCTCCTGAAATCAGGAAAGGTTTA 51345</text:p>
      <text:p text:style-name="P1">Gallus_gallus <text:s text:c="19"/>51301 ............................................. 51345</text:p>
      <text:p text:style-name="P1"/>
      <text:p text:style-name="P1">Anas_platyrhynchos_platyrhynchos 51346 GTGATGTCCAATTTAGCTTCTTCCTACTCATCACGGCAGGAAAAA 51390</text:p>
      <text:p text:style-name="P1">Gallus_gallus <text:s text:c="19"/>51346 ............................................. 51390</text:p>
      <text:p text:style-name="P1"/>
      <text:p text:style-name="P1">Anas_platyrhynchos_platyrhynchos 51391 AAAAAAAAAAAGTTAAACATTACATCATTACATCAGGTACAGGTG 51435</text:p>
      <text:p text:style-name="P1">Gallus_gallus <text:s text:c="19"/>51391 ............................................. 51435</text:p>
      <text:p text:style-name="P1"><text:soft-page-break/></text:p>
      <text:p text:style-name="P1">Anas_platyrhynchos_platyrhynchos 51436 GCTTCATTTCTTTTGTGAATGTTCAGGTGAAAATGAAACCCATGT 51480</text:p>
      <text:p text:style-name="P1">Gallus_gallus <text:s text:c="19"/>51436 ............................................. 51480</text:p>
      <text:p text:style-name="P1"/>
      <text:p text:style-name="P1">Anas_platyrhynchos_platyrhynchos 51481 TAAAAGATATCATATCACTACATGAATTCCTCGATGGTGATTTAG 51525</text:p>
      <text:p text:style-name="P1">Gallus_gallus <text:s text:c="19"/>51481 ............................................. 51525</text:p>
      <text:p text:style-name="P1"/>
      <text:p text:style-name="P1">Anas_platyrhynchos_platyrhynchos 51526 CAATACTAACAGACATCAAAATTTCTTAATATGTTATGATGACAA 51570</text:p>
      <text:p text:style-name="P1">Gallus_gallus <text:s text:c="19"/>51526 ............................................. 51570</text:p>
      <text:p text:style-name="P1"/>
      <text:p text:style-name="P1">Anas_platyrhynchos_platyrhynchos 51571 TACGTGTAATAGAAGCTAAAAAGGATGCCCATACAATCTCTTAGA 51615</text:p>
      <text:p text:style-name="P1">Gallus_gallus <text:s text:c="19"/>51571 ............................................. 51615</text:p>
      <text:p text:style-name="P1"/>
      <text:p text:style-name="P1">Anas_platyrhynchos_platyrhynchos 51616 TTTTTGATTTTATGGTCTTTCTTCCTCCGTTTATTTCTTATGAAC 51660</text:p>
      <text:p text:style-name="P1">Gallus_gallus <text:s text:c="19"/>51616 ............................................. 51660</text:p>
      <text:p text:style-name="P1"/>
      <text:p text:style-name="P1">Anas_platyrhynchos_platyrhynchos 51661 ACTTCAATCCATCACTAAAATTGATTGACTCAATCAACATTCATT 51705</text:p>
      <text:p text:style-name="P1">Gallus_gallus <text:s text:c="19"/>51661 ............................................. 51705</text:p>
      <text:p text:style-name="P1"/>
      <text:p text:style-name="P1">Anas_platyrhynchos_platyrhynchos 51706 TTCTTACATGGCGTTCTTACTGCAACACAAAAGGAAGTTATAAAC 51750</text:p>
      <text:p text:style-name="P1">Gallus_gallus <text:s text:c="19"/>51706 ............................................. 51750</text:p>
      <text:p text:style-name="P1"/>
      <text:p text:style-name="P1">Anas_platyrhynchos_platyrhynchos 51751 CTGAGCATTTCAAATACAAGTCCTTACTTTTCTTCCAAGGTTACA 51795</text:p>
      <text:p text:style-name="P1">Gallus_gallus <text:s text:c="19"/>51751 ............................................. 51795</text:p>
      <text:p text:style-name="P1"/>
      <text:p text:style-name="P1">Anas_platyrhynchos_platyrhynchos 51796 AAGACAAAGCTAACAAGCCCTTTAAGCCCTTCAAGAATTTTTTAA 51840</text:p>
      <text:p text:style-name="P1">Gallus_gallus <text:s text:c="19"/>51796 ............................................. 51840</text:p>
      <text:p text:style-name="P1"/>
      <text:p text:style-name="P1">Anas_platyrhynchos_platyrhynchos 51841 TCTCTCCTGAAAATTTTGGAATTATCATATATCAGGAGTAAGTAA 51885</text:p>
      <text:p text:style-name="P1">Gallus_gallus <text:s text:c="19"/>51841 ............................................. 51885</text:p>
      <text:p text:style-name="P1"/>
      <text:p text:style-name="P1">Anas_platyrhynchos_platyrhynchos 51886 AAAAGTAATCTACATAACAATGGCATGTTGACAGAAGCATTTTTT 51930</text:p>
      <text:p text:style-name="P1">Gallus_gallus <text:s text:c="19"/>51886 ............................................. 51930</text:p>
      <text:p text:style-name="P1"/>
      <text:p text:style-name="P1">Anas_platyrhynchos_platyrhynchos 51931 TCTGAAATTCATTGGTTCAGCAAACATTTTTCTTACGGCTTGTAT 51975</text:p>
      <text:p text:style-name="P1">Gallus_gallus <text:s text:c="19"/>51931 ............................................. 51975</text:p>
      <text:p text:style-name="P1"/>
      <text:p text:style-name="P1">Anas_platyrhynchos_platyrhynchos 51976 GCAATATGTAAAATCCAGAATAAAGAGTATTCCTATACAAGTGCA 52020</text:p>
      <text:p text:style-name="P1"><text:soft-page-break/>Gallus_gallus <text:s text:c="19"/>51976 ............................................. 52020</text:p>
      <text:p text:style-name="P1"/>
      <text:p text:style-name="P1">Anas_platyrhynchos_platyrhynchos 52021 TTTAGAAAAAAATACTGTGGTAGACAAACTTTACACACAAAAACT 52065</text:p>
      <text:p text:style-name="P1">Gallus_gallus <text:s text:c="19"/>52021 ............................................. 52065</text:p>
      <text:p text:style-name="P1"/>
      <text:p text:style-name="P1">Anas_platyrhynchos_platyrhynchos 52066 AATTTCTATGTAGAGAAGAATGCATACCATAATGTTTGGCTTCCA 52110</text:p>
      <text:p text:style-name="P1">Gallus_gallus <text:s text:c="19"/>52066 ............................................. 52110</text:p>
      <text:p text:style-name="P1"/>
      <text:p text:style-name="P1">Anas_platyrhynchos_platyrhynchos 52111 GTAGATTTCTGAATGTACAGGATCTATGTTAATGGCAAGTAAATG 52155</text:p>
      <text:p text:style-name="P1">Gallus_gallus <text:s text:c="19"/>52111 ............................................. 52155</text:p>
      <text:p text:style-name="P1"/>
      <text:p text:style-name="P1">Anas_platyrhynchos_platyrhynchos 52156 AAGACATTTTCCAGTGAGGTACAGGCACTTGGATTTGATGTCAGG 52200</text:p>
      <text:p text:style-name="P1">Gallus_gallus <text:s text:c="19"/>52156 ............................................. 52200</text:p>
      <text:p text:style-name="P1"/>
      <text:p text:style-name="P1">Anas_platyrhynchos_platyrhynchos 52201 GCAGCCTTTACAAAGATTCTGTATGTTTGCTAACTGAGCCAGTGT 52245</text:p>
      <text:p text:style-name="P1">Gallus_gallus <text:s text:c="19"/>52201 ............................................. 52245</text:p>
      <text:p text:style-name="P1"/>
      <text:p text:style-name="P1">Anas_platyrhynchos_platyrhynchos 52246 AATATGACCTATAGTGTACTCCATATGCTTCCAATCCTGGTAAAA 52290</text:p>
      <text:p text:style-name="P1">Gallus_gallus <text:s text:c="19"/>52246 ............................................. 52290</text:p>
      <text:p text:style-name="P1"/>
      <text:p text:style-name="P1">Anas_platyrhynchos_platyrhynchos 52291 TATGTAGTCATGTTTATTTGCTCATATATACCCACACATACAGAA 52335</text:p>
      <text:p text:style-name="P1">Gallus_gallus <text:s text:c="19"/>52291 ............................................. 52335</text:p>
      <text:p text:style-name="P1"/>
      <text:p text:style-name="P1">Anas_platyrhynchos_platyrhynchos 52336 ACATACTTTTAAAATATATATATATATATACATGTGTGTACACAC 52380</text:p>
      <text:p text:style-name="P1">Gallus_gallus <text:s text:c="19"/>52336 ............................................. 52380</text:p>
      <text:p text:style-name="P1"/>
      <text:p text:style-name="P1">Anas_platyrhynchos_platyrhynchos 52381 AAGAACATTTGTTAAATCCAATTACTTTTAACAACAAAATAGCTG 52425</text:p>
      <text:p text:style-name="P1">Gallus_gallus <text:s text:c="19"/>52381 ............................................. 52425</text:p>
      <text:p text:style-name="P1"/>
      <text:p text:style-name="P1">Anas_platyrhynchos_platyrhynchos 52426 CATCTAACAGATACACAAATTCATTACCAATTGATAAAAAAAAAA 52470</text:p>
      <text:p text:style-name="P1">Gallus_gallus <text:s text:c="19"/>52426 ............................................. 52470</text:p>
      <text:p text:style-name="P1"/>
      <text:p text:style-name="P1">Anas_platyrhynchos_platyrhynchos 52471 AAAGTACACTAACGTATATAAGCAAATGACAAACAAATCTGAGAA 52515</text:p>
      <text:p text:style-name="P1">Gallus_gallus <text:s text:c="19"/>52471 ............................................. 52515</text:p>
      <text:p text:style-name="P1"/>
      <text:p text:style-name="P1">Anas_platyrhynchos_platyrhynchos 52516 AGAGTAAGGGGTAAAGGGGGTACCAGAGAGAGTGCTGGGGCTGCT 52560</text:p>
      <text:p text:style-name="P1">Gallus_gallus <text:s text:c="19"/>52516 ............................................. 52560</text:p>
      <text:p text:style-name="P1"/>
      <text:p text:style-name="P1"><text:soft-page-break/>Anas_platyrhynchos_platyrhynchos 52561 ACGCAACAGTAGCATTTCCTACTGTTGCTGTCAGAGGTAGAATAA 52605</text:p>
      <text:p text:style-name="P1">Gallus_gallus <text:s text:c="19"/>52561 ............................................. 52605</text:p>
      <text:p text:style-name="P1"/>
      <text:p text:style-name="P1">Anas_platyrhynchos_platyrhynchos 52606 TGGGCAAGAAATACTGCTCTGTTCCAGCGGAGCACGTCTTGTTTT 52650</text:p>
      <text:p text:style-name="P1">Gallus_gallus <text:s text:c="19"/>52606 ............................................. 52650</text:p>
      <text:p text:style-name="P1"/>
      <text:p text:style-name="P1">Anas_platyrhynchos_platyrhynchos 52651 CTAAATCACCAGCTCAGTTAAGCAGTTCTGCTTAAAACCATTTAA 52695</text:p>
      <text:p text:style-name="P1">Gallus_gallus <text:s text:c="19"/>52651 ............................................. 52695</text:p>
      <text:p text:style-name="P1"/>
      <text:p text:style-name="P1">Anas_platyrhynchos_platyrhynchos 52696 AAAAGACAGTATTTTTAAAAAGCTCAATTATGAAGCCTCAAGTAA 52740</text:p>
      <text:p text:style-name="P1">Gallus_gallus <text:s text:c="19"/>52696 ............................................. 52740</text:p>
      <text:p text:style-name="P1"/>
      <text:p text:style-name="P1">Anas_platyrhynchos_platyrhynchos 52741 TTTCCCTGTAACAATTAGTTGTTTTTAAGTCTTTGCATTTAAGAA 52785</text:p>
      <text:p text:style-name="P1">Gallus_gallus <text:s text:c="19"/>52741 ............................................. 52785</text:p>
      <text:p text:style-name="P1"/>
      <text:p text:style-name="P1">Anas_platyrhynchos_platyrhynchos 52786 ACAGAATTTTTCTTAAAAATCTTAACAAATAACAACAACAACAAA 52830</text:p>
      <text:p text:style-name="P1">Gallus_gallus <text:s text:c="19"/>52786 ............................................. 52830</text:p>
      <text:p text:style-name="P1"/>
      <text:p text:style-name="P1">Anas_platyrhynchos_platyrhynchos 52831 TGCACCAAAAAAAAAAACACTAGAACTTTCTTTGCTGCAAAACTA 52875</text:p>
      <text:p text:style-name="P1">Gallus_gallus <text:s text:c="19"/>52831 ............................................. 52875</text:p>
      <text:p text:style-name="P1"/>
      <text:p text:style-name="P1">Anas_platyrhynchos_platyrhynchos 52876 AATGAATGGCCTGAGAAGCCCTTTCCTCAGTAGTGGAAGTTCTAC 52920</text:p>
      <text:p text:style-name="P1">Gallus_gallus <text:s text:c="19"/>52876 ............................................. 52920</text:p>
      <text:p text:style-name="P1"/>
      <text:p text:style-name="P1">Anas_platyrhynchos_platyrhynchos 52921 TACAGAAAACAGCCCCGGTAAAGTTTGTTATACCTTTATATGCAA 52965</text:p>
      <text:p text:style-name="P1">Gallus_gallus <text:s text:c="19"/>52921 ............................................. 52965</text:p>
      <text:p text:style-name="P1"/>
      <text:p text:style-name="P1">Anas_platyrhynchos_platyrhynchos 52966 ATCACAAGAATAATATGTTGTGTTACCTGTTCTGTTGCATTATCT 53010</text:p>
      <text:p text:style-name="P1">Gallus_gallus <text:s text:c="19"/>52966 ............................................. 53010</text:p>
      <text:p text:style-name="P1"/>
      <text:p text:style-name="P1">Anas_platyrhynchos_platyrhynchos 53011 TTAGTAGTTTCTCCACAGAATGATTCTGCAATTCTATGGAATGTT 53055</text:p>
      <text:p text:style-name="P1">Gallus_gallus <text:s text:c="19"/>53011 ............................................. 53055</text:p>
      <text:p text:style-name="P1"/>
      <text:p text:style-name="P1">Anas_platyrhynchos_platyrhynchos 53056 TTTCCCACTTTTTTAAGCTTTTTCTCGGTAGTAACAACTTGAAAA 53100</text:p>
      <text:p text:style-name="P1">Gallus_gallus <text:s text:c="19"/>53056 ............................................. 53100</text:p>
      <text:p text:style-name="P1"/>
      <text:p text:style-name="P1">Anas_platyrhynchos_platyrhynchos 53101 ATATCCAGAAGAATTTCCACAAGGTTTAGCTTCCTGTTACCTAGT 53145</text:p>
      <text:p text:style-name="Standard"><text:span text:style-name="T1">Gallus_gallus <text:s text:c="19"/>53101 ............................................. </text:span><text:soft-page-break/><text:span text:style-name="T1">53145</text:span></text:p>
      <text:p text:style-name="P1"/>
      <text:p text:style-name="P1">Anas_platyrhynchos_platyrhynchos 53146 TGCCTCATTAATGGTATGCTAGTATTTGTATTCTGAAATACAGAA 53190</text:p>
      <text:p text:style-name="P1">Gallus_gallus <text:s text:c="19"/>53146 ............................................. 53190</text:p>
      <text:p text:style-name="P1"/>
      <text:p text:style-name="P1">Anas_platyrhynchos_platyrhynchos 53191 GAAAGGAAAGTACAGTTTTACTTCCAAATATATTTGCAAAGTTAG 53235</text:p>
      <text:p text:style-name="P1">Gallus_gallus <text:s text:c="19"/>53191 ............................................. 53235</text:p>
      <text:p text:style-name="P1"/>
      <text:p text:style-name="P1">Anas_platyrhynchos_platyrhynchos 53236 CTGCTAAGAAGTTAGAATGTTGTATTTCTTTTAACTAAAGAAGCA 53280</text:p>
      <text:p text:style-name="P1">Gallus_gallus <text:s text:c="19"/>53236 ............................................. 53280</text:p>
      <text:p text:style-name="P1"/>
      <text:p text:style-name="P1">Anas_platyrhynchos_platyrhynchos 53281 AAAGTTTTAACATTATTGCCTCGATAGATCATAGATATGGCTATG 53325</text:p>
      <text:p text:style-name="P1">Gallus_gallus <text:s text:c="19"/>53281 ............................................. 53325</text:p>
      <text:p text:style-name="P1"/>
      <text:p text:style-name="P1">Anas_platyrhynchos_platyrhynchos 53326 TAACTTAAAATAATTTAAGAGTAATTTAATTTTCAAAGATAAATC 53370</text:p>
      <text:p text:style-name="P1">Gallus_gallus <text:s text:c="19"/>53326 ............................................. 53370</text:p>
      <text:p text:style-name="P1"/>
      <text:p text:style-name="P1">Anas_platyrhynchos_platyrhynchos 53371 TTAAATACAATACAAGACAATGAAAGTAGCTGCTTAGAACAAGAG 53415</text:p>
      <text:p text:style-name="P1">Gallus_gallus <text:s text:c="19"/>53371 ............................................. 53415</text:p>
      <text:p text:style-name="P1"/>
      <text:p text:style-name="P1">Anas_platyrhynchos_platyrhynchos 53416 TGGCTGGATTTCTGCTTGCCATGTTTTATGTACCCAGTACAAATA 53460</text:p>
      <text:p text:style-name="P1">Gallus_gallus <text:s text:c="19"/>53416 ............................................. 53460</text:p>
      <text:p text:style-name="P1"/>
      <text:p text:style-name="P1">Anas_platyrhynchos_platyrhynchos 53461 TCTAATTATAAAGGCATTAAAAATGTGTACATAAAAACAGAATTT 53505</text:p>
      <text:p text:style-name="P1">Gallus_gallus <text:s text:c="19"/>53461 ............................................. 53505</text:p>
      <text:p text:style-name="P1"/>
      <text:p text:style-name="P1">Anas_platyrhynchos_platyrhynchos 53506 TATAATTGCTCATTTTTGCAACAGTCTTTAGAAGCAACACAAGAA 53550</text:p>
      <text:p text:style-name="P1">Gallus_gallus <text:s text:c="19"/>53506 ............................................. 53550</text:p>
      <text:p text:style-name="P1"/>
      <text:p text:style-name="P1">Anas_platyrhynchos_platyrhynchos 53551 TACTTTAAAAAAGGCAAAGCAGAAAAAAAGCTAGATGCTAGAGTA 53595</text:p>
      <text:p text:style-name="P1">Gallus_gallus <text:s text:c="19"/>53551 ............................................. 53595</text:p>
      <text:p text:style-name="P1"/>
      <text:p text:style-name="P1">Anas_platyrhynchos_platyrhynchos 53596 TAATAACAGTACACACTAAGCAAAGTAGACTGCAGGCTGTTATTA 53640</text:p>
      <text:p text:style-name="P1">Gallus_gallus <text:s text:c="19"/>53596 ............................................. 53640</text:p>
      <text:p text:style-name="P1"/>
      <text:p text:style-name="P1">Anas_platyrhynchos_platyrhynchos 53641 CCCAAAATACAGTATTCTAAAGACAAGTTTTCTTTATTTACATAA 53685</text:p>
      <text:p text:style-name="P1">Gallus_gallus <text:s text:c="19"/>53641 ............................................. 53685</text:p>
      <text:p text:style-name="P1"/>
      <text:p text:style-name="Standard"><text:span text:style-name="T1">Anas_platyrhynchos_platyrhynchos 53686 CAGTCAATGTAAATGTTTTTCTCCTCAGGAATACATTTTATTGTG </text:span><text:soft-page-break/><text:span text:style-name="T1">53730</text:span></text:p>
      <text:p text:style-name="P1">Gallus_gallus <text:s text:c="19"/>53686 ............................................. 53730</text:p>
      <text:p text:style-name="P1"/>
      <text:p text:style-name="P1">Anas_platyrhynchos_platyrhynchos 53731 AGTAGTTTAAACCTGTCAGGTCTTTAGAGGATAATTTCATCAAAA 53775</text:p>
      <text:p text:style-name="P1">Gallus_gallus <text:s text:c="19"/>53731 ............................................. 53775</text:p>
      <text:p text:style-name="P1"/>
      <text:p text:style-name="P1">Anas_platyrhynchos_platyrhynchos 53776 TATCTCCAAGTTTATATTTTTTCCTTTTGTAGCTTTTAGATAAAT 53820</text:p>
      <text:p text:style-name="P1">Gallus_gallus <text:s text:c="19"/>53776 ............................................. 53820</text:p>
      <text:p text:style-name="P1"/>
      <text:p text:style-name="P1">Anas_platyrhynchos_platyrhynchos 53821 TTTAGAATTATAGACAATTGACAAAATAAATCTTCTCATTTCTGT 53865</text:p>
      <text:p text:style-name="P1">Gallus_gallus <text:s text:c="19"/>53821 ............................................. 53865</text:p>
      <text:p text:style-name="P1"/>
      <text:p text:style-name="P1">Anas_platyrhynchos_platyrhynchos 53866 CTTTCTTCTTCCTCTCTTAAACTGTAAATGTTTTGGGCATCAGAA 53910</text:p>
      <text:p text:style-name="P1">Gallus_gallus <text:s text:c="19"/>53866 ............................................. 53910</text:p>
      <text:p text:style-name="P1"/>
      <text:p text:style-name="P1">Anas_platyrhynchos_platyrhynchos 53911 TGTTCCCTTCCGTGTTCATACAATGCCTATCGTTACAGGAAGATA 53955</text:p>
      <text:p text:style-name="P1">Gallus_gallus <text:s text:c="19"/>53911 ............................................. 53955</text:p>
      <text:p text:style-name="P1"/>
      <text:p text:style-name="P1">Anas_platyrhynchos_platyrhynchos 53956 ATCTCATTTGGGGCTTCCACAAATCATCCAAAAGCAAACAAATAG 54000</text:p>
      <text:p text:style-name="P1">Gallus_gallus <text:s text:c="19"/>53956 ............................................. 54000</text:p>
      <text:p text:style-name="P1"/>
      <text:p text:style-name="P1">Anas_platyrhynchos_platyrhynchos 54001 TAGAACTAAATTAGATTTATTTTCTTAAGTAATAAACATATATAT 54045</text:p>
      <text:p text:style-name="P1">Gallus_gallus <text:s text:c="19"/>54001 ............................................. 54045</text:p>
      <text:p text:style-name="P1"/>
      <text:p text:style-name="P1">Anas_platyrhynchos_platyrhynchos 54046 ATATATCCATCCATCCATACCTCATTAACTGCAATTAAGCTGCAA 54090</text:p>
      <text:p text:style-name="P1">Gallus_gallus <text:s text:c="19"/>54046 ............................................. 54090</text:p>
      <text:p text:style-name="P1"/>
      <text:p text:style-name="P1">Anas_platyrhynchos_platyrhynchos 54091 ACATTATGAAACACTTCTTCTGCTTTGGATACTGCCATCTGAGCT 54135</text:p>
      <text:p text:style-name="P1">Gallus_gallus <text:s text:c="19"/>54091 ............................................. 54135</text:p>
      <text:p text:style-name="P1"/>
      <text:p text:style-name="P1">Anas_platyrhynchos_platyrhynchos 54136 AAGTTATAAGCATCTAGACAGTGACTATATTTTTCTTCTTCATTT 54180</text:p>
      <text:p text:style-name="P1">Gallus_gallus <text:s text:c="19"/>54136 ............................................. 54180</text:p>
      <text:p text:style-name="P1"/>
      <text:p text:style-name="P1">Anas_platyrhynchos_platyrhynchos 54181 CCTTCCTGCTTGGCAATCATCCTGAAAAAAACATAGAAACAAAAA 54225</text:p>
      <text:p text:style-name="P1">Gallus_gallus <text:s text:c="19"/>54181 ............................................. 54225</text:p>
      <text:p text:style-name="P1"/>
      <text:p text:style-name="P1">Anas_platyrhynchos_platyrhynchos 54226 AATAATGTAAAAAAGTATTTATTTTTACAGTATCAACAATATTGA 54270</text:p>
      <text:p text:style-name="P1">Gallus_gallus <text:s text:c="19"/>54226 ............................................. 54270</text:p>
      <text:p text:style-name="P1"><text:soft-page-break/></text:p>
      <text:p text:style-name="P1">Anas_platyrhynchos_platyrhynchos 54271 ACATACATGATAGATAAAACACACTTTCGTGTGTTTGTTTTTTAT 54315</text:p>
      <text:p text:style-name="P1">Gallus_gallus <text:s text:c="19"/>54271 ............................................. 54315</text:p>
      <text:p text:style-name="P1"/>
      <text:p text:style-name="P1">Anas_platyrhynchos_platyrhynchos 54316 ATATTCAAATAGTAAAAGTAAATGTTCACACATTATTGTTTTTGA 54360</text:p>
      <text:p text:style-name="P1">Gallus_gallus <text:s text:c="19"/>54316 ............................................. 54360</text:p>
      <text:p text:style-name="P1"/>
      <text:p text:style-name="P1">Anas_platyrhynchos_platyrhynchos 54361 GGGGTTATTCCTGGAACTGTACTACTGCAATGCAAAGAGATTTTA 54405</text:p>
      <text:p text:style-name="P1">Gallus_gallus <text:s text:c="19"/>54361 ............................................. 54405</text:p>
      <text:p text:style-name="P1"/>
      <text:p text:style-name="P1">Anas_platyrhynchos_platyrhynchos 54406 ATAAATAAAATAACAGCAGATAATACTCCAGTGTATCTATTCACC 54450</text:p>
      <text:p text:style-name="P1">Gallus_gallus <text:s text:c="19"/>54406 ............................................. 54450</text:p>
      <text:p text:style-name="P1"/>
      <text:p text:style-name="P1">Anas_platyrhynchos_platyrhynchos 54451 AAGAACAAAATTCCAGAACAGCTAGTTATAATACGTATCTCAGTC 54495</text:p>
      <text:p text:style-name="P1">Gallus_gallus <text:s text:c="19"/>54451 ............................................. 54495</text:p>
      <text:p text:style-name="P1"/>
      <text:p text:style-name="P1">Anas_platyrhynchos_platyrhynchos 54496 ATTATAATATATACTGTATATTCTGGAAACAGCTTAGAGTGAAGG 54540</text:p>
      <text:p text:style-name="P1">Gallus_gallus <text:s text:c="19"/>54496 ............................................. 54540</text:p>
      <text:p text:style-name="P1"/>
      <text:p text:style-name="P1">Anas_platyrhynchos_platyrhynchos 54541 CATACTTCGTTTTGCACCAGAATTTCTAGTAAAACATTTCAACAG 54585</text:p>
      <text:p text:style-name="P1">Gallus_gallus <text:s text:c="19"/>54541 ............................................. 54585</text:p>
      <text:p text:style-name="P1"/>
      <text:p text:style-name="P1">Anas_platyrhynchos_platyrhynchos 54586 CAATAATTGTAAAAGCCTATAGATACTTGAGAATGATTGGCATGG 54630</text:p>
      <text:p text:style-name="P1">Gallus_gallus <text:s text:c="19"/>54586 ............................................. 54630</text:p>
      <text:p text:style-name="P1"/>
      <text:p text:style-name="P1">Anas_platyrhynchos_platyrhynchos 54631 TTGCCCAAATGCCTTTACAAATGGAAAGACAAAAAACTGGCTTAG 54675</text:p>
      <text:p text:style-name="P1">Gallus_gallus <text:s text:c="19"/>54631 ............................................. 54675</text:p>
      <text:p text:style-name="P1"/>
      <text:p text:style-name="P1">Anas_platyrhynchos_platyrhynchos 54676 AGACCTTGATACTTTGTTTTGCTCAAAGACAGTACAAAAAACAGT 54720</text:p>
      <text:p text:style-name="P1">Gallus_gallus <text:s text:c="19"/>54676 ............................................. 54720</text:p>
      <text:p text:style-name="P1"/>
      <text:p text:style-name="P1">Anas_platyrhynchos_platyrhynchos 54721 AGACTAGGTAAAAATAACTCTGCCTTCAGTGGAAAAGATTTTTGA 54765</text:p>
      <text:p text:style-name="P1">Gallus_gallus <text:s text:c="19"/>54721 ............................................. 54765</text:p>
      <text:p text:style-name="P1"/>
      <text:p text:style-name="P1">Anas_platyrhynchos_platyrhynchos 54766 TTCTGAAGTATTTTCTGAATATAGAACACATTCGGAATACAAATA 54810</text:p>
      <text:p text:style-name="P1">Gallus_gallus <text:s text:c="19"/>54766 ............................................. 54810</text:p>
      <text:p text:style-name="P1"/>
      <text:p text:style-name="P1">Anas_platyrhynchos_platyrhynchos 54811 TACACCTAATATCCAGATATAAAAGCTATAAATATTATCTGCTCT 54855</text:p>
      <text:p text:style-name="P1"><text:soft-page-break/>Gallus_gallus <text:s text:c="19"/>54811 ............................................. 54855</text:p>
      <text:p text:style-name="P1"/>
      <text:p text:style-name="P1">Anas_platyrhynchos_platyrhynchos 54856 TTTCTATCTTAGACTACAATAATGTAAATAATACACTTTCTAGAT 54900</text:p>
      <text:p text:style-name="P1">Gallus_gallus <text:s text:c="19"/>54856 ............................................. 54900</text:p>
      <text:p text:style-name="P1"/>
      <text:p text:style-name="P1">Anas_platyrhynchos_platyrhynchos 54901 TAGTTAAACTTAAATACAATTTTTCAGCGTAGGTATAATCTTACC 54945</text:p>
      <text:p text:style-name="P1">Gallus_gallus <text:s text:c="19"/>54901 ............................................. 54945</text:p>
      <text:p text:style-name="P1"/>
      <text:p text:style-name="P1">Anas_platyrhynchos_platyrhynchos 54946 TGTGAATATTTGCACGTTCCAGCAAAATCTCAGCACTGCAGTTTT 54990</text:p>
      <text:p text:style-name="P1">Gallus_gallus <text:s text:c="19"/>54946 ............................................. 54990</text:p>
      <text:p text:style-name="P1"/>
      <text:p text:style-name="P1">Anas_platyrhynchos_platyrhynchos 54991 TATGCCCATAATTAAGGAAGTCTTCCTCAATCTGAATTAATTTAC 55035</text:p>
      <text:p text:style-name="P1">Gallus_gallus <text:s text:c="19"/>54991 ............................................. 55035</text:p>
      <text:p text:style-name="P1"/>
      <text:p text:style-name="P1">Anas_platyrhynchos_platyrhynchos 55036 TGTAAGATCCCTGTAGCATATGTGGCGACTGACAAGGCTCAGTAT 55080</text:p>
      <text:p text:style-name="P1">Gallus_gallus <text:s text:c="19"/>55036 ............................................. 55080</text:p>
      <text:p text:style-name="P1"/>
      <text:p text:style-name="P1">Anas_platyrhynchos_platyrhynchos 55081 TAACAGTCAAACAATTTTGAGCAAAATGTATCTCAATAAGTGCTT 55125</text:p>
      <text:p text:style-name="P1">Gallus_gallus <text:s text:c="19"/>55081 ............................................. 55125</text:p>
      <text:p text:style-name="P1"/>
      <text:p text:style-name="P1">Anas_platyrhynchos_platyrhynchos 55126 TCCTAGGGATAAAAATTATGTACAGGATGGCAGTCAGAAAGCACA 55170</text:p>
      <text:p text:style-name="P1">Gallus_gallus <text:s text:c="19"/>55126 ............................................. 55170</text:p>
      <text:p text:style-name="P1"/>
      <text:p text:style-name="P1">Anas_platyrhynchos_platyrhynchos 55171 GGCTGTATGTATTTCTCTCTGTCTTCCTTTAAATTATAATAAGCA 55215</text:p>
      <text:p text:style-name="P1">Gallus_gallus <text:s text:c="19"/>55171 ............................................. 55215</text:p>
      <text:p text:style-name="P1"/>
      <text:p text:style-name="P1">Anas_platyrhynchos_platyrhynchos 55216 TATAAGAAGCCTCTGAATTCTTTAAATTAATATTCTACAAATGAT 55260</text:p>
      <text:p text:style-name="P1">Gallus_gallus <text:s text:c="19"/>55216 ............................................. 55260</text:p>
      <text:p text:style-name="P1"/>
      <text:p text:style-name="P1">Anas_platyrhynchos_platyrhynchos 55261 AGTATGTCCTGAAAAATATCATAATTTCAGATTAGAACAGAGGTG 55305</text:p>
      <text:p text:style-name="P1">Gallus_gallus <text:s text:c="19"/>55261 ............................................. 55305</text:p>
      <text:p text:style-name="P1"/>
      <text:p text:style-name="P1">Anas_platyrhynchos_platyrhynchos 55306 TCAGTTGTTCCATGTATCTAATTTTTCAAACTACCTAGGCCTAGT 55350</text:p>
      <text:p text:style-name="P1">Gallus_gallus <text:s text:c="19"/>55306 ............................................. 55350</text:p>
      <text:p text:style-name="P1"/>
      <text:p text:style-name="P1">Anas_platyrhynchos_platyrhynchos 55351 CAGTTTTCTCAGCATAGCTGAAATGAGGAAACTATTAGTCTTCCC 55395</text:p>
      <text:p text:style-name="P1">Gallus_gallus <text:s text:c="19"/>55351 ............................................. 55395</text:p>
      <text:p text:style-name="P1"/>
      <text:p text:style-name="P1"><text:soft-page-break/>Anas_platyrhynchos_platyrhynchos 55396 TTTCTAATCCAGAAGTTTAGTATTTCTGGAAAGAAAAGGAAAAAG 55440</text:p>
      <text:p text:style-name="P1">Gallus_gallus <text:s text:c="19"/>55396 ............................................. 55440</text:p>
      <text:p text:style-name="P1"/>
      <text:p text:style-name="P1">Anas_platyrhynchos_platyrhynchos 55441 TTACGTCTTTCTCTCTTTTTACCTACACATTTTAAGCAATCTGTA 55485</text:p>
      <text:p text:style-name="P1">Gallus_gallus <text:s text:c="19"/>55441 ............................................. 55485</text:p>
      <text:p text:style-name="P1"/>
      <text:p text:style-name="P1">Anas_platyrhynchos_platyrhynchos 55486 CTTCGATTTCAATATCACAAAAGTCATTGTTTAGTTTCACCATAA 55530</text:p>
      <text:p text:style-name="P1">Gallus_gallus <text:s text:c="19"/>55486 ............................................. 55530</text:p>
      <text:p text:style-name="P1"/>
      <text:p text:style-name="P1">Anas_platyrhynchos_platyrhynchos 55531 AAAGACCTCTTGGATAATGGTGAAGAAAAAAGTAGGTCAATACTG 55575</text:p>
      <text:p text:style-name="P1">Gallus_gallus <text:s text:c="19"/>55531 ............................................. 55575</text:p>
      <text:p text:style-name="P1"/>
      <text:p text:style-name="P1">Anas_platyrhynchos_platyrhynchos 55576 TGGTTTATGAGAGTTGTGGAAATATATGAATGTTGTGGAAATATC 55620</text:p>
      <text:p text:style-name="P1">Gallus_gallus <text:s text:c="19"/>55576 ............................................. 55620</text:p>
      <text:p text:style-name="P1"/>
      <text:p text:style-name="P1">Anas_platyrhynchos_platyrhynchos 55621 TGCAACAGAGACCTCTGCACAGGCAAATGTATCTCAGTCCTTTGG 55665</text:p>
      <text:p text:style-name="P1">Gallus_gallus <text:s text:c="19"/>55621 ............................................. 55665</text:p>
      <text:p text:style-name="P1"/>
      <text:p text:style-name="P1">Anas_platyrhynchos_platyrhynchos 55666 GTAGCCTACACCTCAAACTATGCCTAATAACATTGTGGTATCTGA 55710</text:p>
      <text:p text:style-name="P1">Gallus_gallus <text:s text:c="19"/>55666 ............................................. 55710</text:p>
      <text:p text:style-name="P1"/>
      <text:p text:style-name="P1">Anas_platyrhynchos_platyrhynchos 55711 ACTAGCTTACTAACTTACCAGGTAATAGGACTCTGTACAAGAATA 55755</text:p>
      <text:p text:style-name="P1">Gallus_gallus <text:s text:c="19"/>55711 ............................................. 55755</text:p>
      <text:p text:style-name="P1"/>
      <text:p text:style-name="P1">Anas_platyrhynchos_platyrhynchos 55756 AAGAAATTGGAAAGGAAATTTAAACAAACAAACAAACAAACAGAA 55800</text:p>
      <text:p text:style-name="P1">Gallus_gallus <text:s text:c="19"/>55756 ............................................. 55800</text:p>
      <text:p text:style-name="P1"/>
      <text:p text:style-name="P1">Anas_platyrhynchos_platyrhynchos 55801 TAAGCAGAATTACTTGGGAGAAAAATATTTGAGAATCTTCCGAAT 55845</text:p>
      <text:p text:style-name="P1">Gallus_gallus <text:s text:c="19"/>55801 ............................................. 55845</text:p>
      <text:p text:style-name="P1"/>
      <text:p text:style-name="P1">Anas_platyrhynchos_platyrhynchos 55846 GCACTATACTAAAATGAAGGTGAGTGACAAAACTAGTATTTACCT 55890</text:p>
      <text:p text:style-name="P1">Gallus_gallus <text:s text:c="19"/>55846 ............................................. 55890</text:p>
      <text:p text:style-name="P1"/>
      <text:p text:style-name="P1">Anas_platyrhynchos_platyrhynchos 55891 GCAGCTGGAGGCATATAGTGGAGCATAGTGGAGGCTGGATATATG 55935</text:p>
      <text:p text:style-name="P1">Gallus_gallus <text:s text:c="19"/>55891 ............................................. 55935</text:p>
      <text:p text:style-name="P1"/>
      <text:p text:style-name="P1">Anas_platyrhynchos_platyrhynchos 55936 TTAATAAAAAGACAATTACCTGGCTTCAAGGGATGCAATTATAAA 55980</text:p>
      <text:p text:style-name="Standard"><text:span text:style-name="T1">Gallus_gallus <text:s text:c="19"/>55936 ............................................. </text:span><text:soft-page-break/><text:span text:style-name="T1">55980</text:span></text:p>
      <text:p text:style-name="P1"/>
      <text:p text:style-name="P1">Anas_platyrhynchos_platyrhynchos 55981 ACCCAACTCAGATTCTCTGTTAGGTCTCTTCAGTAAGGTAGATCT 56025</text:p>
      <text:p text:style-name="P1">Gallus_gallus <text:s text:c="19"/>55981 ............................................. 56025</text:p>
      <text:p text:style-name="P1"/>
      <text:p text:style-name="P1">Anas_platyrhynchos_platyrhynchos 56026 AAGTACATATACAGTGTGTTCCAGTATCTTACAAGCCTGCAGGTA 56070</text:p>
      <text:p text:style-name="P1">Gallus_gallus <text:s text:c="19"/>56026 ............................................. 56070</text:p>
      <text:p text:style-name="P1"/>
      <text:p text:style-name="P1">Anas_platyrhynchos_platyrhynchos 56071 ACATCAGAATTTCACTTTAAATGTTTGCTGTTAATATTAAACATT 56115</text:p>
      <text:p text:style-name="P1">Gallus_gallus <text:s text:c="19"/>56071 ............................................. 56115</text:p>
      <text:p text:style-name="P1"/>
      <text:p text:style-name="P1">Anas_platyrhynchos_platyrhynchos 56116 AATTTAGAAAGCTTATATTTTGTACAGAAAATGTTAAATATCTTT 56160</text:p>
      <text:p text:style-name="P1">Gallus_gallus <text:s text:c="19"/>56116 ............................................. 56160</text:p>
      <text:p text:style-name="P1"/>
      <text:p text:style-name="P1">Anas_platyrhynchos_platyrhynchos 56161 CCCTAATATTCACAGCGACAGCTGATTTTTGGCAACTGTAGGCAA 56205</text:p>
      <text:p text:style-name="P1">Gallus_gallus <text:s text:c="19"/>56161 ............................................. 56205</text:p>
      <text:p text:style-name="P1"/>
      <text:p text:style-name="P1">Anas_platyrhynchos_platyrhynchos 56206 TTCTAGAAAGTGTAAGTTGTAATTGTATTTAGGTATTTCGCTATG 56250</text:p>
      <text:p text:style-name="P1">Gallus_gallus <text:s text:c="19"/>56206 ............................................. 56250</text:p>
      <text:p text:style-name="P1"/>
      <text:p text:style-name="P1">Anas_platyrhynchos_platyrhynchos 56251 GTTAAAAGATTGAAGCACATACACACAAGGAAAGGATAAAAGAGT 56295</text:p>
      <text:p text:style-name="P1">Gallus_gallus <text:s text:c="19"/>56251 ............................................. 56295</text:p>
      <text:p text:style-name="P1"/>
      <text:p text:style-name="P1">Anas_platyrhynchos_platyrhynchos 56296 TTGGCCTGAAGACAAAGTTAAGAGGTGCGTACTACTGCTGCCCTC 56340</text:p>
      <text:p text:style-name="P1">Gallus_gallus <text:s text:c="19"/>56296 ............................................. 56340</text:p>
      <text:p text:style-name="P1"/>
      <text:p text:style-name="P1">Anas_platyrhynchos_platyrhynchos 56341 TTTTCTCTAAGCACACCATGCACAGAAGATGGAGCCAGACTCATC 56385</text:p>
      <text:p text:style-name="P1">Gallus_gallus <text:s text:c="19"/>56341 ............................................. 56385</text:p>
      <text:p text:style-name="P1"/>
      <text:p text:style-name="P1">Anas_platyrhynchos_platyrhynchos 56386 TTGAAGTCCCTAGCTGGTAAGTGAGAATGCCCCTTTGATGACGCT 56430</text:p>
      <text:p text:style-name="P1">Gallus_gallus <text:s text:c="19"/>56386 ............................................. 56430</text:p>
      <text:p text:style-name="P1"/>
      <text:p text:style-name="P1">Anas_platyrhynchos_platyrhynchos 56431 CAAAACCTCATATATAGATTTGTCCTTATTAAAGGTTTTTGTTAC 56475</text:p>
      <text:p text:style-name="P1">Gallus_gallus <text:s text:c="19"/>56431 ............................................. 56475</text:p>
      <text:p text:style-name="P1"/>
      <text:p text:style-name="P1">Anas_platyrhynchos_platyrhynchos 56476 TACAGTCATGTTGGTTAGCCATGTAGACAAAAACAAAACAAAACA 56520</text:p>
      <text:p text:style-name="P1">Gallus_gallus <text:s text:c="19"/>56476 ............................................. 56520</text:p>
      <text:p text:style-name="P1"/>
      <text:p text:style-name="Standard"><text:span text:style-name="T1">Anas_platyrhynchos_platyrhynchos 56521 AAAAAAACCAACGCATACTACATTAACAGCCATACTGGTAAACCC </text:span><text:soft-page-break/><text:span text:style-name="T1">56565</text:span></text:p>
      <text:p text:style-name="P1">Gallus_gallus <text:s text:c="19"/>56521 ............................................. 56565</text:p>
      <text:p text:style-name="P1"/>
      <text:p text:style-name="P1">Anas_platyrhynchos_platyrhynchos 56566 ACAGTAAATGCCTGCCCTCACTGGTAACTAGGTATTTTGTCTTTC 56610</text:p>
      <text:p text:style-name="P1">Gallus_gallus <text:s text:c="19"/>56566 ............................................. 56610</text:p>
      <text:p text:style-name="P1"/>
      <text:p text:style-name="P1">Anas_platyrhynchos_platyrhynchos 56611 AACGATTGTAGATGTGAATTCACCCAAAGCCAAAAAAATCTCTCT 56655</text:p>
      <text:p text:style-name="P1">Gallus_gallus <text:s text:c="19"/>56611 ............................................. 56655</text:p>
      <text:p text:style-name="P1"/>
      <text:p text:style-name="P1">Anas_platyrhynchos_platyrhynchos 56656 GTACAGGAAAGACTTGCATGTAATATCAATAAAGGACAGAGCATC 56700</text:p>
      <text:p text:style-name="P1">Gallus_gallus <text:s text:c="19"/>56656 ............................................. 56700</text:p>
      <text:p text:style-name="P1"/>
      <text:p text:style-name="P1">Anas_platyrhynchos_platyrhynchos 56701 ACAGACACAACAGAACTATATCTGTGCTGAAGCTCATGGAAGTTA 56745</text:p>
      <text:p text:style-name="P1">Gallus_gallus <text:s text:c="19"/>56701 ............................................. 56745</text:p>
      <text:p text:style-name="P1"/>
      <text:p text:style-name="P1">Anas_platyrhynchos_platyrhynchos 56746 AGGGCTGAACAGTAAATTTTAATGTTAAGGGTAAAATAAGAAAAT 56790</text:p>
      <text:p text:style-name="P1">Gallus_gallus <text:s text:c="19"/>56746 ............................................. 56790</text:p>
      <text:p text:style-name="P1"/>
      <text:p text:style-name="P1">Anas_platyrhynchos_platyrhynchos 56791 GTTTTTAATAAATATATGTATTACATTAGTATCTTTCAGGCTCTA 56835</text:p>
      <text:p text:style-name="P1">Gallus_gallus <text:s text:c="19"/>56791 ............................................. 56835</text:p>
      <text:p text:style-name="P1"/>
      <text:p text:style-name="P1">Anas_platyrhynchos_platyrhynchos 56836 AAAATCAGTATTTGAAATGTAACTACATACTGGGAAACAATTCTA 56880</text:p>
      <text:p text:style-name="P1">Gallus_gallus <text:s text:c="19"/>56836 ............................................. 56880</text:p>
      <text:p text:style-name="P1"/>
      <text:p text:style-name="P1">Anas_platyrhynchos_platyrhynchos 56881 ACTTCTAACTAAGATTCTAAAGTTAGAATCTTTATTAAATATGGA 56925</text:p>
      <text:p text:style-name="P1">Gallus_gallus <text:s text:c="19"/>56881 ............................................. 56925</text:p>
      <text:p text:style-name="P1"/>
      <text:p text:style-name="P1">Anas_platyrhynchos_platyrhynchos 56926 AAACAAACACATGTCAACTGTTTACAGTTTACAAAGGATCTTATC 56970</text:p>
      <text:p text:style-name="P1">Gallus_gallus <text:s text:c="19"/>56926 ............................................. 56970</text:p>
      <text:p text:style-name="P1"/>
      <text:p text:style-name="P1">Anas_platyrhynchos_platyrhynchos 56971 CAAGAGAATTGCATCCCTGACATTTAGTTACACATACTAGAGTAC 57015</text:p>
      <text:p text:style-name="P1">Gallus_gallus <text:s text:c="19"/>56971 ............................................. 57015</text:p>
      <text:p text:style-name="P1"/>
      <text:p text:style-name="P1">Anas_platyrhynchos_platyrhynchos 57016 TGTTGTTCTTATTTCAATAGAAGCATATACAACCTAACACTAAAA 57060</text:p>
      <text:p text:style-name="P1">Gallus_gallus <text:s text:c="19"/>57016 ............................................. 57060</text:p>
      <text:p text:style-name="P1"/>
      <text:p text:style-name="P1">Anas_platyrhynchos_platyrhynchos 57061 AAAATTATACTTCTGTGGGGACAGTCTCATTCCTACTTGCATGCA 57105</text:p>
      <text:p text:style-name="P1">Gallus_gallus <text:s text:c="19"/>57061 ............................................. 57105</text:p>
      <text:p text:style-name="P1"><text:soft-page-break/></text:p>
      <text:p text:style-name="P1">Anas_platyrhynchos_platyrhynchos 57106 TCTGTTTGGAATTCATAATTAATGTTTGTTGAACGCACAGCCAAG 57150</text:p>
      <text:p text:style-name="P1">Gallus_gallus <text:s text:c="19"/>57106 ............................................. 57150</text:p>
      <text:p text:style-name="P1"/>
      <text:p text:style-name="P1">Anas_platyrhynchos_platyrhynchos 57151 CAAACAACATTAACTGCATTTAACACCTAATTTTGTACTGAAATG 57195</text:p>
      <text:p text:style-name="P1">Gallus_gallus <text:s text:c="19"/>57151 ............................................. 57195</text:p>
      <text:p text:style-name="P1"/>
      <text:p text:style-name="P1">Anas_platyrhynchos_platyrhynchos 57196 CCAAGGGCATAAAATTTCTCTTCATTGAAAGTGAGGTACAGCTGC 57240</text:p>
      <text:p text:style-name="P1">Gallus_gallus <text:s text:c="19"/>57196 ............................................. 57240</text:p>
      <text:p text:style-name="P1"/>
      <text:p text:style-name="P1">Anas_platyrhynchos_platyrhynchos 57241 AGAAAAGTAAACAATAGTTCCATACCGATCTCCGTTTTTCTTCCC 57285</text:p>
      <text:p text:style-name="P1">Gallus_gallus <text:s text:c="19"/>57241 ............................................. 57285</text:p>
      <text:p text:style-name="P1"/>
      <text:p text:style-name="P1">Anas_platyrhynchos_platyrhynchos 57286 CCTCTTCCTCTAGAATTGCCTCTATTAGACTAACAGTGCTGTTGT 57330</text:p>
      <text:p text:style-name="P1">Gallus_gallus <text:s text:c="19"/>57286 ............................................. 57330</text:p>
      <text:p text:style-name="P1"/>
      <text:p text:style-name="P1">Anas_platyrhynchos_platyrhynchos 57331 ACCAAAACTGTTCATTTCCTCCTAGAAGCTGCGCTTTCTCAAGAA 57375</text:p>
      <text:p text:style-name="P1">Gallus_gallus <text:s text:c="19"/>57331 ............................................. 57375</text:p>
      <text:p text:style-name="P1"/>
      <text:p text:style-name="P1">Anas_platyrhynchos_platyrhynchos 57376 GTGCTTTAGCTTGTCTGTGTTTTTTTTCCAGGTTAGCCAAAACAG 57420</text:p>
      <text:p text:style-name="P1">Gallus_gallus <text:s text:c="19"/>57376 ............................................. 57420</text:p>
      <text:p text:style-name="P1"/>
      <text:p text:style-name="P1">Anas_platyrhynchos_platyrhynchos 57421 CCAATAAATACAAGCACCTTGACGCATCATATGGAGTCCTCAATT 57465</text:p>
      <text:p text:style-name="P1">Gallus_gallus <text:s text:c="19"/>57421 ............................................. 57465</text:p>
      <text:p text:style-name="P1"/>
      <text:p text:style-name="P1">Anas_platyrhynchos_platyrhynchos 57466 CCTAGGAAAAAAGATACATTACCTGTATATGAAAGAACCACTACC 57510</text:p>
      <text:p text:style-name="P1">Gallus_gallus <text:s text:c="19"/>57466 ............................................. 57510</text:p>
      <text:p text:style-name="P1"/>
      <text:p text:style-name="P1">Anas_platyrhynchos_platyrhynchos 57511 ACTATTCATATTTATTTATATTCAGATTTTAGATAAAACTTATGA 57555</text:p>
      <text:p text:style-name="P1">Gallus_gallus <text:s text:c="19"/>57511 ............................................. 57555</text:p>
      <text:p text:style-name="P1"/>
      <text:p text:style-name="P1">Anas_platyrhynchos_platyrhynchos 57556 ATAGGGTCAGAAATAAGAATTGAATAGTATTTCTTCATTTACTTG 57600</text:p>
      <text:p text:style-name="P1">Gallus_gallus <text:s text:c="19"/>57556 ............................................. 57600</text:p>
      <text:p text:style-name="P1"/>
      <text:p text:style-name="P1">Anas_platyrhynchos_platyrhynchos 57601 TAGAATTTGTTAGTTACTTTTTATATTACTTGTCCTTTTTCAAAA 57645</text:p>
      <text:p text:style-name="P1">Gallus_gallus <text:s text:c="19"/>57601 ............................................. 57645</text:p>
      <text:p text:style-name="P1"/>
      <text:p text:style-name="P1">Anas_platyrhynchos_platyrhynchos 57646 GCACAAAGTGTCTACTATGAACCAAAAACTTCAAATCTTCAAATA 57690</text:p>
      <text:p text:style-name="P1"><text:soft-page-break/>Gallus_gallus <text:s text:c="19"/>57646 ............................................. 57690</text:p>
      <text:p text:style-name="P1"/>
      <text:p text:style-name="P1">Anas_platyrhynchos_platyrhynchos 57691 TAGTTTGTATTTCTTTGTTTCCACACCTTCTACCCCACAGAAGTC 57735</text:p>
      <text:p text:style-name="P1">Gallus_gallus <text:s text:c="19"/>57691 ............................................. 57735</text:p>
      <text:p text:style-name="P1"/>
      <text:p text:style-name="P1">Anas_platyrhynchos_platyrhynchos 57736 AAATAAGCAATTTTTCTTCTATTATTTGATACCATAGAATCATCT 57780</text:p>
      <text:p text:style-name="P1">Gallus_gallus <text:s text:c="19"/>57736 ............................................. 57780</text:p>
      <text:p text:style-name="P1"/>
      <text:p text:style-name="P1">Anas_platyrhynchos_platyrhynchos 57781 AGGCTGGAAAAGGCCTTCAAGATCATCAAGTTCAACCATCAACCT 57825</text:p>
      <text:p text:style-name="P1">Gallus_gallus <text:s text:c="19"/>57781 ............................................. 57825</text:p>
      <text:p text:style-name="P1"/>
      <text:p text:style-name="P1">Anas_platyrhynchos_platyrhynchos 57826 TACCTACCAAGTCCCACCACTTAAACATGTCACCTAGTGCCATAT 57870</text:p>
      <text:p text:style-name="P1">Gallus_gallus <text:s text:c="19"/>57826 ............................................. 57870</text:p>
      <text:p text:style-name="P1"/>
      <text:p text:style-name="P1">Anas_platyrhynchos_platyrhynchos 57871 ATGCATACACCTACTGTCATTTGTCTGTATATGATGGAGATGGAG 57915</text:p>
      <text:p text:style-name="P1">Gallus_gallus <text:s text:c="19"/>57871 ............................................. 57915</text:p>
      <text:p text:style-name="P1"/>
      <text:p text:style-name="P1">Anas_platyrhynchos_platyrhynchos 57916 GTATTAAATTTTTTTTTTAGTGAACTGGGATCTAGATACTGGAGC 57960</text:p>
      <text:p text:style-name="P1">Gallus_gallus <text:s text:c="19"/>57916 ............................................. 57960</text:p>
      <text:p text:style-name="P1"/>
      <text:p text:style-name="P1">Anas_platyrhynchos_platyrhynchos 57961 TCCAGTAAATTTACAACACTATTTTATGCTACTTAAAAAGTATAT 58005</text:p>
      <text:p text:style-name="P1">Gallus_gallus <text:s text:c="19"/>57961 ............................................. 58005</text:p>
      <text:p text:style-name="P1"/>
      <text:p text:style-name="P1">Anas_platyrhynchos_platyrhynchos 58006 ACTAGTAGTATACATGATCCTAACATACAGCATACTAAAGATAGT 58050</text:p>
      <text:p text:style-name="P1">Gallus_gallus <text:s text:c="19"/>58006 ............................................. 58050</text:p>
      <text:p text:style-name="P1"/>
      <text:p text:style-name="P1">Anas_platyrhynchos_platyrhynchos 58051 ATACTGGCATGCAGACATATAGCATAAAAAACGCTATAGAAAAAA 58095</text:p>
      <text:p text:style-name="P1">Gallus_gallus <text:s text:c="19"/>58051 ............................................. 58095</text:p>
      <text:p text:style-name="P1"/>
      <text:p text:style-name="P1">Anas_platyrhynchos_platyrhynchos 58096 AATGTATCATTAAAATACGTTGTCCTCCCTGATGTCATCTGAACT 58140</text:p>
      <text:p text:style-name="P1">Gallus_gallus <text:s text:c="19"/>58096 ............................................. 58140</text:p>
      <text:p text:style-name="P1"/>
      <text:p text:style-name="P1">Anas_platyrhynchos_platyrhynchos 58141 TTTCTCAATGTACAATACTAAATTGATGCTTCAATAAAAGAAATG 58185</text:p>
      <text:p text:style-name="P1">Gallus_gallus <text:s text:c="19"/>58141 ............................................. 58185</text:p>
      <text:p text:style-name="P1"/>
      <text:p text:style-name="P1">Anas_platyrhynchos_platyrhynchos 58186 TATTATTTGTTAATATATGATTCCATATATTAAAATCATATAAAT 58230</text:p>
      <text:p text:style-name="P1">Gallus_gallus <text:s text:c="19"/>58186 ............................................. 58230</text:p>
      <text:p text:style-name="P1"/>
      <text:p text:style-name="P1"><text:soft-page-break/>Anas_platyrhynchos_platyrhynchos 58231 TATTGAAATCACATTATATATTTAAAATATTAATCTTTTAAATAT 58275</text:p>
      <text:p text:style-name="P1">Gallus_gallus <text:s text:c="19"/>58231 ............................................. 58275</text:p>
      <text:p text:style-name="P1"/>
      <text:p text:style-name="P1">Anas_platyrhynchos_platyrhynchos 58276 AAAAATATTAATAATATTATATAATACAATGTGTATAGGATATAT 58320</text:p>
      <text:p text:style-name="P1">Gallus_gallus <text:s text:c="19"/>58276 ............................................. 58320</text:p>
      <text:p text:style-name="P1"/>
      <text:p text:style-name="P1">Anas_platyrhynchos_platyrhynchos 58321 CATATATAATATGTATAATGTATATAATATGTAATTAGTCATAAG 58365</text:p>
      <text:p text:style-name="P1">Gallus_gallus <text:s text:c="19"/>58321 ............................................. 58365</text:p>
      <text:p text:style-name="P1"/>
      <text:p text:style-name="P1">Anas_platyrhynchos_platyrhynchos 58366 TATTAAATTGAAATATTAAAATATTAAAGTTATATTTACATTATT 58410</text:p>
      <text:p text:style-name="P1">Gallus_gallus <text:s text:c="19"/>58366 ............................................. 58410</text:p>
      <text:p text:style-name="P1"/>
      <text:p text:style-name="P1">Anas_platyrhynchos_platyrhynchos 58411 AAAATTTTAGCTTTCTTCATGCTTAACGTACTTCAACAGTTTTTA 58455</text:p>
      <text:p text:style-name="P1">Gallus_gallus <text:s text:c="19"/>58411 ............................................. 58455</text:p>
      <text:p text:style-name="P1"/>
      <text:p text:style-name="P1">Anas_platyrhynchos_platyrhynchos 58456 CTTACATCAGCAAAATTAGTTAGTGGAATAACAGTATATTTATAT 58500</text:p>
      <text:p text:style-name="P1">Gallus_gallus <text:s text:c="19"/>58456 ............................................. 58500</text:p>
      <text:p text:style-name="P1"/>
      <text:p text:style-name="P1">Anas_platyrhynchos_platyrhynchos 58501 AATCTTATTTTTTTTTAATTAAAGCAATTACAATAATTATGCAAC 58545</text:p>
      <text:p text:style-name="P1">Gallus_gallus <text:s text:c="19"/>58501 ............................................. 58545</text:p>
      <text:p text:style-name="P1"/>
      <text:p text:style-name="P1">Anas_platyrhynchos_platyrhynchos 58546 AGTAACCTGCATAAGCAGGAAGAGAGCTGTAGTACAGAATACAAG 58590</text:p>
      <text:p text:style-name="P1">Gallus_gallus <text:s text:c="19"/>58546 ............................................. 58590</text:p>
      <text:p text:style-name="P1"/>
      <text:p text:style-name="P1">Anas_platyrhynchos_platyrhynchos 58591 TTGTAGGAAGAATATTTTTAATATAAAAACTTCACATTAAAGAGA 58635</text:p>
      <text:p text:style-name="P1">Gallus_gallus <text:s text:c="19"/>58591 ............................................. 58635</text:p>
      <text:p text:style-name="P1"/>
      <text:p text:style-name="P1">Anas_platyrhynchos_platyrhynchos 58636 TTAAATGGCTTAGTTTGGTGGAACACAGGGACACTTTAAATCAGA 58680</text:p>
      <text:p text:style-name="P1">Gallus_gallus <text:s text:c="19"/>58636 ............................................. 58680</text:p>
      <text:p text:style-name="P1"/>
      <text:p text:style-name="P1">Anas_platyrhynchos_platyrhynchos 58681 TCTGCCAGAGTTCTAAGTCATAATCCCTGCATAACTGGCTATCAC 58725</text:p>
      <text:p text:style-name="P1">Gallus_gallus <text:s text:c="19"/>58681 ............................................. 58725</text:p>
      <text:p text:style-name="P1"/>
      <text:p text:style-name="P1">Anas_platyrhynchos_platyrhynchos 58726 TAAACATAATAACATTTAATAAAACATGTTATAAAACGTGTTTAT 58770</text:p>
      <text:p text:style-name="P1">Gallus_gallus <text:s text:c="19"/>58726 ............................................. 58770</text:p>
      <text:p text:style-name="P1"/>
      <text:p text:style-name="P1">Anas_platyrhynchos_platyrhynchos 58771 AAAAATGTAGCACCAAAATCACAATAAAATACTAAGTGATATAAT 58815</text:p>
      <text:p text:style-name="Standard"><text:span text:style-name="T1">Gallus_gallus <text:s text:c="19"/>58771 ............................................. </text:span><text:soft-page-break/><text:span text:style-name="T1">58815</text:span></text:p>
      <text:p text:style-name="P1"/>
      <text:p text:style-name="P1">Anas_platyrhynchos_platyrhynchos 58816 TAGATTAAATGGTGAGGGGATGGAGATAAATGTCATATCTCTCTT 58860</text:p>
      <text:p text:style-name="P1">Gallus_gallus <text:s text:c="19"/>58816 ............................................. 58860</text:p>
      <text:p text:style-name="P1"/>
      <text:p text:style-name="P1">Anas_platyrhynchos_platyrhynchos 58861 ATTAACAAATCTTGAACATACATAAACTATCTACACAAAGAAAGT 58905</text:p>
      <text:p text:style-name="P1">Gallus_gallus <text:s text:c="19"/>58861 ............................................. 58905</text:p>
      <text:p text:style-name="P1"/>
      <text:p text:style-name="P1">Anas_platyrhynchos_platyrhynchos 58906 TTGAACATAACTAGATGTTCCAAGGGTCACTGCAAAGCAGAGAGA 58950</text:p>
      <text:p text:style-name="P1">Gallus_gallus <text:s text:c="19"/>58906 ............................................. 58950</text:p>
      <text:p text:style-name="P1"/>
      <text:p text:style-name="P1">Anas_platyrhynchos_platyrhynchos 58951 GATGCTAGCACTATTTCACAAGTTGAAATAATCTTCAATAATCAG 58995</text:p>
      <text:p text:style-name="P1">Gallus_gallus <text:s text:c="19"/>58951 ............................................. 58995</text:p>
      <text:p text:style-name="P1"/>
      <text:p text:style-name="P1">Anas_platyrhynchos_platyrhynchos 58996 AAAGTTGAACTTAAGTTTCATATATTTAAATGCATTTATATTTTC 59040</text:p>
      <text:p text:style-name="P1">Gallus_gallus <text:s text:c="19"/>58996 ............................................. 59040</text:p>
      <text:p text:style-name="P1"/>
      <text:p text:style-name="P1">Anas_platyrhynchos_platyrhynchos 59041 AACTTCAATTGGTTTTTGCTTGGTCAGTTTTCTTTATTAGCACTA 59085</text:p>
      <text:p text:style-name="P1">Gallus_gallus <text:s text:c="19"/>59041 ............................................. 59085</text:p>
      <text:p text:style-name="P1"/>
      <text:p text:style-name="P1">Anas_platyrhynchos_platyrhynchos 59086 TGAATGTTCTGGTTAGTTTCCCTTACTTTAATGAATAACAATGCA 59130</text:p>
      <text:p text:style-name="P1">Gallus_gallus <text:s text:c="19"/>59086 ............................................. 59130</text:p>
      <text:p text:style-name="P1"/>
      <text:p text:style-name="P1">Anas_platyrhynchos_platyrhynchos 59131 TTCTCAGTTTAACAGTACTTTTATTTCTGCTTTAAAAAATATATC 59175</text:p>
      <text:p text:style-name="P1">Gallus_gallus <text:s text:c="19"/>59131 ............................................. 59175</text:p>
      <text:p text:style-name="P1"/>
      <text:p text:style-name="P1">Anas_platyrhynchos_platyrhynchos 59176 CCAGCAGTTACTTGTTTTTCTATTTGATTATTATTATGAGAAATG 59220</text:p>
      <text:p text:style-name="P1">Gallus_gallus <text:s text:c="19"/>59176 ............................................. 59220</text:p>
      <text:p text:style-name="P1"/>
      <text:p text:style-name="P1">Anas_platyrhynchos_platyrhynchos 59221 ACTATATCAAAATTAACATTTTTCCTATATGTTATATTTTTTTTT 59265</text:p>
      <text:p text:style-name="P1">Gallus_gallus <text:s text:c="19"/>59221 ............................................. 59265</text:p>
      <text:p text:style-name="P1"/>
      <text:p text:style-name="P1">Anas_platyrhynchos_platyrhynchos 59266 TTTTCTGTTTTATTTCTGATGTACCTGAGTTGCAGCATGGGCCTC 59310</text:p>
      <text:p text:style-name="P1">Gallus_gallus <text:s text:c="19"/>59266 ............................................. 59310</text:p>
      <text:p text:style-name="P1"/>
      <text:p text:style-name="P1">Anas_platyrhynchos_platyrhynchos 59311 TGAAAGCAGTAGTCTTGCCGGCTGATACAAACCTAGCTGAATTAG 59355</text:p>
      <text:p text:style-name="P1">Gallus_gallus <text:s text:c="19"/>59311 ............................................. 59355</text:p>
      <text:p text:style-name="P1"/>
      <text:p text:style-name="Standard"><text:span text:style-name="T1">Anas_platyrhynchos_platyrhynchos 59356 CACTTCAGCTTTTTCTATCCATAAGTAGGGGAAAGAAAGTGCACT </text:span><text:soft-page-break/><text:span text:style-name="T1">59400</text:span></text:p>
      <text:p text:style-name="P1">Gallus_gallus <text:s text:c="19"/>59356 ............................................. 59400</text:p>
      <text:p text:style-name="P1"/>
      <text:p text:style-name="P1">Anas_platyrhynchos_platyrhynchos 59401 CAGTCCTTTGCCTGTTATTGCATTTAACTCAAAAATCTGAAAAAT 59445</text:p>
      <text:p text:style-name="P1">Gallus_gallus <text:s text:c="19"/>59401 ............................................. 59445</text:p>
      <text:p text:style-name="P1"/>
      <text:p text:style-name="P1">Anas_platyrhynchos_platyrhynchos 59446 AATAAAATATTAGACTGTTATAAATTTTAAAACTAAGCTATATGA 59490</text:p>
      <text:p text:style-name="P1">Gallus_gallus <text:s text:c="19"/>59446 ............................................. 59490</text:p>
      <text:p text:style-name="P1"/>
      <text:p text:style-name="P1">Anas_platyrhynchos_platyrhynchos 59491 AATACAAACTGTTATTAACTATTATATCCAGTCCCTGATATATCT 59535</text:p>
      <text:p text:style-name="P1">Gallus_gallus <text:s text:c="19"/>59491 ............................................. 59535</text:p>
      <text:p text:style-name="P1"/>
      <text:p text:style-name="P1">Anas_platyrhynchos_platyrhynchos 59536 CACAGTCCAGCTCTATTTTGTATTTTCTTAAAATTTTGAAGTTGT 59580</text:p>
      <text:p text:style-name="P1">Gallus_gallus <text:s text:c="19"/>59536 ............................................. 59580</text:p>
      <text:p text:style-name="P1"/>
      <text:p text:style-name="P1">Anas_platyrhynchos_platyrhynchos 59581 TTTATAAGACAAACAGGTTTACTGTGAGTTTTGGACCTTTGTAAT 59625</text:p>
      <text:p text:style-name="P1">Gallus_gallus <text:s text:c="19"/>59581 ............................................. 59625</text:p>
      <text:p text:style-name="P1"/>
      <text:p text:style-name="P1">Anas_platyrhynchos_platyrhynchos 59626 ATGCAAAAGGTAGTTAACTGATAAATTTATACTATTACAATTAAT 59670</text:p>
      <text:p text:style-name="P1">Gallus_gallus <text:s text:c="19"/>59626 ............................................. 59670</text:p>
      <text:p text:style-name="P1"/>
      <text:p text:style-name="P1">Anas_platyrhynchos_platyrhynchos 59671 TTTAGGACTGATTAACTACTTCAGATCTGCTACTGTAAGGAAGTA 59715</text:p>
      <text:p text:style-name="P1">Gallus_gallus <text:s text:c="19"/>59671 ............................................. 59715</text:p>
      <text:p text:style-name="P1"/>
      <text:p text:style-name="P1">Anas_platyrhynchos_platyrhynchos 59716 ATTGACTCTTACTAGTAACTTTAGTAACTAGCAACTTGCTTTTGC 59760</text:p>
      <text:p text:style-name="P1">Gallus_gallus <text:s text:c="19"/>59716 ............................................. 59760</text:p>
      <text:p text:style-name="P1"/>
      <text:p text:style-name="P1">Anas_platyrhynchos_platyrhynchos 59761 TCCTCAGCCATTTTCATTGATTTGTTTAGTCCCAAATTCCATTTG 59805</text:p>
      <text:p text:style-name="P1">Gallus_gallus <text:s text:c="19"/>59761 ............................................. 59805</text:p>
      <text:p text:style-name="P1"/>
      <text:p text:style-name="P1">Anas_platyrhynchos_platyrhynchos 59806 TAGAAAAGTGGCTTTTCTTTGTATGAATACTGATTCTATTCTTGT 59850</text:p>
      <text:p text:style-name="P1">Gallus_gallus <text:s text:c="19"/>59806 ............................................. 59850</text:p>
      <text:p text:style-name="P1"/>
      <text:p text:style-name="P1">Anas_platyrhynchos_platyrhynchos 59851 TCCACAATATAGATAATATGCCAGGCAAACCCAGCTCACATTCAG 59895</text:p>
      <text:p text:style-name="P1">Gallus_gallus <text:s text:c="19"/>59851 ............................................. 59895</text:p>
      <text:p text:style-name="P1"/>
      <text:p text:style-name="P1">Anas_platyrhynchos_platyrhynchos 59896 CTGATGACTGCCAGCAGAATTTAAGTAGTATGCACTTTTAATTAA 59940</text:p>
      <text:p text:style-name="P1">Gallus_gallus <text:s text:c="19"/>59896 ............................................. 59940</text:p>
      <text:p text:style-name="P1"><text:soft-page-break/></text:p>
      <text:p text:style-name="P1">Anas_platyrhynchos_platyrhynchos 59941 CTTTTTGTGTGTGTTGAATTACTTCTCAGGTATAAAATTATTTTA 59985</text:p>
      <text:p text:style-name="P1">Gallus_gallus <text:s text:c="19"/>59941 ............................................. 59985</text:p>
      <text:p text:style-name="P1"/>
      <text:p text:style-name="P1">Anas_platyrhynchos_platyrhynchos 59986 AAACAATGTAGGAAGTACATTAAAATCAAAAGGAAAGAGTAATTT 60030</text:p>
      <text:p text:style-name="P1">Gallus_gallus <text:s text:c="19"/>59986 ............................................. 60030</text:p>
      <text:p text:style-name="P1"/>
      <text:p text:style-name="P1">Anas_platyrhynchos_platyrhynchos 60031 ATTAAGGAAATGGGAGTAGAAATAAAAACCTTTTTCCCTGAAGTG 60075</text:p>
      <text:p text:style-name="P1">Gallus_gallus <text:s text:c="19"/>60031 ............................................. 60075</text:p>
      <text:p text:style-name="P1"/>
      <text:p text:style-name="P1">Anas_platyrhynchos_platyrhynchos 60076 AGGATATTTTCATCCTTACTACCATTCAGCTGAGCACTCTCCAAG 60120</text:p>
      <text:p text:style-name="P1">Gallus_gallus <text:s text:c="19"/>60076 ............................................. 60120</text:p>
      <text:p text:style-name="P1"/>
      <text:p text:style-name="P1">Anas_platyrhynchos_platyrhynchos 60121 AATGTTTTTCTTTCTTCTGTCTCAGTATGTTTTTTTTTTTCCTTT 60165</text:p>
      <text:p text:style-name="P1">Gallus_gallus <text:s text:c="19"/>60121 ............................................. 60165</text:p>
      <text:p text:style-name="P1"/>
      <text:p text:style-name="P1">Anas_platyrhynchos_platyrhynchos 60166 TTCAGTGCAATCTCTTGCCTACACCTAAATTGTAACAAAGAAAAA 60210</text:p>
      <text:p text:style-name="P1">Gallus_gallus <text:s text:c="19"/>60166 ............................................. 60210</text:p>
      <text:p text:style-name="P1"/>
      <text:p text:style-name="P1">Anas_platyrhynchos_platyrhynchos 60211 ATTAATTTGCGTATGTTTTAGAAGTATTTCATAATGAAATATTAG 60255</text:p>
      <text:p text:style-name="P1">Gallus_gallus <text:s text:c="19"/>60211 ............................................. 60255</text:p>
      <text:p text:style-name="P1"/>
      <text:p text:style-name="P1">Anas_platyrhynchos_platyrhynchos 60256 TGTATTAGGCAGCTTTACCACACACTCACTCTGTATATAGAGTCC 60300</text:p>
      <text:p text:style-name="P1">Gallus_gallus <text:s text:c="19"/>60256 ............................................. 60300</text:p>
      <text:p text:style-name="P1"/>
      <text:p text:style-name="P1">Anas_platyrhynchos_platyrhynchos 60301 CCTATATAAATTTGTATTAAGAGATCATTTTTTAAATACCTTTCT 60345</text:p>
      <text:p text:style-name="P1">Gallus_gallus <text:s text:c="19"/>60301 ............................................. 60345</text:p>
      <text:p text:style-name="P1"/>
      <text:p text:style-name="P1">Anas_platyrhynchos_platyrhynchos 60346 TTTCCTGTCAACACTTAGTAACTGTAGGGAAATAAATATGTACGT 60390</text:p>
      <text:p text:style-name="P1">Gallus_gallus <text:s text:c="19"/>60346 ............................................. 60390</text:p>
      <text:p text:style-name="P1"/>
      <text:p text:style-name="P1">Anas_platyrhynchos_platyrhynchos 60391 ACATATATACATTAAGCCTATGTATGTAGAAATACATACATTACT 60435</text:p>
      <text:p text:style-name="P1">Gallus_gallus <text:s text:c="19"/>60391 ............................................. 60435</text:p>
      <text:p text:style-name="P1"/>
      <text:p text:style-name="P1">Anas_platyrhynchos_platyrhynchos 60436 TGTTCTAATTCACTGATGTATGCTTCTCCAGCAGCTTTCTCATGA 60480</text:p>
      <text:p text:style-name="P1">Gallus_gallus <text:s text:c="19"/>60436 ............................................. 60480</text:p>
      <text:p text:style-name="P1"/>
      <text:p text:style-name="P1">Anas_platyrhynchos_platyrhynchos 60481 TATGAAGATGCCTGACTAAGTTTTAGGTCTGAACATATCAGGGCA 60525</text:p>
      <text:p text:style-name="P1"><text:soft-page-break/>Gallus_gallus <text:s text:c="19"/>60481 ............................................. 60525</text:p>
      <text:p text:style-name="P1"/>
      <text:p text:style-name="P1">Anas_platyrhynchos_platyrhynchos 60526 ATTCTAAGGGAAAAAAAAAGAAAAGAAAAAAAAAGGAAGAAATGT 60570</text:p>
      <text:p text:style-name="P1">Gallus_gallus <text:s text:c="19"/>60526 ............................................. 60570</text:p>
      <text:p text:style-name="P1"/>
      <text:p text:style-name="P1">Anas_platyrhynchos_platyrhynchos 60571 TTAAGAAACAAGAATCTTACAAAAGTTGTTTCATATAAACACATT 60615</text:p>
      <text:p text:style-name="P1">Gallus_gallus <text:s text:c="19"/>60571 ............................................. 60615</text:p>
      <text:p text:style-name="P1"/>
      <text:p text:style-name="P1">Anas_platyrhynchos_platyrhynchos 60616 AAAAACATATAAACACATTAAAAAGAAGAGCATATATTCCATATT 60660</text:p>
      <text:p text:style-name="P1">Gallus_gallus <text:s text:c="19"/>60616 ............................................. 60660</text:p>
      <text:p text:style-name="P1"/>
      <text:p text:style-name="P1">Anas_platyrhynchos_platyrhynchos 60661 TTTCAACCTTGCTTTCATATGTCTTAACTAATATGGGTAGTAACA 60705</text:p>
      <text:p text:style-name="P1">Gallus_gallus <text:s text:c="19"/>60661 ............................................. 60705</text:p>
      <text:p text:style-name="P1"/>
      <text:p text:style-name="P1">Anas_platyrhynchos_platyrhynchos 60706 AACATTTTTTAAAGAAATATAGGTATATTTGAAATTACCTATTGA 60750</text:p>
      <text:p text:style-name="P1">Gallus_gallus <text:s text:c="19"/>60706 ............................................. 60750</text:p>
      <text:p text:style-name="P1"/>
      <text:p text:style-name="P1">Anas_platyrhynchos_platyrhynchos 60751 AGAGGTAAAAATATGAAAATAGCATTTTTAATATGGTCTTATTAC 60795</text:p>
      <text:p text:style-name="P1">Gallus_gallus <text:s text:c="19"/>60751 ............................................. 60795</text:p>
      <text:p text:style-name="P1"/>
      <text:p text:style-name="P1">Anas_platyrhynchos_platyrhynchos 60796 AGCATGCAAAAACCACAGGCATATGAGCTAACCGGCTACACTACA 60840</text:p>
      <text:p text:style-name="P1">Gallus_gallus <text:s text:c="19"/>60796 ............................................. 60840</text:p>
      <text:p text:style-name="P1"/>
      <text:p text:style-name="P1">Anas_platyrhynchos_platyrhynchos 60841 TTAGTAAAGAATCACCTATTCATGTATATCTATCAGATCATATAT 60885</text:p>
      <text:p text:style-name="P1">Gallus_gallus <text:s text:c="19"/>60841 ............................................. 60885</text:p>
      <text:p text:style-name="P1"/>
      <text:p text:style-name="P1">Anas_platyrhynchos_platyrhynchos 60886 GAAAAACAGGTCACGAATAAAATAAATAAATAACGAAATAAAAAC 60930</text:p>
      <text:p text:style-name="P1">Gallus_gallus <text:s text:c="19"/>60886 ............................................. 60930</text:p>
      <text:p text:style-name="P1"/>
      <text:p text:style-name="P1">Anas_platyrhynchos_platyrhynchos 60931 AACTCTTGAGGCATTAAGAAAAAAATTTATCTGAAAAAGCTTCAT 60975</text:p>
      <text:p text:style-name="P1">Gallus_gallus <text:s text:c="19"/>60931 ............................................. 60975</text:p>
      <text:p text:style-name="P1"/>
      <text:p text:style-name="P1">Anas_platyrhynchos_platyrhynchos 60976 TGCAAATCAATTTCGTATTAGTAAACCACTTCAGTCTTGTGAGAC 61020</text:p>
      <text:p text:style-name="P1">Gallus_gallus <text:s text:c="19"/>60976 ............................................. 61020</text:p>
      <text:p text:style-name="P1"/>
      <text:p text:style-name="P1">Anas_platyrhynchos_platyrhynchos 61021 AGTAACTCAGTAATCAATTATCCAGATGAGCACACATCCATCTGT 61065</text:p>
      <text:p text:style-name="P1">Gallus_gallus <text:s text:c="19"/>61021 ............................................. 61065</text:p>
      <text:p text:style-name="P1"/>
      <text:p text:style-name="P1"><text:soft-page-break/>Anas_platyrhynchos_platyrhynchos 61066 ATACAGAAATGGATGTTTCTACATTTGTCAACTCTATTATGTCAA 61110</text:p>
      <text:p text:style-name="P1">Gallus_gallus <text:s text:c="19"/>61066 ............................................. 61110</text:p>
      <text:p text:style-name="P1"/>
      <text:p text:style-name="P1">Anas_platyrhynchos_platyrhynchos 61111 ATCAGTTTCTAGCATTTTAAAAATAGATTCTATGGCATTTCAGAA 61155</text:p>
      <text:p text:style-name="P1">Gallus_gallus <text:s text:c="19"/>61111 ............................................. 61155</text:p>
      <text:p text:style-name="P1"/>
      <text:p text:style-name="P1">Anas_platyrhynchos_platyrhynchos 61156 ACTATTGGGAATAAAGCTAGTATTAATTATTGCTGATAATAACTT 61200</text:p>
      <text:p text:style-name="P1">Gallus_gallus <text:s text:c="19"/>61156 ............................................. 61200</text:p>
      <text:p text:style-name="P1"/>
      <text:p text:style-name="P1">Anas_platyrhynchos_platyrhynchos 61201 AATTATTAAGCCATTATTATGCAGTACACTTCTGAAGTGTGATAA 61245</text:p>
      <text:p text:style-name="P1">Gallus_gallus <text:s text:c="19"/>61201 ............................................. 61245</text:p>
      <text:p text:style-name="P1"/>
      <text:p text:style-name="P1">Anas_platyrhynchos_platyrhynchos 61246 AATGTTTTAACTGATAAGCAATAATTCACACCTGCATGCATATTA 61290</text:p>
      <text:p text:style-name="P1">Gallus_gallus <text:s text:c="19"/>61246 ............................................. 61290</text:p>
      <text:p text:style-name="P1"/>
      <text:p text:style-name="P1">Anas_platyrhynchos_platyrhynchos 61291 AATATTTTTGTTTTAAAAAAATCAGGGCTTAACATCCATAACGAT 61335</text:p>
      <text:p text:style-name="P1">Gallus_gallus <text:s text:c="19"/>61291 ............................................. 61335</text:p>
      <text:p text:style-name="P1"/>
      <text:p text:style-name="P1">Anas_platyrhynchos_platyrhynchos 61336 CCAGAATTTTGGTCACAAAAGCAACTCTGGAAAGAGAATGACAGA 61380</text:p>
      <text:p text:style-name="P1">Gallus_gallus <text:s text:c="19"/>61336 ............................................. 61380</text:p>
      <text:p text:style-name="P1"/>
      <text:p text:style-name="P1">Anas_platyrhynchos_platyrhynchos 61381 GCTAACTGAGGATACCTATCTGGGTTCTGAAGTAATATATTTTTG 61425</text:p>
      <text:p text:style-name="P1">Gallus_gallus <text:s text:c="19"/>61381 ............................................. 61425</text:p>
      <text:p text:style-name="P1"/>
      <text:p text:style-name="P1">Anas_platyrhynchos_platyrhynchos 61426 ATGCAAGATGGGAGCCTTCCTTTCGAATATTTAAAACATAATATT 61470</text:p>
      <text:p text:style-name="P1">Gallus_gallus <text:s text:c="19"/>61426 ............................................. 61470</text:p>
      <text:p text:style-name="P1"/>
      <text:p text:style-name="P1">Anas_platyrhynchos_platyrhynchos 61471 TTAATTTAATTTTGTTTGGACTCCTTTCAGTTAGATGAGAATAAG 61515</text:p>
      <text:p text:style-name="P1">Gallus_gallus <text:s text:c="19"/>61471 ............................................. 61515</text:p>
      <text:p text:style-name="P1"/>
      <text:p text:style-name="P1">Anas_platyrhynchos_platyrhynchos 61516 ACATTACAAAAATTATTCACATGAAAGTGGCTTGAGACCCCAAAT 61560</text:p>
      <text:p text:style-name="P1">Gallus_gallus <text:s text:c="19"/>61516 ............................................. 61560</text:p>
      <text:p text:style-name="P1"/>
      <text:p text:style-name="P1">Anas_platyrhynchos_platyrhynchos 61561 CTTGTATATCTTTCCTCAAGGAGATGATATTTAGTAACTGATTTT 61605</text:p>
      <text:p text:style-name="P1">Gallus_gallus <text:s text:c="19"/>61561 ............................................. 61605</text:p>
      <text:p text:style-name="P1"/>
      <text:p text:style-name="P1">Anas_platyrhynchos_platyrhynchos 61606 CTGGCTTTAATGCCACAAGCAAAACAATTCATCAAAACACCCTAT 61650</text:p>
      <text:p text:style-name="Standard"><text:span text:style-name="T1">Gallus_gallus <text:s text:c="19"/>61606 ............................................. </text:span><text:soft-page-break/><text:span text:style-name="T1">61650</text:span></text:p>
      <text:p text:style-name="P1"/>
      <text:p text:style-name="P1">Anas_platyrhynchos_platyrhynchos 61651 TAAAATGAAATGAATGAATGAAATGAAGTGAATGAAAAAAAAATA 61695</text:p>
      <text:p text:style-name="P1">Gallus_gallus <text:s text:c="19"/>61651 ............................................. 61695</text:p>
      <text:p text:style-name="P1"/>
      <text:p text:style-name="P1">Anas_platyrhynchos_platyrhynchos 61696 ATTTAGAAAATTACAAATATAAAACAAATCACAAAAAGCATTGTT 61740</text:p>
      <text:p text:style-name="P1">Gallus_gallus <text:s text:c="19"/>61696 ............................................. 61740</text:p>
      <text:p text:style-name="P1"/>
      <text:p text:style-name="P1">Anas_platyrhynchos_platyrhynchos 61741 TACTATTTAGTGAAACACTGATGGACAGTCCACTTCATTCTGGTT 61785</text:p>
      <text:p text:style-name="P1">Gallus_gallus <text:s text:c="19"/>61741 ............................................. 61785</text:p>
      <text:p text:style-name="P1"/>
      <text:p text:style-name="P1">Anas_platyrhynchos_platyrhynchos 61786 CTCTTTTATTTAAAACAAATAAAGAATACAAACCGAAGGTGATAG 61830</text:p>
      <text:p text:style-name="P1">Gallus_gallus <text:s text:c="19"/>61786 ............................................. 61830</text:p>
      <text:p text:style-name="P1"/>
      <text:p text:style-name="P1">Anas_platyrhynchos_platyrhynchos 61831 AGATCGGACAGACTTCTACATTCCACAACTTCATTAGCAATAACT 61875</text:p>
      <text:p text:style-name="P1">Gallus_gallus <text:s text:c="19"/>61831 ............................................. 61875</text:p>
      <text:p text:style-name="P1"/>
      <text:p text:style-name="P1">Anas_platyrhynchos_platyrhynchos 61876 TCAGCTAGCTGAAAGATGGGAAGTATCAAGTGGGGGCAAAATATT 61920</text:p>
      <text:p text:style-name="P1">Gallus_gallus <text:s text:c="19"/>61876 ............................................. 61920</text:p>
      <text:p text:style-name="P1"/>
      <text:p text:style-name="P1">Anas_platyrhynchos_platyrhynchos 61921 TGCTGTAGTTCTTGAGCTAAAATGTCTATAAAATGCAAAGTGCAT 61965</text:p>
      <text:p text:style-name="P1">Gallus_gallus <text:s text:c="19"/>61921 ............................................. 61965</text:p>
      <text:p text:style-name="P1"/>
      <text:p text:style-name="P1">Anas_platyrhynchos_platyrhynchos 61966 GTCTGAAAAAAAAATAATTTTGTAGAAAATATATTTAAAATTACT 62010</text:p>
      <text:p text:style-name="P1">Gallus_gallus <text:s text:c="19"/>61966 ............................................. 62010</text:p>
      <text:p text:style-name="P1"/>
      <text:p text:style-name="P1">Anas_platyrhynchos_platyrhynchos 62011 GATTAAATATTAAGTTCTGAATGCTACTAAAACAAATATAAACAA 62055</text:p>
      <text:p text:style-name="P1">Gallus_gallus <text:s text:c="19"/>62011 ............................................. 62055</text:p>
      <text:p text:style-name="P1"/>
      <text:p text:style-name="P1">Anas_platyrhynchos_platyrhynchos 62056 ACTTTCAAGATGAAAAAGCAGCTACATACACACGAATACAGCAAA 62100</text:p>
      <text:p text:style-name="P1">Gallus_gallus <text:s text:c="19"/>62056 ............................................. 62100</text:p>
      <text:p text:style-name="P1"/>
      <text:p text:style-name="P1">Anas_platyrhynchos_platyrhynchos 62101 TTTACTCTGTAGGTTAAGTTCATTTCAAAAATGCAGAGATAGACA 62145</text:p>
      <text:p text:style-name="P1">Gallus_gallus <text:s text:c="19"/>62101 ............................................. 62145</text:p>
      <text:p text:style-name="P1"/>
      <text:p text:style-name="P1">Anas_platyrhynchos_platyrhynchos 62146 TTTGAAATATTAAGGAACGGAATGACACAAAAGTATTTCTGATAG 62190</text:p>
      <text:p text:style-name="P1">Gallus_gallus <text:s text:c="19"/>62146 ............................................. 62190</text:p>
      <text:p text:style-name="P1"/>
      <text:p text:style-name="Standard"><text:span text:style-name="T1">Anas_platyrhynchos_platyrhynchos 62191 CTGTCTGAACATACTCTTTATCACAAATACAAGAAAACTAAAATG </text:span><text:soft-page-break/><text:span text:style-name="T1">62235</text:span></text:p>
      <text:p text:style-name="P1">Gallus_gallus <text:s text:c="19"/>62191 ............................................. 62235</text:p>
      <text:p text:style-name="P1"/>
      <text:p text:style-name="P1">Anas_platyrhynchos_platyrhynchos 62236 GTACATAGGTCTCCACTATTCAATTTTTCCCTTAAATAAGTGCTC 62280</text:p>
      <text:p text:style-name="P1">Gallus_gallus <text:s text:c="19"/>62236 ............................................. 62280</text:p>
      <text:p text:style-name="P1"/>
      <text:p text:style-name="P1">Anas_platyrhynchos_platyrhynchos 62281 TAGAATTTTGAGGAGTAGACTCACAGGTTTTGTGAAATTATTCCA 62325</text:p>
      <text:p text:style-name="P1">Gallus_gallus <text:s text:c="19"/>62281 ............................................. 62325</text:p>
      <text:p text:style-name="P1"/>
      <text:p text:style-name="P1">Anas_platyrhynchos_platyrhynchos 62326 GTTAATACCATAACTATTTGTTTTCTGTTTAAAAGTATTTCTAAC 62370</text:p>
      <text:p text:style-name="P1">Gallus_gallus <text:s text:c="19"/>62326 ............................................. 62370</text:p>
      <text:p text:style-name="P1"/>
      <text:p text:style-name="P1">Anas_platyrhynchos_platyrhynchos 62371 TTCATTGGGACAGTCATAATGAGCCCATTCTTCCACATTTATTGG 62415</text:p>
      <text:p text:style-name="P1">Gallus_gallus <text:s text:c="19"/>62371 ............................................. 62415</text:p>
      <text:p text:style-name="P1"/>
      <text:p text:style-name="P1">Anas_platyrhynchos_platyrhynchos 62416 TAAGGTATCAACTGACTCCTTCCTTTTAGGCTGCTCTTTCACAAA 62460</text:p>
      <text:p text:style-name="P1">Gallus_gallus <text:s text:c="19"/>62416 ............................................. 62460</text:p>
      <text:p text:style-name="P1"/>
      <text:p text:style-name="P1">Anas_platyrhynchos_platyrhynchos 62461 AGATTCTTCAACCTGTAATTTAAAATACAGCCATTCATGAGGCCC 62505</text:p>
      <text:p text:style-name="P1">Gallus_gallus <text:s text:c="19"/>62461 ............................................. 62505</text:p>
      <text:p text:style-name="P1"/>
      <text:p text:style-name="P1">Anas_platyrhynchos_platyrhynchos 62506 AAGTTGATATTTTGTTTGGTATTAAATTTTTAGCTAACATAAAAA 62550</text:p>
      <text:p text:style-name="P1">Gallus_gallus <text:s text:c="19"/>62506 ............................................. 62550</text:p>
      <text:p text:style-name="P1"/>
      <text:p text:style-name="P1">Anas_platyrhynchos_platyrhynchos 62551 ACTTACTTGTTTAGTGTCTTTTGAAGTTTTGTCTCTTTTTTGACC 62595</text:p>
      <text:p text:style-name="P1">Gallus_gallus <text:s text:c="19"/>62551 ............................................. 62595</text:p>
      <text:p text:style-name="P1"/>
      <text:p text:style-name="P1">Anas_platyrhynchos_platyrhynchos 62596 TCTAGACTGGGGGTTCTGCAAAAAAGCAGTATTGTAACCAATGCA 62640</text:p>
      <text:p text:style-name="P1">Gallus_gallus <text:s text:c="19"/>62596 ............................................. 62640</text:p>
      <text:p text:style-name="P1"/>
      <text:p text:style-name="P1">Anas_platyrhynchos_platyrhynchos 62641 GCAAACAAAAGAAAAGTATCTGTACATTTATGACCTGCCAAGACC 62685</text:p>
      <text:p text:style-name="P1">Gallus_gallus <text:s text:c="19"/>62641 ............................................. 62685</text:p>
      <text:p text:style-name="P1"/>
      <text:p text:style-name="P1">Anas_platyrhynchos_platyrhynchos 62686 ATGCAATCAGAAGTGAAAATATGATAAGAGTCAGAGAAAAGTTCT 62730</text:p>
      <text:p text:style-name="P1">Gallus_gallus <text:s text:c="19"/>62686 ............................................. 62730</text:p>
      <text:p text:style-name="P1"/>
      <text:p text:style-name="P1">Anas_platyrhynchos_platyrhynchos 62731 TCACAAAATACAAGAGTTTTTATAGGAAAGCACTTAAGTTATTTA 62775</text:p>
      <text:p text:style-name="P1">Gallus_gallus <text:s text:c="19"/>62731 ............................................. 62775</text:p>
      <text:p text:style-name="P1"><text:soft-page-break/></text:p>
      <text:p text:style-name="P1">Anas_platyrhynchos_platyrhynchos 62776 ACAGACAAGCACAGGGAAATATCTGTTATGAAGAGACTATTGATT 62820</text:p>
      <text:p text:style-name="P1">Gallus_gallus <text:s text:c="19"/>62776 ............................................. 62820</text:p>
      <text:p text:style-name="P1"/>
      <text:p text:style-name="P1">Anas_platyrhynchos_platyrhynchos 62821 TTATTTCATAGGAACAGGGTTCTTACTTGTTTCTCTTCCTTTTTG 62865</text:p>
      <text:p text:style-name="P1">Gallus_gallus <text:s text:c="19"/>62821 ............................................. 62865</text:p>
      <text:p text:style-name="P1"/>
      <text:p text:style-name="P1">Anas_platyrhynchos_platyrhynchos 62866 TCCTCTTTCTTACGAGCAATTGTTGGCTGTGCATCCTGAGGAGCT 62910</text:p>
      <text:p text:style-name="P1">Gallus_gallus <text:s text:c="19"/>62866 ............................................. 62910</text:p>
      <text:p text:style-name="P1"/>
      <text:p text:style-name="P1">Anas_platyrhynchos_platyrhynchos 62911 GTAAATTGTGAAGACTTTGATAATGCTCCTATAATATGTCCTGAT 62955</text:p>
      <text:p text:style-name="P1">Gallus_gallus <text:s text:c="19"/>62911 ............................................. 62955</text:p>
      <text:p text:style-name="P1"/>
      <text:p text:style-name="P1">Anas_platyrhynchos_platyrhynchos 62956 GCTGACAATGATACCTAGATGAGAAAATAATTACGGTGTTGTTTT 63000</text:p>
      <text:p text:style-name="P1">Gallus_gallus <text:s text:c="19"/>62956 ............................................. 63000</text:p>
      <text:p text:style-name="P1"/>
      <text:p text:style-name="P1">Anas_platyrhynchos_platyrhynchos 63001 TTTTGTTTGTTTGTTTGTTTTTCCTGGAAATTTCTAGTAGTAATA 63045</text:p>
      <text:p text:style-name="P1">Gallus_gallus <text:s text:c="19"/>63001 ............................................. 63045</text:p>
      <text:p text:style-name="P1"/>
      <text:p text:style-name="P1">Anas_platyrhynchos_platyrhynchos 63046 ATTATTCATTGTAAATCACTACCTACTAAAAATTGTCATACACCA 63090</text:p>
      <text:p text:style-name="P1">Gallus_gallus <text:s text:c="19"/>63046 ............................................. 63090</text:p>
      <text:p text:style-name="P1"/>
      <text:p text:style-name="P1">Anas_platyrhynchos_platyrhynchos 63091 TGCTTTTTTACATGCGAGCTTTCTTCACAAAACAAGAAAATTCAA 63135</text:p>
      <text:p text:style-name="P1">Gallus_gallus <text:s text:c="19"/>63091 ............................................. 63135</text:p>
      <text:p text:style-name="P1"/>
      <text:p text:style-name="P1">Anas_platyrhynchos_platyrhynchos 63136 AGTATCCTAGATGCTGGCATTATTTGTACAAGCATTTTGGAAGAT 63180</text:p>
      <text:p text:style-name="P1">Gallus_gallus <text:s text:c="19"/>63136 ............................................. 63180</text:p>
      <text:p text:style-name="P1"/>
      <text:p text:style-name="P1">Anas_platyrhynchos_platyrhynchos 63181 CATGATAATGCACGTAAGCAGCTGAACTGTCAGATGACATCCTAT 63225</text:p>
      <text:p text:style-name="P1">Gallus_gallus <text:s text:c="19"/>63181 ............................................. 63225</text:p>
      <text:p text:style-name="P1"/>
      <text:p text:style-name="P1">Anas_platyrhynchos_platyrhynchos 63226 CCTCCCTGGATCTATAATAAAGCTACTTGGGTGGTTGGGCACTGG 63270</text:p>
      <text:p text:style-name="P1">Gallus_gallus <text:s text:c="19"/>63226 ............................................. 63270</text:p>
      <text:p text:style-name="P1"/>
      <text:p text:style-name="P1">Anas_platyrhynchos_platyrhynchos 63271 AACAGGCTCCCCAAGGAAGTGGTCAAGGAACCGAGCCTGCTGGAG 63315</text:p>
      <text:p text:style-name="P1">Gallus_gallus <text:s text:c="19"/>63271 ............................................. 63315</text:p>
      <text:p text:style-name="P1"/>
      <text:p text:style-name="P1">Anas_platyrhynchos_platyrhynchos 63316 TTCAAGAAGCATTTGGAGAATGCTCTCAGACACGTGATCTTATTT 63360</text:p>
      <text:p text:style-name="P1"><text:soft-page-break/>Gallus_gallus <text:s text:c="19"/>63316 ............................................. 63360</text:p>
      <text:p text:style-name="P1"/>
      <text:p text:style-name="P1">Anas_platyrhynchos_platyrhynchos 63361 TTATGTTTATCTATTTATTTATTGTGTGGTCCTTTGAGGACCCAG 63405</text:p>
      <text:p text:style-name="P1">Gallus_gallus <text:s text:c="19"/>63361 ............................................. 63405</text:p>
      <text:p text:style-name="P1"/>
      <text:p text:style-name="P1">Anas_platyrhynchos_platyrhynchos 63406 GAGTTGGACTCAATGATCCTAGTTGGTCCCTTCCAACTCAGATTT 63450</text:p>
      <text:p text:style-name="P1">Gallus_gallus <text:s text:c="19"/>63406 ............................................. 63450</text:p>
      <text:p text:style-name="P1"/>
      <text:p text:style-name="P1">Anas_platyrhynchos_platyrhynchos 63451 TCTATGATTCTGTGATTTTACTTTTTTAATCTATATGGTTGGAAA 63495</text:p>
      <text:p text:style-name="P1">Gallus_gallus <text:s text:c="19"/>63451 ............................................. 63495</text:p>
      <text:p text:style-name="P1"/>
      <text:p text:style-name="P1">Anas_platyrhynchos_platyrhynchos 63496 TTAAATTCTTACTTTAAACTACTAGTCTAGATTGCTTAGTCCTCT 63540</text:p>
      <text:p text:style-name="P1">Gallus_gallus <text:s text:c="19"/>63496 ............................................. 63540</text:p>
      <text:p text:style-name="P1"/>
      <text:p text:style-name="P1">Anas_platyrhynchos_platyrhynchos 63541 ATAAATAGAGACAGAGGATCAGGGGTTCAAATGAATCTGGAAGAC 63585</text:p>
      <text:p text:style-name="P1">Gallus_gallus <text:s text:c="19"/>63541 ............................................. 63585</text:p>
      <text:p text:style-name="P1"/>
      <text:p text:style-name="P1">Anas_platyrhynchos_platyrhynchos 63586 TGAAAATATGAAAGAGCCACTTTATTGTACTTTTGGAGTGGTCTT 63630</text:p>
      <text:p text:style-name="P1">Gallus_gallus <text:s text:c="19"/>63586 ............................................. 63630</text:p>
      <text:p text:style-name="P1"/>
      <text:p text:style-name="P1">Anas_platyrhynchos_platyrhynchos 63631 CTATATTGCGTCTAGTGAATGTGATATAACAGAAATTTCTAAATA 63675</text:p>
      <text:p text:style-name="P1">Gallus_gallus <text:s text:c="19"/>63631 ............................................. 63675</text:p>
      <text:p text:style-name="P1"/>
      <text:p text:style-name="P1">Anas_platyrhynchos_platyrhynchos 63676 TTTAAACATATGGAAGCATCCAGAGAAAGTTCCTCGCATGTAAAA 63720</text:p>
      <text:p text:style-name="P1">Gallus_gallus <text:s text:c="19"/>63676 ............................................. 63720</text:p>
      <text:p text:style-name="P1"/>
      <text:p text:style-name="P1">Anas_platyrhynchos_platyrhynchos 63721 TAACAACACTTCTGATCTTGCCTAAAGCATAGAAACACGTATTAA 63765</text:p>
      <text:p text:style-name="P1">Gallus_gallus <text:s text:c="19"/>63721 ............................................. 63765</text:p>
      <text:p text:style-name="P1"/>
      <text:p text:style-name="P1">Anas_platyrhynchos_platyrhynchos 63766 TCTGAGAAGATGAACGTATTTCATTAGAGTTATCTAGAGTAGAAG 63810</text:p>
      <text:p text:style-name="P1">Gallus_gallus <text:s text:c="19"/>63766 ............................................. 63810</text:p>
      <text:p text:style-name="P1"/>
      <text:p text:style-name="P1">Anas_platyrhynchos_platyrhynchos 63811 AAAAAATATCACCAAAAAAAAAATAATGCTGGATGCTGCACAACT 63855</text:p>
      <text:p text:style-name="P1">Gallus_gallus <text:s text:c="19"/>63811 ............................................. 63855</text:p>
      <text:p text:style-name="P1"/>
      <text:p text:style-name="P1">Anas_platyrhynchos_platyrhynchos 63856 TCTGCAATGCCACCCGTAGCATTAAGACTGTTTATATGAAGATTT 63900</text:p>
      <text:p text:style-name="P1">Gallus_gallus <text:s text:c="19"/>63856 ............................................. 63900</text:p>
      <text:p text:style-name="P1"/>
      <text:p text:style-name="P1"><text:soft-page-break/>Anas_platyrhynchos_platyrhynchos 63901 GAGGCATTACTATTATCAAGTATAGATTTAGTGCTTTCGAAGATT 63945</text:p>
      <text:p text:style-name="P1">Gallus_gallus <text:s text:c="19"/>63901 ............................................. 63945</text:p>
      <text:p text:style-name="P1"/>
      <text:p text:style-name="P1">Anas_platyrhynchos_platyrhynchos 63946 TACTCATATTTAACATATAATAATAATCCTATGATTTTTGCTATA 63990</text:p>
      <text:p text:style-name="P1">Gallus_gallus <text:s text:c="19"/>63946 ............................................. 63990</text:p>
      <text:p text:style-name="P1"/>
      <text:p text:style-name="P1">Anas_platyrhynchos_platyrhynchos 63991 ATGCTCAATTAACCATTTAAATTGTGCATTCATATCAACGAGAAA 64035</text:p>
      <text:p text:style-name="P1">Gallus_gallus <text:s text:c="19"/>63991 ............................................. 64035</text:p>
      <text:p text:style-name="P1"/>
      <text:p text:style-name="P1">Anas_platyrhynchos_platyrhynchos 64036 TCAAATACACTTGTTTGATTTGAAATGCTGTACCAATGAAAAAGC 64080</text:p>
      <text:p text:style-name="P1">Gallus_gallus <text:s text:c="19"/>64036 ............................................. 64080</text:p>
      <text:p text:style-name="P1"/>
      <text:p text:style-name="P1">Anas_platyrhynchos_platyrhynchos 64081 GATTGAAGAATAATATTTAATGAAAACTGCCCGTCTATACTTTTT 64125</text:p>
      <text:p text:style-name="P1">Gallus_gallus <text:s text:c="19"/>64081 ............................................. 64125</text:p>
      <text:p text:style-name="P1"/>
      <text:p text:style-name="P1">Anas_platyrhynchos_platyrhynchos 64126 TTTCTCAACATGTAACAAACAAATCAACACTTTAATTTATTTTAA 64170</text:p>
      <text:p text:style-name="P1">Gallus_gallus <text:s text:c="19"/>64126 ............................................. 64170</text:p>
      <text:p text:style-name="P1"/>
      <text:p text:style-name="P1">Anas_platyrhynchos_platyrhynchos 64171 CTACATCAGATGATTCCATTTAGTTGAATCACAGCCACTTTAAAT 64215</text:p>
      <text:p text:style-name="P1">Gallus_gallus <text:s text:c="19"/>64171 ............................................. 64215</text:p>
      <text:p text:style-name="P1"/>
      <text:p text:style-name="P1">Anas_platyrhynchos_platyrhynchos 64216 CCATCTAAGTGACAGTCTAAGTCCCCTCCCTCAGAACTGTCAGCA 64260</text:p>
      <text:p text:style-name="P1">Gallus_gallus <text:s text:c="19"/>64216 ............................................. 64260</text:p>
      <text:p text:style-name="P1"/>
      <text:p text:style-name="P1">Anas_platyrhynchos_platyrhynchos 64261 ATGTGTTCATTGTGTATTCTGATGCTAGTGAGATTCTTTAACTAA 64305</text:p>
      <text:p text:style-name="P1">Gallus_gallus <text:s text:c="19"/>64261 ............................................. 64305</text:p>
      <text:p text:style-name="P1"/>
      <text:p text:style-name="P1">Anas_platyrhynchos_platyrhynchos 64306 TTAAAAATACAAAATTTTAGAAACACAAAAAAATCACAAGAAAAG 64350</text:p>
      <text:p text:style-name="P1">Gallus_gallus <text:s text:c="19"/>64306 ............................................. 64350</text:p>
      <text:p text:style-name="P1"/>
      <text:p text:style-name="P1">Anas_platyrhynchos_platyrhynchos 64351 AATTATTGCATTCCAAGGAAAAAATGGGCCACTGTTTTTATCCTT 64395</text:p>
      <text:p text:style-name="P1">Gallus_gallus <text:s text:c="19"/>64351 ............................................. 64395</text:p>
      <text:p text:style-name="P1"/>
      <text:p text:style-name="P1">Anas_platyrhynchos_platyrhynchos 64396 AAATGTCTGTTTCCCTATTTACCTGAGAGAAATAATTTTCTTGTT 64440</text:p>
      <text:p text:style-name="P1">Gallus_gallus <text:s text:c="19"/>64396 ............................................. 64440</text:p>
      <text:p text:style-name="P1"/>
      <text:p text:style-name="P1">Anas_platyrhynchos_platyrhynchos 64441 TAATCCTAAACCTGAGAAAATATACTAACTACAGCATAAAATTGG 64485</text:p>
      <text:p text:style-name="Standard"><text:span text:style-name="T1">Gallus_gallus <text:s text:c="19"/>64441 ............................................. </text:span><text:soft-page-break/><text:span text:style-name="T1">64485</text:span></text:p>
      <text:p text:style-name="P1"/>
      <text:p text:style-name="P1">Anas_platyrhynchos_platyrhynchos 64486 AAACAGTAAAGACATAGCTAAACTGTCAAATGAGTAGTTGATTCC 64530</text:p>
      <text:p text:style-name="P1">Gallus_gallus <text:s text:c="19"/>64486 ............................................. 64530</text:p>
      <text:p text:style-name="P1"/>
      <text:p text:style-name="P1">Anas_platyrhynchos_platyrhynchos 64531 GCAGTAACACTGACAGTTGAAAATATAATGGCCACATTATAACGT 64575</text:p>
      <text:p text:style-name="P1">Gallus_gallus <text:s text:c="19"/>64531 ............................................. 64575</text:p>
      <text:p text:style-name="P1"/>
      <text:p text:style-name="P1">Anas_platyrhynchos_platyrhynchos 64576 AATATCATATAATCTCACCTGCCAGATACGGATAACACAAGCATA 64620</text:p>
      <text:p text:style-name="P1">Gallus_gallus <text:s text:c="19"/>64576 ............................................. 64620</text:p>
      <text:p text:style-name="P1"/>
      <text:p text:style-name="P1">Anas_platyrhynchos_platyrhynchos 64621 TGCCATCAAACAGTGTTGCTGATGAAAAGGAGAACTATGACCAGA 64665</text:p>
      <text:p text:style-name="P1">Gallus_gallus <text:s text:c="19"/>64621 ............................................. 64665</text:p>
      <text:p text:style-name="P1"/>
      <text:p text:style-name="P1">Anas_platyrhynchos_platyrhynchos 64666 AACTACAGCCATTAAAGTCTGTGCTCTAAACAAAGCTTCCAATTG 64710</text:p>
      <text:p text:style-name="P1">Gallus_gallus <text:s text:c="19"/>64666 ............................................. 64710</text:p>
      <text:p text:style-name="P1"/>
      <text:p text:style-name="P1">Anas_platyrhynchos_platyrhynchos 64711 TTTAATATTAGTCAAATTTTCCAAATTGATTCGGGGCATGACATC 64755</text:p>
      <text:p text:style-name="P1">Gallus_gallus <text:s text:c="19"/>64711 ............................................. 64755</text:p>
      <text:p text:style-name="P1"/>
      <text:p text:style-name="P1">Anas_platyrhynchos_platyrhynchos 64756 ATTTCTTCCAACATCTATCTTCAGATTTTCCATAGGCAATAATTT 64800</text:p>
      <text:p text:style-name="P1">Gallus_gallus <text:s text:c="19"/>64756 ............................................. 64800</text:p>
      <text:p text:style-name="P1"/>
      <text:p text:style-name="P1">Anas_platyrhynchos_platyrhynchos 64801 TTTAATAGATTTTTCTTCTGTTAAAAACGAAAAAATAACATGCCT 64845</text:p>
      <text:p text:style-name="P1">Gallus_gallus <text:s text:c="19"/>64801 ............................................. 64845</text:p>
      <text:p text:style-name="P1"/>
      <text:p text:style-name="P1">Anas_platyrhynchos_platyrhynchos 64846 ATATTTGTAGCTATAATAGTATTTTTAAAATTACTCAAAAGTTAA 64890</text:p>
      <text:p text:style-name="P1">Gallus_gallus <text:s text:c="19"/>64846 ............................................. 64890</text:p>
      <text:p text:style-name="P1"/>
      <text:p text:style-name="P1">Anas_platyrhynchos_platyrhynchos 64891 ATTTCTAAATTACAAATAAAATCAGAAAAAAAATCATCTACTGAA 64935</text:p>
      <text:p text:style-name="P1">Gallus_gallus <text:s text:c="19"/>64891 ............................................. 64935</text:p>
      <text:p text:style-name="P1"/>
      <text:p text:style-name="P1">Anas_platyrhynchos_platyrhynchos 64936 TATGTTCTTCTTATGGCAACGTAATGCTACTTGTACTGTGTTTTA 64980</text:p>
      <text:p text:style-name="P1">Gallus_gallus <text:s text:c="19"/>64936 ............................................. 64980</text:p>
      <text:p text:style-name="P1"/>
      <text:p text:style-name="P1">Anas_platyrhynchos_platyrhynchos 64981 AATTAATAGTGTAACAATTATGCATATTAAATGACAGAAGTTCAA 65025</text:p>
      <text:p text:style-name="P1">Gallus_gallus <text:s text:c="19"/>64981 ............................................. 65025</text:p>
      <text:p text:style-name="P1"/>
      <text:p text:style-name="Standard"><text:span text:style-name="T1">Anas_platyrhynchos_platyrhynchos 65026 CACAGAAATGAAATACACAACAGACACTTTAACTATGTCTTATAT </text:span><text:soft-page-break/><text:span text:style-name="T1">65070</text:span></text:p>
      <text:p text:style-name="P1">Gallus_gallus <text:s text:c="19"/>65026 ............................................. 65070</text:p>
      <text:p text:style-name="P1"/>
      <text:p text:style-name="P1">Anas_platyrhynchos_platyrhynchos 65071 GTCTTATTTAACAGGCCACAGTTCCTGCCAGATAACCTATGTGGC 65115</text:p>
      <text:p text:style-name="P1">Gallus_gallus <text:s text:c="19"/>65071 ............................................. 65115</text:p>
      <text:p text:style-name="P1"/>
      <text:p text:style-name="P1">Anas_platyrhynchos_platyrhynchos 65116 TCCTCTCCCTGGGGTCACAGCTCCTGCCAGGAGTCTGCTCCTGTG 65160</text:p>
      <text:p text:style-name="P1">Gallus_gallus <text:s text:c="19"/>65116 ............................................. 65160</text:p>
      <text:p text:style-name="P1"/>
      <text:p text:style-name="P1">Anas_platyrhynchos_platyrhynchos 65161 CAGGCTTTCCACAGACTGCAGCTGCCTGCAGGGCACTTCCACCTC 65205</text:p>
      <text:p text:style-name="P1">Gallus_gallus <text:s text:c="19"/>65161 ............................................. 65205</text:p>
      <text:p text:style-name="P1"/>
      <text:p text:style-name="P1">Anas_platyrhynchos_platyrhynchos 65206 CTCTGGAAGCTGCAGAGTAGATATCTGTTCCAGTGTGGTCCTCCA 65250</text:p>
      <text:p text:style-name="P1">Gallus_gallus <text:s text:c="19"/>65206 ............................................. 65250</text:p>
      <text:p text:style-name="P1"/>
      <text:p text:style-name="P1">Anas_platyrhynchos_platyrhynchos 65251 TAGGCTACAGGGGCAAAACCTGCTTCACTACTGGCCTGCAGGGGA 65295</text:p>
      <text:p text:style-name="P1">Gallus_gallus <text:s text:c="19"/>65251 ............................................. 65295</text:p>
      <text:p text:style-name="P1"/>
      <text:p text:style-name="P1">Anas_platyrhynchos_platyrhynchos 65296 ATCTCTGCTCCAGTATGTGGAGCATCTCCTCCTCCTCCTTTTCTG 65340</text:p>
      <text:p text:style-name="P1">Gallus_gallus <text:s text:c="19"/>65296 ............................................. 65340</text:p>
      <text:p text:style-name="P1"/>
      <text:p text:style-name="P1">Anas_platyrhynchos_platyrhynchos 65341 ACTTTCTGACCTTTTAGCATCTACAAAGTTTTTTTTCTCTCACAT 65385</text:p>
      <text:p text:style-name="P1">Gallus_gallus <text:s text:c="19"/>65341 ............................................. 65385</text:p>
      <text:p text:style-name="P1"/>
      <text:p text:style-name="P1">Anas_platyrhynchos_platyrhynchos 65386 TTTTCTTACTGCAGTCTCTCACAGCTGCCACACAGAGGTGTGGTT 65430</text:p>
      <text:p text:style-name="P1">Gallus_gallus <text:s text:c="19"/>65386 ............................................. 65430</text:p>
      <text:p text:style-name="P1"/>
      <text:p text:style-name="P1">Anas_platyrhynchos_platyrhynchos 65431 TTTTTTTTTTTAACCCTCTCCTATCTTATGCAGAGGAGCAAACAG 65475</text:p>
      <text:p text:style-name="P1">Gallus_gallus <text:s text:c="19"/>65431 ............................................. 65475</text:p>
      <text:p text:style-name="P1"/>
      <text:p text:style-name="P1">Anas_platyrhynchos_platyrhynchos 65476 CATTCTTCATTGTCTCAGCTCTGGACAGTAGTGGATACCTTTTGG 65520</text:p>
      <text:p text:style-name="P1">Gallus_gallus <text:s text:c="19"/>65476 ............................................. 65520</text:p>
      <text:p text:style-name="P1"/>
      <text:p text:style-name="P1">Anas_platyrhynchos_platyrhynchos 65521 AGCCAGCTGGAACTGGCTCTATCCGACACAGGGCAGCACTCGGTC 65565</text:p>
      <text:p text:style-name="P1">Gallus_gallus <text:s text:c="19"/>65521 ............................................. 65565</text:p>
      <text:p text:style-name="P1"/>
      <text:p text:style-name="P1">Anas_platyrhynchos_platyrhynchos 65566 TCTTCTCTAACAGGCCGCCCCTGCAACAACCTCCCTCCCTCCCTG 65610</text:p>
      <text:p text:style-name="P1">Gallus_gallus <text:s text:c="19"/>65566 ............................................. 65610</text:p>
      <text:p text:style-name="P1"><text:soft-page-break/></text:p>
      <text:p text:style-name="P1">Anas_platyrhynchos_platyrhynchos 65611 CCCCAACCATAAGCATTTTGTGATTTGGTAATGAGCGTAGATCTT 65655</text:p>
      <text:p text:style-name="P1">Gallus_gallus <text:s text:c="19"/>65611 ............................................. 65655</text:p>
      <text:p text:style-name="P1"/>
      <text:p text:style-name="P1">Anas_platyrhynchos_platyrhynchos 65656 TATGACACAACACAGAATTCACAGGTGCTTTTAAAATATCCTTGA 65700</text:p>
      <text:p text:style-name="P1">Gallus_gallus <text:s text:c="19"/>65656 ............................................. 65700</text:p>
      <text:p text:style-name="P1"/>
      <text:p text:style-name="P1">Anas_platyrhynchos_platyrhynchos 65701 ACAAATGACAGTGCATTCTGGAGAAAGTACTGCCATGCTGCTGCC 65745</text:p>
      <text:p text:style-name="P1">Gallus_gallus <text:s text:c="19"/>65701 ............................................. 65745</text:p>
      <text:p text:style-name="P1"/>
      <text:p text:style-name="P1">Anas_platyrhynchos_platyrhynchos 65746 ATTCTTTGTTTGCTAACTAAGTTATAAATTTAAATTGTCCCTTGC 65790</text:p>
      <text:p text:style-name="P1">Gallus_gallus <text:s text:c="19"/>65746 ............................................. 65790</text:p>
      <text:p text:style-name="P1"/>
      <text:p text:style-name="P1">Anas_platyrhynchos_platyrhynchos 65791 ATTTGTTACTGGGAAATTTATTTGAATAATATACACATTTACATA 65835</text:p>
      <text:p text:style-name="P1">Gallus_gallus <text:s text:c="19"/>65791 ............................................. 65835</text:p>
      <text:p text:style-name="P1"/>
      <text:p text:style-name="P1">Anas_platyrhynchos_platyrhynchos 65836 CCTTCTTCTTGAGAAGATTGCATAGAAAATTTCATATGTAGCAAG 65880</text:p>
      <text:p text:style-name="P1">Gallus_gallus <text:s text:c="19"/>65836 ............................................. 65880</text:p>
      <text:p text:style-name="P1"/>
      <text:p text:style-name="P1">Anas_platyrhynchos_platyrhynchos 65881 AGACCTACTGCCCAATCCAGAGGTTTAATAACATCATTAAGGGGA 65925</text:p>
      <text:p text:style-name="P1">Gallus_gallus <text:s text:c="19"/>65881 ............................................. 65925</text:p>
      <text:p text:style-name="P1"/>
      <text:p text:style-name="P1">Anas_platyrhynchos_platyrhynchos 65926 AACTGGTTACAGTATAACCATTCAGCAAATTCCATCAGGTAATCA 65970</text:p>
      <text:p text:style-name="P1">Gallus_gallus <text:s text:c="19"/>65926 ............................................. 65970</text:p>
      <text:p text:style-name="P1"/>
      <text:p text:style-name="P1">Anas_platyrhynchos_platyrhynchos 65971 ACTTTCTGCCATTCATTTTCTTGTTTCTATGAAAGTGATAAAGGA 66015</text:p>
      <text:p text:style-name="P1">Gallus_gallus <text:s text:c="19"/>65971 ............................................. 66015</text:p>
      <text:p text:style-name="P1"/>
      <text:p text:style-name="P1">Anas_platyrhynchos_platyrhynchos 66016 AGAGTTAGTTTATATCTGGTGGTGTAAACCACTGAACTGATATTC 66060</text:p>
      <text:p text:style-name="P1">Gallus_gallus <text:s text:c="19"/>66016 ............................................. 66060</text:p>
      <text:p text:style-name="P1"/>
      <text:p text:style-name="P1">Anas_platyrhynchos_platyrhynchos 66061 AAAAGTTCAATATAGTCTTAATGGAAGCAAAAAAATAATTTGTCA 66105</text:p>
      <text:p text:style-name="P1">Gallus_gallus <text:s text:c="19"/>66061 ............................................. 66105</text:p>
      <text:p text:style-name="P1"/>
      <text:p text:style-name="P1">Anas_platyrhynchos_platyrhynchos 66106 CTGAGCAGTTTCATTTGAATCACATAATCAGAGACATATGTAAAA 66150</text:p>
      <text:p text:style-name="P1">Gallus_gallus <text:s text:c="19"/>66106 ............................................. 66150</text:p>
      <text:p text:style-name="P1"/>
      <text:p text:style-name="P1">Anas_platyrhynchos_platyrhynchos 66151 CAGAAAGCAACAGAAAACTCTATTTAGTTTATTCTTTGCTTTTTC 66195</text:p>
      <text:p text:style-name="P1"><text:soft-page-break/>Gallus_gallus <text:s text:c="19"/>66151 ............................................. 66195</text:p>
      <text:p text:style-name="P1"/>
      <text:p text:style-name="P1">Anas_platyrhynchos_platyrhynchos 66196 AAAATTTATTGCAATTAGCTATTCTTAGACTTTTTCTTTGTCAGG 66240</text:p>
      <text:p text:style-name="P1">Gallus_gallus <text:s text:c="19"/>66196 ............................................. 66240</text:p>
      <text:p text:style-name="P1"/>
      <text:p text:style-name="P1">Anas_platyrhynchos_platyrhynchos 66241 ACTCAGCTGAACTCTTATGGCCCTCAAAAGGTTCCTCATTTGAGA 66285</text:p>
      <text:p text:style-name="P1">Gallus_gallus <text:s text:c="19"/>66241 ............................................. 66285</text:p>
      <text:p text:style-name="P1"/>
      <text:p text:style-name="P1">Anas_platyrhynchos_platyrhynchos 66286 AGGTGCTTGTGCACTGAAGTCAAGGCACTGAGCCTGAGAGAGTTC 66330</text:p>
      <text:p text:style-name="P1">Gallus_gallus <text:s text:c="19"/>66286 ............................................. 66330</text:p>
      <text:p text:style-name="P1"/>
      <text:p text:style-name="P1">Anas_platyrhynchos_platyrhynchos 66331 AAGAGGTGTTCGGAAAATGTTGTCAAATATATAATTACTAGTCTA 66375</text:p>
      <text:p text:style-name="P1">Gallus_gallus <text:s text:c="19"/>66331 ............................................. 66375</text:p>
      <text:p text:style-name="P1"/>
      <text:p text:style-name="P1">Anas_platyrhynchos_platyrhynchos 66376 ATAGTTAGCCCTGCATGGAGCCAGGAGTGGGACTCAATGGTCCTT 66420</text:p>
      <text:p text:style-name="P1">Gallus_gallus <text:s text:c="19"/>66376 ............................................. 66420</text:p>
      <text:p text:style-name="P1"/>
      <text:p text:style-name="P1">Anas_platyrhynchos_platyrhynchos 66421 GTAGATTCCCTTCCCACTAAGGATATTCTATGATTCTATGATTTT 66465</text:p>
      <text:p text:style-name="P1">Gallus_gallus <text:s text:c="19"/>66421 ............................................. 66465</text:p>
      <text:p text:style-name="P1"/>
      <text:p text:style-name="P1">Anas_platyrhynchos_platyrhynchos 66466 CCAACTGAAAAGCAATTTCAAATTTACAAGAAACAATGATCATAT 66510</text:p>
      <text:p text:style-name="P1">Gallus_gallus <text:s text:c="19"/>66466 ............................................. 66510</text:p>
      <text:p text:style-name="P1"/>
      <text:p text:style-name="P1">Anas_platyrhynchos_platyrhynchos 66511 ATATGGCCTATCTACTCCTTAAATTCTATACTTCTCAATACTTGC 66555</text:p>
      <text:p text:style-name="P1">Gallus_gallus <text:s text:c="19"/>66511 ............................................. 66555</text:p>
      <text:p text:style-name="P1"/>
      <text:p text:style-name="P1">Anas_platyrhynchos_platyrhynchos 66556 TATCTCATTAAACACTTTAAAAACATATTTTTATCAGTATTGGAA 66600</text:p>
      <text:p text:style-name="P1">Gallus_gallus <text:s text:c="19"/>66556 ............................................. 66600</text:p>
      <text:p text:style-name="P1"/>
      <text:p text:style-name="P1">Anas_platyrhynchos_platyrhynchos 66601 CTGATAGTAAAAATTCACAAACCTGCAAAGCATTGATTGCATTTT 66645</text:p>
      <text:p text:style-name="P1">Gallus_gallus <text:s text:c="19"/>66601 ............................................. 66645</text:p>
      <text:p text:style-name="P1"/>
      <text:p text:style-name="P1">Anas_platyrhynchos_platyrhynchos 66646 TAAAACAGTTTAACTGTTCAACAATACTTCTGGAAACTGTTACCA 66690</text:p>
      <text:p text:style-name="P1">Gallus_gallus <text:s text:c="19"/>66646 ............................................. 66690</text:p>
      <text:p text:style-name="P1"/>
      <text:p text:style-name="P1">Anas_platyrhynchos_platyrhynchos 66691 TATGACGCCAAATACGGGACACATAATCTTCACTTTCACCTGCAA 66735</text:p>
      <text:p text:style-name="P1">Gallus_gallus <text:s text:c="19"/>66691 ............................................. 66735</text:p>
      <text:p text:style-name="P1"/>
      <text:p text:style-name="P1"><text:soft-page-break/>Anas_platyrhynchos_platyrhynchos 66736 ATTTCTGAATTTCCATCATGAAATTACATCCCAATCTTGCCTTTA 66780</text:p>
      <text:p text:style-name="P1">Gallus_gallus <text:s text:c="19"/>66736 ............................................. 66780</text:p>
      <text:p text:style-name="P1"/>
      <text:p text:style-name="P1">Anas_platyrhynchos_platyrhynchos 66781 CTGTAGCCAAATGTTTAAAAATCAGACTAGAAAAGGACAAAAACA 66825</text:p>
      <text:p text:style-name="P1">Gallus_gallus <text:s text:c="19"/>66781 ............................................. 66825</text:p>
      <text:p text:style-name="P1"/>
      <text:p text:style-name="P1">Anas_platyrhynchos_platyrhynchos 66826 ATTGCACATTAATTGCATCTGTATCTGTAAAGTAACTCGAAGTGG 66870</text:p>
      <text:p text:style-name="P1">Gallus_gallus <text:s text:c="19"/>66826 ............................................. 66870</text:p>
      <text:p text:style-name="P1"/>
      <text:p text:style-name="P1">Anas_platyrhynchos_platyrhynchos 66871 AATAGATATAGTAGTTCAGTGTAGTGCAGAGATGTGTAAGTTCAT 66915</text:p>
      <text:p text:style-name="P1">Gallus_gallus <text:s text:c="19"/>66871 ............................................. 66915</text:p>
      <text:p text:style-name="P1"/>
      <text:p text:style-name="P1">Anas_platyrhynchos_platyrhynchos 66916 AAACTAATATAAAAGGGCATAAATCTTTGAACTCATGTAAGACTA 66960</text:p>
      <text:p text:style-name="P1">Gallus_gallus <text:s text:c="19"/>66916 ............................................. 66960</text:p>
      <text:p text:style-name="P1"/>
      <text:p text:style-name="P1">Anas_platyrhynchos_platyrhynchos 66961 TATATAAACAGTAGCCTAGATAATTTAGTTTCCATTTTACATTAC 67005</text:p>
      <text:p text:style-name="P1">Gallus_gallus <text:s text:c="19"/>66961 ............................................. 67005</text:p>
      <text:p text:style-name="P1"/>
      <text:p text:style-name="P1">Anas_platyrhynchos_platyrhynchos 67006 GTGTGTTTACAGCTAGAAAAATTATAACTTCAGCTACATTTCGTA 67050</text:p>
      <text:p text:style-name="P1">Gallus_gallus <text:s text:c="19"/>67006 ............................................. 67050</text:p>
      <text:p text:style-name="P1"/>
      <text:p text:style-name="P1">Anas_platyrhynchos_platyrhynchos 67051 CTCCTATTTTCTTGGAAAAATTAGATAGTACCTGTATACAAGTTT 67095</text:p>
      <text:p text:style-name="P1">Gallus_gallus <text:s text:c="19"/>67051 ............................................. 67095</text:p>
      <text:p text:style-name="P1"/>
      <text:p text:style-name="P1">Anas_platyrhynchos_platyrhynchos 67096 TAGAAAATGACATGTACAAATGTTATGAAAAGATTAATGATAAGA 67140</text:p>
      <text:p text:style-name="P1">Gallus_gallus <text:s text:c="19"/>67096 ............................................. 67140</text:p>
      <text:p text:style-name="P1"/>
      <text:p text:style-name="P1">Anas_platyrhynchos_platyrhynchos 67141 AACACTGCAAACATAAGTCTTTTCACTGAAAAGACACACATGTGT 67185</text:p>
      <text:p text:style-name="P1">Gallus_gallus <text:s text:c="19"/>67141 ............................................. 67185</text:p>
      <text:p text:style-name="P1"/>
      <text:p text:style-name="P1">Anas_platyrhynchos_platyrhynchos 67186 TTTCTGTTATAAGAATTGCCCAGCTGACCAAAACGTAGTCATGAT 67230</text:p>
      <text:p text:style-name="P1">Gallus_gallus <text:s text:c="19"/>67186 ............................................. 67230</text:p>
      <text:p text:style-name="P1"/>
      <text:p text:style-name="P1">Anas_platyrhynchos_platyrhynchos 67231 TTTATTCTGCCAATGCAAAATAGAAAAATAGTAAAAACAGAACTC 67275</text:p>
      <text:p text:style-name="P1">Gallus_gallus <text:s text:c="19"/>67231 ............................................. 67275</text:p>
      <text:p text:style-name="P1"/>
      <text:p text:style-name="P1">Anas_platyrhynchos_platyrhynchos 67276 AGAGTTTTAGAGTTCTCAAGAACCCAAATGCTTATTTTAATAAAA 67320</text:p>
      <text:p text:style-name="Standard"><text:span text:style-name="T1">Gallus_gallus <text:s text:c="19"/>67276 ............................................. </text:span><text:soft-page-break/><text:span text:style-name="T1">67320</text:span></text:p>
      <text:p text:style-name="P1"/>
      <text:p text:style-name="P1">Anas_platyrhynchos_platyrhynchos 67321 ATAAATAAATAACTTACAGCCTGTGTCTTGTCTGAGGCAAAGCCT 67365</text:p>
      <text:p text:style-name="P1">Gallus_gallus <text:s text:c="19"/>67321 ............................................. 67365</text:p>
      <text:p text:style-name="P1"/>
      <text:p text:style-name="P1">Anas_platyrhynchos_platyrhynchos 67366 GAATAGCTTCATTCAGGACTTCTAATGCTTTTTCCCAATCAGATT 67410</text:p>
      <text:p text:style-name="P1">Gallus_gallus <text:s text:c="19"/>67366 ............................................. 67410</text:p>
      <text:p text:style-name="P1"/>
      <text:p text:style-name="P1">Anas_platyrhynchos_platyrhynchos 67411 TATCAGCATATATGTGGAATAATAACCCATATAAAGAAGTCCTTA 67455</text:p>
      <text:p text:style-name="P1">Gallus_gallus <text:s text:c="19"/>67411 ............................................. 67455</text:p>
      <text:p text:style-name="P1"/>
      <text:p text:style-name="P1">Anas_platyrhynchos_platyrhynchos 67456 ATGTCAGATCTTCATCAGCACCTTTGAAGTATATTCAAGTCATTT 67500</text:p>
      <text:p text:style-name="P1">Gallus_gallus <text:s text:c="19"/>67456 ............................................. 67500</text:p>
      <text:p text:style-name="P1"/>
      <text:p text:style-name="P1">Anas_platyrhynchos_platyrhynchos 67501 ATTACTATACTGCAGAATTAGAACAATGCTATTACAAAATACAGG 67545</text:p>
      <text:p text:style-name="P1">Gallus_gallus <text:s text:c="19"/>67501 ............................................. 67545</text:p>
      <text:p text:style-name="P1"/>
      <text:p text:style-name="P1">Anas_platyrhynchos_platyrhynchos 67546 TTTTTGTTAGTTTGTTTTTAATTATCATATCAAAACAAGAAAGAA 67590</text:p>
      <text:p text:style-name="P1">Gallus_gallus <text:s text:c="19"/>67546 ............................................. 67590</text:p>
      <text:p text:style-name="P1"/>
      <text:p text:style-name="P1">Anas_platyrhynchos_platyrhynchos 67591 CGTGCCTGGCAGAAAGCATCCATCTGATAATCCACTACTTTGAAA 67635</text:p>
      <text:p text:style-name="P1">Gallus_gallus <text:s text:c="19"/>67591 ............................................. 67635</text:p>
      <text:p text:style-name="P1"/>
      <text:p text:style-name="P1">Anas_platyrhynchos_platyrhynchos 67636 ATCCTTTGTGAGCCACTGATGCAAAGGCAATGTATCATTTTTCTC 67680</text:p>
      <text:p text:style-name="P1">Gallus_gallus <text:s text:c="19"/>67636 ............................................. 67680</text:p>
      <text:p text:style-name="P1"/>
      <text:p text:style-name="P1">Anas_platyrhynchos_platyrhynchos 67681 CTAAAAAGACAGTAGGAACAATGCCCTTTATATTTTGGTACATAT 67725</text:p>
      <text:p text:style-name="P1">Gallus_gallus <text:s text:c="19"/>67681 ............................................. 67725</text:p>
      <text:p text:style-name="P1"/>
      <text:p text:style-name="P1">Anas_platyrhynchos_platyrhynchos 67726 CTCAAGTAAGCAAACAACCACTGCCTTGCTGGGCTAAACCAAAAG 67770</text:p>
      <text:p text:style-name="P1">Gallus_gallus <text:s text:c="19"/>67726 ............................................. 67770</text:p>
      <text:p text:style-name="P1"/>
      <text:p text:style-name="P1">Anas_platyrhynchos_platyrhynchos 67771 TTATCTTCAGGTATACATGTATGCTTCTCTAGATATGTGAACAAA 67815</text:p>
      <text:p text:style-name="P1">Gallus_gallus <text:s text:c="19"/>67771 ............................................. 67815</text:p>
      <text:p text:style-name="P1"/>
      <text:p text:style-name="P1">Anas_platyrhynchos_platyrhynchos 67816 TTTAAAAACTGCTTAGAGTTAGCCTGATCAAGGATCACTGGATAC 67860</text:p>
      <text:p text:style-name="P1">Gallus_gallus <text:s text:c="19"/>67816 ............................................. 67860</text:p>
      <text:p text:style-name="P1"/>
      <text:p text:style-name="Standard"><text:span text:style-name="T1">Anas_platyrhynchos_platyrhynchos 67861 CAGTTCCTGCCTCTTACAGCAGTTACTATAACATATAAAGAATTA </text:span><text:soft-page-break/><text:span text:style-name="T1">67905</text:span></text:p>
      <text:p text:style-name="P1">Gallus_gallus <text:s text:c="19"/>67861 ............................................. 67905</text:p>
      <text:p text:style-name="P1"/>
      <text:p text:style-name="P1">Anas_platyrhynchos_platyrhynchos 67906 GTAACTCTGGAAATACTCAAATACAGAACTTATTTGAAATATTTT 67950</text:p>
      <text:p text:style-name="P1">Gallus_gallus <text:s text:c="19"/>67906 ............................................. 67950</text:p>
      <text:p text:style-name="P1"/>
      <text:p text:style-name="P1">Anas_platyrhynchos_platyrhynchos 67951 TGTCTAAATAATATCAGAAAATCCTATATAGTCTAATTCACAAGA 67995</text:p>
      <text:p text:style-name="P1">Gallus_gallus <text:s text:c="19"/>67951 ............................................. 67995</text:p>
      <text:p text:style-name="P1"/>
      <text:p text:style-name="P1">Anas_platyrhynchos_platyrhynchos 67996 ATTACTATTCTTTACAGATATAAAAAGTCTGGGCTCTCTGTGACT 68040</text:p>
      <text:p text:style-name="P1">Gallus_gallus <text:s text:c="19"/>67996 ............................................. 68040</text:p>
      <text:p text:style-name="P1"/>
      <text:p text:style-name="P1">Anas_platyrhynchos_platyrhynchos 68041 GTACACTTCCATTATCTAAATAAAGGTCTTGACTTTGCATATATC 68085</text:p>
      <text:p text:style-name="P1">Gallus_gallus <text:s text:c="19"/>68041 ............................................. 68085</text:p>
      <text:p text:style-name="P1"/>
      <text:p text:style-name="P1">Anas_platyrhynchos_platyrhynchos 68086 TTATTAAGAGTTTGTTCTGAAAATATCCTGTAGCAGCAAGTTATT 68130</text:p>
      <text:p text:style-name="P1">Gallus_gallus <text:s text:c="19"/>68086 ............................................. 68130</text:p>
      <text:p text:style-name="P1"/>
      <text:p text:style-name="P1">Anas_platyrhynchos_platyrhynchos 68131 TATATATACATAATGAAGTATTCCTTCTTACTGGTTGGTTTTTTT 68175</text:p>
      <text:p text:style-name="P1">Gallus_gallus <text:s text:c="19"/>68131 ............................................. 68175</text:p>
      <text:p text:style-name="P1"/>
      <text:p text:style-name="P1">Anas_platyrhynchos_platyrhynchos 68176 TTTTTTTTACTCTGCAAATAAGTAGACCTTTAGAAATGTCCCTAT 68220</text:p>
      <text:p text:style-name="P1">Gallus_gallus <text:s text:c="19"/>68176 ............................................. 68220</text:p>
      <text:p text:style-name="P1"/>
      <text:p text:style-name="P1">Anas_platyrhynchos_platyrhynchos 68221 GGGAAATCACAGTGTTAGATATCTTAAAGTTCCTTTAAGTTTACG 68265</text:p>
      <text:p text:style-name="P1">Gallus_gallus <text:s text:c="19"/>68221 ............................................. 68265</text:p>
      <text:p text:style-name="P1"/>
      <text:p text:style-name="P1">Anas_platyrhynchos_platyrhynchos 68266 ATCTTCATGTCACTGTATTTCCTCGCACACAGAGTCCTCACAAAT 68310</text:p>
      <text:p text:style-name="P1">Gallus_gallus <text:s text:c="19"/>68266 ............................................. 68310</text:p>
      <text:p text:style-name="P1"/>
      <text:p text:style-name="P1">Anas_platyrhynchos_platyrhynchos 68311 TCTGTCTCCTACACACTCAAGCAGACCAGTCACCATCTCTGATTA 68355</text:p>
      <text:p text:style-name="P1">Gallus_gallus <text:s text:c="19"/>68311 ............................................. 68355</text:p>
      <text:p text:style-name="P1"/>
      <text:p text:style-name="P1">Anas_platyrhynchos_platyrhynchos 68356 TTAGTGATTTATACATGGCTTGAGGAGAAAGGAAAAATAAGTTTT 68400</text:p>
      <text:p text:style-name="P1">Gallus_gallus <text:s text:c="19"/>68356 ............................................. 68400</text:p>
      <text:p text:style-name="P1"/>
      <text:p text:style-name="P1">Anas_platyrhynchos_platyrhynchos 68401 CTATTATTATACTACAGTACTAGATGATCTGAGATGCAGACTGAG 68445</text:p>
      <text:p text:style-name="P1">Gallus_gallus <text:s text:c="19"/>68401 ............................................. 68445</text:p>
      <text:p text:style-name="P1"><text:soft-page-break/></text:p>
      <text:p text:style-name="P1">Anas_platyrhynchos_platyrhynchos 68446 ATGTCACATTGGTACCACTGAACTTGAATGCAAAAGTTATTAATA 68490</text:p>
      <text:p text:style-name="P1">Gallus_gallus <text:s text:c="19"/>68446 ............................................. 68490</text:p>
      <text:p text:style-name="P1"/>
      <text:p text:style-name="P1">Anas_platyrhynchos_platyrhynchos 68491 AAATCTTCAAGGTCTAATTCTGCAACCACTGAAGTGCATGGGGAA 68535</text:p>
      <text:p text:style-name="P1">Gallus_gallus <text:s text:c="19"/>68491 ............................................. 68535</text:p>
      <text:p text:style-name="P1"/>
      <text:p text:style-name="P1">Anas_platyrhynchos_platyrhynchos 68536 ACTCACATTAGCTTCATTGACATTTAAATCAAATCTAGAAAGAGA 68580</text:p>
      <text:p text:style-name="P1">Gallus_gallus <text:s text:c="19"/>68536 ............................................. 68580</text:p>
      <text:p text:style-name="P1"/>
      <text:p text:style-name="P1">Anas_platyrhynchos_platyrhynchos 68581 GAAATGGATCAGCTCTAGGAATTTTGAAGTACGAACAGTTGTAGA 68625</text:p>
      <text:p text:style-name="P1">Gallus_gallus <text:s text:c="19"/>68581 ............................................. 68625</text:p>
      <text:p text:style-name="P1"/>
      <text:p text:style-name="P1">Anas_platyrhynchos_platyrhynchos 68626 TGTGTAGGGATGTTTCAGCAGGAAAAGAAATTTCATGTGATGAGA 68670</text:p>
      <text:p text:style-name="P1">Gallus_gallus <text:s text:c="19"/>68626 ............................................. 68670</text:p>
      <text:p text:style-name="P1"/>
      <text:p text:style-name="P1">Anas_platyrhynchos_platyrhynchos 68671 TTTGTTAAAAAATAATTTTGCAGGTAATTTGAATCTGCAGGTGTG 68715</text:p>
      <text:p text:style-name="P1">Gallus_gallus <text:s text:c="19"/>68671 ............................................. 68715</text:p>
      <text:p text:style-name="P1"/>
      <text:p text:style-name="P1">Anas_platyrhynchos_platyrhynchos 68716 AGGAACCTTAATTTAATTCCAACTTTTATGAGTTTGTTTTTTAAG 68760</text:p>
      <text:p text:style-name="P1">Gallus_gallus <text:s text:c="19"/>68716 ............................................. 68760</text:p>
      <text:p text:style-name="P1"/>
      <text:p text:style-name="P1">Anas_platyrhynchos_platyrhynchos 68761 GCCTATTATCATTCTTACTGGAAGTGACAGATTTTTTCTGTCACT 68805</text:p>
      <text:p text:style-name="P1">Gallus_gallus <text:s text:c="19"/>68761 ............................................. 68805</text:p>
      <text:p text:style-name="P1"/>
      <text:p text:style-name="P1">Anas_platyrhynchos_platyrhynchos 68806 TTATCTTTTTTTGATTATTTTCTAAGCATTCCCTTTTGTGAGCTT 68850</text:p>
      <text:p text:style-name="P1">Gallus_gallus <text:s text:c="19"/>68806 ............................................. 68850</text:p>
      <text:p text:style-name="P1"/>
      <text:p text:style-name="P1">Anas_platyrhynchos_platyrhynchos 68851 CACAAAGTGCAACACTACACACATCCAGACCGTAAATTATTTTGA 68895</text:p>
      <text:p text:style-name="P1">Gallus_gallus <text:s text:c="19"/>68851 ............................................. 68895</text:p>
      <text:p text:style-name="P1"/>
      <text:p text:style-name="P1">Anas_platyrhynchos_platyrhynchos 68896 AGAAAACAGCTGCAAGTTTGTCAATTGCCTAGAACCAGAAGAATC 68940</text:p>
      <text:p text:style-name="P1">Gallus_gallus <text:s text:c="19"/>68896 ............................................. 68940</text:p>
      <text:p text:style-name="P1"/>
      <text:p text:style-name="P1">Anas_platyrhynchos_platyrhynchos 68941 ACCAAATGGAAAACAAGTATGTGATTCCTTGTTGTGTCTGAATGT 68985</text:p>
      <text:p text:style-name="P1">Gallus_gallus <text:s text:c="19"/>68941 ............................................. 68985</text:p>
      <text:p text:style-name="P1"/>
      <text:p text:style-name="P1">Anas_platyrhynchos_platyrhynchos 68986 GTGCTATGCAAATGAAGATTAGAAAGCATTTACGTGTTTATGATA 69030</text:p>
      <text:p text:style-name="P1"><text:soft-page-break/>Gallus_gallus <text:s text:c="19"/>68986 ............................................. 69030</text:p>
      <text:p text:style-name="P1"/>
      <text:p text:style-name="P1">Anas_platyrhynchos_platyrhynchos 69031 AGACCTTTTCCTTTTAGGAAAGATATCTTGAAGTATGCACACAGC 69075</text:p>
      <text:p text:style-name="P1">Gallus_gallus <text:s text:c="19"/>69031 ............................................. 69075</text:p>
      <text:p text:style-name="P1"/>
      <text:p text:style-name="P1">Anas_platyrhynchos_platyrhynchos 69076 TTCAGAACAAAGCAAAACTTTTCTTTATCATCAGTACCAATCACT 69120</text:p>
      <text:p text:style-name="P1">Gallus_gallus <text:s text:c="19"/>69076 ............................................. 69120</text:p>
      <text:p text:style-name="P1"/>
      <text:p text:style-name="Standard"><text:span text:style-name="T1">Anas_platyrhynchos_platyrhynchos 69121 AAACGCATGCATAG</text:span><text:span text:style-name="T4">TTAACAATATTTATTAGCTATTCTTACCTGT</text:span><text:span text:style-name="T1"> 69165</text:span></text:p>
      <text:p text:style-name="P1">Gallus_gallus <text:s text:c="19"/>69121 ............................................. 69165</text:p>
      <text:p text:style-name="P1"/>
      <text:p text:style-name="Standard"><text:span text:style-name="T1">Anas_platyrhynchos_platyrhynchos 69166 </text:span><text:span text:style-name="T4">TTATTTTCAGATTCTGCTTTCATTATATTCTTAAGAATTATTTCA</text:span><text:span text:style-name="T1"> 69210</text:span></text:p>
      <text:p text:style-name="P1">Gallus_gallus <text:s text:c="19"/>69166 ............................................. 69210</text:p>
      <text:p text:style-name="P1"/>
      <text:p text:style-name="Standard"><text:span text:style-name="T1">Anas_platyrhynchos_platyrhynchos 69211 </text:span><text:span text:style-name="T4">GTAGGTTCTTTAAACTGTTCTCTGTCATGTGGAAAACCTAGCAAA</text:span><text:span text:style-name="T1"> 69255</text:span></text:p>
      <text:p text:style-name="P1">Gallus_gallus <text:s text:c="19"/>69211 ............................................. 69255</text:p>
      <text:p text:style-name="P1"/>
      <text:p text:style-name="Standard"><text:span text:style-name="T1">Anas_platyrhynchos_platyrhynchos 69256 </text:span><text:span text:style-name="T4">GGTAAACATGCGTTCCAAAAGTGTCTCGCTGCAAACATTACAAGG</text:span><text:span text:style-name="T1"> 69300</text:span></text:p>
      <text:p text:style-name="P1">Gallus_gallus <text:s text:c="19"/>69256 ............................................. 69300</text:p>
      <text:p text:style-name="P1"/>
      <text:p text:style-name="Standard"><text:span text:style-name="T1">Anas_platyrhynchos_platyrhynchos 69301 </text:span><text:span text:style-name="T4">GAATAATTTCCAGCTTCACCTGCATAT</text:span><text:span text:style-name="T1">CTGAAGAAAACAAATTAC 69345</text:span></text:p>
      <text:p text:style-name="P1">Gallus_gallus <text:s text:c="19"/>69301 ............................................. 69345</text:p>
      <text:p text:style-name="P1"/>
      <text:p text:style-name="P1">Anas_platyrhynchos_platyrhynchos 69346 AGCTTAATGAAGAAAAAAACCTCACTGTAACAAAGATACAGGATT 69390</text:p>
      <text:p text:style-name="P1">Gallus_gallus <text:s text:c="19"/>69346 ............................................. 69390</text:p>
      <text:p text:style-name="P1"/>
      <text:p text:style-name="P1">Anas_platyrhynchos_platyrhynchos 69391 TTACTTCTGCAAACATCATCTGTGGTTTACCTTATCTAGACAACA 69435</text:p>
      <text:p text:style-name="P1">Gallus_gallus <text:s text:c="19"/>69391 ............................................. 69435</text:p>
      <text:p text:style-name="P1"/>
      <text:p text:style-name="P1">Anas_platyrhynchos_platyrhynchos 69436 CTGTATCTCAGCAATGAGGGGTTAGCATATCAGCTTAATACAAAA 69480</text:p>
      <text:p text:style-name="P1">Gallus_gallus <text:s text:c="19"/>69436 ............................................. 69480</text:p>
      <text:p text:style-name="P1"/>
      <text:p text:style-name="P1">Anas_platyrhynchos_platyrhynchos 69481 TATATTTTCCATTTTTATATACAAAACACCTCCATACATCCAACA 69525</text:p>
      <text:p text:style-name="P1">Gallus_gallus <text:s text:c="19"/>69481 ............................................. 69525</text:p>
      <text:p text:style-name="P1"/>
      <text:p text:style-name="P1">Anas_platyrhynchos_platyrhynchos 69526 GAAGGAATATTGAACAAGTGTTTGTACTGTATTCCTGCATAACTT 69570</text:p>
      <text:p text:style-name="P1">Gallus_gallus <text:s text:c="19"/>69526 ............................................. 69570</text:p>
      <text:p text:style-name="P1"/>
      <text:p text:style-name="P1"><text:soft-page-break/>Anas_platyrhynchos_platyrhynchos 69571 TAACTGAAGTGAGACCTGATTTTAAAAGTTAGTAGAAACCTACTT 69615</text:p>
      <text:p text:style-name="P1">Gallus_gallus <text:s text:c="19"/>69571 ............................................. 69615</text:p>
      <text:p text:style-name="P1"/>
      <text:p text:style-name="P1">Anas_platyrhynchos_platyrhynchos 69616 GAGAGGTTCTTTGGAATAACCTACTTTTTTTTTTCTTTTCTTCCT 69660</text:p>
      <text:p text:style-name="P1">Gallus_gallus <text:s text:c="19"/>69616 ............................................. 69660</text:p>
      <text:p text:style-name="P1"/>
      <text:p text:style-name="P1">Anas_platyrhynchos_platyrhynchos 69661 ATTATGTTAATTCCTCGTTATAAAAGCATCACACACACAAAAAAA 69705</text:p>
      <text:p text:style-name="P1">Gallus_gallus <text:s text:c="19"/>69661 ............................................. 69705</text:p>
      <text:p text:style-name="P1"/>
      <text:p text:style-name="P1">Anas_platyrhynchos_platyrhynchos 69706 ATAAACAAACAAACAAACACAACTCTTCAGTCCTATGGATTTTGC 69750</text:p>
      <text:p text:style-name="P1">Gallus_gallus <text:s text:c="19"/>69706 ............................................. 69750</text:p>
      <text:p text:style-name="P1"/>
      <text:p text:style-name="P1">Anas_platyrhynchos_platyrhynchos 69751 AAAGTACAGAATCACTGTAAAATAAAAATATACTTCAAATGCCTC 69795</text:p>
      <text:p text:style-name="P1">Gallus_gallus <text:s text:c="19"/>69751 ............................................. 69795</text:p>
      <text:p text:style-name="P1"/>
      <text:p text:style-name="P1">Anas_platyrhynchos_platyrhynchos 69796 TACTTGCATGCAAATTGTTTTAAGCACATTCCATGCAAATGTTAC 69840</text:p>
      <text:p text:style-name="P1">Gallus_gallus <text:s text:c="19"/>69796 ............................................. 69840</text:p>
      <text:p text:style-name="P1"/>
      <text:p text:style-name="P1">Anas_platyrhynchos_platyrhynchos 69841 TTTTAATTAATAAAATATAATAATTTTCCAGACTGTAATACAACA 69885</text:p>
      <text:p text:style-name="P1">Gallus_gallus <text:s text:c="19"/>69841 ............................................. 69885</text:p>
      <text:p text:style-name="P1"/>
      <text:p text:style-name="P1">Anas_platyrhynchos_platyrhynchos 69886 ATAACACACATGAGCGAGCAAAATCTTTAGAATTTAGCTAAAAAT 69930</text:p>
      <text:p text:style-name="P1">Gallus_gallus <text:s text:c="19"/>69886 ............................................. 69930</text:p>
      <text:p text:style-name="P1"/>
      <text:p text:style-name="P1">Anas_platyrhynchos_platyrhynchos 69931 TATGGATTGGTATTAAAAAATCAACTAATTAATACTCTTACTATT 69975</text:p>
      <text:p text:style-name="P1">Gallus_gallus <text:s text:c="19"/>69931 ............................................. 69975</text:p>
      <text:p text:style-name="P1"/>
      <text:p text:style-name="P1">Anas_platyrhynchos_platyrhynchos 69976 TTCATAGAATGATAAAATATCCTGAGCTGGAAAGGACCCACAAGG 70020</text:p>
      <text:p text:style-name="P1">Gallus_gallus <text:s text:c="19"/>69976 ............................................. 70020</text:p>
      <text:p text:style-name="P1"/>
      <text:p text:style-name="P1">Anas_platyrhynchos_platyrhynchos 70021 ATCATCAAGTCCAACTCCTGGCACCACACGGGAGCACCCAAAAAT 70065</text:p>
      <text:p text:style-name="P1">Gallus_gallus <text:s text:c="19"/>70021 ............................................. 70065</text:p>
      <text:p text:style-name="P1"/>
      <text:p text:style-name="P1">Anas_platyrhynchos_platyrhynchos 70066 TCAGACCGTATGTCTAAGAGCACAGTCCAAACACTTCTTAAACCC 70110</text:p>
      <text:p text:style-name="P1">Gallus_gallus <text:s text:c="19"/>70066 ............................................. 70110</text:p>
      <text:p text:style-name="P1"/>
      <text:p text:style-name="P1">Anas_platyrhynchos_platyrhynchos 70111 TGACAGGCTTGGTGCCGTGACTACGTCCCTGGTGAGCCTGTTCCA 70155</text:p>
      <text:p text:style-name="Standard"><text:span text:style-name="T1">Gallus_gallus <text:s text:c="19"/>70111 ............................................. </text:span><text:soft-page-break/><text:span text:style-name="T1">70155</text:span></text:p>
      <text:p text:style-name="P1"/>
      <text:p text:style-name="P1">Anas_platyrhynchos_platyrhynchos 70156 GTGCACGACCATCCTCTTGGTGAAGAACCATTTTCTGATATCCAG 70200</text:p>
      <text:p text:style-name="P1">Gallus_gallus <text:s text:c="19"/>70156 ............................................. 70200</text:p>
      <text:p text:style-name="P1"/>
      <text:p text:style-name="P1">Anas_platyrhynchos_platyrhynchos 70201 CCTGAACCTCCCCTGTCACAGCTTAATCATTTTTGAATCAGGCAA 70245</text:p>
      <text:p text:style-name="P1">Gallus_gallus <text:s text:c="19"/>70201 ............................................. 70245</text:p>
      <text:p text:style-name="P1"/>
      <text:p text:style-name="P1">Anas_platyrhynchos_platyrhynchos 70246 TCTGTCATTTTCTCCCAAAATTTCACAATGTTTAGACTCTATCTG 70290</text:p>
      <text:p text:style-name="P1">Gallus_gallus <text:s text:c="19"/>70246 ............................................. 70290</text:p>
      <text:p text:style-name="P1"/>
      <text:p text:style-name="P1">Anas_platyrhynchos_platyrhynchos 70291 CTCACATGCTGTATATATTCACCCTAGACTTACTAAGTTTTTGCT 70335</text:p>
      <text:p text:style-name="P1">Gallus_gallus <text:s text:c="19"/>70291 ............................................. 70335</text:p>
      <text:p text:style-name="P1"/>
      <text:p text:style-name="P1">Anas_platyrhynchos_platyrhynchos 70336 CACCACTTTGTGTCCCTTTTGACATTTGTTGAGTTATTTGTATAT 70380</text:p>
      <text:p text:style-name="P1">Gallus_gallus <text:s text:c="19"/>70336 ............................................. 70380</text:p>
      <text:p text:style-name="P1"/>
      <text:p text:style-name="P1">Anas_platyrhynchos_platyrhynchos 70381 GTCCACTCCCAAAAAAAAGTGCTTGTCATGGTATATAAATTGAAA 70425</text:p>
      <text:p text:style-name="P1">Gallus_gallus <text:s text:c="19"/>70381 ............................................. 70425</text:p>
      <text:p text:style-name="P1"/>
      <text:p text:style-name="P1">Anas_platyrhynchos_platyrhynchos 70426 AAATATGGATTTGTCTGTTCACAACACAACATAACTGTAGAGTTC 70470</text:p>
      <text:p text:style-name="P1">Gallus_gallus <text:s text:c="19"/>70426 ............................................. 70470</text:p>
      <text:p text:style-name="P1"/>
      <text:p text:style-name="P1">Anas_platyrhynchos_platyrhynchos 70471 TGTTACGCTGGCCTTTCCAACTTCATTCATCACTCTCTTTTTAAT 70515</text:p>
      <text:p text:style-name="P1">Gallus_gallus <text:s text:c="19"/>70471 ............................................. 70515</text:p>
      <text:p text:style-name="P1"/>
      <text:p text:style-name="P1">Anas_platyrhynchos_platyrhynchos 70516 TATTAAGGAAAAAAAATGATACTGCTAAGGGCTTCACATCAGCCA 70560</text:p>
      <text:p text:style-name="P1">Gallus_gallus <text:s text:c="19"/>70516 ............................................. 70560</text:p>
      <text:p text:style-name="P1"/>
      <text:p text:style-name="P1">Anas_platyrhynchos_platyrhynchos 70561 TCACATTTTCATCCTCTAACAGTTTCAATTGCCTACTTTTTTGCT 70605</text:p>
      <text:p text:style-name="P1">Gallus_gallus <text:s text:c="19"/>70561 ............................................. 70605</text:p>
      <text:p text:style-name="P1"/>
      <text:p text:style-name="P1">Anas_platyrhynchos_platyrhynchos 70606 CTTTTTTTTTTATTTTTTTTTTTCCCATAAAGCAAAGAATTTAAA 70650</text:p>
      <text:p text:style-name="P1">Gallus_gallus <text:s text:c="19"/>70606 ............................................. 70650</text:p>
      <text:p text:style-name="P1"/>
      <text:p text:style-name="P1">Anas_platyrhynchos_platyrhynchos 70651 AATCAGGCATTATCCATCCATGTATCACCTTCTTCCTATTTATTA 70695</text:p>
      <text:p text:style-name="P1">Gallus_gallus <text:s text:c="19"/>70651 ............................................. 70695</text:p>
      <text:p text:style-name="P1"/>
      <text:p text:style-name="Standard"><text:span text:style-name="T1">Anas_platyrhynchos_platyrhynchos 70696 CTTAAAGCAATCTTTCCACTTCGGTTTCTAAACTGATAAAATTTA </text:span><text:soft-page-break/><text:span text:style-name="T1">70740</text:span></text:p>
      <text:p text:style-name="P1">Gallus_gallus <text:s text:c="19"/>70696 ............................................. 70740</text:p>
      <text:p text:style-name="P1"/>
      <text:p text:style-name="P1">Anas_platyrhynchos_platyrhynchos 70741 TTTTAAATTTACCAAACTGCTAAATTCTGTCAAATCTTTTGTTAA 70785</text:p>
      <text:p text:style-name="P1">Gallus_gallus <text:s text:c="19"/>70741 ............................................. 70785</text:p>
      <text:p text:style-name="P1"/>
      <text:p text:style-name="P1">Anas_platyrhynchos_platyrhynchos 70786 GCATTTAAACTCTCAACTATTTTGATTTTTTATCAGTCTTGGGAA 70830</text:p>
      <text:p text:style-name="P1">Gallus_gallus <text:s text:c="19"/>70786 ............................................. 70830</text:p>
      <text:p text:style-name="P1"/>
      <text:p text:style-name="P1">Anas_platyrhynchos_platyrhynchos 70831 AGAATGATGATCCCCAAATCTTTAAATCAATTTTTTTTGTCTGCT 70875</text:p>
      <text:p text:style-name="P1">Gallus_gallus <text:s text:c="19"/>70831 ............................................. 70875</text:p>
      <text:p text:style-name="P1"/>
      <text:p text:style-name="Standard"><text:span text:style-name="T1">Anas_platyrhynchos_platyrhynchos 70876 TTGTATTAGTCCCCTCTTAAAACAAAACCTAC</text:span><text:span text:style-name="T4">CTGGCACTCTGAG</text:span><text:span text:style-name="T1"> 70920</text:span></text:p>
      <text:p text:style-name="P1">Gallus_gallus <text:s text:c="19"/>70876 ............................................. 70920</text:p>
      <text:p text:style-name="P1"/>
      <text:p text:style-name="Standard"><text:span text:style-name="T1">Anas_platyrhynchos_platyrhynchos 70921 </text:span><text:span text:style-name="T4">CAAAGGCTTTTGATGCAGCTATACGCAAATGTTTTTGTCCAGCCA</text:span><text:span text:style-name="T1"> 70965</text:span></text:p>
      <text:p text:style-name="P1">Gallus_gallus <text:s text:c="19"/>70921 ............................................. 70965</text:p>
      <text:p text:style-name="P1"/>
      <text:p text:style-name="Standard"><text:span text:style-name="T1">Anas_platyrhynchos_platyrhynchos 70966 </text:span><text:span text:style-name="T4">AATTTTCCATTATACTCTTTCCTTGGATACAGGCAGCAGTACTCA</text:span><text:span text:style-name="T1"> 71010</text:span></text:p>
      <text:p text:style-name="P1">Gallus_gallus <text:s text:c="19"/>70966 ............................................. 71010</text:p>
      <text:p text:style-name="P1"/>
      <text:p text:style-name="Standard"><text:span text:style-name="T1">Anas_platyrhynchos_platyrhynchos 71011 </text:span><text:span text:style-name="T4">ACATTTCTTGTCTCGCTGTGTTATCAGGTCTGAATAAAGACAAGT</text:span><text:span text:style-name="T1"> 71055</text:span></text:p>
      <text:p text:style-name="P1">Gallus_gallus <text:s text:c="19"/>71011 ............................................. 71055</text:p>
      <text:p text:style-name="P1"/>
      <text:p text:style-name="Standard"><text:span text:style-name="T1">Anas_platyrhynchos_platyrhynchos 71056 </text:span><text:span text:style-name="T4">AACTCAAAATGTG</text:span><text:span text:style-name="T1">CTAGTCTTACAGTCTAAGAACACACCAGTTCC 71100</text:span></text:p>
      <text:p text:style-name="P1">Gallus_gallus <text:s text:c="19"/>71056 ............................................. 71100</text:p>
      <text:p text:style-name="P1"/>
      <text:p text:style-name="P1">Anas_platyrhynchos_platyrhynchos 71101 CATTAATAATGCTTTCAAGTTGTTACTAGAGAGATGTTAGTAGCT 71145</text:p>
      <text:p text:style-name="P1">Gallus_gallus <text:s text:c="19"/>71101 ............................................. 71145</text:p>
      <text:p text:style-name="P1"/>
      <text:p text:style-name="P1">Anas_platyrhynchos_platyrhynchos 71146 TTGAAAGTTAGAAAGGCTTCTAATGACTTTTTTCCTACAATCAGA 71190</text:p>
      <text:p text:style-name="P1">Gallus_gallus <text:s text:c="19"/>71146 ............................................. 71190</text:p>
      <text:p text:style-name="P1"/>
      <text:p text:style-name="P1">Anas_platyrhynchos_platyrhynchos 71191 AAATATTTGAAAAATCTGAACACTCTGTGAACAGGTATCAGAAAT 71235</text:p>
      <text:p text:style-name="P1">Gallus_gallus <text:s text:c="19"/>71191 ............................................. 71235</text:p>
      <text:p text:style-name="P1"/>
      <text:p text:style-name="P1">Anas_platyrhynchos_platyrhynchos 71236 AAAGTATCTTTTTTACAGTTCTAATGAAAATAAATGTGAACTAAG 71280</text:p>
      <text:p text:style-name="P1">Gallus_gallus <text:s text:c="19"/>71236 ............................................. 71280</text:p>
      <text:p text:style-name="P1"><text:soft-page-break/></text:p>
      <text:p text:style-name="P1">Anas_platyrhynchos_platyrhynchos 71281 ATTTGAAAAATATTTTACCTACTTCTAGTGACCAAAGAAAATAGA 71325</text:p>
      <text:p text:style-name="P1">Gallus_gallus <text:s text:c="19"/>71281 ............................................. 71325</text:p>
      <text:p text:style-name="P1"/>
      <text:p text:style-name="P1">Anas_platyrhynchos_platyrhynchos 71326 TTTGTGATTCTCTCCCCATTATTCACCATTGTACATCAAACAACA 71370</text:p>
      <text:p text:style-name="P1">Gallus_gallus <text:s text:c="19"/>71326 ............................................. 71370</text:p>
      <text:p text:style-name="P1"/>
      <text:p text:style-name="P1">Anas_platyrhynchos_platyrhynchos 71371 TAAAAATATTAGATCAGAATGAAATTTACATAGCAAGTAATTAAA 71415</text:p>
      <text:p text:style-name="P1">Gallus_gallus <text:s text:c="19"/>71371 ............................................. 71415</text:p>
      <text:p text:style-name="P1"/>
      <text:p text:style-name="P1">Anas_platyrhynchos_platyrhynchos 71416 AACAGAAATTGGGAAAATCAGACAATTTCAAATACTTTTTTTTTT 71460</text:p>
      <text:p text:style-name="P1">Gallus_gallus <text:s text:c="19"/>71416 ............................................. 71460</text:p>
      <text:p text:style-name="P1"/>
      <text:p text:style-name="P1">Anas_platyrhynchos_platyrhynchos 71461 TTCTTGGAAGTGGTCTCTCTTATGTCTGGTAAAGTACGGACAGGG 71505</text:p>
      <text:p text:style-name="P1">Gallus_gallus <text:s text:c="19"/>71461 ............................................. 71505</text:p>
      <text:p text:style-name="P1"/>
      <text:p text:style-name="P1">Anas_platyrhynchos_platyrhynchos 71506 TTCTAGAGAAATTGACTTGGATTATACTCTTCTACATTTAAAAGT 71550</text:p>
      <text:p text:style-name="P1">Gallus_gallus <text:s text:c="19"/>71506 ............................................. 71550</text:p>
      <text:p text:style-name="P1"/>
      <text:p text:style-name="P1">Anas_platyrhynchos_platyrhynchos 71551 AAGGAGCAGAGATTTCAATCCCATCAGTTAACTAGTTAAAAACAA 71595</text:p>
      <text:p text:style-name="P1">Gallus_gallus <text:s text:c="19"/>71551 ............................................. 71595</text:p>
      <text:p text:style-name="P1"/>
      <text:p text:style-name="P1">Anas_platyrhynchos_platyrhynchos 71596 ACAAACAAACAAACAAAAACAATAACAAAGCAATAATAAAAAATA 71640</text:p>
      <text:p text:style-name="P1">Gallus_gallus <text:s text:c="19"/>71596 ............................................. 71640</text:p>
      <text:p text:style-name="P1"/>
      <text:p text:style-name="P1">Anas_platyrhynchos_platyrhynchos 71641 TCTGATATACTTGAATAGAAGTGGTTTTGAAGGAAAATAATACAA 71685</text:p>
      <text:p text:style-name="P1">Gallus_gallus <text:s text:c="19"/>71641 ............................................. 71685</text:p>
      <text:p text:style-name="P1"/>
      <text:p text:style-name="P1">Anas_platyrhynchos_platyrhynchos 71686 TAAAGTAATACAATATGGAAGATTTTTAAAAGAAAAGTAAAAAAA 71730</text:p>
      <text:p text:style-name="P1">Gallus_gallus <text:s text:c="19"/>71686 ............................................. 71730</text:p>
      <text:p text:style-name="P1"/>
      <text:p text:style-name="P1">Anas_platyrhynchos_platyrhynchos 71731 AAAAAGAAAAGAGAAAAAAGAACAAAAAAAAAAAAGAAAGAAAGA 71775</text:p>
      <text:p text:style-name="P1">Gallus_gallus <text:s text:c="19"/>71731 ............................................. 71775</text:p>
      <text:p text:style-name="P1"/>
      <text:p text:style-name="P1">Anas_platyrhynchos_platyrhynchos 71776 AAGGGGAGAATTCACCTTTACTAAACTGGCATTTCTCGTTTCTAG 71820</text:p>
      <text:p text:style-name="P1">Gallus_gallus <text:s text:c="19"/>71776 ............................................. 71820</text:p>
      <text:p text:style-name="P1"/>
      <text:p text:style-name="P1">Anas_platyrhynchos_platyrhynchos 71821 TTGGCTTAGTTCCTACCGCGCAGTGAGGGCTATTATGCAGTTATG 71865</text:p>
      <text:p text:style-name="P1"><text:soft-page-break/>Gallus_gallus <text:s text:c="19"/>71821 ............................................. 71865</text:p>
      <text:p text:style-name="P1"/>
      <text:p text:style-name="P1">Anas_platyrhynchos_platyrhynchos 71866 ATTTGTGTCCACAAGAGGACACCAGTGTTCTACAGTACAAGTTAA 71910</text:p>
      <text:p text:style-name="P1">Gallus_gallus <text:s text:c="19"/>71866 ............................................. 71910</text:p>
      <text:p text:style-name="P1"/>
      <text:p text:style-name="P1">Anas_platyrhynchos_platyrhynchos 71911 CAACAACAACAACAACAACAACAACAAAGTAGGTATCTAAGCCTT 71955</text:p>
      <text:p text:style-name="P1">Gallus_gallus <text:s text:c="19"/>71911 ............................................. 71955</text:p>
      <text:p text:style-name="P1"/>
      <text:p text:style-name="P1">Anas_platyrhynchos_platyrhynchos 71956 CTTTGTCCTTAAGTTGTGCTTTAACGTGAAAAGAATGGAGACGTT 72000</text:p>
      <text:p text:style-name="P1">Gallus_gallus <text:s text:c="19"/>71956 ............................................. 72000</text:p>
      <text:p text:style-name="P1"/>
      <text:p text:style-name="P1">Anas_platyrhynchos_platyrhynchos 72001 CATCTTCCATTTTTCTGGAGATAATATTGACAACCCACAACTCAA 72045</text:p>
      <text:p text:style-name="P1">Gallus_gallus <text:s text:c="19"/>72001 ............................................. 72045</text:p>
      <text:p text:style-name="P1"/>
      <text:p text:style-name="P1">Anas_platyrhynchos_platyrhynchos 72046 CTTCTTGGCCAAAGAAGGAAACATTTTACATTTTAACATTCACCA 72090</text:p>
      <text:p text:style-name="P1">Gallus_gallus <text:s text:c="19"/>72046 ............................................. 72090</text:p>
      <text:p text:style-name="P1"/>
      <text:p text:style-name="P1">Anas_platyrhynchos_platyrhynchos 72091 GATTGCTAAATATTCATTATTTTCTCTCTATAATATTTTTAAATT 72135</text:p>
      <text:p text:style-name="P1">Gallus_gallus <text:s text:c="19"/>72091 ............................................. 72135</text:p>
      <text:p text:style-name="P1"/>
      <text:p text:style-name="P1">Anas_platyrhynchos_platyrhynchos 72136 ATATGTTCCATATTTTAAGATGTTTTGGAGAGAAAAACTGGTTTT 72180</text:p>
      <text:p text:style-name="P1">Gallus_gallus <text:s text:c="19"/>72136 ............................................. 72180</text:p>
      <text:p text:style-name="P1"/>
      <text:p text:style-name="P1">Anas_platyrhynchos_platyrhynchos 72181 AAATGTTCTTCTCCCATGAAATAAACAACCATTAATTTCAAAGAG 72225</text:p>
      <text:p text:style-name="P1">Gallus_gallus <text:s text:c="19"/>72181 ............................................. 72225</text:p>
      <text:p text:style-name="P1"/>
      <text:p text:style-name="P1">Anas_platyrhynchos_platyrhynchos 72226 CAGCATTGTTTCCCAGACATCTTCACAGAGAGAAAAATGAACACA 72270</text:p>
      <text:p text:style-name="P1">Gallus_gallus <text:s text:c="19"/>72226 ............................................. 72270</text:p>
      <text:p text:style-name="P1"/>
      <text:p text:style-name="P1">Anas_platyrhynchos_platyrhynchos 72271 TAAGTATATTCAAAGTATTTATCATATTCATTTCAAACTTCCTGC 72315</text:p>
      <text:p text:style-name="P1">Gallus_gallus <text:s text:c="19"/>72271 ............................................. 72315</text:p>
      <text:p text:style-name="P1"/>
      <text:p text:style-name="P1">Anas_platyrhynchos_platyrhynchos 72316 ATTCTGATTTTTTTTTTTTTTAAATAATTGCTGTCAATTCCCTCT 72360</text:p>
      <text:p text:style-name="P1">Gallus_gallus <text:s text:c="19"/>72316 ............................................. 72360</text:p>
      <text:p text:style-name="P1"/>
      <text:p text:style-name="P1">Anas_platyrhynchos_platyrhynchos 72361 TGTTTTGATGAAATTACATTCTGTTTTTGGGGGGGTAAAATCGTA 72405</text:p>
      <text:p text:style-name="P1">Gallus_gallus <text:s text:c="19"/>72361 ............................................. 72405</text:p>
      <text:p text:style-name="P1"/>
      <text:p text:style-name="P1"><text:soft-page-break/>Anas_platyrhynchos_platyrhynchos 72406 TATAAGCAGAAAGATCTAAGGACTCCACCAACAGATCCTCCTATA 72450</text:p>
      <text:p text:style-name="P1">Gallus_gallus <text:s text:c="19"/>72406 ............................................. 72450</text:p>
      <text:p text:style-name="P1"/>
      <text:p text:style-name="P1">Anas_platyrhynchos_platyrhynchos 72451 TAGGAAACCTTTTTTCTTTTTTCCTTCTATTCCCCACAAGATCAA 72495</text:p>
      <text:p text:style-name="P1">Gallus_gallus <text:s text:c="19"/>72451 ............................................. 72495</text:p>
      <text:p text:style-name="P1"/>
      <text:p text:style-name="P1">Anas_platyrhynchos_platyrhynchos 72496 AGCTTTAAATTAACAGTCCAGTAAGACTCTGGGCTTTTTAAGAAA 72540</text:p>
      <text:p text:style-name="P1">Gallus_gallus <text:s text:c="19"/>72496 ............................................. 72540</text:p>
      <text:p text:style-name="P1"/>
      <text:p text:style-name="P1">Anas_platyrhynchos_platyrhynchos 72541 TGAATTACACTCCTATTGCTCCCACATACAGAATTTATAAGGGAA 72585</text:p>
      <text:p text:style-name="P1">Gallus_gallus <text:s text:c="19"/>72541 ............................................. 72585</text:p>
      <text:p text:style-name="P1"/>
      <text:p text:style-name="P1">Anas_platyrhynchos_platyrhynchos 72586 GCCTGCTACCTGGGGATACCTGACACCAGAAATTAGAAAACAGTA 72630</text:p>
      <text:p text:style-name="P1">Gallus_gallus <text:s text:c="19"/>72586 ............................................. 72630</text:p>
      <text:p text:style-name="P1"/>
      <text:p text:style-name="P1">Anas_platyrhynchos_platyrhynchos 72631 GCTGTTATCACCTGTTATCACTCACAGCATCTTCTTACATGAACT 72675</text:p>
      <text:p text:style-name="P1">Gallus_gallus <text:s text:c="19"/>72631 ............................................. 72675</text:p>
      <text:p text:style-name="P1"/>
      <text:p text:style-name="P1">Anas_platyrhynchos_platyrhynchos 72676 GTGTAGACCCTTCATGTATTATCAGAAGCAATTTTCATCAATGTA 72720</text:p>
      <text:p text:style-name="P1">Gallus_gallus <text:s text:c="19"/>72676 ............................................. 72720</text:p>
      <text:p text:style-name="P1"/>
      <text:p text:style-name="P1">Anas_platyrhynchos_platyrhynchos 72721 TTAGAATAAGTTACTTTCTGCTTGGAAACTACAAAAGCACGAAAA 72765</text:p>
      <text:p text:style-name="P1">Gallus_gallus <text:s text:c="19"/>72721 ............................................. 72765</text:p>
      <text:p text:style-name="P1"/>
      <text:p text:style-name="P1">Anas_platyrhynchos_platyrhynchos 72766 GACTGTGACTGCCACAAACCAATTTCAGAAAAGCACTGCTCATCA 72810</text:p>
      <text:p text:style-name="P1">Gallus_gallus <text:s text:c="19"/>72766 ............................................. 72810</text:p>
      <text:p text:style-name="P1"/>
      <text:p text:style-name="P1">Anas_platyrhynchos_platyrhynchos 72811 GGAAGACACTCAAACACAAGTATATAACCTGTTGAGTCACTTGGA 72855</text:p>
      <text:p text:style-name="P1">Gallus_gallus <text:s text:c="19"/>72811 ............................................. 72855</text:p>
      <text:p text:style-name="P1"/>
      <text:p text:style-name="P1">Anas_platyrhynchos_platyrhynchos 72856 TTACAAAATTCACTTATCTTCCTGAACTGAGTCCAGAGACACAAT 72900</text:p>
      <text:p text:style-name="P1">Gallus_gallus <text:s text:c="19"/>72856 ............................................. 72900</text:p>
      <text:p text:style-name="P1"/>
      <text:p text:style-name="P1">Anas_platyrhynchos_platyrhynchos 72901 CTGGATCTCACACCATCTTCTACTCAGGCTACACTGTAGAGTTAA 72945</text:p>
      <text:p text:style-name="P1">Gallus_gallus <text:s text:c="19"/>72901 ............................................. 72945</text:p>
      <text:p text:style-name="P1"/>
      <text:p text:style-name="P1">Anas_platyrhynchos_platyrhynchos 72946 AACATTATCTGTAGTACTTAAGTAATTGCTAATGACAAAATCAGG 72990</text:p>
      <text:p text:style-name="Standard"><text:span text:style-name="T1">Gallus_gallus <text:s text:c="19"/>72946 ............................................. </text:span><text:soft-page-break/><text:span text:style-name="T1">72990</text:span></text:p>
      <text:p text:style-name="P1"/>
      <text:p text:style-name="P1">Anas_platyrhynchos_platyrhynchos 72991 AGTGGTAGGAAAATTTCACTTTCTGTACAGTTTCTTTGTAAATAA 73035</text:p>
      <text:p text:style-name="P1">Gallus_gallus <text:s text:c="19"/>72991 ............................................. 73035</text:p>
      <text:p text:style-name="P1"/>
      <text:p text:style-name="P1">Anas_platyrhynchos_platyrhynchos 73036 ATAAATAAATAAATAAATTTCTCTCAATTTTGATTAAGTAGTCAG 73080</text:p>
      <text:p text:style-name="P1">Gallus_gallus <text:s text:c="19"/>73036 ............................................. 73080</text:p>
      <text:p text:style-name="P1"/>
      <text:p text:style-name="P1">Anas_platyrhynchos_platyrhynchos 73081 ATGCATTTTCCCTATATATTCATTCTTCAAAATTTATATCAAGTA 73125</text:p>
      <text:p text:style-name="P1">Gallus_gallus <text:s text:c="19"/>73081 ............................................. 73125</text:p>
      <text:p text:style-name="P1"/>
      <text:p text:style-name="P1">Anas_platyrhynchos_platyrhynchos 73126 TACCACATTATAATGCAAAATTCAATGTACTTACATTTCATATTT 73170</text:p>
      <text:p text:style-name="P1">Gallus_gallus <text:s text:c="19"/>73126 ............................................. 73170</text:p>
      <text:p text:style-name="P1"/>
      <text:p text:style-name="Standard"><text:span text:style-name="T1">Anas_platyrhynchos_platyrhynchos 73171 CTTGGTACCGCTATTGTGAAAAAAATTATTAAC</text:span><text:span text:style-name="T4">TGACTGCAATAT</text:span><text:span text:style-name="T1"> 73215</text:span></text:p>
      <text:p text:style-name="P1">Gallus_gallus <text:s text:c="19"/>73171 ............................................. 73215</text:p>
      <text:p text:style-name="P1"/>
      <text:p text:style-name="Standard"><text:span text:style-name="T1">Anas_platyrhynchos_platyrhynchos 73216 </text:span><text:span text:style-name="T4">CCTTTGGGAACAAGTCATCACTATTTCGTAGTCATGTAATACATA</text:span><text:span text:style-name="T1"> 73260</text:span></text:p>
      <text:p text:style-name="P1">Gallus_gallus <text:s text:c="19"/>73216 ............................................. 73260</text:p>
      <text:p text:style-name="P1"/>
      <text:p text:style-name="Standard"><text:span text:style-name="T1">Anas_platyrhynchos_platyrhynchos 73261 </text:span><text:span text:style-name="T4">CGCAAAATATGTAAGTCGTGTCAGTGTCTGCAGTTCTACTAATGA</text:span><text:span text:style-name="T1"> 73305</text:span></text:p>
      <text:p text:style-name="P1">Gallus_gallus <text:s text:c="19"/>73261 ............................................. 73305</text:p>
      <text:p text:style-name="P1"/>
      <text:p text:style-name="Standard"><text:span text:style-name="T1">Anas_platyrhynchos_platyrhynchos 73306 </text:span><text:span text:style-name="T4">ATCTGACCAGCTGCATTCTAAAGCCAATTTCACTAA</text:span><text:span text:style-name="T1">CTGGAAAAA 73350</text:span></text:p>
      <text:p text:style-name="P1">Gallus_gallus <text:s text:c="19"/>73306 ............................................. 73350</text:p>
      <text:p text:style-name="P1"/>
      <text:p text:style-name="P1">Anas_platyrhynchos_platyrhynchos 73351 AAAAAAAAAAAAAAAAGTAAAACAAAAATAAATCTTGTGTTTCTG 73395</text:p>
      <text:p text:style-name="P1">Gallus_gallus <text:s text:c="19"/>73351 ............................................. 73395</text:p>
      <text:p text:style-name="P1"/>
      <text:p text:style-name="P1">Anas_platyrhynchos_platyrhynchos 73396 CCATGCCCTTTTCATACATAATACTTACTTATCCTCACAACAGCT 73440</text:p>
      <text:p text:style-name="P1">Gallus_gallus <text:s text:c="19"/>73396 ............................................. 73440</text:p>
      <text:p text:style-name="P1"/>
      <text:p text:style-name="P1">Anas_platyrhynchos_platyrhynchos 73441 TACTCATATACAATCAGATTACATTCTTCCAGATGTACTTTTCAT 73485</text:p>
      <text:p text:style-name="P1">Gallus_gallus <text:s text:c="19"/>73441 ............................................. 73485</text:p>
      <text:p text:style-name="P1"/>
      <text:p text:style-name="P1">Anas_platyrhynchos_platyrhynchos 73486 ACAACCCACCTTGGCATGGAACAAGTAAACAATAAAACAATCTAG 73530</text:p>
      <text:p text:style-name="P1">Gallus_gallus <text:s text:c="19"/>73486 ............................................. 73530</text:p>
      <text:p text:style-name="P1"/>
      <text:p text:style-name="Standard"><text:span text:style-name="T1">Anas_platyrhynchos_platyrhynchos 73531 AAAACCAAAGATTTACAAGAAAAATCAAAATAGGCAATAAACATA </text:span><text:soft-page-break/><text:span text:style-name="T1">73575</text:span></text:p>
      <text:p text:style-name="P1">Gallus_gallus <text:s text:c="19"/>73531 ............................................. 73575</text:p>
      <text:p text:style-name="P1"/>
      <text:p text:style-name="P1">Anas_platyrhynchos_platyrhynchos 73576 TAATCAACATTTACGCTGCAGTAAATATTGTAAAAGCAAATGTAA 73620</text:p>
      <text:p text:style-name="P1">Gallus_gallus <text:s text:c="19"/>73576 ............................................. 73620</text:p>
      <text:p text:style-name="P1"/>
      <text:p text:style-name="P1">Anas_platyrhynchos_platyrhynchos 73621 ACCCAGCTATAAATATGCTGAATACCACTGAAATAATAGCTAAAG 73665</text:p>
      <text:p text:style-name="P1">Gallus_gallus <text:s text:c="19"/>73621 ............................................. 73665</text:p>
      <text:p text:style-name="P1"/>
      <text:p text:style-name="P1">Anas_platyrhynchos_platyrhynchos 73666 CTAGCTAATAGTATTTGGCAGAAATCTGCAGACCAATTGGAATTG 73710</text:p>
      <text:p text:style-name="P1">Gallus_gallus <text:s text:c="19"/>73666 ............................................. 73710</text:p>
      <text:p text:style-name="P1"/>
      <text:p text:style-name="P1">Anas_platyrhynchos_platyrhynchos 73711 CATACCTATATCTTTATAAGGACTGATATCCTGGTCTTTAGAGAG 73755</text:p>
      <text:p text:style-name="P1">Gallus_gallus <text:s text:c="19"/>73711 ............................................. 73755</text:p>
      <text:p text:style-name="P1"/>
      <text:p text:style-name="P1">Anas_platyrhynchos_platyrhynchos 73756 AAGCATTTCTACAGAAGTGTTGGACAATGTCATCAGATTCCTAGC 73800</text:p>
      <text:p text:style-name="P1">Gallus_gallus <text:s text:c="19"/>73756 ............................................. 73800</text:p>
      <text:p text:style-name="P1"/>
      <text:p text:style-name="P1">Anas_platyrhynchos_platyrhynchos 73801 TATCGAAGGAAATATGCCTTAGTCTTTTAAGAAACCCATTTATAA 73845</text:p>
      <text:p text:style-name="P1">Gallus_gallus <text:s text:c="19"/>73801 ............................................. 73845</text:p>
      <text:p text:style-name="P1"/>
      <text:p text:style-name="P1">Anas_platyrhynchos_platyrhynchos 73846 CAGGAAGTATAAATGATTAGGTGTAGTAATCAGACAGGTAAGACA 73890</text:p>
      <text:p text:style-name="P1">Gallus_gallus <text:s text:c="19"/>73846 ............................................. 73890</text:p>
      <text:p text:style-name="P1"/>
      <text:p text:style-name="P1">Anas_platyrhynchos_platyrhynchos 73891 TCAGCTCATAGTTTTGAAAATGAATGATTTAAACATTTTTATACT 73935</text:p>
      <text:p text:style-name="P1">Gallus_gallus <text:s text:c="19"/>73891 ............................................. 73935</text:p>
      <text:p text:style-name="P1"/>
      <text:p text:style-name="P1">Anas_platyrhynchos_platyrhynchos 73936 ACCTTCATTCCTCCAGACTGGTAATCAACAGAAGCAAGTGTTTTA 73980</text:p>
      <text:p text:style-name="P1">Gallus_gallus <text:s text:c="19"/>73936 ............................................. 73980</text:p>
      <text:p text:style-name="P1"/>
      <text:p text:style-name="P1">Anas_platyrhynchos_platyrhynchos 73981 ATGAACTATGCTAGCAATGTAGCTCTGTCTCATATAAGTCTTACA 74025</text:p>
      <text:p text:style-name="P1">Gallus_gallus <text:s text:c="19"/>73981 ............................................. 74025</text:p>
      <text:p text:style-name="P1"/>
      <text:p text:style-name="P1">Anas_platyrhynchos_platyrhynchos 74026 ATAAAGCCACCTAATTCTTTAAATAACAGGTAGTTCTACCCCATA 74070</text:p>
      <text:p text:style-name="P1">Gallus_gallus <text:s text:c="19"/>74026 ............................................. 74070</text:p>
      <text:p text:style-name="P1"/>
      <text:p text:style-name="P1">Anas_platyrhynchos_platyrhynchos 74071 ACTGCCAAAAGGAAATTCACAATAACATGAAGTTCTCTGTTGAAA 74115</text:p>
      <text:p text:style-name="P1">Gallus_gallus <text:s text:c="19"/>74071 ............................................. 74115</text:p>
      <text:p text:style-name="P1"><text:soft-page-break/></text:p>
      <text:p text:style-name="P1">Anas_platyrhynchos_platyrhynchos 74116 TTTGGAATGCTCCCAATACAAACCCTAAGATAAGACTTTATCTTC 74160</text:p>
      <text:p text:style-name="P1">Gallus_gallus <text:s text:c="19"/>74116 ............................................. 74160</text:p>
      <text:p text:style-name="P1"/>
      <text:p text:style-name="P1">Anas_platyrhynchos_platyrhynchos 74161 TCAATAAAATAAAATAAAAGTCCCAAGTATGGTTCTGTACAGAAT 74205</text:p>
      <text:p text:style-name="P1">Gallus_gallus <text:s text:c="19"/>74161 ............................................. 74205</text:p>
      <text:p text:style-name="P1"/>
      <text:p text:style-name="P1">Anas_platyrhynchos_platyrhynchos 74206 GCATCCGAACCCATTATGTTCATCAGATTGTTATGATAATAACCT 74250</text:p>
      <text:p text:style-name="P1">Gallus_gallus <text:s text:c="19"/>74206 ............................................. 74250</text:p>
      <text:p text:style-name="P1"/>
      <text:p text:style-name="P1">Anas_platyrhynchos_platyrhynchos 74251 GTTAGAGCAACGTAGGAATAATTGTAATACTGGTTTTTAATGCTT 74295</text:p>
      <text:p text:style-name="P1">Gallus_gallus <text:s text:c="19"/>74251 ............................................. 74295</text:p>
      <text:p text:style-name="P1"/>
      <text:p text:style-name="P1">Anas_platyrhynchos_platyrhynchos 74296 TTTCTTTTTTGTATAAATGAAAATAGTTACACAATTTTTCTACCT 74340</text:p>
      <text:p text:style-name="P1">Gallus_gallus <text:s text:c="19"/>74296 ............................................. 74340</text:p>
      <text:p text:style-name="P1"/>
      <text:p text:style-name="P1">Anas_platyrhynchos_platyrhynchos 74341 GTTGTAATTACTCAATCTCTTGAAAACTTTGAAAGTAAATAATAA 74385</text:p>
      <text:p text:style-name="P1">Gallus_gallus <text:s text:c="19"/>74341 ............................................. 74385</text:p>
      <text:p text:style-name="P1"/>
      <text:p text:style-name="P1">Anas_platyrhynchos_platyrhynchos 74386 AAAGTTTCAACATAATATGTATAAGTAATATATATTATGTATGTA 74430</text:p>
      <text:p text:style-name="P1">Gallus_gallus <text:s text:c="19"/>74386 ............................................. 74430</text:p>
      <text:p text:style-name="P1"/>
      <text:p text:style-name="P1">Anas_platyrhynchos_platyrhynchos 74431 CTTCATATATATAACAATATAATAGAAGTTTCAAATTAAATTTTG 74475</text:p>
      <text:p text:style-name="P1">Gallus_gallus <text:s text:c="19"/>74431 ............................................. 74475</text:p>
      <text:p text:style-name="P1"/>
      <text:p text:style-name="P1">Anas_platyrhynchos_platyrhynchos 74476 TCTGTATTCAAAACCAAAACTGAAATCACATGCTCTTTCTCAAAA 74520</text:p>
      <text:p text:style-name="P1">Gallus_gallus <text:s text:c="19"/>74476 ............................................. 74520</text:p>
      <text:p text:style-name="P1"/>
      <text:p text:style-name="Standard"><text:span text:style-name="T1">Anas_platyrhynchos_platyrhynchos 74521 AACAGAGCTAATAAAATAAAAGGAAATAC</text:span><text:span text:style-name="T4">CTGAGATAAAGCAGGA</text:span><text:span text:style-name="T1"> 74565</text:span></text:p>
      <text:p text:style-name="P1">Gallus_gallus <text:s text:c="19"/>74521 ............................................. 74565</text:p>
      <text:p text:style-name="P1"/>
      <text:p text:style-name="Standard"><text:span text:style-name="T1">Anas_platyrhynchos_platyrhynchos 74566 </text:span><text:span text:style-name="T4">ACTGTGAAATCCATGAGACCCAAGCCAGTACATGAATACATTTCT</text:span><text:span text:style-name="T1"> 74610</text:span></text:p>
      <text:p text:style-name="P1">Gallus_gallus <text:s text:c="19"/>74566 ............................................. 74610</text:p>
      <text:p text:style-name="P1"/>
      <text:p text:style-name="Standard"><text:span text:style-name="T1">Anas_platyrhynchos_platyrhynchos 74611 </text:span><text:span text:style-name="T4">AGACCAACAAGAATTCTTGCAATAGGATTTTGTGCTTCATCACTA</text:span><text:span text:style-name="T1"> 74655</text:span></text:p>
      <text:p text:style-name="P1">Gallus_gallus <text:s text:c="19"/>74611 ............................................. 74655</text:p>
      <text:p text:style-name="P1"/>
      <text:p text:style-name="Standard"><text:span text:style-name="T1">Anas_platyrhynchos_platyrhynchos 74656 </text:span><text:span text:style-name="T4">CT</text:span><text:span text:style-name="T1">CTGAGCAGAAATTAAAATTTATTTATTTATTTATTTATTTTTA 74700</text:span></text:p>
      <text:p text:style-name="P1"><text:soft-page-break/>Gallus_gallus <text:s text:c="19"/>74656 ............................................. 74700</text:p>
      <text:p text:style-name="P1"/>
      <text:p text:style-name="P1">Anas_platyrhynchos_platyrhynchos 74701 CTACCATTGTTAATGCTGAACTACTACAGTATCACCAAAAATACA 74745</text:p>
      <text:p text:style-name="P1">Gallus_gallus <text:s text:c="19"/>74701 ............................................. 74745</text:p>
      <text:p text:style-name="P1"/>
      <text:p text:style-name="P1">Anas_platyrhynchos_platyrhynchos 74746 GCAACAATATAATTAATTCACATTCCATACTCTGGTATTATAGAC 74790</text:p>
      <text:p text:style-name="P1">Gallus_gallus <text:s text:c="19"/>74746 ............................................. 74790</text:p>
      <text:p text:style-name="P1"/>
      <text:p text:style-name="P1">Anas_platyrhynchos_platyrhynchos 74791 ATATTTAAAATTAAAAGATTGGAATAAAATATTATTTTTCAAGTT 74835</text:p>
      <text:p text:style-name="P1">Gallus_gallus <text:s text:c="19"/>74791 ............................................. 74835</text:p>
      <text:p text:style-name="P1"/>
      <text:p text:style-name="P1">Anas_platyrhynchos_platyrhynchos 74836 ACTGAATCGACAGTCTCCATATAAAGAGTTCATACTAAATGTTAA 74880</text:p>
      <text:p text:style-name="P1">Gallus_gallus <text:s text:c="19"/>74836 ............................................. 74880</text:p>
      <text:p text:style-name="P1"/>
      <text:p text:style-name="P1">Anas_platyrhynchos_platyrhynchos 74881 TATAAACATAGCTGATATTTCAGCTACAGGCAAAAATTTTCTGTC 74925</text:p>
      <text:p text:style-name="P1">Gallus_gallus <text:s text:c="19"/>74881 ............................................. 74925</text:p>
      <text:p text:style-name="P1"/>
      <text:p text:style-name="P1">Anas_platyrhynchos_platyrhynchos 74926 ACATCAAATTAAAATATATACAAGAAATACACACTGATAATTTAA 74970</text:p>
      <text:p text:style-name="P1">Gallus_gallus <text:s text:c="19"/>74926 ............................................. 74970</text:p>
      <text:p text:style-name="P1"/>
      <text:p text:style-name="P1">Anas_platyrhynchos_platyrhynchos 74971 TCATTATTAAATAAATTAAGCATTTAATATTAATTTTTCAAAGAA 75015</text:p>
      <text:p text:style-name="P1">Gallus_gallus <text:s text:c="19"/>74971 ............................................. 75015</text:p>
      <text:p text:style-name="P1"/>
      <text:p text:style-name="Standard"><text:span text:style-name="T1">Anas_platyrhynchos_platyrhynchos 75016 AAAATTAACTTATTGTAGGATTTCAGAGAAATAATAC</text:span><text:span text:style-name="T4">CTCCTCCT</text:span><text:span text:style-name="T1"> 75060</text:span></text:p>
      <text:p text:style-name="P1">Gallus_gallus <text:s text:c="19"/>75016 ............................................. 75060</text:p>
      <text:p text:style-name="P1"/>
      <text:p text:style-name="Standard"><text:span text:style-name="T1">Anas_platyrhynchos_platyrhynchos 75061 </text:span><text:span text:style-name="T4">CAGTCCAAAGTTTATGTCCTATCTGTTGCTGATTTAACTGTTTTG</text:span><text:span text:style-name="T1"> 75105</text:span></text:p>
      <text:p text:style-name="P1">Gallus_gallus <text:s text:c="19"/>75061 ............................................. 75105</text:p>
      <text:p text:style-name="P1"/>
      <text:p text:style-name="Standard"><text:span text:style-name="T1">Anas_platyrhynchos_platyrhynchos 75106 </text:span><text:span text:style-name="T4">CTTTCACCCATGTAGCAATGATCTGTTGTTTTACAGCAACAGGTA</text:span><text:span text:style-name="T1"> 75150</text:span></text:p>
      <text:p text:style-name="P1">Gallus_gallus <text:s text:c="19"/>75106 ............................................. 75150</text:p>
      <text:p text:style-name="P1"/>
      <text:p text:style-name="Standard"><text:span text:style-name="T1">Anas_platyrhynchos_platyrhynchos 75151 </text:span><text:span text:style-name="T4">CTATTTCATTAGGTATGGTTCCACTTGTCACATTTAGAGCAAATT</text:span><text:span text:style-name="T1"> 75195</text:span></text:p>
      <text:p text:style-name="P1">Gallus_gallus <text:s text:c="19"/>75151 ............................................. 75195</text:p>
      <text:p text:style-name="P1"/>
      <text:p text:style-name="Standard"><text:span text:style-name="T1">Anas_platyrhynchos_platyrhynchos 75196 </text:span><text:span text:style-name="T4">CACAAAT</text:span><text:span text:style-name="T1">CTAAACAGCAAGAAGAAAAAAAGACTGAAACTTAAGGC 75240</text:span></text:p>
      <text:p text:style-name="P1">Gallus_gallus <text:s text:c="19"/>75196 ............................................. 75240</text:p>
      <text:p text:style-name="P1"/>
      <text:p text:style-name="P1"><text:soft-page-break/>Anas_platyrhynchos_platyrhynchos 75241 AAATTTGAACAGCTCTTTTTATGGAAAATGTTATCCATTAGTTAT 75285</text:p>
      <text:p text:style-name="P1">Gallus_gallus <text:s text:c="19"/>75241 ............................................. 75285</text:p>
      <text:p text:style-name="P1"/>
      <text:p text:style-name="P1">Anas_platyrhynchos_platyrhynchos 75286 TCTACAATTTCTGTGCATGCATCTCTAATACTAATAACATCTCCA 75330</text:p>
      <text:p text:style-name="P1">Gallus_gallus <text:s text:c="19"/>75286 ............................................. 75330</text:p>
      <text:p text:style-name="P1"/>
      <text:p text:style-name="P1">Anas_platyrhynchos_platyrhynchos 75331 TAAATAAATCCATACAGCGAATAAAAGCTGCAGTCTTCGGATTCA 75375</text:p>
      <text:p text:style-name="P1">Gallus_gallus <text:s text:c="19"/>75331 ............................................. 75375</text:p>
      <text:p text:style-name="P1"/>
      <text:p text:style-name="P1">Anas_platyrhynchos_platyrhynchos 75376 ATTGACAAGGAACTTCAGTGCATATTTGGGGAGAACCTGTGATGG 75420</text:p>
      <text:p text:style-name="P1">Gallus_gallus <text:s text:c="19"/>75376 ............................................. 75420</text:p>
      <text:p text:style-name="P1"/>
      <text:p text:style-name="P1">Anas_platyrhynchos_platyrhynchos 75421 CAGGAACCATAAAAGATGGTAGTTTTTCTGCAAGAATCTCTGGAA 75465</text:p>
      <text:p text:style-name="P1">Gallus_gallus <text:s text:c="19"/>75421 ............................................. 75465</text:p>
      <text:p text:style-name="P1"/>
      <text:p text:style-name="P1">Anas_platyrhynchos_platyrhynchos 75466 TTTAAATTTCTATGAATCATAATACATGTCAGCATATTTAAAAAA 75510</text:p>
      <text:p text:style-name="P1">Gallus_gallus <text:s text:c="19"/>75466 ............................................. 75510</text:p>
      <text:p text:style-name="P1"/>
      <text:p text:style-name="P1">Anas_platyrhynchos_platyrhynchos 75511 AAAAAAAAAAAGACAAAGTGGATTTTGTACCTCTAAGGCTGCTTT 75555</text:p>
      <text:p text:style-name="P1">Gallus_gallus <text:s text:c="19"/>75511 ............................................. 75555</text:p>
      <text:p text:style-name="P1"/>
      <text:p text:style-name="P1">Anas_platyrhynchos_platyrhynchos 75556 GATGTCAGGAAGTCCACTGGGATCTACTGACAAAGAAGGGATAGC 75600</text:p>
      <text:p text:style-name="P1">Gallus_gallus <text:s text:c="19"/>75556 ............................................. 75600</text:p>
      <text:p text:style-name="P1"/>
      <text:p text:style-name="P1">Anas_platyrhynchos_platyrhynchos 75601 ATTTGCTTTCTCATGTCCCTTTGCTGAAGCCTTTCTACTTTTGTC 75645</text:p>
      <text:p text:style-name="P1">Gallus_gallus <text:s text:c="19"/>75601 ............................................. 75645</text:p>
      <text:p text:style-name="P1"/>
      <text:p text:style-name="Standard"><text:span text:style-name="T1">Anas_platyrhynchos_platyrhynchos 75646 TGGTGATGC</text:span><text:span text:style-name="T4">ACATAACTTTTTCTCCTCAGTACGTTTTGGTTTTGG</text:span><text:span text:style-name="T1"> 75690</text:span></text:p>
      <text:p text:style-name="P1">Gallus_gallus <text:s text:c="19"/>75646 ............................................. 75690</text:p>
      <text:p text:style-name="P1"/>
      <text:p text:style-name="Standard"><text:span text:style-name="T1">Anas_platyrhynchos_platyrhynchos 75691 </text:span><text:span text:style-name="T4">AATCCAACAGAGAATTAAGCCCCGAGCTACAGCATTACATAACAT</text:span><text:span text:style-name="T1"> 75735</text:span></text:p>
      <text:p text:style-name="P1">Gallus_gallus <text:s text:c="19"/>75691 ............................................. 75735</text:p>
      <text:p text:style-name="P1"/>
      <text:p text:style-name="Standard"><text:span text:style-name="T1">Anas_platyrhynchos_platyrhynchos 75736 </text:span><text:span text:style-name="T4">CAACAAAGTGACAGTGCTT</text:span><text:span text:style-name="T1">CTGAAGAAGAAAAAAGAAAACTTAAA 75780</text:span></text:p>
      <text:p text:style-name="P1">Gallus_gallus <text:s text:c="19"/>75736 ............................................. 75780</text:p>
      <text:p text:style-name="P1"/>
      <text:p text:style-name="P1">Anas_platyrhynchos_platyrhynchos 75781 TGCAAACTGCATCAGACCAAAATAAGTGAAACAAATAAAGTCATG 75825</text:p>
      <text:p text:style-name="Standard"><text:span text:style-name="T1">Gallus_gallus <text:s text:c="19"/>75781 ............................................. </text:span><text:soft-page-break/><text:span text:style-name="T1">75825</text:span></text:p>
      <text:p text:style-name="P1"/>
      <text:p text:style-name="P1">Anas_platyrhynchos_platyrhynchos 75826 AGCACTATTCAAAAATCTAGATTTTTCTTAGAAAACAAAATTATG 75870</text:p>
      <text:p text:style-name="P1">Gallus_gallus <text:s text:c="19"/>75826 ............................................. 75870</text:p>
      <text:p text:style-name="P1"/>
      <text:p text:style-name="P1">Anas_platyrhynchos_platyrhynchos 75871 GATTTTTCAAAATTTCCCTGTTGGAAATGCAGTTAAAATGGTTAA 75915</text:p>
      <text:p text:style-name="P1">Gallus_gallus <text:s text:c="19"/>75871 ............................................. 75915</text:p>
      <text:p text:style-name="P1"/>
      <text:p text:style-name="P1">Anas_platyrhynchos_platyrhynchos 75916 ATCTACTCTCCCTCCTCCCCCTCTCTCCAATAAAAACTTTCATAT 75960</text:p>
      <text:p text:style-name="P1">Gallus_gallus <text:s text:c="19"/>75916 ............................................. 75960</text:p>
      <text:p text:style-name="P1"/>
      <text:p text:style-name="P1">Anas_platyrhynchos_platyrhynchos 75961 TTTATATTGCATTTTTTCAGGTCTTTCTGTGATTGAAGCTTCTAT 76005</text:p>
      <text:p text:style-name="P1">Gallus_gallus <text:s text:c="19"/>75961 ............................................. 76005</text:p>
      <text:p text:style-name="P1"/>
      <text:p text:style-name="P1">Anas_platyrhynchos_platyrhynchos 76006 TTCTTCACAGAAAAAGGTATCTTTTCAAATTTATTTCAGAGGTGA 76050</text:p>
      <text:p text:style-name="P1">Gallus_gallus <text:s text:c="19"/>76006 ............................................. 76050</text:p>
      <text:p text:style-name="P1"/>
      <text:p text:style-name="P1">Anas_platyrhynchos_platyrhynchos 76051 ACAAATTTAAAATCTCACTTTTTAGTAGTGAACTGTTACGTGTGA 76095</text:p>
      <text:p text:style-name="P1">Gallus_gallus <text:s text:c="19"/>76051 ............................................. 76095</text:p>
      <text:p text:style-name="P1"/>
      <text:p text:style-name="P1">Anas_platyrhynchos_platyrhynchos 76096 AAGTGGAAAAGGTTTCCTAATAACCTACACCAAACTCTTTACATA 76140</text:p>
      <text:p text:style-name="P1">Gallus_gallus <text:s text:c="19"/>76096 ............................................. 76140</text:p>
      <text:p text:style-name="P1"/>
      <text:p text:style-name="P1">Anas_platyrhynchos_platyrhynchos 76141 AAATCATTTGTTACTCTGTATTTTTTTATATGATAATTATTTTTT 76185</text:p>
      <text:p text:style-name="P1">Gallus_gallus <text:s text:c="19"/>76141 ............................................. 76185</text:p>
      <text:p text:style-name="P1"/>
      <text:p text:style-name="P1">Anas_platyrhynchos_platyrhynchos 76186 TTGATTGATTTTTTTTTTTTTTTTTACAGACAACACAAACTGAAT 76230</text:p>
      <text:p text:style-name="P1">Gallus_gallus <text:s text:c="19"/>76186 ............................................. 76230</text:p>
      <text:p text:style-name="P1"/>
      <text:p text:style-name="P1">Anas_platyrhynchos_platyrhynchos 76231 TATGATACATATTAATATAAGTGCCCGGATTAATAAGTAGGTATT 76275</text:p>
      <text:p text:style-name="P1">Gallus_gallus <text:s text:c="19"/>76231 ............................................. 76275</text:p>
      <text:p text:style-name="P1"/>
      <text:p text:style-name="P1">Anas_platyrhynchos_platyrhynchos 76276 ACCTGTTTTCATCTCTGTACAAACTGAACTTTAGGCCTTGACATG 76320</text:p>
      <text:p text:style-name="P1">Gallus_gallus <text:s text:c="19"/>76276 ............................................. 76320</text:p>
      <text:p text:style-name="P1"/>
      <text:p text:style-name="P1">Anas_platyrhynchos_platyrhynchos 76321 CATGTTAAAAAAATCATTCTTTGCTGTTGGTCCTCTCAGTTTGTC 76365</text:p>
      <text:p text:style-name="P1">Gallus_gallus <text:s text:c="19"/>76321 ............................................. 76365</text:p>
      <text:p text:style-name="P1"/>
      <text:p text:style-name="Standard"><text:span text:style-name="T1">Anas_platyrhynchos_platyrhynchos 76366 TAGTTCTGAAGTCACTGCCAGTAAAAAGTGCTAAAAGTTCTAGGG </text:span><text:soft-page-break/><text:span text:style-name="T1">76410</text:span></text:p>
      <text:p text:style-name="P1">Gallus_gallus <text:s text:c="19"/>76366 ............................................. 76410</text:p>
      <text:p text:style-name="P1"/>
      <text:p text:style-name="P1">Anas_platyrhynchos_platyrhynchos 76411 TTTTGTCCGACAGAACTTTGACTTGAGTATTCCTCTGGAATAGTT 76455</text:p>
      <text:p text:style-name="P1">Gallus_gallus <text:s text:c="19"/>76411 ............................................. 76455</text:p>
      <text:p text:style-name="P1"/>
      <text:p text:style-name="P1">Anas_platyrhynchos_platyrhynchos 76456 AATTATTCTGCCATTGCATTTGCTACAGAACAGAATTCCTCTGTG 76500</text:p>
      <text:p text:style-name="P1">Gallus_gallus <text:s text:c="19"/>76456 ............................................. 76500</text:p>
      <text:p text:style-name="P1"/>
      <text:p text:style-name="P1">Anas_platyrhynchos_platyrhynchos 76501 AAGTCTATTTTTGTGGTCAATTATTGAACACATTCCCTTTACTTT 76545</text:p>
      <text:p text:style-name="P1">Gallus_gallus <text:s text:c="19"/>76501 ............................................. 76545</text:p>
      <text:p text:style-name="P1"/>
      <text:p text:style-name="P1">Anas_platyrhynchos_platyrhynchos 76546 CTTTTTTCCTCCTTTGTTTTGTATTTCAGAACTTACTGTGATTAG 76590</text:p>
      <text:p text:style-name="P1">Gallus_gallus <text:s text:c="19"/>76546 ............................................. 76590</text:p>
      <text:p text:style-name="P1"/>
      <text:p text:style-name="P1">Anas_platyrhynchos_platyrhynchos 76591 AAATATTTACAATAAACTATATTTACTATATAATTCAACTTCAGA 76635</text:p>
      <text:p text:style-name="P1">Gallus_gallus <text:s text:c="19"/>76591 ............................................. 76635</text:p>
      <text:p text:style-name="P1"/>
      <text:p text:style-name="P1">Anas_platyrhynchos_platyrhynchos 76636 GTAACTGAGAGCAAGTAAACACATTTCAAGCTCCTGCCAACAGAA 76680</text:p>
      <text:p text:style-name="P1">Gallus_gallus <text:s text:c="19"/>76636 ............................................. 76680</text:p>
      <text:p text:style-name="P1"/>
      <text:p text:style-name="P1">Anas_platyrhynchos_platyrhynchos 76681 AGGCTACAAAAATTTTCTTGATTCTTTCTGAGCAGGTCAACAAAA 76725</text:p>
      <text:p text:style-name="P1">Gallus_gallus <text:s text:c="19"/>76681 ............................................. 76725</text:p>
      <text:p text:style-name="P1"/>
      <text:p text:style-name="P1">Anas_platyrhynchos_platyrhynchos 76726 TTGACACATGCACTATTTCACATGCACATGTTGCTATTCCATAAT 76770</text:p>
      <text:p text:style-name="P1">Gallus_gallus <text:s text:c="19"/>76726 ............................................. 76770</text:p>
      <text:p text:style-name="P1"/>
      <text:p text:style-name="P1">Anas_platyrhynchos_platyrhynchos 76771 TAAGAGGAATTAACATAATTTTAACTCAGGTTAATATGGATTATA 76815</text:p>
      <text:p text:style-name="P1">Gallus_gallus <text:s text:c="19"/>76771 ............................................. 76815</text:p>
      <text:p text:style-name="P1"/>
      <text:p text:style-name="P1">Anas_platyrhynchos_platyrhynchos 76816 ATGAACAGAAATAAATAGGATTAAAACCTCACTTTCCAACCACAA 76860</text:p>
      <text:p text:style-name="P1">Gallus_gallus <text:s text:c="19"/>76816 ............................................. 76860</text:p>
      <text:p text:style-name="P1"/>
      <text:p text:style-name="P1">Anas_platyrhynchos_platyrhynchos 76861 AATTTAATATAACTTCTAAAGTATTCTGTATATGCTGACGTCCTT 76905</text:p>
      <text:p text:style-name="P1">Gallus_gallus <text:s text:c="19"/>76861 ............................................. 76905</text:p>
      <text:p text:style-name="P1"/>
      <text:p text:style-name="P1">Anas_platyrhynchos_platyrhynchos 76906 CTACTTCTAATAAAAGCCAGCAATAACATTCTTTCATGACATAAA 76950</text:p>
      <text:p text:style-name="P1">Gallus_gallus <text:s text:c="19"/>76906 ............................................. 76950</text:p>
      <text:p text:style-name="P1"><text:soft-page-break/></text:p>
      <text:p text:style-name="P1">Anas_platyrhynchos_platyrhynchos 76951 CTAATATTGTGAAAATATTTTTTCTGTTATAGAAACAAGACCATG 76995</text:p>
      <text:p text:style-name="P1">Gallus_gallus <text:s text:c="19"/>76951 ............................................. 76995</text:p>
      <text:p text:style-name="P1"/>
      <text:p text:style-name="Standard"><text:span text:style-name="T1">Anas_platyrhynchos_platyrhynchos 76996 TTTGTAACCAAAACTCTAAATTTAC</text:span><text:span text:style-name="T4">CCAGTGTGCCCAACAGTCTT</text:span><text:span text:style-name="T1"> 77040</text:span></text:p>
      <text:p text:style-name="P1">Gallus_gallus <text:s text:c="19"/>76996 ............................................. 77040</text:p>
      <text:p text:style-name="P1"/>
      <text:p text:style-name="Standard"><text:span text:style-name="T1">Anas_platyrhynchos_platyrhynchos 77041 </text:span><text:span text:style-name="T4">GACTGCTCCAAGAAGAGTCTGCAGATACGCAATAATTTCCCTCTG</text:span><text:span text:style-name="T1"> 77085</text:span></text:p>
      <text:p text:style-name="P1">Gallus_gallus <text:s text:c="19"/>77041 ............................................. 77085</text:p>
      <text:p text:style-name="P1"/>
      <text:p text:style-name="Standard"><text:span text:style-name="T1">Anas_platyrhynchos_platyrhynchos 77086 </text:span><text:span text:style-name="T4">TCTTCCTGATGTGATAAGATGCCTATTGTAGTTTAAGATATACAC</text:span><text:span text:style-name="T1"> 77130</text:span></text:p>
      <text:p text:style-name="P1">Gallus_gallus <text:s text:c="19"/>77086 ............................................. 77130</text:p>
      <text:p text:style-name="P1"/>
      <text:p text:style-name="Standard"><text:span text:style-name="T1">Anas_platyrhynchos_platyrhynchos 77131 </text:span><text:span text:style-name="T4">CACAGCATTATGAACAATCCAGGCTTCATTCAGTTCTTCTCCTAT</text:span><text:span text:style-name="T1"> 77175</text:span></text:p>
      <text:p text:style-name="P1">Gallus_gallus <text:s text:c="19"/>77131 ............................................. 77175</text:p>
      <text:p text:style-name="P1"/>
      <text:p text:style-name="Standard"><text:span text:style-name="T1">Anas_platyrhynchos_platyrhynchos 77176 </text:span><text:span text:style-name="T4">TTCAGCTGCACGCAGGAAATTTTCCATAGCATACCGAGATAAGTA</text:span><text:span text:style-name="T1"> 77220</text:span></text:p>
      <text:p text:style-name="P1">Gallus_gallus <text:s text:c="19"/>77176 ............................................. 77220</text:p>
      <text:p text:style-name="P1"/>
      <text:p text:style-name="Standard"><text:span text:style-name="T1">Anas_platyrhynchos_platyrhynchos 77221 </text:span><text:span text:style-name="T4">GTCTATCCATGAA</text:span><text:span text:style-name="T1">CTATAAAATTAGTATTAAGAAACTGTTATTCC 77265</text:span></text:p>
      <text:p text:style-name="P1">Gallus_gallus <text:s text:c="19"/>77221 ............................................. 77265</text:p>
      <text:p text:style-name="P1"/>
      <text:p text:style-name="P1">Anas_platyrhynchos_platyrhynchos 77266 AAAAGTACAACACTAGAAGGAATTATATCTTAAGGCTAAATATGT 77310</text:p>
      <text:p text:style-name="P1">Gallus_gallus <text:s text:c="19"/>77266 ............................................. 77310</text:p>
      <text:p text:style-name="P1"/>
      <text:p text:style-name="P1">Anas_platyrhynchos_platyrhynchos 77311 AAAAGTAGAACTGAATCAACAAAAAATATATATTTTTGGAAATTA 77355</text:p>
      <text:p text:style-name="P1">Gallus_gallus <text:s text:c="19"/>77311 ............................................. 77355</text:p>
      <text:p text:style-name="P1"/>
      <text:p text:style-name="P1">Anas_platyrhynchos_platyrhynchos 77356 CTTTTCAGTTGCATTTATTACATCTCTATCCATTAACTTATAATT 77400</text:p>
      <text:p text:style-name="P1">Gallus_gallus <text:s text:c="19"/>77356 ............................................. 77400</text:p>
      <text:p text:style-name="P1"/>
      <text:p text:style-name="P1">Anas_platyrhynchos_platyrhynchos 77401 GGATGACAAGATGTCTCAGGAAAGTTATTAGTATCAACATCGACC 77445</text:p>
      <text:p text:style-name="P1">Gallus_gallus <text:s text:c="19"/>77401 ............................................. 77445</text:p>
      <text:p text:style-name="P1"/>
      <text:p text:style-name="P1">Anas_platyrhynchos_platyrhynchos 77446 AGTCTCTGATACTCAAATGCTATTAGCTTAAAAATATTGGCTCTA 77490</text:p>
      <text:p text:style-name="P1">Gallus_gallus <text:s text:c="19"/>77446 ............................................. 77490</text:p>
      <text:p text:style-name="P1"/>
      <text:p text:style-name="P1">Anas_platyrhynchos_platyrhynchos 77491 ACGTAAATTTCACAGTTCATCCACACTTTTTAAACTGTGTGTGAA 77535</text:p>
      <text:p text:style-name="P1"><text:soft-page-break/>Gallus_gallus <text:s text:c="19"/>77491 ............................................. 77535</text:p>
      <text:p text:style-name="P1"/>
      <text:p text:style-name="P1">Anas_platyrhynchos_platyrhynchos 77536 TCACTGCTAGAAATCATTAAATATCTATGGCAAAGCTCTACTTGA 77580</text:p>
      <text:p text:style-name="P1">Gallus_gallus <text:s text:c="19"/>77536 ............................................. 77580</text:p>
      <text:p text:style-name="P1"/>
      <text:p text:style-name="P1">Anas_platyrhynchos_platyrhynchos 77581 ATAAAAAGTAAGACATTCCACTCTAGTGTTGAATGAGATATCTTT 77625</text:p>
      <text:p text:style-name="P1">Gallus_gallus <text:s text:c="19"/>77581 ............................................. 77625</text:p>
      <text:p text:style-name="P1"/>
      <text:p text:style-name="P1">Anas_platyrhynchos_platyrhynchos 77626 TTTACAACCTCATGTCTTCTTGCACTCAAAGACATCTCCAGATGT 77670</text:p>
      <text:p text:style-name="P1">Gallus_gallus <text:s text:c="19"/>77626 ............................................. 77670</text:p>
      <text:p text:style-name="P1"/>
      <text:p text:style-name="P1">Anas_platyrhynchos_platyrhynchos 77671 TCTGAAATGCTAAGTCCATTTTTTATAAAATAACATTCCATAGTC 77715</text:p>
      <text:p text:style-name="P1">Gallus_gallus <text:s text:c="19"/>77671 ............................................. 77715</text:p>
      <text:p text:style-name="P1"/>
      <text:p text:style-name="P1">Anas_platyrhynchos_platyrhynchos 77716 AACACAATAACATTCTTTTATGTACAAATTAATTATCAAGATATA 77760</text:p>
      <text:p text:style-name="P1">Gallus_gallus <text:s text:c="19"/>77716 ............................................. 77760</text:p>
      <text:p text:style-name="P1"/>
      <text:p text:style-name="P1">Anas_platyrhynchos_platyrhynchos 77761 TATCACACTAGATAAAGCAATACTGAAAACATCATCTTGTATGAT 77805</text:p>
      <text:p text:style-name="P1">Gallus_gallus <text:s text:c="19"/>77761 ............................................. 77805</text:p>
      <text:p text:style-name="P1"/>
      <text:p text:style-name="P1">Anas_platyrhynchos_platyrhynchos 77806 CAGACAGAATGACCTTGGTTAAGTCACAAATTCAAAAAAACATAA 77850</text:p>
      <text:p text:style-name="P1">Gallus_gallus <text:s text:c="19"/>77806 ............................................. 77850</text:p>
      <text:p text:style-name="P1"/>
      <text:p text:style-name="P1">Anas_platyrhynchos_platyrhynchos 77851 ACTGACATAGGGTATTACTATGTCACCAACAGTAGACAACATAGT 77895</text:p>
      <text:p text:style-name="P1">Gallus_gallus <text:s text:c="19"/>77851 ............................................. 77895</text:p>
      <text:p text:style-name="P1"/>
      <text:p text:style-name="P1">Anas_platyrhynchos_platyrhynchos 77896 AGACCAAAGTGATTTTTTTCCCTATGTGTTCTTAGCCTAATTGGA 77940</text:p>
      <text:p text:style-name="P1">Gallus_gallus <text:s text:c="19"/>77896 ............................................. 77940</text:p>
      <text:p text:style-name="P1"/>
      <text:p text:style-name="P1">Anas_platyrhynchos_platyrhynchos 77941 TGAAAGAGACACTGGTACAAGTAAATTGGTTAAACTCAAAAACAG 77985</text:p>
      <text:p text:style-name="P1">Gallus_gallus <text:s text:c="19"/>77941 ............................................. 77985</text:p>
      <text:p text:style-name="P1"/>
      <text:p text:style-name="P1">Anas_platyrhynchos_platyrhynchos 77986 CTTCACAGCGAATTTTAGAACAGAATCTTCATCTTCTTTGTCCCT 78030</text:p>
      <text:p text:style-name="P1">Gallus_gallus <text:s text:c="19"/>77986 ............................................. 78030</text:p>
      <text:p text:style-name="P1"/>
      <text:p text:style-name="P1">Anas_platyrhynchos_platyrhynchos 78031 TGTTTCTGATTAGATTTTACTTTTTCATATTTTACTGAGCATTTG 78075</text:p>
      <text:p text:style-name="P1">Gallus_gallus <text:s text:c="19"/>78031 ............................................. 78075</text:p>
      <text:p text:style-name="P1"/>
      <text:p text:style-name="P1"><text:soft-page-break/>Anas_platyrhynchos_platyrhynchos 78076 AAGCTGACTGCGAGAAACTTCACTTCATCTTCAGACTTAATGAAG 78120</text:p>
      <text:p text:style-name="P1">Gallus_gallus <text:s text:c="19"/>78076 ............................................. 78120</text:p>
      <text:p text:style-name="P1"/>
      <text:p text:style-name="P1">Anas_platyrhynchos_platyrhynchos 78121 AGCCTTAGGGACACAACTCTGATAACCTGCTCTTACAGGACATGA 78165</text:p>
      <text:p text:style-name="P1">Gallus_gallus <text:s text:c="19"/>78121 ............................................. 78165</text:p>
      <text:p text:style-name="P1"/>
      <text:p text:style-name="P1">Anas_platyrhynchos_platyrhynchos 78166 TGACCATTGTGACAACAGTTAATACTAGTACAAATGTAGTAGAGT 78210</text:p>
      <text:p text:style-name="P1">Gallus_gallus <text:s text:c="19"/>78166 ............................................. 78210</text:p>
      <text:p text:style-name="P1"/>
      <text:p text:style-name="P1">Anas_platyrhynchos_platyrhynchos 78211 TTAAATATCATATTTAAAATTCTCTCTCCCTCTTCCTTCACAATA 78255</text:p>
      <text:p text:style-name="P1">Gallus_gallus <text:s text:c="19"/>78211 ............................................. 78255</text:p>
      <text:p text:style-name="P1"/>
      <text:p text:style-name="P1">Anas_platyrhynchos_platyrhynchos 78256 AATAATACTGTGAGACCAAAAGAAAGAAACAGAAACATAAAAAGA 78300</text:p>
      <text:p text:style-name="P1">Gallus_gallus <text:s text:c="19"/>78256 ............................................. 78300</text:p>
      <text:p text:style-name="P1"/>
      <text:p text:style-name="P1">Anas_platyrhynchos_platyrhynchos 78301 AGGAGAAGGAGGAGAAGGAGAAGAAGGGTACACTAGCTTCTGATT 78345</text:p>
      <text:p text:style-name="P1">Gallus_gallus <text:s text:c="19"/>78301 ............................................. 78345</text:p>
      <text:p text:style-name="P1"/>
      <text:p text:style-name="P1">Anas_platyrhynchos_platyrhynchos 78346 TCAGAGAAATAAACATTAAATGAAAAACAAAACAAACATTGCAGA 78390</text:p>
      <text:p text:style-name="P1">Gallus_gallus <text:s text:c="19"/>78346 ............................................. 78390</text:p>
      <text:p text:style-name="P1"/>
      <text:p text:style-name="P1">Anas_platyrhynchos_platyrhynchos 78391 ATGAAAGCAAATTAGAGAAAAATTATTTCAAAATATTTTTTAGAT 78435</text:p>
      <text:p text:style-name="P1">Gallus_gallus <text:s text:c="19"/>78391 ............................................. 78435</text:p>
      <text:p text:style-name="P1"/>
      <text:p text:style-name="P1">Anas_platyrhynchos_platyrhynchos 78436 TCTTCTTTTCCCACTACCATTCCTAGCTAAACATATGAACTATCT 78480</text:p>
      <text:p text:style-name="P1">Gallus_gallus <text:s text:c="19"/>78436 ............................................. 78480</text:p>
      <text:p text:style-name="P1"/>
      <text:p text:style-name="P1">Anas_platyrhynchos_platyrhynchos 78481 GATAACAATCAGAGAATCATTAAAGTTGGAAAAGACCTTCGAGAT 78525</text:p>
      <text:p text:style-name="P1">Gallus_gallus <text:s text:c="19"/>78481 ............................................. 78525</text:p>
      <text:p text:style-name="P1"/>
      <text:p text:style-name="P1">Anas_platyrhynchos_platyrhynchos 78526 CATCTGGTCCAACCATCACCCTACTGCCAATGTCCCCAAGCACCA 78570</text:p>
      <text:p text:style-name="P1">Gallus_gallus <text:s text:c="19"/>78526 ............................................. 78570</text:p>
      <text:p text:style-name="P1"/>
      <text:p text:style-name="P1">Anas_platyrhynchos_platyrhynchos 78571 GGTCCAACCTTTCCTAGAACACCCCCAGGAACGATGATGTCGCCA 78615</text:p>
      <text:p text:style-name="P1">Gallus_gallus <text:s text:c="19"/>78571 ............................................. 78615</text:p>
      <text:p text:style-name="P1"/>
      <text:p text:style-name="P1">Anas_platyrhynchos_platyrhynchos 78616 CTTCCCTGGGTAACCTGTTTCAATGTCTAACTACTCTTTCTGAGA 78660</text:p>
      <text:p text:style-name="Standard"><text:span text:style-name="T1">Gallus_gallus <text:s text:c="19"/>78616 ............................................. </text:span><text:soft-page-break/><text:span text:style-name="T1">78660</text:span></text:p>
      <text:p text:style-name="P1"/>
      <text:p text:style-name="P1">Anas_platyrhynchos_platyrhynchos 78661 AGAAAAATGATTTGTACTAAAAAGAAATAACTTAGTAAATTATCA 78705</text:p>
      <text:p text:style-name="P1">Gallus_gallus <text:s text:c="19"/>78661 ............................................. 78705</text:p>
      <text:p text:style-name="P1"/>
      <text:p text:style-name="Standard"><text:span text:style-name="T1">Anas_platyrhynchos_platyrhynchos 78706 TCTGTGTTTGATAATAAAACAATTTGTTAGAGTTGGTAAGTAC</text:span><text:span text:style-name="T4">CT</text:span><text:span text:style-name="T1"> 78750</text:span></text:p>
      <text:p text:style-name="P1">Gallus_gallus <text:s text:c="19"/>78706 ............................................. 78750</text:p>
      <text:p text:style-name="P1"/>
      <text:p text:style-name="Standard"><text:span text:style-name="T1">Anas_platyrhynchos_platyrhynchos 78751 </text:span><text:span text:style-name="T4">GTATGCTTTCCATTCTAGATCACTTTCAGGAAAATCTAAAACATA</text:span><text:span text:style-name="T1"> 78795</text:span></text:p>
      <text:p text:style-name="P1">Gallus_gallus <text:s text:c="19"/>78751 ............................................. 78795</text:p>
      <text:p text:style-name="P1"/>
      <text:p text:style-name="Standard"><text:span text:style-name="T1">Anas_platyrhynchos_platyrhynchos 78796 </text:span><text:span text:style-name="T4">TTCTGAAGGATGTTGGCTTTTATCTTCTGTAGGTACAGTGTGGTC</text:span><text:span text:style-name="T1"> 78840</text:span></text:p>
      <text:p text:style-name="P1">Gallus_gallus <text:s text:c="19"/>78796 ............................................. 78840</text:p>
      <text:p text:style-name="P1"/>
      <text:p text:style-name="Standard"><text:span text:style-name="T1">Anas_platyrhynchos_platyrhynchos 78841 </text:span><text:span text:style-name="T4">ATTCAGCTCAAGTCCCTGCAATCTTAATAAATGAATCGTTGC</text:span><text:span text:style-name="T1">CTG 78885</text:span></text:p>
      <text:p text:style-name="P1">Gallus_gallus <text:s text:c="19"/>78841 ............................................. 78885</text:p>
      <text:p text:style-name="P1"/>
      <text:p text:style-name="P1">Anas_platyrhynchos_platyrhynchos 78886 GAAAGATACAAAGAAATACATTTTCTACCTGTGTTATCTACGTGA 78930</text:p>
      <text:p text:style-name="P1">Gallus_gallus <text:s text:c="19"/>78886 ............................................. 78930</text:p>
      <text:p text:style-name="P1"/>
      <text:p text:style-name="P1">Anas_platyrhynchos_platyrhynchos 78931 AAATGGACTCTGACTTCTTATTTGTGTCTACACCTCTTGAAAAAA 78975</text:p>
      <text:p text:style-name="P1">Gallus_gallus <text:s text:c="19"/>78931 ............................................. 78975</text:p>
      <text:p text:style-name="P1"/>
      <text:p text:style-name="P1">Anas_platyrhynchos_platyrhynchos 78976 GAAAAAAAAAAAAAGTTTTTGTTGTACAACATCTGAAGATGTACA 79020</text:p>
      <text:p text:style-name="P1">Gallus_gallus <text:s text:c="19"/>78976 ............................................. 79020</text:p>
      <text:p text:style-name="P1"/>
      <text:p text:style-name="P1">Anas_platyrhynchos_platyrhynchos 79021 GGCATACAAAACCAATTATATGAAATAATCTTCAAATTACTTATG 79065</text:p>
      <text:p text:style-name="P1">Gallus_gallus <text:s text:c="19"/>79021 ............................................. 79065</text:p>
      <text:p text:style-name="P1"/>
      <text:p text:style-name="P1">Anas_platyrhynchos_platyrhynchos 79066 CTTAATTTTATTAAATAAATAACTCAAATGAGAAAAAGAAAATAT 79110</text:p>
      <text:p text:style-name="P1">Gallus_gallus <text:s text:c="19"/>79066 ............................................. 79110</text:p>
      <text:p text:style-name="P1"/>
      <text:p text:style-name="P1">Anas_platyrhynchos_platyrhynchos 79111 GCCATATATATACACACAACTATATTTATCATGCTGGAACTTTAA 79155</text:p>
      <text:p text:style-name="P1">Gallus_gallus <text:s text:c="19"/>79111 ............................................. 79155</text:p>
      <text:p text:style-name="P1"/>
      <text:p text:style-name="P1">Anas_platyrhynchos_platyrhynchos 79156 GGATCCTGGAACATAATGTCACATGTCAAATATTTACAACAACAT 79200</text:p>
      <text:p text:style-name="P1">Gallus_gallus <text:s text:c="19"/>79156 ............................................. 79200</text:p>
      <text:p text:style-name="P1"/>
      <text:p text:style-name="Standard"><text:span text:style-name="T1">Anas_platyrhynchos_platyrhynchos 79201 CCCTTGTAAAAAAGTGTTAAAACCATATGCAGTGATACTATAGTT </text:span><text:soft-page-break/><text:span text:style-name="T1">79245</text:span></text:p>
      <text:p text:style-name="P1">Gallus_gallus <text:s text:c="19"/>79201 ............................................. 79245</text:p>
      <text:p text:style-name="P1"/>
      <text:p text:style-name="P1">Anas_platyrhynchos_platyrhynchos 79246 ACTTTCACACAGTATTTTTATACAGATGCTTCACAGAACTACTTC 79290</text:p>
      <text:p text:style-name="P1">Gallus_gallus <text:s text:c="19"/>79246 ............................................. 79290</text:p>
      <text:p text:style-name="P1"/>
      <text:p text:style-name="P1">Anas_platyrhynchos_platyrhynchos 79291 CTCTAATGTCTGTGGAGACATAATGAATCTAACTCAAAATTCTAC 79335</text:p>
      <text:p text:style-name="P1">Gallus_gallus <text:s text:c="19"/>79291 ............................................. 79335</text:p>
      <text:p text:style-name="P1"/>
      <text:p text:style-name="P1">Anas_platyrhynchos_platyrhynchos 79336 TGCTGTAAGATGAATATTCCTAGAATTAGACATACAACCAAAGCT 79380</text:p>
      <text:p text:style-name="P1">Gallus_gallus <text:s text:c="19"/>79336 ............................................. 79380</text:p>
      <text:p text:style-name="P1"/>
      <text:p text:style-name="Standard"><text:span text:style-name="T1">Anas_platyrhynchos_platyrhynchos 79381 AAATGAAACAAATATGAGTAACATCTGTGTAGGTTGATTAC</text:span><text:span text:style-name="T4">CTCT</text:span><text:span text:style-name="T1"> 79425</text:span></text:p>
      <text:p text:style-name="P1">Gallus_gallus <text:s text:c="19"/>79381 ............................................. 79425</text:p>
      <text:p text:style-name="P1"/>
      <text:p text:style-name="Standard"><text:span text:style-name="T1">Anas_platyrhynchos_platyrhynchos 79426 </text:span><text:span text:style-name="T4">GCATTAATAAATCTTATTTCTGCTAATATTCTGAGTAAATCTCTT</text:span><text:span text:style-name="T1"> 79470</text:span></text:p>
      <text:p text:style-name="P1">Gallus_gallus <text:s text:c="19"/>79426 ............................................. 79470</text:p>
      <text:p text:style-name="P1"/>
      <text:p text:style-name="Standard"><text:span text:style-name="T1">Anas_platyrhynchos_platyrhynchos 79471 </text:span><text:span text:style-name="T4">TCAAAAGAAAAGGACTTAGCAGGTAGTAATAACTCTCCTGGTAAG</text:span><text:span text:style-name="T1"> 79515</text:span></text:p>
      <text:p text:style-name="P1">Gallus_gallus <text:s text:c="19"/>79471 ............................................. 79515</text:p>
      <text:p text:style-name="P1"/>
      <text:p text:style-name="Standard"><text:span text:style-name="T1">Anas_platyrhynchos_platyrhynchos 79516 </text:span><text:span text:style-name="T4">CCATCATCTTGGTCATCATCCATCATAGTTATACTAGCTTTCTTC</text:span><text:span text:style-name="T1"> 79560</text:span></text:p>
      <text:p text:style-name="P1">Gallus_gallus <text:s text:c="19"/>79516 ............................................. 79560</text:p>
      <text:p text:style-name="P1"/>
      <text:p text:style-name="Standard"><text:span text:style-name="T1">Anas_platyrhynchos_platyrhynchos 79561 </text:span><text:span text:style-name="T4">TTCTGTG</text:span><text:span text:style-name="T1">CTAAAAAAAAAAAAAGTTACATTATTATTAACACGTAA 79605</text:span></text:p>
      <text:p text:style-name="P1">Gallus_gallus <text:s text:c="19"/>79561 ............................................. 79605</text:p>
      <text:p text:style-name="P1"/>
      <text:p text:style-name="P1">Anas_platyrhynchos_platyrhynchos 79606 ATCTGACAAAAATTACCTTAATTTTAGAATTTAAATATCCCTATA 79650</text:p>
      <text:p text:style-name="P1">Gallus_gallus <text:s text:c="19"/>79606 ............................................. 79650</text:p>
      <text:p text:style-name="P1"/>
      <text:p text:style-name="P1">Anas_platyrhynchos_platyrhynchos 79651 TAATCCGAAATCCACAATAAAGCATTCACAAGCACAGATTTGAAG 79695</text:p>
      <text:p text:style-name="P1">Gallus_gallus <text:s text:c="19"/>79651 ............................................. 79695</text:p>
      <text:p text:style-name="P1"/>
      <text:p text:style-name="P1">Anas_platyrhynchos_platyrhynchos 79696 TTACTTCACTCAGACTACATCTCAAGTTTAATATTCAGTGATAGA 79740</text:p>
      <text:p text:style-name="P1">Gallus_gallus <text:s text:c="19"/>79696 ............................................. 79740</text:p>
      <text:p text:style-name="P1"/>
      <text:p text:style-name="P1">Anas_platyrhynchos_platyrhynchos 79741 TCTAATTTATTAGTCTTTGTCCAATAATTTTAATCATATTTCAAT 79785</text:p>
      <text:p text:style-name="P1">Gallus_gallus <text:s text:c="19"/>79741 ............................................. 79785</text:p>
      <text:p text:style-name="P1"><text:soft-page-break/></text:p>
      <text:p text:style-name="P1">Anas_platyrhynchos_platyrhynchos 79786 ATTCCAAAGTAACATTTTAGTTTAAGTTGAAAATTACATGTTTTT 79830</text:p>
      <text:p text:style-name="P1">Gallus_gallus <text:s text:c="19"/>79786 ............................................. 79830</text:p>
      <text:p text:style-name="P1"/>
      <text:p text:style-name="P1">Anas_platyrhynchos_platyrhynchos 79831 GTTTTCTTAAAACCTACAGACTGTTAATTTGAATGAAGAGCTCCT 79875</text:p>
      <text:p text:style-name="P1">Gallus_gallus <text:s text:c="19"/>79831 ............................................. 79875</text:p>
      <text:p text:style-name="P1"/>
      <text:p text:style-name="P1">Anas_platyrhynchos_platyrhynchos 79876 CATTCCTTGAGCAATCATACATATTCACTTTCCCCAGACTAGCCG 79920</text:p>
      <text:p text:style-name="P1">Gallus_gallus <text:s text:c="19"/>79876 ............................................. 79920</text:p>
      <text:p text:style-name="P1"/>
      <text:p text:style-name="P1">Anas_platyrhynchos_platyrhynchos 79921 TGTTTCATCTCTCATCTCTTTTTCAAACTAAAGGAAAAAAAAAAA 79965</text:p>
      <text:p text:style-name="P1">Gallus_gallus <text:s text:c="19"/>79921 ............................................. 79965</text:p>
      <text:p text:style-name="P1"/>
      <text:p text:style-name="P1">Anas_platyrhynchos_platyrhynchos 79966 GTACTTATCAGGAACTCAGGGCAACCATGCACCAAAAGCATCATT 80010</text:p>
      <text:p text:style-name="P1">Gallus_gallus <text:s text:c="19"/>79966 ............................................. 80010</text:p>
      <text:p text:style-name="P1"/>
      <text:p text:style-name="P1">Anas_platyrhynchos_platyrhynchos 80011 AATAGGACCTGGCATATATCTGTAACACTATAGCACTTTGAATTA 80055</text:p>
      <text:p text:style-name="P1">Gallus_gallus <text:s text:c="19"/>80011 ............................................. 80055</text:p>
      <text:p text:style-name="P1"/>
      <text:p text:style-name="P1">Anas_platyrhynchos_platyrhynchos 80056 TTTGCTTTTATTCAGGCCTGATAATACAGCAAGTCTTTTTCCAGG 80100</text:p>
      <text:p text:style-name="P1">Gallus_gallus <text:s text:c="19"/>80056 ............................................. 80100</text:p>
      <text:p text:style-name="P1"/>
      <text:p text:style-name="P1">Anas_platyrhynchos_platyrhynchos 80101 ATCTTCATATTGCCCAAATTATCTTTGCCCTATCTTCAGTATATG 80145</text:p>
      <text:p text:style-name="P1">Gallus_gallus <text:s text:c="19"/>80101 ............................................. 80145</text:p>
      <text:p text:style-name="P1"/>
      <text:p text:style-name="P1">Anas_platyrhynchos_platyrhynchos 80146 TCACATACAGAGAAGACCTTCAATTTTTCTCACCCACTATTCCTA 80190</text:p>
      <text:p text:style-name="P1">Gallus_gallus <text:s text:c="19"/>80146 ............................................. 80190</text:p>
      <text:p text:style-name="P1"/>
      <text:p text:style-name="P1">Anas_platyrhynchos_platyrhynchos 80191 GGATTAGAAGTAGTAAAGGATGAAACATAACACAAAAATGAATGT 80235</text:p>
      <text:p text:style-name="P1">Gallus_gallus <text:s text:c="19"/>80191 ............................................. 80235</text:p>
      <text:p text:style-name="P1"/>
      <text:p text:style-name="P1">Anas_platyrhynchos_platyrhynchos 80236 TGCCAACAGTCCAAGTGCAAGGTGCTGCACCTGGGTCAGGGCAAT 80280</text:p>
      <text:p text:style-name="P1">Gallus_gallus <text:s text:c="19"/>80236 ............................................. 80280</text:p>
      <text:p text:style-name="P1"/>
      <text:p text:style-name="P1">Anas_platyrhynchos_platyrhynchos 80281 CCCAGATATGAGGGCAGACTGGGAGAAGAACTCATTGAGAGCAGC 80325</text:p>
      <text:p text:style-name="P1">Gallus_gallus <text:s text:c="19"/>80281 ............................................. 80325</text:p>
      <text:p text:style-name="P1"/>
      <text:p text:style-name="P1">Anas_platyrhynchos_platyrhynchos 80326 CCTGCAGAGGACTTGGGAGTTCTGGTGAAGAAAAGGTTCAACATG 80370</text:p>
      <text:p text:style-name="P1"><text:soft-page-break/>Gallus_gallus <text:s text:c="19"/>80326 ............................................. 80370</text:p>
      <text:p text:style-name="P1"/>
      <text:p text:style-name="P1">Anas_platyrhynchos_platyrhynchos 80371 AGCCAGCAGTGTGCACTTGCAGCCCAGAAGGCTGTGTGTGACCAG 80415</text:p>
      <text:p text:style-name="P1">Gallus_gallus <text:s text:c="19"/>80371 ............................................. 80415</text:p>
      <text:p text:style-name="P1"/>
      <text:p text:style-name="P1">Anas_platyrhynchos_platyrhynchos 80416 CAGGTCGATGGAGGTGATTGCCTCCCTCTACTCTGCCCTTGTGAA 80460</text:p>
      <text:p text:style-name="P1">Gallus_gallus <text:s text:c="19"/>80416 ............................................. 80460</text:p>
      <text:p text:style-name="P1"/>
      <text:p text:style-name="P1">Anas_platyrhynchos_platyrhynchos 80461 GCCCCACTTGAAGTACTATCTCCAGACCTGGAGCCCCAAGCACAA 80505</text:p>
      <text:p text:style-name="P1">Gallus_gallus <text:s text:c="19"/>80461 ............................................. 80505</text:p>
      <text:p text:style-name="P1"/>
      <text:p text:style-name="P1">Anas_platyrhynchos_platyrhynchos 80506 GAAGGATGTGGACCTGTTAGAGAAGGTCTGGAAAAGGGCCACAAA 80550</text:p>
      <text:p text:style-name="P1">Gallus_gallus <text:s text:c="19"/>80506 ............................................. 80550</text:p>
      <text:p text:style-name="P1"/>
      <text:p text:style-name="P1">Anas_platyrhynchos_platyrhynchos 80551 GTTGAACGGAGGACTGGAGCACCTCTCCAATGAAAAAAAGGCTGG 80595</text:p>
      <text:p text:style-name="P1">Gallus_gallus <text:s text:c="19"/>80551 ............................................. 80595</text:p>
      <text:p text:style-name="P1"/>
      <text:p text:style-name="P1">Anas_platyrhynchos_platyrhynchos 80596 AAGACCTGGGGCTCTTCATCCTGAAGAGGAGAAGGCTCCGTGGAG 80640</text:p>
      <text:p text:style-name="P1">Gallus_gallus <text:s text:c="19"/>80596 ............................................. 80640</text:p>
      <text:p text:style-name="P1"/>
      <text:p text:style-name="P1">Anas_platyrhynchos_platyrhynchos 80641 ACTTCATTGCGACCTTTCTATACTTAAAGAGGTCTTATAAAAAAG 80685</text:p>
      <text:p text:style-name="P1">Gallus_gallus <text:s text:c="19"/>80641 ............................................. 80685</text:p>
      <text:p text:style-name="P1"/>
      <text:p text:style-name="P1">Anas_platyrhynchos_platyrhynchos 80686 ATGGAGAAGGACTCTATTTGGGTAGACAATCCCCTCCCTCACCTC 80730</text:p>
      <text:p text:style-name="P1">Gallus_gallus <text:s text:c="19"/>80686 ............................................. 80730</text:p>
      <text:p text:style-name="P1"/>
      <text:p text:style-name="P1">Anas_platyrhynchos_platyrhynchos 80731 TTTTGATGCAGCCCAGGATGCAGTTGGAATTCTGGGCTGCAAGCA 80775</text:p>
      <text:p text:style-name="P1">Gallus_gallus <text:s text:c="19"/>80731 ............................................. 80775</text:p>
      <text:p text:style-name="P1"/>
      <text:p text:style-name="P1">Anas_platyrhynchos_platyrhynchos 80776 CAAACTGCTGGCTCATGTCAAGCTTCATCCACCAGAACACCCAAG 80820</text:p>
      <text:p text:style-name="P1">Gallus_gallus <text:s text:c="19"/>80776 ............................................. 80820</text:p>
      <text:p text:style-name="P1"/>
      <text:p text:style-name="P1">Anas_platyrhynchos_platyrhynchos 80821 TCTTTTCTCTGCTAGGCTGCTCTCAATGAGTTCATCCAGTCTGTA 80865</text:p>
      <text:p text:style-name="P1">Gallus_gallus <text:s text:c="19"/>80821 ............................................. 80865</text:p>
      <text:p text:style-name="P1"/>
      <text:p text:style-name="P1">Anas_platyrhynchos_platyrhynchos 80866 CTCCTGTCCGGGATTGCCCCAACCCGGGTGCAGCACCTTGCACTC 80910</text:p>
      <text:p text:style-name="P1">Gallus_gallus <text:s text:c="19"/>80866 ............................................. 80910</text:p>
      <text:p text:style-name="P1"/>
      <text:p text:style-name="P1"><text:soft-page-break/>Anas_platyrhynchos_platyrhynchos 80911 AGACTTGTTGAACCTCCTCAGGTTCACATGGGCCCACTGTTCTAG 80955</text:p>
      <text:p text:style-name="P1">Gallus_gallus <text:s text:c="19"/>80911 ............................................. 80955</text:p>
      <text:p text:style-name="P1"/>
      <text:p text:style-name="P1">Anas_platyrhynchos_platyrhynchos 80956 CTTGTCCAGCTCCCTTTAGCTGGCATCCCTTCCTTTTGTTGTATT 81000</text:p>
      <text:p text:style-name="P1">Gallus_gallus <text:s text:c="19"/>80956 ............................................. 81000</text:p>
      <text:p text:style-name="P1"/>
      <text:p text:style-name="P1">Anas_platyrhynchos_platyrhynchos 81001 AACTGCACCACTCCACTTGCATCTGCAAACTTGCTGAGGAACAAC 81045</text:p>
      <text:p text:style-name="P1">Gallus_gallus <text:s text:c="19"/>81001 ............................................. 81045</text:p>
      <text:p text:style-name="P1"/>
      <text:p text:style-name="P1">Anas_platyrhynchos_platyrhynchos 81046 TAAGAACACTGATAATGATCTCAAGAACACTAAATAATGATCTTA 81090</text:p>
      <text:p text:style-name="P1">Gallus_gallus <text:s text:c="19"/>81046 ............................................. 81090</text:p>
      <text:p text:style-name="P1"/>
      <text:p text:style-name="P1">Anas_platyrhynchos_platyrhynchos 81091 AAGGTCTTTTCCAACCTAAACGATTCCACGATTCTATGCTTCTAA 81135</text:p>
      <text:p text:style-name="P1">Gallus_gallus <text:s text:c="19"/>81091 ............................................. 81135</text:p>
      <text:p text:style-name="P1"/>
      <text:p text:style-name="P1">Anas_platyrhynchos_platyrhynchos 81136 ATATACATACTTTAACTAGCTCAGGCCCAAAGCTTATATTTAATA 81180</text:p>
      <text:p text:style-name="P1">Gallus_gallus <text:s text:c="19"/>81136 ............................................. 81180</text:p>
      <text:p text:style-name="P1"/>
      <text:p text:style-name="P1">Anas_platyrhynchos_platyrhynchos 81181 GCATCACCTCATAGCACTGTCATTGAATTATCATGAAAAGTGAAA 81225</text:p>
      <text:p text:style-name="P1">Gallus_gallus <text:s text:c="19"/>81181 ............................................. 81225</text:p>
      <text:p text:style-name="P1"/>
      <text:p text:style-name="P1">Anas_platyrhynchos_platyrhynchos 81226 ATAATTTCCAAACCTCTCCTTCCTAAGCTTTTCTGCAGTTGTTAA 81270</text:p>
      <text:p text:style-name="P1">Gallus_gallus <text:s text:c="19"/>81226 ............................................. 81270</text:p>
      <text:p text:style-name="P1"/>
      <text:p text:style-name="P1">Anas_platyrhynchos_platyrhynchos 81271 TTTCTGAGAGCACACATTGCCTTCTACATTTCTAAACTTTTTGAA 81315</text:p>
      <text:p text:style-name="P1">Gallus_gallus <text:s text:c="19"/>81271 ............................................. 81315</text:p>
      <text:p text:style-name="P1"/>
      <text:p text:style-name="P1">Anas_platyrhynchos_platyrhynchos 81316 AACAATGTGCACAATATTCATTGGAACACCATACCTTTACACTGG 81360</text:p>
      <text:p text:style-name="P1">Gallus_gallus <text:s text:c="19"/>81316 ............................................. 81360</text:p>
      <text:p text:style-name="P1"/>
      <text:p text:style-name="P1">Anas_platyrhynchos_platyrhynchos 81361 CTTACTCCTTCAAGTGACTCTAATAAAGGAGGAGAAAGTTCACTT 81405</text:p>
      <text:p text:style-name="P1">Gallus_gallus <text:s text:c="19"/>81361 ............................................. 81405</text:p>
      <text:p text:style-name="P1"/>
      <text:p text:style-name="Standard"><text:span text:style-name="T1">Anas_platyrhynchos_platyrhynchos 81406 TATGACACTCAAAATAATGTTTTCACTTAC</text:span><text:span text:style-name="T4">TTTTTTTAGGTTTTG</text:span><text:span text:style-name="T1"> 81450</text:span></text:p>
      <text:p text:style-name="P1">Gallus_gallus <text:s text:c="19"/>81406 ............................................. 81450</text:p>
      <text:p text:style-name="P1"/>
      <text:p text:style-name="Standard"><text:span text:style-name="T1">Anas_platyrhynchos_platyrhynchos 81451 </text:span><text:span text:style-name="T4">TTGCTCTCCTAAACAAAGTGTCATCATACAGGAGACAAAATCTGC</text:span><text:span text:style-name="T1"> 81495</text:span></text:p>
      <text:p text:style-name="Standard"><text:span text:style-name="T1">Gallus_gallus <text:s text:c="19"/>81451 ............................................. </text:span><text:soft-page-break/><text:span text:style-name="T1">81495</text:span></text:p>
      <text:p text:style-name="P1"/>
      <text:p text:style-name="Standard"><text:span text:style-name="T1">Anas_platyrhynchos_platyrhynchos 81496 </text:span><text:span text:style-name="T4">ATGCTGTACGGCAGACATCCCACACTTCTTGTGTACGTGCAACTT</text:span><text:span text:style-name="T1"> 81540</text:span></text:p>
      <text:p text:style-name="P1">Gallus_gallus <text:s text:c="19"/>81496 ............................................. 81540</text:p>
      <text:p text:style-name="P1"/>
      <text:p text:style-name="Standard"><text:span text:style-name="T1">Anas_platyrhynchos_platyrhynchos 81541 </text:span><text:span text:style-name="T4">TTGCCAAATTTGCCCAAAGTCTAATT</text:span><text:span text:style-name="T1">CTATCAAAGAAAAAGCATA 81585</text:span></text:p>
      <text:p text:style-name="P1">Gallus_gallus <text:s text:c="19"/>81541 ............................................. 81585</text:p>
      <text:p text:style-name="P1"/>
      <text:p text:style-name="P1">Anas_platyrhynchos_platyrhynchos 81586 TGTAAGATTACTTTATATCCAGAATTATCTTCCACACTTTAGAAA 81630</text:p>
      <text:p text:style-name="P1">Gallus_gallus <text:s text:c="19"/>81586 ............................................. 81630</text:p>
      <text:p text:style-name="P1"/>
      <text:p text:style-name="P1">Anas_platyrhynchos_platyrhynchos 81631 CCACAAAAATTATGTCAATTTTGATGGCCACCACAAATAAGATTT 81675</text:p>
      <text:p text:style-name="P1">Gallus_gallus <text:s text:c="19"/>81631 ............................................. 81675</text:p>
      <text:p text:style-name="P1"/>
      <text:p text:style-name="P1">Anas_platyrhynchos_platyrhynchos 81676 TTAATCTAGTAAACATTACTACGTGGAAGAGTTTTTATCAGTAAC 81720</text:p>
      <text:p text:style-name="P1">Gallus_gallus <text:s text:c="19"/>81676 ............................................. 81720</text:p>
      <text:p text:style-name="P1"/>
      <text:p text:style-name="P1">Anas_platyrhynchos_platyrhynchos 81721 AAAGATAACACTATTACTTTACTCACTTAAAAAAAATACCCTCAG 81765</text:p>
      <text:p text:style-name="P1">Gallus_gallus <text:s text:c="19"/>81721 ............................................. 81765</text:p>
      <text:p text:style-name="P1"/>
      <text:p text:style-name="P1">Anas_platyrhynchos_platyrhynchos 81766 CTTATCAAGATTGCAAGAAAAAATATTTTGGAGAATAGCTGTACT 81810</text:p>
      <text:p text:style-name="P1">Gallus_gallus <text:s text:c="19"/>81766 ............................................. 81810</text:p>
      <text:p text:style-name="P1"/>
      <text:p text:style-name="P1">Anas_platyrhynchos_platyrhynchos 81811 GAAACTTTTAAAATGTGTTTGTGACATATCCCTAATTATCTATCT 81855</text:p>
      <text:p text:style-name="P1">Gallus_gallus <text:s text:c="19"/>81811 ............................................. 81855</text:p>
      <text:p text:style-name="P1"/>
      <text:p text:style-name="P1">Anas_platyrhynchos_platyrhynchos 81856 TATAAAAAATAAACCAAATTAAACCAAGTATTTCAAAAGCAATGC 81900</text:p>
      <text:p text:style-name="P1">Gallus_gallus <text:s text:c="19"/>81856 ............................................. 81900</text:p>
      <text:p text:style-name="P1"/>
      <text:p text:style-name="P1">Anas_platyrhynchos_platyrhynchos 81901 TGAGAATTTCAAAATGAGTCTTTAATACAAGTTTGGATTTTGAAT 81945</text:p>
      <text:p text:style-name="P1">Gallus_gallus <text:s text:c="19"/>81901 ............................................. 81945</text:p>
      <text:p text:style-name="P1"/>
      <text:p text:style-name="P1">Anas_platyrhynchos_platyrhynchos 81946 TGTTTAGAAAAACACTGTTTAGATTTCATTCCAGGATTTTTTTTA 81990</text:p>
      <text:p text:style-name="P1">Gallus_gallus <text:s text:c="19"/>81946 ............................................. 81990</text:p>
      <text:p text:style-name="P1"/>
      <text:p text:style-name="P1">Anas_platyrhynchos_platyrhynchos 81991 ATGCTGCAAACAAAACAAAACAAATAAAGAAAAACAAACAACAAC 82035</text:p>
      <text:p text:style-name="P1">Gallus_gallus <text:s text:c="19"/>81991 ............................................. 82035</text:p>
      <text:p text:style-name="P1"/>
      <text:p text:style-name="Standard"><text:span text:style-name="T1">Anas_platyrhynchos_platyrhynchos 82036 AAAATTGTTTATAAAATAAACAATAAAATTATATAAACATGCTGA </text:span><text:soft-page-break/><text:span text:style-name="T1">82080</text:span></text:p>
      <text:p text:style-name="P1">Gallus_gallus <text:s text:c="19"/>82036 ............................................. 82080</text:p>
      <text:p text:style-name="P1"/>
      <text:p text:style-name="P1">Anas_platyrhynchos_platyrhynchos 82081 AAACAAAGTCACACAGAATCACAGAAAGGTTTAAGTTGGAAGAGA 82125</text:p>
      <text:p text:style-name="P1">Gallus_gallus <text:s text:c="19"/>82081 ............................................. 82125</text:p>
      <text:p text:style-name="P1"/>
      <text:p text:style-name="P1">Anas_platyrhynchos_platyrhynchos 82126 CCTCTGGAAGTTACCTGGTCCAATCCTCATGCTCTAGCAGGGACA 82170</text:p>
      <text:p text:style-name="P1">Gallus_gallus <text:s text:c="19"/>82126 ............................................. 82170</text:p>
      <text:p text:style-name="P1"/>
      <text:p text:style-name="P1">Anas_platyrhynchos_platyrhynchos 82171 AAGCTATGATTTTCCTACAGATCAGTATTTCTGACACTCAGAAAG 82215</text:p>
      <text:p text:style-name="P1">Gallus_gallus <text:s text:c="19"/>82171 ............................................. 82215</text:p>
      <text:p text:style-name="P1"/>
      <text:p text:style-name="P1">Anas_platyrhynchos_platyrhynchos 82216 GACTGTGTGGTTTATCAGAAAATATGTAGCATGCAAAGTGGTACA 82260</text:p>
      <text:p text:style-name="P1">Gallus_gallus <text:s text:c="19"/>82216 ............................................. 82260</text:p>
      <text:p text:style-name="P1"/>
      <text:p text:style-name="P1">Anas_platyrhynchos_platyrhynchos 82261 AGAACCAAAAAAGACGCTTCAGCAAATTTTCAGCTATGCATCAAG 82305</text:p>
      <text:p text:style-name="P1">Gallus_gallus <text:s text:c="19"/>82261 ............................................. 82305</text:p>
      <text:p text:style-name="P1"/>
      <text:p text:style-name="P1">Anas_platyrhynchos_platyrhynchos 82306 TTATTCAGCCTTAATCCACCCATTCTTCTGTGTGTCCAGTTTCTA 82350</text:p>
      <text:p text:style-name="P1">Gallus_gallus <text:s text:c="19"/>82306 ............................................. 82350</text:p>
      <text:p text:style-name="P1"/>
      <text:p text:style-name="P1">Anas_platyrhynchos_platyrhynchos 82351 TCAACAGAATAGGTGGTAGGGGGAAGGTTGCACCAGATGATATTG 82395</text:p>
      <text:p text:style-name="P1">Gallus_gallus <text:s text:c="19"/>82351 ............................................. 82395</text:p>
      <text:p text:style-name="P1"/>
      <text:p text:style-name="P1">Anas_platyrhynchos_platyrhynchos 82396 GAGGTCTTTTCCAACCTTAATGATTCTATGATAAGAAATTCCCTT 82440</text:p>
      <text:p text:style-name="P1">Gallus_gallus <text:s text:c="19"/>82396 ............................................. 82440</text:p>
      <text:p text:style-name="P1"/>
      <text:p text:style-name="P1">Anas_platyrhynchos_platyrhynchos 82441 ATTAGACACTTCTACGCAAAAAGTGGTAATTTCTGTGGTAATTAC 82485</text:p>
      <text:p text:style-name="P1">Gallus_gallus <text:s text:c="19"/>82441 ............................................. 82485</text:p>
      <text:p text:style-name="P1"/>
      <text:p text:style-name="Standard"><text:span text:style-name="T1">Anas_platyrhynchos_platyrhynchos 82486 </text:span><text:span text:style-name="T4">CTCTCTTTGTCATTTTCCTTTTTTAGGTGTTTCAAATGTCCATCA</text:span><text:span text:style-name="T1"> 82530</text:span></text:p>
      <text:p text:style-name="P1">Gallus_gallus <text:s text:c="19"/>82486 ............................................. 82530</text:p>
      <text:p text:style-name="P1"/>
      <text:p text:style-name="Standard"><text:span text:style-name="T1">Anas_platyrhynchos_platyrhynchos 82531 </text:span><text:span text:style-name="T4">ACTTTGTCCACACTTTTAACATGATGTTGTGCTTTTGCACAGAGG</text:span><text:span text:style-name="T1"> 82575</text:span></text:p>
      <text:p text:style-name="P1">Gallus_gallus <text:s text:c="19"/>82531 ............................................. 82575</text:p>
      <text:p text:style-name="P1"/>
      <text:p text:style-name="Standard"><text:span text:style-name="T1">Anas_platyrhynchos_platyrhynchos 82576 </text:span><text:span text:style-name="T4">TAACTTACTTGACTCTGACTATAACCTGAGGACA</text:span><text:span text:style-name="T1">CTTACAAAGAA 82620</text:span></text:p>
      <text:p text:style-name="P1">Gallus_gallus <text:s text:c="19"/>82576 ............................................. 82620</text:p>
      <text:p text:style-name="P1"><text:soft-page-break/></text:p>
      <text:p text:style-name="P1">Anas_platyrhynchos_platyrhynchos 82621 ATAAGAATTTAATGTAATTTTTTAAGTACCAGAGTTGAAACAAAT 82665</text:p>
      <text:p text:style-name="P1">Gallus_gallus <text:s text:c="19"/>82621 ............................................. 82665</text:p>
      <text:p text:style-name="P1"/>
      <text:p text:style-name="P1">Anas_platyrhynchos_platyrhynchos 82666 CTAAATGAAAGGTATGCATTTTGATTCACAACTACTTTCTGAAAC 82710</text:p>
      <text:p text:style-name="P1">Gallus_gallus <text:s text:c="19"/>82666 ............................................. 82710</text:p>
      <text:p text:style-name="P1"/>
      <text:p text:style-name="P1">Anas_platyrhynchos_platyrhynchos 82711 TCCTGAAATCCAGTCCTTTTTTCAATCCCTCAATCTTTCCCAACG 82755</text:p>
      <text:p text:style-name="P1">Gallus_gallus <text:s text:c="19"/>82711 ............................................. 82755</text:p>
      <text:p text:style-name="P1"/>
      <text:p text:style-name="P1">Anas_platyrhynchos_platyrhynchos 82756 CCAATCAAAATGAAAAAAACACACCCGACTAGCATCTATTCTGTT 82800</text:p>
      <text:p text:style-name="P1">Gallus_gallus <text:s text:c="19"/>82756 ............................................. 82800</text:p>
      <text:p text:style-name="P1"/>
      <text:p text:style-name="P1">Anas_platyrhynchos_platyrhynchos 82801 TTTAATTTATCTGCATAGATAGTCTCCCCATATAAAAATGGATTT 82845</text:p>
      <text:p text:style-name="P1">Gallus_gallus <text:s text:c="19"/>82801 ............................................. 82845</text:p>
      <text:p text:style-name="P1"/>
      <text:p text:style-name="P1">Anas_platyrhynchos_platyrhynchos 82846 ATGTTTTTTTAGCCCCAAGGTCTCTTTTCTGACAGGACATGCATT 82890</text:p>
      <text:p text:style-name="P1">Gallus_gallus <text:s text:c="19"/>82846 ............................................. 82890</text:p>
      <text:p text:style-name="P1"/>
      <text:p text:style-name="P1">Anas_platyrhynchos_platyrhynchos 82891 GCTCTAATTAAGCTTCAGTCAAAAGGAAAGTGATGTAATATATGG 82935</text:p>
      <text:p text:style-name="P1">Gallus_gallus <text:s text:c="19"/>82891 ............................................. 82935</text:p>
      <text:p text:style-name="P1"/>
      <text:p text:style-name="P1">Anas_platyrhynchos_platyrhynchos 82936 AATGTTGCATTCTGGCTGCATTTTAAGAACACTAATCCAATGAAA 82980</text:p>
      <text:p text:style-name="P1">Gallus_gallus <text:s text:c="19"/>82936 ............................................. 82980</text:p>
      <text:p text:style-name="P1"/>
      <text:p text:style-name="P1">Anas_platyrhynchos_platyrhynchos 82981 TACGTTTTTGCTCAGTAGCAAAATTTGTTCTTTGTGTTTTTGTTT 83025</text:p>
      <text:p text:style-name="P1">Gallus_gallus <text:s text:c="19"/>82981 ............................................. 83025</text:p>
      <text:p text:style-name="P1"/>
      <text:p text:style-name="P1">Anas_platyrhynchos_platyrhynchos 83026 TTTTTTGTTTAAATTTGAGAATAATGACTTTTTTTCACGTAGTCA 83070</text:p>
      <text:p text:style-name="P1">Gallus_gallus <text:s text:c="19"/>83026 ............................................. 83070</text:p>
      <text:p text:style-name="P1"/>
      <text:p text:style-name="P1">Anas_platyrhynchos_platyrhynchos 83071 ACCAGATATAGTTATCTAGGAAAAAGTATTAAACAGAAATAACCA 83115</text:p>
      <text:p text:style-name="P1">Gallus_gallus <text:s text:c="19"/>83071 ............................................. 83115</text:p>
      <text:p text:style-name="P1"/>
      <text:p text:style-name="P1">Anas_platyrhynchos_platyrhynchos 83116 ACATAGAAAAATGACACAAGGGAGGAATGAGCTGCCCTCCTGAGG 83160</text:p>
      <text:p text:style-name="P1">Gallus_gallus <text:s text:c="19"/>83116 ............................................. 83160</text:p>
      <text:p text:style-name="P1"/>
      <text:p text:style-name="P1">Anas_platyrhynchos_platyrhynchos 83161 TAGAAAATTACTCCAGTGATACAGAAAAATCAAAAAGAGATTTTT 83205</text:p>
      <text:p text:style-name="P1"><text:soft-page-break/>Gallus_gallus <text:s text:c="19"/>83161 ............................................. 83205</text:p>
      <text:p text:style-name="P1"/>
      <text:p text:style-name="P1">Anas_platyrhynchos_platyrhynchos 83206 TTTTACTGTAATGACATAGAGGAGATGCTATTTATTAGAATACAA 83250</text:p>
      <text:p text:style-name="P1">Gallus_gallus <text:s text:c="19"/>83206 ............................................. 83250</text:p>
      <text:p text:style-name="P1"/>
      <text:p text:style-name="P1">Anas_platyrhynchos_platyrhynchos 83251 ATAACTTGATATGATTATTTGGGAAATCAATATTCACTTGAATCT 83295</text:p>
      <text:p text:style-name="P1">Gallus_gallus <text:s text:c="19"/>83251 ............................................. 83295</text:p>
      <text:p text:style-name="P1"/>
      <text:p text:style-name="P1">Anas_platyrhynchos_platyrhynchos 83296 AAGCCATGGTTGCTAATATTACTTAGACTAAGTTTTCTGTTCCAA 83340</text:p>
      <text:p text:style-name="P1">Gallus_gallus <text:s text:c="19"/>83296 ............................................. 83340</text:p>
      <text:p text:style-name="P1"/>
      <text:p text:style-name="P1">Anas_platyrhynchos_platyrhynchos 83341 ATGAATACTGGCTGGACTGCTGAGATCAAAGGGTATTTGCAAATC 83385</text:p>
      <text:p text:style-name="P1">Gallus_gallus <text:s text:c="19"/>83341 ............................................. 83385</text:p>
      <text:p text:style-name="P1"/>
      <text:p text:style-name="P1">Anas_platyrhynchos_platyrhynchos 83386 GAGTTAAATCCAGCTGGCAGCCAAGTGGCCATAGTGGCGTTCCCC 83430</text:p>
      <text:p text:style-name="P1">Gallus_gallus <text:s text:c="19"/>83386 ............................................. 83430</text:p>
      <text:p text:style-name="P1"/>
      <text:p text:style-name="P1">Anas_platyrhynchos_platyrhynchos 83431 AGGGGTCCGCATTAGGGCCAGTTTTGTTTAATCAATGATCTTGAT 83475</text:p>
      <text:p text:style-name="P1">Gallus_gallus <text:s text:c="19"/>83431 ............................................. 83475</text:p>
      <text:p text:style-name="P1"/>
      <text:p text:style-name="P1">Anas_platyrhynchos_platyrhynchos 83476 GAGGGAATCATTTAATCTTGATGAGGGATAAAATTGTAGACAACA 83520</text:p>
      <text:p text:style-name="P1">Gallus_gallus <text:s text:c="19"/>83476 ............................................. 83520</text:p>
      <text:p text:style-name="P1"/>
      <text:p text:style-name="P1">Anas_platyrhynchos_platyrhynchos 83521 CCAAGTTGGGCAGGAATGATGATCTGTGAGAAGGTAGGCAGGCTC 83565</text:p>
      <text:p text:style-name="P1">Gallus_gallus <text:s text:c="19"/>83521 ............................................. 83565</text:p>
      <text:p text:style-name="P1"/>
      <text:p text:style-name="P1">Anas_platyrhynchos_platyrhynchos 83566 TGCAGATGGGTTTGGGTAAGCTAGATTTATGGACCACATCCATTT 83610</text:p>
      <text:p text:style-name="P1">Gallus_gallus <text:s text:c="19"/>83566 ............................................. 83610</text:p>
      <text:p text:style-name="P1"/>
      <text:p text:style-name="P1">Anas_platyrhynchos_platyrhynchos 83611 GTATGGCATGCAACAAGGCTAAATGCCAGGTGATGCACTTGGGTC 83655</text:p>
      <text:p text:style-name="P1">Gallus_gallus <text:s text:c="19"/>83611 ............................................. 83655</text:p>
      <text:p text:style-name="P1"/>
      <text:p text:style-name="P1">Anas_platyrhynchos_platyrhynchos 83656 ATTACAACCCCATGCAGTGGTATAGGCCTGGGGAAGAGTAGCTGG 83700</text:p>
      <text:p text:style-name="P1">Gallus_gallus <text:s text:c="19"/>83656 ............................................. 83700</text:p>
      <text:p text:style-name="P1"/>
      <text:p text:style-name="P1">Anas_platyrhynchos_platyrhynchos 83701 AAAGCTGCCTGGAAGAAAAGGAGTTGGGGATGTTGTGTTGATCAA 83745</text:p>
      <text:p text:style-name="P1">Gallus_gallus <text:s text:c="19"/>83701 ............................................. 83745</text:p>
      <text:p text:style-name="P1"/>
      <text:p text:style-name="P1"><text:soft-page-break/>Anas_platyrhynchos_platyrhynchos 83746 TAGCCAGTTGCACATGAACCAGCTGTGTGCTCAGGTGGCCAAGAA 83790</text:p>
      <text:p text:style-name="P1">Gallus_gallus <text:s text:c="19"/>83746 ............................................. 83790</text:p>
      <text:p text:style-name="P1"/>
      <text:p text:style-name="P1">Anas_platyrhynchos_platyrhynchos 83791 GACCAACAGCATCCTGGCTTGTATCAGAAATAGCATGGCCAGAGG 83835</text:p>
      <text:p text:style-name="P1">Gallus_gallus <text:s text:c="19"/>83791 ............................................. 83835</text:p>
      <text:p text:style-name="P1"/>
      <text:p text:style-name="P1">Anas_platyrhynchos_platyrhynchos 83836 TACTATGGAAGTGACTGTCCCTCTGTACTCTGTACTTGACACACC 83880</text:p>
      <text:p text:style-name="P1">Gallus_gallus <text:s text:c="19"/>83836 ............................................. 83880</text:p>
      <text:p text:style-name="P1"/>
      <text:p text:style-name="P1">Anas_platyrhynchos_platyrhynchos 83881 TTGGGCTGGGCTCCTCACTACATAAAGATATCGAGTTTCTGGAAT 83925</text:p>
      <text:p text:style-name="P1">Gallus_gallus <text:s text:c="19"/>83881 ............................................. 83925</text:p>
      <text:p text:style-name="P1"/>
      <text:p text:style-name="P1">Anas_platyrhynchos_platyrhynchos 83926 ACATTCATAGAAGAACAGCAAAGCTGCTGAAGGGACTAGAAAATA 83970</text:p>
      <text:p text:style-name="P1">Gallus_gallus <text:s text:c="19"/>83926 ............................................. 83970</text:p>
      <text:p text:style-name="P1"/>
      <text:p text:style-name="P1">Anas_platyrhynchos_platyrhynchos 83971 TTCCTGGCTTTAAAACGTGAATATAACTGAAACTGCTTAGACATA 84015</text:p>
      <text:p text:style-name="P1">Gallus_gallus <text:s text:c="19"/>83971 ............................................. 84015</text:p>
      <text:p text:style-name="P1"/>
      <text:p text:style-name="P1">Anas_platyrhynchos_platyrhynchos 84016 TTTACGTTGAAATGAGGAAGGTATAGTTTCTTATAATTTTTGTTT 84060</text:p>
      <text:p text:style-name="P1">Gallus_gallus <text:s text:c="19"/>84016 ............................................. 84060</text:p>
      <text:p text:style-name="P1"/>
      <text:p text:style-name="P1">Anas_platyrhynchos_platyrhynchos 84061 AAAATACTTTGCAATGCATATGACAGAACTGTTACTTAACTACAC 84105</text:p>
      <text:p text:style-name="P1">Gallus_gallus <text:s text:c="19"/>84061 ............................................. 84105</text:p>
      <text:p text:style-name="P1"/>
      <text:p text:style-name="P1">Anas_platyrhynchos_platyrhynchos 84106 ACCCAGATTGACAGACAGAAATTTTTCAGCATTAATACATGACAG 84150</text:p>
      <text:p text:style-name="P1">Gallus_gallus <text:s text:c="19"/>84106 ............................................. 84150</text:p>
      <text:p text:style-name="P1"/>
      <text:p text:style-name="P1">Anas_platyrhynchos_platyrhynchos 84151 CAATATCATAGAATTATATTCATTTTTCATTCTCTAATTTTTGCC 84195</text:p>
      <text:p text:style-name="P1">Gallus_gallus <text:s text:c="19"/>84151 ............................................. 84195</text:p>
      <text:p text:style-name="P1"/>
      <text:p text:style-name="P1">Anas_platyrhynchos_platyrhynchos 84196 ACAGAATTCAGTAAACTTGTCACTCTATTTGCGCTGTAATATTCC 84240</text:p>
      <text:p text:style-name="P1">Gallus_gallus <text:s text:c="19"/>84196 ............................................. 84240</text:p>
      <text:p text:style-name="P1"/>
      <text:p text:style-name="P1">Anas_platyrhynchos_platyrhynchos 84241 CCACATATTGCCACTATATGTTATGTCCGTTCTTTGAGGTTGGGC 84285</text:p>
      <text:p text:style-name="P1">Gallus_gallus <text:s text:c="19"/>84241 ............................................. 84285</text:p>
      <text:p text:style-name="P1"/>
      <text:p text:style-name="P1">Anas_platyrhynchos_platyrhynchos 84286 AAAGCAGTAAAAGTTAAGTGTCGTAATTTTAGCCACACACATACA 84330</text:p>
      <text:p text:style-name="Standard"><text:span text:style-name="T1">Gallus_gallus <text:s text:c="19"/>84286 ............................................. </text:span><text:soft-page-break/><text:span text:style-name="T1">84330</text:span></text:p>
      <text:p text:style-name="P1"/>
      <text:p text:style-name="Standard"><text:span text:style-name="T1">Anas_platyrhynchos_platyrhynchos 84331 TTAC</text:span><text:span text:style-name="T4">CTTTAGCTTCATTTTCACTATCAAGAACCACCTGAAATAAA</text:span><text:span text:style-name="T1"> 84375</text:span></text:p>
      <text:p text:style-name="P1">Gallus_gallus <text:s text:c="19"/>84331 ............................................. 84375</text:p>
      <text:p text:style-name="P1"/>
      <text:p text:style-name="Standard"><text:span text:style-name="T1">Anas_platyrhynchos_platyrhynchos 84376 </text:span><text:span text:style-name="T4">TCAGGAGCTAGTGCAAGACCAGCATTTACCAGAAGGGATCTCTTT</text:span><text:span text:style-name="T1"> 84420</text:span></text:p>
      <text:p text:style-name="P1">Gallus_gallus <text:s text:c="19"/>84376 ............................................. 84420</text:p>
      <text:p text:style-name="P1"/>
      <text:p text:style-name="Standard"><text:span text:style-name="T1">Anas_platyrhynchos_platyrhynchos 84421 </text:span><text:span text:style-name="T4">TGCCTCACATTATTCTTTTCCTTTCCCCTTTTAGC</text:span><text:span text:style-name="T1">CTATGTAAAT 84465</text:span></text:p>
      <text:p text:style-name="P1">Gallus_gallus <text:s text:c="19"/>84421 ............................................. 84465</text:p>
      <text:p text:style-name="P1"/>
      <text:p text:style-name="P1">Anas_platyrhynchos_platyrhynchos 84466 AAAAGAACTAAATGTTACAAGGTTCATTTAGACCTATTAAAATGC 84510</text:p>
      <text:p text:style-name="P1">Gallus_gallus <text:s text:c="19"/>84466 ............................................. 84510</text:p>
      <text:p text:style-name="P1"/>
      <text:p text:style-name="P1">Anas_platyrhynchos_platyrhynchos 84511 TATTTACATTTTTATTACATTAATATATCTTACTTACTAAACATG 84555</text:p>
      <text:p text:style-name="P1">Gallus_gallus <text:s text:c="19"/>84511 ............................................. 84555</text:p>
      <text:p text:style-name="P1"/>
      <text:p text:style-name="P1">Anas_platyrhynchos_platyrhynchos 84556 TAAGAATGTAGATCATAGACTTTGGTATCTTGAGCCAATACAATA 84600</text:p>
      <text:p text:style-name="P1">Gallus_gallus <text:s text:c="19"/>84556 ............................................. 84600</text:p>
      <text:p text:style-name="P1"/>
      <text:p text:style-name="P1">Anas_platyrhynchos_platyrhynchos 84601 CAGGAATTGTTTATCTTAGCATATCTTAAACAACATCCTGCAGTA 84645</text:p>
      <text:p text:style-name="P1">Gallus_gallus <text:s text:c="19"/>84601 ............................................. 84645</text:p>
      <text:p text:style-name="P1"/>
      <text:p text:style-name="P1">Anas_platyrhynchos_platyrhynchos 84646 TTATTACTCTATATACCTTATTGTATGACCTGTCTTAATGTTGTA 84690</text:p>
      <text:p text:style-name="P1">Gallus_gallus <text:s text:c="19"/>84646 ............................................. 84690</text:p>
      <text:p text:style-name="P1"/>
      <text:p text:style-name="P1">Anas_platyrhynchos_platyrhynchos 84691 TTTCCTTAAATAAAGAATAGTATTTATTTAGAAACCAAAAATAAC 84735</text:p>
      <text:p text:style-name="P1">Gallus_gallus <text:s text:c="19"/>84691 ............................................. 84735</text:p>
      <text:p text:style-name="P1"/>
      <text:p text:style-name="P1">Anas_platyrhynchos_platyrhynchos 84736 ATACCTGTCGTGCAATAATTAGGACTCACTATGAAATATAAAAAA 84780</text:p>
      <text:p text:style-name="P1">Gallus_gallus <text:s text:c="19"/>84736 ............................................. 84780</text:p>
      <text:p text:style-name="P1"/>
      <text:p text:style-name="P1">Anas_platyrhynchos_platyrhynchos 84781 TCCCTAGTGTACCCAGAATTAGCTTAAGTCAGAGGAAAATTAAGT 84825</text:p>
      <text:p text:style-name="P1">Gallus_gallus <text:s text:c="19"/>84781 ............................................. 84825</text:p>
      <text:p text:style-name="P1"/>
      <text:p text:style-name="P1">Anas_platyrhynchos_platyrhynchos 84826 GCTTTCTTTAAAAAATATTTAAATGGAATAAGCTTGTGTGAAAAA 84870</text:p>
      <text:p text:style-name="P1">Gallus_gallus <text:s text:c="19"/>84826 ............................................. 84870</text:p>
      <text:p text:style-name="P1"/>
      <text:p text:style-name="Standard"><text:span text:style-name="T1">Anas_platyrhynchos_platyrhynchos 84871 AAAAATAATAAACTAGAATAAACTACACCAAAACTCTGTCATAAC </text:span><text:soft-page-break/><text:span text:style-name="T1">84915</text:span></text:p>
      <text:p text:style-name="P1">Gallus_gallus <text:s text:c="19"/>84871 ............................................. 84915</text:p>
      <text:p text:style-name="P1"/>
      <text:p text:style-name="P1">Anas_platyrhynchos_platyrhynchos 84916 AATAATATAACAATCATACCAGCAGCTTTCCAATACTGCTTTTTA 84960</text:p>
      <text:p text:style-name="P1">Gallus_gallus <text:s text:c="19"/>84916 ............................................. 84960</text:p>
      <text:p text:style-name="P1"/>
      <text:p text:style-name="P1">Anas_platyrhynchos_platyrhynchos 84961 GGTTCAATGAGCATATCTCAATTTCTGTGAATATCCCCAAATGGT 85005</text:p>
      <text:p text:style-name="P1">Gallus_gallus <text:s text:c="19"/>84961 ............................................. 85005</text:p>
      <text:p text:style-name="P1"/>
      <text:p text:style-name="P1">Anas_platyrhynchos_platyrhynchos 85006 GTATAGGTGAAATTTCTTTTAGCAAACTACCAAATCAGTTGCCAA 85050</text:p>
      <text:p text:style-name="P1">Gallus_gallus <text:s text:c="19"/>85006 ............................................. 85050</text:p>
      <text:p text:style-name="P1"/>
      <text:p text:style-name="P1">Anas_platyrhynchos_platyrhynchos 85051 TATGAATTTTGTTCATGTGCTGAAGGCATCACAACAATTATCTCA 85095</text:p>
      <text:p text:style-name="P1">Gallus_gallus <text:s text:c="19"/>85051 ............................................. 85095</text:p>
      <text:p text:style-name="P1"/>
      <text:p text:style-name="P1">Anas_platyrhynchos_platyrhynchos 85096 ATTTCTGTGAATATCCCCAAATGGTGTATAGGTGAAATTTCTTTT 85140</text:p>
      <text:p text:style-name="P1">Gallus_gallus <text:s text:c="19"/>85096 ............................................. 85140</text:p>
      <text:p text:style-name="P1"/>
      <text:p text:style-name="P1">Anas_platyrhynchos_platyrhynchos 85141 AGCAAACTACCAAATCAGCTGCCAATATGAATTTTGTTCATGTGC 85185</text:p>
      <text:p text:style-name="P1">Gallus_gallus <text:s text:c="19"/>85141 ............................................. 85185</text:p>
      <text:p text:style-name="P1"/>
      <text:p text:style-name="P1">Anas_platyrhynchos_platyrhynchos 85186 TGAAGGCATTGCAACAATTAGATGTAATAACTCTTGAAAATGACT 85230</text:p>
      <text:p text:style-name="P1">Gallus_gallus <text:s text:c="19"/>85186 ............................................. 85230</text:p>
      <text:p text:style-name="P1"/>
      <text:p text:style-name="P1">Anas_platyrhynchos_platyrhynchos 85231 ACACTGTGACTTTAGATTGTATTACTGGATTTATTATCTGTATTT 85275</text:p>
      <text:p text:style-name="P1">Gallus_gallus <text:s text:c="19"/>85231 ............................................. 85275</text:p>
      <text:p text:style-name="P1"/>
      <text:p text:style-name="P1">Anas_platyrhynchos_platyrhynchos 85276 TCTCACATTTTAAAGTGTGATATAATACTGATTTATCTTCAGTCC 85320</text:p>
      <text:p text:style-name="P1">Gallus_gallus <text:s text:c="19"/>85276 ............................................. 85320</text:p>
      <text:p text:style-name="P1"/>
      <text:p text:style-name="P1">Anas_platyrhynchos_platyrhynchos 85321 AGATGGGATATTCAGCTATTTGGCCACTGCTCCTCTCATTATTTA 85365</text:p>
      <text:p text:style-name="P1">Gallus_gallus <text:s text:c="19"/>85321 ............................................. 85365</text:p>
      <text:p text:style-name="P1"/>
      <text:p text:style-name="P1">Anas_platyrhynchos_platyrhynchos 85366 TAAAAATGTTCCACACAATGAAATTTTAATTGTTGACAATTCTGA 85410</text:p>
      <text:p text:style-name="P1">Gallus_gallus <text:s text:c="19"/>85366 ............................................. 85410</text:p>
      <text:p text:style-name="P1"/>
      <text:p text:style-name="P1">Anas_platyrhynchos_platyrhynchos 85411 ACATGCAAAACAGTAACACTGAGTTTCTTTTTTGCAGATGAGTAT 85455</text:p>
      <text:p text:style-name="P1">Gallus_gallus <text:s text:c="19"/>85411 ............................................. 85455</text:p>
      <text:p text:style-name="P1"><text:soft-page-break/></text:p>
      <text:p text:style-name="P1">Anas_platyrhynchos_platyrhynchos 85456 TTCTGCCAAAGGATAATGCTTTTTCATTTTTTTCATAAACAGGTG 85500</text:p>
      <text:p text:style-name="P1">Gallus_gallus <text:s text:c="19"/>85456 ............................................. 85500</text:p>
      <text:p text:style-name="P1"/>
      <text:p text:style-name="P1">Anas_platyrhynchos_platyrhynchos 85501 GTTTGAACATAATTGGAAAAAATCCTCCATCATAACCATTAATCT 85545</text:p>
      <text:p text:style-name="P1">Gallus_gallus <text:s text:c="19"/>85501 ............................................. 85545</text:p>
      <text:p text:style-name="P1"/>
      <text:p text:style-name="P1">Anas_platyrhynchos_platyrhynchos 85546 TCAGAGTATGAAGCAGTGTGATGACCAGAGGGAAAATCCAGAGAG 85590</text:p>
      <text:p text:style-name="P1">Gallus_gallus <text:s text:c="19"/>85546 ............................................. 85590</text:p>
      <text:p text:style-name="P1"/>
      <text:p text:style-name="P1">Anas_platyrhynchos_platyrhynchos 85591 CTTTCAAGGCAACAAACTAATGTTGCTGAAAGCAAGCCCGTGTTA 85635</text:p>
      <text:p text:style-name="P1">Gallus_gallus <text:s text:c="19"/>85591 ............................................. 85635</text:p>
      <text:p text:style-name="P1"/>
      <text:p text:style-name="P1">Anas_platyrhynchos_platyrhynchos 85636 GCTCTACTAATATGCAGTTCTACTAAATGGCTAACTTTTCTCTGC 85680</text:p>
      <text:p text:style-name="P1">Gallus_gallus <text:s text:c="19"/>85636 ............................................. 85680</text:p>
      <text:p text:style-name="P1"/>
      <text:p text:style-name="P1">Anas_platyrhynchos_platyrhynchos 85681 CAGAATTTAATAAGCAAACCTATTTCAGCTACTAATCTTATTCTG 85725</text:p>
      <text:p text:style-name="P1">Gallus_gallus <text:s text:c="19"/>85681 ............................................. 85725</text:p>
      <text:p text:style-name="P1"/>
      <text:p text:style-name="Standard"><text:span text:style-name="T1">Anas_platyrhynchos_platyrhynchos 85726 TACGATTAC</text:span><text:span text:style-name="T4">CTGTTCAATCATCATTAGCGCCTGATCCTCTAGACG</text:span><text:span text:style-name="T1"> 85770</text:span></text:p>
      <text:p text:style-name="P1">Gallus_gallus <text:s text:c="19"/>85726 ............................................. 85770</text:p>
      <text:p text:style-name="P1"/>
      <text:p text:style-name="Standard"><text:span text:style-name="T1">Anas_platyrhynchos_platyrhynchos 85771 </text:span><text:span text:style-name="T4">CTCAGGAGACTTATACAGCATAGCGTACAAAGAAAGACGGTTAAA</text:span><text:span text:style-name="T1"> 85815</text:span></text:p>
      <text:p text:style-name="P1">Gallus_gallus <text:s text:c="19"/>85771 ............................................. 85815</text:p>
      <text:p text:style-name="P1"/>
      <text:p text:style-name="Standard"><text:span text:style-name="T1">Anas_platyrhynchos_platyrhynchos 85816 </text:span><text:span text:style-name="T4">ATTCAATCTTAGATGTTCTTGATACTGCCCACTGTTATCTAGATG</text:span><text:span text:style-name="T1"> 85860</text:span></text:p>
      <text:p text:style-name="P1">Gallus_gallus <text:s text:c="19"/>85816 ............................................. 85860</text:p>
      <text:p text:style-name="P1"/>
      <text:p text:style-name="Standard"><text:span text:style-name="T1">Anas_platyrhynchos_platyrhynchos 85861 </text:span><text:span text:style-name="T4">TATAGCTTTCTGTAAATGTTGCACAGCAATCTCAATTCTATCCTC</text:span><text:span text:style-name="T1"> 85905</text:span></text:p>
      <text:p text:style-name="P1">Gallus_gallus <text:s text:c="19"/>85861 ............................................. 85905</text:p>
      <text:p text:style-name="P1"/>
      <text:p text:style-name="Standard"><text:span text:style-name="T1">Anas_platyrhynchos_platyrhynchos 85906 </text:span><text:span text:style-name="T4">ATCTTCTTCAATACGAGCAATTTCCATGTGAACTTGGCAACGTAA</text:span><text:span text:style-name="T1"> 85950</text:span></text:p>
      <text:p text:style-name="P1">Gallus_gallus <text:s text:c="19"/>85906 ............................................. 85950</text:p>
      <text:p text:style-name="P1"/>
      <text:p text:style-name="Standard"><text:span text:style-name="T1">Anas_platyrhynchos_platyrhynchos 85951 </text:span><text:span text:style-name="T4">AAAAATCAGCATG</text:span><text:span text:style-name="T1">CTATGGAATAAAAATTCAAATGTAATCTGTTA 85995</text:span></text:p>
      <text:p text:style-name="P1">Gallus_gallus <text:s text:c="19"/>85951 ............................................. 85995</text:p>
      <text:p text:style-name="P1"/>
      <text:p text:style-name="P1">Anas_platyrhynchos_platyrhynchos 85996 AATGGAGCAAACTAAAATTGTTAGACCTAAAAATTAACCAAAAGC 86040</text:p>
      <text:p text:style-name="P1"><text:soft-page-break/>Gallus_gallus <text:s text:c="19"/>85996 ............................................. 86040</text:p>
      <text:p text:style-name="P1"/>
      <text:p text:style-name="P1">Anas_platyrhynchos_platyrhynchos 86041 ACAACCCAGTAATAAAAAGTGACAATAGTATGAAAATATACTCCA 86085</text:p>
      <text:p text:style-name="P1">Gallus_gallus <text:s text:c="19"/>86041 ............................................. 86085</text:p>
      <text:p text:style-name="P1"/>
      <text:p text:style-name="P1">Anas_platyrhynchos_platyrhynchos 86086 TTTTTGACTTAATGTTTCTTTCATTTTCATTATCATGTCTTTGTA 86130</text:p>
      <text:p text:style-name="P1">Gallus_gallus <text:s text:c="19"/>86086 ............................................. 86130</text:p>
      <text:p text:style-name="P1"/>
      <text:p text:style-name="P1">Anas_platyrhynchos_platyrhynchos 86131 ACGAAATGATTATGAAAACTTGTTGTGGTTTAACCTGGCTGGCAG 86175</text:p>
      <text:p text:style-name="P1">Gallus_gallus <text:s text:c="19"/>86131 ............................................. 86175</text:p>
      <text:p text:style-name="P1"/>
      <text:p text:style-name="P1">Anas_platyrhynchos_platyrhynchos 86176 CTAAGCACTACATAGACATTCACTCACCCTCCCCTGTCCCTCTGG 86220</text:p>
      <text:p text:style-name="P1">Gallus_gallus <text:s text:c="19"/>86176 ............................................. 86220</text:p>
      <text:p text:style-name="P1"/>
      <text:p text:style-name="P1">Anas_platyrhynchos_platyrhynchos 86221 GATGGGAGAAGAGAATCAGAAAGAAATGAAAGCCTGTGGGTTGAG 86265</text:p>
      <text:p text:style-name="P1">Gallus_gallus <text:s text:c="19"/>86221 ............................................. 86265</text:p>
      <text:p text:style-name="P1"/>
      <text:p text:style-name="P1">Anas_platyrhynchos_platyrhynchos 86266 ATAAAGACAGTTTATGGGGACAGAAAAGAAAGGAAAATAATAATA 86310</text:p>
      <text:p text:style-name="P1">Gallus_gallus <text:s text:c="19"/>86266 ............................................. 86310</text:p>
      <text:p text:style-name="P1"/>
      <text:p text:style-name="P1">Anas_platyrhynchos_platyrhynchos 86311 ACAGTGATAACAGTACTACTACTAATAGTGTGTACAGAACAAGTG 86355</text:p>
      <text:p text:style-name="P1">Gallus_gallus <text:s text:c="19"/>86311 ............................................. 86355</text:p>
      <text:p text:style-name="P1"/>
      <text:p text:style-name="P1">Anas_platyrhynchos_platyrhynchos 86356 ATGCACAATGCAATTGCTCACCACCCGCTGACCAATGCCCAGCCT 86400</text:p>
      <text:p text:style-name="P1">Gallus_gallus <text:s text:c="19"/>86356 ............................................. 86400</text:p>
      <text:p text:style-name="P1"/>
      <text:p text:style-name="P1">Anas_platyrhynchos_platyrhynchos 86401 ATCCCCAAGCAGCCGGTCCCCCCAACCCAGCCAGCCACCCCATAT 86445</text:p>
      <text:p text:style-name="P1">Gallus_gallus <text:s text:c="19"/>86401 ............................................. 86445</text:p>
      <text:p text:style-name="P1"/>
      <text:p text:style-name="P1">Anas_platyrhynchos_platyrhynchos 86446 TAATTGTTCAGCATGATGTGATATCATATGGGATATCCCTTTGGC 86490</text:p>
      <text:p text:style-name="P1">Gallus_gallus <text:s text:c="19"/>86446 ............................................. 86490</text:p>
      <text:p text:style-name="P1"/>
      <text:p text:style-name="P1">Anas_platyrhynchos_platyrhynchos 86491 GAGTTTGGGTCAGCTGTCCTGGGTCTGTCCTCCCCCAGCTCCTGC 86535</text:p>
      <text:p text:style-name="P1">Gallus_gallus <text:s text:c="19"/>86491 ............................................. 86535</text:p>
      <text:p text:style-name="P1"/>
      <text:p text:style-name="P1">Anas_platyrhynchos_platyrhynchos 86536 TGTACACCCAATCTCCTCACTGGCAGGGCACTGAGAGAAGCTGAA 86580</text:p>
      <text:p text:style-name="P1">Gallus_gallus <text:s text:c="19"/>86536 ............................................. 86580</text:p>
      <text:p text:style-name="P1"/>
      <text:p text:style-name="P1"><text:soft-page-break/>Anas_platyrhynchos_platyrhynchos 86581 AAGCCCTTGGCTTAGTGTAAGCACTTCTCTGCAACAATTAAAACA 86625</text:p>
      <text:p text:style-name="P1">Gallus_gallus <text:s text:c="19"/>86581 ............................................. 86625</text:p>
      <text:p text:style-name="P1"/>
      <text:p text:style-name="P1">Anas_platyrhynchos_platyrhynchos 86626 TCACTGTGGTATCAATATTATTCTCATCCTAAATCCCAAGCACAG 86670</text:p>
      <text:p text:style-name="P1">Gallus_gallus <text:s text:c="19"/>86626 ............................................. 86670</text:p>
      <text:p text:style-name="P1"/>
      <text:p text:style-name="P1">Anas_platyrhynchos_platyrhynchos 86671 CAACATACCAGCTACAAGGAGGAAAATTAACTCTATCCTAGCCAA 86715</text:p>
      <text:p text:style-name="P1">Gallus_gallus <text:s text:c="19"/>86671 ............................................. 86715</text:p>
      <text:p text:style-name="P1"/>
      <text:p text:style-name="P1">Anas_platyrhynchos_platyrhynchos 86716 CACTAGGACAAAACTCAACTGCATTTTACTTGTGAACGCCGCATG 86760</text:p>
      <text:p text:style-name="P1">Gallus_gallus <text:s text:c="19"/>86716 ............................................. 86760</text:p>
      <text:p text:style-name="P1"/>
      <text:p text:style-name="P1">Anas_platyrhynchos_platyrhynchos 86761 AGAAAACAGCCAAAAGGAAGCAACACATCTTGTAAACTGACTGAT 86805</text:p>
      <text:p text:style-name="P1">Gallus_gallus <text:s text:c="19"/>86761 ............................................. 86805</text:p>
      <text:p text:style-name="P1"/>
      <text:p text:style-name="P1">Anas_platyrhynchos_platyrhynchos 86806 CTTTGTGTTTTAGCAGAATTATTCCTTAATACCACACTTCCCATT 86850</text:p>
      <text:p text:style-name="P1">Gallus_gallus <text:s text:c="19"/>86806 ............................................. 86850</text:p>
      <text:p text:style-name="P1"/>
      <text:p text:style-name="P1">Anas_platyrhynchos_platyrhynchos 86851 CAGAAATGCCCACTTTGGTTGACAGATGAAGTGACTGGATTTTTA 86895</text:p>
      <text:p text:style-name="P1">Gallus_gallus <text:s text:c="19"/>86851 ............................................. 86895</text:p>
      <text:p text:style-name="P1"/>
      <text:p text:style-name="P1">Anas_platyrhynchos_platyrhynchos 86896 ACCTGCTTAACTTCTAGCAAGGGCATGATTGACACTTTTGATAAT 86940</text:p>
      <text:p text:style-name="P1">Gallus_gallus <text:s text:c="19"/>86896 ............................................. 86940</text:p>
      <text:p text:style-name="P1"/>
      <text:p text:style-name="P1">Anas_platyrhynchos_platyrhynchos 86941 ACTTCACACTCTAATGATAACATATAAGTAGAAGCTTCTAAAAAT 86985</text:p>
      <text:p text:style-name="P1">Gallus_gallus <text:s text:c="19"/>86941 ............................................. 86985</text:p>
      <text:p text:style-name="P1"/>
      <text:p text:style-name="P1">Anas_platyrhynchos_platyrhynchos 86986 CTAGTCCTGATTGCAGTTTCTTACCACTTTTATAAATGCAGCTCA 87030</text:p>
      <text:p text:style-name="P1">Gallus_gallus <text:s text:c="19"/>86986 ............................................. 87030</text:p>
      <text:p text:style-name="P1"/>
      <text:p text:style-name="P1">Anas_platyrhynchos_platyrhynchos 87031 TGACAGGTGTACATACTCACTGCAGTCACTGCCTTTGCCCAGACT 87075</text:p>
      <text:p text:style-name="P1">Gallus_gallus <text:s text:c="19"/>87031 ............................................. 87075</text:p>
      <text:p text:style-name="P1"/>
      <text:p text:style-name="P1">Anas_platyrhynchos_platyrhynchos 87076 GCTGAAAACCACTCCATGAAGTCAATACATTTTCACTGAAAACTG 87120</text:p>
      <text:p text:style-name="P1">Gallus_gallus <text:s text:c="19"/>87076 ............................................. 87120</text:p>
      <text:p text:style-name="P1"/>
      <text:p text:style-name="P1">Anas_platyrhynchos_platyrhynchos 87121 CATGCTCCCCAGACTTGGGTACATTACACTTCCAATTTACCACCT 87165</text:p>
      <text:p text:style-name="Standard"><text:span text:style-name="T1">Gallus_gallus <text:s text:c="19"/>87121 ............................................. </text:span><text:soft-page-break/><text:span text:style-name="T1">87165</text:span></text:p>
      <text:p text:style-name="P1"/>
      <text:p text:style-name="P1">Anas_platyrhynchos_platyrhynchos 87166 GCCTGAGGAAGCTGTTCATAGCAGCTGTAAGCTATAAATTATTTT 87210</text:p>
      <text:p text:style-name="P1">Gallus_gallus <text:s text:c="19"/>87166 ............................................. 87210</text:p>
      <text:p text:style-name="P1"/>
      <text:p text:style-name="P1">Anas_platyrhynchos_platyrhynchos 87211 AGATTACTTCCAGGCAAAAATAGATAGATAGATAGATAGATAGAT 87255</text:p>
      <text:p text:style-name="P1">Gallus_gallus <text:s text:c="19"/>87211 ............................................. 87255</text:p>
      <text:p text:style-name="P1"/>
      <text:p text:style-name="P1">Anas_platyrhynchos_platyrhynchos 87256 AGATAGATAGATAGATAGATAGATAGATGAAAGCAATGTTAGGAA 87300</text:p>
      <text:p text:style-name="P1">Gallus_gallus <text:s text:c="19"/>87256 ............................................. 87300</text:p>
      <text:p text:style-name="P1"/>
      <text:p text:style-name="P1">Anas_platyrhynchos_platyrhynchos 87301 AAACAGAACAGAAGGAGGGCTTTCAGTGCCTCTAGGATATCAAAT 87345</text:p>
      <text:p text:style-name="P1">Gallus_gallus <text:s text:c="19"/>87301 ............................................. 87345</text:p>
      <text:p text:style-name="P1"/>
      <text:p text:style-name="P1">Anas_platyrhynchos_platyrhynchos 87346 GTCTTGCAAAGAACTAATGTGTGCCTACATTAGAGTAAAGCTGAC 87390</text:p>
      <text:p text:style-name="P1">Gallus_gallus <text:s text:c="19"/>87346 ............................................. 87390</text:p>
      <text:p text:style-name="P1"/>
      <text:p text:style-name="P1">Anas_platyrhynchos_platyrhynchos 87391 TGAGCAGCAAGTATTGCCCTTATGCTGCTGACCAAAGTAGTTAGA 87435</text:p>
      <text:p text:style-name="P1">Gallus_gallus <text:s text:c="19"/>87391 ............................................. 87435</text:p>
      <text:p text:style-name="P1"/>
      <text:p text:style-name="P1">Anas_platyrhynchos_platyrhynchos 87436 ATTAAAAAAGTGGTGTTAGTACAAGAACCTATATTCCAACACATT 87480</text:p>
      <text:p text:style-name="P1">Gallus_gallus <text:s text:c="19"/>87436 ............................................. 87480</text:p>
      <text:p text:style-name="P1"/>
      <text:p text:style-name="P1">Anas_platyrhynchos_platyrhynchos 87481 TACATGAATGGGACCTATACTTAAACAACTAATGAGGAAATGTAC 87525</text:p>
      <text:p text:style-name="P1">Gallus_gallus <text:s text:c="19"/>87481 ............................................. 87525</text:p>
      <text:p text:style-name="P1"/>
      <text:p text:style-name="P1">Anas_platyrhynchos_platyrhynchos 87526 ACAGTATATGCAGATGTTAACTTGTTACAAGCTAGAGCAAAAATT 87570</text:p>
      <text:p text:style-name="P1">Gallus_gallus <text:s text:c="19"/>87526 ............................................. 87570</text:p>
      <text:p text:style-name="P1"/>
      <text:p text:style-name="P1">Anas_platyrhynchos_platyrhynchos 87571 TTCAGACTCTTCACATCATACAATTTGAGTTTTTATGAGTTTGAT 87615</text:p>
      <text:p text:style-name="P1">Gallus_gallus <text:s text:c="19"/>87571 ............................................. 87615</text:p>
      <text:p text:style-name="P1"/>
      <text:p text:style-name="P1">Anas_platyrhynchos_platyrhynchos 87616 GCCATGTTTAAATTGCTTCTTAGTTCTTTATTATGAGCTGTATTT 87660</text:p>
      <text:p text:style-name="P1">Gallus_gallus <text:s text:c="19"/>87616 ............................................. 87660</text:p>
      <text:p text:style-name="P1"/>
      <text:p text:style-name="P1">Anas_platyrhynchos_platyrhynchos 87661 TCTTTTCAGTCATTAGAGATTTCAAAGTAACTGATAAGAATGTAA 87705</text:p>
      <text:p text:style-name="P1">Gallus_gallus <text:s text:c="19"/>87661 ............................................. 87705</text:p>
      <text:p text:style-name="P1"/>
      <text:p text:style-name="Standard"><text:span text:style-name="T1">Anas_platyrhynchos_platyrhynchos 87706 ACAGCATAAAAAGCTAC</text:span><text:span text:style-name="T4">CTGTCAATCTCTTCAAGGACATCAGCAA</text:span><text:span text:style-name="T1"> </text:span><text:soft-page-break/><text:span text:style-name="T1">87750</text:span></text:p>
      <text:p text:style-name="P1">Gallus_gallus <text:s text:c="19"/>87706 ............................................. 87750</text:p>
      <text:p text:style-name="P1"/>
      <text:p text:style-name="Standard"><text:span text:style-name="T1">Anas_platyrhynchos_platyrhynchos 87751 </text:span><text:span text:style-name="T4">CTGCTATCAAAGGTTTTCGCACATGTTGATGCAAATTTTGTTGTA</text:span><text:span text:style-name="T1"> 87795</text:span></text:p>
      <text:p text:style-name="P1">Gallus_gallus <text:s text:c="19"/>87751 ............................................. 87795</text:p>
      <text:p text:style-name="P1"/>
      <text:p text:style-name="Standard"><text:span text:style-name="T1">Anas_platyrhynchos_platyrhynchos 87796 </text:span><text:span text:style-name="T4">GTAGTGGTAAGCACAGATTCCACTGGGTTGTGCAAACAACCTGAA</text:span><text:span text:style-name="T1"> 87840</text:span></text:p>
      <text:p text:style-name="P1">Gallus_gallus <text:s text:c="19"/>87796 ............................................. 87840</text:p>
      <text:p text:style-name="P1"/>
      <text:p text:style-name="Standard"><text:span text:style-name="T1">Anas_platyrhynchos_platyrhynchos 87841 </text:span><text:span text:style-name="T4">TCACATAAGGATCTCCCAGCTGAACCGCATGTTGCAAGGTTAAAT</text:span><text:span text:style-name="T1"> 87885</text:span></text:p>
      <text:p text:style-name="P1">Gallus_gallus <text:s text:c="19"/>87841 ............................................. 87885</text:p>
      <text:p text:style-name="P1"/>
      <text:p text:style-name="Standard"><text:span text:style-name="T1">Anas_platyrhynchos_platyrhynchos 87886 </text:span><text:span text:style-name="T4">CAAGATTTTTAATCAATTTCAGCTGAGC</text:span><text:span text:style-name="T1">CTACACAAAAGAAAAAT 87930</text:span></text:p>
      <text:p text:style-name="P1">Gallus_gallus <text:s text:c="19"/>87886 ............................................. 87930</text:p>
      <text:p text:style-name="P1"/>
      <text:p text:style-name="P1">Anas_platyrhynchos_platyrhynchos 87931 TGCTTAGCATATACTGCATTTAATGAATACATCTTCTTACATACT 87975</text:p>
      <text:p text:style-name="P1">Gallus_gallus <text:s text:c="19"/>87931 ............................................. 87975</text:p>
      <text:p text:style-name="P1"/>
      <text:p text:style-name="P1">Anas_platyrhynchos_platyrhynchos 87976 CCTCTAAATTCTAAATTTAGGCTCCTACTTTTGATGCTCTAAATT 88020</text:p>
      <text:p text:style-name="P1">Gallus_gallus <text:s text:c="19"/>87976 ............................................. 88020</text:p>
      <text:p text:style-name="P1"/>
      <text:p text:style-name="P1">Anas_platyrhynchos_platyrhynchos 88021 ATAACCAAGTCCACTGACTATAGAAATCTAAAAAAAATCCTTCCC 88065</text:p>
      <text:p text:style-name="P1">Gallus_gallus <text:s text:c="19"/>88021 ............................................. 88065</text:p>
      <text:p text:style-name="P1"/>
      <text:p text:style-name="P1">Anas_platyrhynchos_platyrhynchos 88066 AGTGTGACAATTTGTCAGGAATAACCCAAATTTTTCAGAAATAAT 88110</text:p>
      <text:p text:style-name="P1">Gallus_gallus <text:s text:c="19"/>88066 ............................................. 88110</text:p>
      <text:p text:style-name="P1"/>
      <text:p text:style-name="P1">Anas_platyrhynchos_platyrhynchos 88111 AAGATTGCCTTTAATATGCAATAATACATCTTCCATAAATGTAAA 88155</text:p>
      <text:p text:style-name="P1">Gallus_gallus <text:s text:c="19"/>88111 ............................................. 88155</text:p>
      <text:p text:style-name="P1"/>
      <text:p text:style-name="P1">Anas_platyrhynchos_platyrhynchos 88156 ATATGAAAAATTATAGTATTGCCTTTGCATGTTTCAATGCTACCA 88200</text:p>
      <text:p text:style-name="P1">Gallus_gallus <text:s text:c="19"/>88156 ............................................. 88200</text:p>
      <text:p text:style-name="P1"/>
      <text:p text:style-name="P1">Anas_platyrhynchos_platyrhynchos 88201 TCTTTACTCTTAGAAATTAATATATTATGAATCTTCATTATCAGA 88245</text:p>
      <text:p text:style-name="P1">Gallus_gallus <text:s text:c="19"/>88201 ............................................. 88245</text:p>
      <text:p text:style-name="P1"/>
      <text:p text:style-name="P1">Anas_platyrhynchos_platyrhynchos 88246 CTGAAGACTTAAGAAAGGAATATATGACTATTGTTTATTTCTCTG 88290</text:p>
      <text:p text:style-name="P1">Gallus_gallus <text:s text:c="19"/>88246 ............................................. 88290</text:p>
      <text:p text:style-name="P1"><text:soft-page-break/></text:p>
      <text:p text:style-name="P1">Anas_platyrhynchos_platyrhynchos 88291 TTTTATTCTTGCCAGCCCAACTTCCTGCTTTCTTCTTGGAAGACC 88335</text:p>
      <text:p text:style-name="P1">Gallus_gallus <text:s text:c="19"/>88291 ............................................. 88335</text:p>
      <text:p text:style-name="P1"/>
      <text:p text:style-name="P1">Anas_platyrhynchos_platyrhynchos 88336 AATCAGAAAGAATATAATGCTTAAAGCAATTTCTGATCAGTGTAA 88380</text:p>
      <text:p text:style-name="P1">Gallus_gallus <text:s text:c="19"/>88336 ............................................. 88380</text:p>
      <text:p text:style-name="P1"/>
      <text:p text:style-name="P1">Anas_platyrhynchos_platyrhynchos 88381 TGGAATTAAGACACACAAGTCCAGTGCAATTTGCATATTTCACAA 88425</text:p>
      <text:p text:style-name="P1">Gallus_gallus <text:s text:c="19"/>88381 ............................................. 88425</text:p>
      <text:p text:style-name="P1"/>
      <text:p text:style-name="Standard"><text:span text:style-name="T1">Anas_platyrhynchos_platyrhynchos 88426 ACTAAGCCTTTTATTTTTCTCTCAAATCTAAAGAACATAC</text:span><text:span text:style-name="T4">CTCAA</text:span><text:span text:style-name="T1"> 88470</text:span></text:p>
      <text:p text:style-name="P1">Gallus_gallus <text:s text:c="19"/>88426 ............................................. 88470</text:p>
      <text:p text:style-name="P1"/>
      <text:p text:style-name="Standard"><text:span text:style-name="T1">Anas_platyrhynchos_platyrhynchos 88471 </text:span><text:span text:style-name="T4">CAACTCCTTTGGTATAAGTCACTATTTTAGGGCCAAATTTTTGAA</text:span><text:span text:style-name="T1"> 88515</text:span></text:p>
      <text:p text:style-name="P1">Gallus_gallus <text:s text:c="19"/>88471 ............................................. 88515</text:p>
      <text:p text:style-name="P1"/>
      <text:p text:style-name="Standard"><text:span text:style-name="T1">Anas_platyrhynchos_platyrhynchos 88516 </text:span><text:span text:style-name="T4">TTTCATATTCACATTCCAGGCATTCTACTTCAATAAGTTTCCCTT</text:span><text:span text:style-name="T1"> 88560</text:span></text:p>
      <text:p text:style-name="P1">Gallus_gallus <text:s text:c="19"/>88516 ............................................. 88560</text:p>
      <text:p text:style-name="P1"/>
      <text:p text:style-name="Standard"><text:span text:style-name="T1">Anas_platyrhynchos_platyrhynchos 88561 </text:span><text:span text:style-name="T4">GTTC</text:span><text:span text:style-name="T1">CTATGAAGGATTGATACAAAATGCTGATTTTAATAATTAAA 88605</text:span></text:p>
      <text:p text:style-name="P1">Gallus_gallus <text:s text:c="19"/>88561 ............................................. 88605</text:p>
      <text:p text:style-name="P1"/>
      <text:p text:style-name="P1">Anas_platyrhynchos_platyrhynchos 88606 AAGGAATATGATTCAGACTAAAACAATGCAATGATGCTAATACTG 88650</text:p>
      <text:p text:style-name="P1">Gallus_gallus <text:s text:c="19"/>88606 ............................................. 88650</text:p>
      <text:p text:style-name="P1"/>
      <text:p text:style-name="P1">Anas_platyrhynchos_platyrhynchos 88651 CATTGTAATACCTTTTTGAAAATCCAACTGTACTAGCTAATTAAT 88695</text:p>
      <text:p text:style-name="P1">Gallus_gallus <text:s text:c="19"/>88651 ............................................. 88695</text:p>
      <text:p text:style-name="P1"/>
      <text:p text:style-name="P1">Anas_platyrhynchos_platyrhynchos 88696 TGAAACACTAAAAGAGGGATTAGAATTTGTTATAGCATAGTGTTA 88740</text:p>
      <text:p text:style-name="P1">Gallus_gallus <text:s text:c="19"/>88696 ............................................. 88740</text:p>
      <text:p text:style-name="P1"/>
      <text:p text:style-name="P1">Anas_platyrhynchos_platyrhynchos 88741 TTAAGATGGTATATTATTGGAATAAACAAGAGATAGTTGAGACAG 88785</text:p>
      <text:p text:style-name="P1">Gallus_gallus <text:s text:c="19"/>88741 ............................................. 88785</text:p>
      <text:p text:style-name="P1"/>
      <text:p text:style-name="P1">Anas_platyrhynchos_platyrhynchos 88786 TAATGAATAATCTTAATGGGTTGTGCAACTTGTAAGTGAAAGTCA 88830</text:p>
      <text:p text:style-name="P1">Gallus_gallus <text:s text:c="19"/>88786 ............................................. 88830</text:p>
      <text:p text:style-name="P1"/>
      <text:p text:style-name="P1">Anas_platyrhynchos_platyrhynchos 88831 CTTTAACACCCACTACTTCTAATGGAGATGAGAAGGTTGGTATAA 88875</text:p>
      <text:p text:style-name="P1"><text:soft-page-break/>Gallus_gallus <text:s text:c="19"/>88831 ............................................. 88875</text:p>
      <text:p text:style-name="P1"/>
      <text:p text:style-name="P1">Anas_platyrhynchos_platyrhynchos 88876 AAGCACGCCTTCTCTACTGCTGCCACTGAAGGGTTACTTGCTGTT 88920</text:p>
      <text:p text:style-name="P1">Gallus_gallus <text:s text:c="19"/>88876 ............................................. 88920</text:p>
      <text:p text:style-name="P1"/>
      <text:p text:style-name="P1">Anas_platyrhynchos_platyrhynchos 88921 ACTGTCTATAAAAATATTGAAACTAAATCCTAATGAACCCTTGAT 88965</text:p>
      <text:p text:style-name="P1">Gallus_gallus <text:s text:c="19"/>88921 ............................................. 88965</text:p>
      <text:p text:style-name="P1"/>
      <text:p text:style-name="P1">Anas_platyrhynchos_platyrhynchos 88966 CTAGAGAATTTAAACACATTCTAGGTGAATGCAATTTAAACACGT 89010</text:p>
      <text:p text:style-name="P1">Gallus_gallus <text:s text:c="19"/>88966 ............................................. 89010</text:p>
      <text:p text:style-name="P1"/>
      <text:p text:style-name="P1">Anas_platyrhynchos_platyrhynchos 89011 TCTAGGTGAATGCTATGTAACTGTGTACAACCTCAGACTTGTTGG 89055</text:p>
      <text:p text:style-name="P1">Gallus_gallus <text:s text:c="19"/>89011 ............................................. 89055</text:p>
      <text:p text:style-name="P1"/>
      <text:p text:style-name="P1">Anas_platyrhynchos_platyrhynchos 89056 AATTTTTCAGAAAAAAAAAAAAAAAGTGAGGGGCCTGAGGCAGAC 89100</text:p>
      <text:p text:style-name="P1">Gallus_gallus <text:s text:c="19"/>89056 ............................................. 89100</text:p>
      <text:p text:style-name="P1"/>
      <text:p text:style-name="P1">Anas_platyrhynchos_platyrhynchos 89101 ATCTGGAATGAAAAATTGCAGTTAGGATAAGTAAAATCTACATTA 89145</text:p>
      <text:p text:style-name="P1">Gallus_gallus <text:s text:c="19"/>89101 ............................................. 89145</text:p>
      <text:p text:style-name="P1"/>
      <text:p text:style-name="P1">Anas_platyrhynchos_platyrhynchos 89146 CAAGTAACTCACAATAGGATCATTACAACAGAAATATGGACTGGT 89190</text:p>
      <text:p text:style-name="P1">Gallus_gallus <text:s text:c="19"/>89146 ............................................. 89190</text:p>
      <text:p text:style-name="P1"/>
      <text:p text:style-name="P1">Anas_platyrhynchos_platyrhynchos 89191 ATGTTTGGCAGTATTTGCCATTACAATTTCATTACATACACTTGA 89235</text:p>
      <text:p text:style-name="P1">Gallus_gallus <text:s text:c="19"/>89191 ............................................. 89235</text:p>
      <text:p text:style-name="P1"/>
      <text:p text:style-name="P1">Anas_platyrhynchos_platyrhynchos 89236 ATATTTCAGGTAAGTAAGGACTTACATGGGCATCACAACACTATT 89280</text:p>
      <text:p text:style-name="P1">Gallus_gallus <text:s text:c="19"/>89236 ............................................. 89280</text:p>
      <text:p text:style-name="P1"/>
      <text:p text:style-name="P1">Anas_platyrhynchos_platyrhynchos 89281 GGGCACTTCTACATACTATTTTTTTTTTTTCCTGAAAAACTTACT 89325</text:p>
      <text:p text:style-name="P1">Gallus_gallus <text:s text:c="19"/>89281 ............................................. 89325</text:p>
      <text:p text:style-name="P1"/>
      <text:p text:style-name="P1">Anas_platyrhynchos_platyrhynchos 89326 TTTTATCTGAATACAGGGGTGAACAGTTCTGCTTATCAACCAAGA 89370</text:p>
      <text:p text:style-name="P1">Gallus_gallus <text:s text:c="19"/>89326 ............................................. 89370</text:p>
      <text:p text:style-name="P1"/>
      <text:p text:style-name="P1">Anas_platyrhynchos_platyrhynchos 89371 AGGAAGTGAAAAAATTGCAGAGCTAGGTGGACATAAGAATCAAAA 89415</text:p>
      <text:p text:style-name="P1">Gallus_gallus <text:s text:c="19"/>89371 ............................................. 89415</text:p>
      <text:p text:style-name="P1"/>
      <text:p text:style-name="P1"><text:soft-page-break/>Anas_platyrhynchos_platyrhynchos 89416 AAGGATATACACATTGAAAGACCAGTTATTACAGAGACCACACAA 89460</text:p>
      <text:p text:style-name="P1">Gallus_gallus <text:s text:c="19"/>89416 ............................................. 89460</text:p>
      <text:p text:style-name="P1"/>
      <text:p text:style-name="P1">Anas_platyrhynchos_platyrhynchos 89461 AATTTCCATCTAGGAATGCATCTAGTAATAATGATATTAATCAGT 89505</text:p>
      <text:p text:style-name="P1">Gallus_gallus <text:s text:c="19"/>89461 ............................................. 89505</text:p>
      <text:p text:style-name="P1"/>
      <text:p text:style-name="P1">Anas_platyrhynchos_platyrhynchos 89506 ATATAAGCAATGCAGAGAAGAAGACAGAAGAACCCAGAACCATCA 89550</text:p>
      <text:p text:style-name="P1">Gallus_gallus <text:s text:c="19"/>89506 ............................................. 89550</text:p>
      <text:p text:style-name="P1"/>
      <text:p text:style-name="P1">Anas_platyrhynchos_platyrhynchos 89551 GCATTATTTTTAAAGTAGAATCATTGTCAAAAAAAAATCATTTCT 89595</text:p>
      <text:p text:style-name="P1">Gallus_gallus <text:s text:c="19"/>89551 ............................................. 89595</text:p>
      <text:p text:style-name="P1"/>
      <text:p text:style-name="P1">Anas_platyrhynchos_platyrhynchos 89596 AATTAATACTTACAGTAATGCCAGCTTTCTTCAATTCAAGTATAC 89640</text:p>
      <text:p text:style-name="P1">Gallus_gallus <text:s text:c="19"/>89596 ............................................. 89640</text:p>
      <text:p text:style-name="P1"/>
      <text:p text:style-name="P1">Anas_platyrhynchos_platyrhynchos 89641 AATCATGTGTAAGCTTAATGCAGTTTACTTTCACAGAAAAACGAG 89685</text:p>
      <text:p text:style-name="P1">Gallus_gallus <text:s text:c="19"/>89641 ............................................. 89685</text:p>
      <text:p text:style-name="P1"/>
      <text:p text:style-name="P1">Anas_platyrhynchos_platyrhynchos 89686 CCAATTCCAGGATCAAAGGAATTCTTCAAAAACAGAAAAACATCA 89730</text:p>
      <text:p text:style-name="P1">Gallus_gallus <text:s text:c="19"/>89686 ............................................. 89730</text:p>
      <text:p text:style-name="P1"/>
      <text:p text:style-name="P1">Anas_platyrhynchos_platyrhynchos 89731 CTTCAGAGAATCACACACTCCTCTTTAATGAAATCAGAAAAACAT 89775</text:p>
      <text:p text:style-name="P1">Gallus_gallus <text:s text:c="19"/>89731 ............................................. 89775</text:p>
      <text:p text:style-name="P1"/>
      <text:p text:style-name="P1">Anas_platyrhynchos_platyrhynchos 89776 TATATGAAACTAATTTTGTGCAATATATCTGAAACTCTTGAAGAT 89820</text:p>
      <text:p text:style-name="P1">Gallus_gallus <text:s text:c="19"/>89776 ............................................. 89820</text:p>
      <text:p text:style-name="P1"/>
      <text:p text:style-name="P1">Anas_platyrhynchos_platyrhynchos 89821 ATCTGAATATTAGAAGATGTGATTTTACCAGTAATGCTCGCAGTC 89865</text:p>
      <text:p text:style-name="P1">Gallus_gallus <text:s text:c="19"/>89821 ............................................. 89865</text:p>
      <text:p text:style-name="P1"/>
      <text:p text:style-name="P1">Anas_platyrhynchos_platyrhynchos 89866 AGTAAGGAAAAAGATTGAAGTTGGTTGGATGAAAAATACAAAAAT 89910</text:p>
      <text:p text:style-name="P1">Gallus_gallus <text:s text:c="19"/>89866 ............................................. 89910</text:p>
      <text:p text:style-name="P1"/>
      <text:p text:style-name="P1">Anas_platyrhynchos_platyrhynchos 89911 TCAGCTGTTTATGGAAAATAAATAGTATAATTCTAATGTAAAAAA 89955</text:p>
      <text:p text:style-name="P1">Gallus_gallus <text:s text:c="19"/>89911 ............................................. 89955</text:p>
      <text:p text:style-name="P1"/>
      <text:p text:style-name="P1">Anas_platyrhynchos_platyrhynchos 89956 TTGTTTCTGAATAACATCACACAATGAAGGATTAAACGCATGCAG 90000</text:p>
      <text:p text:style-name="Standard"><text:span text:style-name="T1">Gallus_gallus <text:s text:c="19"/>89956 ............................................. </text:span><text:soft-page-break/><text:span text:style-name="T1">90000</text:span></text:p>
      <text:p text:style-name="P1"/>
      <text:p text:style-name="P1">Anas_platyrhynchos_platyrhynchos 90001 CACAAAGATGGTGAAATAGGAAATGGGTTAAATTGCAAGTAATTC 90045</text:p>
      <text:p text:style-name="P1">Gallus_gallus <text:s text:c="19"/>90001 ............................................. 90045</text:p>
      <text:p text:style-name="P1"/>
      <text:p text:style-name="P1">Anas_platyrhynchos_platyrhynchos 90046 TGCAAACATAATGCAGTCAACTGGCACACATCTTGAAACAGTCAA 90090</text:p>
      <text:p text:style-name="P1">Gallus_gallus <text:s text:c="19"/>90046 ............................................. 90090</text:p>
      <text:p text:style-name="P1"/>
      <text:p text:style-name="P1">Anas_platyrhynchos_platyrhynchos 90091 ATACAATGGTCAATTCCTTAAAAAAATAGGAACACACTATTCTCA 90135</text:p>
      <text:p text:style-name="P1">Gallus_gallus <text:s text:c="19"/>90091 ............................................. 90135</text:p>
      <text:p text:style-name="P1"/>
      <text:p text:style-name="P1">Anas_platyrhynchos_platyrhynchos 90136 TGGTAGGACACTTCTGAATATTTTGGATCTCAGTAAATAACCAAA 90180</text:p>
      <text:p text:style-name="P1">Gallus_gallus <text:s text:c="19"/>90136 ............................................. 90180</text:p>
      <text:p text:style-name="P1"/>
      <text:p text:style-name="P1">Anas_platyrhynchos_platyrhynchos 90181 TGAGTCCCAATGTCTGCACTAGAGGTAATAAGAAAACTGAGTAGA 90225</text:p>
      <text:p text:style-name="P1">Gallus_gallus <text:s text:c="19"/>90181 ............................................. 90225</text:p>
      <text:p text:style-name="P1"/>
      <text:p text:style-name="P1">Anas_platyrhynchos_platyrhynchos 90226 GTCAGAAAAGATTGAACTTCATTTGCAAAAATGTAGTATTACTTC 90270</text:p>
      <text:p text:style-name="P1">Gallus_gallus <text:s text:c="19"/>90226 ............................................. 90270</text:p>
      <text:p text:style-name="P1"/>
      <text:p text:style-name="P1">Anas_platyrhynchos_platyrhynchos 90271 CATATTTAACAGCTGTGATCTAACTACTAGAATAGAGTTTGGTTT 90315</text:p>
      <text:p text:style-name="P1">Gallus_gallus <text:s text:c="19"/>90271 ............................................. 90315</text:p>
      <text:p text:style-name="P1"/>
      <text:p text:style-name="P1">Anas_platyrhynchos_platyrhynchos 90316 TGTCTGCATTTAAAATAACACTGAAGAATTAGGAACGATTCAAAG 90360</text:p>
      <text:p text:style-name="P1">Gallus_gallus <text:s text:c="19"/>90316 ............................................. 90360</text:p>
      <text:p text:style-name="P1"/>
      <text:p text:style-name="P1">Anas_platyrhynchos_platyrhynchos 90361 AAAAGCTAAAAAATGCATTAAAAACTATTGTGAGATCATAAAAAA 90405</text:p>
      <text:p text:style-name="P1">Gallus_gallus <text:s text:c="19"/>90361 ............................................. 90405</text:p>
      <text:p text:style-name="P1"/>
      <text:p text:style-name="P1">Anas_platyrhynchos_platyrhynchos 90406 AATCTCTTCAAGATTTTGTCACACTTTGCTGGAAGCAGCATCAGC 90450</text:p>
      <text:p text:style-name="P1">Gallus_gallus <text:s text:c="19"/>90406 ............................................. 90450</text:p>
      <text:p text:style-name="P1"/>
      <text:p text:style-name="P1">Anas_platyrhynchos_platyrhynchos 90451 TTCAGCATCAATTTTCAGGGACAAGTAAACTCACTTCATACTGGC 90495</text:p>
      <text:p text:style-name="P1">Gallus_gallus <text:s text:c="19"/>90451 ............................................. 90495</text:p>
      <text:p text:style-name="P1"/>
      <text:p text:style-name="P1">Anas_platyrhynchos_platyrhynchos 90496 AACAGATGCTGGAGGTACATCATACTGTTTCAGAAGTTCATATAG 90540</text:p>
      <text:p text:style-name="P1">Gallus_gallus <text:s text:c="19"/>90496 ............................................. 90540</text:p>
      <text:p text:style-name="P1"/>
      <text:p text:style-name="Standard"><text:span text:style-name="T1">Anas_platyrhynchos_platyrhynchos 90541 AGAATACAGAGTTGCGGTGGCATCACTTGGAAATTCATTTGTGTC </text:span><text:soft-page-break/><text:span text:style-name="T1">90585</text:span></text:p>
      <text:p text:style-name="P1">Gallus_gallus <text:s text:c="19"/>90541 ............................................. 90585</text:p>
      <text:p text:style-name="P1"/>
      <text:p text:style-name="P1">Anas_platyrhynchos_platyrhynchos 90586 CCACTGCCTGCAATATGTTACGAATTGATCACTTTTTATCACAGG 90630</text:p>
      <text:p text:style-name="P1">Gallus_gallus <text:s text:c="19"/>90586 ............................................. 90630</text:p>
      <text:p text:style-name="P1"/>
      <text:p text:style-name="P1">Anas_platyrhynchos_platyrhynchos 90631 AAATATTTCAATTTTTTAATTCAATAATAACTCTCCTAACTTCAG 90675</text:p>
      <text:p text:style-name="P1">Gallus_gallus <text:s text:c="19"/>90631 ............................................. 90675</text:p>
      <text:p text:style-name="P1"/>
      <text:p text:style-name="P1">Anas_platyrhynchos_platyrhynchos 90676 AGCAGATGGATTTTAGTCCAATATATTAGTGGATTATCTAGACTA 90720</text:p>
      <text:p text:style-name="P1">Gallus_gallus <text:s text:c="19"/>90676 ............................................. 90720</text:p>
      <text:p text:style-name="P1"/>
      <text:p text:style-name="P1">Anas_platyrhynchos_platyrhynchos 90721 CAAACTATTACAAAAANNNNNNNNNNNNNNNNNNNNNNNNNNNNN 90765</text:p>
      <text:p text:style-name="P1">Gallus_gallus <text:s text:c="19"/>90721 ............................................. 90765</text:p>
      <text:p text:style-name="P1"/>
      <text:p text:style-name="P1">Anas_platyrhynchos_platyrhynchos 90766 NNNNNNNNNNNNNNNNNNNNNNNNNNNNNNNNNNNNNNNNNNNNN 90810</text:p>
      <text:p text:style-name="P1">Gallus_gallus <text:s text:c="19"/>90766 ............................................. 90810</text:p>
      <text:p text:style-name="P1"/>
      <text:p text:style-name="P1">Anas_platyrhynchos_platyrhynchos 90811 NNNNNNNNNNNNNNNNNNNNNNNNNNAAAATAAAATACAACAAAA 90855</text:p>
      <text:p text:style-name="P1">Gallus_gallus <text:s text:c="19"/>90811 ............................................. 90855</text:p>
      <text:p text:style-name="P1"/>
      <text:p text:style-name="P1">Anas_platyrhynchos_platyrhynchos 90856 CTCACTTCAGTATACCAAGTAAGGTTCTCGGAGAACCAGATACAA 90900</text:p>
      <text:p text:style-name="P1">Gallus_gallus <text:s text:c="19"/>90856 ............................................. 90900</text:p>
      <text:p text:style-name="P1"/>
      <text:p text:style-name="P1">Anas_platyrhynchos_platyrhynchos 90901 AGCAGAAAGAGCAAAATATTCCAGAATAAGAATATTTGAGGCAGT 90945</text:p>
      <text:p text:style-name="P1">Gallus_gallus <text:s text:c="19"/>90901 ............................................. 90945</text:p>
      <text:p text:style-name="P1"/>
      <text:p text:style-name="P1">Anas_platyrhynchos_platyrhynchos 90946 ACATTTTATTTGAAAGGCAAAGAAATATGGAGTGCAAAACTCCTT 90990</text:p>
      <text:p text:style-name="P1">Gallus_gallus <text:s text:c="19"/>90946 ............................................. 90990</text:p>
      <text:p text:style-name="P1"/>
      <text:p text:style-name="P1">Anas_platyrhynchos_platyrhynchos 90991 TCCCTTAATGTCAATATAAATTATTCCACGATGAAAAGAATTAGT 91035</text:p>
      <text:p text:style-name="P1">Gallus_gallus <text:s text:c="19"/>90991 ............................................. 91035</text:p>
      <text:p text:style-name="P1"/>
      <text:p text:style-name="P1">Anas_platyrhynchos_platyrhynchos 91036 ACGTTAAAAAGTGGAACTGTTGAGACACTGAAAATCATGTGGAAT 91080</text:p>
      <text:p text:style-name="P1">Gallus_gallus <text:s text:c="19"/>91036 ............................................. 91080</text:p>
      <text:p text:style-name="P1"/>
      <text:p text:style-name="P1">Anas_platyrhynchos_platyrhynchos 91081 TCTGTTACAGTCTAATTTTCAAAATTGCTTTCATGTAAAATTTAA 91125</text:p>
      <text:p text:style-name="P1">Gallus_gallus <text:s text:c="19"/>91081 ............................................. 91125</text:p>
      <text:p text:style-name="P1"><text:soft-page-break/></text:p>
      <text:p text:style-name="P1">Anas_platyrhynchos_platyrhynchos 91126 AGTTTTAGAAAATACCATGCTTCCCATCCTTGTGATTCATCCATT 91170</text:p>
      <text:p text:style-name="P1">Gallus_gallus <text:s text:c="19"/>91126 ............................................. 91170</text:p>
      <text:p text:style-name="P1"/>
      <text:p text:style-name="P1">Anas_platyrhynchos_platyrhynchos 91171 ATATTTCAGATGTGATTCCTCTTCTCTATCTTTACTTTCTTATAT 91215</text:p>
      <text:p text:style-name="P1">Gallus_gallus <text:s text:c="19"/>91171 ............................................. 91215</text:p>
      <text:p text:style-name="P1"/>
      <text:p text:style-name="P1">Anas_platyrhynchos_platyrhynchos 91216 ATGACTTATGTACCAAGCCCCAATCTGCTAGATACAAAAACGTCT 91260</text:p>
      <text:p text:style-name="P1">Gallus_gallus <text:s text:c="19"/>91216 ............................................. 91260</text:p>
      <text:p text:style-name="P1"/>
      <text:p text:style-name="P1">Anas_platyrhynchos_platyrhynchos 91261 TTCACTCTCTTGTAAATTCTTTCACTTGAGACTGTCAGTACAACA 91305</text:p>
      <text:p text:style-name="P1">Gallus_gallus <text:s text:c="19"/>91261 ............................................. 91305</text:p>
      <text:p text:style-name="P1"/>
      <text:p text:style-name="P1">Anas_platyrhynchos_platyrhynchos 91306 CACTATTCTACACATTCCCCAAGAATTCTCTCACCTTTTAGTTTC 91350</text:p>
      <text:p text:style-name="P1">Gallus_gallus <text:s text:c="19"/>91306 ............................................. 91350</text:p>
      <text:p text:style-name="P1"/>
      <text:p text:style-name="P1">Anas_platyrhynchos_platyrhynchos 91351 GGCAGTTTCATGGACAGGACTGAGCTTCACTGCTCAAAACTATTT 91395</text:p>
      <text:p text:style-name="P1">Gallus_gallus <text:s text:c="19"/>91351 ............................................. 91395</text:p>
      <text:p text:style-name="P1"/>
      <text:p text:style-name="P1">Anas_platyrhynchos_platyrhynchos 91396 CCATTAGAGAAACTAATCTTTGTAGTATGGTCTTCTACTGGCATA 91440</text:p>
      <text:p text:style-name="P1">Gallus_gallus <text:s text:c="19"/>91396 ............................................. 91440</text:p>
      <text:p text:style-name="P1"/>
      <text:p text:style-name="P1">Anas_platyrhynchos_platyrhynchos 91441 TGAGATATCAGAACCCGACTCTACTTCTGTAATATCTAGTATCAA 91485</text:p>
      <text:p text:style-name="P1">Gallus_gallus <text:s text:c="19"/>91441 ............................................. 91485</text:p>
      <text:p text:style-name="P1"/>
      <text:p text:style-name="P1">Anas_platyrhynchos_platyrhynchos 91486 AATCCAAGTGAAAGGATACAGTTTAGTACTCACGATTTTATCATT 91530</text:p>
      <text:p text:style-name="P1">Gallus_gallus <text:s text:c="19"/>91486 ............................................. 91530</text:p>
      <text:p text:style-name="P1"/>
      <text:p text:style-name="P1">Anas_platyrhynchos_platyrhynchos 91531 TGCATTTTATAAATCACTGACAAATGGATGGAATTTTGTATTTCC 91575</text:p>
      <text:p text:style-name="P1">Gallus_gallus <text:s text:c="19"/>91531 ............................................. 91575</text:p>
      <text:p text:style-name="P1"/>
      <text:p text:style-name="P1">Anas_platyrhynchos_platyrhynchos 91576 TTCTCTATCTGGGAAATATCCATTAGTTTGTGGTATACCTATAAA 91620</text:p>
      <text:p text:style-name="P1">Gallus_gallus <text:s text:c="19"/>91576 ............................................. 91620</text:p>
      <text:p text:style-name="P1"/>
      <text:p text:style-name="P1">Anas_platyrhynchos_platyrhynchos 91621 ATAATAATTTCATTATTAATCCACTAAATAAGCCAGTGAAGGACA 91665</text:p>
      <text:p text:style-name="P1">Gallus_gallus <text:s text:c="19"/>91621 ............................................. 91665</text:p>
      <text:p text:style-name="P1"/>
      <text:p text:style-name="P1">Anas_platyrhynchos_platyrhynchos 91666 GACACTCAACAGGGCTAAAATAAATCATGTATGTTGATTGTAGGC 91710</text:p>
      <text:p text:style-name="P1"><text:soft-page-break/>Gallus_gallus <text:s text:c="19"/>91666 ............................................. 91710</text:p>
      <text:p text:style-name="P1"/>
      <text:p text:style-name="P1">Anas_platyrhynchos_platyrhynchos 91711 TTTAAGGGCAATGGAATTTAATGGACATTAAGGGCAATGAAATTA 91755</text:p>
      <text:p text:style-name="P1">Gallus_gallus <text:s text:c="19"/>91711 ............................................. 91755</text:p>
      <text:p text:style-name="P1"/>
      <text:p text:style-name="P1">Anas_platyrhynchos_platyrhynchos 91756 CTATGGTAATCTATGTTGTTTTGCATACATACCACTTAGTAAAGC 91800</text:p>
      <text:p text:style-name="P1">Gallus_gallus <text:s text:c="19"/>91756 ............................................. 91800</text:p>
      <text:p text:style-name="P1"/>
      <text:p text:style-name="P1">Anas_platyrhynchos_platyrhynchos 91801 TGTATTAATTTTCATATGCTGAGAATCATAAGTATTAGCAGAAAT 91845</text:p>
      <text:p text:style-name="P1">Gallus_gallus <text:s text:c="19"/>91801 ............................................. 91845</text:p>
      <text:p text:style-name="P1"/>
      <text:p text:style-name="P1">Anas_platyrhynchos_platyrhynchos 91846 CTAAATCTGGAACTATTATCTGAGTTAGATTTCTAATTAATCAAT 91890</text:p>
      <text:p text:style-name="P1">Gallus_gallus <text:s text:c="19"/>91846 ............................................. 91890</text:p>
      <text:p text:style-name="P1"/>
      <text:p text:style-name="P1">Anas_platyrhynchos_platyrhynchos 91891 TTTTTAGAACATTCTGATAACACTCATTCTGAAATCATCTCATCC 91935</text:p>
      <text:p text:style-name="P1">Gallus_gallus <text:s text:c="19"/>91891 ............................................. 91935</text:p>
      <text:p text:style-name="P1"/>
      <text:p text:style-name="P1">Anas_platyrhynchos_platyrhynchos 91936 AGATAAGGGAAATTAGACATTCAAATTTAACTGCAACTATAAATT 91980</text:p>
      <text:p text:style-name="P1">Gallus_gallus <text:s text:c="19"/>91936 ............................................. 91980</text:p>
      <text:p text:style-name="P1"/>
      <text:p text:style-name="P1">Anas_platyrhynchos_platyrhynchos 91981 AAATATAACAAAAATATTACAAAGAAATTACAAGGTACTGTAGTT 92025</text:p>
      <text:p text:style-name="P1">Gallus_gallus <text:s text:c="19"/>91981 ............................................. 92025</text:p>
      <text:p text:style-name="P1"/>
      <text:p text:style-name="P1">Anas_platyrhynchos_platyrhynchos 92026 ACTTCAATTTATCTGTAGAGTCACATATTAGACAAATAACATCAT 92070</text:p>
      <text:p text:style-name="P1">Gallus_gallus <text:s text:c="19"/>92026 ............................................. 92070</text:p>
      <text:p text:style-name="P1"/>
      <text:p text:style-name="P1">Anas_platyrhynchos_platyrhynchos 92071 TTCTTTTGACTCTCTGACACTGACTGTCCACAGCAATCAATAATG 92115</text:p>
      <text:p text:style-name="P1">Gallus_gallus <text:s text:c="19"/>92071 ............................................. 92115</text:p>
      <text:p text:style-name="P1"/>
      <text:p text:style-name="P1">Anas_platyrhynchos_platyrhynchos 92116 ATTACTTAAGTTGTAATGGAACACTGCATTTTGTAGGACTTGATT 92160</text:p>
      <text:p text:style-name="P1">Gallus_gallus <text:s text:c="19"/>92116 ............................................. 92160</text:p>
      <text:p text:style-name="P1"/>
      <text:p text:style-name="P1">Anas_platyrhynchos_platyrhynchos 92161 ACTCTGTCATTAAAGCATCCAATAGTGTAGGTCATACTTCTGTAG 92205</text:p>
      <text:p text:style-name="P1">Gallus_gallus <text:s text:c="19"/>92161 ............................................. 92205</text:p>
      <text:p text:style-name="P1"/>
      <text:p text:style-name="P1">Anas_platyrhynchos_platyrhynchos 92206 CTCTGCTGATAAACACAGCCCAAGGAAACTTTTAGAACTACTTTA 92250</text:p>
      <text:p text:style-name="P1">Gallus_gallus <text:s text:c="19"/>92206 ............................................. 92250</text:p>
      <text:p text:style-name="P1"/>
      <text:p text:style-name="P1"><text:soft-page-break/>Anas_platyrhynchos_platyrhynchos 92251 TTCTTTTAAGACCAATGTTAAGTAGTTTTGTTCAAAATTGCCTCT 92295</text:p>
      <text:p text:style-name="P1">Gallus_gallus <text:s text:c="19"/>92251 ............................................. 92295</text:p>
      <text:p text:style-name="P1"/>
      <text:p text:style-name="P1">Anas_platyrhynchos_platyrhynchos 92296 AAAAAAAAAATACATGTACAAAAATAATTTGGATCCCTTGCCTAA 92340</text:p>
      <text:p text:style-name="P1">Gallus_gallus <text:s text:c="19"/>92296 ............................................. 92340</text:p>
      <text:p text:style-name="P1"/>
      <text:p text:style-name="P1">Anas_platyrhynchos_platyrhynchos 92341 ATGTCATTGCTTCACTGATTTCATACCTCTGAAAGGTCATTAAGG 92385</text:p>
      <text:p text:style-name="P1">Gallus_gallus <text:s text:c="19"/>92341 ............................................. 92385</text:p>
      <text:p text:style-name="P1"/>
      <text:p text:style-name="P1">Anas_platyrhynchos_platyrhynchos 92386 TTCTCTTAATTCAAATGCTAAAGAACATATAACATAAACATAATC 92430</text:p>
      <text:p text:style-name="P1">Gallus_gallus <text:s text:c="19"/>92386 ............................................. 92430</text:p>
      <text:p text:style-name="P1"/>
      <text:p text:style-name="P1">Anas_platyrhynchos_platyrhynchos 92431 TTTTGAAATGCAGTGAAAACGCGTAAGTAAGACAAGTAAGAGTGT 92475</text:p>
      <text:p text:style-name="P1">Gallus_gallus <text:s text:c="19"/>92431 ............................................. 92475</text:p>
      <text:p text:style-name="P1"/>
      <text:p text:style-name="P1">Anas_platyrhynchos_platyrhynchos 92476 AGCAGGGAACATAGAAGGAATGCTTAAGAACATGACTGCATGCAA 92520</text:p>
      <text:p text:style-name="P1">Gallus_gallus <text:s text:c="19"/>92476 ............................................. 92520</text:p>
      <text:p text:style-name="P1"/>
      <text:p text:style-name="P1">Anas_platyrhynchos_platyrhynchos 92521 CTCCAAAAGTTTTATTTGCCTATTTCTGCTTTTGTCACATCTATC 92565</text:p>
      <text:p text:style-name="P1">Gallus_gallus <text:s text:c="19"/>92521 ............................................. 92565</text:p>
      <text:p text:style-name="P1"/>
      <text:p text:style-name="P1">Anas_platyrhynchos_platyrhynchos 92566 TTCACCCTCTTATTTCCCAAATGAAGGTCATGCAAAAAAATGTGA 92610</text:p>
      <text:p text:style-name="P1">Gallus_gallus <text:s text:c="19"/>92566 ............................................. 92610</text:p>
      <text:p text:style-name="P1"/>
      <text:p text:style-name="P1">Anas_platyrhynchos_platyrhynchos 92611 ACTAATATCATATACTTTAATTCCCAGAACTCTATAGGGTTCACA 92655</text:p>
      <text:p text:style-name="P1">Gallus_gallus <text:s text:c="19"/>92611 ............................................. 92655</text:p>
      <text:p text:style-name="P1"/>
      <text:p text:style-name="P1">Anas_platyrhynchos_platyrhynchos 92656 TTGGGTCATTTAGGTATATTTCAGCATAAGAATAGTCAACAAAAC 92700</text:p>
      <text:p text:style-name="P1">Gallus_gallus <text:s text:c="19"/>92656 ............................................. 92700</text:p>
      <text:p text:style-name="P1"/>
      <text:p text:style-name="P1">Anas_platyrhynchos_platyrhynchos 92701 CTAAATAGAGCCTAGATTATTTTTTCCCAGTGGCATAAAACAGGT 92745</text:p>
      <text:p text:style-name="P1">Gallus_gallus <text:s text:c="19"/>92701 ............................................. 92745</text:p>
      <text:p text:style-name="P1"/>
      <text:p text:style-name="P1">Anas_platyrhynchos_platyrhynchos 92746 AAAGTTACACCCTTTACACCATCTGTGATAATAGCAGTTATTCCC 92790</text:p>
      <text:p text:style-name="P1">Gallus_gallus <text:s text:c="19"/>92746 ............................................. 92790</text:p>
      <text:p text:style-name="P1"/>
      <text:p text:style-name="P1">Anas_platyrhynchos_platyrhynchos 92791 ACACAGATTTTTTAGGGGTAGCAAAAGTTTTCCCTATAATATTAT 92835</text:p>
      <text:p text:style-name="Standard"><text:span text:style-name="T1">Gallus_gallus <text:s text:c="19"/>92791 ............................................. </text:span><text:soft-page-break/><text:span text:style-name="T1">92835</text:span></text:p>
      <text:p text:style-name="P1"/>
      <text:p text:style-name="P1">Anas_platyrhynchos_platyrhynchos 92836 GGTGTACTGAAATAACATGGGGCACTAAGGAGCTGTTTAGCTTGG 92880</text:p>
      <text:p text:style-name="P1">Gallus_gallus <text:s text:c="19"/>92836 ............................................. 92880</text:p>
      <text:p text:style-name="P1"/>
      <text:p text:style-name="P1">Anas_platyrhynchos_platyrhynchos 92881 AGTATGAAAAATACAAACAATAAAAATATCTGCTTATTTGGTGTA 92925</text:p>
      <text:p text:style-name="P1">Gallus_gallus <text:s text:c="19"/>92881 ............................................. 92925</text:p>
      <text:p text:style-name="P1"/>
      <text:p text:style-name="P1">Anas_platyrhynchos_platyrhynchos 92926 TCATTTGTTAGTTCACAATATTTAAGTACAGGAAATAAAATACTT 92970</text:p>
      <text:p text:style-name="P1">Gallus_gallus <text:s text:c="19"/>92926 ............................................. 92970</text:p>
      <text:p text:style-name="P1"/>
      <text:p text:style-name="P1">Anas_platyrhynchos_platyrhynchos 92971 AAATAAAACAAGGATGTTAATAAATGTAGAGAAAGCTCCTGTCTT 93015</text:p>
      <text:p text:style-name="P1">Gallus_gallus <text:s text:c="19"/>92971 ............................................. 93015</text:p>
      <text:p text:style-name="P1"/>
      <text:p text:style-name="Standard"><text:span text:style-name="T1">Anas_platyrhynchos_platyrhynchos 93016 ACTGGGAATTTTAAATATTTTACAGCATTAC</text:span><text:span text:style-name="T4">CATTAAAGAAAATA</text:span><text:span text:style-name="T1"> 93060</text:span></text:p>
      <text:p text:style-name="P1">Gallus_gallus <text:s text:c="19"/>93016 ............................................. 93060</text:p>
      <text:p text:style-name="P1"/>
      <text:p text:style-name="Standard"><text:span text:style-name="T1">Anas_platyrhynchos_platyrhynchos 93061 </text:span><text:span text:style-name="T4">TTTGAGAGTATTTATCTGGAGCATTTTCCTTAATAAAGACTGCTG</text:span><text:span text:style-name="T1"> 93105</text:span></text:p>
      <text:p text:style-name="P1">Gallus_gallus <text:s text:c="19"/>93061 ............................................. 93105</text:p>
      <text:p text:style-name="P1"/>
      <text:p text:style-name="Standard"><text:span text:style-name="T1">Anas_platyrhynchos_platyrhynchos 93106 </text:span><text:span text:style-name="T4">CAGTCGATGAAAACTCTTTTGCTTCTTTCAGTTTTGAAGCATCGA</text:span><text:span text:style-name="T1"> 93150</text:span></text:p>
      <text:p text:style-name="P1">Gallus_gallus <text:s text:c="19"/>93106 ............................................. 93150</text:p>
      <text:p text:style-name="P1"/>
      <text:p text:style-name="Standard"><text:span text:style-name="T1">Anas_platyrhynchos_platyrhynchos 93151 </text:span><text:span text:style-name="T4">GGAGGCACTCAAGTAAATTT</text:span><text:span text:style-name="T1">CTGCAGATTAAATAAATATTTATAT 93195</text:span></text:p>
      <text:p text:style-name="P1">Gallus_gallus <text:s text:c="19"/>93151 ............................................. 93195</text:p>
      <text:p text:style-name="P1"/>
      <text:p text:style-name="P1">Anas_platyrhynchos_platyrhynchos 93196 TAAACATTTATCAATGTTTTTGAAACAATTCTTATTCATATTTTT 93240</text:p>
      <text:p text:style-name="P1">Gallus_gallus <text:s text:c="19"/>93196 ............................................. 93240</text:p>
      <text:p text:style-name="P1"/>
      <text:p text:style-name="P1">Anas_platyrhynchos_platyrhynchos 93241 TCAAGAGACTCTTTATATTCAAGGTACCACTCTTAAATGCAGTAC 93285</text:p>
      <text:p text:style-name="P1">Gallus_gallus <text:s text:c="19"/>93241 ............................................. 93285</text:p>
      <text:p text:style-name="P1"/>
      <text:p text:style-name="P1">Anas_platyrhynchos_platyrhynchos 93286 AATCAATTAATGCTATAAAGCATTGACTCAGCAAAGAGAACTTCT 93330</text:p>
      <text:p text:style-name="P1">Gallus_gallus <text:s text:c="19"/>93286 ............................................. 93330</text:p>
      <text:p text:style-name="P1"/>
      <text:p text:style-name="P1">Anas_platyrhynchos_platyrhynchos 93331 AACTTTTATGCATTTGTTTCTTCCAGAAAATACACAGCTCTTAAT 93375</text:p>
      <text:p text:style-name="P1">Gallus_gallus <text:s text:c="19"/>93331 ............................................. 93375</text:p>
      <text:p text:style-name="P1"/>
      <text:p text:style-name="Standard"><text:span text:style-name="T1">Anas_platyrhynchos_platyrhynchos 93376 ATCCATTTATTACAGATCACAAAAATAATCTTGGAACAGGAGATT </text:span><text:soft-page-break/><text:span text:style-name="T1">93420</text:span></text:p>
      <text:p text:style-name="P1">Gallus_gallus <text:s text:c="19"/>93376 ............................................. 93420</text:p>
      <text:p text:style-name="P1"/>
      <text:p text:style-name="P1">Anas_platyrhynchos_platyrhynchos 93421 TTTCTGAACACTCTGCACAACAGGACACCTGGAATTAAAATGATC 93465</text:p>
      <text:p text:style-name="P1">Gallus_gallus <text:s text:c="19"/>93421 ............................................. 93465</text:p>
      <text:p text:style-name="P1"/>
      <text:p text:style-name="P1">Anas_platyrhynchos_platyrhynchos 93466 AATGATTTAACACTTCATGAAGAAAAGAAAAAAAAAGGTGAGCTG 93510</text:p>
      <text:p text:style-name="P1">Gallus_gallus <text:s text:c="19"/>93466 ............................................. 93510</text:p>
      <text:p text:style-name="P1"/>
      <text:p text:style-name="P1">Anas_platyrhynchos_platyrhynchos 93511 CATTCTGTGGTTCTCCATTAACTACTGGAAAGGCTAGTATTTCAA 93555</text:p>
      <text:p text:style-name="P1">Gallus_gallus <text:s text:c="19"/>93511 ............................................. 93555</text:p>
      <text:p text:style-name="P1"/>
      <text:p text:style-name="P1">Anas_platyrhynchos_platyrhynchos 93556 AGTCATCTAGTAAAAGAGAACCCATACATGCTGGAAACTTCAATG 93600</text:p>
      <text:p text:style-name="P1">Gallus_gallus <text:s text:c="19"/>93556 ............................................. 93600</text:p>
      <text:p text:style-name="P1"/>
      <text:p text:style-name="P1">Anas_platyrhynchos_platyrhynchos 93601 TTTTTCAATCCTTCAACTGTTTTCACTGAAAAAGAGCCTGTGGCT 93645</text:p>
      <text:p text:style-name="P1">Gallus_gallus <text:s text:c="19"/>93601 ............................................. 93645</text:p>
      <text:p text:style-name="P1"/>
      <text:p text:style-name="P1">Anas_platyrhynchos_platyrhynchos 93646 TCATAAAATAAATAATAAAAATACCATAGAAATAATAGTAAATGA 93690</text:p>
      <text:p text:style-name="P1">Gallus_gallus <text:s text:c="19"/>93646 ............................................. 93690</text:p>
      <text:p text:style-name="P1"/>
      <text:p text:style-name="P1">Anas_platyrhynchos_platyrhynchos 93691 TTCCATAAAAATATAAAAATACAAATATAAGAAAAAATAAAGGTT 93735</text:p>
      <text:p text:style-name="P1">Gallus_gallus <text:s text:c="19"/>93691 ............................................. 93735</text:p>
      <text:p text:style-name="P1"/>
      <text:p text:style-name="P1">Anas_platyrhynchos_platyrhynchos 93736 ACCATTAGTTTCATACCACAAATTCATTGTGCACTTGCTAATTCT 93780</text:p>
      <text:p text:style-name="P1">Gallus_gallus <text:s text:c="19"/>93736 ............................................. 93780</text:p>
      <text:p text:style-name="P1"/>
      <text:p text:style-name="P1">Anas_platyrhynchos_platyrhynchos 93781 CATCAATACCTCAGCAAGATTATGTTTGTTATTAAAAAACTGTAT 93825</text:p>
      <text:p text:style-name="P1">Gallus_gallus <text:s text:c="19"/>93781 ............................................. 93825</text:p>
      <text:p text:style-name="P1"/>
      <text:p text:style-name="P1">Anas_platyrhynchos_platyrhynchos 93826 TGTATTCTATATAACCTTTAGTGTATAACATGAAATGTTTTGATT 93870</text:p>
      <text:p text:style-name="P1">Gallus_gallus <text:s text:c="19"/>93826 ............................................. 93870</text:p>
      <text:p text:style-name="P1"/>
      <text:p text:style-name="P1">Anas_platyrhynchos_platyrhynchos 93871 TTTTATTTCCCTCCAGTTTCAACTTAGAAAGAAAACACAAAAAAG 93915</text:p>
      <text:p text:style-name="P1">Gallus_gallus <text:s text:c="19"/>93871 ............................................. 93915</text:p>
      <text:p text:style-name="P1"/>
      <text:p text:style-name="P1">Anas_platyrhynchos_platyrhynchos 93916 GCTGTACAGCAATAAACTATCAAGTCCATAGACCAAAGAAATAGA 93960</text:p>
      <text:p text:style-name="P1">Gallus_gallus <text:s text:c="19"/>93916 ............................................. 93960</text:p>
      <text:p text:style-name="P1"><text:soft-page-break/></text:p>
      <text:p text:style-name="P1">Anas_platyrhynchos_platyrhynchos 93961 AAAGTTCACAAAGAGAAAGTTAAAAACTGTGGTAGAGATGTATCA 94005</text:p>
      <text:p text:style-name="P1">Gallus_gallus <text:s text:c="19"/>93961 ............................................. 94005</text:p>
      <text:p text:style-name="P1"/>
      <text:p text:style-name="P1">Anas_platyrhynchos_platyrhynchos 94006 AGAACTGGAAATGGTCTGTAGAATAGCAGACCCAAATACCTCTAA 94050</text:p>
      <text:p text:style-name="P1">Gallus_gallus <text:s text:c="19"/>94006 ............................................. 94050</text:p>
      <text:p text:style-name="P1"/>
      <text:p text:style-name="P1">Anas_platyrhynchos_platyrhynchos 94051 AGAAAGGTTGTCTGATCTTGAAAAATTATATAGACGCTCTTTATT 94095</text:p>
      <text:p text:style-name="P1">Gallus_gallus <text:s text:c="19"/>94051 ............................................. 94095</text:p>
      <text:p text:style-name="P1"/>
      <text:p text:style-name="P1">Anas_platyrhynchos_platyrhynchos 94096 TTGCACATAAAACCGGTTCTCTCAGTTATTTGTAAAGGCATCTCA 94140</text:p>
      <text:p text:style-name="P1">Gallus_gallus <text:s text:c="19"/>94096 ............................................. 94140</text:p>
      <text:p text:style-name="P1"/>
      <text:p text:style-name="P1">Anas_platyrhynchos_platyrhynchos 94141 GTGTTTATGATCCAGCTTTACTCAGAGAATCCAAGACAATGATGT 94185</text:p>
      <text:p text:style-name="P1">Gallus_gallus <text:s text:c="19"/>94141 ............................................. 94185</text:p>
      <text:p text:style-name="P1"/>
      <text:p text:style-name="P1">Anas_platyrhynchos_platyrhynchos 94186 AACAATTCATCATTGTTAATTGATATTGTTACATCATTAGTAATA 94230</text:p>
      <text:p text:style-name="P1">Gallus_gallus <text:s text:c="19"/>94186 ............................................. 94230</text:p>
      <text:p text:style-name="P1"/>
      <text:p text:style-name="P1">Anas_platyrhynchos_platyrhynchos 94231 ATGGGTAATAATGTGAATTGTTATCAGAGTACCAATAGCGCACAG 94275</text:p>
      <text:p text:style-name="P1">Gallus_gallus <text:s text:c="19"/>94231 ............................................. 94275</text:p>
      <text:p text:style-name="P1"/>
      <text:p text:style-name="P1">Anas_platyrhynchos_platyrhynchos 94276 TTTTTGGAATGTTTGTTGGTTTTTTTTTGTTTGGTTGTTTGTTTG 94320</text:p>
      <text:p text:style-name="P1">Gallus_gallus <text:s text:c="19"/>94276 ............................................. 94320</text:p>
      <text:p text:style-name="P1"/>
      <text:p text:style-name="P1">Anas_platyrhynchos_platyrhynchos 94321 AAACACTTCCATTTATATCTTGTTTAGAGACAAAAAACAACCTGA 94365</text:p>
      <text:p text:style-name="P1">Gallus_gallus <text:s text:c="19"/>94321 ............................................. 94365</text:p>
      <text:p text:style-name="P1"/>
      <text:p text:style-name="P1">Anas_platyrhynchos_platyrhynchos 94366 TTCTTTGTTCAGTTCTAGAGCCAAAAAACATCAATGGCAAATTAA 94410</text:p>
      <text:p text:style-name="P1">Gallus_gallus <text:s text:c="19"/>94366 ............................................. 94410</text:p>
      <text:p text:style-name="P1"/>
      <text:p text:style-name="P1">Anas_platyrhynchos_platyrhynchos 94411 TTTAATATCAGAATCAGGCATTATATAAATATCAATTTCTAACTT 94455</text:p>
      <text:p text:style-name="P1">Gallus_gallus <text:s text:c="19"/>94411 ............................................. 94455</text:p>
      <text:p text:style-name="P1"/>
      <text:p text:style-name="P1">Anas_platyrhynchos_platyrhynchos 94456 TCTGTTTTCCTTATAGTCTGTAAACTAGAAGACTTAGGCTGACAC 94500</text:p>
      <text:p text:style-name="P1">Gallus_gallus <text:s text:c="19"/>94456 ............................................. 94500</text:p>
      <text:p text:style-name="P1"/>
      <text:p text:style-name="P1">Anas_platyrhynchos_platyrhynchos 94501 TCTGCCTGCTTTGCTTCAGTCTTCACCAAAAAAAACTCTCATGCC 94545</text:p>
      <text:p text:style-name="P1"><text:soft-page-break/>Gallus_gallus <text:s text:c="19"/>94501 ............................................. 94545</text:p>
      <text:p text:style-name="P1"/>
      <text:p text:style-name="P1">Anas_platyrhynchos_platyrhynchos 94546 TCAGTACTCTCAGTTTCTGCTCAACCAACATTATTTTTTTTAATT 94590</text:p>
      <text:p text:style-name="P1">Gallus_gallus <text:s text:c="19"/>94546 ............................................. 94590</text:p>
      <text:p text:style-name="P1"/>
      <text:p text:style-name="P1">Anas_platyrhynchos_platyrhynchos 94591 TATTTTTATGAGGGTTTTGCATATAATTTGCCATTTCTTTTGTTG 94635</text:p>
      <text:p text:style-name="P1">Gallus_gallus <text:s text:c="19"/>94591 ............................................. 94635</text:p>
      <text:p text:style-name="P1"/>
      <text:p text:style-name="P1">Anas_platyrhynchos_platyrhynchos 94636 AAATTGAAACCAAAGACTCAATAGTATGACTAAGCTTCTAATATT 94680</text:p>
      <text:p text:style-name="P1">Gallus_gallus <text:s text:c="19"/>94636 ............................................. 94680</text:p>
      <text:p text:style-name="P1"/>
      <text:p text:style-name="P1">Anas_platyrhynchos_platyrhynchos 94681 GCTTTTCGTTAGTGATCAGAGACTTAATGAATTTCTTAGCCAACA 94725</text:p>
      <text:p text:style-name="P1">Gallus_gallus <text:s text:c="19"/>94681 ............................................. 94725</text:p>
      <text:p text:style-name="P1"/>
      <text:p text:style-name="P1">Anas_platyrhynchos_platyrhynchos 94726 TGTGCTGCTCAGTCCATAAATATCTGCTCTTATCTGCAAAAACTT 94770</text:p>
      <text:p text:style-name="P1">Gallus_gallus <text:s text:c="19"/>94726 ............................................. 94770</text:p>
      <text:p text:style-name="P1"/>
      <text:p text:style-name="P1">Anas_platyrhynchos_platyrhynchos 94771 CAAATTATCTAACAGATAGCTCTTGTTCTTAAAATGTGTATCTCA 94815</text:p>
      <text:p text:style-name="P1">Gallus_gallus <text:s text:c="19"/>94771 ............................................. 94815</text:p>
      <text:p text:style-name="P1"/>
      <text:p text:style-name="P1">Anas_platyrhynchos_platyrhynchos 94816 GTAAAATCTGAATTGCAATCAGAATGCAAATCAGATGCTATCAGT 94860</text:p>
      <text:p text:style-name="P1">Gallus_gallus <text:s text:c="19"/>94816 ............................................. 94860</text:p>
      <text:p text:style-name="P1"/>
      <text:p text:style-name="P1">Anas_platyrhynchos_platyrhynchos 94861 TCAGAGAGGCTGAGGGGAGACCACATCGCTCTATGCAACTACCTC 94905</text:p>
      <text:p text:style-name="P1">Gallus_gallus <text:s text:c="19"/>94861 ............................................. 94905</text:p>
      <text:p text:style-name="P1"/>
      <text:p text:style-name="P1">Anas_platyrhynchos_platyrhynchos 94906 AAAGGAGAGTGTCGGTCTTATTTCTCAGATGACAAGTGACAAGAC 94950</text:p>
      <text:p text:style-name="P1">Gallus_gallus <text:s text:c="19"/>94906 ............................................. 94950</text:p>
      <text:p text:style-name="P1"/>
      <text:p text:style-name="P1">Anas_platyrhynchos_platyrhynchos 94951 GTGAGGAAACAGCTTCAAGTTGCACCAGGGGAGGTTTAGATTTGG 94995</text:p>
      <text:p text:style-name="P1">Gallus_gallus <text:s text:c="19"/>94951 ............................................. 94995</text:p>
      <text:p text:style-name="P1"/>
      <text:p text:style-name="P1">Anas_platyrhynchos_platyrhynchos 94996 TATTGGGAAGCACCTCTTCATGGAGAGGGTGCTTAGGAATTGAAG 95040</text:p>
      <text:p text:style-name="P1">Gallus_gallus <text:s text:c="19"/>94996 ............................................. 95040</text:p>
      <text:p text:style-name="P1"/>
      <text:p text:style-name="P1">Anas_platyrhynchos_platyrhynchos 95041 TGGACTACCAAGGGAAGTAGTAGATTCCCCATCCCTGGAGGCATT 95085</text:p>
      <text:p text:style-name="P1">Gallus_gallus <text:s text:c="19"/>95041 ............................................. 95085</text:p>
      <text:p text:style-name="P1"/>
      <text:p text:style-name="P1"><text:soft-page-break/>Anas_platyrhynchos_platyrhynchos 95086 TGAGAGAGATGTGGACATGGCAGTTAGCGACACAGTTCAGTGATG 95130</text:p>
      <text:p text:style-name="P1">Gallus_gallus <text:s text:c="19"/>95086 ............................................. 95130</text:p>
      <text:p text:style-name="P1"/>
      <text:p text:style-name="P1">Anas_platyrhynchos_platyrhynchos 95131 AAACTCAGTACGTTGGGTTGACAGTTGGACTTGATCATGAGGGTC 95175</text:p>
      <text:p text:style-name="P1">Gallus_gallus <text:s text:c="19"/>95131 ............................................. 95175</text:p>
      <text:p text:style-name="P1"/>
      <text:p text:style-name="P1">Anas_platyrhynchos_platyrhynchos 95176 TTTTCCAACCTGAATGATTCCAGGATTCTGTAAGTGTGTGGTATA 95220</text:p>
      <text:p text:style-name="P1">Gallus_gallus <text:s text:c="19"/>95176 ............................................. 95220</text:p>
      <text:p text:style-name="P1"/>
      <text:p text:style-name="P1">Anas_platyrhynchos_platyrhynchos 95221 TACACTGTTCCATACACAAAGGGAAGTCAGATTGAGACCACTCAC 95265</text:p>
      <text:p text:style-name="P1">Gallus_gallus <text:s text:c="19"/>95221 ............................................. 95265</text:p>
      <text:p text:style-name="P1"/>
      <text:p text:style-name="P1">Anas_platyrhynchos_platyrhynchos 95266 AGCTCAAACAAAAAAAGAAAGAACTTTCCAACAGATAGTGATAAT 95310</text:p>
      <text:p text:style-name="P1">Gallus_gallus <text:s text:c="19"/>95266 ............................................. 95310</text:p>
      <text:p text:style-name="P1"/>
      <text:p text:style-name="P1">Anas_platyrhynchos_platyrhynchos 95311 TATTTATAACGTACCTTTCTGTAATTCTGGAAAAAAATATTTGAA 95355</text:p>
      <text:p text:style-name="P1">Gallus_gallus <text:s text:c="19"/>95311 ............................................. 95355</text:p>
      <text:p text:style-name="P1"/>
      <text:p text:style-name="P1">Anas_platyrhynchos_platyrhynchos 95356 CGTGATGTATCAAAAAGTAGCAATTTCTTCAGTCTCTTAAAAATA 95400</text:p>
      <text:p text:style-name="P1">Gallus_gallus <text:s text:c="19"/>95356 ............................................. 95400</text:p>
      <text:p text:style-name="P1"/>
      <text:p text:style-name="P1">Anas_platyrhynchos_platyrhynchos 95401 ACAGCTATAGCAGAAAGTAACAACATACTATTTAAAAACCCTGTG 95445</text:p>
      <text:p text:style-name="P1">Gallus_gallus <text:s text:c="19"/>95401 ............................................. 95445</text:p>
      <text:p text:style-name="P1"/>
      <text:p text:style-name="P1">Anas_platyrhynchos_platyrhynchos 95446 ATTCTATCTGTCTTTTAAAATGACATTTAATCAAATTGTATTTTT 95490</text:p>
      <text:p text:style-name="P1">Gallus_gallus <text:s text:c="19"/>95446 ............................................. 95490</text:p>
      <text:p text:style-name="P1"/>
      <text:p text:style-name="P1">Anas_platyrhynchos_platyrhynchos 95491 CACTGTCTTCTACAAGCCATAAGGACTTTTCAGTCATGCTTAGTA 95535</text:p>
      <text:p text:style-name="P1">Gallus_gallus <text:s text:c="19"/>95491 ............................................. 95535</text:p>
      <text:p text:style-name="P1"/>
      <text:p text:style-name="P1">Anas_platyrhynchos_platyrhynchos 95536 AGACTGTCCTTGAAGTGAAACTACCTTTGATTGTCCTTGAAACTA 95580</text:p>
      <text:p text:style-name="P1">Gallus_gallus <text:s text:c="19"/>95536 ............................................. 95580</text:p>
      <text:p text:style-name="P1"/>
      <text:p text:style-name="P1">Anas_platyrhynchos_platyrhynchos 95581 CCATGTACTTCTTCAGCCACAAACTGTCTTCAGTGAAAACCAATT 95625</text:p>
      <text:p text:style-name="P1">Gallus_gallus <text:s text:c="19"/>95581 ............................................. 95625</text:p>
      <text:p text:style-name="P1"/>
      <text:p text:style-name="P1">Anas_platyrhynchos_platyrhynchos 95626 GCTAAAGATTCTGATTAGAGCTAATTATTTAATTCAGTGTAAATT 95670</text:p>
      <text:p text:style-name="Standard"><text:span text:style-name="T1">Gallus_gallus <text:s text:c="19"/>95626 ............................................. </text:span><text:soft-page-break/><text:span text:style-name="T1">95670</text:span></text:p>
      <text:p text:style-name="P1"/>
      <text:p text:style-name="P1">Anas_platyrhynchos_platyrhynchos 95671 ACACTATACTCACATCTTAACACTACAAATGCAGAAAAAGCTAGG 95715</text:p>
      <text:p text:style-name="P1">Gallus_gallus <text:s text:c="19"/>95671 ............................................. 95715</text:p>
      <text:p text:style-name="P1"/>
      <text:p text:style-name="P1">Anas_platyrhynchos_platyrhynchos 95716 TATTTCCTGAATAGGACAGAAATCAGCTAACAAATTTCAGTTATG 95760</text:p>
      <text:p text:style-name="P1">Gallus_gallus <text:s text:c="19"/>95716 ............................................. 95760</text:p>
      <text:p text:style-name="P1"/>
      <text:p text:style-name="P1">Anas_platyrhynchos_platyrhynchos 95761 ACATAGGTGTAAACGAGTCAGTAACACATTTTTATCCAACCCTGG 95805</text:p>
      <text:p text:style-name="P1">Gallus_gallus <text:s text:c="19"/>95761 ............................................. 95805</text:p>
      <text:p text:style-name="P1"/>
      <text:p text:style-name="P1">Anas_platyrhynchos_platyrhynchos 95806 ATTACTAATCTCCTCCCTAAAAATTATTAGACTTCTAATTTTATT 95850</text:p>
      <text:p text:style-name="P1">Gallus_gallus <text:s text:c="19"/>95806 ............................................. 95850</text:p>
      <text:p text:style-name="P1"/>
      <text:p text:style-name="P1">Anas_platyrhynchos_platyrhynchos 95851 TATTTTTTTTTTTTTGCATAAAGCTTAAAGATATTCTCTGAATTC 95895</text:p>
      <text:p text:style-name="P1">Gallus_gallus <text:s text:c="19"/>95851 ............................................. 95895</text:p>
      <text:p text:style-name="P1"/>
      <text:p text:style-name="P1">Anas_platyrhynchos_platyrhynchos 95896 ACCCTGTTGGGAGGTTTAGTTCTCAAAAATGCACTAATTACCAGA 95940</text:p>
      <text:p text:style-name="P1">Gallus_gallus <text:s text:c="19"/>95896 ............................................. 95940</text:p>
      <text:p text:style-name="P1"/>
      <text:p text:style-name="P1">Anas_platyrhynchos_platyrhynchos 95941 AAGAAAACCTGCCAGTTTAAAACTTAGCAGCCTTGTTTATGCAAG 95985</text:p>
      <text:p text:style-name="P1">Gallus_gallus <text:s text:c="19"/>95941 ............................................. 95985</text:p>
      <text:p text:style-name="P1"/>
      <text:p text:style-name="P1">Anas_platyrhynchos_platyrhynchos 95986 TTTCTCTTTCACATAACTTTTTGACTTCTGTTTGTCATAAAACTG 96030</text:p>
      <text:p text:style-name="P1">Gallus_gallus <text:s text:c="19"/>95986 ............................................. 96030</text:p>
      <text:p text:style-name="P1"/>
      <text:p text:style-name="P1">Anas_platyrhynchos_platyrhynchos 96031 GTTAAAAAAAGGACCTATTTCATTTATACTTTGAAACATTAGGCC 96075</text:p>
      <text:p text:style-name="P1">Gallus_gallus <text:s text:c="19"/>96031 ............................................. 96075</text:p>
      <text:p text:style-name="P1"/>
      <text:p text:style-name="P1">Anas_platyrhynchos_platyrhynchos 96076 AAGCAGTTTATTCAAATTAGTACGAGTAGCCTTTAATTTAATATT 96120</text:p>
      <text:p text:style-name="P1">Gallus_gallus <text:s text:c="19"/>96076 ............................................. 96120</text:p>
      <text:p text:style-name="P1"/>
      <text:p text:style-name="P1">Anas_platyrhynchos_platyrhynchos 96121 GAAGAAAACTACATATAAAACTAATTAGGAAGAAAAAGGCTTGAT 96165</text:p>
      <text:p text:style-name="P1">Gallus_gallus <text:s text:c="19"/>96121 ............................................. 96165</text:p>
      <text:p text:style-name="P1"/>
      <text:p text:style-name="P1">Anas_platyrhynchos_platyrhynchos 96166 CTGAACTAGTTACATTAGTAAGAATCATACAGAACCAGATAGTAC 96210</text:p>
      <text:p text:style-name="P1">Gallus_gallus <text:s text:c="19"/>96166 ............................................. 96210</text:p>
      <text:p text:style-name="P1"/>
      <text:p text:style-name="Standard"><text:span text:style-name="T1">Anas_platyrhynchos_platyrhynchos 96211 TTAAAACATGTGACTAACAACATGAAAAAAAAAACACACAACAAC </text:span><text:soft-page-break/><text:span text:style-name="T1">96255</text:span></text:p>
      <text:p text:style-name="P1">Gallus_gallus <text:s text:c="19"/>96211 ............................................. 96255</text:p>
      <text:p text:style-name="P1"/>
      <text:p text:style-name="P1">Anas_platyrhynchos_platyrhynchos 96256 ACAAAAACATCACTACTGGTGATGATTCATCTCTGTTTTCTTGAT 96300</text:p>
      <text:p text:style-name="P1">Gallus_gallus <text:s text:c="19"/>96256 ............................................. 96300</text:p>
      <text:p text:style-name="P1"/>
      <text:p text:style-name="P1">Anas_platyrhynchos_platyrhynchos 96301 GTTGCACTTCCAATATATTTATTCTGCTCACTGAACTTATTTTTC 96345</text:p>
      <text:p text:style-name="P1">Gallus_gallus <text:s text:c="19"/>96301 ............................................. 96345</text:p>
      <text:p text:style-name="P1"/>
      <text:p text:style-name="P1">Anas_platyrhynchos_platyrhynchos 96346 TCAAAGTTTCATTTCAACGTACAGCTACAGACTACCAAGAGAAAA 96390</text:p>
      <text:p text:style-name="P1">Gallus_gallus <text:s text:c="19"/>96346 ............................................. 96390</text:p>
      <text:p text:style-name="P1"/>
      <text:p text:style-name="P1">Anas_platyrhynchos_platyrhynchos 96391 TACAGTAAGAAAGATAACTAAGATAAGGATATATATAAAATCTTC 96435</text:p>
      <text:p text:style-name="P1">Gallus_gallus <text:s text:c="19"/>96391 ............................................. 96435</text:p>
      <text:p text:style-name="P1"/>
      <text:p text:style-name="P1">Anas_platyrhynchos_platyrhynchos 96436 AGAATGAAGAAGTAAATTAGAAGATACACTCTCACAGCCTTACCA 96480</text:p>
      <text:p text:style-name="P1">Gallus_gallus <text:s text:c="19"/>96436 ............................................. 96480</text:p>
      <text:p text:style-name="P1"/>
      <text:p text:style-name="P1">Anas_platyrhynchos_platyrhynchos 96481 GGCTGTTTCTGTCTCATCAGGTATCAGAGGATAGAAGAGGACAGA 96525</text:p>
      <text:p text:style-name="P1">Gallus_gallus <text:s text:c="19"/>96481 ............................................. 96525</text:p>
      <text:p text:style-name="P1"/>
      <text:p text:style-name="P1">Anas_platyrhynchos_platyrhynchos 96526 AGATATTTGATTATCTATTTAAACATTATGTTTCCTTACCTGAAG 96570</text:p>
      <text:p text:style-name="P1">Gallus_gallus <text:s text:c="19"/>96526 ............................................. 96570</text:p>
      <text:p text:style-name="P1"/>
      <text:p text:style-name="P1">Anas_platyrhynchos_platyrhynchos 96571 AAAAAGGTTCTTAAAGAAAACTGGAGTTTGTATTTCTCCTCACTT 96615</text:p>
      <text:p text:style-name="P1">Gallus_gallus <text:s text:c="19"/>96571 ............................................. 96615</text:p>
      <text:p text:style-name="P1"/>
      <text:p text:style-name="P1">Anas_platyrhynchos_platyrhynchos 96616 CAAAGGACTACACATAAGCAATGTGTTGAACACTATATCTGAAAT 96660</text:p>
      <text:p text:style-name="P1">Gallus_gallus <text:s text:c="19"/>96616 ............................................. 96660</text:p>
      <text:p text:style-name="P1"/>
      <text:p text:style-name="P1">Anas_platyrhynchos_platyrhynchos 96661 GACTGTGACAGTTCAGATAGGACTTGGGGTCTGACTGCATCTGCT 96705</text:p>
      <text:p text:style-name="P1">Gallus_gallus <text:s text:c="19"/>96661 ............................................. 96705</text:p>
      <text:p text:style-name="P1"/>
      <text:p text:style-name="P1">Anas_platyrhynchos_platyrhynchos 96706 ACTAACATTTTAACCTCAAAGTCAATATTAAAAGGAAGAATTATG 96750</text:p>
      <text:p text:style-name="P1">Gallus_gallus <text:s text:c="19"/>96706 ............................................. 96750</text:p>
      <text:p text:style-name="P1"/>
      <text:p text:style-name="P1">Anas_platyrhynchos_platyrhynchos 96751 TGTATATTTATATATTGTTAAAAAGTTATGAATTATGACTCCCCA 96795</text:p>
      <text:p text:style-name="P1">Gallus_gallus <text:s text:c="19"/>96751 ............................................. 96795</text:p>
      <text:p text:style-name="P1"><text:soft-page-break/></text:p>
      <text:p text:style-name="P1">Anas_platyrhynchos_platyrhynchos 96796 GAGTGGTGAAGCATTGGAATGGGCTGCCCAGGGAAGTGGTGGAGT 96840</text:p>
      <text:p text:style-name="P1">Gallus_gallus <text:s text:c="19"/>96796 ............................................. 96840</text:p>
      <text:p text:style-name="P1"/>
      <text:p text:style-name="P1">Anas_platyrhynchos_platyrhynchos 96841 TCCCTGCCCCTAGAGGTATTTAAAAGATGTGTGGATGTGGCACTA 96885</text:p>
      <text:p text:style-name="P1">Gallus_gallus <text:s text:c="19"/>96841 ............................................. 96885</text:p>
      <text:p text:style-name="P1"/>
      <text:p text:style-name="P1">Anas_platyrhynchos_platyrhynchos 96886 AGGGACATATTATAGTGATGGAACTCAGTAGGCTGGGCTGACAGT 96930</text:p>
      <text:p text:style-name="P1">Gallus_gallus <text:s text:c="19"/>96886 ............................................. 96930</text:p>
      <text:p text:style-name="P1"/>
      <text:p text:style-name="P1">Anas_platyrhynchos_platyrhynchos 96931 TGGATTGATGATTTCAAAGGTCTTTTCCAACCTAAATGATTCTAT 96975</text:p>
      <text:p text:style-name="P1">Gallus_gallus <text:s text:c="19"/>96931 ............................................. 96975</text:p>
      <text:p text:style-name="P1"/>
      <text:p text:style-name="P1">Anas_platyrhynchos_platyrhynchos 96976 AATAAAATAAACATTATTAAAAACTACCTCAGGTGGCAGCCACAT 97020</text:p>
      <text:p text:style-name="P1">Gallus_gallus <text:s text:c="19"/>96976 ............................................. 97020</text:p>
      <text:p text:style-name="P1"/>
      <text:p text:style-name="P1">Anas_platyrhynchos_platyrhynchos 97021 GCACAAAAGGACTACAGAATACCCATATGGAAATTAAAATTAAAC 97065</text:p>
      <text:p text:style-name="P1">Gallus_gallus <text:s text:c="19"/>97021 ............................................. 97065</text:p>
      <text:p text:style-name="P1"/>
      <text:p text:style-name="Standard"><text:span text:style-name="T1">Anas_platyrhynchos_platyrhynchos 97066 TTAC</text:span><text:span text:style-name="T4">ATCATGAGTTCTGCTCTCCATTCACCGTCTGGCTCATCAGT</text:span><text:span text:style-name="T1"> 97110</text:span></text:p>
      <text:p text:style-name="P1">Gallus_gallus <text:s text:c="19"/>97066 ............................................. 97110</text:p>
      <text:p text:style-name="P1"/>
      <text:p text:style-name="Standard"><text:span text:style-name="T1">Anas_platyrhynchos_platyrhynchos 97111 </text:span><text:span text:style-name="T4">TTGGTTTAATGCTTTAACAATTTGAGACAGGCTGGGAACAAGGTA</text:span><text:span text:style-name="T1"> 97155</text:span></text:p>
      <text:p text:style-name="P1">Gallus_gallus <text:s text:c="19"/>97111 ............................................. 97155</text:p>
      <text:p text:style-name="P1"/>
      <text:p text:style-name="Standard"><text:span text:style-name="T1">Anas_platyrhynchos_platyrhynchos 97156 </text:span><text:span text:style-name="T4">ACAGCGGAATCCAGGCTTAAGATAGGGTCTCACAAATTGCCAATA</text:span><text:span text:style-name="T1"> 97200</text:span></text:p>
      <text:p text:style-name="P1">Gallus_gallus <text:s text:c="19"/>97156 ............................................. 97200</text:p>
      <text:p text:style-name="P1"/>
      <text:p text:style-name="Standard"><text:span text:style-name="T1">Anas_platyrhynchos_platyrhynchos 97201 </text:span><text:span text:style-name="T4">AAGAACTGAGGCATTATATATCAAAAAATAGTAT</text:span><text:span text:style-name="T1">CTAAAAAAAAA 97245</text:span></text:p>
      <text:p text:style-name="P1">Gallus_gallus <text:s text:c="19"/>97201 ............................................. 97245</text:p>
      <text:p text:style-name="P1"/>
      <text:p text:style-name="P1">Anas_platyrhynchos_platyrhynchos 97246 AAAGAGAGAGAAGAATCAAGAATGGAGGATGTACTTAGATTAACT 97290</text:p>
      <text:p text:style-name="P1">Gallus_gallus <text:s text:c="19"/>97246 ............................................. 97290</text:p>
      <text:p text:style-name="P1"/>
      <text:p text:style-name="P1">Anas_platyrhynchos_platyrhynchos 97291 TGAAACTACAGAGTAAGAATTTTAAGACACTCCTAGGAAATAAAA 97335</text:p>
      <text:p text:style-name="P1">Gallus_gallus <text:s text:c="19"/>97291 ............................................. 97335</text:p>
      <text:p text:style-name="P1"/>
      <text:p text:style-name="P1">Anas_platyrhynchos_platyrhynchos 97336 ATTTTAACTTTTCCTACTGAAGTTCCTGAATTAACCTTGACTCAG 97380</text:p>
      <text:p text:style-name="P1"><text:soft-page-break/>Gallus_gallus <text:s text:c="19"/>97336 ............................................. 97380</text:p>
      <text:p text:style-name="P1"/>
      <text:p text:style-name="P1">Anas_platyrhynchos_platyrhynchos 97381 AACTTTGAGCACACGTACAGCATAGGAAGAGTAAGGTAACTCTTA 97425</text:p>
      <text:p text:style-name="P1">Gallus_gallus <text:s text:c="19"/>97381 ............................................. 97425</text:p>
      <text:p text:style-name="P1"/>
      <text:p text:style-name="P1">Anas_platyrhynchos_platyrhynchos 97426 AGACTACACTTTACCCAGTAATTAACTACTTAAAATAAGCTAAAA 97470</text:p>
      <text:p text:style-name="P1">Gallus_gallus <text:s text:c="19"/>97426 ............................................. 97470</text:p>
      <text:p text:style-name="P1"/>
      <text:p text:style-name="P1">Anas_platyrhynchos_platyrhynchos 97471 TGCTGCTCTCCTCCTCCAGAGGATAAATATAAAAGAGGAAGAAAA 97515</text:p>
      <text:p text:style-name="P1">Gallus_gallus <text:s text:c="19"/>97471 ............................................. 97515</text:p>
      <text:p text:style-name="P1"/>
      <text:p text:style-name="P1">Anas_platyrhynchos_platyrhynchos 97516 GCCCTGAGATACCTACCAGGTCTAAACAGTCTGTTTCATCCTGTT 97560</text:p>
      <text:p text:style-name="P1">Gallus_gallus <text:s text:c="19"/>97516 ............................................. 97560</text:p>
      <text:p text:style-name="P1"/>
      <text:p text:style-name="P1">Anas_platyrhynchos_platyrhynchos 97561 TATTTAATACTATTTACAGTATTCTATACTGTCACAGCATGCACA 97605</text:p>
      <text:p text:style-name="P1">Gallus_gallus <text:s text:c="19"/>97561 ............................................. 97605</text:p>
      <text:p text:style-name="P1"/>
      <text:p text:style-name="P1">Anas_platyrhynchos_platyrhynchos 97606 GTAGTTAAAGAAATAAAGTAAGAAAACGGAAGGGAAATCCATCAA 97650</text:p>
      <text:p text:style-name="P1">Gallus_gallus <text:s text:c="19"/>97606 ............................................. 97650</text:p>
      <text:p text:style-name="P1"/>
      <text:p text:style-name="P1">Anas_platyrhynchos_platyrhynchos 97651 GAAAAAAAAAAAAGACTATCTAGTGGAAAACTGAGACAAACACCT 97695</text:p>
      <text:p text:style-name="P1">Gallus_gallus <text:s text:c="19"/>97651 ............................................. 97695</text:p>
      <text:p text:style-name="P1"/>
      <text:p text:style-name="P1">Anas_platyrhynchos_platyrhynchos 97696 ATGAAAACCTAATTCACTAACATCTCCTGAGATTTAAAGAGTAAA 97740</text:p>
      <text:p text:style-name="P1">Gallus_gallus <text:s text:c="19"/>97696 ............................................. 97740</text:p>
      <text:p text:style-name="P1"/>
      <text:p text:style-name="P1">Anas_platyrhynchos_platyrhynchos 97741 TACTATCAGGAGGTCCTACCTTTGATCATGTGTTGCAAAATCTAT 97785</text:p>
      <text:p text:style-name="P1">Gallus_gallus <text:s text:c="19"/>97741 ............................................. 97785</text:p>
      <text:p text:style-name="P1"/>
      <text:p text:style-name="P1">Anas_platyrhynchos_platyrhynchos 97786 TGCTTTCATAAAAAACAGCACAAATTTTTCAAATGCTTCCTAAAA 97830</text:p>
      <text:p text:style-name="P1">Gallus_gallus <text:s text:c="19"/>97786 ............................................. 97830</text:p>
      <text:p text:style-name="P1"/>
      <text:p text:style-name="P1">Anas_platyrhynchos_platyrhynchos 97831 TAGAGCAAACATGATTTAGGAAATTTGTACATAGCCTTTATAAAT 97875</text:p>
      <text:p text:style-name="P1">Gallus_gallus <text:s text:c="19"/>97831 ............................................. 97875</text:p>
      <text:p text:style-name="P1"/>
      <text:p text:style-name="P1">Anas_platyrhynchos_platyrhynchos 97876 TACCAATACATTATTTTCATATTTCAATATGTTCATGTCTCATTA 97920</text:p>
      <text:p text:style-name="P1">Gallus_gallus <text:s text:c="19"/>97876 ............................................. 97920</text:p>
      <text:p text:style-name="P1"/>
      <text:p text:style-name="P1"><text:soft-page-break/>Anas_platyrhynchos_platyrhynchos 97921 TGTTTATTTTCAGACCATTCCCAAATAAAACATGTTGTCATAATA 97965</text:p>
      <text:p text:style-name="P1">Gallus_gallus <text:s text:c="19"/>97921 ............................................. 97965</text:p>
      <text:p text:style-name="P1"/>
      <text:p text:style-name="P1">Anas_platyrhynchos_platyrhynchos 97966 ACGTGTTGCCATACACCAGAACAACTGAAAAACAGTAGCATTGCC 98010</text:p>
      <text:p text:style-name="P1">Gallus_gallus <text:s text:c="19"/>97966 ............................................. 98010</text:p>
      <text:p text:style-name="P1"/>
      <text:p text:style-name="P1">Anas_platyrhynchos_platyrhynchos 98011 TGTTACCATGCTTGCCAGATTTCAAAATTTCAGACAATTTTTTCT 98055</text:p>
      <text:p text:style-name="P1">Gallus_gallus <text:s text:c="19"/>98011 ............................................. 98055</text:p>
      <text:p text:style-name="P1"/>
      <text:p text:style-name="P1">Anas_platyrhynchos_platyrhynchos 98056 TTAATTTCTGCCAAAGTTTAATCATTAGGACTGAAATTGTCCAAA 98100</text:p>
      <text:p text:style-name="P1">Gallus_gallus <text:s text:c="19"/>98056 ............................................. 98100</text:p>
      <text:p text:style-name="P1"/>
      <text:p text:style-name="P1">Anas_platyrhynchos_platyrhynchos 98101 GCTGTAAAGTTGGGTCCTTTTAAATTTTTCAGCAAAGAAAGCTCA 98145</text:p>
      <text:p text:style-name="P1">Gallus_gallus <text:s text:c="19"/>98101 ............................................. 98145</text:p>
      <text:p text:style-name="P1"/>
      <text:p text:style-name="P1">Anas_platyrhynchos_platyrhynchos 98146 GAAATTTCCAAGATGAAAGCTAGGAAAAAAATATTGGTTTGTTAC 98190</text:p>
      <text:p text:style-name="P1">Gallus_gallus <text:s text:c="19"/>98146 ............................................. 98190</text:p>
      <text:p text:style-name="P1"/>
      <text:p text:style-name="P1">Anas_platyrhynchos_platyrhynchos 98191 ATTAAAAAAATGTAGGTATCATTTTCTTCGGAAAAGTTCCAACAC 98235</text:p>
      <text:p text:style-name="P1">Gallus_gallus <text:s text:c="19"/>98191 ............................................. 98235</text:p>
      <text:p text:style-name="P1"/>
      <text:p text:style-name="P1">Anas_platyrhynchos_platyrhynchos 98236 GCCATACTCGTAATCATTTGTCAACTGAATGCTGTCAGGCATGTT 98280</text:p>
      <text:p text:style-name="P1">Gallus_gallus <text:s text:c="19"/>98236 ............................................. 98280</text:p>
      <text:p text:style-name="P1"/>
      <text:p text:style-name="P1">Anas_platyrhynchos_platyrhynchos 98281 CTTTTAATCGTCAATGCTGCTGAAAAGCAGCTTTTCAGGAAAAAC 98325</text:p>
      <text:p text:style-name="P1">Gallus_gallus <text:s text:c="19"/>98281 ............................................. 98325</text:p>
      <text:p text:style-name="P1"/>
      <text:p text:style-name="P1">Anas_platyrhynchos_platyrhynchos 98326 AAACAAACAGAAACACAAAAATCAGGGGGCCTGGTGGATACCAGC 98370</text:p>
      <text:p text:style-name="P1">Gallus_gallus <text:s text:c="19"/>98326 ............................................. 98370</text:p>
      <text:p text:style-name="P1"/>
      <text:p text:style-name="P1">Anas_platyrhynchos_platyrhynchos 98371 TTGAACATAAGCCAGTAACTTATGTATGTGAATTTGCAGCAAAGG 98415</text:p>
      <text:p text:style-name="P1">Gallus_gallus <text:s text:c="19"/>98371 ............................................. 98415</text:p>
      <text:p text:style-name="P1"/>
      <text:p text:style-name="P1">Anas_platyrhynchos_platyrhynchos 98416 AGGTGAGCATTATCCTGGACTGCATAAGGACAAGTGTCACCAGCA 98460</text:p>
      <text:p text:style-name="P1">Gallus_gallus <text:s text:c="19"/>98416 ............................................. 98460</text:p>
      <text:p text:style-name="P1"/>
      <text:p text:style-name="P1">Anas_platyrhynchos_platyrhynchos 98461 GACTGAGGGAGGTGACCCTTCCCCTCTGTTTTGCAGTGGTGAGAC 98505</text:p>
      <text:p text:style-name="Standard"><text:span text:style-name="T1">Gallus_gallus <text:s text:c="19"/>98461 ............................................. </text:span><text:soft-page-break/><text:span text:style-name="T1">98505</text:span></text:p>
      <text:p text:style-name="P1"/>
      <text:p text:style-name="P1">Anas_platyrhynchos_platyrhynchos 98506 CACACCTGGAGAGCTGGGTCCAGCTGTGGGCTTCCACAGGACAAG 98550</text:p>
      <text:p text:style-name="P1">Gallus_gallus <text:s text:c="19"/>98506 ............................................. 98550</text:p>
      <text:p text:style-name="P1"/>
      <text:p text:style-name="P1">Anas_platyrhynchos_platyrhynchos 98551 AGAGACATGGACATACTGGAAAGAGTCCAGGGAAGCACCACAAAT 98595</text:p>
      <text:p text:style-name="P1">Gallus_gallus <text:s text:c="19"/>98551 ............................................. 98595</text:p>
      <text:p text:style-name="P1"/>
      <text:p text:style-name="P1">Anas_platyrhynchos_platyrhynchos 98596 AGGGTCAATAAAGGTCTAGAGCATCTCACCTATAAGGAAAGACTA 98640</text:p>
      <text:p text:style-name="P1">Gallus_gallus <text:s text:c="19"/>98596 ............................................. 98640</text:p>
      <text:p text:style-name="P1"/>
      <text:p text:style-name="P1">Anas_platyrhynchos_platyrhynchos 98641 AGAGAGCTGGGACTGCTAAGCGTGGAGAAAAGAAGTCTCAGAGGA 98685</text:p>
      <text:p text:style-name="P1">Gallus_gallus <text:s text:c="19"/>98641 ............................................. 98685</text:p>
      <text:p text:style-name="P1"/>
      <text:p text:style-name="P1">Anas_platyrhynchos_platyrhynchos 98686 TCTTATCAGTGCATACAAATTACTGAAGGGAGGGTGCAAAAAAGA 98730</text:p>
      <text:p text:style-name="P1">Gallus_gallus <text:s text:c="19"/>98686 ............................................. 98730</text:p>
      <text:p text:style-name="P1"/>
      <text:p text:style-name="P1">Anas_platyrhynchos_platyrhynchos 98731 TGGATCCAGGCTTTTTCAGTAGTGTCCAGCAACAGGACAGGAGGC 98775</text:p>
      <text:p text:style-name="P1">Gallus_gallus <text:s text:c="19"/>98731 ............................................. 98775</text:p>
      <text:p text:style-name="P1"/>
      <text:p text:style-name="P1">Anas_platyrhynchos_platyrhynchos 98776 AATGGGCACAAACTGAAATACAGGAGGTTTCCTCCGAACACAAGA 98820</text:p>
      <text:p text:style-name="P1">Gallus_gallus <text:s text:c="19"/>98776 ............................................. 98820</text:p>
      <text:p text:style-name="P1"/>
      <text:p text:style-name="P1">Anas_platyrhynchos_platyrhynchos 98821 CAACACTTTTCTATTGTGAGTGTGACTGAGCACTAGCAGAGGTTG 98865</text:p>
      <text:p text:style-name="P1">Gallus_gallus <text:s text:c="19"/>98821 ............................................. 98865</text:p>
      <text:p text:style-name="P1"/>
      <text:p text:style-name="P1">Anas_platyrhynchos_platyrhynchos 98866 CCCAGAAGCTGTAGAGTCACGATCTCTGTGAGATATTCAAAAGTT 98910</text:p>
      <text:p text:style-name="P1">Gallus_gallus <text:s text:c="19"/>98866 ............................................. 98910</text:p>
      <text:p text:style-name="P1"/>
      <text:p text:style-name="P1">Anas_platyrhynchos_platyrhynchos 98911 GTCTGGACTTGGTCCTGGAAAACCACCTCTGGGTGGCCCTGCTTG 98955</text:p>
      <text:p text:style-name="P1">Gallus_gallus <text:s text:c="19"/>98911 ............................................. 98955</text:p>
      <text:p text:style-name="P1"/>
      <text:p text:style-name="P1">Anas_platyrhynchos_platyrhynchos 98956 GAGTAGATGACCTCCACAGGTCCCCTCCAGCCTTTACCATTCCAT 99000</text:p>
      <text:p text:style-name="P1">Gallus_gallus <text:s text:c="19"/>98956 ............................................. 99000</text:p>
      <text:p text:style-name="P1"/>
      <text:p text:style-name="P1">Anas_platyrhynchos_platyrhynchos 99001 ACTTTCTTTGAAACAGCAGTCAAATCCAGTAAGCTGCAAATCCAT 99045</text:p>
      <text:p text:style-name="P1">Gallus_gallus <text:s text:c="19"/>99001 ............................................. 99045</text:p>
      <text:p text:style-name="P1"/>
      <text:p text:style-name="Standard"><text:span text:style-name="T1">Anas_platyrhynchos_platyrhynchos 99046 TTTCAATTTATATATGTGTTCAATTATGTTTTACATTTTATGTAT </text:span><text:soft-page-break/><text:span text:style-name="T1">99090</text:span></text:p>
      <text:p text:style-name="P1">Gallus_gallus <text:s text:c="19"/>99046 ............................................. 99090</text:p>
      <text:p text:style-name="P1"/>
      <text:p text:style-name="P1">Anas_platyrhynchos_platyrhynchos 99091 AACATTCCTCTAAGCTTCCACATAGAGTGAGCTTGCTTCCACATG 99135</text:p>
      <text:p text:style-name="P1">Gallus_gallus <text:s text:c="19"/>99091 ............................................. 99135</text:p>
      <text:p text:style-name="P1"/>
      <text:p text:style-name="P1">Anas_platyrhynchos_platyrhynchos 99136 GACTGAGCAAGACTTTCCCAAGAACTGCAAAAAGCTATGCTGAAC 99180</text:p>
      <text:p text:style-name="P1">Gallus_gallus <text:s text:c="19"/>99136 ............................................. 99180</text:p>
      <text:p text:style-name="P1"/>
      <text:p text:style-name="P1">Anas_platyrhynchos_platyrhynchos 99181 AGCTTTCTACCGACCTAAGAGGTCCTCTCAGTGGTCTTTATCTTG 99225</text:p>
      <text:p text:style-name="P1">Gallus_gallus <text:s text:c="19"/>99181 ............................................. 99225</text:p>
      <text:p text:style-name="P1"/>
      <text:p text:style-name="P1">Anas_platyrhynchos_platyrhynchos 99226 TAGCCATTCAGCACCAAAGTGATCAGGCTAGGACAGGGAAAAAGC 99270</text:p>
      <text:p text:style-name="P1">Gallus_gallus <text:s text:c="19"/>99226 ............................................. 99270</text:p>
      <text:p text:style-name="P1"/>
      <text:p text:style-name="P1">Anas_platyrhynchos_platyrhynchos 99271 GAAGAAAGTAAAGATAAGGAACCTAAAGAGCTGGATAACAGGATG 99315</text:p>
      <text:p text:style-name="P1">Gallus_gallus <text:s text:c="19"/>99271 ............................................. 99315</text:p>
      <text:p text:style-name="P1"/>
      <text:p text:style-name="P1">Anas_platyrhynchos_platyrhynchos 99316 GGATACTTGTAAAATGAAATGTATATTGAGAGCACAAATGATGAC 99360</text:p>
      <text:p text:style-name="P1">Gallus_gallus <text:s text:c="19"/>99316 ............................................. 99360</text:p>
      <text:p text:style-name="P1"/>
      <text:p text:style-name="P1">Anas_platyrhynchos_platyrhynchos 99361 AGAAAGGAATACAGGGTTTAGAGAAGACTAGAACTAACTGAAGAG 99405</text:p>
      <text:p text:style-name="P1">Gallus_gallus <text:s text:c="19"/>99361 ............................................. 99405</text:p>
      <text:p text:style-name="P1"/>
      <text:p text:style-name="P1">Anas_platyrhynchos_platyrhynchos 99406 ACTGTGGCTGAGAAACAGATAGGAGAAAAAGCATATAATGAAAAG 99450</text:p>
      <text:p text:style-name="P1">Gallus_gallus <text:s text:c="19"/>99406 ............................................. 99450</text:p>
      <text:p text:style-name="P1"/>
      <text:p text:style-name="P1">Anas_platyrhynchos_platyrhynchos 99451 CAAAGGTACAAGAGGAATAGAAATATGGTGAAGAATAAAAAAATT 99495</text:p>
      <text:p text:style-name="P1">Gallus_gallus <text:s text:c="19"/>99451 ............................................. 99495</text:p>
      <text:p text:style-name="P1"/>
      <text:p text:style-name="P1">Anas_platyrhynchos_platyrhynchos 99496 GGGAGAAACTAGAATTTGGTCACATAAGGAAGGGATTTTTGAAAA 99540</text:p>
      <text:p text:style-name="P1">Gallus_gallus <text:s text:c="19"/>99496 ............................................. 99540</text:p>
      <text:p text:style-name="P1"/>
      <text:p text:style-name="P1">Anas_platyrhynchos_platyrhynchos 99541 TCTGTGAGAAAGACACAGTGGAAGCAGAAAAGCAGGAGTGGAACT 99585</text:p>
      <text:p text:style-name="P1">Gallus_gallus <text:s text:c="19"/>99541 ............................................. 99585</text:p>
      <text:p text:style-name="P1"/>
      <text:p text:style-name="P1">Anas_platyrhynchos_platyrhynchos 99586 GGGTGGGCAAGAAGGGGATGCTGGCAAAGGGCTCTGTATAGTGTG 99630</text:p>
      <text:p text:style-name="P1">Gallus_gallus <text:s text:c="19"/>99586 ............................................. 99630</text:p>
      <text:p text:style-name="P1"><text:soft-page-break/></text:p>
      <text:p text:style-name="P1">Anas_platyrhynchos_platyrhynchos 99631 ACAAAACATAATAAAACTCTAGGAGAGATGAGACTGATTTACTGG 99675</text:p>
      <text:p text:style-name="P1">Gallus_gallus <text:s text:c="19"/>99631 ............................................. 99675</text:p>
      <text:p text:style-name="P1"/>
      <text:p text:style-name="P1">Anas_platyrhynchos_platyrhynchos 99676 ATTCTGGGATTGGTGTTAAAAGGTTACTGAGCAATGAGTGGGAAC 99720</text:p>
      <text:p text:style-name="P1">Gallus_gallus <text:s text:c="19"/>99676 ............................................. 99720</text:p>
      <text:p text:style-name="P1"/>
      <text:p text:style-name="P1">Anas_platyrhynchos_platyrhynchos 99721 TGCCCAGATAAAGGGAAAAACAGGATCAAGAGCCTGAGAGGTGAC 99765</text:p>
      <text:p text:style-name="P1">Gallus_gallus <text:s text:c="19"/>99721 ............................................. 99765</text:p>
      <text:p text:style-name="P1"/>
      <text:p text:style-name="P1">Anas_platyrhynchos_platyrhynchos 99766 AGATGTGAAAGTAGAATAGTCACAACTGGTGCATAAGAATGTAAG 99810</text:p>
      <text:p text:style-name="P1">Gallus_gallus <text:s text:c="19"/>99766 ............................................. 99810</text:p>
      <text:p text:style-name="P1"/>
      <text:p text:style-name="P1">Anas_platyrhynchos_platyrhynchos 99811 AGTCCTAGTTGACTAACAAGGTTTTCCCAGGATGTAAACCAAAAG 99855</text:p>
      <text:p text:style-name="P1">Gallus_gallus <text:s text:c="19"/>99811 ............................................. 99855</text:p>
      <text:p text:style-name="P1"/>
      <text:p text:style-name="P1">Anas_platyrhynchos_platyrhynchos 99856 TAAGGACAATTTTATCTGGTTTCTAAACGAAAGATGATTACTAGT 99900</text:p>
      <text:p text:style-name="P1">Gallus_gallus <text:s text:c="19"/>99856 ............................................. 99900</text:p>
      <text:p text:style-name="P1"/>
      <text:p text:style-name="P1">Anas_platyrhynchos_platyrhynchos 99901 GGTAGACCATGTGTAGTTGTGCCGCTCACTGTTGCATAAATGACC 99945</text:p>
      <text:p text:style-name="P1">Gallus_gallus <text:s text:c="19"/>99901 ............................................. 99945</text:p>
      <text:p text:style-name="P1"/>
      <text:p text:style-name="P1">Anas_platyrhynchos_platyrhynchos 99946 TAGGAACACAGCAGTGAACAATCCTCACAACTTACAAAAAGTGTA 99990</text:p>
      <text:p text:style-name="P1">Gallus_gallus <text:s text:c="19"/>99946 ............................................. 99990</text:p>
      <text:p text:style-name="P1"/>
      <text:p text:style-name="P1">Anas_platyrhynchos_platyrhynchos 99991 CCTTAAAAGCACATAAGAACACATGTCACAAGGGAGCCACAGCTG 100035</text:p>
      <text:p text:style-name="P1">Gallus_gallus <text:s text:c="19"/>99991 ............................................. 100035</text:p>
      <text:p text:style-name="P1"/>
      <text:p text:style-name="P1">Anas_platyrhynchos_platyrhynchos 100036 GGATTGCACATGCATGAATGGTTCTGAACTTCTATCAAATTGACA 100080</text:p>
      <text:p text:style-name="P1">Gallus_gallus <text:s text:c="19"/>100036 ............................................. 100080</text:p>
      <text:p text:style-name="P1"/>
      <text:p text:style-name="P1">Anas_platyrhynchos_platyrhynchos 100081 AGAGCAAAGAAGAAAACAGCAAAATTTGGCTGACATTTATAGAAC 100125</text:p>
      <text:p text:style-name="P1">Gallus_gallus <text:s text:c="19"/>100081 ............................................. 100125</text:p>
      <text:p text:style-name="P1"/>
      <text:p text:style-name="P1">Anas_platyrhynchos_platyrhynchos 100126 ATCACAGACCAGTTTGATTAATTTAGAAAGATAACACATGCTCTG 100170</text:p>
      <text:p text:style-name="P1">Gallus_gallus <text:s text:c="19"/>100126 ............................................. 100170</text:p>
      <text:p text:style-name="P1"/>
      <text:p text:style-name="P1">Anas_platyrhynchos_platyrhynchos 100171 AGAAGGCAAAGAAAGCATGGGTACCATGTTAGGGAAAAGTTTCTA 100215</text:p>
      <text:p text:style-name="P1"><text:soft-page-break/>Gallus_gallus <text:s text:c="19"/>100171 ............................................. 100215</text:p>
      <text:p text:style-name="P1"/>
      <text:p text:style-name="P1">Anas_platyrhynchos_platyrhynchos 100216 GCTTGAAGGGTAATTCAAAAACATTATTAAAATAAACTATGGGAC 100260</text:p>
      <text:p text:style-name="P1">Gallus_gallus <text:s text:c="19"/>100216 ............................................. 100260</text:p>
      <text:p text:style-name="P1"/>
      <text:p text:style-name="P1">Anas_platyrhynchos_platyrhynchos 100261 GACTATCCATCAGAGAGATTTGTGAACACAAATTACACAAATGCT 100305</text:p>
      <text:p text:style-name="P1">Gallus_gallus <text:s text:c="19"/>100261 ............................................. 100305</text:p>
      <text:p text:style-name="P1"/>
      <text:p text:style-name="P1">Anas_platyrhynchos_platyrhynchos 100306 TAACACCTGCTAAAGCTATTTCAGTTCAGAGCTTAGGTTAGAAAT 100350</text:p>
      <text:p text:style-name="P1">Gallus_gallus <text:s text:c="19"/>100306 ............................................. 100350</text:p>
      <text:p text:style-name="P1"/>
      <text:p text:style-name="P1">Anas_platyrhynchos_platyrhynchos 100351 TGTCAAAGCTAAGTGATGACAGTATGAGGAATAGTGAAATACTCA 100395</text:p>
      <text:p text:style-name="P1">Gallus_gallus <text:s text:c="19"/>100351 ............................................. 100395</text:p>
      <text:p text:style-name="P1"/>
      <text:p text:style-name="P1">Anas_platyrhynchos_platyrhynchos 100396 AGACAGAAAATAGGTCCAACTCCATCTGAAATTCAGAAGGAGGTA 100440</text:p>
      <text:p text:style-name="P1">Gallus_gallus <text:s text:c="19"/>100396 ............................................. 100440</text:p>
      <text:p text:style-name="P1"/>
      <text:p text:style-name="P1">Anas_platyrhynchos_platyrhynchos 100441 AGACCTGCTCATCACGTACAGAGTATAACCAAATACTAACACAAA 100485</text:p>
      <text:p text:style-name="P1">Gallus_gallus <text:s text:c="19"/>100441 ............................................. 100485</text:p>
      <text:p text:style-name="P1"/>
      <text:p text:style-name="P1">Anas_platyrhynchos_platyrhynchos 100486 GGAGCTTTTAGAAGCAGAAGTATACTACTGAGTTGCTACCAGAAA 100530</text:p>
      <text:p text:style-name="P1">Gallus_gallus <text:s text:c="19"/>100486 ............................................. 100530</text:p>
      <text:p text:style-name="P1"/>
      <text:p text:style-name="P1">Anas_platyrhynchos_platyrhynchos 100531 GTTTCATCTCTCATTTCAAAAAGCCACATCCAAAGCACTACATTG 100575</text:p>
      <text:p text:style-name="P1">Gallus_gallus <text:s text:c="19"/>100531 ............................................. 100575</text:p>
      <text:p text:style-name="P1"/>
      <text:p text:style-name="P1">Anas_platyrhynchos_platyrhynchos 100576 AAAGGCAACTGAAGAGAGGAATGAACTGGACGACCTCTCTGAGGT 100620</text:p>
      <text:p text:style-name="P1">Gallus_gallus <text:s text:c="19"/>100576 ............................................. 100620</text:p>
      <text:p text:style-name="P1"/>
      <text:p text:style-name="P1">Anas_platyrhynchos_platyrhynchos 100621 ACCTTTAGTGTATTTTTGAATGAAACATTTTGCAACTGTTTTTCT 100665</text:p>
      <text:p text:style-name="P1">Gallus_gallus <text:s text:c="19"/>100621 ............................................. 100665</text:p>
      <text:p text:style-name="P1"/>
      <text:p text:style-name="P1">Anas_platyrhynchos_platyrhynchos 100666 GCTTACAACTAAATTTGGTCTGAAAATATCATAATGATTTAATAG 100710</text:p>
      <text:p text:style-name="P1">Gallus_gallus <text:s text:c="19"/>100666 ............................................. 100710</text:p>
      <text:p text:style-name="P1"/>
      <text:p text:style-name="P1">Anas_platyrhynchos_platyrhynchos 100711 TGAAAAAGTTAACTTTGAAATTATTGACCTTCTGAAAAACCTTCC 100755</text:p>
      <text:p text:style-name="P1">Gallus_gallus <text:s text:c="19"/>100711 ............................................. 100755</text:p>
      <text:p text:style-name="P1"/>
      <text:p text:style-name="P1"><text:soft-page-break/>Anas_platyrhynchos_platyrhynchos 100756 AAGTGTTCATGTTTTTTCCCGAACATATTTGCTATATTAGTTCAA 100800</text:p>
      <text:p text:style-name="P1">Gallus_gallus <text:s text:c="19"/>100756 ............................................. 100800</text:p>
      <text:p text:style-name="P1"/>
      <text:p text:style-name="P1">Anas_platyrhynchos_platyrhynchos 100801 TTCAGCGGATAGCTTTGTTTACTCCCAAACACGTTAATGTACTTC 100845</text:p>
      <text:p text:style-name="P1">Gallus_gallus <text:s text:c="19"/>100801 ............................................. 100845</text:p>
      <text:p text:style-name="P1"/>
      <text:p text:style-name="P1">Anas_platyrhynchos_platyrhynchos 100846 TATTCGATTTTTCCCAGAGTTCTGATGACTGACCTTTGTATGTTT 100890</text:p>
      <text:p text:style-name="P1">Gallus_gallus <text:s text:c="19"/>100846 ............................................. 100890</text:p>
      <text:p text:style-name="P1"/>
      <text:p text:style-name="Standard"><text:span text:style-name="T1">Anas_platyrhynchos_platyrhynchos 100891 TAAATGACTGAAAGTTTTGC</text:span><text:span text:style-name="T4">ATTAAAAGCAATACATAAAAACCTA</text:span><text:span text:style-name="T1"> 100935</text:span></text:p>
      <text:p text:style-name="P1">Gallus_gallus <text:s text:c="19"/>100891 ............................................. 100935</text:p>
      <text:p text:style-name="P1"/>
      <text:p text:style-name="Standard"><text:span text:style-name="T1">Anas_platyrhynchos_platyrhynchos 100936 </text:span><text:span text:style-name="T4">GAATGAATACTCTTAAGACGTAACTTAATATAATACAACCTTCAT</text:span><text:span text:style-name="T1"> 100980</text:span></text:p>
      <text:p text:style-name="P1">Gallus_gallus <text:s text:c="19"/>100936 ............................................. 100980</text:p>
      <text:p text:style-name="P1"/>
      <text:p text:style-name="Standard"><text:span text:style-name="T1">Anas_platyrhynchos_platyrhynchos 100981 </text:span><text:span text:style-name="T4">CATTTCTCACCAAATTATCTGTAGAGAGTGGAGTGTGCAACTGTC</text:span><text:span text:style-name="T1"> 101025</text:span></text:p>
      <text:p text:style-name="P1">Gallus_gallus <text:s text:c="19"/>100981 ............................................. 101025</text:p>
      <text:p text:style-name="P1"/>
      <text:p text:style-name="Standard"><text:span text:style-name="T1">Anas_platyrhynchos_platyrhynchos 101026 </text:span><text:span text:style-name="T4">CTTGGCACAAATATGCTCTACCAATAAACTGGTTTACAGGAAATC</text:span><text:span text:style-name="T1"> 101070</text:span></text:p>
      <text:p text:style-name="P1">Gallus_gallus <text:s text:c="19"/>101026 ............................................. 101070</text:p>
      <text:p text:style-name="P1"/>
      <text:p text:style-name="Standard"><text:span text:style-name="T1">Anas_platyrhynchos_platyrhynchos 101071 </text:span><text:span text:style-name="T4">TTCCTTTAAAATACATCTGTAGACAGTCACTG</text:span><text:span text:style-name="T1">CTAATTTGCAGGT 101115</text:span></text:p>
      <text:p text:style-name="P1">Gallus_gallus <text:s text:c="19"/>101071 ............................................. 101115</text:p>
      <text:p text:style-name="P1"/>
      <text:p text:style-name="P1">Anas_platyrhynchos_platyrhynchos 101116 ATCCCAGCTAAGAGAAAAAAAAAGCATTTTATTTTTTTTTAAATG 101160</text:p>
      <text:p text:style-name="P1">Gallus_gallus <text:s text:c="19"/>101116 ............................................. 101160</text:p>
      <text:p text:style-name="P1"/>
      <text:p text:style-name="P1">Anas_platyrhynchos_platyrhynchos 101161 AATGCTTATTCTAACTGTGTAGCACATAACAGCATTATCATTATG 101205</text:p>
      <text:p text:style-name="P1">Gallus_gallus <text:s text:c="19"/>101161 ............................................. 101205</text:p>
      <text:p text:style-name="P1"/>
      <text:p text:style-name="P1">Anas_platyrhynchos_platyrhynchos 101206 AAAACAATATATCATAAAATTGCATTCCACTAGGCCATTAAGTTT 101250</text:p>
      <text:p text:style-name="P1">Gallus_gallus <text:s text:c="19"/>101206 ............................................. 101250</text:p>
      <text:p text:style-name="P1"/>
      <text:p text:style-name="P1">Anas_platyrhynchos_platyrhynchos 101251 TCTTAAAATTTAAAGGTAGAAATTTTGTCATTCCAAACACTTAAA 101295</text:p>
      <text:p text:style-name="P1">Gallus_gallus <text:s text:c="19"/>101251 ............................................. 101295</text:p>
      <text:p text:style-name="P1"/>
      <text:p text:style-name="P1">Anas_platyrhynchos_platyrhynchos 101296 ATGTTTCCTTTATTTAATACAGCTCCTGAATCACTTAGTTATAGA 101340</text:p>
      <text:p text:style-name="Standard"><text:span text:style-name="T1">Gallus_gallus <text:s text:c="19"/>101296 ............................................. </text:span><text:soft-page-break/><text:span text:style-name="T1">101340</text:span></text:p>
      <text:p text:style-name="P1"/>
      <text:p text:style-name="P1">Anas_platyrhynchos_platyrhynchos 101341 ACCCCTTACAGTATACAAAAAAGTATAATTTTTTAGCAGCCATTA 101385</text:p>
      <text:p text:style-name="P1">Gallus_gallus <text:s text:c="19"/>101341 ............................................. 101385</text:p>
      <text:p text:style-name="P1"/>
      <text:p text:style-name="P1">Anas_platyrhynchos_platyrhynchos 101386 ATAGAATTAAGATAAATGCAAAGTTTCTTGTATGATTAAAAAAAC 101430</text:p>
      <text:p text:style-name="P1">Gallus_gallus <text:s text:c="19"/>101386 ............................................. 101430</text:p>
      <text:p text:style-name="P1"/>
      <text:p text:style-name="P1">Anas_platyrhynchos_platyrhynchos 101431 AAAAAGTATGTATATTAGCCTGCAGGATTTTGCATGGATGTCAGC 101475</text:p>
      <text:p text:style-name="P1">Gallus_gallus <text:s text:c="19"/>101431 ............................................. 101475</text:p>
      <text:p text:style-name="P1"/>
      <text:p text:style-name="P1">Anas_platyrhynchos_platyrhynchos 101476 ACTGCACCTCTATTTGCAGACAACAGAAAACACTTGGGTGGCTTG 101520</text:p>
      <text:p text:style-name="P1">Gallus_gallus <text:s text:c="19"/>101476 ............................................. 101520</text:p>
      <text:p text:style-name="P1"/>
      <text:p text:style-name="P1">Anas_platyrhynchos_platyrhynchos 101521 CTGCTTGGAAAAAAATAAGTTACTTTATTAGAAACTATGTCTGCT 101565</text:p>
      <text:p text:style-name="P1">Gallus_gallus <text:s text:c="19"/>101521 ............................................. 101565</text:p>
      <text:p text:style-name="P1"/>
      <text:p text:style-name="P1">Anas_platyrhynchos_platyrhynchos 101566 TCAATTCCAATCACTTATACCCATGGATTGAGAATTATAAAATAC 101610</text:p>
      <text:p text:style-name="P1">Gallus_gallus <text:s text:c="19"/>101566 ............................................. 101610</text:p>
      <text:p text:style-name="P1"/>
      <text:p text:style-name="P1">Anas_platyrhynchos_platyrhynchos 101611 TTCAAAATTAAGAACCTCTACCATATGTTATGGAAGTCAGCTCAA 101655</text:p>
      <text:p text:style-name="P1">Gallus_gallus <text:s text:c="19"/>101611 ............................................. 101655</text:p>
      <text:p text:style-name="P1"/>
      <text:p text:style-name="P1">Anas_platyrhynchos_platyrhynchos 101656 AAAGCGACAGTTTTTCATAATTAGAATGCAATTCTTCTTTTGGTC 101700</text:p>
      <text:p text:style-name="P1">Gallus_gallus <text:s text:c="19"/>101656 ............................................. 101700</text:p>
      <text:p text:style-name="P1"/>
      <text:p text:style-name="Standard"><text:span text:style-name="T1">Anas_platyrhynchos_platyrhynchos 101701 CAC</text:span><text:span text:style-name="T4">TAGGGACGCTTCAT</text:span><text:span text:style-name="T1">AAACAGTTTATATTGTTGACAACAAGGG 101745</text:span></text:p>
      <text:p text:style-name="P1">Gallus_gallus <text:s text:c="19"/>101701 ............................................. 101745</text:p>
      <text:p text:style-name="P1"/>
      <text:p text:style-name="P1">Anas_platyrhynchos_platyrhynchos 101746 AAAAAAAAAAAAGACATAGAAAACTATTTCATATTACAATGGTAT 101790</text:p>
      <text:p text:style-name="P1">Gallus_gallus <text:s text:c="19"/>101746 ............................................. 101790</text:p>
      <text:p text:style-name="P1"/>
      <text:p text:style-name="P1">Anas_platyrhynchos_platyrhynchos 101791 GCTTTATATATTTTGGACTAAATATAAACTTTATAAACCACAGGT 101835</text:p>
      <text:p text:style-name="P1">Gallus_gallus <text:s text:c="19"/>101791 ............................................. 101835</text:p>
      <text:p text:style-name="P1"/>
      <text:p text:style-name="P1">Anas_platyrhynchos_platyrhynchos 101836 TACAGATTATAAAAAAGTGATGATTCAGGGAAGAGGCTGAGTTTT 101880</text:p>
      <text:p text:style-name="P1">Gallus_gallus <text:s text:c="19"/>101836 ............................................. 101880</text:p>
      <text:p text:style-name="P1"/>
      <text:p text:style-name="Standard"><text:span text:style-name="T1">Anas_platyrhynchos_platyrhynchos 101881 TAACAAGGAATGCATGCTAAAACAATTGCTCTGCAAAAAAAAGGA </text:span><text:soft-page-break/><text:span text:style-name="T1">101925</text:span></text:p>
      <text:p text:style-name="P1">Gallus_gallus <text:s text:c="19"/>101881 ............................................. 101925</text:p>
      <text:p text:style-name="P1"/>
      <text:p text:style-name="P1">Anas_platyrhynchos_platyrhynchos 101926 AAGGAAAGTAATATTTAAGTAATAACTTTAACACAGGTAAACTAA 101970</text:p>
      <text:p text:style-name="P1">Gallus_gallus <text:s text:c="19"/>101926 ............................................. 101970</text:p>
      <text:p text:style-name="P1"/>
      <text:p text:style-name="P1">Anas_platyrhynchos_platyrhynchos 101971 CTAAATTACAAACCTGAAATGCCTGTTCAGCACACAGAACGTATA 102015</text:p>
      <text:p text:style-name="P1">Gallus_gallus <text:s text:c="19"/>101971 ............................................. 102015</text:p>
      <text:p text:style-name="P1"/>
      <text:p text:style-name="P1">Anas_platyrhynchos_platyrhynchos 102016 AGTCTGTGCTGAAGTTATCTGATGAGTCAAGTGCAGATCTTCCTT 102060</text:p>
      <text:p text:style-name="P1">Gallus_gallus <text:s text:c="19"/>102016 ............................................. 102060</text:p>
      <text:p text:style-name="P1"/>
      <text:p text:style-name="P1">Anas_platyrhynchos_platyrhynchos 102061 GACAGGCTGATTTGATCAACTCATAAGCATCCTTCAAAGCCTGAA 102105</text:p>
      <text:p text:style-name="P1">Gallus_gallus <text:s text:c="19"/>102061 ............................................. 102105</text:p>
      <text:p text:style-name="P1"/>
      <text:p text:style-name="P1">Anas_platyrhynchos_platyrhynchos 102106 CATCTAAAGTAATAGATAATTTATGATTCAAGATGGACCAATAGA 102150</text:p>
      <text:p text:style-name="P1">Gallus_gallus <text:s text:c="19"/>102106 ............................................. 102150</text:p>
      <text:p text:style-name="P1"/>
      <text:p text:style-name="P1">Anas_platyrhynchos_platyrhynchos 102151 CATGTAATTGCATTATTCAGATCAACTGTGTAACACCGTCTTCCT 102195</text:p>
      <text:p text:style-name="P1">Gallus_gallus <text:s text:c="19"/>102151 ............................................. 102195</text:p>
      <text:p text:style-name="P1"/>
      <text:p text:style-name="P1">Anas_platyrhynchos_platyrhynchos 102196 CCTTTAAAGAAAGAAATTACCACAGAATCAAAAATGGATGGGTTG 102240</text:p>
      <text:p text:style-name="P1">Gallus_gallus <text:s text:c="19"/>102196 ............................................. 102240</text:p>
      <text:p text:style-name="P1"/>
      <text:p text:style-name="P1">Anas_platyrhynchos_platyrhynchos 102241 GCGGGGACCCTACAGCCCACCCGGGTCCCCCCATGCCATGGGCAG 102285</text:p>
      <text:p text:style-name="P1">Gallus_gallus <text:s text:c="19"/>102241 ............................................. 102285</text:p>
      <text:p text:style-name="P1"/>
      <text:p text:style-name="P1">Anas_platyrhynchos_platyrhynchos 102286 GACCCCTGCCCCCAGCGCAGGCTGCCCAAAGCCCCCCAGCCCGGC 102330</text:p>
      <text:p text:style-name="P1">Gallus_gallus <text:s text:c="19"/>102286 ............................................. 102330</text:p>
      <text:p text:style-name="P1"/>
      <text:p text:style-name="P1">Anas_platyrhynchos_platyrhynchos 102331 CTTGGGCACTGCCAGGGGAGGGGCACCCACGGCTCCTCTGGGCAA 102375</text:p>
      <text:p text:style-name="P1">Gallus_gallus <text:s text:c="19"/>102331 ............................................. 102375</text:p>
      <text:p text:style-name="P1"/>
      <text:p text:style-name="P1">Anas_platyrhynchos_platyrhynchos 102376 CTGCCCAGAGGTTTTAATTAGGAATTGCCCCAAAATTATGAATTT 102420</text:p>
      <text:p text:style-name="P1">Gallus_gallus <text:s text:c="19"/>102376 ............................................. 102420</text:p>
      <text:p text:style-name="P1"/>
      <text:p text:style-name="P1">Anas_platyrhynchos_platyrhynchos 102421 TTAGGGAAAAAAAGGTCAAGCAGATGTTGTTCAAAGTCAGCAGCA 102465</text:p>
      <text:p text:style-name="P1">Gallus_gallus <text:s text:c="19"/>102421 ............................................. 102465</text:p>
      <text:p text:style-name="P1"><text:soft-page-break/></text:p>
      <text:p text:style-name="P1">Anas_platyrhynchos_platyrhynchos 102466 GTTGTAAAATGAAGCATTAACAACTCTGGTGCAGTTTAAAATCAC 102510</text:p>
      <text:p text:style-name="P1">Gallus_gallus <text:s text:c="19"/>102466 ............................................. 102510</text:p>
      <text:p text:style-name="P1"/>
      <text:p text:style-name="P1">Anas_platyrhynchos_platyrhynchos 102511 TGATGTAGGCAAACAATAAAGTAAATCACTTTGAAGGTCTCAATT 102555</text:p>
      <text:p text:style-name="P1">Gallus_gallus <text:s text:c="19"/>102511 ............................................. 102555</text:p>
      <text:p text:style-name="P1"/>
      <text:p text:style-name="P1">Anas_platyrhynchos_platyrhynchos 102556 GCAACCCGCAGGCCCCAAGAATACGTCCTGCTGAAAAAGCAACTT 102600</text:p>
      <text:p text:style-name="P1">Gallus_gallus <text:s text:c="19"/>102556 ............................................. 102600</text:p>
      <text:p text:style-name="P1"/>
      <text:p text:style-name="P1">Anas_platyrhynchos_platyrhynchos 102601 GGATTTGGGCTGCTTGATGAAGTAAGTTTGACTGGCAGAAAATCA 102645</text:p>
      <text:p text:style-name="P1">Gallus_gallus <text:s text:c="19"/>102601 ............................................. 102645</text:p>
      <text:p text:style-name="P1"/>
      <text:p text:style-name="P1">Anas_platyrhynchos_platyrhynchos 102646 GGCTAAGAAGCACAAATAAAGCGTTTGGGAAAAAAAAAAAAAAAA 102690</text:p>
      <text:p text:style-name="P1">Gallus_gallus <text:s text:c="19"/>102646 ............................................. 102690</text:p>
      <text:p text:style-name="P1"/>
      <text:p text:style-name="P1">Anas_platyrhynchos_platyrhynchos 102691 AGGCCGTACGATTTTTTCGGGACAGGCGCACATCCCGCGGTGCCC 102735</text:p>
      <text:p text:style-name="P1">Gallus_gallus <text:s text:c="19"/>102691 ............................................. 102735</text:p>
      <text:p text:style-name="P1"/>
      <text:p text:style-name="P1">Anas_platyrhynchos_platyrhynchos 102736 GCGGTGCGGGGCCGCAGCCTGACACCCCCTCACCTCGGCGGCTCT 102780</text:p>
      <text:p text:style-name="P1">Gallus_gallus <text:s text:c="19"/>102736 ............................................. 102780</text:p>
      <text:p text:style-name="P1"/>
      <text:p text:style-name="P1">Anas_platyrhynchos_platyrhynchos 102781 GCGCGGCCAGGAGCCTCTCGCGGACGGCCACGTCCATGTCGCCCC 102825</text:p>
      <text:p text:style-name="P1">Gallus_gallus <text:s text:c="19"/>102781 ............................................. 102825</text:p>
      <text:p text:style-name="P1"/>
      <text:p text:style-name="P1">Anas_platyrhynchos_platyrhynchos 102826 CCCCGCCGCTCTGCCAAGCTCGCCGGAGCCGTTTGCCGACGCGTT 102870</text:p>
      <text:p text:style-name="P1">Gallus_gallus <text:s text:c="19"/>102826 ............................................. 102870</text:p>
      <text:p text:style-name="P1"/>
      <text:p text:style-name="P1">Anas_platyrhynchos_platyrhynchos 102871 CTTCCGAGAGCTTTGCCGCACACCCGGCAGAGCAGCCGGGGCACG 102915</text:p>
      <text:p text:style-name="P1">Gallus_gallus <text:s text:c="19"/>102871 ............................................. 102915</text:p>
      <text:p text:style-name="P1"/>
      <text:p text:style-name="P1">Anas_platyrhynchos_platyrhynchos 102916 TCCTCCGTCCGGCGGCCCCGCCGCGCTGCCTCCCTGTGCTCGGCC 102960</text:p>
      <text:p text:style-name="P1">Gallus_gallus <text:s text:c="19"/>102916 ............................................. 102960</text:p>
      <text:p text:style-name="P1"/>
      <text:p text:style-name="P1">Anas_platyrhynchos_platyrhynchos 102961 GCCGTTGCCCGCGCGCGTCCCAGCAACGCTCCCGCCGCGCGCGTC 103005</text:p>
      <text:p text:style-name="P1">Gallus_gallus <text:s text:c="19"/>102961 ............................................. 103005</text:p>
      <text:p text:style-name="P1"/>
      <text:p text:style-name="P1">Anas_platyrhynchos_platyrhynchos 103006 CTAGCAACTAGGTCCTGTCCCCGCCCCGCGGGCGGTGCCGTTCCT 103050</text:p>
      <text:p text:style-name="P1"><text:soft-page-break/>Gallus_gallus <text:s text:c="19"/>103006 ............................................. 103050</text:p>
      <text:p text:style-name="P1"/>
      <text:p text:style-name="P1">Anas_platyrhynchos_platyrhynchos 103051 CGGAAAGAGCCCGCCGCGGCTGGTCGGCAGCGCTATTGCTGCGGC 103095</text:p>
      <text:p text:style-name="P1">Gallus_gallus <text:s text:c="19"/>103051 ............................................. 103095</text:p>
      <text:p text:style-name="P1"/>
      <text:p text:style-name="P1">Anas_platyrhynchos_platyrhynchos 103096 GTGCGCCGTGGCAGAAATCCCGCACACTCCGTGAAAGCAAAGGCT 103140</text:p>
      <text:p text:style-name="P1">Gallus_gallus <text:s text:c="19"/>103096 ............................................. 103140</text:p>
      <text:p text:style-name="P1"/>
      <text:p text:style-name="P1">Anas_platyrhynchos_platyrhynchos 103141 CTCGAGCTGTTAATGCGTGCTTACCGCCGCGCACACGCTGTACGA 103185</text:p>
      <text:p text:style-name="P1">Gallus_gallus <text:s text:c="19"/>103141 ............................................. 103185</text:p>
      <text:p text:style-name="P1"/>
      <text:p text:style-name="P1">Anas_platyrhynchos_platyrhynchos 103186 AATCACCGCACAAGCGGCCTCAGGTTAACAAGGGCACCGACCGAT 103230</text:p>
      <text:p text:style-name="P1">Gallus_gallus <text:s text:c="19"/>103186 ............................................. 103230</text:p>
      <text:p text:style-name="P1"/>
      <text:p text:style-name="P1">Anas_platyrhynchos_platyrhynchos 103231 AGCTTCCTGTAGGTAGAACTACTGCTGAGAAGCACTACCAGCAGT 103275</text:p>
      <text:p text:style-name="P1">Gallus_gallus <text:s text:c="19"/>103231 ............................................. 103275</text:p>
      <text:p text:style-name="P1"/>
      <text:p text:style-name="P1">Anas_platyrhynchos_platyrhynchos 103276 AATTTTGGTTGCTGTTTATAGAGCTTCCAACGTGAAACCTTTTTA 103320</text:p>
      <text:p text:style-name="P1">Gallus_gallus <text:s text:c="19"/>103276 ............................................. 103320</text:p>
      <text:p text:style-name="P1"/>
      <text:p text:style-name="P1">Anas_platyrhynchos_platyrhynchos 103321 AATAGGCCACCAGTGCCTGCAGCTTCGGGCTGGAGCAGAATGAAG 103365</text:p>
      <text:p text:style-name="P1">Gallus_gallus <text:s text:c="19"/>103321 ............................................. 103365</text:p>
      <text:p text:style-name="P1"/>
      <text:p text:style-name="P1">Anas_platyrhynchos_platyrhynchos 103366 TGCCGAGCGATGTTTGGGTCATATCAGCCCACACAGAAGGAAGCT 103410</text:p>
      <text:p text:style-name="P1">Gallus_gallus <text:s text:c="19"/>103366 ............................................. 103410</text:p>
      <text:p text:style-name="P1"/>
      <text:p text:style-name="P1">Anas_platyrhynchos_platyrhynchos 103411 GCAGGCTACAAACAGTGATCTTCCAAAACTCGAGGCTTTTGCATC 103455</text:p>
      <text:p text:style-name="P1">Gallus_gallus <text:s text:c="19"/>103411 ............................................. 103455</text:p>
      <text:p text:style-name="P1"/>
      <text:p text:style-name="P1">Anas_platyrhynchos_platyrhynchos 103456 TTTTTAGTCATTTCACAGTATATCGGCCAAGAACAATTTTATGAT 103500</text:p>
      <text:p text:style-name="P1">Gallus_gallus <text:s text:c="19"/>103456 ............................................. 103500</text:p>
      <text:p text:style-name="P1"/>
      <text:p text:style-name="P1">Anas_platyrhynchos_platyrhynchos 103501 AAAAAAATAACCTTCAGAGAACAACATTGCAGAAAAGATACAGTC 103545</text:p>
      <text:p text:style-name="P1">Gallus_gallus <text:s text:c="19"/>103501 ............................................. 103545</text:p>
      <text:p text:style-name="P1"/>
      <text:p text:style-name="P1">Anas_platyrhynchos_platyrhynchos 103546 AAAACAACACAAAACAAACCAAAAAAAAACACAGAAACAAAATAA 103590</text:p>
      <text:p text:style-name="P1">Gallus_gallus <text:s text:c="19"/>103546 ............................................. 103590</text:p>
      <text:p text:style-name="P1"/>
      <text:p text:style-name="P1"><text:soft-page-break/>Anas_platyrhynchos_platyrhynchos 103591 ATCTGTAACAAAATAAATCTGTAAAAATAAATCTGGACATGCTGC 103635</text:p>
      <text:p text:style-name="P1">Gallus_gallus <text:s text:c="19"/>103591 ............................................. 103635</text:p>
      <text:p text:style-name="P1"/>
      <text:p text:style-name="P1">Anas_platyrhynchos_platyrhynchos 103636 CATTTGACAGACCAAATGAAGCACTGAAGCTGTCGTGCTCTCTCT 103680</text:p>
      <text:p text:style-name="P1">Gallus_gallus <text:s text:c="19"/>103636 ............................................. 103680</text:p>
      <text:p text:style-name="P1"/>
      <text:p text:style-name="P1">Anas_platyrhynchos_platyrhynchos 103681 CCCTCCAGCTGCTGAGACGTGGAACGCTGTTTTGCATAACACCGT 103725</text:p>
      <text:p text:style-name="P1">Gallus_gallus <text:s text:c="19"/>103681 ............................................. 103725</text:p>
      <text:p text:style-name="P1"/>
      <text:p text:style-name="P1">Anas_platyrhynchos_platyrhynchos 103726 TGGCATGAAGACTATCTATGGACTTAAACGTGTAAATCCAACATT 103770</text:p>
      <text:p text:style-name="P1">Gallus_gallus <text:s text:c="19"/>103726 ............................................. 103770</text:p>
      <text:p text:style-name="P1"/>
      <text:p text:style-name="P1">Anas_platyrhynchos_platyrhynchos 103771 TAAACGTAAACCCTTTGCACTTTAAGCTAAATTGAAATTCTGCAC 103815</text:p>
      <text:p text:style-name="P1">Gallus_gallus <text:s text:c="19"/>103771 ............................................. 103815</text:p>
      <text:p text:style-name="P1"/>
      <text:p text:style-name="P1">Anas_platyrhynchos_platyrhynchos 103816 TGGTAGGATGTTGCAGCCCTGCGAAGACTGAACGCATCGTGCAGA 103860</text:p>
      <text:p text:style-name="P1">Gallus_gallus <text:s text:c="19"/>103816 ............................................. 103860</text:p>
      <text:p text:style-name="P1"/>
      <text:p text:style-name="P1">Anas_platyrhynchos_platyrhynchos 103861 AGGACAGCATTGCTATTAAGTTTCCGAAGACACTTCTTGCAGTCA 103905</text:p>
      <text:p text:style-name="P1">Gallus_gallus <text:s text:c="19"/>103861 ............................................. 103905</text:p>
      <text:p text:style-name="P1"/>
      <text:p text:style-name="P1">Anas_platyrhynchos_platyrhynchos 103906 TCTATATCTGAATTATGAGAGGCCAGTAGGGTGAAAGCCGATAAA 103950</text:p>
      <text:p text:style-name="P1">Gallus_gallus <text:s text:c="19"/>103906 ............................................. 103950</text:p>
      <text:p text:style-name="P1"/>
      <text:p text:style-name="P1">Anas_platyrhynchos_platyrhynchos 103951 AACGGTAAGTGCATCAAACTCTTATGCTTCAGGCCCAGCTACTGA 103995</text:p>
      <text:p text:style-name="P1">Gallus_gallus <text:s text:c="19"/>103951 ............................................. 103995</text:p>
      <text:p text:style-name="P1"/>
      <text:p text:style-name="P1">Anas_platyrhynchos_platyrhynchos 103996 GTAAGTGACACATACAGTACATTTCAAGACCTTTCCATTTGTGAA 104040</text:p>
      <text:p text:style-name="P1">Gallus_gallus <text:s text:c="19"/>103996 ............................................. 104040</text:p>
      <text:p text:style-name="P1"/>
      <text:p text:style-name="P1">Anas_platyrhynchos_platyrhynchos 104041 GTGCTGCTTCATATGAAACATTACAAATGTATTCAAGAACCTGGA 104085</text:p>
      <text:p text:style-name="P1">Gallus_gallus <text:s text:c="19"/>104041 ............................................. 104085</text:p>
      <text:p text:style-name="P1"/>
      <text:p text:style-name="P1">Anas_platyrhynchos_platyrhynchos 104086 AAGAATTCAGCTTTAGACACCTTCCTATTCTCTAGCTGTTCTCCA 104130</text:p>
      <text:p text:style-name="P1">Gallus_gallus <text:s text:c="19"/>104086 ............................................. 104130</text:p>
      <text:p text:style-name="P1"/>
      <text:p text:style-name="P1">Anas_platyrhynchos_platyrhynchos 104131 GCCTACTCCTGACCACACAGCCCATCAAAAAGAACAAACTGCCTT 104175</text:p>
      <text:p text:style-name="Standard"><text:span text:style-name="T1">Gallus_gallus <text:s text:c="19"/>104131 ............................................. </text:span><text:soft-page-break/><text:span text:style-name="T1">104175</text:span></text:p>
      <text:p text:style-name="P1"/>
      <text:p text:style-name="P1">Anas_platyrhynchos_platyrhynchos 104176 GCTTGCATGAACGTTAGTAAACAAGAACAAAACTCGTGAGACGAA 104220</text:p>
      <text:p text:style-name="P1">Gallus_gallus <text:s text:c="19"/>104176 ............................................. 104220</text:p>
      <text:p text:style-name="P1"/>
      <text:p text:style-name="P1">Anas_platyrhynchos_platyrhynchos 104221 CAAAACCTCTGTGCCCTTGTGCATTACAAAATCCTTCAAACTCAC 104265</text:p>
      <text:p text:style-name="P1">Gallus_gallus <text:s text:c="19"/>104221 ............................................. 104265</text:p>
      <text:p text:style-name="P1"/>
      <text:p text:style-name="P1">Anas_platyrhynchos_platyrhynchos 104266 TGCTGCTGATCCCTACACACCTGCGTGCAGTGTAGCCCTCCTCTT 104310</text:p>
      <text:p text:style-name="P1">Gallus_gallus <text:s text:c="19"/>104266 ............................................. 104310</text:p>
      <text:p text:style-name="P1"/>
      <text:p text:style-name="P1">Anas_platyrhynchos_platyrhynchos 104311 TTGGATTGTGGCACACGGCAGGTCACAGCAAGCCTAAGTACCCTA 104355</text:p>
      <text:p text:style-name="P1">Gallus_gallus <text:s text:c="19"/>104311 ............................................. 104355</text:p>
      <text:p text:style-name="P1"/>
      <text:p text:style-name="P1">Anas_platyrhynchos_platyrhynchos 104356 AGTACCTAACGTAACTACACAGACCAATACATGGTCTCATAGAAT 104400</text:p>
      <text:p text:style-name="P1">Gallus_gallus <text:s text:c="19"/>104356 ............................................. 104400</text:p>
      <text:p text:style-name="P1"/>
      <text:p text:style-name="P1">Anas_platyrhynchos_platyrhynchos 104401 CACGAGACAGCTTTGGGAGGGAGAGGAAAGAAAACTCTGTAGCGA 104445</text:p>
      <text:p text:style-name="P1">Gallus_gallus <text:s text:c="19"/>104401 ............................................. 104445</text:p>
      <text:p text:style-name="P1"/>
      <text:p text:style-name="P1">Anas_platyrhynchos_platyrhynchos 104446 TTTTGTGGCAATTTCTGAAACAGAAATGCATGCCTACGTAGATAT 104490</text:p>
      <text:p text:style-name="P1">Gallus_gallus <text:s text:c="19"/>104446 ............................................. 104490</text:p>
      <text:p text:style-name="P1"/>
      <text:p text:style-name="P1">Anas_platyrhynchos_platyrhynchos 104491 TTGCCCTATGCCGTGGCGAATTCTCATCCCAGTGAAATTGACAGC 104535</text:p>
      <text:p text:style-name="P1">Gallus_gallus <text:s text:c="19"/>104491 ............................................. 104535</text:p>
      <text:p text:style-name="P1"/>
      <text:p text:style-name="P1">Anas_platyrhynchos_platyrhynchos 104536 AACATTAATATCCTCCGCTTGTTTTGAATTGTTTTTCCATTGTCA 104580</text:p>
      <text:p text:style-name="P1">Gallus_gallus <text:s text:c="19"/>104536 ............................................. 104580</text:p>
      <text:p text:style-name="P1"/>
      <text:p text:style-name="P1">Anas_platyrhynchos_platyrhynchos 104581 ACCCTAACGTAACGAGAAAAAAAAAAAAAAAAGAGGACGTGCTTC 104625</text:p>
      <text:p text:style-name="P1">Gallus_gallus <text:s text:c="19"/>104581 ............................................. 104625</text:p>
      <text:p text:style-name="P1"/>
      <text:p text:style-name="P1">Anas_platyrhynchos_platyrhynchos 104626 TGGGGCCACGCCCGTCCCNNNNNNNNNNNNNNNNNNNNNNNNNNN 104670</text:p>
      <text:p text:style-name="P1">Gallus_gallus <text:s text:c="19"/>104626 ............................................. 104670</text:p>
      <text:p text:style-name="P1"/>
      <text:p text:style-name="P1">Anas_platyrhynchos_platyrhynchos 104671 NNNNNNNNNNNNNNNNNNNNNNNNNNNNNNNNNNNNNNNNNNNNN 104715</text:p>
      <text:p text:style-name="P1">Gallus_gallus <text:s text:c="19"/>104671 ............................................. 104715</text:p>
      <text:p text:style-name="P1"/>
      <text:p text:style-name="Standard"><text:span text:style-name="T1">Anas_platyrhynchos_platyrhynchos 104716 NNNNNNNNNNNNNNNNNNNNNNNNNNNNNNNNNNNNNNNNNNNNN </text:span><text:soft-page-break/><text:span text:style-name="T1">104760</text:span></text:p>
      <text:p text:style-name="P1">Gallus_gallus <text:s text:c="19"/>104716 ............................................. 104760</text:p>
      <text:p text:style-name="P1"/>
      <text:p text:style-name="P1">Anas_platyrhynchos_platyrhynchos 104761 NNNNNNNNNNNNNNNNNNNNNNNNNNNNNNNNNNNNNNNNNNNNN 104805</text:p>
      <text:p text:style-name="P1">Gallus_gallus <text:s text:c="19"/>104761 ............................................. 104805</text:p>
      <text:p text:style-name="P1"/>
      <text:p text:style-name="P1">Anas_platyrhynchos_platyrhynchos 104806 NNNNNNNNNNNNNNNNNNNNNNNNNNNNNNNNNNNNNNNNNNNNN 104850</text:p>
      <text:p text:style-name="P1">Gallus_gallus <text:s text:c="19"/>104806 ............................................. 104850</text:p>
      <text:p text:style-name="P1"/>
      <text:p text:style-name="P1">Anas_platyrhynchos_platyrhynchos 104851 NNNNNNNNNNNNNNNNNNNNNNNNNNNNNNNNNNNNNNNNNNNNN 104895</text:p>
      <text:p text:style-name="P1">Gallus_gallus <text:s text:c="19"/>104851 ............................................. 104895</text:p>
      <text:p text:style-name="P1"/>
      <text:p text:style-name="P1">Anas_platyrhynchos_platyrhynchos 104896 NNNNNNNNNNNNNNNNNNNNNNNNNNNNNNNNNNNNNNNNNNNNN 104940</text:p>
      <text:p text:style-name="P1">Gallus_gallus <text:s text:c="19"/>104896 ............................................. 104940</text:p>
      <text:p text:style-name="P1"/>
      <text:p text:style-name="P1">Anas_platyrhynchos_platyrhynchos 104941 NNNNNNNNNNNNNNNNNNNNNNNNNNNNNNNNNNNNNNNNNNNNN 104985</text:p>
      <text:p text:style-name="P1">Gallus_gallus <text:s text:c="19"/>104941 ............................................. 104985</text:p>
      <text:p text:style-name="P1"/>
      <text:p text:style-name="P1">Anas_platyrhynchos_platyrhynchos 104986 NNNNNNNNNNNNNNNNNNNNNNNNNNNNNNNNNNNNNNNNNNNNN 105030</text:p>
      <text:p text:style-name="P1">Gallus_gallus <text:s text:c="19"/>104986 ............................................. 105030</text:p>
      <text:p text:style-name="P1"/>
      <text:p text:style-name="P1">Anas_platyrhynchos_platyrhynchos 105031 NNNNNNNNNNNNNNNNNNNNNNNNNNNNNNNNNNNNNNNNNNNNN 105075</text:p>
      <text:p text:style-name="P1">Gallus_gallus <text:s text:c="19"/>105031 ............................................. 105075</text:p>
      <text:p text:style-name="P1"/>
      <text:p text:style-name="P1">Anas_platyrhynchos_platyrhynchos 105076 NNNNNNNNNNNNNNNNNNNNNNNNNNNNNNNNNNNNNNNNNNNNN 105120</text:p>
      <text:p text:style-name="P1">Gallus_gallus <text:s text:c="19"/>105076 ............................................. 105120</text:p>
      <text:p text:style-name="P1"/>
      <text:p text:style-name="P1">Anas_platyrhynchos_platyrhynchos 105121 NNNNNNNNNNNNNNNNNNNNNNNNNNNNNNNNNNNNNNNNNNNNN 105165</text:p>
      <text:p text:style-name="P1">Gallus_gallus <text:s text:c="19"/>105121 ............................................. 105165</text:p>
      <text:p text:style-name="P1"/>
      <text:p text:style-name="P1">Anas_platyrhynchos_platyrhynchos 105166 NNNNNNNNNNNNNNNNNNNNNNNNNNNNNNNNNNNNNNNNNNNNN 105210</text:p>
      <text:p text:style-name="P1">Gallus_gallus <text:s text:c="19"/>105166 ............................................. 105210</text:p>
      <text:p text:style-name="P1"/>
      <text:p text:style-name="P1">Anas_platyrhynchos_platyrhynchos 105211 NNNNNNNNNNNNNNNNNNNNNNNNNNNNNNNNNNNNNNNNNNNNN 105255</text:p>
      <text:p text:style-name="P1">Gallus_gallus <text:s text:c="19"/>105211 ............................................. 105255</text:p>
      <text:p text:style-name="P1"/>
      <text:p text:style-name="P1">Anas_platyrhynchos_platyrhynchos 105256 NNNNNNNNNNNNNNNNNNNNNNNNNNNNNNNNNNNNNNNNNNNNN 105300</text:p>
      <text:p text:style-name="P1">Gallus_gallus <text:s text:c="19"/>105256 ............................................. 105300</text:p>
      <text:p text:style-name="P1"><text:soft-page-break/></text:p>
      <text:p text:style-name="P1">Anas_platyrhynchos_platyrhynchos 105301 NNNNNNNNNNNNNNNNNNNNNNNNNNNNNNNNNNNNNNNNNNNNN 105345</text:p>
      <text:p text:style-name="P1">Gallus_gallus <text:s text:c="19"/>105301 ............................................. 105345</text:p>
      <text:p text:style-name="P1"/>
      <text:p text:style-name="P1">Anas_platyrhynchos_platyrhynchos 105346 NNNNNNNNNNNNNNNNNNNNNNNNNNNNNNNNNNNNNNNNNNNNN 105390</text:p>
      <text:p text:style-name="P1">Gallus_gallus <text:s text:c="19"/>105346 ............................................. 105390</text:p>
      <text:p text:style-name="P1"/>
      <text:p text:style-name="P1">Anas_platyrhynchos_platyrhynchos 105391 NNNNNNNNNNNNNNNNNNNNNNNNNNNNNNNNNNNNNNNNNNNNN 105435</text:p>
      <text:p text:style-name="P1">Gallus_gallus <text:s text:c="19"/>105391 ............................................. 105435</text:p>
      <text:p text:style-name="P1"/>
      <text:p text:style-name="P1">Anas_platyrhynchos_platyrhynchos 105436 NNNNNNNNNNNNNNNNNNNNNNNNNNNNNNNNNNNNNNNNNNNNN 105480</text:p>
      <text:p text:style-name="P1">Gallus_gallus <text:s text:c="19"/>105436 ............................................. 105480</text:p>
      <text:p text:style-name="P1"/>
      <text:p text:style-name="P1">Anas_platyrhynchos_platyrhynchos 105481 NNNNNNNNNNNNNNNNNNNNNNNNNNNNNNNNNNNNNNNNNNNNN 105525</text:p>
      <text:p text:style-name="P1">Gallus_gallus <text:s text:c="19"/>105481 ............................................. 105525</text:p>
      <text:p text:style-name="P1"/>
      <text:p text:style-name="P1">Anas_platyrhynchos_platyrhynchos 105526 NNNNNNNNNNNNNNNNNNNNNNNNNNNNNNNNNNNNNNNNNNNNN 105570</text:p>
      <text:p text:style-name="P1">Gallus_gallus <text:s text:c="19"/>105526 ............................................. 105570</text:p>
      <text:p text:style-name="P1"/>
      <text:p text:style-name="P1">Anas_platyrhynchos_platyrhynchos 105571 NNNNNNNNNNNNNNNNNNNNNNNNNNNNNNNNNNNNNNNNNNNNN 105615</text:p>
      <text:p text:style-name="P1">Gallus_gallus <text:s text:c="19"/>105571 ............................................. 105615</text:p>
      <text:p text:style-name="P1"/>
      <text:p text:style-name="P1">Anas_platyrhynchos_platyrhynchos 105616 NNNNNNNNNNNNNNNNNNNNNNNNNNNNNNNNNNNNNNNNNNNNN 105660</text:p>
      <text:p text:style-name="P1">Gallus_gallus <text:s text:c="19"/>105616 ............................................. 105660</text:p>
      <text:p text:style-name="P1"/>
      <text:p text:style-name="P1">Anas_platyrhynchos_platyrhynchos 105661 NNNNNNNNNNNNNNNNNNNNNNNNNNNNNNNNNNNNNNNNNNNNN 105705</text:p>
      <text:p text:style-name="P1">Gallus_gallus <text:s text:c="19"/>105661 ............................................. 105705</text:p>
      <text:p text:style-name="P1"/>
      <text:p text:style-name="P1">Anas_platyrhynchos_platyrhynchos 105706 NNNNNNNNNNNNNNNNNNNNNNNNNNNNNNNNNNNNNNNNNNNNN 105750</text:p>
      <text:p text:style-name="P1">Gallus_gallus <text:s text:c="19"/>105706 ............................................. 105750</text:p>
      <text:p text:style-name="P1"/>
      <text:p text:style-name="P1">Anas_platyrhynchos_platyrhynchos 105751 NNNNNNNNNNNNNNNNNNNNNNNNNNNNNNNNNNNNNNNNNNNNN 105795</text:p>
      <text:p text:style-name="P1">Gallus_gallus <text:s text:c="19"/>105751 ............................................. 105795</text:p>
      <text:p text:style-name="P1"/>
      <text:p text:style-name="P1">Anas_platyrhynchos_platyrhynchos 105796 NNNNNNNNNNNNNNNNNNNNNNNNNNNNNNNNNNNNNNNNNNNNN 105840</text:p>
      <text:p text:style-name="P1">Gallus_gallus <text:s text:c="19"/>105796 ............................................. 105840</text:p>
      <text:p text:style-name="P1"/>
      <text:p text:style-name="P1">Anas_platyrhynchos_platyrhynchos 105841 NNNNNNNNNNNNNNNNNNNNNNNNNNNNNNNNNNNNNNNNNNNNN 105885</text:p>
      <text:p text:style-name="P1"><text:soft-page-break/>Gallus_gallus <text:s text:c="19"/>105841 ............................................. 105885</text:p>
      <text:p text:style-name="P1"/>
      <text:p text:style-name="P1">Anas_platyrhynchos_platyrhynchos 105886 NNNNNNNNNNNNNNNNNNNNNNNNNNNNNNNNNNNNNNNNNNNNN 105930</text:p>
      <text:p text:style-name="P1">Gallus_gallus <text:s text:c="19"/>105886 ............................................. 105930</text:p>
      <text:p text:style-name="P1"/>
      <text:p text:style-name="P1">Anas_platyrhynchos_platyrhynchos 105931 NNNNNNNNNNNNNNNNNNNNNNNNNNNNNNNNNNNNNNNNNNNNN 105975</text:p>
      <text:p text:style-name="P1">Gallus_gallus <text:s text:c="19"/>105931 ............................................. 105975</text:p>
      <text:p text:style-name="P1"/>
      <text:p text:style-name="P1">Anas_platyrhynchos_platyrhynchos 105976 NNNNNNNNNNNNNNNNNNNNNNNNNNNNNNNNNNNNNNNNNNNNN 106020</text:p>
      <text:p text:style-name="P1">Gallus_gallus <text:s text:c="19"/>105976 ............................................. 106020</text:p>
      <text:p text:style-name="P1"/>
      <text:p text:style-name="P1">Anas_platyrhynchos_platyrhynchos 106021 NNNNNNNNNNNNNNNNNNNNNNNNNNNNNNNNNNNNNNNNNNNNN 106065</text:p>
      <text:p text:style-name="P1">Gallus_gallus <text:s text:c="19"/>106021 ............................................. 106065</text:p>
      <text:p text:style-name="P1"/>
      <text:p text:style-name="P1">Anas_platyrhynchos_platyrhynchos 106066 NNNNNNNNNNNNNNNNNNNNNNNNNNNNNNNNNNNNNNNNNNNNN 106110</text:p>
      <text:p text:style-name="P1">Gallus_gallus <text:s text:c="19"/>106066 ............................................. 106110</text:p>
      <text:p text:style-name="P1"/>
      <text:p text:style-name="P1">Anas_platyrhynchos_platyrhynchos 106111 NNNNNNNNNNNNNNNNNNNNNNNNNNNNNNNNNNNNNNNNNNNNN 106155</text:p>
      <text:p text:style-name="P1">Gallus_gallus <text:s text:c="19"/>106111 ............................................. 106155</text:p>
      <text:p text:style-name="P1"/>
      <text:p text:style-name="P1">Anas_platyrhynchos_platyrhynchos 106156 NNNNNNNNNNNNNNNNNNNNNNNNNNNNNNNNNNNNNNNNNNNNN 106200</text:p>
      <text:p text:style-name="P1">Gallus_gallus <text:s text:c="19"/>106156 ............................................. 106200</text:p>
      <text:p text:style-name="P1"/>
      <text:p text:style-name="P1">Anas_platyrhynchos_platyrhynchos 106201 NNNNNNNNNNNNNNNNNNNNNNNNNNNNNNNNNNNNNNNNNNNNN 106245</text:p>
      <text:p text:style-name="P1">Gallus_gallus <text:s text:c="19"/>106201 ............................................. 106245</text:p>
      <text:p text:style-name="P1"/>
      <text:p text:style-name="P1">Anas_platyrhynchos_platyrhynchos 106246 NNNNNNNNNNNNNNNNNNNNNNNNNNNNNNNNNNNNNNNNNNNNN 106290</text:p>
      <text:p text:style-name="P1">Gallus_gallus <text:s text:c="19"/>106246 ............................................. 106290</text:p>
      <text:p text:style-name="P1"/>
      <text:p text:style-name="P1">Anas_platyrhynchos_platyrhynchos 106291 NNNNNNNNNNNNNNNNNNNNNNNNNNNNNNNNNNNNNNNNNNNNN 106335</text:p>
      <text:p text:style-name="P1">Gallus_gallus <text:s text:c="19"/>106291 ............................................. 106335</text:p>
      <text:p text:style-name="P1"/>
      <text:p text:style-name="P1">Anas_platyrhynchos_platyrhynchos 106336 NNNNNNNNNNNNNNNNNNNNNNNNNNNNNNNNNNNNNNNNNNNNN 106380</text:p>
      <text:p text:style-name="P1">Gallus_gallus <text:s text:c="19"/>106336 ............................................. 106380</text:p>
      <text:p text:style-name="P1"/>
      <text:p text:style-name="P1">Anas_platyrhynchos_platyrhynchos 106381 NNNNNNNNNNNNNNNNNNNNNNNNNNNNNNNNNNNNNNNNNNNNN 106425</text:p>
      <text:p text:style-name="P1">Gallus_gallus <text:s text:c="19"/>106381 ............................................. 106425</text:p>
      <text:p text:style-name="P1"/>
      <text:p text:style-name="P1"><text:soft-page-break/>Anas_platyrhynchos_platyrhynchos 106426 NNNNNNNNNNNNNNNNNNNNNNNNNNNNNNNNNNNNNNNNNNNNN 106470</text:p>
      <text:p text:style-name="P1">Gallus_gallus <text:s text:c="19"/>106426 ............................................. 106470</text:p>
      <text:p text:style-name="P1"/>
      <text:p text:style-name="P1">Anas_platyrhynchos_platyrhynchos 106471 NNNNNNNNNNNNNNNNNNNNNNNNNNNNNNNNNNNNNNNNNNNNN 106515</text:p>
      <text:p text:style-name="P1">Gallus_gallus <text:s text:c="19"/>106471 ............................................. 106515</text:p>
      <text:p text:style-name="P1"/>
      <text:p text:style-name="P1">Anas_platyrhynchos_platyrhynchos 106516 NNNNNNNNNNNNNNNNNNNNNNNNNNNNNNNNNNNNNNNNNNNNN 106560</text:p>
      <text:p text:style-name="P1">Gallus_gallus <text:s text:c="19"/>106516 ............................................. 106560</text:p>
      <text:p text:style-name="P1"/>
      <text:p text:style-name="P1">Anas_platyrhynchos_platyrhynchos 106561 NNNNNNNNNNNNNNNNNNNNNNNNNNNNNNNNNNNNNNNNNNNNN 106605</text:p>
      <text:p text:style-name="P1">Gallus_gallus <text:s text:c="19"/>106561 ............................................. 106605</text:p>
      <text:p text:style-name="P1"/>
      <text:p text:style-name="P1">Anas_platyrhynchos_platyrhynchos 106606 NNNNNNNNNNNNNNNNNNNNNNNNNNNNNNNNNNNNNNNNNNNNN 106650</text:p>
      <text:p text:style-name="P1">Gallus_gallus <text:s text:c="19"/>106606 ............................................. 106650</text:p>
      <text:p text:style-name="P1"/>
      <text:p text:style-name="P1">Anas_platyrhynchos_platyrhynchos 106651 NNNNNNNNNNNNNNNNNNNNNNNNNNNNNNNNNNNNNNNNNNNNN 106695</text:p>
      <text:p text:style-name="P1">Gallus_gallus <text:s text:c="19"/>106651 ............................................. 106695</text:p>
      <text:p text:style-name="P1"/>
      <text:p text:style-name="P1">Anas_platyrhynchos_platyrhynchos 106696 NNNNNNNNNNNNNNNNNNNNNNNNNNNNNNNNNNNNNNNNNNNNN 106740</text:p>
      <text:p text:style-name="P1">Gallus_gallus <text:s text:c="19"/>106696 ............................................. 106740</text:p>
      <text:p text:style-name="P1"/>
      <text:p text:style-name="P1">Anas_platyrhynchos_platyrhynchos 106741 NNNNNNNNNNNNNNNNNNNNNNNNNNNNNNNNNNNNNNNNNNNNN 106785</text:p>
      <text:p text:style-name="P1">Gallus_gallus <text:s text:c="19"/>106741 ............................................. 106785</text:p>
      <text:p text:style-name="P1"/>
      <text:p text:style-name="P1">Anas_platyrhynchos_platyrhynchos 106786 NNNNNNNNNNNNNNNNNNNNNNNNNNNNNNNNNNNNNNNNNNNNN 106830</text:p>
      <text:p text:style-name="P1">Gallus_gallus <text:s text:c="19"/>106786 ............................................. 106830</text:p>
      <text:p text:style-name="P1"/>
      <text:p text:style-name="P1">Anas_platyrhynchos_platyrhynchos 106831 NNNNNNNNNNNNNNNNNNNNNNNNNNNNNNNNNNNNNNNNNNNNN 106875</text:p>
      <text:p text:style-name="P1">Gallus_gallus <text:s text:c="19"/>106831 ............................................. 106875</text:p>
      <text:p text:style-name="P1"/>
      <text:p text:style-name="P1">Anas_platyrhynchos_platyrhynchos 106876 NNNNNNNNNNNNNNNNNNNNNNNNNNNNNNNNNNNNNNNNNNNNN 106920</text:p>
      <text:p text:style-name="P1">Gallus_gallus <text:s text:c="19"/>106876 ............................................. 106920</text:p>
      <text:p text:style-name="P1"/>
      <text:p text:style-name="P1">Anas_platyrhynchos_platyrhynchos 106921 NNNNNNNNNNNNNNNNNNNNNNNNNNNNNNNNNNNNNNNNNNNNN 106965</text:p>
      <text:p text:style-name="P1">Gallus_gallus <text:s text:c="19"/>106921 ............................................. 106965</text:p>
      <text:p text:style-name="P1"/>
      <text:p text:style-name="P1">Anas_platyrhynchos_platyrhynchos 106966 NNNNNNNNNNNNNNNNNNNNNNNNNNNNNNNNNNNNNNNNNNNNN 107010</text:p>
      <text:p text:style-name="Standard"><text:span text:style-name="T1">Gallus_gallus <text:s text:c="19"/>106966 ............................................. </text:span><text:soft-page-break/><text:span text:style-name="T1">107010</text:span></text:p>
      <text:p text:style-name="P1"/>
      <text:p text:style-name="P1">Anas_platyrhynchos_platyrhynchos 107011 NNNNNNNNNNNNNNNNNNNNNNNNNNNNNNNNNNNNNNNNNNNNN 107055</text:p>
      <text:p text:style-name="P1">Gallus_gallus <text:s text:c="19"/>107011 ............................................. 107055</text:p>
      <text:p text:style-name="P1"/>
      <text:p text:style-name="P1">Anas_platyrhynchos_platyrhynchos 107056 NNNNNNNNNNNNNNNNNNNNNNNNNNNNNNNNNNNNNNNNNNNNN 107100</text:p>
      <text:p text:style-name="P1">Gallus_gallus <text:s text:c="19"/>107056 ............................................. 107100</text:p>
      <text:p text:style-name="P1"/>
      <text:p text:style-name="P1">Anas_platyrhynchos_platyrhynchos 107101 NNNNNNNNNNNNNNNNNNNNNNNNNNNNNNNNNNNNNNNNNNNNN 107145</text:p>
      <text:p text:style-name="P1">Gallus_gallus <text:s text:c="19"/>107101 ............................................. 107145</text:p>
      <text:p text:style-name="P1"/>
      <text:p text:style-name="P1">Anas_platyrhynchos_platyrhynchos 107146 NNNNNNNNNNNNNNNNNNNNNNNNNNNNNNNNNNNNNNNNNNNNN 107190</text:p>
      <text:p text:style-name="P1">Gallus_gallus <text:s text:c="19"/>107146 ............................................. 107190</text:p>
      <text:p text:style-name="P1"/>
      <text:p text:style-name="P1">Anas_platyrhynchos_platyrhynchos 107191 NNNNNNNNNNNNNNNNNNNNNNNNNNNNNNNNNNNNNNNNNNNNN 107235</text:p>
      <text:p text:style-name="P1">Gallus_gallus <text:s text:c="19"/>107191 ............................................. 107235</text:p>
      <text:p text:style-name="P1"/>
      <text:p text:style-name="P1">Anas_platyrhynchos_platyrhynchos 107236 NNNNNNNNNNNNNNNNNNNNNNNNNNNNNNNNNNNNNNNNNNNNN 107280</text:p>
      <text:p text:style-name="P1">Gallus_gallus <text:s text:c="19"/>107236 ............................................. 107280</text:p>
      <text:p text:style-name="P1"/>
      <text:p text:style-name="P1">Anas_platyrhynchos_platyrhynchos 107281 NNNNNNNNNNNNNNNNNNNNNNNNNNNNNNNNNNNNNNNNNNNNN 107325</text:p>
      <text:p text:style-name="P1">Gallus_gallus <text:s text:c="19"/>107281 ............................................. 107325</text:p>
      <text:p text:style-name="P1"/>
      <text:p text:style-name="P1">Anas_platyrhynchos_platyrhynchos 107326 NNNNNNNNNNNNNNNNNNNNNNNNNNNNNNNNNNNNNNNNNNNNN 107370</text:p>
      <text:p text:style-name="P1">Gallus_gallus <text:s text:c="19"/>107326 ............................................. 107370</text:p>
      <text:p text:style-name="P1"/>
      <text:p text:style-name="P1">Anas_platyrhynchos_platyrhynchos 107371 NNNNNNNNNNNNNNNNNNNNNNNNNNNNNNNNNNNNNNNNNNNNN 107415</text:p>
      <text:p text:style-name="P1">Gallus_gallus <text:s text:c="19"/>107371 ............................................. 107415</text:p>
      <text:p text:style-name="P1"/>
      <text:p text:style-name="P1">Anas_platyrhynchos_platyrhynchos 107416 NNNNNNNNNNNNNNNNNNNNNNNNNNNNNNNNNNNNNNNNNNNNN 107460</text:p>
      <text:p text:style-name="P1">Gallus_gallus <text:s text:c="19"/>107416 ............................................. 107460</text:p>
      <text:p text:style-name="P1"/>
      <text:p text:style-name="P1">Anas_platyrhynchos_platyrhynchos 107461 NNNNNNNNNNNNNNNNNNNNNNNNNNNNNNNNNNNNNNNNNNNNN 107505</text:p>
      <text:p text:style-name="P1">Gallus_gallus <text:s text:c="19"/>107461 ............................................. 107505</text:p>
      <text:p text:style-name="P1"/>
      <text:p text:style-name="P1">Anas_platyrhynchos_platyrhynchos 107506 NNNNNNNNNNNNNNNNNNNNNNNNNNNNNNNNNNNNNNNNNNNNN 107550</text:p>
      <text:p text:style-name="P1">Gallus_gallus <text:s text:c="19"/>107506 ............................................. 107550</text:p>
      <text:p text:style-name="P1"/>
      <text:p text:style-name="Standard"><text:span text:style-name="T1">Anas_platyrhynchos_platyrhynchos 107551 NNNNNNNNNNNNNNNNNNNNNNNNNNNNNNNNNNNNNNNNNNNNN </text:span><text:soft-page-break/><text:span text:style-name="T1">107595</text:span></text:p>
      <text:p text:style-name="P1">Gallus_gallus <text:s text:c="19"/>107551 ............................................. 107595</text:p>
      <text:p text:style-name="P1"/>
      <text:p text:style-name="P1">Anas_platyrhynchos_platyrhynchos 107596 NNNNNNNNNNNNNNNNNNNNNNNNNNNNNNNNNNNNNNNNNNNNN 107640</text:p>
      <text:p text:style-name="P1">Gallus_gallus <text:s text:c="19"/>107596 ............................................. 107640</text:p>
      <text:p text:style-name="P1"/>
      <text:p text:style-name="P1">Anas_platyrhynchos_platyrhynchos 107641 NNNTGCCGTGCCGTGCCGTGCCGTGCCGTGCCGTGCCGTGCCGGC 107685</text:p>
      <text:p text:style-name="P1">Gallus_gallus <text:s text:c="19"/>107641 ............................................. 107685</text:p>
      <text:p text:style-name="P1"/>
      <text:p text:style-name="P1">Anas_platyrhynchos_platyrhynchos 107686 GGAAGCCGTCCCGGGGCTACCAGGCGCGGACAGGGGCGGGCGGCG 107730</text:p>
      <text:p text:style-name="P1">Gallus_gallus <text:s text:c="19"/>107686 ............................................. 107730</text:p>
      <text:p text:style-name="P1"/>
      <text:p text:style-name="P1">Anas_platyrhynchos_platyrhynchos 107731 GGGCCCCGGCTCGGGCTGACTGCAGGAGCTGCGGCGCGGCCGCCA 107775</text:p>
      <text:p text:style-name="P1">Gallus_gallus <text:s text:c="19"/>107731 ............................................. 107775</text:p>
      <text:p text:style-name="P1"/>
      <text:p text:style-name="P1">Anas_platyrhynchos_platyrhynchos 107776 GTCCCGCCGCCCTGCTTGCCCGCACCGGGGGAACGGCTCGGTTCT 107820</text:p>
      <text:p text:style-name="P1">Gallus_gallus <text:s text:c="19"/>107776 ............................................. 107820</text:p>
      <text:p text:style-name="P1"/>
      <text:p text:style-name="P1">Anas_platyrhynchos_platyrhynchos 107821 GAGCCGGGGCTCGGAAAGGCTGCCGATGGCAGGTGTTCTAGCGGC 107865</text:p>
      <text:p text:style-name="P1">Gallus_gallus <text:s text:c="19"/>107821 ............................................. 107865</text:p>
      <text:p text:style-name="P1"/>
      <text:p text:style-name="P1">Anas_platyrhynchos_platyrhynchos 107866 CCGGGTAAAGCTGGTCTCGACTGCTCTGTGACATGGCTTGTGGTG 107910</text:p>
      <text:p text:style-name="P1">Gallus_gallus <text:s text:c="19"/>107866 ............................................. 107910</text:p>
      <text:p text:style-name="P1"/>
      <text:p text:style-name="P1">Anas_platyrhynchos_platyrhynchos 107911 TGGAAACTAGGGAGTCTTACCTGAGGAAAAAAGAACTCGTTTCCT 107955</text:p>
      <text:p text:style-name="P1">Gallus_gallus <text:s text:c="19"/>107911 ............................................. 107955</text:p>
      <text:p text:style-name="P1"/>
      <text:p text:style-name="P1">Anas_platyrhynchos_platyrhynchos 107956 ACCGGGAGGGAGCCTGCAGAGCAATTACAGACCGAGAGATTCTGT 108000</text:p>
      <text:p text:style-name="P1">Gallus_gallus <text:s text:c="19"/>107956 ............................................. 108000</text:p>
      <text:p text:style-name="P1"/>
      <text:p text:style-name="P1">Anas_platyrhynchos_platyrhynchos 108001 CAGAGAGGAGGGTATTTTCAGCTGGTTGGAGAGTGAAATCTGTGG 108045</text:p>
      <text:p text:style-name="P1">Gallus_gallus <text:s text:c="19"/>108001 ............................................. 108045</text:p>
      <text:p text:style-name="P1"/>
      <text:p text:style-name="P2"><text:span text:style-name="T1">Anas_platyrhynchos_platyrhynchos 108046 CAGAGCCCTGAATCTCCAGGTTGTGGT</text:span><text:span text:style-name="T1"><office:annotation><dc:creator>Unknown Author</dc:creator><dc:date>2023-04-26T14:22:35.109867627</dc:date><text:p text:style-name="P6"><text:span text:style-name="T8">Deletion Ends</text:span></text:p></office:annotation></text:span><text:span text:style-name="T1">TTTGGAAAGAACCCAGAG 108090</text:span></text:p>
      <text:p text:style-name="P1">Gallus_gallus <text:s text:c="19"/>108046 ...........................TTAGGAAAGAACCAGGAG 108090</text:p>
      <text:p text:style-name="P1"/>
      <text:p text:style-name="P1">Anas_platyrhynchos_platyrhynchos 108091 GAGCTGTAAGACACAGACGCTGAATTTCTTTACCGCTTCTTGTTC 108135</text:p>
      <text:p text:style-name="P1">Gallus_gallus <text:s text:c="19"/>108091 GAGCTGTAATATGTGGATGCCGAATTCCTTAACCATTTCTTGTTC 108135</text:p>
      <text:p text:style-name="P1"><text:soft-page-break/></text:p>
      <text:p text:style-name="P1">Anas_platyrhynchos_platyrhynchos 108136 CAAGGAATCTCAGAACGATTTCTAAATAAACAAATAGCGAGTATC 108180</text:p>
      <text:p text:style-name="P1">Gallus_gallus <text:s text:c="19"/>108136 TGAG‑‑‑TGTCGGAATGATTTCTAAATATACAGATCGAGTGTATC 108180</text:p>
      <text:p text:style-name="P1"/>
      <text:p text:style-name="P1">Anas_platyrhynchos_platyrhynchos 108181 CACAGAGTTACTACAGTGGGAAAGGAGGCTGTCTATAATTGATTA 108225</text:p>
      <text:p text:style-name="P1">Gallus_gallus <text:s text:c="19"/>108181 CACAGAGTTACTGCTGTGGGGGAGGTGGCCTTCTGAAATTGATTG 108225</text:p>
      <text:p text:style-name="P1"/>
      <text:p text:style-name="P1">Anas_platyrhynchos_platyrhynchos 108226 TGAACACAAACTGTACAGTAACTTACTTAAGCAGATGAAAAGTAA 108270</text:p>
      <text:p text:style-name="P1">Gallus_gallus <text:s text:c="19"/>108226 CCAATGCGAATTGTACAGTAACTCCTGTAAGCAGGTTAATGATAA 108270</text:p>
      <text:p text:style-name="P1"/>
      <text:p text:style-name="P1">Anas_platyrhynchos_platyrhynchos 108271 TACTGTGTTTTATTGTTGGCATTTAGTAATGCAAGAAGTGAAATT 108315</text:p>
      <text:p text:style-name="P1">Gallus_gallus <text:s text:c="19"/>108271 CACTGT‑‑‑‑‑‑‑‑‑‑TGGCCTTTAGTAAGGTAAAAAGTGAAATA 108315</text:p>
      <text:p text:style-name="P1"/>
      <text:p text:style-name="P1">Anas_platyrhynchos_platyrhynchos 108316 CTACAGGAAAAGTCTATTTAACATTCTTTTG‑‑‑‑‑‑‑‑‑‑‑‑‑‑ 108360</text:p>
      <text:p text:style-name="P1">Gallus_gallus <text:s text:c="19"/>108316 CTGCAAGAAAATACTACTTAATTGACTTTTGTGGTGGGGTGGGGG 108360</text:p>
      <text:p text:style-name="P1"/>
      <text:p text:style-name="Standard"><text:span text:style-name="T1">Anas_platyrhynchos_platyrhynchos 108361 GGGGTGTGTCTGTTTGCAG</text:span><office:annotation office:name="__Annotation__41845_2513242303" loext:resolved="false"><dc:creator>Unknown Author</dc:creator><dc:date>2023-03-29T15:06:20.697644253</dc:date><text:p text:style-name="P5"><text:span text:style-name="T7">Chicken and Duck TCTN3 Exon2</text:span></text:p></office:annotation><text:span text:style-name="T2">GTCTGTGAATCAAGTGTGTGTGGAAA</text:span><office:annotation-end office:name="__Annotation__41845_2513242303"/><text:span text:style-name="T1"> 108405</text:span></text:p>
      <text:p text:style-name="Standard"><text:span text:style-name="T1">Gallus_gallus <text:s text:c="19"/>108361 GGGGTG‑GTTTGTTTGCAG</text:span><text:span text:style-name="T4">GTCTGTGAATCAAGTGTGTGTGGAAA</text:span><text:span text:style-name="T1"> 108405</text:span></text:p>
      <text:p text:style-name="P1"/>
      <text:p text:style-name="P1">Anas_platyrhynchos_platyrhynchos 108406 AATCGCTTGTGTTCAGAACTAATACTCCTTATCATACTGATACCA 108450</text:p>
      <text:p text:style-name="Standard"><text:span text:style-name="T1">Gallus_gallus <text:s text:c="19"/>108406 </text:span><text:span text:style-name="T4">AATCACTTATATTCAGAACTAATATTCCTTATCATACTGATACCA</text:span><text:span text:style-name="T1"> 108450</text:span></text:p>
      <text:p text:style-name="P1"/>
      <text:p text:style-name="P1">Anas_platyrhynchos_platyrhynchos 108451 TTTCTGTCCCTGGTGAACATGATCTGCTGTTCTGTGTGCAGCTGG 108495</text:p>
      <text:p text:style-name="Standard"><text:span text:style-name="T1">Gallus_gallus <text:s text:c="19"/>108451 </text:span><text:span text:style-name="T4">TCGCTGTCTCTGATGGACCAGAT‑‑‑CTGTTCTGTGTGCAGCTGG</text:span><text:span text:style-name="T1"> 108495</text:span></text:p>
      <text:p text:style-name="P1"/>
      <text:p text:style-name="P1">Anas_platyrhynchos_platyrhynchos 108496 ATGACTGTAAGTAAC‑‑‑TTTTCTTTCCATTAACTTAATTCATAG 108540</text:p>
      <text:p text:style-name="Standard"><text:span text:style-name="T1">Gallus_gallus <text:s text:c="19"/>108496 </text:span><text:span text:style-name="T4">ATGACCGTAA</text:span><text:span text:style-name="T1">GTAACTTTTTTTTTTTCCATTAACCTGATTCTAAT 108540</text:span></text:p>
      <text:p text:style-name="P1"/>
      <text:p text:style-name="P1">Anas_platyrhynchos_platyrhynchos 108541 ATAGCCTTTTCTTAGGGAATCTCTTTTTAAACTTACATGCTATAA 108585</text:p>
      <text:p text:style-name="P1">Gallus_gallus <text:s text:c="19"/>108541 ATAGCCTCTGCATAGGGAATCTCTTCTGAAACTT‑‑GTGTTATAG 108585</text:p>
      <text:p text:style-name="P1"/>
      <text:p text:style-name="P1">Anas_platyrhynchos_platyrhynchos 108586 TTGCTAGAAATTATTTCGTTTGTTATAGTCTCTGAGAGACCATAG 108630</text:p>
      <text:p text:style-name="P1">Gallus_gallus <text:s text:c="19"/>108586 TTGTTACTAATTATTTTGGCTACTGTAGTTCC‑‑‑‑ATACCATGT 108630</text:p>
      <text:p text:style-name="P1"/>
      <text:p text:style-name="P1">Anas_platyrhynchos_platyrhynchos 108631 GGAATCACCATCCCATCACTGAAGACAAAAAATTATCATTGCCCT 108675</text:p>
      <text:p text:style-name="P1">Gallus_gallus <text:s text:c="19"/>108631 TGCATCA...................................... 108675</text:p>
      <text:p text:style-name="P1"/>
      <text:p text:style-name="P1">Anas_platyrhynchos_platyrhynchos 108676 CATTTTGAGGGTAGTGCTCCCTTGGCTAAACACGAATCACTCTTT 108720</text:p>
      <text:p text:style-name="P1"><text:soft-page-break/>Gallus_gallus <text:s text:c="19"/>108676 ............................................. 108720</text:p>
      <text:p text:style-name="P1"/>
      <text:p text:style-name="P1">Anas_platyrhynchos_platyrhynchos 108721 AGCAATTGTTTCTGTATCTAAGACACCTTAATTTGCTACACGTAG 108765</text:p>
      <text:p text:style-name="P1">Gallus_gallus <text:s text:c="19"/>108721 ............................................. 108765</text:p>
      <text:p text:style-name="P1"/>
      <text:p text:style-name="P1">Anas_platyrhynchos_platyrhynchos 108766 AGCAGTAAAGAAAGTTTGACATCTGTCATATTTTTCCTGTTAGGA 108810</text:p>
      <text:p text:style-name="P1">Gallus_gallus <text:s text:c="19"/>108766 ............................................. 108810</text:p>
      <text:p text:style-name="P1"/>
      <text:p text:style-name="P1">Anas_platyrhynchos_platyrhynchos 108811 AAGGAAGGATTCCTTTTATCTTCCTATTATCCTTTTCAGAAAGCG 108855</text:p>
      <text:p text:style-name="P1">Gallus_gallus <text:s text:c="19"/>108811 ............................................. 108855</text:p>
      <text:p text:style-name="P1"/>
      <text:p text:style-name="P1">Anas_platyrhynchos_platyrhynchos 108856 GTTTATTATCTTATCTTGGATTACTCATTTGATATACTTATTTTC 108900</text:p>
      <text:p text:style-name="P1">Gallus_gallus <text:s text:c="19"/>108856 ............................................. 108900</text:p>
      <text:p text:style-name="P1"/>
      <text:p text:style-name="P1">Anas_platyrhynchos_platyrhynchos 108901 ATACTTCCTTCTTTGCTGTCACTGATTTGCAGTGATCACATACCC 108945</text:p>
      <text:p text:style-name="P1">Gallus_gallus <text:s text:c="19"/>108901 ............................................. 108945</text:p>
      <text:p text:style-name="P1"/>
      <text:p text:style-name="P1">Anas_platyrhynchos_platyrhynchos 108946 TAGTAGGGCATGTCAATAATGTTTTTTCTCCTTCTGCTTTCCTCA 108990</text:p>
      <text:p text:style-name="P1">Gallus_gallus <text:s text:c="19"/>108946 ............................................. 108990</text:p>
      <text:p text:style-name="P1"/>
      <text:p text:style-name="P1">Anas_platyrhynchos_platyrhynchos 108991 ATGCGTTTTGTTTGTCTGATTTGGTGTCCAGCTCACTGGTATTCA 109035</text:p>
      <text:p text:style-name="P1">Gallus_gallus <text:s text:c="19"/>108991 ............................................. 109035</text:p>
      <text:p text:style-name="P1"/>
      <text:p text:style-name="P1">Anas_platyrhynchos_platyrhynchos 109036 TTGAGATTGCTTAGGAGCTCATGTTTGAACACATACTATTTTCTC 109080</text:p>
      <text:p text:style-name="P1">Gallus_gallus <text:s text:c="19"/>109036 ............................................. 109080</text:p>
      <text:p text:style-name="P1"/>
      <text:p text:style-name="P1">Anas_platyrhynchos_platyrhynchos 109081 TTTTGACACTCGTGTCTGGGAGTTTTGATCAACAGTCCCATCTAC 109125</text:p>
      <text:p text:style-name="P1">Gallus_gallus <text:s text:c="19"/>109081 ............................................. 109125</text:p>
      <text:p text:style-name="P1"/>
      <text:p text:style-name="P1">Anas_platyrhynchos_platyrhynchos 109126 TTCGGCCTTGTGTCATAAAATCAGAGAACATTCTAGGCTGGGAGA 109170</text:p>
      <text:p text:style-name="P1">Gallus_gallus <text:s text:c="19"/>109126 ............................................. 109170</text:p>
      <text:p text:style-name="P1"/>
      <text:p text:style-name="P1">Anas_platyrhynchos_platyrhynchos 109171 GGCTTAGGAGGTTACCTGGTCCAGGTACTAGTCAAAGAAGGGTCC 109215</text:p>
      <text:p text:style-name="P1">Gallus_gallus <text:s text:c="19"/>109171 ............................................. 109215</text:p>
      <text:p text:style-name="P1"/>
      <text:p text:style-name="Standard"><text:span text:style-name="T3">Anas_platyrhynchos_platyrhynchos 109216 TGTAATTTAGTCCACCTTTCAAATCCTTGCAGATGTTACCTGAAT</text:span><text:span text:style-name="T1"> 109260</text:span></text:p>
      <text:p text:style-name="P1">Gallus_gallus <text:s text:c="19"/>109216 ................TCTTAAGTGCTTATGAAAGGTGTCT‑‑‑T 109260</text:p>
      <text:p text:style-name="P1"/>
      <text:p text:style-name="P1"><text:soft-page-break/>Anas_platyrhynchos_platyrhynchos 109261 GTTTGTATGTGTTAAAAAGTGT‑‑‑GTTCAAACAAATCCATCAGG 109305</text:p>
      <text:p text:style-name="P1">Gallus_gallus <text:s text:c="19"/>109261 ATTTGCATGCATTTAAAAGCTTACTGTTTTAACAAGCCTAT‑‑‑‑ 109305</text:p>
      <text:p text:style-name="P1"/>
      <text:p text:style-name="P1">Anas_platyrhynchos_platyrhynchos 109306 ATGAATCTCTTTAGTATGTCCTTAATCGTTTGACTGAATTATATG 109350</text:p>
      <text:p text:style-name="P1">Gallus_gallus <text:s text:c="19"/>109306 ‑‑‑‑‑‑‑‑‑‑GTGTTATGTCATTAATCATTTGTC‑‑‑ATTTTATG 109350</text:p>
      <text:p text:style-name="P1"/>
      <text:p text:style-name="P1">Anas_platyrhynchos_platyrhynchos 109351 ACATAGTGCCTTAGCAGTAATAATTTAAAACATTGTAATACTGTA 109395</text:p>
      <text:p text:style-name="P1">Gallus_gallus <text:s text:c="19"/>109351 ACTTAGTGTTTTAGCAGTAATAATTTAATACATTATAGCATTGTG 109395</text:p>
      <text:p text:style-name="P1"/>
      <text:p text:style-name="P1">Anas_platyrhynchos_platyrhynchos 109396 ACACTACTGAATGGTGCTGGGACAAGAAGACATCACTGTGAGATA 109440</text:p>
      <text:p text:style-name="P1">Gallus_gallus <text:s text:c="19"/>109396 ACAGTTCTGAATATCAACTGGCAAGGAAGACATTACTCTGAGATA 109440</text:p>
      <text:p text:style-name="P1"/>
      <text:p text:style-name="P1">Anas_platyrhynchos_platyrhynchos 109441 CCAGTAGAATTTTGTCTTTTTAGGATGTCTATTCACAATTCATAC 109485</text:p>
      <text:p text:style-name="P1">Gallus_gallus <text:s text:c="19"/>109441 CGAGTGGGAGTTTGTCTTTTAAGGATATGTATTCACAGTTCATAC 109485</text:p>
      <text:p text:style-name="P1"/>
      <text:p text:style-name="P1">Anas_platyrhynchos_platyrhynchos 109486 TTACTTTAAAGTTTATCAGCCTTAATTACTTTTTAATCCATTTAA 109530</text:p>
      <text:p text:style-name="P1">Gallus_gallus <text:s text:c="19"/>109486 TTAAGTTAAAGTTTATTTGGC‑‑‑ATTA‑TTTTTAATCAATTTAA 109530</text:p>
      <text:p text:style-name="P1"/>
      <text:p text:style-name="P1">Anas_platyrhynchos_platyrhynchos 109531 TGTTGCTTTTACTAAAT‑‑GTATACTGCTGGTGTTTTGTCATTAA 109575</text:p>
      <text:p text:style-name="P1">Gallus_gallus <text:s text:c="19"/>109531 TGTTGTTTTTACTGATTTCACATGCTAATAGTGTTTTGACATAAA 109575</text:p>
      <text:p text:style-name="P1"/>
      <text:p text:style-name="P1">Anas_platyrhynchos_platyrhynchos 109576 AACATCATTAAAACATCGTATGGGTCCAACTTGGGCATCTTACAA 109620</text:p>
      <text:p text:style-name="P1">Gallus_gallus <text:s text:c="19"/>109576 AATGTCA‑‑‑‑‑‑‑‑‑‑‑GATGACTGTAACTTGGACACCTCACAA 109620</text:p>
      <text:p text:style-name="P1"/>
      <text:p text:style-name="P1">Anas_platyrhynchos_platyrhynchos 109621 AAATGAGAGCACATGTTAAACTAGTTGCCTTAAGCAGTTTTCACA 109665</text:p>
      <text:p text:style-name="P1">Gallus_gallus <text:s text:c="19"/>109621 ATG‑GAGAGCACAT‑‑TAAGATAGTTGCCTTAAATAACTTTCATT 109665</text:p>
      <text:p text:style-name="P1"/>
      <text:p text:style-name="P1">Anas_platyrhynchos_platyrhynchos 109666 ATTTCAGAAAATCACATATGTGTATCAACACGTTTCTCAAGAAAC 109710</text:p>
      <text:p text:style-name="P1">Gallus_gallus <text:s text:c="19"/>109666 ATTTCTCAAGATCAGATTTGTATATGAACACGTTTTTCATGCAAC 109710</text:p>
      <text:p text:style-name="P1"/>
      <text:p text:style-name="P1">Anas_platyrhynchos_platyrhynchos 109711 AGTACAAAGTAGTTCCCATGATATCATCCTCCTGTTCATAGCTCG 109755</text:p>
      <text:p text:style-name="P1">Gallus_gallus <text:s text:c="19"/>109711 ATTACGAATTACTACTCATTATGTCA‑‑‑TCTTGTTCAAAGCTGG 109755</text:p>
      <text:p text:style-name="P1"/>
      <text:p text:style-name="P1">Anas_platyrhynchos_platyrhynchos 109756 TATTAGTCCGTTAGCAATCTTACTAAGGATTAATTACTGTAAGGC 109800</text:p>
      <text:p text:style-name="P1">Gallus_gallus <text:s text:c="19"/>109756 TATTACTGTGT.......CCTGTTAGCAATTAATTAATATATGGC 109800</text:p>
      <text:p text:style-name="P1"/>
      <text:p text:style-name="P1">Anas_platyrhynchos_platyrhynchos 109801 ACTATCTAGCTTATAATTACTGAAGTTGTCCCTCTTAAAAATATT 109845</text:p>
      <text:p text:style-name="Standard"><text:span text:style-name="T1">Gallus_gallus <text:s text:c="19"/>109801 ACTATATAGCTTATAATTAATAAAATTGTCACTTTTAAAA‑TATT </text:span><text:soft-page-break/><text:span text:style-name="T1">109845</text:span></text:p>
      <text:p text:style-name="P1"/>
      <text:p text:style-name="P1">Anas_platyrhynchos_platyrhynchos 109846 AGCACAATGTTTACTTTTTCATAGAACTATCTTTTTTAGTAATTT 109890</text:p>
      <text:p text:style-name="P1">Gallus_gallus <text:s text:c="19"/>109846 GGCA‑‑‑TGTTTACTTTTT‑‑‑AAAAAT‑TCTTTTCTAGTAATTT 109890</text:p>
      <text:p text:style-name="P1"/>
      <text:p text:style-name="P1">Anas_platyrhynchos_platyrhynchos 109891 TA‑CGTTGGTAGATT‑‑‑‑‑‑‑‑‑TTTTTTTTTTCACCTTTTAGC 109935</text:p>
      <text:p text:style-name="Standard"><text:span text:style-name="T1">Gallus_gallus <text:s text:c="19"/>109891 GAATGTTGGTAGATTATTATATATTTTTTTTTCCCAACCTTTAG</text:span><text:span text:style-name="T4">T</text:span><text:span text:style-name="T1"> 109935</text:span></text:p>
      <text:p text:style-name="P1"/>
      <text:p text:style-name="Standard"><text:span text:style-name="T1">Anas_platyrhynchos_platyrhynchos 109936 AAAGCTGAACTAT</text:span><text:span text:style-name="T4">TTCCAGCAGCCACAGCCTATCAAAGAATCTGA</text:span><text:span text:style-name="T1"> 109980</text:span></text:p>
      <text:p text:style-name="Standard"><text:span text:style-name="T1">Gallus_gallus <text:s text:c="19"/>109936 </text:span><text:span text:style-name="T4">GAAGTTGAACTATTTCCGACAGCCAAAGCGTATCAAAGAATCTGA</text:span><text:span text:style-name="T1"> 109980</text:span></text:p>
      <text:p text:style-name="P1"/>
      <text:p text:style-name="Standard"><text:span text:style-name="T1">Anas_platyrhynchos_platyrhynchos 109981 </text:span><text:span text:style-name="T4">TTTTCTGGAGTTCTCAGAGAA</text:span><text:span text:style-name="T1">GTACGGCAGACTCTCTTTCTTAGC 110025</text:span></text:p>
      <text:p text:style-name="Standard"><text:span text:style-name="T1">Gallus_gallus <text:s text:c="19"/>109981 </text:span><text:span text:style-name="T4">TTTTCTGAAGCTCTT‑‑‑GAAGTATAGCAAGCACTCTTTCTTAGC</text:span><text:span text:style-name="T1"> 110025</text:span></text:p>
      <text:p text:style-name="P1"/>
      <text:p text:style-name="P1">Anas_platyrhynchos_platyrhynchos 110026 AGTATCACAAGTCCAGCCATCGTTTTCTGCCTTTTACCGGGTGAG 110070</text:p>
      <text:p text:style-name="Standard"><text:span text:style-name="T1">Gallus_gallus <text:s text:c="19"/>110026 </text:span><text:span text:style-name="T4">ACAATCACAAGTCCAGCCATCATTCTCTGCCTTTTACCGA</text:span><text:span text:style-name="T1">GTGAG 110070</text:span></text:p>
      <text:p text:style-name="P1"/>
      <text:p text:style-name="P1">Anas_platyrhynchos_platyrhynchos 110071 TTGAAAAAAAGATAGCAACCAGTTTGCAGATATGCCTTTGCTATT 110115</text:p>
      <text:p text:style-name="P1">Gallus_gallus <text:s text:c="19"/>110071 TTGAAAGAAA‑ATACCAACTGGCTTGCAGGTATACCTTTGCTGTA 110115</text:p>
      <text:p text:style-name="P1"/>
      <text:p text:style-name="P1">Anas_platyrhynchos_platyrhynchos 110116 GATGTCTGTAATGAGACCTAACGAGAACAGAATTAAATATTCCTC 110160</text:p>
      <text:p text:style-name="P1">Gallus_gallus <text:s text:c="19"/>110116 GCTGTCTGTAATGAGACCTAATGAGAACAAATTCAAAGATACTTT 110160</text:p>
      <text:p text:style-name="P1"/>
      <text:p text:style-name="Standard"><text:span text:style-name="T1">Anas_platyrhynchos_platyrhynchos 110161 </text:span><text:span text:style-name="T5">ATGTATTTTTCCCCTATAAACCACGGTATTATCAGTTCTTT</text:span><text:span text:style-name="T4">TCAT</text:span><text:span text:style-name="T1"> 110205</text:span></text:p>
      <text:p text:style-name="P1">Gallus_gallus <text:s text:c="19"/>110161 GTATTTTTCTATCCTTTGAACCA‑‑‑TATTATTTTTCATTTCTTT 110205</text:p>
      <text:p text:style-name="P1"/>
      <text:p text:style-name="Standard"><text:span text:style-name="T1">Anas_platyrhynchos_platyrhynchos 110206 </text:span><text:span text:style-name="T4">TCCTTGTTGTGTAAAAAGTTTCTAATTAGTTTTCTTGTATGTA‑‑</text:span><text:span text:style-name="T1"> 110250</text:span></text:p>
      <text:p text:style-name="P1">Gallus_gallus <text:s text:c="19"/>110206 TCCTTACTGTGTAAAATGTTCCTAATTAGTTTTCTTGTATATAAA 110250</text:p>
      <text:p text:style-name="P1"/>
      <text:p text:style-name="Standard"><text:span text:style-name="T1">Anas_platyrhynchos_platyrhynchos 110251 </text:span><text:span text:style-name="T4">‑GTTTGGACA‑‑‑TTTTAGATAAAACTGGCTGTGCACTAAGGAGA</text:span><text:span text:style-name="T1"> 110295</text:span></text:p>
      <text:p text:style-name="P1">Gallus_gallus <text:s text:c="19"/>110251 AGTTTGTACAGCCCTTTAAACAAAACTGACTGTATGCAAAGGAGA 110295</text:p>
      <text:p text:style-name="P1"/>
      <text:p text:style-name="Standard"><text:span text:style-name="T1">Anas_platyrhynchos_platyrhynchos 110296 </text:span><text:span text:style-name="T4">AGTTTCAGTTTGTCTCTCTGCCCTGAGGATGTCGTTACCTTGCAC</text:span><text:span text:style-name="T1"> 110340</text:span></text:p>
      <text:p text:style-name="P1">Gallus_gallus <text:s text:c="19"/>110296 AGTTAAAGTTTGCCTCTTTGCCCTGA‑‑‑TGTAATCACCCTGAAC 110340</text:p>
      <text:p text:style-name="P1"/>
      <text:p text:style-name="Standard"><text:span text:style-name="T1">Anas_platyrhynchos_platyrhynchos 110341 </text:span><text:span text:style-name="T4">TTGGACTTACTATTCCACAGTGATGTTGTTTTTAGTTTCTCCGAA</text:span><text:span text:style-name="T1"> 110385</text:span></text:p>
      <text:p text:style-name="P1">Gallus_gallus <text:s text:c="19"/>110341 TTAGTCTTACAATTCCACAGTAATGTTGTCTGTAAGTTTTCCAAA 110385</text:p>
      <text:p text:style-name="P1"/>
      <text:p text:style-name="Standard"><text:span text:style-name="T1">Anas_platyrhynchos_platyrhynchos 110386 </text:span><text:span text:style-name="T4">TTGTCTTTTCAGGCTGGTGATCCAATCCTAATCTATTTTGATTCA</text:span><text:span text:style-name="T1"> </text:span><text:soft-page-break/><text:span text:style-name="T1">110430</text:span></text:p>
      <text:p text:style-name="Standard"><text:span text:style-name="T1">Gallus_gallus <text:s text:c="19"/>110386 TTGTCTTTTCAG</text:span><text:span text:style-name="T4">GCTGGCGATCCAATCCTAATCTACTTTGATTCA</text:span><text:span text:style-name="T1"> 110430</text:span></text:p>
      <text:p text:style-name="P1"/>
      <text:p text:style-name="Standard"><text:span text:style-name="T1">Anas_platyrhynchos_platyrhynchos 110431 </text:span><text:span text:style-name="T4">TCATCTACACTGAGTATGCTTAGACAACCAGTGAAAATGGGAGTC</text:span><text:span text:style-name="T1"> 110475</text:span></text:p>
      <text:p text:style-name="Standard"><text:span text:style-name="T1">Gallus_gallus <text:s text:c="19"/>110431 </text:span><text:span text:style-name="T4">TTATCTGTACTGAGTGTGCTTAGACAGCCAGTAAAAATGGGAGTC</text:span><text:span text:style-name="T1"> 110475</text:span></text:p>
      <text:p text:style-name="P1"/>
      <text:p text:style-name="Standard"><text:span text:style-name="T1">Anas_platyrhynchos_platyrhynchos 110476 </text:span><text:span text:style-name="T4">AGTGGACTCTGTGTTGATGGAAATCCTGCTG</text:span><text:span text:style-name="T1">GTTAGTAAAGGGGA 110520</text:span></text:p>
      <text:p text:style-name="Standard"><text:span text:style-name="T1">Gallus_gallus <text:s text:c="19"/>110476 </text:span><text:span text:style-name="T4">AGTGGACTTTGTGTAGATGGAAATCCAGCTG</text:span><text:span text:style-name="T1">GTTAGTAAAAGGAA 110520</text:span></text:p>
      <text:p text:style-name="P1"/>
      <text:p text:style-name="P1">Anas_platyrhynchos_platyrhynchos 110521 AAGCGTTTCTAAGGGCTGTGTGCTTCTGTTGTGTCTTAGCTGACA 110565</text:p>
      <text:p text:style-name="P1">Gallus_gallus <text:s text:c="19"/>110521 AGGCATTTCTGAGGTTTATGTGCTTCTGTTTTCTCTTATTTGATG 110565</text:p>
      <text:p text:style-name="P1"/>
      <text:p text:style-name="Standard"><text:span text:style-name="T1">Anas_platyrhynchos_platyrhynchos 110566 ATGTCTCTTAACTCAG</text:span><text:span text:style-name="T4">GCTTCCTGGAAAGTAAAAGCACAAGCTGT</text:span><text:span text:style-name="T1"> 110610</text:span></text:p>
      <text:p text:style-name="Standard"><text:span text:style-name="T1">Gallus_gallus <text:s text:c="19"/>110566 TCATCTCTTCACTCAG</text:span><text:span text:style-name="T4">GCTTTCTGGAAAGTAAAAGCACAAGCTGT</text:span><text:span text:style-name="T1"> 110610</text:span></text:p>
      <text:p text:style-name="P1"/>
      <text:p text:style-name="Standard"><text:span text:style-name="T1">Anas_platyrhynchos_platyrhynchos 110611 </text:span><text:span text:style-name="T4">ACTCGGATTTTCACCAACTTGAGCAAGAGCTGCATTACTGACCCT</text:span><text:span text:style-name="T1"> 110655</text:span></text:p>
      <text:p text:style-name="Standard"><text:span text:style-name="T1">Gallus_gallus <text:s text:c="19"/>110611 </text:span><text:span text:style-name="T4">ACTCGCATTTTCACAAACCTGAGTGGGAGCTGTGTCAGTGACCCT</text:span><text:span text:style-name="T1"> 110655</text:span></text:p>
      <text:p text:style-name="P1"/>
      <text:p text:style-name="Standard"><text:span text:style-name="T1">Anas_platyrhynchos_platyrhynchos 110656 </text:span><text:span text:style-name="T4">GCCCTAGATGCTGCCTCATACTACCGTGACTTCACAGTGCTAAAG</text:span><text:span text:style-name="T1"> 110700</text:span></text:p>
      <text:p text:style-name="Standard"><text:span text:style-name="T1">Gallus_gallus <text:s text:c="19"/>110656 </text:span><text:span text:style-name="T4">GCCCTAAATGCTGCCTCCTACTACCGTGACTTCTCAGTACTAAAG</text:span><text:span text:style-name="T1"> 110700</text:span></text:p>
      <text:p text:style-name="P1"/>
      <text:p text:style-name="Standard"><text:span text:style-name="T1">Anas_platyrhynchos_platyrhynchos 110701 </text:span><text:span text:style-name="T4">GT</text:span><text:span text:style-name="T1">GCATGTCGTATTTCTTCTTTTGCTAAGCAT‑‑‑‑‑‑‑‑‑‑‑‑‑ 110745</text:span></text:p>
      <text:p text:style-name="P1">Gallus_gallus <text:s text:c="19"/>110701 GTGTGTCT‑‑‑‑TTTTTCCTTTTGTTCAGTGCCATGTGTGCTTGA 110745</text:p>
      <text:p text:style-name="P1"/>
      <text:p text:style-name="P1">Anas_platyrhynchos_platyrhynchos 110746 CTTTCCATTGCCTTCCATTGATACTTCAGATACC‑‑AAATCACTC 110790</text:p>
      <text:p text:style-name="P1">Gallus_gallus <text:s text:c="19"/>110746 CTTAGCATTGTCATCCATTTCAACATCACGTAACTTGGAAAAGGT 110790</text:p>
      <text:p text:style-name="P1"/>
      <text:p text:style-name="P1">Anas_platyrhynchos_platyrhynchos 110791 TGTTTTCAAGTTATGTAGTACCCCTTGATCTTCTGATTATTATAC 110835</text:p>
      <text:p text:style-name="P1">Gallus_gallus <text:s text:c="19"/>110791 TATTT‑‑‑‑GGTGTGTAGTATCCCTCGATCTTCTGATCATG‑‑‑‑ 110835</text:p>
      <text:p text:style-name="P1"/>
      <text:p text:style-name="P1">Anas_platyrhynchos_platyrhynchos 110836 CCCTCTTGCTAGAAATCCTGTTAAAAATGTCCCAGTAATCAGTAA 110880</text:p>
      <text:p text:style-name="P1">Gallus_gallus <text:s text:c="19"/>110836 ‑‑CCCTTGCTAGAAATCCTGTTGAAAATGTCCC‑‑TGATCAGTGA 110880</text:p>
      <text:p text:style-name="P1"/>
      <text:p text:style-name="P1">Anas_platyrhynchos_platyrhynchos 110881 TAATCCATCACTTTTCTTTTTTTTCTTTTACACCCAAGTACTTTT 110925</text:p>
      <text:p text:style-name="P1">Gallus_gallus <text:s text:c="19"/>110881 TAAACCATCACTT‑‑‑‑‑‑‑‑‑‑‑‑‑‑‑‑‑‑‑‑CAATGTGCTTTC 110925</text:p>
      <text:p text:style-name="P1"/>
      <text:p text:style-name="P1">Anas_platyrhynchos_platyrhynchos 110926 CAATAAACTTCAGTTATTATCAAGTTATTAATGCATAGAACAGGT 110970</text:p>
      <text:p text:style-name="P1">Gallus_gallus <text:s text:c="19"/>110926 CCATAAACTTCAGTTATTAGCAAGTACTTAGTGCATATAACAGCT 110970</text:p>
      <text:p text:style-name="P1"><text:soft-page-break/></text:p>
      <text:p text:style-name="P1">Anas_platyrhynchos_platyrhynchos 110971 ACTTCATCAATATTTCATAATTTGAACAGTTTAACCACAACTCTC 111015</text:p>
      <text:p text:style-name="P1">Gallus_gallus <text:s text:c="19"/>110971 ACTTCATGGATATTTCATATTCT‑‑ATGGTTTAAGTACAAATCT‑ 111015</text:p>
      <text:p text:style-name="P1"/>
      <text:p text:style-name="P1">Anas_platyrhynchos_platyrhynchos 111016 TTACATTTTAAACAGACTGTTTAT‑GAAAGTATTTTGATC‑‑‑TC 111060</text:p>
      <text:p text:style-name="P1">Gallus_gallus <text:s text:c="19"/>111016 TACCTTTTCAAATAGACCATTTATCAAAAATATTTTCTCCCTGTC 111060</text:p>
      <text:p text:style-name="P1"/>
      <text:p text:style-name="P1">Anas_platyrhynchos_platyrhynchos 111061 TTCCGTCAACTTGATCAACCAAGCAAAGCATATTCTTAGGAAAAA 111105</text:p>
      <text:p text:style-name="P1">Gallus_gallus <text:s text:c="19"/>111061 TTCCATCAACTTGATCAATGAAGTAAAGCATATTCTCAGGAAATA 111105</text:p>
      <text:p text:style-name="P1"/>
      <text:p text:style-name="P1">Anas_platyrhynchos_platyrhynchos 111106 GTAAGGTGTTTTTTTTTTTGATACAACATGTTCTCTCTAAAATCA 111150</text:p>
      <text:p text:style-name="P1">Gallus_gallus <text:s text:c="19"/>111106 ATTAGGGTTTTTTTTTTTTGTTACAATCTGTTCTCTGTAAAATCC 111150</text:p>
      <text:p text:style-name="P1"/>
      <text:p text:style-name="P1">Anas_platyrhynchos_platyrhynchos 111151 CTTTGGAAGCCAGTT‑‑‑ATATTATCTTTATTTTGCACAATCACA 111195</text:p>
      <text:p text:style-name="P1">Gallus_gallus <text:s text:c="19"/>111151 TATCTAATGCCAGTTGTCATATAAGCTGTATTTCACAGAATCACA 111195</text:p>
      <text:p text:style-name="P1"/>
      <text:p text:style-name="P1">Anas_platyrhynchos_platyrhynchos 111196 AAATGGTTAAGGTAGGAAGGGACTCCTGGAGGTCATCTAGTCTAA 111240</text:p>
      <text:p text:style-name="P1">Gallus_gallus <text:s text:c="19"/>111196 GAATGGTTGAAGTTGGAAGGGACCTCTATAGGTCATCTCTTCTAA 111240</text:p>
      <text:p text:style-name="P1"/>
      <text:p text:style-name="P1">Anas_platyrhynchos_platyrhynchos 111241 CCAACCCCCACTCAAGCAGGGACACCAAGAGCAGGTTACCCAGGA 111285</text:p>
      <text:p text:style-name="P1">Gallus_gallus <text:s text:c="19"/>111241 CCTG.TCATGCTCCAGCAGAGGCACCTAGAGCAGGGCGCCCAGGA 111285</text:p>
      <text:p text:style-name="P1"/>
      <text:p text:style-name="P1">Anas_platyrhynchos_platyrhynchos 111286 CCACATCCAAGCAGCTTTTGA‑‑‑‑‑‑‑‑‑‑‑‑‑‑‑‑‑‑GTCTCC 111330</text:p>
      <text:p text:style-name="P1">Gallus_gallus <text:s text:c="19"/>111286 CCATGTCCTGGTGGCTTTTGAAGACCACCAAGGCGGAGAGTCCAC 111330</text:p>
      <text:p text:style-name="P1"/>
      <text:p text:style-name="P1">Anas_platyrhynchos_platyrhynchos 111331 TTCCT‑‑‑‑‑‑‑‑‑‑‑‑‑‑‑‑‑‑‑‑‑‑‑‑‑‑‑‑‑AAGGAGGAAGC 111375</text:p>
      <text:p text:style-name="P1">Gallus_gallus <text:s text:c="19"/>111331 CACCTCCGTGGGCAACTTTTGCCAGTGCTCCATCAACAAGACAGC 111375</text:p>
      <text:p text:style-name="P1"/>
      <text:p text:style-name="P1">Anas_platyrhynchos_platyrhynchos 111376 GTTTAGATG‑‑‑‑‑‑‑‑‑‑‑‑‑‑‑‑‑‑‑‑‑‑‑‑‑‑‑‑TGTTCCAG 111420</text:p>
      <text:p text:style-name="P1">Gallus_gallus <text:s text:c="19"/>111376 ATGCAAATGCTTCCTCATGATCAGATGGAACCTCTTGTGTTCCAG 111420</text:p>
      <text:p text:style-name="P1"/>
      <text:p text:style-name="P1">Anas_platyrhynchos_platyrhynchos 111421 TTTGTGCCCATTGCCTCTTCTCCTGGCACCGGGCACCACTGATAG 111465</text:p>
      <text:p text:style-name="P1">Gallus_gallus <text:s text:c="19"/>111421 TTTGTGTCCACTGCCTCTTGCCCTGGTATTGAGCACCTCTGAAAA 111465</text:p>
      <text:p text:style-name="P1"/>
      <text:p text:style-name="P1">Anas_platyrhynchos_platyrhynchos 111466 GTGCATGTCTCTGTCCCCTTTGCAACCTACCCTCTGGGTATTTAT 111510</text:p>
      <text:p text:style-name="P1">Gallus_gallus <text:s text:c="19"/>111466 GAGCACAGCTACATCCTCTTTGCAGCCT‑CCCTTCAGGTATTTAT 111510</text:p>
      <text:p text:style-name="P1"/>
      <text:p text:style-name="P1">Anas_platyrhynchos_platyrhynchos 111511 ATACACTGATGAGATTTCCCCCAAGCTTCCTCTTCTCCGGACTGG 111555</text:p>
      <text:p text:style-name="P1"><text:soft-page-break/>Gallus_gallus <text:s text:c="19"/>111511 ACACATTGTTCAGACCTGCCCTGAACCTCGTCTTCTCCAGTCTGA 111555</text:p>
      <text:p text:style-name="P1"/>
      <text:p text:style-name="P1">Anas_platyrhynchos_platyrhynchos 111556 ACAGTCCCAGCTCTCCCAGCCCCTCCTCATAGGAAAGGCGATCCA 111600</text:p>
      <text:p text:style-name="P1">Gallus_gallus <text:s text:c="19"/>111556 ACAGCCCCAGCTCTCCCAGCTTCTCTTCACAGGAGAGGAGCTCCA 111600</text:p>
      <text:p text:style-name="P1"/>
      <text:p text:style-name="P1">Anas_platyrhynchos_platyrhynchos 111601 GTTCTTTGATAATCTCGATGCCTTTCCACTGGGCTCTTTCCAGCA 111645</text:p>
      <text:p text:style-name="P1">Gallus_gallus <text:s text:c="19"/>111601 GTTCCTTCACCATCTTGGTGCCCTTCCATTGGCCTCTTTTCAGTA 111645</text:p>
      <text:p text:style-name="P1"/>
      <text:p text:style-name="P1">Anas_platyrhynchos_platyrhynchos 111646 TATCTGG‑TCTCTTGTGTTCCGGGGGGCCCAGAACTGGACCCAGC 111690</text:p>
      <text:p text:style-name="P1">Gallus_gallus <text:s text:c="19"/>111646 TGCCCAGATCTCTGTTGTTCTGGGA‑‑‑‑‑‑‑‑‑‑‑‑‑‑‑‑‑‑‑‑ 111690</text:p>
      <text:p text:style-name="P1"/>
      <text:p text:style-name="P1">Anas_platyrhynchos_platyrhynchos 111691 CCTTCCGTTGTGGCCTCACCAATGCTGAGTAGAGGGGAACGGATC 111735</text:p>
      <text:p text:style-name="P1">Gallus_gallus <text:s text:c="19"/>111691 CCCTCTAATGTAGATGCA‑‑‑‑‑‑‑‑‑‑‑‑‑‑‑‑‑‑‑‑‑‑‑‑‑‑‑ 111735</text:p>
      <text:p text:style-name="P1"/>
      <text:p text:style-name="P1">Anas_platyrhynchos_platyrhynchos 111736 ACTTCTCTTGACCTGCTGGCAAGACTTTGCTTAATGCAGCTGAGA 111780</text:p>
      <text:p text:style-name="P1">Gallus_gallus <text:s text:c="19"/>111736 ACCTCTCTTTACTTGCTGGTGATACTTTGCTTAATGCTGCTGTGA 111780</text:p>
      <text:p text:style-name="P1"/>
      <text:p text:style-name="P1">Anas_platyrhynchos_platyrhynchos 111781 ATACCGTTAGCCTTCTTA‑GCCAAGGGTGCATTTGCTGATTCATG 111825</text:p>
      <text:p text:style-name="P1">Gallus_gallus <text:s text:c="19"/>111781 ATAACATTAGCATTCTTGTGAGAAGGGCACATT‑GCTGACTCATG 111825</text:p>
      <text:p text:style-name="P1"/>
      <text:p text:style-name="P1">Anas_platyrhynchos_platyrhynchos 111826 TTTGACTTGGTGGCCATGAGGA‑CTGCTAGATCTCTTTCTGCAGA 111870</text:p>
      <text:p text:style-name="P1">Gallus_gallus <text:s text:c="19"/>111826 TTCTACTTGGTGTCTATTAGGGTCTGCTATATCCTTTTCTGTAGT 111870</text:p>
      <text:p text:style-name="P1"/>
      <text:p text:style-name="P1">Anas_platyrhynchos_platyrhynchos 111871 GCTGCTTTTGTACATTCATAGATCGAATTTCATATCAATTTTCCC 111915</text:p>
      <text:p text:style-name="P1">Gallus_gallus <text:s text:c="19"/>111871 GCTGCTATCATATATTCTAAGATTGAATTCCATATCAATTTCTAC 111915</text:p>
      <text:p text:style-name="P1"/>
      <text:p text:style-name="P1">Anas_platyrhynchos_platyrhynchos 111916 ATTATTTATGCTGAGAATAATGTCAAAATAACCAGCTTCTTATTC 111960</text:p>
      <text:p text:style-name="P1">Gallus_gallus <text:s text:c="19"/>111916 TTTATTAATTCTGAAAAAAATGCCAAATTG‑CTAGTTTATT‑‑TT 111960</text:p>
      <text:p text:style-name="P1"/>
      <text:p text:style-name="P1">Anas_platyrhynchos_platyrhynchos 111961 TGGGTTCATCATGCTGGTCTTGCTGAATGTTAGCATAAGAACGT‑ 112005</text:p>
      <text:p text:style-name="P1">Gallus_gallus <text:s text:c="19"/>111961 TGTGTTCATTGTGTTAGCTTTACTGAGGGATAGCTTTATCTCATT 112005</text:p>
      <text:p text:style-name="P1"/>
      <text:p text:style-name="P1">Anas_platyrhynchos_platyrhynchos 112006 ‑‑‑‑‑‑‑‑CTCACCACTTTCTCTGGTATTCCAAGATAAAAGAGCA 112050</text:p>
      <text:p text:style-name="P1">Gallus_gallus <text:s text:c="19"/>112006 CATTTCTTCTTAACAGTTTCTCTGTTATGCTTAGACAATACAATG 112050</text:p>
      <text:p text:style-name="P1"/>
      <text:p text:style-name="P1">Anas_platyrhynchos_platyrhynchos 112051 ATATAAATATTAACACCTTATTAAGACTAATGTCCCAGTTTACCC 112095</text:p>
      <text:p text:style-name="P1">Gallus_gallus <text:s text:c="19"/>112051 ‑TGTCAGTATTAGTATCTTATTAAAGTTAATGGCTCTGCTTACGC 112095</text:p>
      <text:p text:style-name="P1"/>
      <text:p text:style-name="P1"><text:soft-page-break/>Anas_platyrhynchos_platyrhynchos 112096 TTCAGTTGGAAATACTCTTCTAAATCTATATAATTGTAGTA‑GAG 112140</text:p>
      <text:p text:style-name="P1">Gallus_gallus <text:s text:c="19"/>112096 TTTGATTGGAAATATTCTTCTAAACCTGCATGACTGTAGTAAGAG 112140</text:p>
      <text:p text:style-name="P1"/>
      <text:p text:style-name="P1">Anas_platyrhynchos_platyrhynchos 112141 AGTATTGCATTGACCAAATTTAACTCATGTTTTCAGGGCTTGCTT 112185</text:p>
      <text:p text:style-name="P1">Gallus_gallus <text:s text:c="19"/>112141 AGTATTCCACTGACCAAATGTAATTCATGTTT‑CTGTGCTTACTT 112185</text:p>
      <text:p text:style-name="P1"/>
      <text:p text:style-name="P1">Anas_platyrhynchos_platyrhynchos 112186 TGTTACTGAG‑‑‑‑‑‑‑‑‑‑‑‑‑‑‑‑‑CCCCAAATAAAAA‑‑‑‑‑ 112230</text:p>
      <text:p text:style-name="P1">Gallus_gallus <text:s text:c="19"/>112186 GGTTACTGATGGCAAAACTTAATTTTTCCTTAAGTGGAAACTAGA 112230</text:p>
      <text:p text:style-name="P1"/>
      <text:p text:style-name="P1">Anas_platyrhynchos_platyrhynchos 112231 ‑‑‑‑‑‑‑‑‑‑‑‑‑‑‑‑‑‑‑‑‑‑‑‑‑‑‑‑‑‑‑‑‑‑‑‑‑‑‑‑‑‑‑AA 112275</text:p>
      <text:p text:style-name="P1">Gallus_gallus <text:s text:c="19"/>112231 GTAGGTACTTCATTCCACAAGGGGGAGCTCCAGGAATGGATTCAA 112275</text:p>
      <text:p text:style-name="P1"/>
      <text:p text:style-name="P1">Anas_platyrhynchos_platyrhynchos 112276 AAT‑‑‑‑‑‑‑‑‑‑‑‑‑‑‑‑‑‑‑‑‑‑‑‑‑‑AAGGCTAATAATAAAA 112320</text:p>
      <text:p text:style-name="P1">Gallus_gallus <text:s text:c="19"/>112276 GATGCTAGTAATATCTTCAGTTTGTTGACAGGGCCAGGAATAAAT 112320</text:p>
      <text:p text:style-name="P1"/>
      <text:p text:style-name="P1">Anas_platyrhynchos_platyrhynchos 112321 GTTTTCTTTTGGTCT‑‑‑‑‑‑‑‑‑‑AAAAATATATTCAG‑‑‑TAC 112365</text:p>
      <text:p text:style-name="P1">Gallus_gallus <text:s text:c="19"/>112321 GCTGTTTTCTGTTCTTCTAAAAAAAAAAAAAAAATCCCACTCTAT 112365</text:p>
      <text:p text:style-name="P1"/>
      <text:p text:style-name="P1">Anas_platyrhynchos_platyrhynchos 112366 AGTATGTCTGTGATTTCGAGAACACAAATGGATGACAAACTTTAC 112410</text:p>
      <text:p text:style-name="P1">Gallus_gallus <text:s text:c="19"/>112366 ATTATGTCTGTAATTTC‑‑‑‑‑TATCTATGGATGACAAATTTTAC 112410</text:p>
      <text:p text:style-name="P1"/>
      <text:p text:style-name="P1">Anas_platyrhynchos_platyrhynchos 112411 ATCTGTGGAATAATC‑‑AGTCATTCTTGTCAATGTAATATCTAAG 112455</text:p>
      <text:p text:style-name="P1">Gallus_gallus <text:s text:c="19"/>112411 ATACCTTAAGTAAGCCAAGTGACTTTTGTCACTGAAATACCTAGG 112455</text:p>
      <text:p text:style-name="P1"/>
      <text:p text:style-name="P1">Anas_platyrhynchos_platyrhynchos 112456 GTCTTTTTAATGGTGGCTTCATGACTTTAGGCAGTTGTAAACCCA 112500</text:p>
      <text:p text:style-name="P1">Gallus_gallus <text:s text:c="19"/>112456 ATGTATCT‑‑TGTTTGTCTTTTGATTTTAC‑‑‑‑TTGCTAACTCA 112500</text:p>
      <text:p text:style-name="P1"/>
      <text:p text:style-name="P1">Anas_platyrhynchos_platyrhynchos 112501 GCA‑‑‑‑AAACTGTTGTTTTTTGGTGGTGTTTGTTGGTTTGTTTG 112545</text:p>
      <text:p text:style-name="P1">Gallus_gallus <text:s text:c="19"/>112501 GCACCAAAAACAACTAGATTTTGTT‑‑‑‑‑TTTTTGGTTTGTTTG 112545</text:p>
      <text:p text:style-name="P1"/>
      <text:p text:style-name="P1">Anas_platyrhynchos_platyrhynchos 112546 TTTTCCCCAGGTTCCAATCGATGGCACTCTTGTGGAGTCCATGAA 112590</text:p>
      <text:p text:style-name="Standard"><text:span text:style-name="T1">Gallus_gallus <text:s text:c="19"/>112546 TTTTCCCTAG</text:span><text:span text:style-name="T4">GTTCCGATCAATGACACCATTGCAGAGTCCATGAA</text:span><text:span text:style-name="T1"> 112590</text:span></text:p>
      <text:p text:style-name="P1"/>
      <text:p text:style-name="P1">Anas_platyrhynchos_platyrhynchos 112591 GGTCAGTCTCTATTGCTAATGAAAGTAATTTCTGCTTCTGAAATA 112635</text:p>
      <text:p text:style-name="Standard"><text:span text:style-name="T1">Gallus_gallus <text:s text:c="19"/>112591 </text:span><text:span text:style-name="T4">G</text:span><text:span text:style-name="T1">GTCAGTCTCTGTTGCCAGTGAAAGTAACTTCTGCTTCTGAAATT 112635</text:span></text:p>
      <text:p text:style-name="P1"/>
      <text:p text:style-name="P1">Anas_platyrhynchos_platyrhynchos 112636 AAACAT‑‑‑‑‑‑‑‑‑‑‑‑‑‑‑ATCTGGAATATTAGGCATTCATAG 112680</text:p>
      <text:p text:style-name="Standard"><text:span text:style-name="T1">Gallus_gallus <text:s text:c="19"/>112636 AAGTATTGGGAACAGTAGAGTATCGGGAATAGTAAACATTGGTAA </text:span><text:soft-page-break/><text:span text:style-name="T1">112680</text:span></text:p>
      <text:p text:style-name="P1"/>
      <text:p text:style-name="P1">Anas_platyrhynchos_platyrhynchos 112681 TAAGGCCCATGAGTGAGAGTGGAAAGCCAACTTGCGAGAGTGGAA 112725</text:p>
      <text:p text:style-name="P1">Gallus_gallus <text:s text:c="19"/>112681 TAATGCTCATGGGTTCAG‑‑‑‑‑‑‑‑‑‑AACTTGAAAGAGCGGGA 112725</text:p>
      <text:p text:style-name="P1"/>
      <text:p text:style-name="P1">Anas_platyrhynchos_platyrhynchos 112726 ATATTTTGTGCCTGAAACAAGACTTTTTGTAAG‑‑‑‑TGTGACAT 112770</text:p>
      <text:p text:style-name="P1">Gallus_gallus <text:s text:c="19"/>112726 ACATTCGGTGTCTGAAATAAGACTCCTTGTAAGGAAGTGTCACAT 112770</text:p>
      <text:p text:style-name="P1"/>
      <text:p text:style-name="P1">Anas_platyrhynchos_platyrhynchos 112771 ‑‑‑AGACAAAA‑TACAGGGTTATAAGGCAAGGTGTACTTTTAAAT 112815</text:p>
      <text:p text:style-name="P1">Gallus_gallus <text:s text:c="19"/>112771 TACAGACAAAAATACAGGGGTATAAGGCAGCATGTGCTTTTAAAT 112815</text:p>
      <text:p text:style-name="P1"/>
      <text:p text:style-name="P1">Anas_platyrhynchos_platyrhynchos 112816 GATTGAGCATGGGTAGGGTTGGTGTTAGGGAAATAGCTTGTTCTC 112860</text:p>
      <text:p text:style-name="P1">Gallus_gallus <text:s text:c="19"/>112816 GATTGAGCACAGATGGCATTGGAGTCAGGGAGGTAGCTTTCTTTT 112860</text:p>
      <text:p text:style-name="P1"/>
      <text:p text:style-name="P1">Anas_platyrhynchos_platyrhynchos 112861 TT‑‑‑‑‑‑‑‑‑‑‑‑‑AGGAAAAACTG‑‑‑‑‑‑‑GGCTTCTGGAAC 112905</text:p>
      <text:p text:style-name="P1">Gallus_gallus <text:s text:c="19"/>112861 TTTAAAAACAACAACAACAAAAACAGTCAAAATGGCATCTGGAAC 112905</text:p>
      <text:p text:style-name="P1"/>
      <text:p text:style-name="P1">Anas_platyrhynchos_platyrhynchos 112906 AGAGTGACATATCCCCAGATTTCAGCTACAGCAGGAAAGTAAATC 112950</text:p>
      <text:p text:style-name="P1">Gallus_gallus <text:s text:c="19"/>112906 AGTGTGATGTTTCTCCAGATCACAGTTACAGCAGGAATGTAAATC 112950</text:p>
      <text:p text:style-name="P1"/>
      <text:p text:style-name="P1">Anas_platyrhynchos_platyrhynchos 112951 CAGCTTTGACAGAAAAGCAGTGGAAAAGAGTAAAAAAGGCACACT 112995</text:p>
      <text:p text:style-name="P1">Gallus_gallus <text:s text:c="19"/>112951 ‑‑‑‑TTGGTTGGAAAAGCAGTGGAAAAGAGTAA‑‑‑‑GATATGCT 112995</text:p>
      <text:p text:style-name="P1"/>
      <text:p text:style-name="Standard"><text:span text:style-name="T1">Anas_platyrhynchos_platyrhynchos 112996 CTGTTTAAACAG</text:span><text:span text:style-name="T4">TTGCTGTTTGTTAATATGCTTAATATGTTTCCA</text:span><text:span text:style-name="T1"> 113040</text:span></text:p>
      <text:p text:style-name="P1">Gallus_gallus <text:s text:c="19"/>112996 CTTTTTAAACAACTGCTATTCATTAATATCTTTACT‑‑‑‑CTCCA 113040</text:p>
      <text:p text:style-name="P1"/>
      <text:p text:style-name="Standard"><text:span text:style-name="T1">Anas_platyrhynchos_platyrhynchos 113041 </text:span><text:span text:style-name="T4">GGTGAAGATCATCCCAGTCACACCACCTAGAGCTCCCTACATGAA</text:span><text:span text:style-name="T1"> 113085</text:span></text:p>
      <text:p text:style-name="Standard"><text:span text:style-name="T1">Gallus_gallus <text:s text:c="19"/>113041 G</text:span><text:span text:style-name="T4">GTAAGGATCAGTCCAATTGGACCACCTGGAGCTCCCTACATGGA</text:span><text:span text:style-name="T1"> 113085</text:span></text:p>
      <text:p text:style-name="P1"/>
      <text:p text:style-name="Standard"><text:span text:style-name="T1">Anas_platyrhynchos_platyrhynchos 113086 </text:span><text:span text:style-name="T4">AGACAACACATGTAACAATGCTGTTTCTGAG</text:span><text:span text:style-name="T1">GTATGTCAACCTGT 113130</text:span></text:p>
      <text:p text:style-name="Standard"><text:span text:style-name="T1">Gallus_gallus <text:s text:c="19"/>113086 </text:span><text:span text:style-name="T4">AGATAACGTGTGTAACAATGCTGTTTCTGAG</text:span><text:span text:style-name="T1">GTATCTCGACCTTT 113130</text:span></text:p>
      <text:p text:style-name="P1"/>
      <text:p text:style-name="P1">Anas_platyrhynchos_platyrhynchos 113131 TTTCCTTAGGGCAGCTCAACACCAGCTTGAAGTCATTACCCGTAT 113175</text:p>
      <text:p text:style-name="P1">Gallus_gallus <text:s text:c="19"/>113131 TTTTCTTAGG‑‑‑‑TTCAATATGAACTTCAAGTTGTTACCC‑‑‑‑ 113175</text:p>
      <text:p text:style-name="P1"/>
      <text:p text:style-name="P1">Anas_platyrhynchos_platyrhynchos 113176 AAAGTCATTACCTATATAAAGTCATTACCTGACTATGTCTCTGAT 113220</text:p>
      <text:p text:style-name="P1">Gallus_gallus <text:s text:c="19"/>113176 ‑‑‑‑‑‑‑‑‑‑‑‑‑‑‑‑‑‑‑‑‑‑TATTAC‑‑‑‑‑TGTGTCTCTGAT 113220</text:p>
      <text:p text:style-name="P1"/>
      <text:p text:style-name="Standard"><text:span text:style-name="T1">Anas_platyrhynchos_platyrhynchos 113221 TCTTCTCTGAATTGGACTCTCAG</text:span><text:span text:style-name="T4">GTGACCTATGAAATAGAATTCA</text:span><text:span text:style-name="T1"> </text:span><text:soft-page-break/><text:span text:style-name="T1">113265</text:span></text:p>
      <text:p text:style-name="Standard"><text:span text:style-name="T1">Gallus_gallus <text:s text:c="19"/>113221 TCTTCTCTGGATTGGACTTTCAG</text:span><text:span text:style-name="T4">GTGATCTATGAGATAGAGTTTA</text:span><text:span text:style-name="T1"> 113265</text:span></text:p>
      <text:p text:style-name="P1"/>
      <text:p text:style-name="Standard"><text:span text:style-name="T1">Anas_platyrhynchos_platyrhynchos 113266 </text:span><text:span text:style-name="T4">ATGGCACCCATGGGATTCAGAGTGTGTCTGTCCGGTTCAAAGTGA</text:span><text:span text:style-name="T1"> 113310</text:span></text:p>
      <text:p text:style-name="Standard"><text:span text:style-name="T1">Gallus_gallus <text:s text:c="19"/>113266 </text:span><text:span text:style-name="T4">ATGGTACCTATGGGATTCAGAGTGTGTCTGTCCAGTTCAAAGTGA</text:span><text:span text:style-name="T1"> 113310</text:span></text:p>
      <text:p text:style-name="P1"/>
      <text:p text:style-name="Standard"><text:span text:style-name="T1">Anas_platyrhynchos_platyrhynchos 113311 </text:span><text:span text:style-name="T4">CCAACATCTCTGGGAACTCAGGAGTCTCTCTGCAGCAGCA‑‑‑CT</text:span><text:span text:style-name="T1"> 113355</text:span></text:p>
      <text:p text:style-name="Standard"><text:span text:style-name="T1">Gallus_gallus <text:s text:c="19"/>113311 </text:span><text:span text:style-name="T4">CCAGCATCTCTGGGAGTTCTGGATTCTCACTGCAGCAGCAGCACT</text:span><text:span text:style-name="T1"> 113355</text:span></text:p>
      <text:p text:style-name="P1"/>
      <text:p text:style-name="Standard"><text:span text:style-name="T1">Anas_platyrhynchos_platyrhynchos 113356 </text:span><text:span text:style-name="T4">TCACTTTGCACTTCTGGGTCAGT</text:span><text:span text:style-name="T1">GCCCCCATCCACCCTGAGCTCT 113400</text:span></text:p>
      <text:p text:style-name="Standard"><text:span text:style-name="T1">Gallus_gallus <text:s text:c="19"/>113356 </text:span><text:span text:style-name="T4">TCACTTTGCGTTTCTGG</text:span><text:span text:style-name="T1">GTCAGTATCCCAGTCT‑‑‑TTGGGCTGT 113400</text:span></text:p>
      <text:p text:style-name="P1"/>
      <text:p text:style-name="P1">Anas_platyrhynchos_platyrhynchos 113401 TGCCAAGTTTGTGTTCTGTAGCATGTGAACTAGTTTTGTAT‑GGA 113445</text:p>
      <text:p text:style-name="P1">Gallus_gallus <text:s text:c="19"/>113401 TGTCAAGTTTGTGTTCTGTAACTTTTGACTCAATTCTGTACAGGT 113445</text:p>
      <text:p text:style-name="P1"/>
      <text:p text:style-name="P1">Anas_platyrhynchos_platyrhynchos 113446 GAAATGTGAAAAGATAAGAACAGCATCACAGTCGTATGATAGCAT 113490</text:p>
      <text:p text:style-name="P1">Gallus_gallus <text:s text:c="19"/>113446 GAGATGCAAATAGA‑‑‑‑‑GCCGTGCCATAGTACTATGATAACAC 113490</text:p>
      <text:p text:style-name="P1"/>
      <text:p text:style-name="P1">Anas_platyrhynchos_platyrhynchos 113491 GAGAACCCTGGTACATAGCTGGTACTTGAAGGAAGTGGG‑GACAT 113535</text:p>
      <text:p text:style-name="P1">Gallus_gallus <text:s text:c="19"/>113491 ‑‑‑‑‑‑‑‑‑‑‑‑‑‑‑CAGCTG‑‑‑‑TCAAAGAAAGTAGGAGATGC 113535</text:p>
      <text:p text:style-name="P1"/>
      <text:p text:style-name="P1">Anas_platyrhynchos_platyrhynchos 113536 AGCTTTGGTCTCAAGTAAACTGTGTTAGTAGAACAGGCTCTGTGC 113580</text:p>
      <text:p text:style-name="P1">Gallus_gallus <text:s text:c="19"/>113536 AGCTCTGCTCTTAAGTAAAGCATGCTAGTAGAACAAACTCAGTTT 113580</text:p>
      <text:p text:style-name="P1"/>
      <text:p text:style-name="P1">Anas_platyrhynchos_platyrhynchos 113581 AAGCATGCACACTTGAGCAAATTTGAAGGGGCTAGTAATTTTGAT 113625</text:p>
      <text:p text:style-name="P1">Gallus_gallus <text:s text:c="19"/>113581 AAGTAAGCAACTTTGTGCAACTTTGAAGGGACTGGTTATTTTGAT 113625</text:p>
      <text:p text:style-name="P1"/>
      <text:p text:style-name="P1">Anas_platyrhynchos_platyrhynchos 113626 CTGGCTTTTTGTTGGCGTTTTATTTGCTTTGTATTTGTGTGTGTG 113670</text:p>
      <text:p text:style-name="P1">Gallus_gallus <text:s text:c="19"/>113626 CCGGCT‑‑‑‑‑‑‑‑GGGTTGGATTAGTTTGGTTTTGGTTGGTTTA 113670</text:p>
      <text:p text:style-name="P1"/>
      <text:p text:style-name="P1">Anas_platyrhynchos_platyrhynchos 113671 TGTTTTGTT‑‑‑‑‑‑‑‑TGTTTTTTTCTGGGAG‑‑AGCAGGGCAG 113715</text:p>
      <text:p text:style-name="P1">Gallus_gallus <text:s text:c="19"/>113671 TATCAAGTTACTTGCACTGGTTGTTTTTGGTGGGCAGAAGGGGAG 113715</text:p>
      <text:p text:style-name="P1"/>
      <text:p text:style-name="P1">Anas_platyrhynchos_platyrhynchos 113716 AGGG‑‑‑‑‑‑‑‑‑‑‑‑‑‑‑‑‑‑‑ATGATGAATGAAAGGGTTGGAG 113760</text:p>
      <text:p text:style-name="P1">Gallus_gallus <text:s text:c="19"/>113716 AGGGTCAGGGTCATCAGCACAGTATCAGAAAGGAAAAGGTTGGAG 113760</text:p>
      <text:p text:style-name="P1"/>
      <text:p text:style-name="P1">Anas_platyrhynchos_platyrhynchos 113761 CTGATACTGTATCCAAGATGTTCAGAGTTTGTTCACAAGTTCATG 113805</text:p>
      <text:p text:style-name="P1">Gallus_gallus <text:s text:c="19"/>113761 CTGATACTGTATCTGTGATGTTCAGTGTTTGTGAACAG‑‑‑‑‑‑‑ 113805</text:p>
      <text:p text:style-name="P1"><text:soft-page-break/></text:p>
      <text:p text:style-name="P1">Anas_platyrhynchos_platyrhynchos 113806 TTCTTGTTGGTCCCTTCCAACCTGGGATATTCTATGAAAGTTGCT 113850</text:p>
      <text:p text:style-name="P1">Gallus_gallus <text:s text:c="19"/>113806 ‑‑‑‑‑‑‑‑‑‑‑‑‑‑‑‑‑‑‑‑‑‑‑‑‑‑‑‑‑‑‑‑‑‑‑‑‑‑AGTTGGT 113850</text:p>
      <text:p text:style-name="P1"/>
      <text:p text:style-name="P1">Anas_platyrhynchos_platyrhynchos 113851 AAATCTAATCCAGGTATTTTTTTTTAATTTTGCCTGTGCAGTGAG 113895</text:p>
      <text:p text:style-name="P1">Gallus_gallus <text:s text:c="19"/>113851 AGGTTTATTCCAGGTACTG‑‑‑‑‑‑AACTTTG‑‑‑‑TGTAGTAGG 113895</text:p>
      <text:p text:style-name="P1"/>
      <text:p text:style-name="P1">Anas_platyrhynchos_platyrhynchos 113896 AATAAGAGTTATTCTGGAGGGGG‑‑‑‑‑‑‑‑‑‑‑TGGACATCTGG 113940</text:p>
      <text:p text:style-name="P1">Gallus_gallus <text:s text:c="19"/>113896 AATGAGATTTACTTTGGAGGGGGGTGATGGGAGGTGGACAGCTGG 113940</text:p>
      <text:p text:style-name="P1"/>
      <text:p text:style-name="P1">Anas_platyrhynchos_platyrhynchos 113941 GAAATGTTAATATGTGTTAGAGTTCGTATAAGCCTTCTCCCATGG 113985</text:p>
      <text:p text:style-name="P1">Gallus_gallus <text:s text:c="19"/>113941 GAGACACTAATGTGTTTTGAAGATTATATAAACTTTCTCCTATAG 113985</text:p>
      <text:p text:style-name="P1"/>
      <text:p text:style-name="P1">Anas_platyrhynchos_platyrhynchos 113986 AGG‑‑‑‑‑‑‑AATTTGGATAAATGGTTACCT‑CAGGAGTTAGTGT 114030</text:p>
      <text:p text:style-name="P1">Gallus_gallus <text:s text:c="19"/>113986 AGACAATGCAAACTTGGATAAGTGGTGACCCGCAGGAGTTAGT‑‑ 114030</text:p>
      <text:p text:style-name="P1"/>
      <text:p text:style-name="P1">Anas_platyrhynchos_platyrhynchos 114031 GACCTCAGGAGTTAAGTGTGCAGTGCAACCTTGCTAAAATTATCC 114075</text:p>
      <text:p text:style-name="P1">Gallus_gallus <text:s text:c="19"/>114031 ‑‑‑‑‑‑‑‑‑‑‑‑‑AAGTGTGCATTGCAACCTTGCTGAATTCATTC 114075</text:p>
      <text:p text:style-name="P1"/>
      <text:p text:style-name="P1">Anas_platyrhynchos_platyrhynchos 114076 CTAGAGGCTACCTCCATAAAATAATGTCAAGTGGAATCTGCCACT 114120</text:p>
      <text:p text:style-name="P1">Gallus_gallus <text:s text:c="19"/>114076 TCAAAGTCTGTCTCCATAAAACAACTTAGAGGTGG‑‑‑TGTCTCT 114120</text:p>
      <text:p text:style-name="P1"/>
      <text:p text:style-name="P1">Anas_platyrhynchos_platyrhynchos 114121 CAGAATCAAGGTTAAGGCAGAGCTTGTTCTGCAGATAATCTGTAG 114165</text:p>
      <text:p text:style-name="P1">Gallus_gallus <text:s text:c="19"/>114121 CAGAATCAAGGT‑‑‑‑‑‑‑‑‑‑CTTGTTCTGCAAATCATCTTTAG 114165</text:p>
      <text:p text:style-name="P1"/>
      <text:p text:style-name="P1">Anas_platyrhynchos_platyrhynchos 114166 AATTGCCAAAACTGATACATCTGCTTCCTTAGAGAGAAATACTGA 114210</text:p>
      <text:p text:style-name="P1">Gallus_gallus <text:s text:c="19"/>114166 AATTGCCCAGACTGATTTATTTGCTTCCTTAGACAGAAATGCTGA 114210</text:p>
      <text:p text:style-name="P1"/>
      <text:p text:style-name="P1">Anas_platyrhynchos_platyrhynchos 114211 GCAATTCAATGTCTCAAAAAAACATCCTGGTAGAATGCACATGTC 114255</text:p>
      <text:p text:style-name="P1">Gallus_gallus <text:s text:c="19"/>114211 GCAACTGACTCTC‑‑‑AAAAACTGCCCTGGTAGAGTCCGCATTTC 114255</text:p>
      <text:p text:style-name="P1"/>
      <text:p text:style-name="P1">Anas_platyrhynchos_platyrhynchos 114256 AGGATAAAGACATCTAGT‑‑‑‑‑‑‑‑‑TTGTTTGTTCG‑‑‑‑‑‑‑ 114300</text:p>
      <text:p text:style-name="P1">Gallus_gallus <text:s text:c="19"/>114256 AGGATAATGTCATCTAGTCAGTTTAGATTGTTTGCTTGGGTTTCT 114300</text:p>
      <text:p text:style-name="P1"/>
      <text:p text:style-name="P1">Anas_platyrhynchos_platyrhynchos 114301 ‑‑‑‑‑‑‑‑‑‑‑‑‑‑‑‑‑‑‑‑‑‑‑TTTTGCTTCCTGGACTGTTGAT 114345</text:p>
      <text:p text:style-name="P1">Gallus_gallus <text:s text:c="19"/>114301 TTGTTTTTGTTGTTTGTTTTTTTTTTTACCTCCTAGACTAGATAT 114345</text:p>
      <text:p text:style-name="P1"/>
      <text:p text:style-name="P1">Anas_platyrhynchos_platyrhynchos 114346 GGACTTGTCAGGTCAAAAGCACTATTTGGAAACAAATAGCGGAGG 114390</text:p>
      <text:p text:style-name="P1"><text:soft-page-break/>Gallus_gallus <text:s text:c="19"/>114346 TAACTCATCAGGTGAAAAAGACTACTTGAAATCAAACAGTGGAGG 114390</text:p>
      <text:p text:style-name="P1"/>
      <text:p text:style-name="P1">Anas_platyrhynchos_platyrhynchos 114391 CTTTG‑‑‑‑‑‑‑‑‑‑‑‑‑‑GGAGTGTATCATATTTAG‑‑‑‑‑‑‑‑ 114435</text:p>
      <text:p text:style-name="P1">Gallus_gallus <text:s text:c="19"/>114391 TTTTAATAGTATGTAGTAAGTAGTATGTAATATTCAGGTATTCAC 114435</text:p>
      <text:p text:style-name="P1"/>
      <text:p text:style-name="P1">Anas_platyrhynchos_platyrhynchos 114436 TCACTCAAAAAATGCATTGCATCTATATTTCTGCAAATACAAATT 114480</text:p>
      <text:p text:style-name="P1">Gallus_gallus <text:s text:c="19"/>114436 TCATCCAAAAAATGGGTTAAGTCTACTTTTCTGAGAATGCAAGTT 114480</text:p>
      <text:p text:style-name="P1"/>
      <text:p text:style-name="P1">Anas_platyrhynchos_platyrhynchos 114481 TGGTCTCCTCAGAAAAATGAATCTCATTGGTGATAACATTTTCCT 114525</text:p>
      <text:p text:style-name="P1">Gallus_gallus <text:s text:c="19"/>114481 TACTCTCCTGGGATGAAGAGATCTAACTAAT‑ATTTCTCTTTTTT 114525</text:p>
      <text:p text:style-name="P1"/>
      <text:p text:style-name="P1">Anas_platyrhynchos_platyrhynchos 114526 TTTTTCCTTTAACATTCTCTTTTGCTTTGTTTCTTCCCTTTGCCT 114570</text:p>
      <text:p text:style-name="P1">Gallus_gallus <text:s text:c="19"/>114526 TTTTTTTTGTAATGTTCTCTCTTGCTTT‑‑CTCTTTTCTTTGCCT 114570</text:p>
      <text:p text:style-name="P1"/>
      <text:p text:style-name="Standard"><text:span text:style-name="T1">Anas_platyrhynchos_platyrhynchos 114571 GTTGATAG</text:span><text:span text:style-name="T4">ACCAGGACTCCATCTCATACGTTGCCTAGAAGCGGAA</text:span><text:span text:style-name="T1"> 114615</text:span></text:p>
      <text:p text:style-name="Standard"><text:span text:style-name="T1">Gallus_gallus <text:s text:c="19"/>114571 CTTTGTAG</text:span><text:span text:style-name="T4">ACCAGGATGCTTCCTCATACACTGCCTAGAAGTGGAA</text:span><text:span text:style-name="T1"> 114615</text:span></text:p>
      <text:p text:style-name="P1"/>
      <text:p text:style-name="Standard"><text:span text:style-name="T1">Anas_platyrhynchos_platyrhynchos 114616 </text:span><text:span text:style-name="T4">ACCCTGGCTTTATCATTGGAGCACCACTGCTGATTGCAAACACTG</text:span><text:span text:style-name="T1"> 114660</text:span></text:p>
      <text:p text:style-name="Standard"><text:span text:style-name="T1">Gallus_gallus <text:s text:c="19"/>114616 </text:span><text:span text:style-name="T4">ATCCTGGCTATATCACTGGAGCACCACTGCTGATTGCAAATGATA</text:span><text:span text:style-name="T1"> 114660</text:span></text:p>
      <text:p text:style-name="P1"/>
      <text:p text:style-name="Standard"><text:span text:style-name="T1">Anas_platyrhynchos_platyrhynchos 114661 </text:span><text:span text:style-name="T4">GTGCCACGCAGCAT</text:span><text:span text:style-name="T1">GTATCCTTTCTGCTGTCAAGTTTTATTTATC 114705</text:span></text:p>
      <text:p text:style-name="Standard"><text:span text:style-name="T1">Gallus_gallus <text:s text:c="19"/>114661 </text:span><text:span text:style-name="T4">GTGCAGTGCAACAC</text:span><text:span text:style-name="T1">GTATCCTTTCTGCTGTCATGTTTTATCTGTC 114705</text:span></text:p>
      <text:p text:style-name="P1"/>
      <text:p text:style-name="P1">Anas_platyrhynchos_platyrhynchos 114706 TCTGGGTTTCTTGACGCCTGGTACTATTCTGTTCGGACTCTTGAG 114750</text:p>
      <text:p text:style-name="P1">Gallus_gallus <text:s text:c="19"/>114706 ACTGGGTTTCTTAACTTCTGTTACTATGTTGTGTGAATTTCTGAG 114750</text:p>
      <text:p text:style-name="P1"/>
      <text:p text:style-name="P1">Anas_platyrhynchos_platyrhynchos 114751 ATTCTACCTTTACCTGTGAGGGCAGACTTCAATATTACTTTGCAG 114795</text:p>
      <text:p text:style-name="P1">Gallus_gallus <text:s text:c="19"/>114751 ATTGTACCTTTGCCTGTGAGGGCATACTTCAGTATAACTTTGCGG 114795</text:p>
      <text:p text:style-name="P1"/>
      <text:p text:style-name="P1">Anas_platyrhynchos_platyrhynchos 114796 CTATCAGTAGGCCTTTTGGTCAGG‑‑‑‑‑‑‑‑‑‑‑AAACCCTG‑T 114840</text:p>
      <text:p text:style-name="P1">Gallus_gallus <text:s text:c="19"/>114796 CCAGTAGTATGCTGTTTGGTCAGGGCTGAATTGTAAAGCTGTGAT 114840</text:p>
      <text:p text:style-name="P1"/>
      <text:p text:style-name="P1">Anas_platyrhynchos_platyrhynchos 114841 AGGGTTAAGGAGGAATGCGGTTTACGG‑‑AGAATGTTAAATAAAA 114885</text:p>
      <text:p text:style-name="P1">Gallus_gallus <text:s text:c="19"/>114841 AGTGCAAAAGAGGAATG‑‑‑‑‑TACAGTAAGGTTGTTAAATACAA 114885</text:p>
      <text:p text:style-name="P1"/>
      <text:p text:style-name="P1">Anas_platyrhynchos_platyrhynchos 114886 GTTGTGTGTCATTTATTATCTGGTAGTTTTTTGTTTGGCTTCTTG 114930</text:p>
      <text:p text:style-name="P1">Gallus_gallus <text:s text:c="19"/>114886 GTTGAGTGTCCTTTGTGATTTG‑‑‑‑‑‑‑‑‑‑‑‑‑‑‑‑CTTCTTG 114930</text:p>
      <text:p text:style-name="P1"/>
      <text:p text:style-name="Standard"><text:soft-page-break/><text:span text:style-name="T1">Anas_platyrhynchos_platyrhynchos 114931 ACATGCAGTCTATTAG</text:span><text:span text:style-name="T4">ATGAGCATTTTAAGGAGTGAGGGTGATGG</text:span><text:span text:style-name="T1"> 114975</text:span></text:p>
      <text:p text:style-name="Standard"><text:span text:style-name="T1">Gallus_gallus <text:s text:c="19"/>114931 ACATGCAGATTGTTAG</text:span><text:span text:style-name="T4">ATGAGCATTCTGCAGAGCGAGGGTGATGG</text:span><text:span text:style-name="T1"> 114975</text:span></text:p>
      <text:p text:style-name="P1"/>
      <text:p text:style-name="Standard"><text:span text:style-name="T1">Anas_platyrhynchos_platyrhynchos 114976 </text:span><text:span text:style-name="T4">AAGTTGTTCACAGTTCCTCAGACACACGGTACAATTTGGAAAAAA</text:span><text:span text:style-name="T1"> 115020</text:span></text:p>
      <text:p text:style-name="Standard"><text:span text:style-name="T1">Gallus_gallus <text:s text:c="19"/>114976 </text:span><text:span text:style-name="T4">AAGTTGCTCACAGTTTCTGAGACATACAGTACGATTTGGAAGCAA</text:span><text:span text:style-name="T1"> 115020</text:span></text:p>
      <text:p text:style-name="P1"/>
      <text:p text:style-name="Standard"><text:span text:style-name="T1">Anas_platyrhynchos_platyrhynchos 115021 </text:span><text:span text:style-name="T4">TATGAGGACTGGCTGCAAGCTCAG</text:span><text:span text:style-name="T1">GTAAGAACACGCT‑‑GCAGTC 115065</text:span></text:p>
      <text:p text:style-name="Standard"><text:span text:style-name="T1">Gallus_gallus <text:s text:c="19"/>115021 </text:span><text:span text:style-name="T4">TACGAGGACTGGCTGCAAACTCAG</text:span><text:span text:style-name="T1">GTAGGAACATGCTCTGTGATC 115065</text:span></text:p>
      <text:p text:style-name="P1"/>
      <text:p text:style-name="P1">Anas_platyrhynchos_platyrhynchos 115066 ACCCTTACTGACATACTTGGAAGACTC‑‑‑‑TCACTCAGCACCTG 115110</text:p>
      <text:p text:style-name="P1">Gallus_gallus <text:s text:c="19"/>115066 ACCCTTCCTGAAACATCTGGAAGGCATGGAGTCATTTAGCACCTT 115110</text:p>
      <text:p text:style-name="P1"/>
      <text:p text:style-name="P1">Anas_platyrhynchos_platyrhynchos 115111 TTTCCATAGCTTCTCCCTCACTTCTGTGGAGCCAAGCGCTTTCTC 115155</text:p>
      <text:p text:style-name="P1">Gallus_gallus <text:s text:c="19"/>115111 TTTTTGTAGCTTTTCACTCATTTCTGTGGAGCCAAGGACCCTCTT 115155</text:p>
      <text:p text:style-name="P1"/>
      <text:p text:style-name="P1">Anas_platyrhynchos_platyrhynchos 115156 TAAGGTCACCAATGGTTCTC‑TACAGATTTTTCAT‑CTACTCTAA 115200</text:p>
      <text:p text:style-name="P1">Gallus_gallus <text:s text:c="19"/>115156 TAAGGTCACCCATGGTTTTAACACAGGTCTTTCACGTTAGCCCTA 115200</text:p>
      <text:p text:style-name="P1"/>
      <text:p text:style-name="P1">Anas_platyrhynchos_platyrhynchos 115201 AGAGGACTAGACTGTCAGAGGGATGGTGGACATCTAGAGCAGTTT 115245</text:p>
      <text:p text:style-name="P1">Gallus_gallus <text:s text:c="19"/>115201 AGAAAACTAGACCATCAGAGGGATGGTAAGCCTACAAAACAGTTT 115245</text:p>
      <text:p text:style-name="P1"/>
      <text:p text:style-name="P1">Anas_platyrhynchos_platyrhynchos 115246 GCACAT‑AGTGATGGCCCTCTGGGAAGGTCTGAGTCTTTGGTCTG 115290</text:p>
      <text:p text:style-name="P1">Gallus_gallus <text:s text:c="19"/>115246 GAATGTGAGAGATAATCCTCTAGGAAGTCTTCAGGTTTTGGTCTG 115290</text:p>
      <text:p text:style-name="P1"/>
      <text:p text:style-name="P1">Anas_platyrhynchos_platyrhynchos 115291 GCAACATGTCTTGGCCAAGAGTAGCGTTTGTATTTGAGAAGTGAT 115335</text:p>
      <text:p text:style-name="P1">Gallus_gallus <text:s text:c="19"/>115291 GTGACATGTCCCAGACAAGAGTAAAGTTCATGTTTGAGAGGTGAA 115335</text:p>
      <text:p text:style-name="P1"/>
      <text:p text:style-name="P1">Anas_platyrhynchos_platyrhynchos 115336 TTATAATGGAACCTTAAAAACTGATT‑‑GATTTGA‑‑‑‑TGATGT 115380</text:p>
      <text:p text:style-name="P1">Gallus_gallus <text:s text:c="19"/>115336 TTATAATAAAACTTTAAATGATTATTCTAATTTGAATTATTATTT 115380</text:p>
      <text:p text:style-name="P1"/>
      <text:p text:style-name="P1">Anas_platyrhynchos_platyrhynchos 115381 GGGTGA‑‑‑‑‑‑‑‑‑‑‑‑‑‑‑‑‑CACTGAGTTGATATGATAGCTA 115425</text:p>
      <text:p text:style-name="P1">Gallus_gallus <text:s text:c="19"/>115381 TGTTGAAAGGTCAGGTATACCATCACTGAGGTGGTAAGATGGGTG 115425</text:p>
      <text:p text:style-name="P1"/>
      <text:p text:style-name="P1">Anas_platyrhynchos_platyrhynchos 115426 AAAAGCTGTCAGTTTTCTGCATCATGTTTTATCCTGCCATGTTCT 115470</text:p>
      <text:p text:style-name="P1">Gallus_gallus <text:s text:c="19"/>115426 AAAAGCTGTCGGTATTC‑‑‑ATCATGTT‑‑ATCTTGCCATGTTCT 115470</text:p>
      <text:p text:style-name="P1"/>
      <text:p text:style-name="P1">Anas_platyrhynchos_platyrhynchos 115471 TCTCGCTTCTCATTGCAGAAAGGATTACAACTTTGCCTGCTTAAT 115515</text:p>
      <text:p text:style-name="Standard"><text:span text:style-name="T1">Gallus_gallus <text:s text:c="19"/>115471 TCACCCTTGTCCTTGCAGAAAGGATTGGAAGTTGACTC....... </text:span><text:soft-page-break/><text:span text:style-name="T1">115515</text:span></text:p>
      <text:p text:style-name="P1"/>
      <text:p text:style-name="P1">Anas_platyrhynchos_platyrhynchos 115516 ACTGGTACTTCTGTAATGATTCTATTGACTTCATATTCTATTACC 115560</text:p>
      <text:p text:style-name="P1">Gallus_gallus <text:s text:c="19"/>115516 ......................................TGTTGCT 115560</text:p>
      <text:p text:style-name="P1"/>
      <text:p text:style-name="P1">Anas_platyrhynchos_platyrhynchos 115561 AGTGAAGGGTTTCGATATCAGCTGCTTCTGCCCAGGAAAGCGCTT 115605</text:p>
      <text:p text:style-name="P1">Gallus_gallus <text:s text:c="19"/>115561 GAGGAAAGTTGTTGATGCCATCTGCTTCTGTCTTGGAAATCCCTT 115605</text:p>
      <text:p text:style-name="P1"/>
      <text:p text:style-name="P1">Anas_platyrhynchos_platyrhynchos 115606 TCTG‑AAAGCTGTAATTCTATTTCATTTCCAGCCTACCCCAAACA 115650</text:p>
      <text:p text:style-name="Standard"><text:span text:style-name="T1">Gallus_gallus <text:s text:c="19"/>115606 TAGATAAAGCTGGTACTTTTTTTC‑‑‑‑CTAG</text:span><text:span text:style-name="T4">GCTAACTCAAATG</text:span><text:span text:style-name="T1"> 115650</text:span></text:p>
      <text:p text:style-name="P1"/>
      <text:p text:style-name="Standard"><text:span text:style-name="T1">Anas_platyrhynchos_platyrhynchos 115651 GAAGAAAG</text:span><text:span text:style-name="T4">TAACTGCAGTTACATCCAGATGAAGTTATATGAGGCT</text:span><text:span text:style-name="T1"> 115695</text:span></text:p>
      <text:p text:style-name="Standard"><text:span text:style-name="T1">Gallus_gallus <text:s text:c="19"/>115651 </text:span><text:span text:style-name="T4">GAAGAAAGTAATTGCAGTTATATCCAGCTGAAGTTATACAAGGCT</text:span><text:span text:style-name="T1"> 115695</text:span></text:p>
      <text:p text:style-name="P1"/>
      <text:p text:style-name="Standard"><text:span text:style-name="T1">Anas_platyrhynchos_platyrhynchos 115696 </text:span><text:span text:style-name="T4">CTTCAGGGGATGAACACAGCAGAGGACCTTGCTATAACTAGCAGT</text:span><text:span text:style-name="T1"> 115740</text:span></text:p>
      <text:p text:style-name="Standard"><text:span text:style-name="T1">Gallus_gallus <text:s text:c="19"/>115696 </text:span><text:span text:style-name="T4">TTTCAGGGGATGAACCAAGCAGAGGACCTTGCTATAATTGGTAGT</text:span><text:span text:style-name="T1"> 115740</text:span></text:p>
      <text:p text:style-name="P1"/>
      <text:p text:style-name="Standard"><text:span text:style-name="T1">Anas_platyrhynchos_platyrhynchos 115741 </text:span><text:span text:style-name="T4">GCTCATTCAACCCAGGTAGAAGAGCGGACAACCATTCTGATTCAG</text:span><text:span text:style-name="T1"> 115785</text:span></text:p>
      <text:p text:style-name="Standard"><text:span text:style-name="T1">Gallus_gallus <text:s text:c="19"/>115741 </text:span><text:span text:style-name="T4">GCTCGTTCAACCCAAGAAGAAGAGTGGGTGACCATTCTGATCCAG</text:span><text:span text:style-name="T1"> 115785</text:span></text:p>
      <text:p text:style-name="P1"/>
      <text:p text:style-name="Standard"><text:span text:style-name="T1">Anas_platyrhynchos_platyrhynchos 115786 </text:span><text:span text:style-name="T4">AACT</text:span><text:span text:style-name="T1">GCAGTGTACAGGTAATGTAAATGTAAAAAG</text:span><text:span text:style-name="T4">ACCATCTGAAT</text:span><text:span text:style-name="T1"> 115830</text:span></text:p>
      <text:p text:style-name="Standard"><text:span text:style-name="T1">Gallus_gallus <text:s text:c="19"/>115786 </text:span><text:span text:style-name="T4">AACTGCAGTGTACAG</text:span><text:span text:style-name="T1">GTAATACAAATGCAAAAAGACAATCTGAAT 115830</text:span></text:p>
      <text:p text:style-name="P1"/>
      <text:p text:style-name="Standard"><text:span text:style-name="T1">Anas_platyrhynchos_platyrhynchos 115831 </text:span><text:span text:style-name="T4">ATTTATTTTTTATATCTTTGTGTTA</text:span><text:span text:style-name="T1">GTTTGAGGAGC‑‑‑‑‑ATGA 115875</text:span></text:p>
      <text:p text:style-name="P1">Gallus_gallus <text:s text:c="19"/>115831 AC‑‑‑CTTTTCATATCCTTGTTTTAGTTTGAGAAGTGAGTAATAT 115875</text:p>
      <text:p text:style-name="P1"/>
      <text:p text:style-name="P1">Anas_platyrhynchos_platyrhynchos 115876 GTGAGGGGGGAGGAAAAAAAAAAAGAACCGTCTTGTTCATCAGGG 115920</text:p>
      <text:p text:style-name="P1">Gallus_gallus <text:s text:c="19"/>115876 TTAAAAAAAAAAAAAAAAAAAAAAGAACCAGTTTGTTCATCAGGG 115920</text:p>
      <text:p text:style-name="P1"/>
      <text:p text:style-name="P1">Anas_platyrhynchos_platyrhynchos 115921 CTTGGTTT‑CTTTGTGTGATGATCCTCTGAATATCAGGTGCCTT‑ 115965</text:p>
      <text:p text:style-name="P1">Gallus_gallus <text:s text:c="19"/>115921 CTAGTTTTAATTTGTGTGATAATCCACTGGCTTTCAGGAGTCTTA 115965</text:p>
      <text:p text:style-name="P1"/>
      <text:p text:style-name="P1">Anas_platyrhynchos_platyrhynchos 115966 ‑‑‑‑‑‑GTAAACAGCCATCCTTATTAAGGTTCTTACTATTAGAAT 116010</text:p>
      <text:p text:style-name="P1">Gallus_gallus <text:s text:c="19"/>115966 ATATTCATAAACATTCATGTTTATTAGTGTTCATATTGTTAGGAT 116010</text:p>
      <text:p text:style-name="P1"/>
      <text:p text:style-name="P1">Anas_platyrhynchos_platyrhynchos 116011 ATTTATTAAACA‑‑AAAGAAGAACTGATAGATTTAATCTCTCTTG 116055</text:p>
      <text:p text:style-name="P1">Gallus_gallus <text:s text:c="19"/>116011 ATTTAGTAAGCAACAACAAAAAACTGATAGGTTTA‑‑TTCTCTTA 116055</text:p>
      <text:p text:style-name="P1"/>
      <text:p text:style-name="Standard"><text:span text:style-name="T1">Anas_platyrhynchos_platyrhynchos 116056 AATCCCGTTCCTGATATTCAAAGAGTCAAAAAAAAGTTTAA‑‑‑‑ </text:span><text:soft-page-break/><text:span text:style-name="T1">116100</text:span></text:p>
      <text:p text:style-name="P1">Gallus_gallus <text:s text:c="19"/>116056 ATTCCTTGTTGTTGTATTTAAATGGCC‑AAGAAGAGTTTAATGCT 116100</text:p>
      <text:p text:style-name="P1"/>
      <text:p text:style-name="P1">Anas_platyrhynchos_platyrhynchos 116101 TAATCTAGCGTTGCACTACCTAGTTTTCTGACAGCTTTCTAGAAC 116145</text:p>
      <text:p text:style-name="P1">Gallus_gallus <text:s text:c="19"/>116101 TAGTCTAGTGCTGTACTACCTAGTTTTCTGACTGCATTCTAAGAC 116145</text:p>
      <text:p text:style-name="P1"/>
      <text:p text:style-name="P1">Anas_platyrhynchos_platyrhynchos 116146 T‑‑‑‑‑‑ACCTGGTTACTTCCATTAATTTGATGCTTATATTATTA 116190</text:p>
      <text:p text:style-name="P1">Gallus_gallus <text:s text:c="19"/>116146 TAATACAACCTGTTTACTCCCATTAATTTGATACT‑‑‑‑‑‑‑TTA 116190</text:p>
      <text:p text:style-name="P1"/>
      <text:p text:style-name="P1">Anas_platyrhynchos_platyrhynchos 116191 TTGTCCTTTCTGA‑TTTTCTAGTTTTTAG‑GATATTTATGCATTA 116235</text:p>
      <text:p text:style-name="P1">Gallus_gallus <text:s text:c="19"/>116191 TCATCTTTTCTGATTTTTTTGGATTCTAGTGATATTTGTATATTG 116235</text:p>
      <text:p text:style-name="P1"/>
      <text:p text:style-name="P1">Anas_platyrhynchos_platyrhynchos 116236 CCTAACTAAAGTTAAGAGCTTGCCATCCAAGTATTTATAGAAGAG 116280</text:p>
      <text:p text:style-name="P1">Gallus_gallus <text:s text:c="19"/>116236 CTTAACTAAAGCTAAGAGCTTGCAATCCAAGTACTTGCTGGTGAG 116280</text:p>
      <text:p text:style-name="P1"/>
      <text:p text:style-name="P1">Anas_platyrhynchos_platyrhynchos 116281 GGAAGTTCTGTTTTGATCATT‑TTAATCTATCTGGAGATGGCCTA 116325</text:p>
      <text:p text:style-name="P1">Gallus_gallus <text:s text:c="19"/>116281 GTAGATTCTGTTTTAATAATTACTCATCTATTAGAAGGTGTCCTC 116325</text:p>
      <text:p text:style-name="P1"/>
      <text:p text:style-name="P1">Anas_platyrhynchos_platyrhynchos 116326 ATGGAATGTAAAATCCAAGTGATAGAACTGAGACAAATTCTATTC 116370</text:p>
      <text:p text:style-name="P1">Gallus_gallus <text:s text:c="19"/>116326 ATAGAAGGCAAAATCCAGGTGATAGAGGTGAGATAAAT‑‑TGTCT 116370</text:p>
      <text:p text:style-name="P1"/>
      <text:p text:style-name="P1">Anas_platyrhynchos_platyrhynchos 116371 AGAAATGAGATGACAGCGAGATGAGTATAGCTCTAAAACGTGCAG 116415</text:p>
      <text:p text:style-name="P1">Gallus_gallus <text:s text:c="19"/>116371 GGAAATGAGACGACAGTGAGATAGATACAGCTCTAAAATGGGTAG 116415</text:p>
      <text:p text:style-name="P1"/>
      <text:p text:style-name="P1">Anas_platyrhynchos_platyrhynchos 116416 CTGACCTGACCAGAAGTTACGGGATTAGTTCTGAAGTAACTCATT 116460</text:p>
      <text:p text:style-name="P1">Gallus_gallus <text:s text:c="19"/>116416 CTGACCTGACAAGAAGTTATGGGGTTAGTCCTCAAGTAAGTGATT 116460</text:p>
      <text:p text:style-name="P1"/>
      <text:p text:style-name="P1">Anas_platyrhynchos_platyrhynchos 116461 GAAGT‑‑TGTGACCTCTGCTACACAAAGTGTTAGACTTTGACTAT 116505</text:p>
      <text:p text:style-name="P1">Gallus_gallus <text:s text:c="19"/>116461 GAGGTTCTGAGACCTTTGCTACTCGAAGTATTGAGCTTTGACCGT 116505</text:p>
      <text:p text:style-name="P1"/>
      <text:p text:style-name="P1">Anas_platyrhynchos_platyrhynchos 116506 GATGGTCCTTTTCAACTTTTCAATCTTTAAAATACTATCTTGAGA 116550</text:p>
      <text:p text:style-name="P1">Gallus_gallus <text:s text:c="19"/>116506 GATGGTCCTTTTTAAC‑‑‑‑‑‑‑‑ATGTAAATTAATGCATTGAGA 116550</text:p>
      <text:p text:style-name="P1"/>
      <text:p text:style-name="P1">Anas_platyrhynchos_platyrhynchos 116551 TGCTTGGGTTGCCTTTTATTTTCAGGCTATGAACTGTACTTCCTG 116595</text:p>
      <text:p text:style-name="P1">Gallus_gallus <text:s text:c="19"/>116551 TGTTTGAGTTGCATTTTA........................... 116595</text:p>
      <text:p text:style-name="P1"/>
      <text:p text:style-name="P1">Anas_platyrhynchos_platyrhynchos 116596 TTGCATGGTNNNNNNNNNNNNNNNNNNNNNNNNNNNNNNNNNNNN 116640</text:p>
      <text:p text:style-name="P1">Gallus_gallus <text:s text:c="19"/>116596 ............................................. 116640</text:p>
      <text:p text:style-name="P1"><text:soft-page-break/></text:p>
      <text:p text:style-name="P1">Anas_platyrhynchos_platyrhynchos 116641 NNNNNNNNNNNNNNNNNNNNNNNNNNNNNNNNNNNNNNNNNNNNN 116685</text:p>
      <text:p text:style-name="P1">Gallus_gallus <text:s text:c="19"/>116641 ............................................. 116685</text:p>
      <text:p text:style-name="P1"/>
      <text:p text:style-name="P1">Anas_platyrhynchos_platyrhynchos 116686 NNNNNNNNNNNNNNNNNNNNNNNNNNNNNNNNNNNNNNNNNNNNN 116730</text:p>
      <text:p text:style-name="P1">Gallus_gallus <text:s text:c="19"/>116686 ............................................. 116730</text:p>
      <text:p text:style-name="P1"/>
      <text:p text:style-name="P1">Anas_platyrhynchos_platyrhynchos 116731 NNNNNNNNNNNNNNNNNNNNNNNNNNNNNNNNNNNNNNNNNNNNN 116775</text:p>
      <text:p text:style-name="P1">Gallus_gallus <text:s text:c="19"/>116731 ............................................. 116775</text:p>
      <text:p text:style-name="P1"/>
      <text:p text:style-name="P1">Anas_platyrhynchos_platyrhynchos 116776 NNNNNNNNNNNNNNNNNNNNNNNNNNNNNNNNNNNNNNNNNNNNN 116820</text:p>
      <text:p text:style-name="P1">Gallus_gallus <text:s text:c="19"/>116776 ............................................. 116820</text:p>
      <text:p text:style-name="P1"/>
      <text:p text:style-name="P1">Anas_platyrhynchos_platyrhynchos 116821 NNNNNNNNNNNNNNNNNNNNNNNNNNNNNNNNNNNNNNNNNNNNN 116865</text:p>
      <text:p text:style-name="P1">Gallus_gallus <text:s text:c="19"/>116821 ............................................. 116865</text:p>
      <text:p text:style-name="P1"/>
      <text:p text:style-name="P1">Anas_platyrhynchos_platyrhynchos 116866 NNNNNNNNNNNNNNNNNNNNNNNNNNNNNNNNNNNNNNNNNNNNN 116910</text:p>
      <text:p text:style-name="P1">Gallus_gallus <text:s text:c="19"/>116866 ............................................. 116910</text:p>
      <text:p text:style-name="P1"/>
      <text:p text:style-name="P1">Anas_platyrhynchos_platyrhynchos 116911 NNNNNNNNNNNNNNNNNNNNNNNNNNNNNNNNNNNNNNNNNNNNN 116955</text:p>
      <text:p text:style-name="P1">Gallus_gallus <text:s text:c="19"/>116911 ............................................. 116955</text:p>
      <text:p text:style-name="P1"/>
      <text:p text:style-name="P1">Anas_platyrhynchos_platyrhynchos 116956 NNNNNNNNNNNNNNNNNNNNNNNNNNNNNNNNNNNNNNNNNNNNN 117000</text:p>
      <text:p text:style-name="P1">Gallus_gallus <text:s text:c="19"/>116956 ............................................. 117000</text:p>
      <text:p text:style-name="P1"/>
      <text:p text:style-name="P1">Anas_platyrhynchos_platyrhynchos 117001 NNNNNNNNNNNNNNNNNNNNNNNNNNNNNNNNNNNNNNNNNNNNN 117045</text:p>
      <text:p text:style-name="P1">Gallus_gallus <text:s text:c="19"/>117001 ............................................. 117045</text:p>
      <text:p text:style-name="P1"/>
      <text:p text:style-name="P1">Anas_platyrhynchos_platyrhynchos 117046 NNNNNNNNNNNNNNNNNNNNNNNNNNNNNNNNNNNNNNNNNNNNN 117090</text:p>
      <text:p text:style-name="P1">Gallus_gallus <text:s text:c="19"/>117046 ............................................. 117090</text:p>
      <text:p text:style-name="P1"/>
      <text:p text:style-name="P1">Anas_platyrhynchos_platyrhynchos 117091 NNNNNNNNNNNNNNNNNNNNNNNNNNNNNNNNNNNNNNNNNNNNN 117135</text:p>
      <text:p text:style-name="P1">Gallus_gallus <text:s text:c="19"/>117091 ............................................. 117135</text:p>
      <text:p text:style-name="P1"/>
      <text:p text:style-name="P1">Anas_platyrhynchos_platyrhynchos 117136 NNNNNNNNNNNNNNNNNNNNNNNNNNNNNNNNNNNNNNNNNNNNN 117180</text:p>
      <text:p text:style-name="P1">Gallus_gallus <text:s text:c="19"/>117136 ............................................. 117180</text:p>
      <text:p text:style-name="P1"/>
      <text:p text:style-name="P1">Anas_platyrhynchos_platyrhynchos 117181 NNNNNNNNNNNNNNNNNNNNNNNNNNNNNNNNNNNNNNNNNNNNN 117225</text:p>
      <text:p text:style-name="P1"><text:soft-page-break/>Gallus_gallus <text:s text:c="19"/>117181 ............................................. 117225</text:p>
      <text:p text:style-name="P1"/>
      <text:p text:style-name="P1">Anas_platyrhynchos_platyrhynchos 117226 NNNNNNNNNNNNNNNNNNNNNNNNNNNNNNNNNNNNNNNNNNNNN 117270</text:p>
      <text:p text:style-name="P1">Gallus_gallus <text:s text:c="19"/>117226 ............................................. 117270</text:p>
      <text:p text:style-name="P1"/>
      <text:p text:style-name="P1">Anas_platyrhynchos_platyrhynchos 117271 NNNNNNNNNNNNNNNNNNNNNNNNNNNNNNNNNNNNNNNNNNNNN 117315</text:p>
      <text:p text:style-name="P1">Gallus_gallus <text:s text:c="19"/>117271 ............................................. 117315</text:p>
      <text:p text:style-name="P1"/>
      <text:p text:style-name="P1">Anas_platyrhynchos_platyrhynchos 117316 NNNNNNNNNNNNNNNNNNNNNNNNNNNNNNNNNNNNNNNNNNNNN 117360</text:p>
      <text:p text:style-name="P1">Gallus_gallus <text:s text:c="19"/>117316 ............................................. 117360</text:p>
      <text:p text:style-name="P1"/>
      <text:p text:style-name="P1">Anas_platyrhynchos_platyrhynchos 117361 NNNNNNNNNNNNNNNNNNNNNNNNNNNNNNNNNNNNNNNNNNNNN 117405</text:p>
      <text:p text:style-name="P1">Gallus_gallus <text:s text:c="19"/>117361 ............................................. 117405</text:p>
      <text:p text:style-name="P1"/>
      <text:p text:style-name="P1">Anas_platyrhynchos_platyrhynchos 117406 NNNNNNNNNNNNNNNNNNNNNNNNNNNNNNNNNNNNNNNNNNNNN 117450</text:p>
      <text:p text:style-name="P1">Gallus_gallus <text:s text:c="19"/>117406 ............................................. 117450</text:p>
      <text:p text:style-name="P1"/>
      <text:p text:style-name="P1">Anas_platyrhynchos_platyrhynchos 117451 NNNNNNNNNNNNNNNNNNNNNNNNNNNNNNNNNNNNNNNNNNNNN 117495</text:p>
      <text:p text:style-name="P1">Gallus_gallus <text:s text:c="19"/>117451 ............................................. 117495</text:p>
      <text:p text:style-name="P1"/>
      <text:p text:style-name="P1">Anas_platyrhynchos_platyrhynchos 117496 NNNNNNNNNNNNNNNNNNNNNNNNNNNNNNNNNNNNNNNNNNNNN 117540</text:p>
      <text:p text:style-name="P1">Gallus_gallus <text:s text:c="19"/>117496 ............................................. 117540</text:p>
      <text:p text:style-name="P1"/>
      <text:p text:style-name="P1">Anas_platyrhynchos_platyrhynchos 117541 NNNNNNNNNNNNNNNNNNNNNNNNNNNNNNNNNNNNNNNNNNNNN 117585</text:p>
      <text:p text:style-name="P1">Gallus_gallus <text:s text:c="19"/>117541 ............................................. 117585</text:p>
      <text:p text:style-name="P1"/>
      <text:p text:style-name="P1">Anas_platyrhynchos_platyrhynchos 117586 NNNNNNNNNNNNNNNNNNNNNNNNNNNNNNNNNNNNNNNNNNNNN 117630</text:p>
      <text:p text:style-name="P1">Gallus_gallus <text:s text:c="19"/>117586 ............................................. 117630</text:p>
      <text:p text:style-name="P1"/>
      <text:p text:style-name="P1">Anas_platyrhynchos_platyrhynchos 117631 NNNNNNNNNNNNNNNNNNNNNNNNNNNNNNNNNNNNNNNNNNNNN 117675</text:p>
      <text:p text:style-name="P1">Gallus_gallus <text:s text:c="19"/>117631 ............................................. 117675</text:p>
      <text:p text:style-name="P1"/>
      <text:p text:style-name="P1">Anas_platyrhynchos_platyrhynchos 117676 NNNNNNNNNNNNNNNNNNNNNNNNNNNNNNNNNNNNNNNNNNNNN 117720</text:p>
      <text:p text:style-name="P1">Gallus_gallus <text:s text:c="19"/>117676 ............................................. 117720</text:p>
      <text:p text:style-name="P1"/>
      <text:p text:style-name="P1">Anas_platyrhynchos_platyrhynchos 117721 NNNNNNNNNNNNNNNNNNNNNNNNNNNNNNNNNNNNNNNNNNNNN 117765</text:p>
      <text:p text:style-name="P1">Gallus_gallus <text:s text:c="19"/>117721 ............................................. 117765</text:p>
      <text:p text:style-name="P1"/>
      <text:p text:style-name="P1"><text:soft-page-break/>Anas_platyrhynchos_platyrhynchos 117766 NNNNNNNNNNNNNNNNNNNNNNNNNNNNNNNNNNNNNNNNNNNNN 117810</text:p>
      <text:p text:style-name="P1">Gallus_gallus <text:s text:c="19"/>117766 ............................................. 117810</text:p>
      <text:p text:style-name="P1"/>
      <text:p text:style-name="P1">Anas_platyrhynchos_platyrhynchos 117811 NNNNNNNNNNNNNNNNNNNNNNNNNNNNNNNNNNNNNNNNNNNNN 117855</text:p>
      <text:p text:style-name="P1">Gallus_gallus <text:s text:c="19"/>117811 ............................................. 117855</text:p>
      <text:p text:style-name="P1"/>
      <text:p text:style-name="P1">Anas_platyrhynchos_platyrhynchos 117856 NNNNNNNNNNNNNNNNNNNNNNNNNNNNNNNNNNNNNNNNNNNNN 117900</text:p>
      <text:p text:style-name="P1">Gallus_gallus <text:s text:c="19"/>117856 ............................................. 117900</text:p>
      <text:p text:style-name="P1"/>
      <text:p text:style-name="P1">Anas_platyrhynchos_platyrhynchos 117901 NNNNNNNNNNNNNNNNNNNNNNNNNNNNNNNNNNNNNNNNNNNNN 117945</text:p>
      <text:p text:style-name="P1">Gallus_gallus <text:s text:c="19"/>117901 ............................................. 117945</text:p>
      <text:p text:style-name="P1"/>
      <text:p text:style-name="P1">Anas_platyrhynchos_platyrhynchos 117946 NNNNNNNNNNNNNNNNNNNNNNNNNNNNNNNNNNNNNNNNNNNNN 117990</text:p>
      <text:p text:style-name="P1">Gallus_gallus <text:s text:c="19"/>117946 ............................................. 117990</text:p>
      <text:p text:style-name="P1"/>
      <text:p text:style-name="P1">Anas_platyrhynchos_platyrhynchos 117991 NNNNNNNNNNNNNNNNNNNNNNNNNNNNNNNNNNNNNNNNNNNNN 118035</text:p>
      <text:p text:style-name="P1">Gallus_gallus <text:s text:c="19"/>117991 ............................................. 118035</text:p>
      <text:p text:style-name="P1"/>
      <text:p text:style-name="P1">Anas_platyrhynchos_platyrhynchos 118036 NNNNNNNNNNNNNNNNNNNNNNNNNNNNNNNNNNNNNNNNNNNNN 118080</text:p>
      <text:p text:style-name="P1">Gallus_gallus <text:s text:c="19"/>118036 ............................................. 118080</text:p>
      <text:p text:style-name="P1"/>
      <text:p text:style-name="P1">Anas_platyrhynchos_platyrhynchos 118081 NNNNNNNNNNNNNNNNNNNNNNNNNNNNNNNNNNNNNNNNNNNNN 118125</text:p>
      <text:p text:style-name="P1">Gallus_gallus <text:s text:c="19"/>118081 ............................................. 118125</text:p>
      <text:p text:style-name="P1"/>
      <text:p text:style-name="P1">Anas_platyrhynchos_platyrhynchos 118126 NNNNNNNNNNNNNNNNNNNNNNNNNNNNNNNNNNNNNNNNNNNNN 118170</text:p>
      <text:p text:style-name="P1">Gallus_gallus <text:s text:c="19"/>118126 ............................................. 118170</text:p>
      <text:p text:style-name="P1"/>
      <text:p text:style-name="P1">Anas_platyrhynchos_platyrhynchos 118171 NNNNNNNNNNNNNNNNNNNNNNNNNNNNNNNNNNNNNNNNNNNNN 118215</text:p>
      <text:p text:style-name="P1">Gallus_gallus <text:s text:c="19"/>118171 ............................................. 118215</text:p>
      <text:p text:style-name="P1"/>
      <text:p text:style-name="P1">Anas_platyrhynchos_platyrhynchos 118216 NNNNNNNNNNNNNNNNNNNNNNNNNNNNNNNNNNNNNNNNNNNNN 118260</text:p>
      <text:p text:style-name="P1">Gallus_gallus <text:s text:c="19"/>118216 ............................................. 118260</text:p>
      <text:p text:style-name="P1"/>
      <text:p text:style-name="P1">Anas_platyrhynchos_platyrhynchos 118261 NNNNNNNNNNNNNNNNNNNNNNNNNNNNNNNNNNNNNNNNNNNNN 118305</text:p>
      <text:p text:style-name="P1">Gallus_gallus <text:s text:c="19"/>118261 ............................................. 118305</text:p>
      <text:p text:style-name="P1"/>
      <text:p text:style-name="P1">Anas_platyrhynchos_platyrhynchos 118306 NNNNNNNNNNNNNNNNNNNNNNNNNNNNNNNNNNNNNNNNNNNNN 118350</text:p>
      <text:p text:style-name="Standard"><text:span text:style-name="T1">Gallus_gallus <text:s text:c="19"/>118306 ............................................. </text:span><text:soft-page-break/><text:span text:style-name="T1">118350</text:span></text:p>
      <text:p text:style-name="P1"/>
      <text:p text:style-name="P1">Anas_platyrhynchos_platyrhynchos 118351 NNNNNNNNNNNNNNNNNNNNNNNNNNNNNNNNNNNNNNNNNNNNN 118395</text:p>
      <text:p text:style-name="P1">Gallus_gallus <text:s text:c="19"/>118351 ............................................. 118395</text:p>
      <text:p text:style-name="P1"/>
      <text:p text:style-name="P1">Anas_platyrhynchos_platyrhynchos 118396 NNNNNNNNNNNNNNNNNNNNNNNNNNNNNNNNNNNNNNNNNNNNN 118440</text:p>
      <text:p text:style-name="P1">Gallus_gallus <text:s text:c="19"/>118396 ............................................. 118440</text:p>
      <text:p text:style-name="P1"/>
      <text:p text:style-name="P1">Anas_platyrhynchos_platyrhynchos 118441 NNNNNNNNNNNNNNNNNNNNNNNNNNNNNNNNNNNNNNNNNNNNN 118485</text:p>
      <text:p text:style-name="P1">Gallus_gallus <text:s text:c="19"/>118441 ............................................. 118485</text:p>
      <text:p text:style-name="P1"/>
      <text:p text:style-name="P1">Anas_platyrhynchos_platyrhynchos 118486 NNNNNNNNNNNNNNNNNNNNNNNNNNNNNNNNNNNNNNNNNNNNN 118530</text:p>
      <text:p text:style-name="P1">Gallus_gallus <text:s text:c="19"/>118486 ............................................. 118530</text:p>
      <text:p text:style-name="P1"/>
      <text:p text:style-name="P1">Anas_platyrhynchos_platyrhynchos 118531 NNNNNNNNNNNNNNNNNNNNNNNNNNNNNNNNNNNNNNNNNNNNN 118575</text:p>
      <text:p text:style-name="P1">Gallus_gallus <text:s text:c="19"/>118531 ............................................. 118575</text:p>
      <text:p text:style-name="P1"/>
      <text:p text:style-name="P1">Anas_platyrhynchos_platyrhynchos 118576 NNNNNNNNNNNNNNNNNNNNNNNNNNNNNNNNNNNNNNNNNNNNN 118620</text:p>
      <text:p text:style-name="P1">Gallus_gallus <text:s text:c="19"/>118576 ............................................. 118620</text:p>
      <text:p text:style-name="P1"/>
      <text:p text:style-name="P1">Anas_platyrhynchos_platyrhynchos 118621 NNNNNNNNNNNNNNNNNNNNNNNNNNNNNNNNNNNNNNNNNNNNN 118665</text:p>
      <text:p text:style-name="P1">Gallus_gallus <text:s text:c="19"/>118621 ............................................. 118665</text:p>
      <text:p text:style-name="P1"/>
      <text:p text:style-name="P1">Anas_platyrhynchos_platyrhynchos 118666 NNNNNNNNNNNNNNNNNNNNNNNNNNNNNNNNNNNNNNNNNNNNN 118710</text:p>
      <text:p text:style-name="P1">Gallus_gallus <text:s text:c="19"/>118666 ............................................. 118710</text:p>
      <text:p text:style-name="P1"/>
      <text:p text:style-name="P1">Anas_platyrhynchos_platyrhynchos 118711 NNNNNNNNNNNNNNNNNNNNNNNNNNNNNNNNNNNNNNNNNNNNN 118755</text:p>
      <text:p text:style-name="P1">Gallus_gallus <text:s text:c="19"/>118711 ............................................. 118755</text:p>
      <text:p text:style-name="P1"/>
      <text:p text:style-name="P1">Anas_platyrhynchos_platyrhynchos 118756 NNNNNNNNNNNNNNNNNNNNNNNNNNNNNNNNNNNNNNNNNNNNN 118800</text:p>
      <text:p text:style-name="P1">Gallus_gallus <text:s text:c="19"/>118756 ............................................. 118800</text:p>
      <text:p text:style-name="P1"/>
      <text:p text:style-name="P1">Anas_platyrhynchos_platyrhynchos 118801 NNNNNNNNNNNNNNNNNNNNNNNNNNNNNNNNNNNNNNNNNNNNN 118845</text:p>
      <text:p text:style-name="P1">Gallus_gallus <text:s text:c="19"/>118801 ............................................. 118845</text:p>
      <text:p text:style-name="P1"/>
      <text:p text:style-name="P1">Anas_platyrhynchos_platyrhynchos 118846 NNNNNNNNNNNNNNNNNNNNNNNNNNNNNNNNNNNNNNNNNNNNN 118890</text:p>
      <text:p text:style-name="P1">Gallus_gallus <text:s text:c="19"/>118846 ............................................. 118890</text:p>
      <text:p text:style-name="P1"/>
      <text:p text:style-name="Standard"><text:span text:style-name="T1">Anas_platyrhynchos_platyrhynchos 118891 NNNNNNNNNNNNNNNNNNNNNNNNNNNNNNNNNNNNNNNNNNNNN </text:span><text:soft-page-break/><text:span text:style-name="T1">118935</text:span></text:p>
      <text:p text:style-name="P1">Gallus_gallus <text:s text:c="19"/>118891 ............................................. 118935</text:p>
      <text:p text:style-name="P1"/>
      <text:p text:style-name="P1">Anas_platyrhynchos_platyrhynchos 118936 NNNNNNNNNNNNNNNNNNNNNNNNNNNNNNNNNNNNNNNNNNNNN 118980</text:p>
      <text:p text:style-name="P1">Gallus_gallus <text:s text:c="19"/>118936 ............................................. 118980</text:p>
      <text:p text:style-name="P1"/>
      <text:p text:style-name="P1">Anas_platyrhynchos_platyrhynchos 118981 NNNNNNNNNNNNNNNNNNNNNNNNNNNNNNNNNNNNNNNNNNNNN 119025</text:p>
      <text:p text:style-name="P1">Gallus_gallus <text:s text:c="19"/>118981 ............................................. 119025</text:p>
      <text:p text:style-name="P1"/>
      <text:p text:style-name="P1">Anas_platyrhynchos_platyrhynchos 119026 NNNNNNNNNNNNNNNNNNNNNNNNNNNNNNNNNNNNNNNNNNNNN 119070</text:p>
      <text:p text:style-name="P1">Gallus_gallus <text:s text:c="19"/>119026 ............................................. 119070</text:p>
      <text:p text:style-name="P1"/>
      <text:p text:style-name="P1">Anas_platyrhynchos_platyrhynchos 119071 NNNNNNNNNNNNNNNNNNNNNNNNNNNNNNNNNNNNNNNNNNNNN 119115</text:p>
      <text:p text:style-name="P1">Gallus_gallus <text:s text:c="19"/>119071 ............................................. 119115</text:p>
      <text:p text:style-name="P1"/>
      <text:p text:style-name="P1">Anas_platyrhynchos_platyrhynchos 119116 NNNNNNNNNNNNNNNNNNNNNNNNNNNNNNNNNNNNNNNNNNNNN 119160</text:p>
      <text:p text:style-name="P1">Gallus_gallus <text:s text:c="19"/>119116 ............................................. 119160</text:p>
      <text:p text:style-name="P1"/>
      <text:p text:style-name="P1">Anas_platyrhynchos_platyrhynchos 119161 NNNNNNNNNNNNNNNNNNNNNNNNNNNNNNNNNNNNNNNNNNNNN 119205</text:p>
      <text:p text:style-name="P1">Gallus_gallus <text:s text:c="19"/>119161 ............................................. 119205</text:p>
      <text:p text:style-name="P1"/>
      <text:p text:style-name="P1">Anas_platyrhynchos_platyrhynchos 119206 NNNNNNNNNNNNNNNNNNNNNNNNNNNNNNNNNNNNNNNNNNNNN 119250</text:p>
      <text:p text:style-name="P1">Gallus_gallus <text:s text:c="19"/>119206 ............................................. 119250</text:p>
      <text:p text:style-name="P1"/>
      <text:p text:style-name="P1">Anas_platyrhynchos_platyrhynchos 119251 NNNNNNNNNNNNNNNNNNNNNNNNNNNNNNNNNNNNNNNNNNNNN 119295</text:p>
      <text:p text:style-name="P1">Gallus_gallus <text:s text:c="19"/>119251 ............................................. 119295</text:p>
      <text:p text:style-name="P1"/>
      <text:p text:style-name="P1">Anas_platyrhynchos_platyrhynchos 119296 NNNNNNNNNNNNNNNNNNNNNNNNNNNNNNNNNNNNNNNNNNNNN 119340</text:p>
      <text:p text:style-name="P1">Gallus_gallus <text:s text:c="19"/>119296 ............................................. 119340</text:p>
      <text:p text:style-name="P1"/>
      <text:p text:style-name="P1">Anas_platyrhynchos_platyrhynchos 119341 NNNNNNNNNNNNNNNNNNNNNNNNNNNNNNNNNNNNNNNNNNNNN 119385</text:p>
      <text:p text:style-name="P1">Gallus_gallus <text:s text:c="19"/>119341 ............................................. 119385</text:p>
      <text:p text:style-name="P1"/>
      <text:p text:style-name="P1">Anas_platyrhynchos_platyrhynchos 119386 NNNNNNNNNNNNNNNNNNNNNNNNNNNNNNNNNNNNNNNNNNNNN 119430</text:p>
      <text:p text:style-name="P1">Gallus_gallus <text:s text:c="19"/>119386 ............................................. 119430</text:p>
      <text:p text:style-name="P1"/>
      <text:p text:style-name="P1">Anas_platyrhynchos_platyrhynchos 119431 NNNNNNNNNNNNNNNNNNNNNNNNNNNNNNNNNNNNNNNNNNNNN 119475</text:p>
      <text:p text:style-name="P1">Gallus_gallus <text:s text:c="19"/>119431 ............................................. 119475</text:p>
      <text:p text:style-name="P1"><text:soft-page-break/></text:p>
      <text:p text:style-name="P1">Anas_platyrhynchos_platyrhynchos 119476 NNNNNNNNNNNNNNNNNNNNNNNNNNNNNNNNNNNNNNNNNNNNN 119520</text:p>
      <text:p text:style-name="P1">Gallus_gallus <text:s text:c="19"/>119476 ............................................. 119520</text:p>
      <text:p text:style-name="P1"/>
      <text:p text:style-name="P1">Anas_platyrhynchos_platyrhynchos 119521 NNNNNNNNNNNNNNNNNNNNNNNNNNNNNNNNNNNNNNNNNNNNN 119565</text:p>
      <text:p text:style-name="P1">Gallus_gallus <text:s text:c="19"/>119521 ............................................. 119565</text:p>
      <text:p text:style-name="P1"/>
      <text:p text:style-name="P1">Anas_platyrhynchos_platyrhynchos 119566 NNNNNNNNNNNNNNNNNNNNNNNNNNNNNNNNNNNNNNNAGCAGG 119610</text:p>
      <text:p text:style-name="P1">Gallus_gallus <text:s text:c="19"/>119566 ............................................. 119610</text:p>
      <text:p text:style-name="P1"/>
      <text:p text:style-name="P1">Anas_platyrhynchos_platyrhynchos 119611 CAGATGAGGAAGAGTCTAATTCTGATGGTGGTAGGTTTCAAGAAT 119655</text:p>
      <text:p text:style-name="P1">Gallus_gallus <text:s text:c="19"/>119611 ............................................. 119655</text:p>
      <text:p text:style-name="P1"/>
      <text:p text:style-name="P1">Anas_platyrhynchos_platyrhynchos 119656 TAGGGGGAAAGATCATGAGCCAGAAAGCAAGTTTTTAAGAGAAGA 119700</text:p>
      <text:p text:style-name="P1">Gallus_gallus <text:s text:c="19"/>119656 ............................................. 119700</text:p>
      <text:p text:style-name="P1"/>
      <text:p text:style-name="P1">Anas_platyrhynchos_platyrhynchos 119701 TTACTTAATGTCAGCAGGAAGGTAGAGCTAACAGGACTGTGAAGG 119745</text:p>
      <text:p text:style-name="P1">Gallus_gallus <text:s text:c="19"/>119701 ............................................. 119745</text:p>
      <text:p text:style-name="P1"/>
      <text:p text:style-name="P1">Anas_platyrhynchos_platyrhynchos 119746 AAAGTGAATAGTTTTTTTTTGAGTATGTGTGGATCCCATTTTGGT 119790</text:p>
      <text:p text:style-name="P1">Gallus_gallus <text:s text:c="19"/>119746 ............................................. 119790</text:p>
      <text:p text:style-name="P1"/>
      <text:p text:style-name="P1">Anas_platyrhynchos_platyrhynchos 119791 GCAAGGCTGCATTCCTGCGATGACAAAATCTTTTGGGCAGCATGT 119835</text:p>
      <text:p text:style-name="P1">Gallus_gallus <text:s text:c="19"/>119791 ............................................. 119835</text:p>
      <text:p text:style-name="P1"/>
      <text:p text:style-name="P1">Anas_platyrhynchos_platyrhynchos 119836 GTATTTCAAGGCTTATACTTCTCTGCAAGAGCTTTAATGGGGAGC 119880</text:p>
      <text:p text:style-name="P1">Gallus_gallus <text:s text:c="19"/>119836 ............................................. 119880</text:p>
      <text:p text:style-name="P1"/>
      <text:p text:style-name="P1">Anas_platyrhynchos_platyrhynchos 119881 AGCTGACACCTGTCCATCATGCCTTCATGGCAATGAGGTATGACA 119925</text:p>
      <text:p text:style-name="P1">Gallus_gallus <text:s text:c="19"/>119881 ............................................. 119925</text:p>
      <text:p text:style-name="P1"/>
      <text:p text:style-name="P1">Anas_platyrhynchos_platyrhynchos 119926 TTGCAAATGTCTGATATACTACTATTCTTTGAACTTCGGATTCAG 119970</text:p>
      <text:p text:style-name="P1">Gallus_gallus <text:s text:c="19"/>119926 ............................................. 119970</text:p>
      <text:p text:style-name="P1"/>
      <text:p text:style-name="P1">Anas_platyrhynchos_platyrhynchos 119971 CCCAAATGGGACTTCACATCACTTGTTTGGCCGCGTCTCATGGTT 120015</text:p>
      <text:p text:style-name="P1">Gallus_gallus <text:s text:c="19"/>119971 ............................................. 120015</text:p>
      <text:p text:style-name="P1"/>
      <text:p text:style-name="P1">Anas_platyrhynchos_platyrhynchos 120016 CCTCTTTGTCTCCCTTCCCTGCAACGTAATTTAAAAGAACATGAC 120060</text:p>
      <text:p text:style-name="P1"><text:soft-page-break/>Gallus_gallus <text:s text:c="19"/>120016 ............................................. 120060</text:p>
      <text:p text:style-name="P1"/>
      <text:p text:style-name="P1">Anas_platyrhynchos_platyrhynchos 120061 AGCAAAATGTTTACCCTGTAAGACATACTTTACCTTGAGGCAAGC 120105</text:p>
      <text:p text:style-name="P1">Gallus_gallus <text:s text:c="19"/>120061 ............................................. 120105</text:p>
      <text:p text:style-name="P1"/>
      <text:p text:style-name="P1">Anas_platyrhynchos_platyrhynchos 120106 TGACACCACTCCCCATGTGCTTGCCTGCTATTGGGCGGATAATTT 120150</text:p>
      <text:p text:style-name="P1">Gallus_gallus <text:s text:c="19"/>120106 ............................................. 120150</text:p>
      <text:p text:style-name="P1"/>
      <text:p text:style-name="P1">Anas_platyrhynchos_platyrhynchos 120151 CTAAATCTGAACTATTATATGGCTCTATTGATATAGCTTCTGTCT 120195</text:p>
      <text:p text:style-name="P1">Gallus_gallus <text:s text:c="19"/>120151 ............................................. 120195</text:p>
      <text:p text:style-name="P1"/>
      <text:p text:style-name="P1">Anas_platyrhynchos_platyrhynchos 120196 TCATTCCTAGTAAAAGTGCAGGTTGGACATCTCTCAATATGGATT 120240</text:p>
      <text:p text:style-name="P1">Gallus_gallus <text:s text:c="19"/>120196 ............................................. 120240</text:p>
      <text:p text:style-name="P1"/>
      <text:p text:style-name="P1">Anas_platyrhynchos_platyrhynchos 120241 AGCGAGTCAGGAATAATGAGATTCAGATTTCATCTGCTTGAGCAA 120285</text:p>
      <text:p text:style-name="P1">Gallus_gallus <text:s text:c="19"/>120241 ............................................. 120285</text:p>
      <text:p text:style-name="P1"/>
      <text:p text:style-name="P1">Anas_platyrhynchos_platyrhynchos 120286 CTGATGCTAATTACTTTAGAATTATAGAATATCCTGAGTTGAAAG 120330</text:p>
      <text:p text:style-name="P1">Gallus_gallus <text:s text:c="19"/>120286 ............................................. 120330</text:p>
      <text:p text:style-name="P1"/>
      <text:p text:style-name="P1">Anas_platyrhynchos_platyrhynchos 120331 GGTCCCACAAGGATCACCGAGTCCAACTCCTGAGTCCCCAAAGGA 120375</text:p>
      <text:p text:style-name="P1">Gallus_gallus <text:s text:c="19"/>120331 ............................................. 120375</text:p>
      <text:p text:style-name="P1"/>
      <text:p text:style-name="P1">Anas_platyrhynchos_platyrhynchos 120376 CTACCCAAAAAATCAGACCATGTGTCTGAGAGCGTTGTCCAAATG 120420</text:p>
      <text:p text:style-name="P1">Gallus_gallus <text:s text:c="19"/>120376 ............................................. 120420</text:p>
      <text:p text:style-name="P1"/>
      <text:p text:style-name="P1">Anas_platyrhynchos_platyrhynchos 120421 CTTCCTGAACTCTGGCAGGCTCAGTGCTGTGACTACTGCCCTAGG 120465</text:p>
      <text:p text:style-name="P1">Gallus_gallus <text:s text:c="19"/>120421 ............................................. 120465</text:p>
      <text:p text:style-name="P1"/>
      <text:p text:style-name="P1">Anas_platyrhynchos_platyrhynchos 120466 GAGCCTGTTTCAGTGCCTGACCACTCTCTCGGTAAAGAACCTGTT 120510</text:p>
      <text:p text:style-name="P1">Gallus_gallus <text:s text:c="19"/>120466 ............................................. 120510</text:p>
      <text:p text:style-name="P1"/>
      <text:p text:style-name="P1">Anas_platyrhynchos_platyrhynchos 120511 CCTGATATTCAGCCTGAACTGCCCCTTTAAGCTGTTTCCTTGGGT 120555</text:p>
      <text:p text:style-name="P1">Gallus_gallus <text:s text:c="19"/>120511 ............................................. 120555</text:p>
      <text:p text:style-name="P1"/>
      <text:p text:style-name="P1">Anas_platyrhynchos_platyrhynchos 120556 TCTATAGCTGGTCATCGGAGAGAGAAGCTCAGCAACTTTAGGGCT 120600</text:p>
      <text:p text:style-name="P1">Gallus_gallus <text:s text:c="19"/>120556 ............................................. 120600</text:p>
      <text:p text:style-name="P1"/>
      <text:p text:style-name="P1"><text:soft-page-break/>Anas_platyrhynchos_platyrhynchos 120601 AGAAGATGTGTTGCAAAGCAAATGATAAGGAAGTTTCTGGCAGCA 120645</text:p>
      <text:p text:style-name="P1">Gallus_gallus <text:s text:c="19"/>120601 ............................................. 120645</text:p>
      <text:p text:style-name="P1"/>
      <text:p text:style-name="P1">Anas_platyrhynchos_platyrhynchos 120646 GAAAACACCATTAAAATCAGTAATGACTTCATGAGTGGCAATCCA 120690</text:p>
      <text:p text:style-name="P1">Gallus_gallus <text:s text:c="19"/>120646 ............................................. 120690</text:p>
      <text:p text:style-name="P1"/>
      <text:p text:style-name="P1">Anas_platyrhynchos_platyrhynchos 120691 CAAATCAGGGTTGTTAGTAAAGACATTTTAGCAATGACACGAAGA 120735</text:p>
      <text:p text:style-name="P1">Gallus_gallus <text:s text:c="19"/>120691 ............................................. 120735</text:p>
      <text:p text:style-name="P1"/>
      <text:p text:style-name="P1">Anas_platyrhynchos_platyrhynchos 120736 GCCTTAGAAATCCTTTTAGGATGTACCTGTCTTAGGAACAGTTTA 120780</text:p>
      <text:p text:style-name="P1">Gallus_gallus <text:s text:c="19"/>120736 ............................................. 120780</text:p>
      <text:p text:style-name="P1"/>
      <text:p text:style-name="P1">Anas_platyrhynchos_platyrhynchos 120781 CATTGGCACCGTAAGCCAGTAGTAGTGCCAGTGTCAAACCCTGAT 120825</text:p>
      <text:p text:style-name="P1">Gallus_gallus <text:s text:c="19"/>120781 ............................................. 120825</text:p>
      <text:p text:style-name="P1"/>
      <text:p text:style-name="P1">Anas_platyrhynchos_platyrhynchos 120826 GTGTGAAATTGATAAAAAGCTGAATCATTCAGCCAGATCTAGGAC 120870</text:p>
      <text:p text:style-name="P1">Gallus_gallus <text:s text:c="19"/>120826 ............................................. 120870</text:p>
      <text:p text:style-name="P1"/>
      <text:p text:style-name="P1">Anas_platyrhynchos_platyrhynchos 120871 AAAACTGGAACAAGGCAGGAGAAGAAAATTAATTCCCCTAAGTGC 120915</text:p>
      <text:p text:style-name="P1">Gallus_gallus <text:s text:c="19"/>120871 ............................................. 120915</text:p>
      <text:p text:style-name="P1"/>
      <text:p text:style-name="P1">Anas_platyrhynchos_platyrhynchos 120916 CATCTGAACTGCATTATACCAGTTAGACAGCTGGATCATAAATCT 120960</text:p>
      <text:p text:style-name="P1">Gallus_gallus <text:s text:c="19"/>120916 ............................................. 120960</text:p>
      <text:p text:style-name="P1"/>
      <text:p text:style-name="P1">Anas_platyrhynchos_platyrhynchos 120961 GCTGGAAGTATTTGTATCAATGGATGAGAATGTATGTTTCTAGTT 121005</text:p>
      <text:p text:style-name="P1">Gallus_gallus <text:s text:c="19"/>120961 ............................................. 121005</text:p>
      <text:p text:style-name="P1"/>
      <text:p text:style-name="P1">Anas_platyrhynchos_platyrhynchos 121006 GTGACTAATTTCAGGGCCATCTAGGATATTCTGATATACATCACA 121050</text:p>
      <text:p text:style-name="P1">Gallus_gallus <text:s text:c="19"/>121006 ............................................. 121050</text:p>
      <text:p text:style-name="P1"/>
      <text:p text:style-name="P1">Anas_platyrhynchos_platyrhynchos 121051 GAGACAGCGCCTGCTTACTCGTTGATACAAGAACTTACATCCATC 121095</text:p>
      <text:p text:style-name="P1">Gallus_gallus <text:s text:c="19"/>121051 ............................................. 121095</text:p>
      <text:p text:style-name="P1"/>
      <text:p text:style-name="P1">Anas_platyrhynchos_platyrhynchos 121096 AAGAGTCTTGGTATTTTTCTCTTGAGACTCGTGAATTCCATCCTG 121140</text:p>
      <text:p text:style-name="P1">Gallus_gallus <text:s text:c="19"/>121096 ............................................. 121140</text:p>
      <text:p text:style-name="P1"/>
      <text:p text:style-name="P1">Anas_platyrhynchos_platyrhynchos 121141 GAGCTTCTTTGAATGCATTCTGCACCACTTTGCTCTAAAGGCAAT 121185</text:p>
      <text:p text:style-name="Standard"><text:span text:style-name="T1">Gallus_gallus <text:s text:c="19"/>121141 ............................................. </text:span><text:soft-page-break/><text:span text:style-name="T1">121185</text:span></text:p>
      <text:p text:style-name="P1"/>
      <text:p text:style-name="P1">Anas_platyrhynchos_platyrhynchos 121186 CTTGTTGAGGTTTTCAGAAAAGTGAAATGAGATAGTGATTTCACA 121230</text:p>
      <text:p text:style-name="P1">Gallus_gallus <text:s text:c="19"/>121186 ............................................. 121230</text:p>
      <text:p text:style-name="P1"/>
      <text:p text:style-name="P1">Anas_platyrhynchos_platyrhynchos 121231 GATTGGCTTAAATCAGTACTAGCACAAAATGCATACTGCCAGTAG 121275</text:p>
      <text:p text:style-name="P1">Gallus_gallus <text:s text:c="19"/>121231 ............................................. 121275</text:p>
      <text:p text:style-name="P1"/>
      <text:p text:style-name="P1">Anas_platyrhynchos_platyrhynchos 121276 GTTCCATCTCAAGGCTAGCAATGCGGAGCTGCGAAATGGCTGGGA 121320</text:p>
      <text:p text:style-name="P1">Gallus_gallus <text:s text:c="19"/>121276 ............................................. 121320</text:p>
      <text:p text:style-name="P1"/>
      <text:p text:style-name="P1">Anas_platyrhynchos_platyrhynchos 121321 GGTGGTGACAGGTTGTGAGACTGCTCCTGCCAAAAGAACGTGGTC 121365</text:p>
      <text:p text:style-name="P1">Gallus_gallus <text:s text:c="19"/>121321 ............................................. 121365</text:p>
      <text:p text:style-name="P1"/>
      <text:p text:style-name="P1">Anas_platyrhynchos_platyrhynchos 121366 TCATCTCAAACCAAGCTAGCCATGCAACTATCCTCAGCTCGGGGT 121410</text:p>
      <text:p text:style-name="P1">Gallus_gallus <text:s text:c="19"/>121366 ............................................. 121410</text:p>
      <text:p text:style-name="P1"/>
      <text:p text:style-name="P1">Anas_platyrhynchos_platyrhynchos 121411 GCGTGTGTGTTCTCTTACAGCATTCTGTTGAAACAGAAAGATGCT 121455</text:p>
      <text:p text:style-name="P1">Gallus_gallus <text:s text:c="19"/>121411 ............................................. 121455</text:p>
      <text:p text:style-name="P1"/>
      <text:p text:style-name="P1">Anas_platyrhynchos_platyrhynchos 121456 GAGGGCTTAGGATAATTTCAGTCCCCTGTTTCGTCTACCAACTGA 121500</text:p>
      <text:p text:style-name="P1">Gallus_gallus <text:s text:c="19"/>121456 ............................................. 121500</text:p>
      <text:p text:style-name="P1"/>
      <text:p text:style-name="P1">Anas_platyrhynchos_platyrhynchos 121501 CCTACCAATCTATCTTCTTTCTGAAACAATATCATAAAATAATGA 121545</text:p>
      <text:p text:style-name="P1">Gallus_gallus <text:s text:c="19"/>121501 ............................................. 121545</text:p>
      <text:p text:style-name="P1"/>
      <text:p text:style-name="P1">Anas_platyrhynchos_platyrhynchos 121546 GAAAGAAACTCATATTGGGTCCCTGGCTTATTTTATGGAAAGGAT 121590</text:p>
      <text:p text:style-name="P1">Gallus_gallus <text:s text:c="19"/>121546 ............................................. 121590</text:p>
      <text:p text:style-name="P1"/>
      <text:p text:style-name="P1">Anas_platyrhynchos_platyrhynchos 121591 CAAACTCTGTGGCAATCCTGTCCTTTTCTGGCAGCAATGAGCTGC 121635</text:p>
      <text:p text:style-name="P1">Gallus_gallus <text:s text:c="19"/>121591 ............................................. 121635</text:p>
      <text:p text:style-name="P1"/>
      <text:p text:style-name="P1">Anas_platyrhynchos_platyrhynchos 121636 TCAAAGGTGATGTTATCTCAAATGTTATTTAGAAAAATAAAGCTT 121680</text:p>
      <text:p text:style-name="P1">Gallus_gallus <text:s text:c="19"/>121636 ............................................. 121680</text:p>
      <text:p text:style-name="P1"/>
      <text:p text:style-name="P1">Anas_platyrhynchos_platyrhynchos 121681 GCATTGCTTCTGTTCTTATTACCAAGTAGCAGATGTGCCTTTCCT 121725</text:p>
      <text:p text:style-name="P1">Gallus_gallus <text:s text:c="19"/>121681 ............................................. 121725</text:p>
      <text:p text:style-name="P1"/>
      <text:p text:style-name="Standard"><text:span text:style-name="T1">Anas_platyrhynchos_platyrhynchos 121726 CTGAATAGAAGGCTTACTGTAGCAGAGCATGGAGACTGCATCCAT </text:span><text:soft-page-break/><text:span text:style-name="T1">121770</text:span></text:p>
      <text:p text:style-name="P1">Gallus_gallus <text:s text:c="19"/>121726 ............................................. 121770</text:p>
      <text:p text:style-name="P1"/>
      <text:p text:style-name="P1">Anas_platyrhynchos_platyrhynchos 121771 TCTGGAGATCTGTAACACAATGCACAGTAGCTACTGATCTTTCTT 121815</text:p>
      <text:p text:style-name="P1">Gallus_gallus <text:s text:c="19"/>121771 ............................................. 121815</text:p>
      <text:p text:style-name="P1"/>
      <text:p text:style-name="P1">Anas_platyrhynchos_platyrhynchos 121816 GAGACCTGTGCTGTTAATTTACCTGCTAAGTATCAATTTAGAGAA 121860</text:p>
      <text:p text:style-name="P1">Gallus_gallus <text:s text:c="19"/>121816 ............................................. 121860</text:p>
      <text:p text:style-name="P1"/>
      <text:p text:style-name="P1">Anas_platyrhynchos_platyrhynchos 121861 AGGAGTTACTCCACTAATTATGTGTGTATCTTTCTATACATATAT 121905</text:p>
      <text:p text:style-name="P1">Gallus_gallus <text:s text:c="19"/>121861 ............................................. 121905</text:p>
      <text:p text:style-name="P1"/>
      <text:p text:style-name="P1">Anas_platyrhynchos_platyrhynchos 121906 ATCTGGATTTCCACTGGCAGATGTCTTAAGAGGAAAGATGTGTAC 121950</text:p>
      <text:p text:style-name="P1">Gallus_gallus <text:s text:c="19"/>121906 ............................................. 121950</text:p>
      <text:p text:style-name="P1"/>
      <text:p text:style-name="P1">Anas_platyrhynchos_platyrhynchos 121951 CTATGGTGTAATAGATGTATCCGTCAAGGTGTTCTCATGGTCTGC 121995</text:p>
      <text:p text:style-name="P1">Gallus_gallus <text:s text:c="19"/>121951 ............................................. 121995</text:p>
      <text:p text:style-name="P1"/>
      <text:p text:style-name="P1">Anas_platyrhynchos_platyrhynchos 121996 ATTTCATCTGGCAGCTCAGAGTCTACAGCTCTTAACAGATGTTGA 122040</text:p>
      <text:p text:style-name="P1">Gallus_gallus <text:s text:c="19"/>121996 ............................................. 122040</text:p>
      <text:p text:style-name="P1"/>
      <text:p text:style-name="P1">Anas_platyrhynchos_platyrhynchos 122041 GTTGTATGGAGGAAAAGAAAAATCCATCCAGGTTTACACGTAAAG 122085</text:p>
      <text:p text:style-name="P1">Gallus_gallus <text:s text:c="19"/>122041 ............................................. 122085</text:p>
      <text:p text:style-name="P1"/>
      <text:p text:style-name="P1">Anas_platyrhynchos_platyrhynchos 122086 CTATGACATTACATCCTGACTCTTCTGACCTAAATATTGTGAAGA 122130</text:p>
      <text:p text:style-name="P1">Gallus_gallus <text:s text:c="19"/>122086 ............................................. 122130</text:p>
      <text:p text:style-name="P1"/>
      <text:p text:style-name="P1">Anas_platyrhynchos_platyrhynchos 122131 CCCAAGGTCAACTACAGGATCACAACCAGTCCTTAATCTTTCATG 122175</text:p>
      <text:p text:style-name="P1">Gallus_gallus <text:s text:c="19"/>122131 ............................................. 122175</text:p>
      <text:p text:style-name="P1"/>
      <text:p text:style-name="P1">Anas_platyrhynchos_platyrhynchos 122176 TAGCCTTTTATTGAAAGGTGTCAGTTTTCATCTTAAAAATGACAA 122220</text:p>
      <text:p text:style-name="P1">Gallus_gallus <text:s text:c="19"/>122176 ............................................. 122220</text:p>
      <text:p text:style-name="P1"/>
      <text:p text:style-name="P1">Anas_platyrhynchos_platyrhynchos 122221 AGGGCAGCACTGTGAAGATACTGAGTTTTCTTTTTCCCCACTAAA 122265</text:p>
      <text:p text:style-name="P1">Gallus_gallus <text:s text:c="19"/>122221 ............................................. 122265</text:p>
      <text:p text:style-name="P1"/>
      <text:p text:style-name="P1">Anas_platyrhynchos_platyrhynchos 122266 ATACTTCTCTGTACCGTTTCATGAAAACTACATGACGAAGAGGAT 122310</text:p>
      <text:p text:style-name="P1">Gallus_gallus <text:s text:c="19"/>122266 ............................................. 122310</text:p>
      <text:p text:style-name="P1"><text:soft-page-break/></text:p>
      <text:p text:style-name="P1">Anas_platyrhynchos_platyrhynchos 122311 ATGAAGAACTACTGATGGAACTTGCAAGCTATTTTGAGTGACCAT 122355</text:p>
      <text:p text:style-name="P1">Gallus_gallus <text:s text:c="19"/>122311 ...........CTTGTGGAACACGCAAGCTGTTTCAAGAGTCCAT 122355</text:p>
      <text:p text:style-name="P1"/>
      <text:p text:style-name="Standard"><text:span text:style-name="T1">Anas_platyrhynchos_platyrhynchos 122356 TAGGTAATTTATCTGGGAAACGTATCTTTTGAGTGAG</text:span><text:span text:style-name="T4">GTATGCTA</text:span><text:span text:style-name="T1"> 122400</text:span></text:p>
      <text:p text:style-name="P1">Gallus_gallus <text:s text:c="19"/>122356 TGCAGAACTTAGCTGGGAGATGCATCTTTTGCATTAGACATGCTG 122400</text:p>
      <text:p text:style-name="P1"/>
      <text:p text:style-name="Standard"><text:span text:style-name="T1">Anas_platyrhynchos_platyrhynchos 122401 </text:span><text:span text:style-name="T4">AACTCTGT‑‑ACTTTACTTTTTGTTACAGCTCCTAGACGTGAGCC</text:span><text:span text:style-name="T1"> 122445</text:span></text:p>
      <text:p text:style-name="Standard"><text:span text:style-name="T1">Gallus_gallus <text:s text:c="19"/>122401 AATTCTTTCTGCTTTCCATTTTGTTACAG</text:span><text:span text:style-name="T4">TCCCTAAGCACAGGCA</text:span><text:span text:style-name="T1"> 122445</text:span></text:p>
      <text:p text:style-name="P1"/>
      <text:p text:style-name="Standard"><text:span text:style-name="T1">Anas_platyrhynchos_platyrhynchos 122446 </text:span><text:span text:style-name="T4">TAGTGCCTTTGACAACTGTCGTTACCTTCGCTGACATGACAGAAT</text:span><text:span text:style-name="T1"> 122490</text:span></text:p>
      <text:p text:style-name="Standard"><text:span text:style-name="T1">Gallus_gallus <text:s text:c="19"/>122446 </text:span><text:span text:style-name="T4">TGGTGCCTTTGACAACAGTTGTTACCTTCACTGACATGACGGAAT</text:span><text:span text:style-name="T1"> 122490</text:span></text:p>
      <text:p text:style-name="P1"/>
      <text:p text:style-name="Standard"><text:span text:style-name="T1">Anas_platyrhynchos_platyrhynchos 122491 </text:span><text:span text:style-name="T4">GGCCAGAACCTCCACATGGCCAGCCCAAAATACAGTGGAAACTCC</text:span><text:span text:style-name="T1"> 122535</text:span></text:p>
      <text:p text:style-name="Standard"><text:span text:style-name="T1">Gallus_gallus <text:s text:c="19"/>122491 </text:span><text:span text:style-name="T4">GGCCAGAACCTCCACGTGGTCTGCCCAAAGTACACTGGAAACTCC</text:span><text:span text:style-name="T1"> 122535</text:span></text:p>
      <text:p text:style-name="P1"/>
      <text:p text:style-name="Standard"><text:span text:style-name="T1">Anas_platyrhynchos_platyrhynchos 122536 </text:span><text:span text:style-name="T4">CATTTGACTTCTTTTTCCCCTTCAAGGTGGTACTGAATGGAGAAA</text:span><text:span text:style-name="T1"> 122580</text:span></text:p>
      <text:p text:style-name="Standard"><text:span text:style-name="T1">Gallus_gallus <text:s text:c="19"/>122536 </text:span><text:span text:style-name="T4">CGTTTGACTTTTTTTTTCCATTCAAGATGGTCCTGAGTATTGAAA</text:span><text:span text:style-name="T1"> 122580</text:span></text:p>
      <text:p text:style-name="P1"/>
      <text:p text:style-name="Standard"><text:span text:style-name="T1">Anas_platyrhynchos_platyrhynchos 122581 </text:span><text:span text:style-name="T4">GAAGCTACAGAGGTGATCTTGCTGCCTATTTTTTGTTGATTCTAA</text:span><text:span text:style-name="T1"> 122625</text:span></text:p>
      <text:p text:style-name="Standard"><text:span text:style-name="T1">Gallus_gallus <text:s text:c="19"/>122581 </text:span><text:span text:style-name="T4">GAAGTTACAGAGATGATTTGACTGCCTACTTTGTTGTGATTCTAA</text:span><text:span text:style-name="T1"> 122625</text:span></text:p>
      <text:p text:style-name="P1"/>
      <text:p text:style-name="Standard"><text:span text:style-name="T1">Anas_platyrhynchos_platyrhynchos 122626 </text:span><text:span text:style-name="T4">TATTGTCTA</text:span><text:span text:style-name="T1">GTATTCCTTGCCTTTGTTGAGAGTCAAACAGAAGAG 122670</text:span></text:p>
      <text:p text:style-name="Standard"><text:span text:style-name="T1">Gallus_gallus <text:s text:c="19"/>122626 </text:span><text:span text:style-name="T4">TACTGTCTAGTATTCTCTGCTTTTGAAGAGAGTCAAATAGATGGG</text:span><text:span text:style-name="T1"> 122670</text:span></text:p>
      <text:p text:style-name="P1"/>
      <text:p text:style-name="P1">Anas_platyrhynchos_platyrhynchos 122671 TTCAG‑‑‑‑‑‑‑‑‑‑TAAGTGAGTTAACACATTCATCTTATGATT 122715</text:p>
      <text:p text:style-name="Standard"><text:span text:style-name="T1">Gallus_gallus <text:s text:c="19"/>122671 </text:span><text:span text:style-name="T4">ACCTGTACTTAAAGTTACGTGAATTTATACATTTGTATACTTTT‑</text:span><text:span text:style-name="T1"> 122715</text:span></text:p>
      <text:p text:style-name="P1"/>
      <text:p text:style-name="P1">Anas_platyrhynchos_platyrhynchos 122716 CAGATCATAAACTTTTCCTCTCAGGTTCTTATACTGTGCCTATGG 122760</text:p>
      <text:p text:style-name="Standard"><text:span text:style-name="T1">Gallus_gallus <text:s text:c="19"/>122716 </text:span><text:span text:style-name="T4">‑‑‑‑TTGTAAACTTTTTTCCTCAGATTCTTATACTGT‑‑CTATAA</text:span><text:span text:style-name="T1"> 122760</text:span></text:p>
      <text:p text:style-name="P1"/>
      <text:p text:style-name="P1">Anas_platyrhynchos_platyrhynchos 122761 TATGTATGTGCCTTCTGTTCTTGGATTAAGCCACATGACTAGCTT 122805</text:p>
      <text:p text:style-name="Standard"><text:span text:style-name="T1">Gallus_gallus <text:s text:c="19"/>122761 </text:span><text:span text:style-name="T4">TAT‑‑‑‑‑‑‑‑CTTCTGTTGATGGATTAATTCACGTGACTACTTT</text:span><text:span text:style-name="T1"> 122805</text:span></text:p>
      <text:p text:style-name="P1"/>
      <text:p text:style-name="P1">Anas_platyrhynchos_platyrhynchos 122806 CTGTCCTGTGTCCTCTCACACTCCTGTTCTCCATACGCATGTTCT 122850</text:p>
      <text:p text:style-name="Standard"><text:span text:style-name="T1">Gallus_gallus <text:s text:c="19"/>122806 </text:span><text:span text:style-name="T4">CTGTCCTGTGTCCTCTCATTCTCCTGTTCTCCATATATACAATCT</text:span><text:span text:style-name="T1"> 122850</text:span></text:p>
      <text:p text:style-name="P1"/>
      <text:p text:style-name="P1">Anas_platyrhynchos_platyrhynchos 122851 GTAAA‑‑‑‑‑‑‑‑‑‑‑CCTCACTGAAGTGAAATTCTGGAGGGA‑‑ 122895</text:p>
      <text:p text:style-name="Standard"><text:soft-page-break/><text:span text:style-name="T1">Gallus_gallus <text:s text:c="19"/>122851 </text:span><text:span text:style-name="T4">TTAAAGTGAAATTTACACTCTTTGAAGTGAAATTCTTGAGGGATG</text:span><text:span text:style-name="T1"> 122895</text:span></text:p>
      <text:p text:style-name="P1"/>
      <text:p text:style-name="P1">Anas_platyrhynchos_platyrhynchos 122896 CGGGAGTTGTTGAGAGATGTTGCAGGTATGAGGAGCAGGAAGGAG 122940</text:p>
      <text:p text:style-name="Standard"><text:span text:style-name="T1">Gallus_gallus <text:s text:c="19"/>122896 </text:span><text:span text:style-name="T4">CGGGGGTAGTTGAAAGATGTTGCAAGAATGGGGAGCAGGAAGGAG</text:span><text:span text:style-name="T1"> 122940</text:span></text:p>
      <text:p text:style-name="P1"/>
      <text:p text:style-name="P1">Anas_platyrhynchos_platyrhynchos 122941 GAATTTAAAATGAACTTATTCTCAGAAACCAAGAGTGCTTTCTAA 122985</text:p>
      <text:p text:style-name="Standard"><text:span text:style-name="T1">Gallus_gallus <text:s text:c="19"/>122941 </text:span><text:span text:style-name="T4">GAAGTTAAAATGAACTTGTTCCCAGAAATC‑‑GAGTTTTTTCTAA</text:span><text:span text:style-name="T1"> 122985</text:span></text:p>
      <text:p text:style-name="P1"/>
      <text:p text:style-name="P1">Anas_platyrhynchos_platyrhynchos 122986 ACCAATGAATGTGGAGAGAGGAGCGAAGTTCAGTTCAAGCATTGT 123030</text:p>
      <text:p text:style-name="Standard"><text:span text:style-name="T1">Gallus_gallus <text:s text:c="19"/>122986 </text:span><text:span text:style-name="T4">ACCAGGGAACATGGAGAGAG</text:span><text:span text:style-name="T1">......................... 123030</text:span></text:p>
      <text:p text:style-name="P1"/>
      <text:p text:style-name="P1">Anas_platyrhynchos_platyrhynchos 123031 GGAGCTACATTCACTCATCTTGTTAGAGAAGCACCTGATTTTTCT 123075</text:p>
      <text:p text:style-name="P1">Gallus_gallus <text:s text:c="19"/>123031 ............................................. 123075</text:p>
      <text:p text:style-name="P1"/>
      <text:p text:style-name="P1">Anas_platyrhynchos_platyrhynchos 123076 ATGTGGAGCTAACAGAACACTTAAAATATGTGATGTCTCCCAGGA 123120</text:p>
      <text:p text:style-name="P1">Gallus_gallus <text:s text:c="19"/>123076 ............................................. 123120</text:p>
      <text:p text:style-name="P1"/>
      <text:p text:style-name="P1">Anas_platyrhynchos_platyrhynchos 123121 GACCCAAATTGTTATTTTGTGAGTGGGCGTGTCTGCCAGTCACCT 123165</text:p>
      <text:p text:style-name="P1">Gallus_gallus <text:s text:c="19"/>123121 ............................................. 123165</text:p>
      <text:p text:style-name="P1"/>
      <text:p text:style-name="P1">Anas_platyrhynchos_platyrhynchos 123166 TTGAGCTGTCCTTATTTTGTGACAGCCATGACTGTGTGACAATTT 123210</text:p>
      <text:p text:style-name="P1">Gallus_gallus <text:s text:c="19"/>123166 ............................................. 123210</text:p>
      <text:p text:style-name="P1"/>
      <text:p text:style-name="P1">Anas_platyrhynchos_platyrhynchos 123211 TTTTTCTATGTATTTTCAAGTATAGGTATTCAATTGAAATTTTCT 123255</text:p>
      <text:p text:style-name="P1">Gallus_gallus <text:s text:c="19"/>123211 ............................................. 123255</text:p>
      <text:p text:style-name="P1"/>
      <text:p text:style-name="P1">Anas_platyrhynchos_platyrhynchos 123256 TGATTTAATCACTGTTTGCATTAGCAATAGTGTTACGTGAAGTGA 123300</text:p>
      <text:p text:style-name="P1">Gallus_gallus <text:s text:c="19"/>123256 ............................................. 123300</text:p>
      <text:p text:style-name="P1"/>
      <text:p text:style-name="P1">Anas_platyrhynchos_platyrhynchos 123301 TGTAATTTGAGGTATTGCACGGACTGAAGTGTAACTGAATTTTAC 123345</text:p>
      <text:p text:style-name="P1">Gallus_gallus <text:s text:c="19"/>123301 ............................................. 123345</text:p>
      <text:p text:style-name="P1"/>
      <text:p text:style-name="P1">Anas_platyrhynchos_platyrhynchos 123346 AGTTGTTTGTTGAGACAGCTTCCTTCCTGCTCATGTGTATATGTG 123390</text:p>
      <text:p text:style-name="P1">Gallus_gallus <text:s text:c="19"/>123346 ............................................. 123390</text:p>
      <text:p text:style-name="P1"/>
      <text:p text:style-name="P1">Anas_platyrhynchos_platyrhynchos 123391 AGTGAACAGTTTTTCCTACTCAAGAAACATTCACCTGTGGCTCCA 123435</text:p>
      <text:p text:style-name="P1">Gallus_gallus <text:s text:c="19"/>123391 ............................................. 123435</text:p>
      <text:p text:style-name="P1"/>
      <text:p text:style-name="Standard"><text:soft-page-break/><text:span text:style-name="T1">Anas_platyrhynchos_platyrhynchos 123436 GATTGGAACAG</text:span><text:span text:style-name="T5">GACTGATAATCTTAGAATCGTTCAGGTTGGAAAA</text:span><text:span text:style-name="T1"> 123480</text:span></text:p>
      <text:p text:style-name="P1">Gallus_gallus <text:s text:c="19"/>123436 ............................................. 123480</text:p>
      <text:p text:style-name="P1"/>
      <text:p text:style-name="Standard"><text:span text:style-name="T1">Anas_platyrhynchos_platyrhynchos 123481 </text:span><text:span text:style-name="T5">GACCTCTACGATTGTCTAG</text:span><text:span text:style-name="T1">TCTAACCTTTAAACTAGTACTGACTA 123525</text:span></text:p>
      <text:p text:style-name="P1">Gallus_gallus <text:s text:c="19"/>123481 ............................................. 123525</text:p>
      <text:p text:style-name="P1"/>
      <text:p text:style-name="P1">Anas_platyrhynchos_platyrhynchos 123526 GTCCACCACAAAACCACACTACTTAGCTCTACATGTAATGACAGC 123570</text:p>
      <text:p text:style-name="P1">Gallus_gallus <text:s text:c="19"/>123526 ............................................. 123570</text:p>
      <text:p text:style-name="P1"/>
      <text:p text:style-name="P1">Anas_platyrhynchos_platyrhynchos 123571 CACTGAAGTTCTAGGTGGCACATCAGAGAGCTGTGAACAGTCTTA 123615</text:p>
      <text:p text:style-name="P1">Gallus_gallus <text:s text:c="19"/>123571 ............................................. 123615</text:p>
      <text:p text:style-name="P1"/>
      <text:p text:style-name="P1">Anas_platyrhynchos_platyrhynchos 123616 AAGGACAACATCAATTATTTTAGGAGGAGTTGATGGGACTAAAGA 123660</text:p>
      <text:p text:style-name="P1">Gallus_gallus <text:s text:c="19"/>123616 ............................................. 123660</text:p>
      <text:p text:style-name="P1"/>
      <text:p text:style-name="P1">Anas_platyrhynchos_platyrhynchos 123661 TCACTGCAACACCTTACTCACCTGTGTGTGAGTACCCTACTCATC 123705</text:p>
      <text:p text:style-name="P1">Gallus_gallus <text:s text:c="19"/>123661 ............................................. 123705</text:p>
      <text:p text:style-name="P1"/>
      <text:p text:style-name="P1">Anas_platyrhynchos_platyrhynchos 123706 TGGGACCAGATTGTAAGTTGCTGTTTTTAAAGTCAAAGGTGATCA 123750</text:p>
      <text:p text:style-name="P1">Gallus_gallus <text:s text:c="19"/>123706 ............................................. 123750</text:p>
      <text:p text:style-name="P1"/>
      <text:p text:style-name="P1">Anas_platyrhynchos_platyrhynchos 123751 TTTTGATATCTAGTCTGACCCACTGAATCACGAAGACTAAGGAAA 123795</text:p>
      <text:p text:style-name="P1">Gallus_gallus <text:s text:c="19"/>123751 ............................................. 123795</text:p>
      <text:p text:style-name="P1"/>
      <text:p text:style-name="P1">Anas_platyrhynchos_platyrhynchos 123796 TCTGCTCAATCATTCCATTAAGTTAACTACTGTATATCTT‑AGCA 123840</text:p>
      <text:p text:style-name="Standard"><text:span text:style-name="T1">Gallus_gallus <text:s text:c="19"/>123796 ......</text:span><text:span text:style-name="T4">CAGTTGTTTAAGTTGATTAACAACAGTAAATTTTTAGCT</text:span><text:span text:style-name="T1"> 123840</text:span></text:p>
      <text:p text:style-name="P1"/>
      <text:p text:style-name="P1">Anas_platyrhynchos_platyrhynchos 123841 AAGAATTTATTACTTATCCTAAATTCTTCA‑‑‑AATGGAAAAATC 123885</text:p>
      <text:p text:style-name="Standard"><text:span text:style-name="T1">Gallus_gallus <text:s text:c="19"/>123841 </text:span><text:span text:style-name="T4">AAGGATTTATTATTTATCTTAGATTCCTCATATGATGGAAAAATC</text:span><text:span text:style-name="T1"> 123885</text:span></text:p>
      <text:p text:style-name="P1"/>
      <text:p text:style-name="P1">Anas_platyrhynchos_platyrhynchos 123886 TGCCACATCTAATGTTGAGTAATCCAGTGGAATCAATAATAGGCC 123930</text:p>
      <text:p text:style-name="Standard"><text:span text:style-name="T1">Gallus_gallus <text:s text:c="19"/>123886 </text:span><text:span text:style-name="T4">TGCCCCCTGTGAGGTTCAGTAATCCATTGGAATCA‑‑‑‑CGGGTC</text:span><text:span text:style-name="T1"> 123930</text:span></text:p>
      <text:p text:style-name="P1"/>
      <text:p text:style-name="P1">Anas_platyrhynchos_platyrhynchos 123931 AGAAAA‑‑‑‑‑‑‑‑‑‑‑‑‑‑‑‑AGAGAAATCTGG‑‑‑‑‑‑‑‑‑CC 123975</text:p>
      <text:p text:style-name="Standard"><text:span text:style-name="T1">Gallus_gallus <text:s text:c="19"/>123931 </text:span><text:span text:style-name="T4">AGAAAACCTGAGGACAAACAACAGAGAA‑‑‑TGGGTCAGAAAACT</text:span><text:span text:style-name="T1"> 123975</text:span></text:p>
      <text:p text:style-name="P1"/>
      <text:p text:style-name="P1">Anas_platyrhynchos_platyrhynchos 123976 TGCCTTTGACAAAATGAAGTTGTTGCTTTTTTACTTAATACTGCA 124020</text:p>
      <text:p text:style-name="Standard"><text:span text:style-name="T1">Gallus_gallus <text:s text:c="19"/>123976 </text:span><text:span text:style-name="T4">TACCCTTGACAAAATG‑‑‑‑TATAGATTTT‑‑ACTTAATACTGCA</text:span><text:span text:style-name="T1"> </text:span><text:soft-page-break/><text:span text:style-name="T1">124020</text:span></text:p>
      <text:p text:style-name="P1"/>
      <text:p text:style-name="P1">Anas_platyrhynchos_platyrhynchos 124021 TTTAGCATAACTCTGTTGCTGTTCTTCATTATAACTTAAACAGAG 124065</text:p>
      <text:p text:style-name="Standard"><text:span text:style-name="T1">Gallus_gallus <text:s text:c="19"/>124021 </text:span><text:span text:style-name="T4">TTTATCGTAACTTCATTGTTGTTCCTCACTATTACTTCTGCACTA</text:span><text:span text:style-name="T1"> 124065</text:span></text:p>
      <text:p text:style-name="P1"/>
      <text:p text:style-name="P1">Anas_platyrhynchos_platyrhynchos 124066 CAGTGTACAAATAAACTGAAAAATTCTTATTTATAAGTCAGGACA 124110</text:p>
      <text:p text:style-name="Standard"><text:span text:style-name="T1">Gallus_gallus <text:s text:c="19"/>124066 </text:span><text:span text:style-name="T4">CTCTGT‑‑‑‑‑TTAACTGAAAAACTTGTATTTA‑‑‑‑GTAGGATG</text:span><text:span text:style-name="T1"> 124110</text:span></text:p>
      <text:p text:style-name="P1"/>
      <text:p text:style-name="P1">Anas_platyrhynchos_platyrhynchos 124111 TCAAAGAAGATAACCTGGAT‑‑‑‑‑‑‑‑‑‑‑‑‑AAAACTAAACAT 124155</text:p>
      <text:p text:style-name="Standard"><text:span text:style-name="T1">Gallus_gallus <text:s text:c="19"/>124111 </text:span><text:span text:style-name="T4">TCA‑‑‑AAGATAAGCTTGATTTTAAAATAAAAAAAAAAA</text:span><text:span text:style-name="T1">ATACAT 124155</text:span></text:p>
      <text:p text:style-name="P1"/>
      <text:p text:style-name="P1">Anas_platyrhynchos_platyrhynchos 124156 GACCAGTATAAAACATGCATATTAGAGAGTAACTTCACAGTAACT 124200</text:p>
      <text:p text:style-name="P1">Gallus_gallus <text:s text:c="19"/>124156 GGCCAGTATGAATCATGCTGATTA..................... 124200</text:p>
      <text:p text:style-name="P1"/>
      <text:p text:style-name="P1">Anas_platyrhynchos_platyrhynchos 124201 GATTGGAAAATCAGTTCTGATTGTTTGCATGGATTATTAGCTTGG 124245</text:p>
      <text:p text:style-name="P1">Gallus_gallus <text:s text:c="19"/>124201 ............................................. 124245</text:p>
      <text:p text:style-name="P1"/>
      <text:p text:style-name="P1">Anas_platyrhynchos_platyrhynchos 124246 ACAGAATCCTGTTCAAGTGACTAGTGCTTCCATTGCTCCTGATTC 124290</text:p>
      <text:p text:style-name="P1">Gallus_gallus <text:s text:c="19"/>124246 ............................................. 124290</text:p>
      <text:p text:style-name="P1"/>
      <text:p text:style-name="P1">Anas_platyrhynchos_platyrhynchos 124291 TGAAGCAGGCTACGTATGTTCTAGTGTTAGATGGGGTTGGTGATA 124335</text:p>
      <text:p text:style-name="P1">Gallus_gallus <text:s text:c="19"/>124291 ............................................. 124335</text:p>
      <text:p text:style-name="P1"/>
      <text:p text:style-name="P1">Anas_platyrhynchos_platyrhynchos 124336 GTACCAGTACAGCAATGAGCTTTTATATTAGATAGGTACGGTTGA 124380</text:p>
      <text:p text:style-name="P1">Gallus_gallus <text:s text:c="19"/>124336 ............................................. 124380</text:p>
      <text:p text:style-name="P1"/>
      <text:p text:style-name="P1">Anas_platyrhynchos_platyrhynchos 124381 GAAGCCTCTTCTAGGTCTTTGGAAAGCTTTTAGCCGCACACATTT 124425</text:p>
      <text:p text:style-name="P1">Gallus_gallus <text:s text:c="19"/>124381 ............................................. 124425</text:p>
      <text:p text:style-name="P1"/>
      <text:p text:style-name="P1">Anas_platyrhynchos_platyrhynchos 124426 GAAGAGTAGATCATGTCCTCTTATGCCCCTAGTATTTTTCAATCC 124470</text:p>
      <text:p text:style-name="P1">Gallus_gallus <text:s text:c="19"/>124426 ............................................. 124470</text:p>
      <text:p text:style-name="P1"/>
      <text:p text:style-name="P1">Anas_platyrhynchos_platyrhynchos 124471 ACAAAGTTAATTTATGGGTGAGAGTAACTTAATTGAAGAAAGAGT 124515</text:p>
      <text:p text:style-name="P1">Gallus_gallus <text:s text:c="19"/>124471 ............................................. 124515</text:p>
      <text:p text:style-name="P1"/>
      <text:p text:style-name="P1">Anas_platyrhynchos_platyrhynchos 124516 CAGTTGGAGAAACTTGCGAGTCATCACGCTGCTGTGTCAGGACAC 124560</text:p>
      <text:p text:style-name="P1">Gallus_gallus <text:s text:c="19"/>124516 ............................................. 124560</text:p>
      <text:p text:style-name="P1"/>
      <text:p text:style-name="Standard"><text:span text:style-name="T1">Anas_platyrhynchos_platyrhynchos 124561 AGCTTTAATTAAAAGAACATGGTGAATATGGCAGCTTTTTTTTTC </text:span><text:soft-page-break/><text:span text:style-name="T1">124605</text:span></text:p>
      <text:p text:style-name="P1">Gallus_gallus <text:s text:c="19"/>124561 ............................................. 124605</text:p>
      <text:p text:style-name="P1"/>
      <text:p text:style-name="P1">Anas_platyrhynchos_platyrhynchos 124606 TGGCTTACTGCAATAATCCAATTAAGTGATTACAGGGACTTTTTT 124650</text:p>
      <text:p text:style-name="P1">Gallus_gallus <text:s text:c="19"/>124606 ............................................. 124650</text:p>
      <text:p text:style-name="P1"/>
      <text:p text:style-name="P1">Anas_platyrhynchos_platyrhynchos 124651 TTATTCTACAAGCTGCAAAGACAGCTAAGTGCTGTAATAATGTGT 124695</text:p>
      <text:p text:style-name="P1">Gallus_gallus <text:s text:c="19"/>124651 ............................................. 124695</text:p>
      <text:p text:style-name="P1"/>
      <text:p text:style-name="P1">Anas_platyrhynchos_platyrhynchos 124696 CACCTTACTATTACAATTCTTTCATATTCCTAGCTTCTAATATGT 124740</text:p>
      <text:p text:style-name="P1">Gallus_gallus <text:s text:c="19"/>124696 ............................................. 124740</text:p>
      <text:p text:style-name="P1"/>
      <text:p text:style-name="P1">Anas_platyrhynchos_platyrhynchos 124741 CACTTTCTCTAGCACATTTTTGCTTCCTCTGAAATACCCTTATGA 124785</text:p>
      <text:p text:style-name="P1">Gallus_gallus <text:s text:c="19"/>124741 ............................................. 124785</text:p>
      <text:p text:style-name="P1"/>
      <text:p text:style-name="P1">Anas_platyrhynchos_platyrhynchos 124786 CAGAAAATAGAGCTGGGAATAGCATTGTTCATAACTTGGTCAAGC 124830</text:p>
      <text:p text:style-name="P1">Gallus_gallus <text:s text:c="19"/>124786 ............................................. 124830</text:p>
      <text:p text:style-name="P1"/>
      <text:p text:style-name="P1">Anas_platyrhynchos_platyrhynchos 124831 CTGCTTTAAGGTACGCTCAATTGTAGATGTTCCATACCACATAGT 124875</text:p>
      <text:p text:style-name="P1">Gallus_gallus <text:s text:c="19"/>124831 ............................................. 124875</text:p>
      <text:p text:style-name="P1"/>
      <text:p text:style-name="P1">Anas_platyrhynchos_platyrhynchos 124876 TGTGGGGTTTAGAGTCCACAATTTCCTATGATAGTTTATGTTGGT 124920</text:p>
      <text:p text:style-name="P1">Gallus_gallus <text:s text:c="19"/>124876 ............................................. 124920</text:p>
      <text:p text:style-name="P1"/>
      <text:p text:style-name="P1">Anas_platyrhynchos_platyrhynchos 124921 GTCTACCTTGTTGTGTTTGTATTTTCCCCTACTGTCTGAACTTAA 124965</text:p>
      <text:p text:style-name="P1">Gallus_gallus <text:s text:c="19"/>124921 ............................................. 124965</text:p>
      <text:p text:style-name="P1"/>
      <text:p text:style-name="P1">Anas_platyrhynchos_platyrhynchos 124966 ATGACCTCTACCAGTCGAGTATCAGGGAGCAGTATGACAGTGTCA 125010</text:p>
      <text:p text:style-name="P1">Gallus_gallus <text:s text:c="19"/>124966 ............................................. 125010</text:p>
      <text:p text:style-name="P1"/>
      <text:p text:style-name="P1">Anas_platyrhynchos_platyrhynchos 125011 CGCAAGGCAACGTTCATAAAATAATCAGGAGACTCTTATGCCAGA 125055</text:p>
      <text:p text:style-name="P1">Gallus_gallus <text:s text:c="19"/>125011 ............................................. 125055</text:p>
      <text:p text:style-name="P1"/>
      <text:p text:style-name="P1">Anas_platyrhynchos_platyrhynchos 125056 TATGTAGAATAGGGTTTCTTGTTTGGCATATTTTTTGTAAAGCCC 125100</text:p>
      <text:p text:style-name="P1">Gallus_gallus <text:s text:c="19"/>125056 ............................................. 125100</text:p>
      <text:p text:style-name="P1"/>
      <text:p text:style-name="P1">Anas_platyrhynchos_platyrhynchos 125101 CAGCTGAAACTGCTGCAGAAATCGCTCAGTGGGGGATGCCAAAGA 125145</text:p>
      <text:p text:style-name="P1">Gallus_gallus <text:s text:c="19"/>125101 ............................................. 125145</text:p>
      <text:p text:style-name="P1"><text:soft-page-break/></text:p>
      <text:p text:style-name="P1">Anas_platyrhynchos_platyrhynchos 125146 GGCATGTAAACATGCTGTTTTCCANNNNNNNNNNNNNNNNNNNNN 125190</text:p>
      <text:p text:style-name="P1">Gallus_gallus <text:s text:c="19"/>125146 ............................................. 125190</text:p>
      <text:p text:style-name="P1"/>
      <text:p text:style-name="P1">Anas_platyrhynchos_platyrhynchos 125191 NNNNNNNNNNNNNNNNNNNNNNNNNNNNNNNNNNNNNNNNNNNNN 125235</text:p>
      <text:p text:style-name="P1">Gallus_gallus <text:s text:c="19"/>125191 ............................................. 125235</text:p>
      <text:p text:style-name="P1"/>
      <text:p text:style-name="P1">Anas_platyrhynchos_platyrhynchos 125236 NNNNNNNNNNNNNNNNNNNNNNNNNNNNNNNNNNNNNNNNNNNNN 125280</text:p>
      <text:p text:style-name="P1">Gallus_gallus <text:s text:c="19"/>125236 ............................................. 125280</text:p>
      <text:p text:style-name="P1"/>
      <text:p text:style-name="P1">Anas_platyrhynchos_platyrhynchos 125281 NNNNNNNNNNNNNNNNNNNNNNNNNNNNNNNNNNNNNNNNNNNNN 125325</text:p>
      <text:p text:style-name="P1">Gallus_gallus <text:s text:c="19"/>125281 ............................................. 125325</text:p>
      <text:p text:style-name="P1"/>
      <text:p text:style-name="P1">Anas_platyrhynchos_platyrhynchos 125326 NNNNNNNNNNNNNNNNNNNNNNNNNNNNNNNNNNNNNNNNNNNNN 125370</text:p>
      <text:p text:style-name="P1">Gallus_gallus <text:s text:c="19"/>125326 ............................................. 125370</text:p>
      <text:p text:style-name="P1"/>
      <text:p text:style-name="P1">Anas_platyrhynchos_platyrhynchos 125371 NNNNNNNNNNNNNNNNNNNNNNNNNNNNNNNNNNNNNNNNNNNNN 125415</text:p>
      <text:p text:style-name="P1">Gallus_gallus <text:s text:c="19"/>125371 ............................................. 125415</text:p>
      <text:p text:style-name="P1"/>
      <text:p text:style-name="P1">Anas_platyrhynchos_platyrhynchos 125416 NNNNNNNNNNNNNNNNNNNNNNNNNNNNNNNNNNNNNNNNNNNNN 125460</text:p>
      <text:p text:style-name="P1">Gallus_gallus <text:s text:c="19"/>125416 ............................................. 125460</text:p>
      <text:p text:style-name="P1"/>
      <text:p text:style-name="P1">Anas_platyrhynchos_platyrhynchos 125461 NNNNNNNNNNNNNNNNNNNNNNNNNNNNNNNNNNNNNNNNNNNNN 125505</text:p>
      <text:p text:style-name="P1">Gallus_gallus <text:s text:c="19"/>125461 ............................................. 125505</text:p>
      <text:p text:style-name="P1"/>
      <text:p text:style-name="P1">Anas_platyrhynchos_platyrhynchos 125506 NNNNNNNNNNNNNNNNNNNNNNNNNNNNNNNNNNNNNNNNNNNNN 125550</text:p>
      <text:p text:style-name="P1">Gallus_gallus <text:s text:c="19"/>125506 ............................................. 125550</text:p>
      <text:p text:style-name="P1"/>
      <text:p text:style-name="P1">Anas_platyrhynchos_platyrhynchos 125551 NNNNNNNNNNNNNNNNNNNNNNNNNNNNNNNNNNNNNNNNNNNNN 125595</text:p>
      <text:p text:style-name="P1">Gallus_gallus <text:s text:c="19"/>125551 ............................................. 125595</text:p>
      <text:p text:style-name="P1"/>
      <text:p text:style-name="P1">Anas_platyrhynchos_platyrhynchos 125596 NNNNNNNNNNNNNNNNNNNNNNNNNNNNNNNNNNNNNNNNNNNNN 125640</text:p>
      <text:p text:style-name="P1">Gallus_gallus <text:s text:c="19"/>125596 ............................................. 125640</text:p>
      <text:p text:style-name="P1"/>
      <text:p text:style-name="P1">Anas_platyrhynchos_platyrhynchos 125641 NNNNNNNNNNNNNNNNNNNNNNNNNNNNNNNNNNNNNNNNNNNNN 125685</text:p>
      <text:p text:style-name="P1">Gallus_gallus <text:s text:c="19"/>125641 ............................................. 125685</text:p>
      <text:p text:style-name="P1"/>
      <text:p text:style-name="P1">Anas_platyrhynchos_platyrhynchos 125686 NNNNNNNNNNNNNNNNNNNNNNNNNNNNNNNNNNNNNNNNNNNNN 125730</text:p>
      <text:p text:style-name="P1"><text:soft-page-break/>Gallus_gallus <text:s text:c="19"/>125686 ............................................. 125730</text:p>
      <text:p text:style-name="P1"/>
      <text:p text:style-name="P1">Anas_platyrhynchos_platyrhynchos 125731 NNNNNNNNNNNNNNNNNNNNNNNNNNNNNNNNNNNNNNNNNNNNN 125775</text:p>
      <text:p text:style-name="P1">Gallus_gallus <text:s text:c="19"/>125731 ............................................. 125775</text:p>
      <text:p text:style-name="P1"/>
      <text:p text:style-name="P1">Anas_platyrhynchos_platyrhynchos 125776 NNNNNNNNNNNNNNNNNNNNNNNNNNNNNNNNNNNNNNNNNNNNN 125820</text:p>
      <text:p text:style-name="P1">Gallus_gallus <text:s text:c="19"/>125776 ............................................. 125820</text:p>
      <text:p text:style-name="P1"/>
      <text:p text:style-name="P1">Anas_platyrhynchos_platyrhynchos 125821 NNNNNNNNNNNNNNNNNNNNNNNNNNNNNNNNNNNNNNNNNNNNN 125865</text:p>
      <text:p text:style-name="P1">Gallus_gallus <text:s text:c="19"/>125821 ............................................. 125865</text:p>
      <text:p text:style-name="P1"/>
      <text:p text:style-name="P1">Anas_platyrhynchos_platyrhynchos 125866 NNNNNNNNNNNNNNNNNNNNNNNNNNNNNNNNNNNNNNNNNNNNN 125910</text:p>
      <text:p text:style-name="P1">Gallus_gallus <text:s text:c="19"/>125866 ............................................. 125910</text:p>
      <text:p text:style-name="P1"/>
      <text:p text:style-name="P1">Anas_platyrhynchos_platyrhynchos 125911 NNNNNNNNNNNNNNNNNNNNNNNNNNNNNNNNNNNNNNNNNNNNN 125955</text:p>
      <text:p text:style-name="P1">Gallus_gallus <text:s text:c="19"/>125911 ............................................. 125955</text:p>
      <text:p text:style-name="P1"/>
      <text:p text:style-name="P1">Anas_platyrhynchos_platyrhynchos 125956 NNNNNNNNNNNNNNNNNNNNNNNNNNNNNNNNNNNNNNNNNNNNN 126000</text:p>
      <text:p text:style-name="P1">Gallus_gallus <text:s text:c="19"/>125956 ............................................. 126000</text:p>
      <text:p text:style-name="P1"/>
      <text:p text:style-name="P1">Anas_platyrhynchos_platyrhynchos 126001 NNNNNNNNNNNNNNNNNNNNNNNNNNNNNNNNNNNNNNNNNNNNN 126045</text:p>
      <text:p text:style-name="P1">Gallus_gallus <text:s text:c="19"/>126001 ............................................. 126045</text:p>
      <text:p text:style-name="P1"/>
      <text:p text:style-name="P1">Anas_platyrhynchos_platyrhynchos 126046 NNNNNNNNNNNNNNNNNNNNNNNNNNNNNNNNNNNNNNNNNNNNN 126090</text:p>
      <text:p text:style-name="P1">Gallus_gallus <text:s text:c="19"/>126046 ............................................. 126090</text:p>
      <text:p text:style-name="P1"/>
      <text:p text:style-name="P1">Anas_platyrhynchos_platyrhynchos 126091 NNNNNNNNNNNNNNNNNNNNNNNNNNNNNNNNNNNNNNNNNNNNN 126135</text:p>
      <text:p text:style-name="P1">Gallus_gallus <text:s text:c="19"/>126091 ............................................. 126135</text:p>
      <text:p text:style-name="P1"/>
      <text:p text:style-name="P1">Anas_platyrhynchos_platyrhynchos 126136 NNNNNNNNNNNNNNNNNNNNNNNNNNNNNNNNNNNNNNNNNNNNN 126180</text:p>
      <text:p text:style-name="P1">Gallus_gallus <text:s text:c="19"/>126136 ............................................. 126180</text:p>
      <text:p text:style-name="P1"/>
      <text:p text:style-name="P1">Anas_platyrhynchos_platyrhynchos 126181 NNNNNNNNNNNNNNNNNNNNNNNNNNNNNNNNNNNNNNNNNNNNN 126225</text:p>
      <text:p text:style-name="P1">Gallus_gallus <text:s text:c="19"/>126181 ............................................. 126225</text:p>
      <text:p text:style-name="P1"/>
      <text:p text:style-name="P1">Anas_platyrhynchos_platyrhynchos 126226 NNNNNNNNNNNNNNNNNNNNNNNNNNNNNNNNNNNNNNNNNNNNN 126270</text:p>
      <text:p text:style-name="P1">Gallus_gallus <text:s text:c="19"/>126226 ............................................. 126270</text:p>
      <text:p text:style-name="P1"/>
      <text:p text:style-name="P1"><text:soft-page-break/>Anas_platyrhynchos_platyrhynchos 126271 NNNNNNNNNNNNNNNNNNNNNNNNNNNNNNNNNNNNNNNNNNNNN 126315</text:p>
      <text:p text:style-name="P1">Gallus_gallus <text:s text:c="19"/>126271 ............................................. 126315</text:p>
      <text:p text:style-name="P1"/>
      <text:p text:style-name="P1">Anas_platyrhynchos_platyrhynchos 126316 NNNNNNNNNNNNNNNNNNNNNNNNNNNNNNNNNNNNNNNNNNNNN 126360</text:p>
      <text:p text:style-name="P1">Gallus_gallus <text:s text:c="19"/>126316 ............................................. 126360</text:p>
      <text:p text:style-name="P1"/>
      <text:p text:style-name="P1">Anas_platyrhynchos_platyrhynchos 126361 NNNNNNNNNNNNNNNNNNNNNNNNNNNNNNNNNNNNNNNNNNNNN 126405</text:p>
      <text:p text:style-name="P1">Gallus_gallus <text:s text:c="19"/>126361 ............................................. 126405</text:p>
      <text:p text:style-name="P1"/>
      <text:p text:style-name="P1">Anas_platyrhynchos_platyrhynchos 126406 NNNNNNNNNNNNNNNNNNNNNNNNNNNNNNNNNNNNNNNNNNNNN 126450</text:p>
      <text:p text:style-name="P1">Gallus_gallus <text:s text:c="19"/>126406 ............................................. 126450</text:p>
      <text:p text:style-name="P1"/>
      <text:p text:style-name="P1">Anas_platyrhynchos_platyrhynchos 126451 NNNNNNNNNNNNNNNNNNNNNNNNNNNNNNNNNNNNNNNNNNNNN 126495</text:p>
      <text:p text:style-name="P1">Gallus_gallus <text:s text:c="19"/>126451 ............................................. 126495</text:p>
      <text:p text:style-name="P1"/>
      <text:p text:style-name="P1">Anas_platyrhynchos_platyrhynchos 126496 NNNNNNNNNNNNNNNNNNNNNNNNNNNNNNNNNNNNNNNNNNNNN 126540</text:p>
      <text:p text:style-name="P1">Gallus_gallus <text:s text:c="19"/>126496 ............................................. 126540</text:p>
      <text:p text:style-name="P1"/>
      <text:p text:style-name="P1">Anas_platyrhynchos_platyrhynchos 126541 NNNNNNNNNNNNNNNNNNNNNNNNNNNNNNNNNNNNNNNNNNNNN 126585</text:p>
      <text:p text:style-name="P1">Gallus_gallus <text:s text:c="19"/>126541 ............................................. 126585</text:p>
      <text:p text:style-name="P1"/>
      <text:p text:style-name="P1">Anas_platyrhynchos_platyrhynchos 126586 NNNNNNNNNNNNNNNNNNNNNNNNNNNNNNNNNNNNNNNNNNNNN 126630</text:p>
      <text:p text:style-name="P1">Gallus_gallus <text:s text:c="19"/>126586 ............................................. 126630</text:p>
      <text:p text:style-name="P1"/>
      <text:p text:style-name="P1">Anas_platyrhynchos_platyrhynchos 126631 NNNNNNNNNNNNNNNNNNNNNNNNNNNNNNNNNNNNNNNNNNNNN 126675</text:p>
      <text:p text:style-name="P1">Gallus_gallus <text:s text:c="19"/>126631 ............................................. 126675</text:p>
      <text:p text:style-name="P1"/>
      <text:p text:style-name="P1">Anas_platyrhynchos_platyrhynchos 126676 NNNNNNNNNNNNNNNNNNNNNNNNNNNNNNNNNNNNNNNNNNNNN 126720</text:p>
      <text:p text:style-name="P1">Gallus_gallus <text:s text:c="19"/>126676 ............................................. 126720</text:p>
      <text:p text:style-name="P1"/>
      <text:p text:style-name="P1">Anas_platyrhynchos_platyrhynchos 126721 NNNNNNNNNNNNNNNNNNNNNNNNNNNNNNNNNNNNNNNNNNNNN 126765</text:p>
      <text:p text:style-name="P1">Gallus_gallus <text:s text:c="19"/>126721 ............................................. 126765</text:p>
      <text:p text:style-name="P1"/>
      <text:p text:style-name="P1">Anas_platyrhynchos_platyrhynchos 126766 NNNNNNNNNNNNNNNNNNNNNNNNNNNNNNNNNNNNNNNNNNNNN 126810</text:p>
      <text:p text:style-name="P1">Gallus_gallus <text:s text:c="19"/>126766 ............................................. 126810</text:p>
      <text:p text:style-name="P1"/>
      <text:p text:style-name="P1">Anas_platyrhynchos_platyrhynchos 126811 NNNNNNNNNNNNNNNNNNNNNNNNNNNNNNNNNNNNNNNNNNNNN 126855</text:p>
      <text:p text:style-name="Standard"><text:span text:style-name="T1">Gallus_gallus <text:s text:c="19"/>126811 ............................................. </text:span><text:soft-page-break/><text:span text:style-name="T1">126855</text:span></text:p>
      <text:p text:style-name="P1"/>
      <text:p text:style-name="P1">Anas_platyrhynchos_platyrhynchos 126856 NNNNNNNNNNNNNNNNNNNNNNNNNNNNNNNNNNNNNNNNNNNNN 126900</text:p>
      <text:p text:style-name="P1">Gallus_gallus <text:s text:c="19"/>126856 ............................................. 126900</text:p>
      <text:p text:style-name="P1"/>
      <text:p text:style-name="P1">Anas_platyrhynchos_platyrhynchos 126901 NNNNNNNNNNNNNNNNNNNNNNNNNNNNNNNNNNNNNNNNNNNNN 126945</text:p>
      <text:p text:style-name="P1">Gallus_gallus <text:s text:c="19"/>126901 ............................................. 126945</text:p>
      <text:p text:style-name="P1"/>
      <text:p text:style-name="P1">Anas_platyrhynchos_platyrhynchos 126946 NNNNNNNNNNNNNNNNNNNNNNNNNNNNNNNNNNNNNNNNNNNNN 126990</text:p>
      <text:p text:style-name="P1">Gallus_gallus <text:s text:c="19"/>126946 ............................................. 126990</text:p>
      <text:p text:style-name="P1"/>
      <text:p text:style-name="P1">Anas_platyrhynchos_platyrhynchos 126991 NNNNNNNNNNNNNNNNNNNNNNNNNNNNNNNNNNNNNNNNNNNNN 127035</text:p>
      <text:p text:style-name="P1">Gallus_gallus <text:s text:c="19"/>126991 ............................................. 127035</text:p>
      <text:p text:style-name="P1"/>
      <text:p text:style-name="P1">Anas_platyrhynchos_platyrhynchos 127036 NNNNNNNNNNNNNNNNNNNNNNNNNNNNNNNNNNNNNNNNNNNNN 127080</text:p>
      <text:p text:style-name="P1">Gallus_gallus <text:s text:c="19"/>127036 ............................................. 127080</text:p>
      <text:p text:style-name="P1"/>
      <text:p text:style-name="P1">Anas_platyrhynchos_platyrhynchos 127081 NNNNNNNNNNNNNNNNNNNNNNNNNNNNNNNNNNNNNNNNNNNNN 127125</text:p>
      <text:p text:style-name="P1">Gallus_gallus <text:s text:c="19"/>127081 ............................................. 127125</text:p>
      <text:p text:style-name="P1"/>
      <text:p text:style-name="P1">Anas_platyrhynchos_platyrhynchos 127126 NNNNNNNNNNNNNNNNNNNNNNNNNNNNNNNNNNNNNNNNNNNNN 127170</text:p>
      <text:p text:style-name="P1">Gallus_gallus <text:s text:c="19"/>127126 ............................................. 127170</text:p>
      <text:p text:style-name="P1"/>
      <text:p text:style-name="P1">Anas_platyrhynchos_platyrhynchos 127171 NNNNNNNNNNNNNNNNNNNNNNNNNNNNNNNNNNNNNNNNNNNNN 127215</text:p>
      <text:p text:style-name="P1">Gallus_gallus <text:s text:c="19"/>127171 ............................................. 127215</text:p>
      <text:p text:style-name="P1"/>
      <text:p text:style-name="P1">Anas_platyrhynchos_platyrhynchos 127216 NNNNNNNNNNNNNNNNNNNNNNNNNNNNNNNNNNNNNNNNNNNNN 127260</text:p>
      <text:p text:style-name="P1">Gallus_gallus <text:s text:c="19"/>127216 ............................................. 127260</text:p>
      <text:p text:style-name="P1"/>
      <text:p text:style-name="P1">Anas_platyrhynchos_platyrhynchos 127261 NNNNNNNNNNNNNNNNNNNNNNNNNNNNNNNNNNNNNNNNNNNNN 127305</text:p>
      <text:p text:style-name="P1">Gallus_gallus <text:s text:c="19"/>127261 ............................................. 127305</text:p>
      <text:p text:style-name="P1"/>
      <text:p text:style-name="P1">Anas_platyrhynchos_platyrhynchos 127306 NNNNNNNNNNNNNNNNNNNNNNNNNNNNNNNNNNNNNNNNNNNNN 127350</text:p>
      <text:p text:style-name="P1">Gallus_gallus <text:s text:c="19"/>127306 ............................................. 127350</text:p>
      <text:p text:style-name="P1"/>
      <text:p text:style-name="P1">Anas_platyrhynchos_platyrhynchos 127351 NNNNNNNNNNNNNNNNNNNNNNNNNNNNNNNNNNNNNNNNNNNNN 127395</text:p>
      <text:p text:style-name="P1">Gallus_gallus <text:s text:c="19"/>127351 ............................................. 127395</text:p>
      <text:p text:style-name="P1"/>
      <text:p text:style-name="Standard"><text:span text:style-name="T1">Anas_platyrhynchos_platyrhynchos 127396 NNNNNNNNNNNNNNNNNNNNNNNNNNNNNNNNNNNNNNNNNNNNN </text:span><text:soft-page-break/><text:span text:style-name="T1">127440</text:span></text:p>
      <text:p text:style-name="P1">Gallus_gallus <text:s text:c="19"/>127396 ............................................. 127440</text:p>
      <text:p text:style-name="P1"/>
      <text:p text:style-name="P1">Anas_platyrhynchos_platyrhynchos 127441 NNNNNNNNNNNNNNNNNNNNNNNNNNNNNNNNNNNNNNNNNNNNN 127485</text:p>
      <text:p text:style-name="P1">Gallus_gallus <text:s text:c="19"/>127441 ............................................. 127485</text:p>
      <text:p text:style-name="P1"/>
      <text:p text:style-name="P1">Anas_platyrhynchos_platyrhynchos 127486 NNNNNNNNNNNNNNNNNNNNNNNNNNNNNNNNNNNNNNNNNNNNN 127530</text:p>
      <text:p text:style-name="P1">Gallus_gallus <text:s text:c="19"/>127486 ............................................. 127530</text:p>
      <text:p text:style-name="P1"/>
      <text:p text:style-name="P1">Anas_platyrhynchos_platyrhynchos 127531 NNNNNNNNNNNNNNNNNNNNNNNNNNNNNNNNNNNNNNNNNNNNN 127575</text:p>
      <text:p text:style-name="P1">Gallus_gallus <text:s text:c="19"/>127531 ............................................. 127575</text:p>
      <text:p text:style-name="P1"/>
      <text:p text:style-name="P1">Anas_platyrhynchos_platyrhynchos 127576 NNNNNNNNNNNNNNNNNNNNNNNNNNNNNNNNNNNNNNNNNNNNN 127620</text:p>
      <text:p text:style-name="P1">Gallus_gallus <text:s text:c="19"/>127576 ............................................. 127620</text:p>
      <text:p text:style-name="P1"/>
      <text:p text:style-name="P1">Anas_platyrhynchos_platyrhynchos 127621 NNNNNNNNNNNNNNNNNNNNNNNNNNNNNNNNNNNNNNNNNNNNN 127665</text:p>
      <text:p text:style-name="P1">Gallus_gallus <text:s text:c="19"/>127621 ............................................. 127665</text:p>
      <text:p text:style-name="P1"/>
      <text:p text:style-name="P1">Anas_platyrhynchos_platyrhynchos 127666 NNNNNNNNNNNNNNNNNNNNNNNNNNNNNNNNNNNNNNNNNNNNN 127710</text:p>
      <text:p text:style-name="P1">Gallus_gallus <text:s text:c="19"/>127666 ............................................. 127710</text:p>
      <text:p text:style-name="P1"/>
      <text:p text:style-name="P1">Anas_platyrhynchos_platyrhynchos 127711 NNNNNNNNNNNNNNNNNNNNNNNNNNNNNNNNNNNNNNNNNNNNN 127755</text:p>
      <text:p text:style-name="P1">Gallus_gallus <text:s text:c="19"/>127711 ............................................. 127755</text:p>
      <text:p text:style-name="P1"/>
      <text:p text:style-name="P1">Anas_platyrhynchos_platyrhynchos 127756 NNNNNNNNNNNNNNNNNNNNNNNNNNNNNNNNNNNNNNNNNNNNN 127800</text:p>
      <text:p text:style-name="P1">Gallus_gallus <text:s text:c="19"/>127756 ............................................. 127800</text:p>
      <text:p text:style-name="P1"/>
      <text:p text:style-name="P1">Anas_platyrhynchos_platyrhynchos 127801 NNNNNNNNNNNNNNNNNNNNNNNNNNNNNNNNNNNNNNNNNNNNN 127845</text:p>
      <text:p text:style-name="P1">Gallus_gallus <text:s text:c="19"/>127801 ............................................. 127845</text:p>
      <text:p text:style-name="P1"/>
      <text:p text:style-name="P1">Anas_platyrhynchos_platyrhynchos 127846 NNNNNNNNNNNNNNNNNNNNNNNNNNNNNNNNNNNNNNNNNNNNN 127890</text:p>
      <text:p text:style-name="P1">Gallus_gallus <text:s text:c="19"/>127846 ............................................. 127890</text:p>
      <text:p text:style-name="P1"/>
      <text:p text:style-name="P1">Anas_platyrhynchos_platyrhynchos 127891 NNNNNNNNNNNNNNNNNNNNNNNNNNNNNNNNNNNNNNNNNNNNN 127935</text:p>
      <text:p text:style-name="P1">Gallus_gallus <text:s text:c="19"/>127891 ............................................. 127935</text:p>
      <text:p text:style-name="P1"/>
      <text:p text:style-name="P1">Anas_platyrhynchos_platyrhynchos 127936 NNNNNNNNNNNNNNNNNNNNNNNNNNNNNNNNNNNNNNNNNNNNN 127980</text:p>
      <text:p text:style-name="P1">Gallus_gallus <text:s text:c="19"/>127936 ............................................. 127980</text:p>
      <text:p text:style-name="P1"><text:soft-page-break/></text:p>
      <text:p text:style-name="P1">Anas_platyrhynchos_platyrhynchos 127981 NNNNNNNNNNNNNNNNNNNNNNNNNNNNNNNNNNNNNNNNNNNNN 128025</text:p>
      <text:p text:style-name="P1">Gallus_gallus <text:s text:c="19"/>127981 ............................................. 128025</text:p>
      <text:p text:style-name="P1"/>
      <text:p text:style-name="P1">Anas_platyrhynchos_platyrhynchos 128026 NNNNNNNNNNNNNNNNNNNNNNNNNNNNNNNNNNNNNNNNNNNNN 128070</text:p>
      <text:p text:style-name="P1">Gallus_gallus <text:s text:c="19"/>128026 ............................................. 128070</text:p>
      <text:p text:style-name="P1"/>
      <text:p text:style-name="P1">Anas_platyrhynchos_platyrhynchos 128071 NNNNNNNNNNNNNNNNNNNNNNNNNNNNNNNNNNNNNNNNNNNNN 128115</text:p>
      <text:p text:style-name="P1">Gallus_gallus <text:s text:c="19"/>128071 ............................................. 128115</text:p>
      <text:p text:style-name="P1"/>
      <text:p text:style-name="P1">Anas_platyrhynchos_platyrhynchos 128116 NNNNNNNNNNNNNNNNNNNNNNNNNNNNNNNNNNNNNNNNNNNNN 128160</text:p>
      <text:p text:style-name="P1">Gallus_gallus <text:s text:c="19"/>128116 ............................................. 128160</text:p>
      <text:p text:style-name="P1"/>
      <text:p text:style-name="P1">Anas_platyrhynchos_platyrhynchos 128161 NNNNNNNNNCGGTGGCCGCGCTGCCGGCGGGAAGCCGCGGTCGCG 128205</text:p>
      <text:p text:style-name="P1">Gallus_gallus <text:s text:c="19"/>128161 ............TGGCCGCGCCGC‑GGCGGGAGATGGCGTTGGCG 128205</text:p>
      <text:p text:style-name="P1"/>
      <text:p text:style-name="P1">Anas_platyrhynchos_platyrhynchos 128206 AGG‑‑‑TGCGGCCGGTGCCG‑GAGCCGTAGGGGG‑GCGG‑GGCGG 128250</text:p>
      <text:p text:style-name="P1">Gallus_gallus <text:s text:c="19"/>128206 CGGGAGTTTGGTCGTGGCTGCGTGTCGCCGAGCGCGCGGCGGCTG 128250</text:p>
      <text:p text:style-name="P1"/>
      <text:p text:style-name="P1">Anas_platyrhynchos_platyrhynchos 128251 GGCGGGGCGTGTGGCCG‑CGCCGCCTCCGCTTGAGCGCCGCGGGG 128295</text:p>
      <text:p text:style-name="P1">Gallus_gallus <text:s text:c="19"/>128251 TGCGAAG‑GTGCGGCCGGCACTGCGTTATGTTGACCGCCG‑‑GTG 128295</text:p>
      <text:p text:style-name="P1"/>
      <text:p text:style-name="P1">Anas_platyrhynchos_platyrhynchos 128296 ACCAGCTCTGCGGCTTGGGGTTAGGAGCCGCTGCC‑‑‑‑‑‑‑‑‑‑ 128340</text:p>
      <text:p text:style-name="P1">Gallus_gallus <text:s text:c="19"/>128296 CTCAGCCGCGGGTCCCGGCG‑‑‑‑‑‑GCCGCTGTCCGTTTCCCCT 128340</text:p>
      <text:p text:style-name="P1"/>
      <text:p text:style-name="P1">Anas_platyrhynchos_platyrhynchos 128341 ‑‑‑GTGGCTCG‑‑CTGCTCTCCCAGGAGCTCTCGTTGCTCCGCAG 128385</text:p>
      <text:p text:style-name="P1">Gallus_gallus <text:s text:c="19"/>128341 CTTGTGACTCGGTCTG‑GCCCCGACGAGGTTCCCTTGTAAACGAG 128385</text:p>
      <text:p text:style-name="P1"/>
      <text:p text:style-name="P1">Anas_platyrhynchos_platyrhynchos 128386 CGAGCCAAGCCTTGCGGCGGTTGAGG‑TACGCCCCGTGGGGTGTG 128430</text:p>
      <text:p text:style-name="P1">Gallus_gallus <text:s text:c="19"/>128386 TGAGCTAAGCCTTGCGACGACAGAGGGTACCGTACACACAGTGTG 128430</text:p>
      <text:p text:style-name="P1"/>
      <text:p text:style-name="P1">Anas_platyrhynchos_platyrhynchos 128431 CGATGTGCTGCCTGCGTCTGGAGGCGCCCCATCCTCCCGG‑‑‑TC 128475</text:p>
      <text:p text:style-name="P1">Gallus_gallus <text:s text:c="19"/>128431 CGCCGTGCTGCAGGTATCTGGGCAC‑‑‑TCATCCTTCTGGCCCTC 128475</text:p>
      <text:p text:style-name="P1"/>
      <text:p text:style-name="P1">Anas_platyrhynchos_platyrhynchos 128476 TCAGGTTTTCTTGAGACAAGCGTGTAGGCTTTGTTTTACG‑TTTT 128520</text:p>
      <text:p text:style-name="P1">Gallus_gallus <text:s text:c="19"/>128476 TGGAGTTGCCTTGAG‑‑‑‑TTGCATAGACTTTATTTCAGGCTTTT 128520</text:p>
      <text:p text:style-name="P1"/>
      <text:p text:style-name="P1">Anas_platyrhynchos_platyrhynchos 128521 CTTGATGGCCACAGAGCATTGCTGCTACGTGGAGTCATTGGCAGA 128565</text:p>
      <text:p text:style-name="P1"><text:soft-page-break/>Gallus_gallus <text:s text:c="19"/>128521 TTTGGTGGCTGTAGAGCATTACTGTTATACCGAGCCAACGACAGA 128565</text:p>
      <text:p text:style-name="P1"/>
      <text:p text:style-name="P1">Anas_platyrhynchos_platyrhynchos 128566 GTGAAGCTGCTGTTTGGATCTCTGCAAGCAGTAGAACCAATAAGT 128610</text:p>
      <text:p text:style-name="P1">Gallus_gallus <text:s text:c="19"/>128566 ATGGAATTGCTCCTTGGGCCTTTGCGAGCAGTAGA‑‑CAGAGAAT 128610</text:p>
      <text:p text:style-name="P1"/>
      <text:p text:style-name="P1">Anas_platyrhynchos_platyrhynchos 128611 AGCATCAATAAGAACTGTTCTGACTTGGTTCTTCTGGAATTTTGC 128655</text:p>
      <text:p text:style-name="P1">Gallus_gallus <text:s text:c="19"/>128611 TCTCTGAA‑‑‑‑‑‑‑‑GCATTGGCTTCATTCATTGGGAGATTTGG 128655</text:p>
      <text:p text:style-name="P1"/>
      <text:p text:style-name="P1">Anas_platyrhynchos_platyrhynchos 128656 AAAAGCAGAGCTGTGGCAC‑TGTGAGGCTTTCTTT‑‑‑CTTTGCC 128700</text:p>
      <text:p text:style-name="P1">Gallus_gallus <text:s text:c="19"/>128656 AAAAACAGGGCTGCTGCTCATCTTTGGCCTTCCTTTTGCTCTGTA 128700</text:p>
      <text:p text:style-name="P1"/>
      <text:p text:style-name="P1">Anas_platyrhynchos_platyrhynchos 128701 AGTCTCTTATGCCTACCGAGAAGATTTCTCCATGCCCAAAGAAAA 128745</text:p>
      <text:p text:style-name="P1">Gallus_gallus <text:s text:c="19"/>128701 TGTCTCTTGGGCCTACCATGGAAGTTTCTCTGAGCCCCAAAAAAC 128745</text:p>
      <text:p text:style-name="P1"/>
      <text:p text:style-name="P1">Anas_platyrhynchos_platyrhynchos 128746 CATTTAAACCCCCCTGACACTTGCGTGAGACATAGGAGTTCTTAC 128790</text:p>
      <text:p text:style-name="P1">Gallus_gallus <text:s text:c="19"/>128746 CATGTAAATCCTCCTGACACCTGCGTGAGACGCGCAGGTTATAAC 128790</text:p>
      <text:p text:style-name="P1"/>
      <text:p text:style-name="P1">Anas_platyrhynchos_platyrhynchos 128791 CTATGTTTTGTCTTAACACTTGGTGATAAGCCTGTGTTGGTTGCA 128835</text:p>
      <text:p text:style-name="P1">Gallus_gallus <text:s text:c="19"/>128791 CCAGGCTTTGGCTTTACTCCTGGTGATAAGTCTGTGTCTGCTGCA 128835</text:p>
      <text:p text:style-name="P1"/>
      <text:p text:style-name="P1">Anas_platyrhynchos_platyrhynchos 128836 TAGCATTTCTTC‑‑‑‑‑‑‑‑‑‑‑‑ACAGGATCAGTTTTT‑‑‑‑‑‑ 128880</text:p>
      <text:p text:style-name="P1">Gallus_gallus <text:s text:c="19"/>128836 TGCTGTTTCTTCACGCAAGGTACAACAGGGCCTGTTTTTTTTTAT 128880</text:p>
      <text:p text:style-name="P1"/>
      <text:p text:style-name="P1">Anas_platyrhynchos_platyrhynchos 128881 ‑‑‑‑‑GTAAGAAGAAACCTGATAGCTCTCTGAAAGAAGTAATAAA 128925</text:p>
      <text:p text:style-name="P1">Gallus_gallus <text:s text:c="19"/>128881 TTTTAATGAGAAGGGATCTGATAGGTCTCAAAA............ 128925</text:p>
      <text:p text:style-name="P1"/>
      <text:p text:style-name="P1">Anas_platyrhynchos_platyrhynchos 128926 ACTGCAGATAAAGGAGACTTGATGACCAAAACTTACACAGATTTC 128970</text:p>
      <text:p text:style-name="P1">Gallus_gallus <text:s text:c="19"/>128926 ............................................. 128970</text:p>
      <text:p text:style-name="P1"/>
      <text:p text:style-name="P1">Anas_platyrhynchos_platyrhynchos 128971 CCAAAACCCTCAGCAACTGTCTCTGTACTATGAAGTCAAGGACAG 129015</text:p>
      <text:p text:style-name="P1">Gallus_gallus <text:s text:c="19"/>128971 ............................................. 129015</text:p>
      <text:p text:style-name="P1"/>
      <text:p text:style-name="P1">Anas_platyrhynchos_platyrhynchos 129016 TTTTATTTTCTGAAATGACAAATAACTAAAATGCTTCCATAAATG 129060</text:p>
      <text:p text:style-name="P1">Gallus_gallus <text:s text:c="19"/>129016 ............................................. 129060</text:p>
      <text:p text:style-name="P1"/>
      <text:p text:style-name="P1">Anas_platyrhynchos_platyrhynchos 129061 TTTGTACCTGTGTTGCCTCTGTACCCTTAAAAACACTGGGTACTT 129105</text:p>
      <text:p text:style-name="P1">Gallus_gallus <text:s text:c="19"/>129061 ............................................. 129105</text:p>
      <text:p text:style-name="P1"/>
      <text:p text:style-name="P1"><text:soft-page-break/>Anas_platyrhynchos_platyrhynchos 129106 CAAAGTCTCTGCCTTCTTTCTCTTGTCAGATTTGCTCTTGATAAC 129150</text:p>
      <text:p text:style-name="P1">Gallus_gallus <text:s text:c="19"/>129106 ............................................. 129150</text:p>
      <text:p text:style-name="P1"/>
      <text:p text:style-name="P1">Anas_platyrhynchos_platyrhynchos 129151 ACTGAAAAGCACCTTATAAAGGGTTAACATTTTCTTCTTTCTATT 129195</text:p>
      <text:p text:style-name="P1">Gallus_gallus <text:s text:c="19"/>129151 ............................................. 129195</text:p>
      <text:p text:style-name="P1"/>
      <text:p text:style-name="P1">Anas_platyrhynchos_platyrhynchos 129196 TTGTAGTAAAGTATTTATATTTAGGCACTTTAGAAAGGGTATTAC 129240</text:p>
      <text:p text:style-name="P1">Gallus_gallus <text:s text:c="19"/>129196 ............................................. 129240</text:p>
      <text:p text:style-name="P1"/>
      <text:p text:style-name="P1">Anas_platyrhynchos_platyrhynchos 129241 CTTTTCTGTGTTTGTGTTGGTGAAAGCTTTTTCCTTCAAGTTCTG 129285</text:p>
      <text:p text:style-name="P1">Gallus_gallus <text:s text:c="19"/>129241 ............................................. 129285</text:p>
      <text:p text:style-name="P1"/>
      <text:p text:style-name="P1">Anas_platyrhynchos_platyrhynchos 129286 TATGGATTTATTAGTTTGTGTGCTGTACTGCTTTCCTCTTCTAAA 129330</text:p>
      <text:p text:style-name="P1">Gallus_gallus <text:s text:c="19"/>129286 ............................................. 129330</text:p>
      <text:p text:style-name="P1"/>
      <text:p text:style-name="P1">Anas_platyrhynchos_platyrhynchos 129331 CTACTCTTTGCCAGGGTTGTTGAAAGTAGCAGAGTGATCGTCTCC 129375</text:p>
      <text:p text:style-name="P1">Gallus_gallus <text:s text:c="19"/>129331 ............................................. 129375</text:p>
      <text:p text:style-name="P1"/>
      <text:p text:style-name="P1">Anas_platyrhynchos_platyrhynchos 129376 CAGGCTTTTTCAGGTAATTTTTCAGGTGCTCTTCTTGCTGTTGTA 129420</text:p>
      <text:p text:style-name="P1">Gallus_gallus <text:s text:c="19"/>129376 ............................................. 129420</text:p>
      <text:p text:style-name="P1"/>
      <text:p text:style-name="P1">Anas_platyrhynchos_platyrhynchos 129421 TCGGTAGGAATATGAAAGCGATGGTATTTTCACAGTTTTCTACAG 129465</text:p>
      <text:p text:style-name="P1">Gallus_gallus <text:s text:c="19"/>129421 ............................................. 129465</text:p>
      <text:p text:style-name="P1"/>
      <text:p text:style-name="P1">Anas_platyrhynchos_platyrhynchos 129466 TATCCAGGGAAGAAAACCGCTGAGAGTCACTGTAGATGATACTCT 129510</text:p>
      <text:p text:style-name="P1">Gallus_gallus <text:s text:c="19"/>129466 ............................................. 129510</text:p>
      <text:p text:style-name="P1"/>
      <text:p text:style-name="P1">Anas_platyrhynchos_platyrhynchos 129511 GAAACATCAGTTTGAGGTGTTAGTGGCAGTCAAAAAGCAAATAGA 129555</text:p>
      <text:p text:style-name="P1">Gallus_gallus <text:s text:c="19"/>129511 ............................................. 129555</text:p>
      <text:p text:style-name="P1"/>
      <text:p text:style-name="P1">Anas_platyrhynchos_platyrhynchos 129556 ATGTTAGAAATTACCAGGCAAGGAATGAAGTGCAAAATGAGTATA 129600</text:p>
      <text:p text:style-name="P1">Gallus_gallus <text:s text:c="19"/>129556 ............................................. 129600</text:p>
      <text:p text:style-name="P1"/>
      <text:p text:style-name="P1">Anas_platyrhynchos_platyrhynchos 129601 TCATTTGATGTATTCATTTATATCGTTTGATATATCATTTGATGT 129645</text:p>
      <text:p text:style-name="P1">Gallus_gallus <text:s text:c="19"/>129601 ............................................. 129645</text:p>
      <text:p text:style-name="P1"/>
      <text:p text:style-name="P1">Anas_platyrhynchos_platyrhynchos 129646 ATCATGACCATATGTATCATGCCACTATAAATACATGCTCCAACC 129690</text:p>
      <text:p text:style-name="Standard"><text:span text:style-name="T1">Gallus_gallus <text:s text:c="19"/>129646 ............................................. </text:span><text:soft-page-break/><text:span text:style-name="T1">129690</text:span></text:p>
      <text:p text:style-name="P1"/>
      <text:p text:style-name="P1">Anas_platyrhynchos_platyrhynchos 129691 AACTCTGAGCATCGTGTGCTGTTCTGGGCTCGTTTTTCTGGCTAA 129735</text:p>
      <text:p text:style-name="P1">Gallus_gallus <text:s text:c="19"/>129691 ............................................. 129735</text:p>
      <text:p text:style-name="P1"/>
      <text:p text:style-name="P1">Anas_platyrhynchos_platyrhynchos 129736 CATGCTGTACTCTTTTGAGGTTAGTGGGGGAGGTCAAGGAAAAGC 129780</text:p>
      <text:p text:style-name="P1">Gallus_gallus <text:s text:c="19"/>129736 ............................................. 129780</text:p>
      <text:p text:style-name="P1"/>
      <text:p text:style-name="P1">Anas_platyrhynchos_platyrhynchos 129781 AGTGCACATGATCATAGATATGAAATAGCTTTTGTTTAAGAACAG 129825</text:p>
      <text:p text:style-name="P1">Gallus_gallus <text:s text:c="19"/>129781 ............................................. 129825</text:p>
      <text:p text:style-name="P1"/>
      <text:p text:style-name="P1">Anas_platyrhynchos_platyrhynchos 129826 CAAGAGCATCGTAAACAGCTTTATTAGTGGCAGTACAGTCTCAGG 129870</text:p>
      <text:p text:style-name="P1">Gallus_gallus <text:s text:c="19"/>129826 ............................................. 129870</text:p>
      <text:p text:style-name="P1"/>
      <text:p text:style-name="P1">Anas_platyrhynchos_platyrhynchos 129871 AATTGCTGTGTTTCTCTTCTGCTGGTGCTACTGCTCATGTGATTG 129915</text:p>
      <text:p text:style-name="P1">Gallus_gallus <text:s text:c="19"/>129871 ............................................. 129915</text:p>
      <text:p text:style-name="P1"/>
      <text:p text:style-name="P1">Anas_platyrhynchos_platyrhynchos 129916 TGTAGTCAGGTGGGTTGGTTGGTCTCTGACCAGAACATTAGTGAT 129960</text:p>
      <text:p text:style-name="P1">Gallus_gallus <text:s text:c="19"/>129916 ............................................. 129960</text:p>
      <text:p text:style-name="P1"/>
      <text:p text:style-name="P1">Anas_platyrhynchos_platyrhynchos 129961 AAAGCTGAACACTGGTTTAAGGAGTGGGATGGGAGCTGTAGCTTT 130005</text:p>
      <text:p text:style-name="P1">Gallus_gallus <text:s text:c="19"/>129961 ............................................. 130005</text:p>
      <text:p text:style-name="P1"/>
      <text:p text:style-name="P1">Anas_platyrhynchos_platyrhynchos 130006 GAGAAGGAGGGGTGGCAAAACTGACAATTGTGGTGACAGAACTGT 130050</text:p>
      <text:p text:style-name="P1">Gallus_gallus <text:s text:c="19"/>130006 ....AGTAGGGGTGGCAAAACTGATGCTT‑‑‑‑‑‑‑‑‑‑‑‑CTGC 130050</text:p>
      <text:p text:style-name="P1"/>
      <text:p text:style-name="P1">Anas_platyrhynchos_platyrhynchos 130051 TTAGGAGCAACTTGAGCACTGCAGCCACAATTCACGTGCAGGAAT 130095</text:p>
      <text:p text:style-name="P1">Gallus_gallus <text:s text:c="19"/>130051 TTAGGTGCAGCTTGGGCTCCACAGCCAT‑‑‑‑‑‑‑GGGGAGGAAT 130095</text:p>
      <text:p text:style-name="P1"/>
      <text:p text:style-name="P1">Anas_platyrhynchos_platyrhynchos 130096 GAGAAGGTGCGTGTTAC‑‑‑AAGTCTGTAAGATACTAAGTGGTGT 130140</text:p>
      <text:p text:style-name="P1">Gallus_gallus <text:s text:c="19"/>130096 GAGAAGGTATGTGC‑ACGGGAAGTCCGCAGAATTACAGGTGCTGT 130140</text:p>
      <text:p text:style-name="P1"/>
      <text:p text:style-name="P1">Anas_platyrhynchos_platyrhynchos 130141 GGAGAAGGTGGATAGCCCCA‑‑GTCACACAAAGATAGAGACCAGG 130185</text:p>
      <text:p text:style-name="P1">Gallus_gallus <text:s text:c="19"/>130141 GGAGAAGGTGCATAGCACCATAGTCACACAAAGCTGGAGACCAGA 130185</text:p>
      <text:p text:style-name="P1"/>
      <text:p text:style-name="P1">Anas_platyrhynchos_platyrhynchos 130186 GGAGTGTTTCGGTAGTTTTAATCGTTTTCTTGTCACACCCATATA 130230</text:p>
      <text:p text:style-name="P1">Gallus_gallus <text:s text:c="19"/>130186 GGAGTGCTTTAGGAATTTTAATTGTGTTCTTATCATAGCCATGTA 130230</text:p>
      <text:p text:style-name="P1"/>
      <text:p text:style-name="Standard"><text:span text:style-name="T1">Anas_platyrhynchos_platyrhynchos 130231 CTTTATTTGGGCATCTGATGGAAACTGCTGTCATACCAATTTTTG </text:span><text:soft-page-break/><text:span text:style-name="T1">130275</text:span></text:p>
      <text:p text:style-name="P1">Gallus_gallus <text:s text:c="19"/>130231 CTGTATTTAGGAATTGGACACAAATTGCTGTCTTACTGATTTTT‑ 130275</text:p>
      <text:p text:style-name="P1"/>
      <text:p text:style-name="P1">Anas_platyrhynchos_platyrhynchos 130276 GGGGGTAAGTT‑‑‑‑‑‑‑‑‑‑‑‑‑‑‑‑‑‑TTTCCCCATTAGGATT 130320</text:p>
      <text:p text:style-name="P1">Gallus_gallus <text:s text:c="19"/>130276 ‑‑‑‑‑TATTTTATTTTATTTTATTTTAAATTTCTCTATTAAGATT 130320</text:p>
      <text:p text:style-name="P1"/>
      <text:p text:style-name="P1">Anas_platyrhynchos_platyrhynchos 130321 GGGTGTTGGCTTATCCTTGGTAGAAACCAAACACCTTCTTTATTC 130365</text:p>
      <text:p text:style-name="P1">Gallus_gallus <text:s text:c="19"/>130321 GG‑TATCAGCTTATCTTTGATAAAAACAGAACGCCTTCTTTAATC 130365</text:p>
      <text:p text:style-name="P1"/>
      <text:p text:style-name="P1">Anas_platyrhynchos_platyrhynchos 130366 TCCCCAACCACAAAAGAATAAGTAAACACATCATTGTGAGGACAC 130410</text:p>
      <text:p text:style-name="P1">Gallus_gallus <text:s text:c="19"/>130366 TC‑‑‑AGCAATAAAAGAAGAGAAAAGCACATCATTGTGAGGACA‑ 130410</text:p>
      <text:p text:style-name="P1"/>
      <text:p text:style-name="P1">Anas_platyrhynchos_platyrhynchos 130411 AGAATAAAAAAAGAGAGGTAGGTAAAGGC‑‑‑‑‑‑‑TTAAAAATA 130455</text:p>
      <text:p text:style-name="P1">Gallus_gallus <text:s text:c="19"/>130411 ‑AAACAAAAAAGGAGAGGTTGGTAAAGGCAAATGTCTTAAAAACA 130455</text:p>
      <text:p text:style-name="P1"/>
      <text:p text:style-name="P1">Anas_platyrhynchos_platyrhynchos 130456 AGGAACTGGAG‑GGAATGCCA‑‑‑‑‑‑‑‑‑‑‑‑‑‑‑‑‑‑‑TCAGG 130500</text:p>
      <text:p text:style-name="P1">Gallus_gallus <text:s text:c="19"/>130456 GGGAACTGAAATGGAATACAAAGCTGAGTACTGCATGGAGTTGAG 130500</text:p>
      <text:p text:style-name="P1"/>
      <text:p text:style-name="P1">Anas_platyrhynchos_platyrhynchos 130501 ATACTGATAAGTGCTGTTTTAAGTGATACTCTTCATTGAGAAGTG 130545</text:p>
      <text:p text:style-name="P1">Gallus_gallus <text:s text:c="19"/>130501 ATTATAATAAATGCTATTTTGAGTGATGCTCTTCTTGGAGAAATG 130545</text:p>
      <text:p text:style-name="P1"/>
      <text:p text:style-name="P1">Anas_platyrhynchos_platyrhynchos 130546 ACAGGACAAGGACCTATAAATAAATCATACAGCTGGTGATTTTTC 130590</text:p>
      <text:p text:style-name="P1">Gallus_gallus <text:s text:c="19"/>130546 ACAGGG‑‑‑‑‑‑‑‑TATGAACAAATCTTACTGTTGGTGAATTTCC 130590</text:p>
      <text:p text:style-name="P1"/>
      <text:p text:style-name="P1">Anas_platyrhynchos_platyrhynchos 130591 CCTGTCTTTCTTCTCAGGATGCTATGGTTTTCTGGCTTAAAGACC 130635</text:p>
      <text:p text:style-name="P1">Gallus_gallus <text:s text:c="19"/>130591 CCTGTCTTTCTTAGCAAGAGGCTGCAGCCAGCTGGCTTGCAGGTT 130635</text:p>
      <text:p text:style-name="P1"/>
      <text:p text:style-name="P1">Anas_platyrhynchos_platyrhynchos 130636 GCTGTAAGGCAGTTGTTGAAGAGGTTC‑‑‑‑CACAATGGGGCCTT 130680</text:p>
      <text:p text:style-name="P1">Gallus_gallus <text:s text:c="19"/>130636 ACTATAAGGCAGTAG‑‑‑AAGAGATTCATTCCATAGTGGGGGCTT 130680</text:p>
      <text:p text:style-name="P1"/>
      <text:p text:style-name="P1">Anas_platyrhynchos_platyrhynchos 130681 GGATACAGAGGGTATGAATAAATAATTTAGAAGGGTGCAAAACTG 130725</text:p>
      <text:p text:style-name="P1">Gallus_gallus <text:s text:c="19"/>130681 GGGTATGGAGGGTTTGAAAAAATAATTTGGAAGGGTGAAGAAGTG 130725</text:p>
      <text:p text:style-name="P1"/>
      <text:p text:style-name="P1">Anas_platyrhynchos_platyrhynchos 130726 CATCTAAAGCTTCTATAATACATGCTGGAGGAGCTG‑‑‑‑‑‑‑‑‑ 130770</text:p>
      <text:p text:style-name="P1">Gallus_gallus <text:s text:c="19"/>130726 CATCTAAAGCTTCAATAAGATGTACTGGAGGAGCTGTAAGAAGCT 130770</text:p>
      <text:p text:style-name="P1"/>
      <text:p text:style-name="P1">Anas_platyrhynchos_platyrhynchos 130771 ‑‑‑‑‑‑‑ATAGGGTACTAAATGTAGATATCAGTCTTTGTCCGGGA 130815</text:p>
      <text:p text:style-name="P1">Gallus_gallus <text:s text:c="19"/>130771 GACTAACTGAGGGTACTAACTGTAAATGTTCATCTTTCTCCTGAA 130815</text:p>
      <text:p text:style-name="P1"><text:soft-page-break/></text:p>
      <text:p text:style-name="P1">Anas_platyrhynchos_platyrhynchos 130816 ATATTGAACAAGACTGTAGACTTCAGTTTATATTTTTCGAATTTC 130860</text:p>
      <text:p text:style-name="P1">Gallus_gallus <text:s text:c="19"/>130816 ATATTGAACAAAACTGCTGACTTCAGTTTACATTTTTGAAA‑‑‑C 130860</text:p>
      <text:p text:style-name="P1"/>
      <text:p text:style-name="P1">Anas_platyrhynchos_platyrhynchos 130861 TTTTCTTTCTATCCTTCTGTTTCTCTGGCTACATTTACTCGTGAA 130905</text:p>
      <text:p text:style-name="P1">Gallus_gallus <text:s text:c="19"/>130861 TTTTCTTTCTATCCTTACATTTCTGTGGCTGCATTTACTCCTGAA 130905</text:p>
      <text:p text:style-name="P1"/>
      <text:p text:style-name="P1">Anas_platyrhynchos_platyrhynchos 130906 TATGAATGTGTGTCCAGGTACTGAATTTTCATCTTGTCATTCAG‑ 130950</text:p>
      <text:p text:style-name="P1">Gallus_gallus <text:s text:c="19"/>130906 CAAGAGCATGTGTCCAGGTACTCGATTTGCATCTTATCTCTCAGT 130950</text:p>
      <text:p text:style-name="P1"/>
      <text:p text:style-name="P1">Anas_platyrhynchos_platyrhynchos 130951 GACACTAGTGTCAGTATATTAGCCAGAGCTATTATAAAATCTTTT 130995</text:p>
      <text:p text:style-name="P1">Gallus_gallus <text:s text:c="19"/>130951 GATACTAGTGTTACTGTTTTAGCTGTAGCTTTTATAAAAACTTTA 130995</text:p>
      <text:p text:style-name="P1"/>
      <text:p text:style-name="P1">Anas_platyrhynchos_platyrhynchos 130996 TTCCGTCTCCGTTGCTTTCCC‑GAACGACTTTTGATGCTTGTACA 131040</text:p>
      <text:p text:style-name="P1">Gallus_gallus <text:s text:c="19"/>130996 TTCAGTCT‑‑GTTTCTTTCCCTGAATGACTTGTGATGGTTGTACA 131040</text:p>
      <text:p text:style-name="P1"/>
      <text:p text:style-name="P1">Anas_platyrhynchos_platyrhynchos 131041 GCTTTGATTTGATGATTTGATGTCTGTAGGGAAACTGATACAGGA 131085</text:p>
      <text:p text:style-name="P1">Gallus_gallus <text:s text:c="19"/>131041 ACCTTGATTTGATGG‑‑‑‑‑‑‑‑CCATAGAAAAACTGATCCAGAA 131085</text:p>
      <text:p text:style-name="P1"/>
      <text:p text:style-name="P1">Anas_platyrhynchos_platyrhynchos 131086 CTGAGATTTTAGCTCTGTTGTCTTTATCTTTAACAGCAGGTGGAA 131130</text:p>
      <text:p text:style-name="P1">Gallus_gallus <text:s text:c="19"/>131086 CTGAGATGTTTTCTATCATCTCTTTATCCTTAATGGCAGATG‑‑‑ 131130</text:p>
      <text:p text:style-name="P1"/>
      <text:p text:style-name="P1">Anas_platyrhynchos_platyrhynchos 131131 TCTGATGTTTCACTGTTTGGTGTTAAGAACAGGTTTTAGAGGAAA 131175</text:p>
      <text:p text:style-name="P1">Gallus_gallus <text:s text:c="19"/>131131 ‑‑‑GATGTTTTACTGCTTGGTG‑‑‑‑‑‑‑AAGGTTTTAGAGGAAA 131175</text:p>
      <text:p text:style-name="P1"/>
      <text:p text:style-name="P1">Anas_platyrhynchos_platyrhynchos 131176 GTAGCCAGATTTGATCCAGGCAAG‑‑AGTAGAGTGGTGATGCTAA 131220</text:p>
      <text:p text:style-name="P1">Gallus_gallus <text:s text:c="19"/>131176 TT‑‑‑‑‑‑ATTTGATCCAGGCCAGAAAAGAGAGCGATGATTTTTG 131220</text:p>
      <text:p text:style-name="P1"/>
      <text:p text:style-name="P1">Anas_platyrhynchos_platyrhynchos 131221 GACGAGGGAAATAAATGAAAGATGCTAACTGACCCTGTCTCTAGG 131265</text:p>
      <text:p text:style-name="P1">Gallus_gallus <text:s text:c="19"/>131221 GAAGAAGGAAATACTGGAAAAATGCTAACTGAACC‑‑‑‑‑‑‑‑‑‑ 131265</text:p>
      <text:p text:style-name="P1"/>
      <text:p text:style-name="P1">Anas_platyrhynchos_platyrhynchos 131266 TTTCATAGTGATGACCAGCACTTGATTAAATTTACCTGTGTCCTC 131310</text:p>
      <text:p text:style-name="P1">Gallus_gallus <text:s text:c="19"/>131266 ‑‑‑‑‑‑ACTGATGACT‑GTGCTTAATTAAA‑‑‑‑‑CTGTGTCCTC 131310</text:p>
      <text:p text:style-name="P1"/>
      <text:p text:style-name="P1">Anas_platyrhynchos_platyrhynchos 131311 ATGTAGTAATCTGGATTAAAACACCTACTCTTTCTTGGTTTTGCT 131355</text:p>
      <text:p text:style-name="P1">Gallus_gallus <text:s text:c="19"/>131311 ACAT........................TTTTTGGTGGTGGTGGC 131355</text:p>
      <text:p text:style-name="P1"/>
      <text:p text:style-name="P1">Anas_platyrhynchos_platyrhynchos 131356 TGTTTTTGTTCAATTAGAGAAAAATGCAAACCTTTTGTTTAGAGA 131400</text:p>
      <text:p text:style-name="P1"><text:soft-page-break/>Gallus_gallus <text:s text:c="19"/>131356 AATTTTTTTTTTATTGGAGAAAAAAGTGAAGTCTTTGAATAGAGA 131400</text:p>
      <text:p text:style-name="P1"/>
      <text:p text:style-name="P1">Anas_platyrhynchos_platyrhynchos 131401 TATACCTACCTATAATTGTAGCAATTGTACCTAGGACTGAAGGTG 131445</text:p>
      <text:p text:style-name="P1">Gallus_gallus <text:s text:c="19"/>131401 TAAGCCT‑‑‑‑‑‑‑‑‑‑‑‑‑‑‑‑‑‑‑GTGATCAGGACTGCAGGTG 131445</text:p>
      <text:p text:style-name="P1"/>
      <text:p text:style-name="P1">Anas_platyrhynchos_platyrhynchos 131446 GACTGTAGCATGCTGGCCTACGCATATTGTTACTGCCACCAGGAT 131490</text:p>
      <text:p text:style-name="P1">Gallus_gallus <text:s text:c="19"/>131446 GGATGTAGCATGTTCACCTCCACGTGTTGTTAATGTTATCGGTAT 131490</text:p>
      <text:p text:style-name="P1"/>
      <text:p text:style-name="P1">Anas_platyrhynchos_platyrhynchos 131491 GGTTCTTTGGCCTTTTCT‑TTGAAGATGAGGCTCTGCTTGAGATT 131535</text:p>
      <text:p text:style-name="P1">Gallus_gallus <text:s text:c="19"/>131491 GGTTCCTGTGCTTTTTTTCTTGAAGATGGAACTCTTCTTGAGATA 131535</text:p>
      <text:p text:style-name="P1"/>
      <text:p text:style-name="P1">Anas_platyrhynchos_platyrhynchos 131536 TCTCAG‑‑TGTTCACTACCCTTAACTATCTGAAACCA‑‑‑GTCTT 131580</text:p>
      <text:p text:style-name="P1">Gallus_gallus <text:s text:c="19"/>131536 TATCAGAGTATTCACTACCTTTAACAATCTGAAACCACAGTTTTT 131580</text:p>
      <text:p text:style-name="P1"/>
      <text:p text:style-name="P1">Anas_platyrhynchos_platyrhynchos 131581 TCATTGCTGACTTCCTTATGTGTTTGTTGTACACTGAAGTAAATT 131625</text:p>
      <text:p text:style-name="P1">Gallus_gallus <text:s text:c="19"/>131581 CCACTGCTGACTTCCTAGCATACTTGCTGTACATTGAGGTAAACT 131625</text:p>
      <text:p text:style-name="P1"/>
      <text:p text:style-name="P1">Anas_platyrhynchos_platyrhynchos 131626 ACTGCTCATCAGGCAGGAAATCTAGGATTCTTTGCTGTTAACAAG 131670</text:p>
      <text:p text:style-name="P1">Gallus_gallus <text:s text:c="19"/>131626 GCTACTCTTCAGGGAAGAAATCTTGGACTCCTTGATGCTAACAAG 131670</text:p>
      <text:p text:style-name="P1"/>
      <text:p text:style-name="P1">Anas_platyrhynchos_platyrhynchos 131671 CATCCTTCTGTAAAAGCACTCAGTTTTGTTTGGTAAAGGAAAG‑‑ 131715</text:p>
      <text:p text:style-name="P1">Gallus_gallus <text:s text:c="19"/>131671 CATCCTTGTGTAAAAGCTAAAAGTTTTATATGGGAAACAGAAGTG 131715</text:p>
      <text:p text:style-name="P1"/>
      <text:p text:style-name="P1">Anas_platyrhynchos_platyrhynchos 131716 ‑‑GTTTTTGTT‑‑‑TATTTTCTCATACCAATTCTTCCTTTATTTC 131760</text:p>
      <text:p text:style-name="P1">Gallus_gallus <text:s text:c="19"/>131716 CTGATTTAGCTCGTTAGTTTCTCTTACCAATTCCTCTCTTATTTC 131760</text:p>
      <text:p text:style-name="P1"/>
      <text:p text:style-name="P1">Anas_platyrhynchos_platyrhynchos 131761 AGTGTGTGAAGAGCAAAAGCAGCTCTTCAGTAGCTGAAGGTGTTG 131805</text:p>
      <text:p text:style-name="P1">Gallus_gallus <text:s text:c="19"/>131761 AGCATG‑‑AGGAGCCAAAGCATCTCATCAGTGGCTGCAGGGGTTG 131805</text:p>
      <text:p text:style-name="P1"/>
      <text:p text:style-name="P1">Anas_platyrhynchos_platyrhynchos 131806 AGGGGAACCTTTTGCTTTTTATTTAGAAGCACGGTTCAAAGGAGT 131850</text:p>
      <text:p text:style-name="P1">Gallus_gallus <text:s text:c="19"/>131806 AGGGGAACCTGTTCCTTTTTATTTGCAAGCATAGATCAGAGGAGT 131850</text:p>
      <text:p text:style-name="P1"/>
      <text:p text:style-name="P1">Anas_platyrhynchos_platyrhynchos 131851 TGCATGTGCTAAAAAGTGGACAGATCAATCTAAAATAAGGGCATT 131895</text:p>
      <text:p text:style-name="P1">Gallus_gallus <text:s text:c="19"/>131851 TGCATGTTCAAAAAATTGTCTAGCTCAATCTAAAATAGGG‑‑‑‑‑ 131895</text:p>
      <text:p text:style-name="P1"/>
      <text:p text:style-name="P1">Anas_platyrhynchos_platyrhynchos 131896 CCTGTTTTTTGTTAGGTGTTTAAAAATAAAATTGAAGGCTTAGCA 131940</text:p>
      <text:p text:style-name="P1">Gallus_gallus <text:s text:c="19"/>131896 CACGTTTCTTGTTATGTGTTTAAAAATCAAAAGGAAGAGTTAGCA 131940</text:p>
      <text:p text:style-name="P1"/>
      <text:p text:style-name="P1"><text:soft-page-break/>Anas_platyrhynchos_platyrhynchos 131941 GCTTTTT <text:s text:c="38"/>131947</text:p>
      <text:p text:style-name="P1">Gallus_gallus <text:s text:c="19"/>131941 GCTCTTT <text:s text:c="38"/>131947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8T07:15:00</meta:creation-date>
    <dc:date>2023-04-26T14:22:59.400276509</dc:date>
    <dc:description>written by /net/isilonP/public/ro/ensweb-software/sharedsw/e109/paths/apache/httpd [Perl RTF::Writer v1.11]</dc:description>
    <meta:editing-duration>PT10M4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33" meta:paragraph-count="5867" meta:word-count="23465" meta:character-count="529835" meta:non-whitespace-character-count="456434"/>
  </office:meta>
</office:document-meta>
</file>